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8.534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7.422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7.557cm"/>
    </style:style>
    <style:style style:name="co9" style:family="table-column">
      <style:table-column-properties fo:break-before="auto" style:column-width="5.844cm"/>
    </style:style>
    <style:style style:name="co10" style:family="table-column">
      <style:table-column-properties fo:break-before="auto" style:column-width="27.27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3.422cm"/>
    </style:style>
    <style:style style:name="co13" style:family="table-column">
      <style:table-column-properties fo:break-before="auto" style:column-width="3.688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955cm"/>
    </style:style>
    <style:style style:name="co16" style:family="table-column">
      <style:table-column-properties fo:break-before="auto" style:column-width="4.378cm"/>
    </style:style>
    <style:style style:name="co17" style:family="table-column">
      <style:table-column-properties fo:break-before="auto" style:column-width="5.045cm"/>
    </style:style>
    <style:style style:name="co18" style:family="table-column">
      <style:table-column-properties fo:break-before="auto" style:column-width="5.779cm"/>
    </style:style>
    <style:style style:name="co19" style:family="table-column">
      <style:table-column-properties fo:break-before="auto" style:column-width="10.201cm"/>
    </style:style>
    <style:style style:name="co20" style:family="table-column">
      <style:table-column-properties fo:break-before="auto" style:column-width="12.734cm"/>
    </style:style>
    <style:style style:name="co21" style:family="table-column">
      <style:table-column-properties fo:break-before="auto" style:column-width="2.866cm"/>
    </style:style>
    <style:style style:name="co22" style:family="table-column">
      <style:table-column-properties fo:break-before="auto" style:column-width="4.156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af6f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2af6f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style:diagonal-bl-tr="none" style:diagonal-tl-br="none" fo:border="0.06pt solid #000000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97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98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99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100" style:family="table-cell" style:parent-style-name="Default">
      <style:table-cell-properties style:diagonal-bl-tr="none" style:diagonal-tl-br="none" fo:border="0.06pt solid #000000" style:rotation-align="non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 style:data-style-name="N36">
      <style:table-cell-properties fo:background-color="#2af6f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fffff" style:diagonal-bl-tr="none" style:diagonal-tl-br="none" fo:border="0.06pt solid #000000" style:rotation-align="none">
        <loext:background-complex-color loext:theme-type="light1" loext:color-type="theme"/>
      </style:table-cell-properties>
    </style:style>
    <style:style style:name="ce114" style:family="table-cell" style:parent-style-name="Default">
      <style:table-cell-properties fo:background-color="#2af6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5"/>
        <table:table-column table:style-name="co3" table:default-cell-style-name="ce4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8" table:default-cell-style-name="ce4"/>
        <table:table-column table:style-name="co9" table:default-cell-style-name="ce4"/>
        <table:table-column table:style-name="co10" table:default-cell-style-name="ce100"/>
        <table:table-column table:style-name="co11" table:default-cell-style-name="ce100"/>
        <table:table-column table:style-name="co12" table:default-cell-style-name="ce108"/>
        <table:table-column table:style-name="co13" table:number-columns-repeated="2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100"/>
        <table:table-column table:style-name="co2" table:number-columns-repeated="2" table:default-cell-style-name="ce100"/>
        <table:table-column table:style-name="co21" table:default-cell-style-name="ce113"/>
        <table:table-column table:style-name="co22" table:default-cell-style-name="ce113"/>
        <table:table-column table:style-name="co23" table:number-columns-repeated="83" table:default-cell-style-name="ce119"/>
        <table:table-row table:style-name="ro1">
          <table:table-cell table:style-name="ce1" office:value-type="string" calcext:value-type="string">
            <text:p>S NO</text:p>
          </table:table-cell>
          <table:table-cell table:style-name="ce5" office:value-type="string" calcext:value-type="string">
            <text:p><text:s/>VEHICLE NO</text:p>
          </table:table-cell>
          <table:table-cell table:style-name="ce1" office:value-type="string" calcext:value-type="string">
            <text:p>RCD PINE</text:p>
          </table:table-cell>
          <table:table-cell table:style-name="ce1" office:value-type="string" calcext:value-type="string">
            <text:p>TRANSPORT NAME</text:p>
          </table:table-cell>
          <table:table-cell table:style-name="ce1" office:value-type="string" calcext:value-type="string">
            <text:p>WO NO</text:p>
          </table:table-cell>
          <table:table-cell table:style-name="ce1" office:value-type="string" calcext:value-type="string">
            <text:p>WO.NO 2</text:p>
          </table:table-cell>
          <table:table-cell table:style-name="ce104" office:value-type="string" calcext:value-type="string">
            <text:p>PASSING DADE</text:p>
          </table:table-cell>
          <table:table-cell table:style-name="ce1" office:value-type="string" calcext:value-type="string">
            <text:p>Proprietor Name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YRES</text:p>
          </table:table-cell>
          <table:table-cell table:style-name="ce1" office:value-type="string" calcext:value-type="string">
            <text:p>TARE WEIGHT </text:p>
          </table:table-cell>
          <table:table-cell table:style-name="ce1" office:value-type="string" calcext:value-type="string">
            <text:p>MOBILE.NO (1)</text:p>
          </table:table-cell>
          <table:table-cell table:style-name="ce1" office:value-type="string" calcext:value-type="string">
            <text:p>MOBILE.NO (2)</text:p>
          </table:table-cell>
          <table:table-cell table:style-name="ce1" office:value-type="string" calcext:value-type="string">
            <text:p>OWNER/NOT OWNER</text:p>
          </table:table-cell>
          <table:table-cell table:style-name="ce104" office:value-type="string" calcext:value-type="string">
            <text:p><text:s/>REGD. DATE</text:p>
          </table:table-cell>
          <table:table-cell table:style-name="ce104" office:value-type="string" calcext:value-type="string">
            <text:p>PERMIT VALIDITY DATE</text:p>
          </table:table-cell>
          <table:table-cell table:style-name="ce104" office:value-type="string" calcext:value-type="string">
            <text:p>TAX VALIDITY DATE</text:p>
          </table:table-cell>
          <table:table-cell table:style-name="ce104" office:value-type="string" calcext:value-type="string">
            <text:p>FITNESS VALIDITY DATE</text:p>
          </table:table-cell>
          <table:table-cell table:style-name="ce104" office:value-type="string" calcext:value-type="string">
            <text:p>INSURANCE VALIDITY DAT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LOCAL &amp; NON LOCAL</text:p>
          </table:table-cell>
          <table:table-cell table:style-name="ce1" office:value-type="string" calcext:value-type="string">
            <text:p>REFERENCED</text:p>
          </table:table-cell>
          <table:table-cell table:style-name="ce114" office:value-type="string" calcext:value-type="string">
            <text:p>PAN NO</text:p>
          </table:table-cell>
          <table:table-cell table:style-name="ce114" office:value-type="string" calcext:value-type="string">
            <text:p>GST NO</text:p>
          </table:table-cell>
          <table:table-cell table:style-name="ce116" table:number-columns-repeated="8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JH16H9464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105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JH16F3611</text:p>
          </table:table-cell>
          <table:table-cell table:style-name="ce96" office:value-type="float" office:value="3611" calcext:value-type="float">
            <text:p>003611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1-07-21" calcext:value-type="date">
            <text:p>21/07/2021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7-15" calcext:value-type="date">
            <text:p>15/07/2021</text:p>
          </table:table-cell>
          <table:table-cell table:style-name="ce105" office:value-type="date" office:date-value="2023-07-21" calcext:value-type="date">
            <text:p>21/07/2023</text:p>
          </table:table-cell>
          <table:table-cell table:style-name="ce105" office:value-type="date" office:date-value="2023-01-13" calcext:value-type="date">
            <text:p>13/01/2023</text:p>
          </table:table-cell>
          <table:table-cell table:style-name="ce105" office:value-type="date" office:date-value="2023-07-14" calcext:value-type="date">
            <text:p>14/07/2023</text:p>
          </table:table-cell>
          <table:table-cell table:style-name="ce105" office:value-type="date" office:date-value="2023-07-13" calcext:value-type="date">
            <text:p>13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A7066 REMOVIED ON 21-7-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JH16H5199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06-05" calcext:value-type="date">
            <text:p>05/06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5" calcext:value-type="date">
            <text:p>05/06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8-30" calcext:value-type="date">
            <text:p>30/08/2023</text:p>
          </table:table-cell>
          <table:table-cell table:style-name="ce105" office:value-type="date" office:date-value="2025-06-04" calcext:value-type="date">
            <text:p>04/06/2025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105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JH16H0199</text:p>
          </table:table-cell>
          <table:table-cell table:style-name="ce96" office:value-type="float" office:value="199" calcext:value-type="float">
            <text:p>000199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10" calcext:value-type="date">
            <text:p>10/06/2023</text:p>
          </table:table-cell>
          <table:table-cell table:style-name="ce105" office:value-type="date" office:date-value="2028-06-21" calcext:value-type="date">
            <text:p>21/06/2028</text:p>
          </table:table-cell>
          <table:table-cell table:style-name="ce105" office:value-type="date" office:date-value="2023-11-29" calcext:value-type="date">
            <text:p>29/11/2023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JH16H9666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10" calcext:value-type="date">
            <text:p>10/07/2023</text:p>
          </table:table-cell>
          <table:table-cell table:style-name="ce105" office:value-type="date" office:date-value="2028-07-18" calcext:value-type="date">
            <text:p>18/07/2028</text:p>
          </table:table-cell>
          <table:table-cell table:style-name="ce105" office:value-type="date" office:date-value="2023-12-29" calcext:value-type="date">
            <text:p>29/12/2023</text:p>
          </table:table-cell>
          <table:table-cell table:style-name="ce105" office:value-type="date" office:date-value="2023-07-09" calcext:value-type="date">
            <text:p>09/07/2023</text:p>
          </table:table-cell>
          <table:table-cell table:style-name="ce105" office:value-type="date" office:date-value="2024-07-03" calcext:value-type="date">
            <text:p>03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JH16H1810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19-12-05" calcext:value-type="date">
            <text:p>05/12/2019</text:p>
          </table:table-cell>
          <table:table-cell table:style-name="ce105" office:value-type="date" office:date-value="2027-11-01" calcext:value-type="date">
            <text:p>01/11/2027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4-02-08" calcext:value-type="date">
            <text:p>08/02/2024</text:p>
          </table:table-cell>
          <table:table-cell table:style-name="ce105" office:value-type="date" office:date-value="2023-10-31" calcext:value-type="date">
            <text:p>31/10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JH16H2244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10" calcext:value-type="date">
            <text:p>10/07/2023</text:p>
          </table:table-cell>
          <table:table-cell table:style-name="ce105" office:value-type="date" office:date-value="2028-07-18" calcext:value-type="date">
            <text:p>18/07/2028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07-09" calcext:value-type="date">
            <text:p>09/07/2025</text:p>
          </table:table-cell>
          <table:table-cell table:style-name="ce105" office:value-type="date" office:date-value="2024-06-29" calcext:value-type="date">
            <text:p>29/06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JH16H9412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5-07--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4-01-02" calcext:value-type="date">
            <text:p>02/01/2024</text:p>
          </table:table-cell>
          <table:table-cell table:style-name="ce105" office:value-type="date" office:date-value="2025-07-14" calcext:value-type="date">
            <text:p>14/07/2025</text:p>
          </table:table-cell>
          <table:table-cell table:style-name="ce105" office:value-type="date" office:date-value="2024-07-03" calcext:value-type="date">
            <text:p>03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JH16H7843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5" calcext:value-type="date">
            <text:p>05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24" calcext:value-type="date">
            <text:p>24/07/2023</text:p>
          </table:table-cell>
          <table:table-cell table:style-name="ce105" office:value-type="date" office:date-value="2028-09-07" calcext:value-type="date">
            <text:p>07/09/2028</text:p>
          </table:table-cell>
          <table:table-cell table:style-name="ce105" office:value-type="date" office:date-value="2024-01-02" calcext:value-type="date">
            <text:p>02/01/2024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4-07-07" calcext:value-type="date">
            <text:p>07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JH16H1881</text:p>
          </table:table-cell>
          <table:table-cell table:style-name="ce96"/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07" calcext:value-type="date">
            <text:p>07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15" calcext:value-type="date">
            <text:p>15/07/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3-12-27" calcext:value-type="date">
            <text:p>27/12/2023</text:p>
          </table:table-cell>
          <table:table-cell table:style-name="ce105" office:value-type="date" office:date-value="2025-07-14" calcext:value-type="date">
            <text:p>14/07/2025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JH16G7897</text:p>
          </table:table-cell>
          <table:table-cell table:style-name="ce96" office:value-type="float" office:value="7897" calcext:value-type="float">
            <text:p>007897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0-13" calcext:value-type="date">
            <text:p>13/10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1-03" calcext:value-type="date">
            <text:p>03/01/2023</text:p>
          </table:table-cell>
          <table:table-cell table:style-name="ce105" office:value-type="date" office:date-value="2028-02-03" calcext:value-type="date">
            <text:p>03/02/2028</text:p>
          </table:table-cell>
          <table:table-cell table:style-name="ce105" office:value-type="date" office:date-value="2024-01-01" calcext:value-type="date">
            <text:p>01/01/2024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105" office:value-type="date" office:date-value="2024-01-01" calcext:value-type="date">
            <text:p>01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JH16H6041</text:p>
          </table:table-cell>
          <table:table-cell table:style-name="ce96" office:value-type="float" office:value="6041" calcext:value-type="float">
            <text:p>006041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3-11-01" calcext:value-type="date">
            <text:p>01/11/2023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8" calcext:value-type="float">
            <text:p>17.28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string" calcext:value-type="string">
            <text:p>17.03.2023</text:p>
          </table:table-cell>
          <table:table-cell table:style-name="ce105" office:value-type="string" calcext:value-type="string">
            <text:p>20.04.2028</text:p>
          </table:table-cell>
          <table:table-cell table:style-name="ce105" office:value-type="string" calcext:value-type="string">
            <text:p>26.11.2023</text:p>
          </table:table-cell>
          <table:table-cell table:style-name="ce105" office:value-type="string" calcext:value-type="string">
            <text:p>16.03.2025</text:p>
          </table:table-cell>
          <table:table-cell table:style-name="ce105" office:value-type="string" calcext:value-type="string">
            <text:p>27.02.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JH16H0449</text:p>
          </table:table-cell>
          <table:table-cell table:style-name="ce96" office:value-type="float" office:value="449" calcext:value-type="float">
            <text:p>000449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GR/PNCM/2023/153/PKR/CT/WO-5</text:p>
          </table:table-cell>
          <table:table-cell table:style-name="ce105" office:value-type="date" office:date-value="2024-05-12" calcext:value-type="date">
            <text:p>12/05/2024</text:p>
          </table:table-cell>
          <table:table-cell table:style-name="ce2" office:value-type="string" calcext:value-type="string">
            <text:p>M/S HAKIM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T-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105" office:value-type="date" office:date-value="2025-05-29" calcext:value-type="date">
            <text:p>29/05/2025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105" office:value-type="date" office:date-value="2024-05-24" calcext:value-type="date">
            <text:p>24/05/2024</text:p>
          </table:table-cell>
          <table:table-cell table:style-name="ce105" office:value-type="date" office:date-value="2028-06-14" calcext:value-type="date">
            <text:p>14/06/2028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 12-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>
            <text:p>JH16F5459</text:p>
          </table:table-cell>
          <table:table-cell table:style-name="ce96" office:value-type="float" office:value="963852" calcext:value-type="float">
            <text:p>963852</text:p>
          </table:table-cell>
          <table:table-cell table:style-name="ce2" office:value-type="string" calcext:value-type="string">
            <text:p>A P TRANSPOR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GR/PNCM/2023/8/PKR/CT/WO-09</text:p>
          </table:table-cell>
          <table:table-cell table:style-name="ce105" office:value-type="date" office:date-value="2020-07-25" calcext:value-type="date">
            <text:p>25/07/2020</text:p>
          </table:table-cell>
          <table:table-cell table:style-name="ce2" office:value-type="string" calcext:value-type="string">
            <text:p>ASIMENDRA CHANDRA PANDEY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7250423001" calcext:value-type="float">
            <text:p>7250423001</text:p>
          </table:table-cell>
          <table:table-cell table:style-name="ce2" office:value-type="float" office:value="8294972469" calcext:value-type="float">
            <text:p>8294972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3-27" calcext:value-type="date">
            <text:p>27/03/2021</text:p>
          </table:table-cell>
          <table:table-cell table:style-name="ce105" office:value-type="date" office:date-value="2026-03-31" calcext:value-type="date">
            <text:p>31/03/2026</text:p>
          </table:table-cell>
          <table:table-cell table:style-name="ce105" office:value-type="date" office:date-value="2021-06-25" calcext:value-type="date">
            <text:p>25/06/2021</text:p>
          </table:table-cell>
          <table:table-cell table:style-name="ce105" office:value-type="date" office:date-value="2023-03-26" calcext:value-type="date">
            <text:p>26/03/2023</text:p>
          </table:table-cell>
          <table:table-cell table:style-name="ce105" office:value-type="string" calcext:value-type="string">
            <text:p>04-003-2022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WB59C3591 REEMOVED 01.11.2020 REPLACED NL01AB298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VPP4223D</text:p>
          </table:table-cell>
          <table:table-cell table:style-name="ce2" office:value-type="string" calcext:value-type="string">
            <text:p>20AMVPP4223D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2" office:value-type="string" calcext:value-type="string">
            <text:p>JH16G1569</text:p>
          </table:table-cell>
          <table:table-cell table:style-name="ce96" office:value-type="float" office:value="1569" calcext:value-type="float">
            <text:p>001569</text:p>
          </table:table-cell>
          <table:table-cell table:style-name="ce2" office:value-type="string" calcext:value-type="string">
            <text:p>A P TRANSPOR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GR/PNCM/2023/8/PKR/CT/WO-09</text:p>
          </table:table-cell>
          <table:table-cell table:style-name="ce105" office:value-type="date" office:date-value="2024-07-01" calcext:value-type="date">
            <text:p>01/07/2024</text:p>
          </table:table-cell>
          <table:table-cell table:style-name="ce2" office:value-type="string" calcext:value-type="string">
            <text:p>ASIMENDRA CHANDRA PANDEY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7250423001" calcext:value-type="float">
            <text:p>7250423001</text:p>
          </table:table-cell>
          <table:table-cell table:style-name="ce2" office:value-type="float" office:value="8294972469" calcext:value-type="float">
            <text:p>8294972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0-14" calcext:value-type="date">
            <text:p>14/10/2022</text:p>
          </table:table-cell>
          <table:table-cell table:style-name="ce105" office:value-type="date" office:date-value="2023-10-07" calcext:value-type="date">
            <text:p>07/10/2023</text:p>
          </table:table-cell>
          <table:table-cell table:style-name="ce105" office:value-type="date" office:date-value="2023-01-15" calcext:value-type="date">
            <text:p>15/01/2023</text:p>
          </table:table-cell>
          <table:table-cell table:style-name="ce105" office:value-type="date" office:date-value="2024-10-13" calcext:value-type="date">
            <text:p>13/10/2024</text:p>
          </table:table-cell>
          <table:table-cell table:style-name="ce105" office:value-type="date" office:date-value="2023-09-29" calcext:value-type="date">
            <text:p>29/09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VPP4223D</text:p>
          </table:table-cell>
          <table:table-cell table:style-name="ce2" office:value-type="string" calcext:value-type="string">
            <text:p>20AMVPP4223D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JH16H7013</text:p>
          </table:table-cell>
          <table:table-cell table:style-name="ce96" office:value-type="float" office:value="993410" calcext:value-type="float">
            <text:p>993410</text:p>
          </table:table-cell>
          <table:table-cell table:style-name="ce2" office:value-type="string" calcext:value-type="string">
            <text:p>A P TRANSPOR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GR/PNCM/2023/8/PKR/CT/WO-09</text:p>
          </table:table-cell>
          <table:table-cell table:style-name="ce105" office:value-type="date" office:date-value="2024-07-01" calcext:value-type="date">
            <text:p>01/07/2024</text:p>
          </table:table-cell>
          <table:table-cell table:style-name="ce2" office:value-type="string" calcext:value-type="string">
            <text:p>ASIMENDRA CHANDRA PANDEY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7250423001" calcext:value-type="float">
            <text:p>7250423001</text:p>
          </table:table-cell>
          <table:table-cell table:style-name="ce2" office:value-type="float" office:value="8294972469" calcext:value-type="float">
            <text:p>8294972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03" calcext:value-type="date">
            <text:p>03/02/2024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105" office:value-type="date" office:date-value="2024-08-02" calcext:value-type="date">
            <text:p>02/08/2024</text:p>
          </table:table-cell>
          <table:table-cell table:style-name="ce105" office:value-type="date" office:date-value="2026-02-02" calcext:value-type="date">
            <text:p>02/02/2026</text:p>
          </table:table-cell>
          <table:table-cell table:style-name="ce105" office:value-type="date" office:date-value="2025-01-30" calcext:value-type="date">
            <text:p>30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VPP4223D</text:p>
          </table:table-cell>
          <table:table-cell table:style-name="ce2" office:value-type="string" calcext:value-type="string">
            <text:p>20AMVPP4223D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JH04AA5782</text:p>
          </table:table-cell>
          <table:table-cell table:style-name="ce96"/>
          <table:table-cell table:style-name="ce2" office:value-type="string" calcext:value-type="string">
            <text:p>A P TRANSPOR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GR/PNCM/2023/8/PKR/CT/WO-09</text:p>
          </table:table-cell>
          <table:table-cell table:style-name="ce105" office:value-type="date" office:date-value="2025-09-10" calcext:value-type="date">
            <text:p>10/09/2025</text:p>
          </table:table-cell>
          <table:table-cell table:style-name="ce2" office:value-type="string" calcext:value-type="string">
            <text:p>ASIMENDRA CHANDRA PANDEY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7250423001" calcext:value-type="float">
            <text:p>7250423001</text:p>
          </table:table-cell>
          <table:table-cell table:style-name="ce2" office:value-type="float" office:value="8294972469" calcext:value-type="float">
            <text:p>8294972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9-01" calcext:value-type="date">
            <text:p>01/09/2023</text:p>
          </table:table-cell>
          <table:table-cell table:style-name="ce105" office:value-type="date" office:date-value="2028-09-07" calcext:value-type="date">
            <text:p>07/09/2028</text:p>
          </table:table-cell>
          <table:table-cell table:style-name="ce105" office:value-type="date" office:date-value="2025-11-30" calcext:value-type="date">
            <text:p>30/11/2025</text:p>
          </table:table-cell>
          <table:table-cell table:style-name="ce105" office:value-type="date" office:date-value="2027-08-24" calcext:value-type="date">
            <text:p>24/08/2027</text:p>
          </table:table-cell>
          <table:table-cell table:style-name="ce105" office:value-type="date" office:date-value="2026-08-27" calcext:value-type="date">
            <text:p>27/08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1-09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VPP4223D</text:p>
          </table:table-cell>
          <table:table-cell table:style-name="ce2" office:value-type="string" calcext:value-type="string">
            <text:p>20AMVPP4223D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4" office:value-type="string" calcext:value-type="string">
            <text:p>JH16F7717</text:p>
          </table:table-cell>
          <table:table-cell table:style-name="ce96" office:value-type="float" office:value="7717" calcext:value-type="float">
            <text:p>007717</text:p>
          </table:table-cell>
          <table:table-cell table:style-name="ce2" office:value-type="string" calcext:value-type="string">
            <text:p>AMARJEET BHAG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R/PNCM/2023/33/PKR/CT/WO-12</text:p>
          </table:table-cell>
          <table:table-cell table:style-name="ce105" office:value-type="date" office:date-value="2023-06-05" calcext:value-type="date">
            <text:p>05/06/2023</text:p>
          </table:table-cell>
          <table:table-cell table:style-name="ce2" office:value-type="string" calcext:value-type="string">
            <text:p>AMARJEET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gat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9162850051" calcext:value-type="float">
            <text:p>9162850051</text:p>
          </table:table-cell>
          <table:table-cell table:style-name="ce2" office:value-type="float" office:value="9470579428" calcext:value-type="float">
            <text:p>947057942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24" calcext:value-type="date">
            <text:p>24/08/2021</text:p>
          </table:table-cell>
          <table:table-cell table:style-name="ce105" office:value-type="date" office:date-value="2023-08-26" calcext:value-type="date">
            <text:p>26/08/2023</text:p>
          </table:table-cell>
          <table:table-cell table:style-name="ce105" office:value-type="date" office:date-value="2023-08-22" calcext:value-type="date">
            <text:p>22/08/2023</text:p>
          </table:table-cell>
          <table:table-cell table:style-name="ce105" office:value-type="date" office:date-value="2023-08-23" calcext:value-type="date">
            <text:p>23/08/2023</text:p>
          </table:table-cell>
          <table:table-cell table:style-name="ce105" office:value-type="date" office:date-value="2023-08-15" calcext:value-type="date">
            <text:p>15/08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110" office:value-type="string" calcext:value-type="string">
            <text:p>AMAN ARAYAN TRANSPORT TO PB TRANSPORT TRANSFER VECHI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JPB5714H</text:p>
          </table:table-cell>
          <table:table-cell table:style-name="ce2" office:value-type="string" calcext:value-type="string">
            <text:p>20AGJPB5714H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4" office:value-type="string" calcext:value-type="string">
            <text:p>JH10CE6132</text:p>
          </table:table-cell>
          <table:table-cell table:style-name="ce96"/>
          <table:table-cell table:style-name="ce2" office:value-type="string" calcext:value-type="string">
            <text:p>AMARJEET BHAG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R/PNCM/2023/33/PKR/CT/WO-12</text:p>
          </table:table-cell>
          <table:table-cell table:style-name="ce105" office:value-type="date" office:date-value="2025-01-06" calcext:value-type="date">
            <text:p>06/01/2025</text:p>
          </table:table-cell>
          <table:table-cell table:style-name="ce2" office:value-type="string" calcext:value-type="string">
            <text:p>AMARJEET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gat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9162850051" calcext:value-type="float">
            <text:p>9162850051</text:p>
          </table:table-cell>
          <table:table-cell table:style-name="ce2" office:value-type="float" office:value="9470579428" calcext:value-type="float">
            <text:p>947057942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3-13" calcext:value-type="date">
            <text:p>13/03/2021</text:p>
          </table:table-cell>
          <table:table-cell table:style-name="ce105" office:value-type="date" office:date-value="2025-03-31" calcext:value-type="date">
            <text:p>31/03/2025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105" office:value-type="date" office:date-value="2025-03-04" calcext:value-type="date">
            <text:p>04/03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110" office:value-type="string" calcext:value-type="string">
            <text:p>EXCHANG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JPB5714H</text:p>
          </table:table-cell>
          <table:table-cell table:style-name="ce2" office:value-type="string" calcext:value-type="string">
            <text:p>20AGJPB5714H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4" office:value-type="string" calcext:value-type="string">
            <text:p>JH16H3369</text:p>
          </table:table-cell>
          <table:table-cell table:style-name="ce96"/>
          <table:table-cell table:style-name="ce2" office:value-type="string" calcext:value-type="string">
            <text:p>AMARJEET BHAG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R/PNCM/2023/33/PKR/CT/WO-12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AMARJEET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gatpar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162850051" calcext:value-type="float">
            <text:p>9162850051</text:p>
          </table:table-cell>
          <table:table-cell table:style-name="ce2" office:value-type="float" office:value="9470579428" calcext:value-type="float">
            <text:p>947057942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30" calcext:value-type="date">
            <text:p>30/04/2024</text:p>
          </table:table-cell>
          <table:table-cell table:style-name="ce105" office:value-type="date" office:date-value="2029-05-14" calcext:value-type="date">
            <text:p>14/05/2029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date" office:date-value="2026-04-26" calcext:value-type="date">
            <text:p>26/04/2026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JPB5714H</text:p>
          </table:table-cell>
          <table:table-cell table:style-name="ce2" office:value-type="string" calcext:value-type="string">
            <text:p>20AGJPB5714H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4" office:value-type="string" calcext:value-type="string">
            <text:p>JH16H6732</text:p>
          </table:table-cell>
          <table:table-cell table:style-name="ce96"/>
          <table:table-cell table:style-name="ce2" office:value-type="string" calcext:value-type="string">
            <text:p>AMARJEET BHAG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R/PNCM/2023/33/PKR/CT/WO-12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AMARJEET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gatpar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9162850051" calcext:value-type="float">
            <text:p>9162850051</text:p>
          </table:table-cell>
          <table:table-cell table:style-name="ce2" office:value-type="float" office:value="9470579428" calcext:value-type="float">
            <text:p>947057942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9" calcext:value-type="date">
            <text:p>09/05/2024</text:p>
          </table:table-cell>
          <table:table-cell table:style-name="ce105" office:value-type="date" office:date-value="2025-05-12" calcext:value-type="date">
            <text:p>12/05/2025</text:p>
          </table:table-cell>
          <table:table-cell table:style-name="ce105" office:value-type="date" office:date-value="2025-05-07" calcext:value-type="date">
            <text:p>07/05/2025</text:p>
          </table:table-cell>
          <table:table-cell table:style-name="ce105" office:value-type="date" office:date-value="2026-05-07" calcext:value-type="date">
            <text:p>07/05/2026</text:p>
          </table:table-cell>
          <table:table-cell table:style-name="ce105" office:value-type="date" office:date-value="2025-05-02" calcext:value-type="date">
            <text:p>02/05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JPB5714H</text:p>
          </table:table-cell>
          <table:table-cell table:style-name="ce2" office:value-type="string" calcext:value-type="string">
            <text:p>20AGJPB5714H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JH16F1909</text:p>
          </table:table-cell>
          <table:table-cell table:style-name="ce96" office:value-type="float" office:value="1909" calcext:value-type="float">
            <text:p>001909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R/PNCM/2023/18/PKR/CT/WO-13</text:p>
          </table:table-cell>
          <table:table-cell table:style-name="ce105" office:value-type="date" office:date-value="2022-04-11" calcext:value-type="date">
            <text:p>11/04/2022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6-10" calcext:value-type="date">
            <text:p>10/06/2021</text:p>
          </table:table-cell>
          <table:table-cell table:style-name="ce105" office:value-type="date" office:date-value="2022-09-05" calcext:value-type="date">
            <text:p>05/09/2022</text:p>
          </table:table-cell>
          <table:table-cell table:style-name="ce105" office:value-type="date" office:date-value="2022-03-08" calcext:value-type="date">
            <text:p>08/03/2022</text:p>
          </table:table-cell>
          <table:table-cell table:style-name="ce105" office:value-type="date" office:date-value="2023-06-09" calcext:value-type="date">
            <text:p>09/06/2023</text:p>
          </table:table-cell>
          <table:table-cell table:style-name="ce105" office:value-type="date" office:date-value="2022-05-06" calcext:value-type="date">
            <text:p>06/05/2022</text:p>
          </table:table-cell>
          <table:table-cell table:style-name="ce2" office:value-type="string" calcext:value-type="string">
            <text:p>4825 BVI</text:p>
          </table:table-cell>
          <table:table-cell table:style-name="ce2" office:value-type="string" calcext:value-type="string">
            <text:p>NEW 11-04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FPB8027H</text:p>
          </table:table-cell>
          <table:table-cell table:style-name="ce2" office:value-type="string" calcext:value-type="string">
            <text:p>20BJFPB8027H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3" office:value-type="string" calcext:value-type="string">
            <text:p>JH04AB6472</text:p>
          </table:table-cell>
          <table:table-cell table:style-name="ce96" office:value-type="float" office:value="6472" calcext:value-type="float">
            <text:p>006472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R/PNCM/2023/18/PKR/CT/WO-13</text:p>
          </table:table-cell>
          <table:table-cell table:style-name="ce105" office:value-type="date" office:date-value="2024-04-01" calcext:value-type="date">
            <text:p>01/04/2024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26" calcext:value-type="date">
            <text:p>26/06/2024</text:p>
          </table:table-cell>
          <table:table-cell table:style-name="ce105" office:value-type="date" office:date-value="2026-03-27" calcext:value-type="date">
            <text:p>27/03/2026</text:p>
          </table:table-cell>
          <table:table-cell table:style-name="ce105" office:value-type="date" office:date-value="2025-03-21" calcext:value-type="date">
            <text:p>21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FPB8027H</text:p>
          </table:table-cell>
          <table:table-cell table:style-name="ce2" office:value-type="string" calcext:value-type="string">
            <text:p>20BJFPB8027H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3" office:value-type="string" calcext:value-type="string">
            <text:p>JH04AE6169</text:p>
          </table:table-cell>
          <table:table-cell table:style-name="ce96"/>
          <table:table-cell table:style-name="ce2" office:value-type="string" calcext:value-type="string">
            <text:p>SHANKAR BHAGA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R/PNCM/2023/18/PKR/CT/WO-13</text:p>
          </table:table-cell>
          <table:table-cell table:style-name="ce105" office:value-type="date" office:date-value="2025-09-05" calcext:value-type="date">
            <text:p>05/09/2025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105" office:value-type="date" office:date-value="1930-06-05" calcext:value-type="date">
            <text:p>05/06/1930</text:p>
          </table:table-cell>
          <table:table-cell table:style-name="ce105" office:value-type="date" office:date-value="2025-11-26" calcext:value-type="date">
            <text:p>26/11/2025</text:p>
          </table:table-cell>
          <table:table-cell table:style-name="ce105" office:value-type="date" office:date-value="2027-05-26" calcext:value-type="date">
            <text:p>26/05/2027</text:p>
          </table:table-cell>
          <table:table-cell table:style-name="ce105" office:value-type="date" office:date-value="2026-05-18" calcext:value-type="date">
            <text:p>18/05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FPB8027H</text:p>
          </table:table-cell>
          <table:table-cell table:style-name="ce2" office:value-type="string" calcext:value-type="string">
            <text:p>20BJFPB8027H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3" office:value-type="string" calcext:value-type="string">
            <text:p>JH04AD2937</text:p>
          </table:table-cell>
          <table:table-cell table:style-name="ce96"/>
          <table:table-cell table:style-name="ce2" office:value-type="string" calcext:value-type="string">
            <text:p>SHANKAR BHAGA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R/PNCM/2023/18/PKR/CT/WO-13</text:p>
          </table:table-cell>
          <table:table-cell table:style-name="ce105" office:value-type="date" office:date-value="2025-09-05" calcext:value-type="date">
            <text:p>05/09/2025</text:p>
          </table:table-cell>
          <table:table-cell table:style-name="ce2" office:value-type="string" calcext:value-type="string">
            <text:p>SHANKAR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955068596" calcext:value-type="float">
            <text:p>9955068596</text:p>
          </table:table-cell>
          <table:table-cell table:style-name="ce2" office:value-type="float" office:value="7070648681" calcext:value-type="float">
            <text:p>70706486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1930-03-16" calcext:value-type="date">
            <text:p>16/03/1930</text:p>
          </table:table-cell>
          <table:table-cell table:style-name="ce105" office:value-type="date" office:date-value="2025-11-09" calcext:value-type="date">
            <text:p>09/11/2025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FPB8027H</text:p>
          </table:table-cell>
          <table:table-cell table:style-name="ce2" office:value-type="string" calcext:value-type="string">
            <text:p>20BJFPB8027H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3" office:value-type="string" calcext:value-type="string">
            <text:p>JH16H5627</text:p>
          </table:table-cell>
          <table:table-cell table:style-name="ce96"/>
          <table:table-cell table:style-name="ce2" office:value-type="string" calcext:value-type="string">
            <text:p>M/S SUMA TRANSPOR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GR/PNCM/2023/85/PKR/CT/WO-17</text:p>
          </table:table-cell>
          <table:table-cell table:style-name="ce105" office:value-type="date" office:date-value="2024-05-05" calcext:value-type="date">
            <text:p>05/05/2024</text:p>
          </table:table-cell>
          <table:table-cell table:style-name="ce2" office:value-type="string" calcext:value-type="string">
            <text:p>AMIRUL ISLAM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340193238" calcext:value-type="float">
            <text:p>8340193238</text:p>
          </table:table-cell>
          <table:table-cell table:style-name="ce2" office:value-type="float" office:value="9432944316" calcext:value-type="float">
            <text:p>94329443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02" calcext:value-type="date">
            <text:p>02/08/2024</text:p>
          </table:table-cell>
          <table:table-cell table:style-name="ce105" office:value-type="date" office:date-value="2025-05-03" calcext:value-type="date">
            <text:p>03/05/2025</text:p>
          </table:table-cell>
          <table:table-cell table:style-name="ce105" office:value-type="date" office:date-value="2025-04-27" calcext:value-type="date">
            <text:p>27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5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ZPR4919B</text:p>
          </table:table-cell>
          <table:table-cell table:style-name="ce2" office:value-type="string" calcext:value-type="string">
            <text:p>20ARZPR4919B2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3" office:value-type="string" calcext:value-type="string">
            <text:p>JH16J4385</text:p>
          </table:table-cell>
          <table:table-cell table:style-name="ce96"/>
          <table:table-cell table:style-name="ce2" office:value-type="string" calcext:value-type="string">
            <text:p>M/S SUMA TRANSPOR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GR/PNCM/2023/85/PKR/CT/WO-17</text:p>
          </table:table-cell>
          <table:table-cell table:style-name="ce105" office:value-type="date" office:date-value="2025-01-01" calcext:value-type="date">
            <text:p>01/01/2025</text:p>
          </table:table-cell>
          <table:table-cell table:style-name="ce2" office:value-type="string" calcext:value-type="string">
            <text:p>AMIRUL ISLAM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340193238" calcext:value-type="float">
            <text:p>8340193238</text:p>
          </table:table-cell>
          <table:table-cell table:style-name="ce2" office:value-type="float" office:value="9432944316" calcext:value-type="float">
            <text:p>94329443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12" calcext:value-type="date">
            <text:p>12/1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105" office:value-type="date" office:date-value="2026-12-11" calcext:value-type="date">
            <text:p>11/12/2026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ZPR4919B</text:p>
          </table:table-cell>
          <table:table-cell table:style-name="ce2" office:value-type="string" calcext:value-type="string">
            <text:p>20ARZPR4919B2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3" office:value-type="string" calcext:value-type="string">
            <text:p>JH16J8983</text:p>
          </table:table-cell>
          <table:table-cell table:style-name="ce96" office:value-type="float" office:value="168983" calcext:value-type="float">
            <text:p>168983</text:p>
          </table:table-cell>
          <table:table-cell table:style-name="ce2" office:value-type="string" calcext:value-type="string">
            <text:p>M/S SUMA TRANSPOR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GR/PNCM/2023/85/PKR/CT/WO-17</text:p>
          </table:table-cell>
          <table:table-cell table:style-name="ce105" office:value-type="date" office:date-value="2025-06-01" calcext:value-type="date">
            <text:p>01/06/2025</text:p>
          </table:table-cell>
          <table:table-cell table:style-name="ce2" office:value-type="string" calcext:value-type="string">
            <text:p>AMIRUL ISLAM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8340193238" calcext:value-type="float">
            <text:p>8340193238</text:p>
          </table:table-cell>
          <table:table-cell table:style-name="ce2" office:value-type="float" office:value="9432944316" calcext:value-type="float">
            <text:p>943294431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4" calcext:value-type="date">
            <text:p>24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20" calcext:value-type="date">
            <text:p>20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ZPR4919B</text:p>
          </table:table-cell>
          <table:table-cell table:style-name="ce2" office:value-type="string" calcext:value-type="string">
            <text:p>20ARZPR4919B2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3" office:value-type="string" calcext:value-type="string">
            <text:p>JH16G6686</text:p>
          </table:table-cell>
          <table:table-cell table:style-name="ce96"/>
          <table:table-cell table:style-name="ce2" office:value-type="string" calcext:value-type="string">
            <text:p>SANTOSH KUMAR RAJAK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GR/PNCM/2023/111/PKR/CT/WO-18</text:p>
          </table:table-cell>
          <table:table-cell table:style-name="ce105" office:value-type="date" office:date-value="2023-06-04" calcext:value-type="date">
            <text:p>04/06/2023</text:p>
          </table:table-cell>
          <table:table-cell table:style-name="ce2" office:value-type="string" calcext:value-type="string">
            <text:p>SANTOSH KUMAR RAJAK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9523077776" calcext:value-type="float">
            <text:p>9523077776</text:p>
          </table:table-cell>
          <table:table-cell table:style-name="ce2" office:value-type="float" office:value="8271072194" calcext:value-type="float">
            <text:p>827107219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2" calcext:value-type="date">
            <text:p>02/06/2022</text:p>
          </table:table-cell>
          <table:table-cell table:style-name="ce105" office:value-type="date" office:date-value="2027-06-06" calcext:value-type="date">
            <text:p>06/06/2027</text:p>
          </table:table-cell>
          <table:table-cell table:style-name="ce105" office:value-type="date" office:date-value="2023-09-01" calcext:value-type="date">
            <text:p>01/09/2023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ZPR4919B</text:p>
          </table:table-cell>
          <table:table-cell table:style-name="ce2" office:value-type="string" calcext:value-type="string">
            <text:p>20ARZPR4919B2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3" office:value-type="string" calcext:value-type="string">
            <text:p>JH16J0348</text:p>
          </table:table-cell>
          <table:table-cell table:style-name="ce96"/>
          <table:table-cell table:style-name="ce2" office:value-type="string" calcext:value-type="string">
            <text:p>DINANATH TRANSPOR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GR/PNCM/2023/50/PKR/CT/WO-19</text:p>
          </table:table-cell>
          <table:table-cell table:style-name="ce105" office:value-type="date" office:date-value="2025-04-05" calcext:value-type="date">
            <text:p>05/04/2025</text:p>
          </table:table-cell>
          <table:table-cell table:style-name="ce2" office:value-type="string" calcext:value-type="string">
            <text:p>NIRAJ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122468606" calcext:value-type="float">
            <text:p>9122468606</text:p>
          </table:table-cell>
          <table:table-cell table:style-name="ce2" office:value-type="float" office:value="9204776646" calcext:value-type="float">
            <text:p>920477664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7-04-03" calcext:value-type="date">
            <text:p>03/04/2027</text:p>
          </table:table-cell>
          <table:table-cell table:style-name="ce105" office:value-type="date" office:date-value="2026-03-27" calcext:value-type="date">
            <text:p>27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PMPK0515A</text:p>
          </table:table-cell>
          <table:table-cell table:style-name="ce2" office:value-type="string" calcext:value-type="string">
            <text:p>20BPMPK0515A3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3" office:value-type="string" calcext:value-type="string">
            <text:p>JH16F3936</text:p>
          </table:table-cell>
          <table:table-cell table:style-name="ce96" office:value-type="float" office:value="3936" calcext:value-type="float">
            <text:p>003936</text:p>
          </table:table-cell>
          <table:table-cell table:style-name="ce2" office:value-type="string" calcext:value-type="string">
            <text:p>ANJALI TRANSPORT AGENC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GR/PNCM/2023/113/PKR/CT/WO-20</text:p>
          </table:table-cell>
          <table:table-cell table:style-name="ce105" office:value-type="date" office:date-value="2023-06-05" calcext:value-type="date">
            <text:p>05/06/2023</text:p>
          </table:table-cell>
          <table:table-cell table:style-name="ce2" office:value-type="string" calcext:value-type="string">
            <text:p>JYOTI KUMARI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9955355945" calcext:value-type="float">
            <text:p>9955355945</text:p>
          </table:table-cell>
          <table:table-cell table:style-name="ce2" office:value-type="float" office:value="6206613614" calcext:value-type="float">
            <text:p>620661361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22" calcext:value-type="date">
            <text:p>22/08/2021</text:p>
          </table:table-cell>
          <table:table-cell table:style-name="ce105" office:value-type="date" office:date-value="2023-08-26" calcext:value-type="date">
            <text:p>26/08/2023</text:p>
          </table:table-cell>
          <table:table-cell table:style-name="ce105" office:value-type="date" office:date-value="2023-08-22" calcext:value-type="date">
            <text:p>22/08/2023</text:p>
          </table:table-cell>
          <table:table-cell table:style-name="ce105" office:value-type="date" office:date-value="2023-08-23" calcext:value-type="date">
            <text:p>23/08/2023</text:p>
          </table:table-cell>
          <table:table-cell table:style-name="ce105" office:value-type="date" office:date-value="2023-08-21" calcext:value-type="date">
            <text:p>21/08/2023</text:p>
          </table:table-cell>
          <table:table-cell table:style-name="ce2" office:value-type="string" calcext:value-type="string">
            <text:p>3718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LPJ8267G</text:p>
          </table:table-cell>
          <table:table-cell table:style-name="ce2" office:value-type="string" calcext:value-type="string">
            <text:p>20ATLPJ8267G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3" office:value-type="string" calcext:value-type="string">
            <text:p>JH16G8943</text:p>
          </table:table-cell>
          <table:table-cell table:style-name="ce96"/>
          <table:table-cell table:style-name="ce2" office:value-type="string" calcext:value-type="string">
            <text:p>DILIP KUMAR PANDI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GR/PNCM/2023/45/PKR/CT/WO-24</text:p>
          </table:table-cell>
          <table:table-cell table:style-name="ce105"/>
          <table:table-cell table:style-name="ce2" office:value-type="string" calcext:value-type="string">
            <text:p>DILIP KUMAR PANDI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Basmati, Bansmatia,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float" office:value="8292313292" calcext:value-type="float">
            <text:p>8292313292</text:p>
          </table:table-cell>
          <table:table-cell table:style-name="ce2" office:value-type="float" office:value="7992201729" calcext:value-type="float">
            <text:p>7992201729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111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EMPP8556F</text:p>
          </table:table-cell>
          <table:table-cell table:style-name="ce2" office:value-type="string" calcext:value-type="string">
            <text:p>20BEMPP8556F2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3" office:value-type="string" calcext:value-type="string">
            <text:p>JH16G3620</text:p>
          </table:table-cell>
          <table:table-cell table:style-name="ce96" office:value-type="float" office:value="152006" calcext:value-type="float">
            <text:p>152006</text:p>
          </table:table-cell>
          <table:table-cell table:style-name="ce2" office:value-type="string" calcext:value-type="string">
            <text:p>BIKAS KUMA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GR/PNCM/2023/119/PKR/CT/WO-25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2" office:value-type="string" calcext:value-type="string">
            <text:p>BIKAS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SANTHALT, <text:s/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631803440" calcext:value-type="float">
            <text:p>9631803440</text:p>
          </table:table-cell>
          <table:table-cell table:style-name="ce2" office:value-type="float" office:value="8241569469" calcext:value-type="float">
            <text:p>8241569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2-09-03" calcext:value-type="date">
            <text:p>03/09/2022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105" office:value-type="date" office:date-value="2023-06-30" calcext:value-type="date">
            <text:p>30/06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111" office:value-type="string" calcext:value-type="string">
            <text:p>JH04T0626 REMOVED ON 05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6B</text:p>
          </table:table-cell>
          <table:table-cell table:style-name="ce2" office:value-type="string" calcext:value-type="string">
            <text:p>20BIKPK2416B3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3" office:value-type="string" calcext:value-type="string">
            <text:p>JH16F3539</text:p>
          </table:table-cell>
          <table:table-cell table:style-name="ce96" office:value-type="float" office:value="3539" calcext:value-type="float">
            <text:p>003539</text:p>
          </table:table-cell>
          <table:table-cell table:style-name="ce2" office:value-type="string" calcext:value-type="string">
            <text:p>BIKAS KUMA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GR/PNCM/2023/119/PKR/CT/WO-25</text:p>
          </table:table-cell>
          <table:table-cell table:style-name="ce105" office:value-type="date" office:date-value="2023-12-10" calcext:value-type="date">
            <text:p>10/12/2023</text:p>
          </table:table-cell>
          <table:table-cell table:style-name="ce2" office:value-type="string" calcext:value-type="string">
            <text:p>BIKAS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SANTHALT, <text:s/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631803440" calcext:value-type="float">
            <text:p>9631803440</text:p>
          </table:table-cell>
          <table:table-cell table:style-name="ce2" office:value-type="float" office:value="8241569469" calcext:value-type="float">
            <text:p>82415694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24" calcext:value-type="date">
            <text:p>24/08/2021</text:p>
          </table:table-cell>
          <table:table-cell table:style-name="ce105" office:value-type="date" office:date-value="2024-08-26" calcext:value-type="date">
            <text:p>26/08/2024</text:p>
          </table:table-cell>
          <table:table-cell table:style-name="ce105" office:value-type="date" office:date-value="2024-02-23" calcext:value-type="date">
            <text:p>23/02/2024</text:p>
          </table:table-cell>
          <table:table-cell table:style-name="ce105" office:value-type="date" office:date-value="2024-08-22" calcext:value-type="date">
            <text:p>22/08/2024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111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OUPC7606B</text:p>
          </table:table-cell>
          <table:table-cell table:style-name="ce2" office:value-type="string" calcext:value-type="string">
            <text:p>20BOUPC7606B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3" office:value-type="string" calcext:value-type="string">
            <text:p>JH04AB7059</text:p>
          </table:table-cell>
          <table:table-cell table:style-name="ce96"/>
          <table:table-cell table:style-name="ce2" office:value-type="string" calcext:value-type="string">
            <text:p>BIKAS KUMA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GR/PNCM/2023/119/PKR/CT/WO-25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BIKAS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SANTHALT, <text:s/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631803440" calcext:value-type="float">
            <text:p>9631803440</text:p>
          </table:table-cell>
          <table:table-cell table:style-name="ce2" office:value-type="float" office:value="8241569469" calcext:value-type="float">
            <text:p>82415694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2" calcext:value-type="date">
            <text:p>02/09/2024</text:p>
          </table:table-cell>
          <table:table-cell table:style-name="ce105" office:value-type="date" office:date-value="2026-06-04" calcext:value-type="date">
            <text:p>04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11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OUPC7606B</text:p>
          </table:table-cell>
          <table:table-cell table:style-name="ce2" office:value-type="string" calcext:value-type="string">
            <text:p>20BOUPC7606B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3" office:value-type="string" calcext:value-type="string">
            <text:p>JH16F1233</text:p>
          </table:table-cell>
          <table:table-cell table:style-name="ce96" office:value-type="float" office:value="5460" calcext:value-type="float">
            <text:p>005460</text:p>
          </table:table-cell>
          <table:table-cell table:style-name="ce2" office:value-type="string" calcext:value-type="string">
            <text:p>JAY MAA TRANSPOR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GR/PNCM/2023/34/PKR/CT/WO-28</text:p>
          </table:table-cell>
          <table:table-cell table:style-name="ce105" office:value-type="date" office:date-value="2021-08-04" calcext:value-type="date">
            <text:p>04/08/2021</text:p>
          </table:table-cell>
          <table:table-cell table:style-name="ce2" office:value-type="string" calcext:value-type="string">
            <text:p>SUJIT MANDAL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Kalik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9304454619" calcext:value-type="float">
            <text:p>9304454619</text:p>
          </table:table-cell>
          <table:table-cell table:style-name="ce2" office:value-type="float" office:value="9693786228" calcext:value-type="float">
            <text:p>969378622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7-07" calcext:value-type="date">
            <text:p>07/07/2021</text:p>
          </table:table-cell>
          <table:table-cell table:style-name="ce105" office:value-type="date" office:date-value="2026-07-18" calcext:value-type="date">
            <text:p>18/07/2026</text:p>
          </table:table-cell>
          <table:table-cell table:style-name="ce105" office:value-type="date" office:date-value="2021-10-05" calcext:value-type="date">
            <text:p>05/10/2021</text:p>
          </table:table-cell>
          <table:table-cell table:style-name="ce105" office:value-type="date" office:date-value="2023-07-06" calcext:value-type="date">
            <text:p>06/07/2023</text:p>
          </table:table-cell>
          <table:table-cell table:style-name="ce105" office:value-type="date" office:date-value="2022-06-29" calcext:value-type="date">
            <text:p>29/06/2022</text:p>
          </table:table-cell>
          <table:table-cell table:style-name="ce2" office:value-type="float" office:value="4825" calcext:value-type="float">
            <text:p>4825</text:p>
          </table:table-cell>
          <table:table-cell table:style-name="ce111" office:value-type="string" calcext:value-type="string">
            <text:p>JH16A3988 REMOVIED ON 04-8-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GPM8400J</text:p>
          </table:table-cell>
          <table:table-cell table:style-name="ce2" office:value-type="string" calcext:value-type="string">
            <text:p>20ASGPM8400J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3" office:value-type="string" calcext:value-type="string">
            <text:p>JH16J0421</text:p>
          </table:table-cell>
          <table:table-cell table:style-name="ce96"/>
          <table:table-cell table:style-name="ce2" office:value-type="string" calcext:value-type="string">
            <text:p>JAY MAA TRANSPOR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GR/PNCM/2023/34/PKR/CT/WO-28</text:p>
          </table:table-cell>
          <table:table-cell table:style-name="ce105" office:value-type="date" office:date-value="2024-06-06" calcext:value-type="date">
            <text:p>06/06/2024</text:p>
          </table:table-cell>
          <table:table-cell table:style-name="ce2" office:value-type="string" calcext:value-type="string">
            <text:p>SUJIT MANDAL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Kalik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304454619" calcext:value-type="float">
            <text:p>9304454619</text:p>
          </table:table-cell>
          <table:table-cell table:style-name="ce2" office:value-type="float" office:value="9693786228" calcext:value-type="float">
            <text:p>969378622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06" calcext:value-type="date">
            <text:p>06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5" calcext:value-type="date">
            <text:p>05/09/2024</text:p>
          </table:table-cell>
          <table:table-cell table:style-name="ce105" office:value-type="date" office:date-value="2026-06-05" calcext:value-type="date">
            <text:p>05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11" office:value-type="string" calcext:value-type="string">
            <text:p>NEW 06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GPM8400J</text:p>
          </table:table-cell>
          <table:table-cell table:style-name="ce2" office:value-type="string" calcext:value-type="string">
            <text:p>20ASGPM8400J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JH04AA1547</text:p>
          </table:table-cell>
          <table:table-cell table:style-name="ce96" office:value-type="float" office:value="41547" calcext:value-type="float">
            <text:p>041547</text:p>
          </table:table-cell>
          <table:table-cell table:style-name="ce2" office:value-type="string" calcext:value-type="string">
            <text:p>JAVED JAFR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GR/PNCM/2023/53/PKR/CT/WO-29</text:p>
          </table:table-cell>
          <table:table-cell table:style-name="ce105"/>
          <table:table-cell table:style-name="ce2" office:value-type="string" calcext:value-type="string">
            <text:p>JAVED JAFRI</text:p>
          </table:table-cell>
          <table:table-cell table:style-name="ce2"/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862928943" calcext:value-type="float">
            <text:p>8862928943</text:p>
          </table:table-cell>
          <table:table-cell table:style-name="ce2" office:value-type="float" office:value="8002461943" calcext:value-type="float">
            <text:p>8002461943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111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3" office:value-type="string" calcext:value-type="string">
            <text:p>JH16H3960</text:p>
          </table:table-cell>
          <table:table-cell table:style-name="ce96" office:value-type="float" office:value="123123" calcext:value-type="float">
            <text:p>123123</text:p>
          </table:table-cell>
          <table:table-cell table:style-name="ce2" office:value-type="string" calcext:value-type="string">
            <text:p>SANJAY KUMA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GR/PNCM/2023/103/PKR/CT/WO-30</text:p>
          </table:table-cell>
          <table:table-cell table:style-name="ce105" office:value-type="date" office:date-value="2024-04-13" calcext:value-type="date">
            <text:p>13/04/2024</text:p>
          </table:table-cell>
          <table:table-cell table:style-name="ce2" office:value-type="string" calcext:value-type="string">
            <text:p>SANJAY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204663813" calcext:value-type="float">
            <text:p>9204663813</text:p>
          </table:table-cell>
          <table:table-cell table:style-name="ce2" office:value-type="float" office:value="9572383813" calcext:value-type="float">
            <text:p>95723838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4-04" calcext:value-type="date">
            <text:p>04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02" calcext:value-type="date">
            <text:p>02/07/2024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11" office:value-type="string" calcext:value-type="string">
            <text:p>NEW 13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LAPK5864L</text:p>
          </table:table-cell>
          <table:table-cell table:style-name="ce2" office:value-type="string" calcext:value-type="string">
            <text:p>20BLAPK5864L3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JH04AA7050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4-01-10" calcext:value-type="date">
            <text:p>10/01/2024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1-04" calcext:value-type="date">
            <text:p>04/01/2024</text:p>
          </table:table-cell>
          <table:table-cell table:style-name="ce105" office:value-type="date" office:date-value="2029-01-09" calcext:value-type="date">
            <text:p>09/01/2029</text:p>
          </table:table-cell>
          <table:table-cell table:style-name="ce105" office:value-type="date" office:date-value="2024-04-03" calcext:value-type="date">
            <text:p>03/04/2024</text:p>
          </table:table-cell>
          <table:table-cell table:style-name="ce105" office:value-type="date" office:date-value="2026-01-03" calcext:value-type="date">
            <text:p>03/01/2026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11" office:value-type="string" calcext:value-type="string">
            <text:p>NEW 10-1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3" office:value-type="string" calcext:value-type="string">
            <text:p>JH04AB7853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4-01-10" calcext:value-type="date">
            <text:p>10/01/2024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1-10" calcext:value-type="date">
            <text:p>10/01/2024</text:p>
          </table:table-cell>
          <table:table-cell table:style-name="ce105" office:value-type="date" office:date-value="2029-01-12" calcext:value-type="date">
            <text:p>12/01/2029</text:p>
          </table:table-cell>
          <table:table-cell table:style-name="ce105" office:value-type="date" office:date-value="2024-04-10" calcext:value-type="date">
            <text:p>10/04/2024</text:p>
          </table:table-cell>
          <table:table-cell table:style-name="ce105" office:value-type="date" office:date-value="2026-01-12" calcext:value-type="date">
            <text:p>12/01/2026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11" office:value-type="string" calcext:value-type="string">
            <text:p>NEW 10-1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JH04AC6677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7-27" calcext:value-type="date">
            <text:p>27/07/2024</text:p>
          </table:table-cell>
          <table:table-cell table:style-name="ce105" office:value-type="date" office:date-value="2029-08-04" calcext:value-type="date">
            <text:p>04/08/2029</text:p>
          </table:table-cell>
          <table:table-cell table:style-name="ce105" office:value-type="date" office:date-value="2025-01-25" calcext:value-type="date">
            <text:p>25/01/2025</text:p>
          </table:table-cell>
          <table:table-cell table:style-name="ce105" office:value-type="date" office:date-value="2026-07-26" calcext:value-type="date">
            <text:p>26/07/2026</text:p>
          </table:table-cell>
          <table:table-cell table:style-name="ce105" office:value-type="date" office:date-value="2025-07-25" calcext:value-type="date">
            <text:p>25/07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3" office:value-type="string" calcext:value-type="string">
            <text:p>JH04AC0130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7-27" calcext:value-type="date">
            <text:p>27/07/2024</text:p>
          </table:table-cell>
          <table:table-cell table:style-name="ce105" office:value-type="date" office:date-value="2029-08-04" calcext:value-type="date">
            <text:p>04/08/2029</text:p>
          </table:table-cell>
          <table:table-cell table:style-name="ce105" office:value-type="date" office:date-value="2025-01-25" calcext:value-type="date">
            <text:p>25/01/2025</text:p>
          </table:table-cell>
          <table:table-cell table:style-name="ce105" office:value-type="date" office:date-value="2026-07-26" calcext:value-type="date">
            <text:p>26/07/2026</text:p>
          </table:table-cell>
          <table:table-cell table:style-name="ce105" office:value-type="date" office:date-value="2025-07-25" calcext:value-type="date">
            <text:p>25/07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3" office:value-type="string" calcext:value-type="string">
            <text:p>JH04AE5227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105" office:value-type="date" office:date-value="2025-11-29" calcext:value-type="date">
            <text:p>29/11/2025</text:p>
          </table:table-cell>
          <table:table-cell table:style-name="ce105" office:value-type="date" office:date-value="2027-06-01" calcext:value-type="date">
            <text:p>01/06/2027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3" office:value-type="string" calcext:value-type="string">
            <text:p>JH04AE4970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76" calcext:value-type="float">
            <text:p>17.76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105" office:value-type="date" office:date-value="2025-11-29" calcext:value-type="date">
            <text:p>29/11/2025</text:p>
          </table:table-cell>
          <table:table-cell table:style-name="ce105" office:value-type="date" office:date-value="2027-06-01" calcext:value-type="date">
            <text:p>01/06/2027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3" office:value-type="string" calcext:value-type="string">
            <text:p>JH04AE6533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105" office:value-type="date" office:date-value="2025-11-29" calcext:value-type="date">
            <text:p>29/11/2025</text:p>
          </table:table-cell>
          <table:table-cell table:style-name="ce105" office:value-type="date" office:date-value="2027-06-01" calcext:value-type="date">
            <text:p>01/06/2027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3" office:value-type="string" calcext:value-type="string">
            <text:p>JH04AE9332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105" office:value-type="date" office:date-value="2025-11-29" calcext:value-type="date">
            <text:p>29/11/2025</text:p>
          </table:table-cell>
          <table:table-cell table:style-name="ce105" office:value-type="date" office:date-value="2027-06-01" calcext:value-type="date">
            <text:p>01/06/2027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3" office:value-type="string" calcext:value-type="string">
            <text:p>JH04AE0937</text:p>
          </table:table-cell>
          <table:table-cell table:style-name="ce96"/>
          <table:table-cell table:style-name="ce2" office:value-type="string" calcext:value-type="string">
            <text:p>MD FAROOQU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GR/PNCM/2023/35/PKR/CT/WO-3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MAHAMMAD FAROOQUE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Rajapur, Maheshpu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9122026431" calcext:value-type="float">
            <text:p>9122026431</text:p>
          </table:table-cell>
          <table:table-cell table:style-name="ce2" office:value-type="float" office:value="9162735081" calcext:value-type="float">
            <text:p>916273508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105" office:value-type="date" office:date-value="2025-11-29" calcext:value-type="date">
            <text:p>29/11/2025</text:p>
          </table:table-cell>
          <table:table-cell table:style-name="ce105" office:value-type="date" office:date-value="2027-06-01" calcext:value-type="date">
            <text:p>01/06/2027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105" office:value-type="date" office:date-value="2030-06-05" calcext:value-type="date">
            <text:p>05/06/2030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PF8450L</text:p>
          </table:table-cell>
          <table:table-cell table:style-name="ce2" office:value-type="string" calcext:value-type="string">
            <text:p>20AAPPF8450L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6" office:value-type="string" calcext:value-type="string">
            <text:p>JH16G0849</text:p>
          </table:table-cell>
          <table:table-cell table:style-name="ce96" office:value-type="float" office:value="849" calcext:value-type="float">
            <text:p>000849</text:p>
          </table:table-cell>
          <table:table-cell table:style-name="ce2" office:value-type="string" calcext:value-type="string">
            <text:p>M/S. RISHIKESH TRANSPOR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GR/PNCM/2023/55/PKR/CT/WO-38</text:p>
          </table:table-cell>
          <table:table-cell table:style-name="ce105" office:value-type="date" office:date-value="2022-07-01" calcext:value-type="date">
            <text:p>01/07/2022</text:p>
          </table:table-cell>
          <table:table-cell table:style-name="ce2" office:value-type="string" calcext:value-type="string">
            <text:p>MRITYUNJOY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8292439051" calcext:value-type="float">
            <text:p>8292439051</text:p>
          </table:table-cell>
          <table:table-cell table:style-name="ce2" office:value-type="float" office:value="8340446050" calcext:value-type="float">
            <text:p>83404460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12-04" calcext:value-type="date">
            <text:p>04/12/2021</text:p>
          </table:table-cell>
          <table:table-cell table:style-name="ce105" office:value-type="date" office:date-value="2023-12-05" calcext:value-type="date">
            <text:p>05/12/2023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105" office:value-type="date" office:date-value="2023-12-03" calcext:value-type="date">
            <text:p>03/12/2023</text:p>
          </table:table-cell>
          <table:table-cell table:style-name="ce105" office:value-type="date" office:date-value="2023-11-30" calcext:value-type="date">
            <text:p>30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3F7844 REMOVED ON 01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TPG1679H</text:p>
          </table:table-cell>
          <table:table-cell table:style-name="ce2" office:value-type="string" calcext:value-type="string">
            <text:p>20AJTPG1679H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6" office:value-type="string" calcext:value-type="string">
            <text:p>JH16F3728</text:p>
          </table:table-cell>
          <table:table-cell table:style-name="ce96" office:value-type="float" office:value="3728" calcext:value-type="float">
            <text:p>003728</text:p>
          </table:table-cell>
          <table:table-cell table:style-name="ce2" office:value-type="string" calcext:value-type="string">
            <text:p>M/S. RISHIKESH TRANSPOR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GR/PNCM/2023/55/PKR/CT/WO-38</text:p>
          </table:table-cell>
          <table:table-cell table:style-name="ce105" office:value-type="date" office:date-value="2022-09-21" calcext:value-type="date">
            <text:p>21/09/2022</text:p>
          </table:table-cell>
          <table:table-cell table:style-name="ce2" office:value-type="string" calcext:value-type="string">
            <text:p>MRITYUNJOY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8292439051" calcext:value-type="float">
            <text:p>8292439051</text:p>
          </table:table-cell>
          <table:table-cell table:style-name="ce2" office:value-type="float" office:value="8340446050" calcext:value-type="float">
            <text:p>83404460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0-10-07" calcext:value-type="date">
            <text:p>07/10/2020</text:p>
          </table:table-cell>
          <table:table-cell table:style-name="ce105" office:value-type="date" office:date-value="2023-10-09" calcext:value-type="date">
            <text:p>09/10/2023</text:p>
          </table:table-cell>
          <table:table-cell table:style-name="ce105" office:value-type="date" office:date-value="2023-01-05" calcext:value-type="date">
            <text:p>05/01/2023</text:p>
          </table:table-cell>
          <table:table-cell table:style-name="ce105" office:value-type="date" office:date-value="2023-10-06" calcext:value-type="date">
            <text:p>06/10/2023</text:p>
          </table:table-cell>
          <table:table-cell table:style-name="ce105" office:value-type="date" office:date-value="2023-09-24" calcext:value-type="date">
            <text:p>24/09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TPG1679H</text:p>
          </table:table-cell>
          <table:table-cell table:style-name="ce2" office:value-type="string" calcext:value-type="string">
            <text:p>20AJTPG1679H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6" office:value-type="string" calcext:value-type="string">
            <text:p>JH16F9187</text:p>
          </table:table-cell>
          <table:table-cell table:style-name="ce96" office:value-type="float" office:value="791975" calcext:value-type="float">
            <text:p>791975</text:p>
          </table:table-cell>
          <table:table-cell table:style-name="ce2" office:value-type="string" calcext:value-type="string">
            <text:p>M/S. RISHIKESH TRANSPOR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GR/PNCM/2023/55/PKR/CT/WO-38</text:p>
          </table:table-cell>
          <table:table-cell table:style-name="ce105" office:value-type="date" office:date-value="2022-09-21" calcext:value-type="date">
            <text:p>21/09/2022</text:p>
          </table:table-cell>
          <table:table-cell table:style-name="ce2" office:value-type="string" calcext:value-type="string">
            <text:p>MRITYUNJOY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292439051" calcext:value-type="float">
            <text:p>8292439051</text:p>
          </table:table-cell>
          <table:table-cell table:style-name="ce2" office:value-type="float" office:value="8340446050" calcext:value-type="float">
            <text:p>8340446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4-03" calcext:value-type="date">
            <text:p>03/04/2021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105" office:value-type="date" office:date-value="2023-03-31" calcext:value-type="date">
            <text:p>31/03/2023</text:p>
          </table:table-cell>
          <table:table-cell table:style-name="ce105" office:value-type="date" office:date-value="2023-04-02" calcext:value-type="date">
            <text:p>02/04/2023</text:p>
          </table:table-cell>
          <table:table-cell table:style-name="ce105" office:value-type="date" office:date-value="2023-03-29" calcext:value-type="date">
            <text:p>29/03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01-06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TPG1679H</text:p>
          </table:table-cell>
          <table:table-cell table:style-name="ce2" office:value-type="string" calcext:value-type="string">
            <text:p>20AJTPG1679H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6" office:value-type="string" calcext:value-type="string">
            <text:p>JH16G8484</text:p>
          </table:table-cell>
          <table:table-cell table:style-name="ce96" office:value-type="float" office:value="446050" calcext:value-type="float">
            <text:p>446050</text:p>
          </table:table-cell>
          <table:table-cell table:style-name="ce2" office:value-type="string" calcext:value-type="string">
            <text:p>M/S. RISHIKESH TRANSPOR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GR/PNCM/2023/55/PKR/CT/WO-38</text:p>
          </table:table-cell>
          <table:table-cell table:style-name="ce105" office:value-type="date" office:date-value="2023-01-03" calcext:value-type="date">
            <text:p>03/01/2023</text:p>
          </table:table-cell>
          <table:table-cell table:style-name="ce2" office:value-type="string" calcext:value-type="string">
            <text:p>MRITYUNJOY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8292439051" calcext:value-type="float">
            <text:p>8292439051</text:p>
          </table:table-cell>
          <table:table-cell table:style-name="ce2" office:value-type="float" office:value="8340446050" calcext:value-type="float">
            <text:p>83404460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2-25" calcext:value-type="date">
            <text:p>25/02/2022</text:p>
          </table:table-cell>
          <table:table-cell table:style-name="ce105" office:value-type="date" office:date-value="2023-02-27" calcext:value-type="date">
            <text:p>27/02/2023</text:p>
          </table:table-cell>
          <table:table-cell table:style-name="ce105" office:value-type="date" office:date-value="2023-02-24" calcext:value-type="date">
            <text:p>24/02/2023</text:p>
          </table:table-cell>
          <table:table-cell table:style-name="ce105" office:value-type="date" office:date-value="2024-02-24" calcext:value-type="date">
            <text:p>24/02/2024</text:p>
          </table:table-cell>
          <table:table-cell table:style-name="ce105" office:value-type="date" office:date-value="2023-02-18" calcext:value-type="date">
            <text:p>18/02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3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TPG1679H</text:p>
          </table:table-cell>
          <table:table-cell table:style-name="ce2" office:value-type="string" calcext:value-type="string">
            <text:p>20AJTPG1679H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6" office:value-type="string" calcext:value-type="string">
            <text:p>JH16H1011</text:p>
          </table:table-cell>
          <table:table-cell table:style-name="ce96" office:value-type="float" office:value="101100" calcext:value-type="float">
            <text:p>101100</text:p>
          </table:table-cell>
          <table:table-cell table:style-name="ce2" office:value-type="string" calcext:value-type="string">
            <text:p>M/S. RISHIKESH TRANSPOR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GR/PNCM/2023/55/PKR/CT/WO-38</text:p>
          </table:table-cell>
          <table:table-cell table:style-name="ce105" office:value-type="date" office:date-value="2024-06-03" calcext:value-type="date">
            <text:p>03/06/2024</text:p>
          </table:table-cell>
          <table:table-cell table:style-name="ce2" office:value-type="string" calcext:value-type="string">
            <text:p>MRITYUNJOY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292439051" calcext:value-type="float">
            <text:p>8292439051</text:p>
          </table:table-cell>
          <table:table-cell table:style-name="ce2" office:value-type="float" office:value="8340446050" calcext:value-type="float">
            <text:p>83404460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4" calcext:value-type="date">
            <text:p>24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4" calcext:value-type="date">
            <text:p>24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3-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TPG1679H</text:p>
          </table:table-cell>
          <table:table-cell table:style-name="ce2" office:value-type="string" calcext:value-type="string">
            <text:p>20AJTPG1679H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6" office:value-type="string" calcext:value-type="string">
            <text:p>JH16G1307</text:p>
          </table:table-cell>
          <table:table-cell table:style-name="ce96" office:value-type="float" office:value="161307" calcext:value-type="float">
            <text:p>161307</text:p>
          </table:table-cell>
          <table:table-cell table:style-name="ce2" office:value-type="string" calcext:value-type="string">
            <text:p>JAY MAA TARA TRANSPORT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GR/PNCM/2023/105/PKR/CT/WO-39</text:p>
          </table:table-cell>
          <table:table-cell table:style-name="ce105" office:value-type="date" office:date-value="2022-04-04" calcext:value-type="date">
            <text:p>04/04/2022</text:p>
          </table:table-cell>
          <table:table-cell table:style-name="ce2" office:value-type="string" calcext:value-type="string">
            <text:p>RAJEEV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KHATA NO. 60, SO RAGHUBIR BHAGAT, AMRAPARA, <text:s/>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8" calcext:value-type="float">
            <text:p>17.28</text:p>
          </table:table-cell>
          <table:table-cell table:style-name="ce2" office:value-type="float" office:value="9263853104" calcext:value-type="float">
            <text:p>9263853104</text:p>
          </table:table-cell>
          <table:table-cell table:style-name="ce2" office:value-type="float" office:value="8409569227" calcext:value-type="float">
            <text:p>8409569227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28" calcext:value-type="date">
            <text:p>28/03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2-06-27" calcext:value-type="date">
            <text:p>27/06/2022</text:p>
          </table:table-cell>
          <table:table-cell table:style-name="ce105" office:value-type="date" office:date-value="2024-03-27" calcext:value-type="date">
            <text:p>27/03/2024</text:p>
          </table:table-cell>
          <table:table-cell table:style-name="ce105" office:value-type="date" office:date-value="2023-03-20" calcext:value-type="date">
            <text:p>20/03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04-04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CAPK1454K</text:p>
          </table:table-cell>
          <table:table-cell table:style-name="ce2" office:value-type="string" calcext:value-type="string">
            <text:p>20BCAPK1454K2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16" office:value-type="string" calcext:value-type="string">
            <text:p>JH04AB6260</text:p>
          </table:table-cell>
          <table:table-cell table:style-name="ce96" office:value-type="float" office:value="6260" calcext:value-type="float">
            <text:p>006260</text:p>
          </table:table-cell>
          <table:table-cell table:style-name="ce2" office:value-type="string" calcext:value-type="string">
            <text:p>JAY MAA TARA TRANSPORT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GR/PNCM/2023/105/PKR/CT/WO-39</text:p>
          </table:table-cell>
          <table:table-cell table:style-name="ce105" office:value-type="date" office:date-value="2024-04-02" calcext:value-type="date">
            <text:p>02/04/2024</text:p>
          </table:table-cell>
          <table:table-cell table:style-name="ce2" office:value-type="string" calcext:value-type="string">
            <text:p>RAJEEV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KHATA NO. 60, SO RAGHUBIR BHAGAT, AMRAPARA, <text:s/>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263853104" calcext:value-type="float">
            <text:p>9263853104</text:p>
          </table:table-cell>
          <table:table-cell table:style-name="ce2" office:value-type="float" office:value="8409569227" calcext:value-type="float">
            <text:p>840956922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1" calcext:value-type="date">
            <text:p>21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19" calcext:value-type="date">
            <text:p>19/06/2024</text:p>
          </table:table-cell>
          <table:table-cell table:style-name="ce105" office:value-type="date" office:date-value="2026-03-20" calcext:value-type="date">
            <text:p>20/03/2026</text:p>
          </table:table-cell>
          <table:table-cell table:style-name="ce105" office:value-type="date" office:date-value="2025-03-18" calcext:value-type="date">
            <text:p>18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2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CAPK1454K</text:p>
          </table:table-cell>
          <table:table-cell table:style-name="ce2" office:value-type="string" calcext:value-type="string">
            <text:p>20BCAPK1454K2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6" office:value-type="string" calcext:value-type="string">
            <text:p>JH16G0864</text:p>
          </table:table-cell>
          <table:table-cell table:style-name="ce96" office:value-type="float" office:value="792006" calcext:value-type="float">
            <text:p>792006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2-04-04" calcext:value-type="date">
            <text:p>04/04/2022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26" calcext:value-type="date">
            <text:p>26/03/2022</text:p>
          </table:table-cell>
          <table:table-cell table:style-name="ce105" office:value-type="date" office:date-value="2023-03-02" calcext:value-type="date">
            <text:p>02/03/2023</text:p>
          </table:table-cell>
          <table:table-cell table:style-name="ce105" office:value-type="date" office:date-value="2022-12-25" calcext:value-type="date">
            <text:p>25/12/2022</text:p>
          </table:table-cell>
          <table:table-cell table:style-name="ce105" office:value-type="date" office:date-value="2024-03-25" calcext:value-type="date">
            <text:p>25/03/2024</text:p>
          </table:table-cell>
          <table:table-cell table:style-name="ce105" office:value-type="date" office:date-value="2023-03-10" calcext:value-type="date">
            <text:p>10/03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04-04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ZLPS8851Q</text:p>
          </table:table-cell>
          <table:table-cell table:style-name="ce2" office:value-type="string" calcext:value-type="string">
            <text:p>20DZLPS8851Q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6" office:value-type="string" calcext:value-type="string">
            <text:p>JH16G5300</text:p>
          </table:table-cell>
          <table:table-cell table:style-name="ce96" office:value-type="float" office:value="530000" calcext:value-type="float">
            <text:p>530000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2-05-05" calcext:value-type="date">
            <text:p>05/05/2022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5-04" calcext:value-type="date">
            <text:p>04/05/2022</text:p>
          </table:table-cell>
          <table:table-cell table:style-name="ce105" office:value-type="date" office:date-value="2023-01-23" calcext:value-type="date">
            <text:p>23/01/2023</text:p>
          </table:table-cell>
          <table:table-cell table:style-name="ce105" office:value-type="date" office:date-value="2022-11-03" calcext:value-type="date">
            <text:p>03/11/2022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105" office:value-type="date" office:date-value="2023-04-25" calcext:value-type="date">
            <text:p>25/04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05-05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ZLPS8851Q</text:p>
          </table:table-cell>
          <table:table-cell table:style-name="ce2" office:value-type="string" calcext:value-type="string">
            <text:p>20DZLPS8851Q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6" office:value-type="string" calcext:value-type="string">
            <text:p>JH16F3826</text:p>
          </table:table-cell>
          <table:table-cell table:style-name="ce96" office:value-type="float" office:value="816107" calcext:value-type="float">
            <text:p>816107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3-04-01" calcext:value-type="date">
            <text:p>01/04/2023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5-31" calcext:value-type="date">
            <text:p>31/05/2021</text:p>
          </table:table-cell>
          <table:table-cell table:style-name="ce105" office:value-type="date" office:date-value="2023-07-04" calcext:value-type="date">
            <text:p>04/07/2023</text:p>
          </table:table-cell>
          <table:table-cell table:style-name="ce105" office:value-type="date" office:date-value="2023-05-27" calcext:value-type="date">
            <text:p>27/05/2023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105" office:value-type="date" office:date-value="2023-05-24" calcext:value-type="date">
            <text:p>24/05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DHUMKA TO PAKUR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ZLPS8851Q</text:p>
          </table:table-cell>
          <table:table-cell table:style-name="ce2" office:value-type="string" calcext:value-type="string">
            <text:p>20DZLPS8851Q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6" office:value-type="string" calcext:value-type="string">
            <text:p>JH16G6739</text:p>
          </table:table-cell>
          <table:table-cell table:style-name="ce96" office:value-type="float" office:value="401043" calcext:value-type="float">
            <text:p>401043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3-06-03" calcext:value-type="date">
            <text:p>03/06/2023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11-12" calcext:value-type="date">
            <text:p>12/11/2021</text:p>
          </table:table-cell>
          <table:table-cell table:style-name="ce105" office:value-type="date" office:date-value="2023-11-28" calcext:value-type="date">
            <text:p>28/11/2023</text:p>
          </table:table-cell>
          <table:table-cell table:style-name="ce105" office:value-type="date" office:date-value="2023-08-08" calcext:value-type="date">
            <text:p>08/08/2023</text:p>
          </table:table-cell>
          <table:table-cell table:style-name="ce105" office:value-type="date" office:date-value="2023-11-11" calcext:value-type="date">
            <text:p>11/11/2023</text:p>
          </table:table-cell>
          <table:table-cell table:style-name="ce105" office:value-type="date" office:date-value="2023-10-31" calcext:value-type="date">
            <text:p>31/10/2023</text:p>
          </table:table-cell>
          <table:table-cell table:style-name="ce2" office:value-type="string" calcext:value-type="string">
            <text:p>SIGNA 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ZLPS8851Q</text:p>
          </table:table-cell>
          <table:table-cell table:style-name="ce2" office:value-type="string" calcext:value-type="string">
            <text:p>20DZLPS8851Q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6" office:value-type="string" calcext:value-type="string">
            <text:p>JH16G3932</text:p>
          </table:table-cell>
          <table:table-cell table:style-name="ce96" office:value-type="float" office:value="163932" calcext:value-type="float">
            <text:p>163932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3-05-01" calcext:value-type="date">
            <text:p>01/05/2023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25" calcext:value-type="date">
            <text:p>25/06/2022</text:p>
          </table:table-cell>
          <table:table-cell table:style-name="ce105" office:value-type="date" office:date-value="2027-08-16" calcext:value-type="date">
            <text:p>16/08/2027</text:p>
          </table:table-cell>
          <table:table-cell table:style-name="ce105" office:value-type="date" office:date-value="2023-06-24" calcext:value-type="date">
            <text:p>24/06/2023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105" office:value-type="date" office:date-value="2023-06-21" calcext:value-type="date">
            <text:p>21/06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DHUMKA TO PAKUR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ZLPS8851Q</text:p>
          </table:table-cell>
          <table:table-cell table:style-name="ce2" office:value-type="string" calcext:value-type="string">
            <text:p>20DZLPS8851Q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6" office:value-type="string" calcext:value-type="string">
            <text:p>JH16G8003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/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2-21" calcext:value-type="date">
            <text:p>21/12/2022</text:p>
          </table:table-cell>
          <table:table-cell table:style-name="ce105" office:value-type="date" office:date-value="2023-12-27" calcext:value-type="date">
            <text:p>27/12/2023</text:p>
          </table:table-cell>
          <table:table-cell table:style-name="ce105" office:value-type="date" office:date-value="2023-03-15" calcext:value-type="date">
            <text:p>15/03/2023</text:p>
          </table:table-cell>
          <table:table-cell table:style-name="ce105" office:value-type="date" office:date-value="2024-12-20" calcext:value-type="date">
            <text:p>20/12/2024</text:p>
          </table:table-cell>
          <table:table-cell table:style-name="ce105" office:value-type="date" office:date-value="2023-11-28" calcext:value-type="date">
            <text:p>28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4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6" office:value-type="string" calcext:value-type="string">
            <text:p>JH16G7404</text:p>
          </table:table-cell>
          <table:table-cell table:style-name="ce96" office:value-type="float" office:value="905931" calcext:value-type="float">
            <text:p>905931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/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8" calcext:value-type="date">
            <text:p>08/06/2022</text:p>
          </table:table-cell>
          <table:table-cell table:style-name="ce105" office:value-type="date" office:date-value="2023-06-28" calcext:value-type="date">
            <text:p>28/06/2023</text:p>
          </table:table-cell>
          <table:table-cell table:style-name="ce105" office:value-type="date" office:date-value="2023-03-06" calcext:value-type="date">
            <text:p>06/03/2023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WB455931 REMOVED ON 01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6" office:value-type="string" calcext:value-type="string">
            <text:p>JH16H9616</text:p>
          </table:table-cell>
          <table:table-cell table:style-name="ce96" office:value-type="float" office:value="695400" calcext:value-type="float">
            <text:p>695400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5-21" calcext:value-type="date">
            <text:p>21/05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4-13" calcext:value-type="date">
            <text:p>13/04/2022</text:p>
          </table:table-cell>
          <table:table-cell table:style-name="ce105" office:value-type="date" office:date-value="2028-04-11" calcext:value-type="date">
            <text:p>11/04/2028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105" office:value-type="date" office:date-value="2026-05-05" calcext:value-type="date">
            <text:p>05/05/2026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6" office:value-type="string" calcext:value-type="string">
            <text:p>JH16H8234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5-21" calcext:value-type="date">
            <text:p>21/05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20" calcext:value-type="date">
            <text:p>20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19" calcext:value-type="date">
            <text:p>19/08/2024</text:p>
          </table:table-cell>
          <table:table-cell table:style-name="ce105" office:value-type="date" office:date-value="2026-05-19" calcext:value-type="date">
            <text:p>19/05/2026</text:p>
          </table:table-cell>
          <table:table-cell table:style-name="ce105" office:value-type="date" office:date-value="2025-05-13" calcext:value-type="date">
            <text:p>13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6" office:value-type="string" calcext:value-type="string">
            <text:p>JH16H1969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5-24" calcext:value-type="date">
            <text:p>24/05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4" calcext:value-type="date">
            <text:p>24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3" calcext:value-type="date">
            <text:p>23/08/2024</text:p>
          </table:table-cell>
          <table:table-cell table:style-name="ce105" office:value-type="date" office:date-value="2026-05-23" calcext:value-type="date">
            <text:p>23/05/2026</text:p>
          </table:table-cell>
          <table:table-cell table:style-name="ce105" office:value-type="date" office:date-value="2026-05-19" calcext:value-type="date">
            <text:p>19/05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6" office:value-type="string" calcext:value-type="string">
            <text:p>JH16H7858</text:p>
          </table:table-cell>
          <table:table-cell table:style-name="ce96" office:value-type="float" office:value="167858" calcext:value-type="float">
            <text:p>167858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5-28" calcext:value-type="date">
            <text:p>28/05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28" calcext:value-type="date">
            <text:p>28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6-05-27" calcext:value-type="date">
            <text:p>27/05/2026</text:p>
          </table:table-cell>
          <table:table-cell table:style-name="ce105" office:value-type="date" office:date-value="2025-05-21" calcext:value-type="date">
            <text:p>21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8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6" office:value-type="string" calcext:value-type="string">
            <text:p>JH16J7073</text:p>
          </table:table-cell>
          <table:table-cell table:style-name="ce96" office:value-type="float" office:value="167073" calcext:value-type="float">
            <text:p>167073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3" calcext:value-type="date">
            <text:p>03/09/2024</text:p>
          </table:table-cell>
          <table:table-cell table:style-name="ce105" office:value-type="date" office:date-value="2026-06-03" calcext:value-type="date">
            <text:p>03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6" office:value-type="string" calcext:value-type="string">
            <text:p>JH16J5166</text:p>
          </table:table-cell>
          <table:table-cell table:style-name="ce96" office:value-type="float" office:value="165166" calcext:value-type="float">
            <text:p>165166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3" calcext:value-type="date">
            <text:p>03/09/2024</text:p>
          </table:table-cell>
          <table:table-cell table:style-name="ce105" office:value-type="date" office:date-value="2026-06-03" calcext:value-type="date">
            <text:p>03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16" office:value-type="string" calcext:value-type="string">
            <text:p>JH16H4684</text:p>
          </table:table-cell>
          <table:table-cell table:style-name="ce96" office:value-type="float" office:value="164684" calcext:value-type="float">
            <text:p>16468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6" calcext:value-type="date">
            <text:p>26/02/2024</text:p>
          </table:table-cell>
          <table:table-cell table:style-name="ce105" office:value-type="date" office:date-value="2025-04-11" calcext:value-type="date">
            <text:p>11/04/2025</text:p>
          </table:table-cell>
          <table:table-cell table:style-name="ce105" office:value-type="date" office:date-value="2025-05-25" calcext:value-type="date">
            <text:p>25/05/2025</text:p>
          </table:table-cell>
          <table:table-cell table:style-name="ce105" office:value-type="date" office:date-value="2026-02-25" calcext:value-type="date">
            <text:p>25/02/2026</text:p>
          </table:table-cell>
          <table:table-cell table:style-name="ce105" office:value-type="date" office:date-value="2025-02-19" calcext:value-type="date">
            <text:p>19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6" office:value-type="string" calcext:value-type="string">
            <text:p>JH16J1307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16" calcext:value-type="date">
            <text:p>16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4" calcext:value-type="date">
            <text:p>14/07/2025</text:p>
          </table:table-cell>
          <table:table-cell table:style-name="ce105" office:value-type="date" office:date-value="2027-04-14" calcext:value-type="date">
            <text:p>14/04/2027</text:p>
          </table:table-cell>
          <table:table-cell table:style-name="ce105" office:value-type="date" office:date-value="2025-12-30" calcext:value-type="date">
            <text:p>30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3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7" office:value-type="string" calcext:value-type="string">
            <text:p>JH16G5330</text:p>
          </table:table-cell>
          <table:table-cell table:style-name="ce96" office:value-type="float" office:value="533000" calcext:value-type="float">
            <text:p>533000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08-06" calcext:value-type="date">
            <text:p>06/08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30" calcext:value-type="date">
            <text:p>30/0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4-22" calcext:value-type="date">
            <text:p>22/04/2023</text:p>
          </table:table-cell>
          <table:table-cell table:style-name="ce105" office:value-type="date" office:date-value="2025-01-23" calcext:value-type="date">
            <text:p>23/01/2025</text:p>
          </table:table-cell>
          <table:table-cell table:style-name="ce105" office:value-type="date" office:date-value="2024-01-18" calcext:value-type="date">
            <text:p>18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 06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8" office:value-type="string" calcext:value-type="string">
            <text:p>JH16J8306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05" calcext:value-type="date">
            <text:p>05/11/2024</text:p>
          </table:table-cell>
          <table:table-cell table:style-name="ce105" office:value-type="date" office:date-value="2029-12-03" calcext:value-type="date">
            <text:p>03/12/2029</text:p>
          </table:table-cell>
          <table:table-cell table:style-name="ce105" office:value-type="date" office:date-value="2025-11-03" calcext:value-type="date">
            <text:p>03/11/2025</text:p>
          </table:table-cell>
          <table:table-cell table:style-name="ce105" office:value-type="date" office:date-value="2026-11-04" calcext:value-type="date">
            <text:p>04/11/2026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table:number-columns-repeated="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18" office:value-type="string" calcext:value-type="string">
            <text:p>JH16J9548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20" calcext:value-type="date">
            <text:p>20/12/2024</text:p>
          </table:table-cell>
          <table:table-cell table:style-name="ce105" office:value-type="date" office:date-value="2030-01-14" calcext:value-type="date">
            <text:p>14/01/2030</text:p>
          </table:table-cell>
          <table:table-cell table:style-name="ce105" office:value-type="date" office:date-value="2025-12-15" calcext:value-type="date">
            <text:p>15/12/2025</text:p>
          </table:table-cell>
          <table:table-cell table:style-name="ce105" office:value-type="date" office:date-value="2026-12-19" calcext:value-type="date">
            <text:p>19/12/2026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2" table:number-columns-repeated="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8" office:value-type="string" calcext:value-type="string">
            <text:p>JH16J1668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16" calcext:value-type="date">
            <text:p>16/11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5-11-15" calcext:value-type="date">
            <text:p>15/11/2025</text:p>
          </table:table-cell>
          <table:table-cell table:style-name="ce105" office:value-type="date" office:date-value="2026-11-15" calcext:value-type="date">
            <text:p>15/11/2026</text:p>
          </table:table-cell>
          <table:table-cell table:style-name="ce105" office:value-type="date" office:date-value="2025-10-27" calcext:value-type="date">
            <text:p>27/10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18" office:value-type="string" calcext:value-type="string">
            <text:p>JH04AD2455</text:p>
          </table:table-cell>
          <table:table-cell table:style-name="ce96"/>
          <table:table-cell table:style-name="ce2" office:value-type="string" calcext:value-type="string">
            <text:p>JAY SHREE KRISHNA TRANSPORT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GR/PNCM/2023/91/PKR/CT/WO-46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JAY SHREE KRISHNA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471137372" calcext:value-type="float">
            <text:p>9471137372</text:p>
          </table:table-cell>
          <table:table-cell table:style-name="ce2" office:value-type="float" office:value="7004863013" calcext:value-type="float">
            <text:p>70048630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5-03" calcext:value-type="date">
            <text:p>03/05/2025</text:p>
          </table:table-cell>
          <table:table-cell table:style-name="ce105" office:value-type="date" office:date-value="2030-05-05" calcext:value-type="date">
            <text:p>05/05/2030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7-05-02" calcext:value-type="date">
            <text:p>02/05/2027</text:p>
          </table:table-cell>
          <table:table-cell table:style-name="ce105" office:value-type="date" office:date-value="2026-04-29" calcext:value-type="date">
            <text:p>29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8" office:value-type="string" calcext:value-type="string">
            <text:p>JH04AB9802</text:p>
          </table:table-cell>
          <table:table-cell table:style-name="ce96"/>
          <table:table-cell table:style-name="ce2" office:value-type="string" calcext:value-type="string">
            <text:p>SANJAY KUMAR 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GR/PNCM/2023/122/PKR/CT/WO-48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2" office:value-type="string" calcext:value-type="string">
            <text:p>SANJAY KUMAR 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4-02" calcext:value-type="date">
            <text:p>02/04/2024</text:p>
          </table:table-cell>
          <table:table-cell table:style-name="ce105" office:value-type="date" office:date-value="2029-04-03" calcext:value-type="date">
            <text:p>03/04/2029</text:p>
          </table:table-cell>
          <table:table-cell table:number-columns-repeated="2" table:style-name="ce105" office:value-type="date" office:date-value="2026-04-01" calcext:value-type="date">
            <text:p>01/04/2026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table:number-columns-repeated="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SHIVA REDDY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6" office:value-type="string" calcext:value-type="string">
            <text:p>JH16G0329</text:p>
          </table:table-cell>
          <table:table-cell table:style-name="ce96" office:value-type="float" office:value="32900" calcext:value-type="float">
            <text:p>032900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2-08-05" calcext:value-type="date">
            <text:p>05/08/2022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05" calcext:value-type="date">
            <text:p>05/08/2022</text:p>
          </table:table-cell>
          <table:table-cell table:style-name="ce105" office:value-type="date" office:date-value="2023-09-07" calcext:value-type="date">
            <text:p>07/09/2023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105" office:value-type="date" office:date-value="2024-08-04" calcext:value-type="date">
            <text:p>04/08/2024</text:p>
          </table:table-cell>
          <table:table-cell table:style-name="ce105" office:value-type="date" office:date-value="2023-08-01" calcext:value-type="date">
            <text:p>01/08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D0460 REMOVED ON 05-08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16" office:value-type="string" calcext:value-type="string">
            <text:p>JH16G7953</text:p>
          </table:table-cell>
          <table:table-cell table:style-name="ce96" office:value-type="float" office:value="795300" calcext:value-type="float">
            <text:p>795300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2-12-21" calcext:value-type="date">
            <text:p>21/12/2022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1-30" calcext:value-type="date">
            <text:p>30/11/2022</text:p>
          </table:table-cell>
          <table:table-cell table:style-name="ce105" office:value-type="date" office:date-value="2027-12-20" calcext:value-type="date">
            <text:p>20/12/2027</text:p>
          </table:table-cell>
          <table:table-cell table:style-name="ce105" office:value-type="date" office:date-value="2023-02-27" calcext:value-type="date">
            <text:p>27/02/2023</text:p>
          </table:table-cell>
          <table:table-cell table:style-name="ce105" office:value-type="date" office:date-value="2024-11-29" calcext:value-type="date">
            <text:p>29/11/2024</text:p>
          </table:table-cell>
          <table:table-cell table:style-name="ce105" office:value-type="date" office:date-value="2023-11-25" calcext:value-type="date">
            <text:p>25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1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13" office:value-type="string" calcext:value-type="string">
            <text:p>JH16F1649</text:p>
          </table:table-cell>
          <table:table-cell table:style-name="ce96" office:value-type="float" office:value="502569" calcext:value-type="float">
            <text:p>502569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3-02-01" calcext:value-type="date">
            <text:p>01/02/2023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5-05" calcext:value-type="date">
            <text:p>05/05/2021</text:p>
          </table:table-cell>
          <table:table-cell table:style-name="ce105" office:value-type="date" office:date-value="2026-09-29" calcext:value-type="date">
            <text:p>29/09/2026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105" office:value-type="date" office:date-value="2023-05-04" calcext:value-type="date">
            <text:p>04/05/2023</text:p>
          </table:table-cell>
          <table:table-cell table:style-name="ce105" office:value-type="date" office:date-value="2023-05-18" calcext:value-type="date">
            <text:p>18/05/2023</text:p>
          </table:table-cell>
          <table:table-cell table:style-name="ce2" office:value-type="string" calcext:value-type="string">
            <text:p>SIGNA 4225</text:p>
          </table:table-cell>
          <table:table-cell table:style-name="ce2" office:value-type="string" calcext:value-type="string">
            <text:p>NEW 01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3" office:value-type="string" calcext:value-type="string">
            <text:p>JH16J7665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3" calcext:value-type="date">
            <text:p>03/09/2024</text:p>
          </table:table-cell>
          <table:table-cell table:style-name="ce105" office:value-type="date" office:date-value="2026-06-03" calcext:value-type="date">
            <text:p>03/06/2026</text:p>
          </table:table-cell>
          <table:table-cell table:style-name="ce105" office:value-type="date" office:date-value="2025-05-30" calcext:value-type="date">
            <text:p>30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13" office:value-type="string" calcext:value-type="string">
            <text:p>JH16J8109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02" calcext:value-type="date">
            <text:p>02/09/2024</text:p>
          </table:table-cell>
          <table:table-cell table:style-name="ce105" office:value-type="date" office:date-value="2026-06-03" calcext:value-type="date">
            <text:p>03/06/2026</text:p>
          </table:table-cell>
          <table:table-cell table:style-name="ce105" office:value-type="date" office:date-value="2025-05-28" calcext:value-type="date">
            <text:p>2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13" office:value-type="string" calcext:value-type="string">
            <text:p>JH16J2906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94" calcext:value-type="float">
            <text:p>17.94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8" calcext:value-type="date">
            <text:p>28/06/2024</text:p>
          </table:table-cell>
          <table:table-cell table:style-name="ce105" office:value-type="date" office:date-value="2029-07-11" calcext:value-type="date">
            <text:p>11/07/2029</text:p>
          </table:table-cell>
          <table:table-cell table:style-name="ce105" office:value-type="date" office:date-value="2025-12-26" calcext:value-type="date">
            <text:p>26/12/2025</text:p>
          </table:table-cell>
          <table:table-cell table:style-name="ce105" office:value-type="date" office:date-value="2026-06-27" calcext:value-type="date">
            <text:p>27/06/2026</text:p>
          </table:table-cell>
          <table:table-cell table:style-name="ce105" office:value-type="date" office:date-value="2026-06-25" calcext:value-type="date">
            <text:p>25/06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3" office:value-type="string" calcext:value-type="string">
            <text:p>JH16J2047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.06" calcext:value-type="float">
            <text:p>18.06</text:p>
          </table:table-cell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6" calcext:value-type="date">
            <text:p>16/02/2024</text:p>
          </table:table-cell>
          <table:table-cell table:style-name="ce105" office:value-type="date" office:date-value="2030-01-12" calcext:value-type="date">
            <text:p>12/01/2030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105" office:value-type="date" office:date-value="2026-02-15" calcext:value-type="date">
            <text:p>15/02/2026</text:p>
          </table:table-cell>
          <table:table-cell table:style-name="ce105" office:value-type="date" office:date-value="2026-02-08" calcext:value-type="date">
            <text:p>08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13" office:value-type="string" calcext:value-type="string">
            <text:p>JH16J1434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14" calcext:value-type="date">
            <text:p>14/1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12-11" calcext:value-type="date">
            <text:p>11/12/2025</text:p>
          </table:table-cell>
          <table:table-cell table:style-name="ce105" office:value-type="date" office:date-value="2026-12-12" calcext:value-type="date">
            <text:p>12/12/2026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19" office:value-type="string" calcext:value-type="string">
            <text:p>JH04AC8193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105" office:value-type="date" office:date-value="2029-09-30" calcext:value-type="date">
            <text:p>30/09/2029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105" office:value-type="date" office:date-value="2026-09-27" calcext:value-type="date">
            <text:p>27/09/2026</text:p>
          </table:table-cell>
          <table:table-cell table:style-name="ce105" office:value-type="date" office:date-value="2026-09-23" calcext:value-type="date">
            <text:p>23/09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7-10-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13" office:value-type="string" calcext:value-type="string">
            <text:p>JH04AC3687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9-09-30" calcext:value-type="date">
            <text:p>30/09/2029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105" office:value-type="date" office:date-value="2026-09-27" calcext:value-type="date">
            <text:p>27/09/2026</text:p>
          </table:table-cell>
          <table:table-cell table:style-name="ce105" office:value-type="date" office:date-value="2026-09-23" calcext:value-type="date">
            <text:p>23/09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3" office:value-type="string" calcext:value-type="string">
            <text:p>JH16K3455</text:p>
          </table:table-cell>
          <table:table-cell table:style-name="ce96"/>
          <table:table-cell table:style-name="ce2" office:value-type="string" calcext:value-type="string">
            <text:p>HARI KISHOR SHARM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GR/PNCM/2023/3/PKR/CT/WO-52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HARI KISHOR SHARM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 Masjid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162728769" calcext:value-type="float">
            <text:p>9162728769</text:p>
          </table:table-cell>
          <table:table-cell table:style-name="ce2" office:value-type="float" office:value="9204502569" calcext:value-type="float">
            <text:p>920450256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5-31" calcext:value-type="date">
            <text:p>31/05/2025</text:p>
          </table:table-cell>
          <table:table-cell table:style-name="ce105" office:value-type="date" office:date-value="2026-06-01" calcext:value-type="date">
            <text:p>01/06/2026</text:p>
          </table:table-cell>
          <table:table-cell table:style-name="ce105" office:value-type="date" office:date-value="2025-08-28" calcext:value-type="date">
            <text:p>28/08/2025</text:p>
          </table:table-cell>
          <table:table-cell table:style-name="ce105" office:value-type="date" office:date-value="2027-05-28" calcext:value-type="date">
            <text:p>28/05/2027</text:p>
          </table:table-cell>
          <table:table-cell table:style-name="ce105" office:value-type="date" office:date-value="2026-05-22" calcext:value-type="date">
            <text:p>22/05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KRPS0975F</text:p>
          </table:table-cell>
          <table:table-cell table:style-name="ce2" office:value-type="string" calcext:value-type="string">
            <text:p>20CKRPS0975F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13" office:value-type="string" calcext:value-type="string">
            <text:p>JH04AB1221</text:p>
          </table:table-cell>
          <table:table-cell table:style-name="ce96"/>
          <table:table-cell table:style-name="ce2" office:value-type="string" calcext:value-type="string">
            <text:p>M/S KUNDAN KUMAR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BGR/PNCM/2023/39/PKR/CT/WO-57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2" office:value-type="string" calcext:value-type="string">
            <text:p>M/S KUNDAN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931522181" calcext:value-type="float">
            <text:p>9931522181</text:p>
          </table:table-cell>
          <table:table-cell table:style-name="ce2" office:value-type="float" office:value="9204776680" calcext:value-type="float">
            <text:p>920477668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18" calcext:value-type="date">
            <text:p>18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14" calcext:value-type="date">
            <text:p>14/07/2024</text:p>
          </table:table-cell>
          <table:table-cell table:style-name="ce105" office:value-type="date" office:date-value="2026-04-14" calcext:value-type="date">
            <text:p>14/04/2026</text:p>
          </table:table-cell>
          <table:table-cell table:style-name="ce105" office:value-type="date" office:date-value="2025-03-30" calcext:value-type="date">
            <text:p>30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UIPK7793G</text:p>
          </table:table-cell>
          <table:table-cell table:style-name="ce2" office:value-type="string" calcext:value-type="string">
            <text:p>20AUIPK7793G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13" office:value-type="string" calcext:value-type="string">
            <text:p>JH16G2406</text:p>
          </table:table-cell>
          <table:table-cell table:style-name="ce96" office:value-type="float" office:value="816107" calcext:value-type="float">
            <text:p>816107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2-05-05" calcext:value-type="date">
            <text:p>05/05/2022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8" calcext:value-type="float">
            <text:p>17.2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4-18" calcext:value-type="date">
            <text:p>18/04/2022</text:p>
          </table:table-cell>
          <table:table-cell table:style-name="ce105" office:value-type="date" office:date-value="2023-05-04" calcext:value-type="date">
            <text:p>04/05/2023</text:p>
          </table:table-cell>
          <table:table-cell table:style-name="ce105" office:value-type="date" office:date-value="2023-01-17" calcext:value-type="date">
            <text:p>17/01/2023</text:p>
          </table:table-cell>
          <table:table-cell table:style-name="ce105" office:value-type="date" office:date-value="2024-04-17" calcext:value-type="date">
            <text:p>17/04/2024</text:p>
          </table:table-cell>
          <table:table-cell table:style-name="ce105" office:value-type="date" office:date-value="2023-04-13" calcext:value-type="date">
            <text:p>13/04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ON 17-05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13" office:value-type="string" calcext:value-type="string">
            <text:p>JH16G8564</text:p>
          </table:table-cell>
          <table:table-cell table:style-name="ce96" office:value-type="float" office:value="8298" calcext:value-type="float">
            <text:p>008298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2-05-05" calcext:value-type="date">
            <text:p>05/05/2022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5-02" calcext:value-type="date">
            <text:p>02/05/2022</text:p>
          </table:table-cell>
          <table:table-cell table:style-name="ce105" office:value-type="date" office:date-value="2023-01-06" calcext:value-type="date">
            <text:p>06/01/2023</text:p>
          </table:table-cell>
          <table:table-cell table:style-name="ce105" office:value-type="date" office:date-value="2023-01-29" calcext:value-type="date">
            <text:p>29/01/2023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3-04-14" calcext:value-type="date">
            <text:p>14/04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ON 05-05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13" office:value-type="string" calcext:value-type="string">
            <text:p>JH16G8379</text:p>
          </table:table-cell>
          <table:table-cell table:style-name="ce96" office:value-type="float" office:value="837900" calcext:value-type="float">
            <text:p>837900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1-12" calcext:value-type="date">
            <text:p>12/01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11" calcext:value-type="date">
            <text:p>11/0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4-10" calcext:value-type="date">
            <text:p>10/04/2023</text:p>
          </table:table-cell>
          <table:table-cell table:style-name="ce105" office:value-type="date" office:date-value="2025-01-10" calcext:value-type="date">
            <text:p>10/01/2025</text:p>
          </table:table-cell>
          <table:table-cell table:style-name="ce105" office:value-type="date" office:date-value="2024-01-03" calcext:value-type="date">
            <text:p>03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13" office:value-type="string" calcext:value-type="string">
            <text:p>JH16G7927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2-02" calcext:value-type="date">
            <text:p>02/02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4-19" calcext:value-type="date">
            <text:p>19/04/2023</text:p>
          </table:table-cell>
          <table:table-cell table:style-name="ce105" office:value-type="date" office:date-value="2025-02-01" calcext:value-type="date">
            <text:p>01/02/2025</text:p>
          </table:table-cell>
          <table:table-cell table:style-name="ce105" office:value-type="date" office:date-value="2024-01-23" calcext:value-type="date">
            <text:p>23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13" office:value-type="string" calcext:value-type="string">
            <text:p>JH16H3682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3-10" calcext:value-type="date">
            <text:p>10/03/2023</text:p>
          </table:table-cell>
          <table:table-cell table:style-name="ce105" office:value-type="date" office:date-value="2028-03-14" calcext:value-type="date">
            <text:p>14/03/2028</text:p>
          </table:table-cell>
          <table:table-cell table:style-name="ce105" office:value-type="date" office:date-value="2023-09-09" calcext:value-type="date">
            <text:p>09/09/2023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13" office:value-type="string" calcext:value-type="string">
            <text:p>JH16G8216</text:p>
          </table:table-cell>
          <table:table-cell table:style-name="ce96" office:value-type="float" office:value="821600" calcext:value-type="float">
            <text:p>821600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10" calcext:value-type="date">
            <text:p>10/01/2023</text:p>
          </table:table-cell>
          <table:table-cell table:style-name="ce105" office:value-type="date" office:date-value="2028-02-03" calcext:value-type="date">
            <text:p>03/02/2028</text:p>
          </table:table-cell>
          <table:table-cell table:style-name="ce105" office:value-type="date" office:date-value="2023-10-09" calcext:value-type="date">
            <text:p>09/10/2023</text:p>
          </table:table-cell>
          <table:table-cell table:style-name="ce105" office:value-type="date" office:date-value="2025-10-09" calcext:value-type="date">
            <text:p>09/10/2025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13" office:value-type="string" calcext:value-type="string">
            <text:p>JH16G4976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0-29" calcext:value-type="date">
            <text:p>29/10/2022</text:p>
          </table:table-cell>
          <table:table-cell table:style-name="ce105" office:value-type="date" office:date-value="2027-12-27" calcext:value-type="date">
            <text:p>27/12/2027</text:p>
          </table:table-cell>
          <table:table-cell table:style-name="ce105" office:value-type="date" office:date-value="2024-07-21" calcext:value-type="date">
            <text:p>21/07/2024</text:p>
          </table:table-cell>
          <table:table-cell table:style-name="ce105" office:value-type="date" office:date-value="2024-10-28" calcext:value-type="date">
            <text:p>28/10/2024</text:p>
          </table:table-cell>
          <table:table-cell table:style-name="ce105" office:value-type="date" office:date-value="2024-10-15" calcext:value-type="date">
            <text:p>15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RE-ENTRY ON 02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13" office:value-type="string" calcext:value-type="string">
            <text:p>JH16G3289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2-21" calcext:value-type="date">
            <text:p>21/02/2023</text:p>
          </table:table-cell>
          <table:table-cell table:style-name="ce105" office:value-type="date" office:date-value="2024-03-08" calcext:value-type="date">
            <text:p>08/03/2024</text:p>
          </table:table-cell>
          <table:table-cell table:style-name="ce105" office:value-type="date" office:date-value="2023-08-13" calcext:value-type="date">
            <text:p>13/08/2023</text:p>
          </table:table-cell>
          <table:table-cell table:style-name="ce105" office:value-type="date" office:date-value="2025-02-20" calcext:value-type="date">
            <text:p>20/02/2025</text:p>
          </table:table-cell>
          <table:table-cell table:style-name="ce105" office:value-type="date" office:date-value="2024-02-13" calcext:value-type="date">
            <text:p>13/02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13" office:value-type="string" calcext:value-type="string">
            <text:p>JH16G6810</text:p>
          </table:table-cell>
          <table:table-cell table:style-name="ce96" office:value-type="float" office:value="816107" calcext:value-type="float">
            <text:p>816107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6-07" calcext:value-type="date">
            <text:p>07/06/2023</text:p>
          </table:table-cell>
          <table:table-cell table:style-name="ce105" office:value-type="date" office:date-value="2027-07-15" calcext:value-type="date">
            <text:p>15/07/2027</text:p>
          </table:table-cell>
          <table:table-cell table:style-name="ce105" office:value-type="date" office:date-value="2023-09-06" calcext:value-type="date">
            <text:p>06/09/2023</text:p>
          </table:table-cell>
          <table:table-cell table:style-name="ce105" office:value-type="date" office:date-value="2024-06-06" calcext:value-type="date">
            <text:p>06/06/2024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3" office:value-type="string" calcext:value-type="string">
            <text:p>JH16G2990</text:p>
          </table:table-cell>
          <table:table-cell table:style-name="ce96" office:value-type="float" office:value="120121" calcext:value-type="float">
            <text:p>120121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6" calcext:value-type="float">
            <text:p>17.6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1-08" calcext:value-type="date">
            <text:p>08/01/2022</text:p>
          </table:table-cell>
          <table:table-cell table:style-name="ce105" office:value-type="date" office:date-value="2024-01-10" calcext:value-type="date">
            <text:p>10/01/2024</text:p>
          </table:table-cell>
          <table:table-cell table:style-name="ce105" office:value-type="date" office:date-value="2023-10-07" calcext:value-type="date">
            <text:p>07/10/2023</text:p>
          </table:table-cell>
          <table:table-cell table:style-name="ce105" office:value-type="date" office:date-value="2024-10-07" calcext:value-type="date">
            <text:p>07/10/2024</text:p>
          </table:table-cell>
          <table:table-cell table:style-name="ce105" office:value-type="date" office:date-value="2024-01-05" calcext:value-type="date">
            <text:p>05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13" office:value-type="string" calcext:value-type="string">
            <text:p>JH16F0688</text:p>
          </table:table-cell>
          <table:table-cell table:style-name="ce96" office:value-type="float" office:value="688" calcext:value-type="float">
            <text:p>000688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6-23" calcext:value-type="date">
            <text:p>23/06/2023</text:p>
          </table:table-cell>
          <table:table-cell table:style-name="ce105" office:value-type="date" office:date-value="2027-08-16" calcext:value-type="date">
            <text:p>16/08/2027</text:p>
          </table:table-cell>
          <table:table-cell table:style-name="ce105" office:value-type="date" office:date-value="2023-09-21" calcext:value-type="date">
            <text:p>21/09/2023</text:p>
          </table:table-cell>
          <table:table-cell table:style-name="ce105" office:value-type="date" office:date-value="2025-06-21" calcext:value-type="date">
            <text:p>21/06/2025</text:p>
          </table:table-cell>
          <table:table-cell table:style-name="ce105" office:value-type="date" office:date-value="2024-05-25" calcext:value-type="date">
            <text:p>25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7-08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3" office:value-type="string" calcext:value-type="string">
            <text:p>JH16G5162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2-02" calcext:value-type="date">
            <text:p>02/02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4-19" calcext:value-type="date">
            <text:p>19/04/2023</text:p>
          </table:table-cell>
          <table:table-cell table:style-name="ce105" office:value-type="date" office:date-value="2025-02-01" calcext:value-type="date">
            <text:p>01/02/2025</text:p>
          </table:table-cell>
          <table:table-cell table:style-name="ce105" office:value-type="date" office:date-value="2024-01-23" calcext:value-type="date">
            <text:p>23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3" office:value-type="string" calcext:value-type="string">
            <text:p>JH16H574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0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3" office:value-type="string" calcext:value-type="string">
            <text:p>JH16H4725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0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3" office:value-type="string" calcext:value-type="string">
            <text:p>JH16H4899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/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0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3" office:value-type="string" calcext:value-type="string">
            <text:p>JH16H652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2" calcext:value-type="date">
            <text:p>12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1" calcext:value-type="date">
            <text:p>11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9" calcext:value-type="date">
            <text:p>29/12/2023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105" office:value-type="date" office:date-value="2024-10-02" calcext:value-type="date">
            <text:p>02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3" office:value-type="string" calcext:value-type="string">
            <text:p>JH16H1668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2" calcext:value-type="date">
            <text:p>12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1" calcext:value-type="date">
            <text:p>11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9" calcext:value-type="date">
            <text:p>29/12/2023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105" office:value-type="date" office:date-value="2024-10-02" calcext:value-type="date">
            <text:p>02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3" office:value-type="string" calcext:value-type="string">
            <text:p>JH16H2155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2" calcext:value-type="date">
            <text:p>12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1" calcext:value-type="date">
            <text:p>11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9" calcext:value-type="date">
            <text:p>29/12/2023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105" office:value-type="date" office:date-value="2024-10-02" calcext:value-type="date">
            <text:p>02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3" office:value-type="string" calcext:value-type="string">
            <text:p>JH16H4043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3" office:value-type="string" calcext:value-type="string">
            <text:p>JH16H163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3" office:value-type="string" calcext:value-type="string">
            <text:p>JH16H1953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3" office:value-type="string" calcext:value-type="string">
            <text:p>JH16H483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3" office:value-type="string" calcext:value-type="string">
            <text:p>JH16H678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3" office:value-type="string" calcext:value-type="string">
            <text:p>JH16H9016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13" office:value-type="string" calcext:value-type="string">
            <text:p>JH16H1887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0-16" calcext:value-type="date">
            <text:p>16/10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5" calcext:value-type="date">
            <text:p>15/10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28" calcext:value-type="date">
            <text:p>28/12/202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16-10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8"/>
          <table:table-cell table:style-name="ce117"/>
          <table:table-cell table:style-name="ce118" table:number-columns-repeated="8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0" office:value-type="string" calcext:value-type="string">
            <text:p>JH04AA6128</text:p>
          </table:table-cell>
          <table:table-cell table:style-name="ce96" office:value-type="float" office:value="6128" calcext:value-type="float">
            <text:p>006128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1-05" calcext:value-type="date">
            <text:p>05/11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03" calcext:value-type="date">
            <text:p>03/02/2024</text:p>
          </table:table-cell>
          <table:table-cell table:style-name="ce105" office:value-type="date" office:date-value="2025-11-03" calcext:value-type="date">
            <text:p>03/11/2025</text:p>
          </table:table-cell>
          <table:table-cell table:style-name="ce105" office:value-type="date" office:date-value="2024-10-18" calcext:value-type="date">
            <text:p>18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9-05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YPB2268H</text:p>
          </table:table-cell>
          <table:table-cell table:style-name="ce2" office:value-type="string" calcext:value-type="string">
            <text:p>20AGYPB2268H3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1" office:value-type="string" calcext:value-type="string">
            <text:p>JH16G993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3-12-21" calcext:value-type="date">
            <text:p>21/12/2023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1-09" calcext:value-type="date">
            <text:p>09/11/2022</text:p>
          </table:table-cell>
          <table:table-cell table:style-name="ce105" office:value-type="date" office:date-value="2024-11-20" calcext:value-type="date">
            <text:p>20/11/2024</text:p>
          </table:table-cell>
          <table:table-cell table:style-name="ce105" office:value-type="date" office:date-value="2024-02-04" calcext:value-type="date">
            <text:p>04/02/2024</text:p>
          </table:table-cell>
          <table:table-cell table:style-name="ce105" office:value-type="date" office:date-value="2024-11-08" calcext:value-type="date">
            <text:p>08/11/2024</text:p>
          </table:table-cell>
          <table:table-cell table:style-name="ce105" office:value-type="date" office:date-value="2024-10-28" calcext:value-type="date">
            <text:p>28/10/2024</text:p>
          </table:table-cell>
          <table:table-cell table:style-name="ce2" office:value-type="string" calcext:value-type="string">
            <text:p>SIGNA 4825 TK BSVI,10X4 29BOX</text:p>
          </table:table-cell>
          <table:table-cell table:style-name="ce2" office:value-type="string" calcext:value-type="string">
            <text:p>NEW 21-1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1" office:value-type="string" calcext:value-type="string">
            <text:p>JH16H3357</text:p>
          </table:table-cell>
          <table:table-cell table:style-name="ce96" office:value-type="float" office:value="3357" calcext:value-type="float">
            <text:p>003357</text:p>
          </table:table-cell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1-01" calcext:value-type="date">
            <text:p>01/01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date" office:date-value="2024-10-16" calcext:value-type="date">
            <text:p>16/10/2024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3-17" calcext:value-type="date">
            <text:p>17/03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2" office:value-type="string" calcext:value-type="string">
            <text:p>JH16G0366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1-03" calcext:value-type="date">
            <text:p>03/01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0-11" calcext:value-type="date">
            <text:p>11/10/2022</text:p>
          </table:table-cell>
          <table:table-cell table:style-name="ce105" office:value-type="date" office:date-value="2027-11-01" calcext:value-type="date">
            <text:p>01/11/2027</text:p>
          </table:table-cell>
          <table:table-cell table:style-name="ce105" office:value-type="date" office:date-value="2024-01-10" calcext:value-type="date">
            <text:p>10/01/2024</text:p>
          </table:table-cell>
          <table:table-cell table:style-name="ce105" office:value-type="date" office:date-value="2024-10-10" calcext:value-type="date">
            <text:p>10/10/2024</text:p>
          </table:table-cell>
          <table:table-cell table:style-name="ce105" office:value-type="date" office:date-value="2024-10-06" calcext:value-type="date">
            <text:p>06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2" office:value-type="string" calcext:value-type="string">
            <text:p>JH16H495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2-06" calcext:value-type="date">
            <text:p>06/02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5" calcext:value-type="date">
            <text:p>05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105" office:value-type="date" office:date-value="2026-02-04" calcext:value-type="date">
            <text:p>04/02/2026</text:p>
          </table:table-cell>
          <table:table-cell table:style-name="ce105" office:value-type="date" office:date-value="2025-01-28" calcext:value-type="date">
            <text:p>28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6-02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3" office:value-type="string" calcext:value-type="string">
            <text:p>JH16H716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2-06" calcext:value-type="date">
            <text:p>06/02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5" calcext:value-type="date">
            <text:p>05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105" office:value-type="date" office:date-value="2026-02-04" calcext:value-type="date">
            <text:p>04/02/2026</text:p>
          </table:table-cell>
          <table:table-cell table:style-name="ce105" office:value-type="date" office:date-value="2025-01-28" calcext:value-type="date">
            <text:p>28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6-02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3" office:value-type="string" calcext:value-type="string">
            <text:p>JH04W654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2-14" calcext:value-type="date">
            <text:p>14/02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6" calcext:value-type="float">
            <text:p>17.4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23" calcext:value-type="date">
            <text:p>23/09/2021</text:p>
          </table:table-cell>
          <table:table-cell table:style-name="ce105" office:value-type="date" office:date-value="2026-09-30" calcext:value-type="date">
            <text:p>30/09/2026</text:p>
          </table:table-cell>
          <table:table-cell table:style-name="ce105" office:value-type="date" office:date-value="2024-03-22" calcext:value-type="date">
            <text:p>22/03/2024</text:p>
          </table:table-cell>
          <table:table-cell table:style-name="ce105" office:value-type="date" office:date-value="2025-09-29" calcext:value-type="date">
            <text:p>29/09/2025</text:p>
          </table:table-cell>
          <table:table-cell table:style-name="ce105" office:value-type="date" office:date-value="2024-09-20" calcext:value-type="date">
            <text:p>20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3" office:value-type="string" calcext:value-type="string">
            <text:p>JH16H402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2-29" calcext:value-type="date">
            <text:p>29/02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28" calcext:value-type="date">
            <text:p>28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105" office:value-type="date" office:date-value="2026-02-27" calcext:value-type="date">
            <text:p>27/02/2026</text:p>
          </table:table-cell>
          <table:table-cell table:style-name="ce105" office:value-type="date" office:date-value="2025-02-21" calcext:value-type="date">
            <text:p>21/02/2025</text:p>
          </table:table-cell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3" office:value-type="string" calcext:value-type="string">
            <text:p>JH16G4937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30" calcext:value-type="date">
            <text:p>30/06/2022</text:p>
          </table:table-cell>
          <table:table-cell table:style-name="ce105" office:value-type="date" office:date-value="2027-07-06" calcext:value-type="date">
            <text:p>06/07/2027</text:p>
          </table:table-cell>
          <table:table-cell table:style-name="ce105" office:value-type="date" office:date-value="2024-06-28" calcext:value-type="date">
            <text:p>28/06/2024</text:p>
          </table:table-cell>
          <table:table-cell table:style-name="ce105" office:value-type="date" office:date-value="2024-06-29" calcext:value-type="date">
            <text:p>29/06/2024</text:p>
          </table:table-cell>
          <table:table-cell table:style-name="ce105" office:value-type="date" office:date-value="2024-11-12" calcext:value-type="date">
            <text:p>12/1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8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4" office:value-type="string" calcext:value-type="string">
            <text:p>JH04X347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04" calcext:value-type="date">
            <text:p>04/03/2022</text:p>
          </table:table-cell>
          <table:table-cell table:style-name="ce105" office:value-type="date" office:date-value="2025-03-07" calcext:value-type="date">
            <text:p>07/03/2025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6-03-15" calcext:value-type="date">
            <text:p>15/03/2026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28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3" office:value-type="string" calcext:value-type="string">
            <text:p>JH16F420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5-12" calcext:value-type="date">
            <text:p>12/05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08" calcext:value-type="date">
            <text:p>08/09/2021</text:p>
          </table:table-cell>
          <table:table-cell table:style-name="ce105" office:value-type="date" office:date-value="2026-09-22" calcext:value-type="date">
            <text:p>22/09/2026</text:p>
          </table:table-cell>
          <table:table-cell table:style-name="ce105" office:value-type="date" office:date-value="2024-06-06" calcext:value-type="date">
            <text:p>06/06/2024</text:p>
          </table:table-cell>
          <table:table-cell table:style-name="ce105" office:value-type="date" office:date-value="2025-09-20" calcext:value-type="date">
            <text:p>20/09/2025</text:p>
          </table:table-cell>
          <table:table-cell table:style-name="ce105" office:value-type="date" office:date-value="2024-08-31" calcext:value-type="date">
            <text:p>31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2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5" office:value-type="string" calcext:value-type="string">
            <text:p>JH16J2762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8-29" calcext:value-type="date">
            <text:p>29/08/2026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5-21" calcext:value-type="date">
            <text:p>21/05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02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6" office:value-type="string" calcext:value-type="string">
            <text:p>JH04AD4957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1-08" calcext:value-type="date">
            <text:p>08/01/2025</text:p>
          </table:table-cell>
          <table:table-cell table:style-name="ce105" office:value-type="date" office:date-value="2030-01-19" calcext:value-type="date">
            <text:p>19/01/2030</text:p>
          </table:table-cell>
          <table:table-cell table:style-name="ce105" office:value-type="date" office:date-value="2025-04-07" calcext:value-type="date">
            <text:p>07/04/2025</text:p>
          </table:table-cell>
          <table:table-cell table:style-name="ce105" office:value-type="date" office:date-value="2027-01-06" calcext:value-type="date">
            <text:p>06/01/2027</text:p>
          </table:table-cell>
          <table:table-cell table:style-name="ce105" office:value-type="date" office:date-value="2025-12-23" calcext:value-type="date">
            <text:p>23/12/2025</text:p>
          </table:table-cell>
          <table:table-cell table:style-name="ce2" office:value-type="string" calcext:value-type="string">
            <text:p>SIGNA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3" office:value-type="string" calcext:value-type="string">
            <text:p>JH04AC0953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05" calcext:value-type="date">
            <text:p>05/10/2024</text:p>
          </table:table-cell>
          <table:table-cell table:style-name="ce105" office:value-type="date" office:date-value="2029-10-07" calcext:value-type="date">
            <text:p>07/10/2029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date" office:date-value="2026-10-04" calcext:value-type="date">
            <text:p>04/10/2026</text:p>
          </table:table-cell>
          <table:table-cell table:style-name="ce105" office:value-type="date" office:date-value="2025-09-30" calcext:value-type="date">
            <text:p>30/09/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3" office:value-type="string" calcext:value-type="string">
            <text:p>JH04AC0398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05" calcext:value-type="date">
            <text:p>05/10/2024</text:p>
          </table:table-cell>
          <table:table-cell table:style-name="ce105" office:value-type="date" office:date-value="2029-10-07" calcext:value-type="date">
            <text:p>07/10/2029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date" office:date-value="2026-10-04" calcext:value-type="date">
            <text:p>04/10/2026</text:p>
          </table:table-cell>
          <table:table-cell table:style-name="ce105" office:value-type="date" office:date-value="2025-09-30" calcext:value-type="date">
            <text:p>30/09/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3" office:value-type="string" calcext:value-type="string">
            <text:p>JH04AD128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2-08" calcext:value-type="date">
            <text:p>08/02/2025</text:p>
          </table:table-cell>
          <table:table-cell table:style-name="ce105" office:value-type="date" office:date-value="2030-02-17" calcext:value-type="date">
            <text:p>17/02/2030</text:p>
          </table:table-cell>
          <table:table-cell table:style-name="ce105" office:value-type="date" office:date-value="2025-05-07" calcext:value-type="date">
            <text:p>07/05/2025</text:p>
          </table:table-cell>
          <table:table-cell table:style-name="ce105" office:value-type="date" office:date-value="2026-02-07" calcext:value-type="date">
            <text:p>07/02/2026</text:p>
          </table:table-cell>
          <table:table-cell table:style-name="ce105" office:value-type="date" office:date-value="2026-02-02" calcext:value-type="date">
            <text:p>02/02/2026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3" office:value-type="string" calcext:value-type="string">
            <text:p>JH04AD5572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30" calcext:value-type="date">
            <text:p>30/11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105" office:value-type="date" office:date-value="2026-11-29" calcext:value-type="date">
            <text:p>29/11/2026</text:p>
          </table:table-cell>
          <table:table-cell table:style-name="ce105" office:value-type="date" office:date-value="2025-11-24" calcext:value-type="date">
            <text:p>24/11/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3" office:value-type="string" calcext:value-type="string">
            <text:p>JH04AC4095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20" calcext:value-type="date">
            <text:p>20/08/2024</text:p>
          </table:table-cell>
          <table:table-cell table:style-name="ce105" office:value-type="date" office:date-value="2029-09-08" calcext:value-type="date">
            <text:p>08/09/2029</text:p>
          </table:table-cell>
          <table:table-cell table:style-name="ce105" office:value-type="date" office:date-value="2025-05-19" calcext:value-type="date">
            <text:p>19/05/2025</text:p>
          </table:table-cell>
          <table:table-cell table:style-name="ce105" office:value-type="date" office:date-value="2026-08-16" calcext:value-type="date">
            <text:p>16/08/2026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3" office:value-type="string" calcext:value-type="string">
            <text:p>JH04AC5314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8-07" calcext:value-type="date">
            <text:p>07/08/2024</text:p>
          </table:table-cell>
          <table:table-cell table:style-name="ce105" office:value-type="date" office:date-value="2029-08-22" calcext:value-type="date">
            <text:p>22/08/2029</text:p>
          </table:table-cell>
          <table:table-cell table:style-name="ce105" office:value-type="date" office:date-value="2025-11-05" calcext:value-type="date">
            <text:p>05/11/2025</text:p>
          </table:table-cell>
          <table:table-cell table:style-name="ce105" office:value-type="date" office:date-value="2026-08-02" calcext:value-type="date">
            <text:p>02/08/2026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3" office:value-type="string" calcext:value-type="string">
            <text:p>JH16J0191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12-01" calcext:value-type="date">
            <text:p>01/12/2023</text:p>
          </table:table-cell>
          <table:table-cell table:style-name="ce105" office:value-type="date" office:date-value="2028-12-01" calcext:value-type="date">
            <text:p>01/12/2028</text:p>
          </table:table-cell>
          <table:table-cell table:style-name="ce105" office:value-type="date" office:date-value="2025-07-08" calcext:value-type="date">
            <text:p>08/07/2025</text:p>
          </table:table-cell>
          <table:table-cell table:style-name="ce105" office:value-type="date" office:date-value="2025-11-30" calcext:value-type="date">
            <text:p>30/11/2025</text:p>
          </table:table-cell>
          <table:table-cell table:style-name="ce105" office:value-type="date" office:date-value="2025-11-27" calcext:value-type="date">
            <text:p>27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3" office:value-type="string" calcext:value-type="string">
            <text:p>JH04AE7111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5-14" calcext:value-type="date">
            <text:p>14/05/2025</text:p>
          </table:table-cell>
          <table:table-cell table:style-name="ce105" office:value-type="string" calcext:value-type="string">
            <text:p>25-14-2030</text:p>
          </table:table-cell>
          <table:table-cell table:style-name="ce105" office:value-type="date" office:date-value="2025-11-13" calcext:value-type="date">
            <text:p>13/11/2025</text:p>
          </table:table-cell>
          <table:table-cell table:style-name="ce105" office:value-type="date" office:date-value="2027-05-13" calcext:value-type="date">
            <text:p>13/05/2027</text:p>
          </table:table-cell>
          <table:table-cell table:style-name="ce105" office:value-type="date" office:date-value="2026-05-01" calcext:value-type="date">
            <text:p>01/05/2026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13" office:value-type="string" calcext:value-type="string">
            <text:p>JH16J6457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8-08-29" calcext:value-type="date">
            <text:p>29/08/2028</text:p>
          </table:table-cell>
          <table:table-cell table:style-name="ce105" office:value-type="date" office:date-value="2025-11-11" calcext:value-type="date">
            <text:p>11/11/2025</text:p>
          </table:table-cell>
          <table:table-cell table:style-name="ce105" office:value-type="date" office:date-value="2026-08-29" calcext:value-type="date">
            <text:p>29/08/2026</text:p>
          </table:table-cell>
          <table:table-cell table:style-name="ce105" office:value-type="date" office:date-value="2026-06-29" calcext:value-type="date">
            <text:p>29/06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13" office:value-type="string" calcext:value-type="string">
            <text:p>JH16K1859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6-11" calcext:value-type="date">
            <text:p>11/06/2025</text:p>
          </table:table-cell>
          <table:table-cell table:style-name="ce105" office:value-type="date" office:date-value="2030-06-19" calcext:value-type="date">
            <text:p>19/06/2030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105" office:value-type="date" office:date-value="2027-06-10" calcext:value-type="date">
            <text:p>10/06/2027</text:p>
          </table:table-cell>
          <table:table-cell table:style-name="ce105" office:value-type="date" office:date-value="2026-04-30" calcext:value-type="date">
            <text:p>30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3" office:value-type="string" calcext:value-type="string">
            <text:p>JH16K0363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7-16" calcext:value-type="date">
            <text:p>16/07/2025</text:p>
          </table:table-cell>
          <table:table-cell table:style-name="ce105" office:value-type="date" office:date-value="2030-07-22" calcext:value-type="date">
            <text:p>22/07/2030</text:p>
          </table:table-cell>
          <table:table-cell table:style-name="ce105" office:value-type="date" office:date-value="2026-01-14" calcext:value-type="date">
            <text:p>14/01/2026</text:p>
          </table:table-cell>
          <table:table-cell table:style-name="ce105" office:value-type="date" office:date-value="2027-07-15" calcext:value-type="date">
            <text:p>15/07/2027</text:p>
          </table:table-cell>
          <table:table-cell table:style-name="ce105" office:value-type="date" office:date-value="2026-07-08" calcext:value-type="date">
            <text:p>08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3" office:value-type="string" calcext:value-type="string">
            <text:p>JH16J395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8" calcext:value-type="float">
            <text:p>17.6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3-05" calcext:value-type="date">
            <text:p>05/03/2025</text:p>
          </table:table-cell>
          <table:table-cell table:style-name="ce105" office:value-type="date" office:date-value="2030-03-17" calcext:value-type="date">
            <text:p>17/03/2030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105" office:value-type="date" office:date-value="2027-03-04" calcext:value-type="date">
            <text:p>04/03/2027</text:p>
          </table:table-cell>
          <table:table-cell table:style-name="ce105" office:value-type="date" office:date-value="2026-02-24" calcext:value-type="date">
            <text:p>24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13" office:value-type="string" calcext:value-type="string">
            <text:p>JH16J5670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105" office:value-type="date" office:date-value="2030-04-08" calcext:value-type="date">
            <text:p>08/04/2030</text:p>
          </table:table-cell>
          <table:table-cell table:style-name="ce105" office:value-type="date" office:date-value="2025-07-06" calcext:value-type="date">
            <text:p>06/07/2025</text:p>
          </table:table-cell>
          <table:table-cell table:style-name="ce105" office:value-type="date" office:date-value="2027-04-07" calcext:value-type="date">
            <text:p>07/04/2027</text:p>
          </table:table-cell>
          <table:table-cell table:style-name="ce105" office:value-type="date" office:date-value="2026-03-28" calcext:value-type="date">
            <text:p>28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3" office:value-type="string" calcext:value-type="string">
            <text:p>JH04AC7469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25" calcext:value-type="date">
            <text:p>25/11/2024</text:p>
          </table:table-cell>
          <table:table-cell table:style-name="ce105" office:value-type="date" office:date-value="2029-12-03" calcext:value-type="date">
            <text:p>03/12/2029</text:p>
          </table:table-cell>
          <table:table-cell table:style-name="ce105" office:value-type="date" office:date-value="2025-11-20" calcext:value-type="date">
            <text:p>20/11/2025</text:p>
          </table:table-cell>
          <table:table-cell table:style-name="ce105" office:value-type="date" office:date-value="2026-11-24" calcext:value-type="date">
            <text:p>24/11/2026</text:p>
          </table:table-cell>
          <table:table-cell table:style-name="ce105" office:value-type="date" office:date-value="2025-11-03" calcext:value-type="date">
            <text:p>03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3" office:value-type="string" calcext:value-type="string">
            <text:p>JH16K4308</text:p>
          </table:table-cell>
          <table:table-cell table:style-name="ce96"/>
          <table:table-cell table:style-name="ce2" office:value-type="string" calcext:value-type="string">
            <text:p>M/S HANUMANT TRANSPOR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GR/PNCM/2023/97/PKR/CT/WO-59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PRADEEP KUMAR BAGARI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8252495535" calcext:value-type="float">
            <text:p>8252495535</text:p>
          </table:table-cell>
          <table:table-cell table:style-name="ce2" office:value-type="float" office:value="8757531048" calcext:value-type="float">
            <text:p>875753104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6-25" calcext:value-type="date">
            <text:p>25/06/2025</text:p>
          </table:table-cell>
          <table:table-cell table:style-name="ce105" office:value-type="date" office:date-value="2030-07-11" calcext:value-type="date">
            <text:p>11/07/2030</text:p>
          </table:table-cell>
          <table:table-cell table:style-name="ce105" office:value-type="date" office:date-value="2025-09-24" calcext:value-type="date">
            <text:p>24/09/2025</text:p>
          </table:table-cell>
          <table:table-cell table:style-name="ce105" office:value-type="date" office:date-value="2027-06-24" calcext:value-type="date">
            <text:p>24/06/2027</text:p>
          </table:table-cell>
          <table:table-cell table:style-name="ce105" office:value-type="date" office:date-value="2026-06-23" calcext:value-type="date">
            <text:p>23/06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7" office:value-type="string" calcext:value-type="string">
            <text:p>JH16F0475</text:p>
          </table:table-cell>
          <table:table-cell table:style-name="ce96" office:value-type="float" office:value="475" calcext:value-type="float">
            <text:p>000475</text:p>
          </table:table-cell>
          <table:table-cell table:style-name="ce2" office:value-type="string" calcext:value-type="string">
            <text:p>SIMA KUMARI SINGH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BGR/PNCM/2023/80/PKR/CT/WO-61</text:p>
          </table:table-cell>
          <table:table-cell table:style-name="ce105" office:value-type="date" office:date-value="2024-05-06" calcext:value-type="date">
            <text:p>06/05/2024</text:p>
          </table:table-cell>
          <table:table-cell table:style-name="ce2" office:value-type="string" calcext:value-type="string">
            <text:p>SIMA KUMARI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odel School Amrapara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6203821491" calcext:value-type="float">
            <text:p>6203821491</text:p>
          </table:table-cell>
          <table:table-cell table:style-name="ce2" office:value-type="float" office:value="8789743198" calcext:value-type="float">
            <text:p>878974319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29" calcext:value-type="date">
            <text:p>29/09/2021</text:p>
          </table:table-cell>
          <table:table-cell table:style-name="ce105" office:value-type="date" office:date-value="2026-10-21" calcext:value-type="date">
            <text:p>21/10/2026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105" office:value-type="date" office:date-value="2025-10-10" calcext:value-type="date">
            <text:p>10/10/2025</text:p>
          </table:table-cell>
          <table:table-cell table:style-name="ce105" office:value-type="date" office:date-value="2024-09-22" calcext:value-type="date">
            <text:p>22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6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MUPS0181R</text:p>
          </table:table-cell>
          <table:table-cell table:style-name="ce2" office:value-type="string" calcext:value-type="string">
            <text:p>20DMUPS0181R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7" office:value-type="string" calcext:value-type="string">
            <text:p>JH04Y4455</text:p>
          </table:table-cell>
          <table:table-cell table:style-name="ce96" office:value-type="float" office:value="666666" calcext:value-type="float">
            <text:p>666666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GR/PNCM/2023/31/PKR/CT/WO-65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string" calcext:value-type="string">
            <text:p>Dumarchir</text:p>
          </table:table-cell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0" calcext:value-type="date">
            <text:p>20/07/2025</text:p>
          </table:table-cell>
          <table:table-cell table:style-name="ce105" office:value-type="date" office:date-value="2027-04-20" calcext:value-type="date">
            <text:p>20/04/2027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NOPK8086N</text:p>
          </table:table-cell>
          <table:table-cell table:style-name="ce2" office:value-type="string" calcext:value-type="string">
            <text:p>20BNOPK8086N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7" office:value-type="string" calcext:value-type="string">
            <text:p>JH04W4455</text:p>
          </table:table-cell>
          <table:table-cell table:style-name="ce96" office:value-type="float" office:value="666666" calcext:value-type="float">
            <text:p>666666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GR/PNCM/2023/31/PKR/CT/WO-65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string" calcext:value-type="string">
            <text:p>Dumarchir</text:p>
          </table:table-cell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0" calcext:value-type="date">
            <text:p>20/07/2025</text:p>
          </table:table-cell>
          <table:table-cell table:style-name="ce105" office:value-type="date" office:date-value="2027-04-20" calcext:value-type="date">
            <text:p>20/04/2027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NOPK8086N</text:p>
          </table:table-cell>
          <table:table-cell table:style-name="ce2" office:value-type="string" calcext:value-type="string">
            <text:p>20BNOPK8086N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7" office:value-type="string" calcext:value-type="string">
            <text:p>JH04X4455</text:p>
          </table:table-cell>
          <table:table-cell table:style-name="ce96" office:value-type="float" office:value="666666" calcext:value-type="float">
            <text:p>666666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GR/PNCM/2023/31/PKR/CT/WO-65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string" calcext:value-type="string">
            <text:p>Dumarchir</text:p>
          </table:table-cell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0" calcext:value-type="date">
            <text:p>20/07/2025</text:p>
          </table:table-cell>
          <table:table-cell table:style-name="ce105" office:value-type="date" office:date-value="2027-04-20" calcext:value-type="date">
            <text:p>20/04/2027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NOPK8086N</text:p>
          </table:table-cell>
          <table:table-cell table:style-name="ce2" office:value-type="string" calcext:value-type="string">
            <text:p>20BNOPK8086N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7" office:value-type="string" calcext:value-type="string">
            <text:p>JH04Z4455</text:p>
          </table:table-cell>
          <table:table-cell table:style-name="ce96" office:value-type="float" office:value="666666" calcext:value-type="float">
            <text:p>666666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GR/PNCM/2023/31/PKR/CT/WO-65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2" office:value-type="string" calcext:value-type="string">
            <text:p>NAVNIT KUMAR</text:p>
          </table:table-cell>
          <table:table-cell table:style-name="ce2" office:value-type="string" calcext:value-type="string">
            <text:p>Dumarchir</text:p>
          </table:table-cell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0" calcext:value-type="date">
            <text:p>20/07/2025</text:p>
          </table:table-cell>
          <table:table-cell table:style-name="ce105" office:value-type="date" office:date-value="2027-04-20" calcext:value-type="date">
            <text:p>20/04/2027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NOPK8086N</text:p>
          </table:table-cell>
          <table:table-cell table:style-name="ce2" office:value-type="string" calcext:value-type="string">
            <text:p>20BNOPK8086N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3" office:value-type="string" calcext:value-type="string">
            <text:p>JH16J6015</text:p>
          </table:table-cell>
          <table:table-cell table:style-name="ce96"/>
          <table:table-cell table:style-name="ce2" office:value-type="string" calcext:value-type="string">
            <text:p>PRADIP RAY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GR/PNCM/2023/60/PKR/CT/WO-75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PRADIP RAY</text:p>
          </table:table-cell>
          <table:table-cell table:style-name="ce2" office:value-type="string" calcext:value-type="string">
            <text:p>AMARAPARA</text:p>
          </table:table-cell>
          <table:table-cell table:style-name="ce2" office:value-type="string" calcext:value-type="string">
            <text:p>Barapahar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123144127" calcext:value-type="float">
            <text:p>9123144127</text:p>
          </table:table-cell>
          <table:table-cell table:style-name="ce2" office:value-type="float" office:value="9031557113" calcext:value-type="float">
            <text:p>90315571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6-03" calcext:value-type="date">
            <text:p>03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6-02" calcext:value-type="date">
            <text:p>02/06/2026</text:p>
          </table:table-cell>
          <table:table-cell table:style-name="ce105" office:value-type="date" office:date-value="2025-05-28" calcext:value-type="date">
            <text:p>2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LLPR6607N</text:p>
          </table:table-cell>
          <table:table-cell table:style-name="ce2" office:value-type="string" calcext:value-type="string">
            <text:p>20CLLPR6607N2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8" office:value-type="string" calcext:value-type="string">
            <text:p>JH04AD1404</text:p>
          </table:table-cell>
          <table:table-cell table:style-name="ce96" office:value-type="float" office:value="444444" calcext:value-type="float">
            <text:p>444444</text:p>
          </table:table-cell>
          <table:table-cell table:style-name="ce2" office:value-type="string" calcext:value-type="string">
            <text:p>SANTOSH KUMAR BHAGAT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GR/PNCM/2023/13/PKR/CT/WO-76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SANTOSH KUMAR BHAGAT</text:p>
          </table:table-cell>
          <table:table-cell table:style-name="ce2" office:value-type="string" calcext:value-type="string">
            <text:p>AMA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123144127" calcext:value-type="float">
            <text:p>9123144127</text:p>
          </table:table-cell>
          <table:table-cell table:style-name="ce2" office:value-type="float" office:value="9031557113" calcext:value-type="float">
            <text:p>903155711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2-14" calcext:value-type="date">
            <text:p>14/12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6-03-13" calcext:value-type="date">
            <text:p>13/03/2026</text:p>
          </table:table-cell>
          <table:table-cell table:style-name="ce105" office:value-type="date" office:date-value="2026-12-13" calcext:value-type="date">
            <text:p>13/12/2026</text:p>
          </table:table-cell>
          <table:table-cell table:style-name="ce105" office:value-type="date" office:date-value="2025-12-09" calcext:value-type="date">
            <text:p>09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KZPB3248A</text:p>
          </table:table-cell>
          <table:table-cell table:style-name="ce2" office:value-type="string" calcext:value-type="string">
            <text:p>20AKZPB3248A1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9" office:value-type="string" calcext:value-type="string">
            <text:p>JH16H4786</text:p>
          </table:table-cell>
          <table:table-cell table:style-name="ce96" office:value-type="float" office:value="4786" calcext:value-type="float">
            <text:p>004786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GR/PNCM/2023/75/PKR/CT/WO-91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<text:s/>DUMARCHI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7250323521" calcext:value-type="float">
            <text:p>7250323521</text:p>
          </table:table-cell>
          <table:table-cell table:style-name="ce2" office:value-type="float" office:value="6200858305" calcext:value-type="float">
            <text:p>620085830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30" calcext:value-type="date">
            <text:p>30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9" calcext:value-type="date">
            <text:p>29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7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FA4286P</text:p>
          </table:table-cell>
          <table:table-cell table:style-name="ce2" office:value-type="string" calcext:value-type="string">
            <text:p>20AAPFA4286P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9" office:value-type="string" calcext:value-type="string">
            <text:p>JH16H0107</text:p>
          </table:table-cell>
          <table:table-cell table:style-name="ce96" office:value-type="float" office:value="107" calcext:value-type="float">
            <text:p>000107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GR/PNCM/2023/75/PKR/CT/WO-91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<text:s/>DUMARCHI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92" calcext:value-type="float">
            <text:p>15.92</text:p>
          </table:table-cell>
          <table:table-cell table:style-name="ce2" office:value-type="float" office:value="7250323521" calcext:value-type="float">
            <text:p>7250323521</text:p>
          </table:table-cell>
          <table:table-cell table:style-name="ce2" office:value-type="float" office:value="6200858305" calcext:value-type="float">
            <text:p>620085830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30" calcext:value-type="date">
            <text:p>30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9" calcext:value-type="date">
            <text:p>29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7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FA4286P</text:p>
          </table:table-cell>
          <table:table-cell table:style-name="ce2" office:value-type="string" calcext:value-type="string">
            <text:p>20AAPFA4286P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9" office:value-type="string" calcext:value-type="string">
            <text:p>JH16H5391</text:p>
          </table:table-cell>
          <table:table-cell table:style-name="ce96" office:value-type="float" office:value="5391" calcext:value-type="float">
            <text:p>005391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GR/PNCM/2023/75/PKR/CT/WO-91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A S ENTERPRISES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<text:s/>DUMARCHI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7250323521" calcext:value-type="float">
            <text:p>7250323521</text:p>
          </table:table-cell>
          <table:table-cell table:style-name="ce2" office:value-type="float" office:value="6200858305" calcext:value-type="float">
            <text:p>620085830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30" calcext:value-type="date">
            <text:p>30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9" calcext:value-type="date">
            <text:p>29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7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PFA4286P</text:p>
          </table:table-cell>
          <table:table-cell table:style-name="ce2" office:value-type="string" calcext:value-type="string">
            <text:p>20AAPFA4286P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9" office:value-type="string" calcext:value-type="string">
            <text:p>JH04AC932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0-26" calcext:value-type="date">
            <text:p>26/10/2024</text:p>
          </table:table-cell>
          <table:table-cell table:style-name="ce105" office:value-type="date" office:date-value="2029-10-26" calcext:value-type="date">
            <text:p>26/10/2029</text:p>
          </table:table-cell>
          <table:table-cell table:style-name="ce105" office:value-type="date" office:date-value="2025-03-25" calcext:value-type="date">
            <text:p>25/03/2025</text:p>
          </table:table-cell>
          <table:table-cell table:style-name="ce105" office:value-type="date" office:date-value="2026-10-18" calcext:value-type="date">
            <text:p>18/10/2026</text:p>
          </table:table-cell>
          <table:table-cell table:style-name="ce105" office:value-type="date" office:date-value="2025-09-30" calcext:value-type="date">
            <text:p>30/09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9" office:value-type="string" calcext:value-type="string">
            <text:p>JH02BC4600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0-11-09" calcext:value-type="date">
            <text:p>09/11/2020</text:p>
          </table:table-cell>
          <table:table-cell table:style-name="ce105" office:value-type="date" office:date-value="2026-07-18" calcext:value-type="date">
            <text:p>18/07/2026</text:p>
          </table:table-cell>
          <table:table-cell table:style-name="ce105" office:value-type="date" office:date-value="2023-05-02" calcext:value-type="date">
            <text:p>02/05/2023</text:p>
          </table:table-cell>
          <table:table-cell table:style-name="ce105" office:value-type="date" office:date-value="2024-12-04" calcext:value-type="date">
            <text:p>04/12/2024</text:p>
          </table:table-cell>
          <table:table-cell table:style-name="ce105" office:value-type="date" office:date-value="2023-11-23" calcext:value-type="date">
            <text:p>23/11/2023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30" office:value-type="string" calcext:value-type="string">
            <text:p>JH04X832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6" calcext:value-type="float">
            <text:p>17.4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6-20" calcext:value-type="date">
            <text:p>20/06/2022</text:p>
          </table:table-cell>
          <table:table-cell table:style-name="ce105" office:value-type="date" office:date-value="2027-06-28" calcext:value-type="date">
            <text:p>28/06/2027</text:p>
          </table:table-cell>
          <table:table-cell table:style-name="ce105" office:value-type="date" office:date-value="2023-06-03" calcext:value-type="date">
            <text:p>03/06/2023</text:p>
          </table:table-cell>
          <table:table-cell table:style-name="ce105" office:value-type="date" office:date-value="2024-06-19" calcext:value-type="date">
            <text:p>19/06/2024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31" office:value-type="string" calcext:value-type="string">
            <text:p>JH04X9142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6-20" calcext:value-type="date">
            <text:p>20/06/2022</text:p>
          </table:table-cell>
          <table:table-cell table:style-name="ce105" office:value-type="date" office:date-value="2027-06-28" calcext:value-type="date">
            <text:p>28/06/2027</text:p>
          </table:table-cell>
          <table:table-cell table:style-name="ce105" office:value-type="date" office:date-value="2023-06-01" calcext:value-type="date">
            <text:p>01/06/2023</text:p>
          </table:table-cell>
          <table:table-cell table:style-name="ce105" office:value-type="date" office:date-value="2024-06-19" calcext:value-type="date">
            <text:p>19/06/2024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3" office:value-type="string" calcext:value-type="string">
            <text:p>JH04X3436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8" calcext:value-type="float">
            <text:p>17.4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5-17" calcext:value-type="date">
            <text:p>17/05/2022</text:p>
          </table:table-cell>
          <table:table-cell table:style-name="ce105" office:value-type="date" office:date-value="2027-05-22" calcext:value-type="date">
            <text:p>22/05/2027</text:p>
          </table:table-cell>
          <table:table-cell table:style-name="ce105" office:value-type="date" office:date-value="2023-05-12" calcext:value-type="date">
            <text:p>12/05/2023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<text:s/>SIGNA 4825</text:p>
          </table:table-cell>
          <table:table-cell table:style-name="ce11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32" office:value-type="string" calcext:value-type="string">
            <text:p>JH16H9952</text:p>
          </table:table-cell>
          <table:table-cell table:style-name="ce96" office:value-type="float" office:value="9952" calcext:value-type="float">
            <text:p>009952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25" calcext:value-type="date">
            <text:p>25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4-27" calcext:value-type="date">
            <text:p>27/04/2023</text:p>
          </table:table-cell>
          <table:table-cell table:style-name="ce105" office:value-type="date" office:date-value="2028-04-27" calcext:value-type="date">
            <text:p>27/04/2028</text:p>
          </table:table-cell>
          <table:table-cell table:style-name="ce105" office:value-type="date" office:date-value="2023-07-26" calcext:value-type="date">
            <text:p>26/07/2023</text:p>
          </table:table-cell>
          <table:table-cell table:style-name="ce105" office:value-type="date" office:date-value="2025-04-26" calcext:value-type="date">
            <text:p>26/04/2025</text:p>
          </table:table-cell>
          <table:table-cell table:style-name="ce105" office:value-type="date" office:date-value="2024-04-20" calcext:value-type="date">
            <text:p>20/04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32" office:value-type="string" calcext:value-type="string">
            <text:p>JH16H5138</text:p>
          </table:table-cell>
          <table:table-cell table:style-name="ce96" office:value-type="float" office:value="5138" calcext:value-type="float">
            <text:p>00513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25" calcext:value-type="date">
            <text:p>25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4-27" calcext:value-type="date">
            <text:p>27/04/2023</text:p>
          </table:table-cell>
          <table:table-cell table:style-name="ce105" office:value-type="date" office:date-value="2028-04-27" calcext:value-type="date">
            <text:p>27/04/2028</text:p>
          </table:table-cell>
          <table:table-cell table:style-name="ce105" office:value-type="date" office:date-value="2023-07-26" calcext:value-type="date">
            <text:p>26/07/2023</text:p>
          </table:table-cell>
          <table:table-cell table:style-name="ce105" office:value-type="date" office:date-value="2025-04-26" calcext:value-type="date">
            <text:p>26/04/2025</text:p>
          </table:table-cell>
          <table:table-cell table:style-name="ce105" office:value-type="date" office:date-value="2024-04-20" calcext:value-type="date">
            <text:p>20/04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32" office:value-type="string" calcext:value-type="string">
            <text:p>JH16H6504</text:p>
          </table:table-cell>
          <table:table-cell table:style-name="ce96" office:value-type="float" office:value="6504" calcext:value-type="float">
            <text:p>006504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25" calcext:value-type="date">
            <text:p>25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4-27" calcext:value-type="date">
            <text:p>27/04/2023</text:p>
          </table:table-cell>
          <table:table-cell table:style-name="ce105" office:value-type="date" office:date-value="2028-04-27" calcext:value-type="date">
            <text:p>27/04/2028</text:p>
          </table:table-cell>
          <table:table-cell table:style-name="ce105" office:value-type="date" office:date-value="2023-07-26" calcext:value-type="date">
            <text:p>26/07/2023</text:p>
          </table:table-cell>
          <table:table-cell table:style-name="ce105" office:value-type="date" office:date-value="2025-04-26" calcext:value-type="date">
            <text:p>26/04/2025</text:p>
          </table:table-cell>
          <table:table-cell table:style-name="ce105" office:value-type="date" office:date-value="2024-04-20" calcext:value-type="date">
            <text:p>20/04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33" office:value-type="string" calcext:value-type="string">
            <text:p>JH04Z3753</text:p>
          </table:table-cell>
          <table:table-cell table:style-name="ce96" office:value-type="float" office:value="3753" calcext:value-type="float">
            <text:p>00375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6-14" calcext:value-type="date">
            <text:p>14/06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04" calcext:value-type="float">
            <text:p>16.0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6-09" calcext:value-type="date">
            <text:p>09/06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08" calcext:value-type="date">
            <text:p>08/09/2023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34" office:value-type="string" calcext:value-type="string">
            <text:p>JH04Z3286</text:p>
          </table:table-cell>
          <table:table-cell table:style-name="ce96" office:value-type="float" office:value="3286" calcext:value-type="float">
            <text:p>003286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6-14" calcext:value-type="date">
            <text:p>14/06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06" calcext:value-type="float">
            <text:p>16.0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6-09" calcext:value-type="date">
            <text:p>09/06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08" calcext:value-type="date">
            <text:p>08/09/2023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35" office:value-type="string" calcext:value-type="string">
            <text:p>JH04X4253</text:p>
          </table:table-cell>
          <table:table-cell table:style-name="ce96" office:value-type="float" office:value="4253" calcext:value-type="float">
            <text:p>00425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8-29" calcext:value-type="date">
            <text:p>29/08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2-25" calcext:value-type="date">
            <text:p>25/02/2022</text:p>
          </table:table-cell>
          <table:table-cell table:style-name="ce105" office:value-type="date" office:date-value="2027-03-03" calcext:value-type="date">
            <text:p>03/03/2027</text:p>
          </table:table-cell>
          <table:table-cell table:style-name="ce105" office:value-type="string" calcext:value-type="string">
            <text:p>17-112023</text:p>
          </table:table-cell>
          <table:table-cell table:style-name="ce105" office:value-type="date" office:date-value="2024-02-24" calcext:value-type="date">
            <text:p>24/02/2024</text:p>
          </table:table-cell>
          <table:table-cell table:style-name="ce105" office:value-type="date" office:date-value="2024-01-26" calcext:value-type="date">
            <text:p>26/01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35" office:value-type="string" calcext:value-type="string">
            <text:p>JH04AA6008</text:p>
          </table:table-cell>
          <table:table-cell table:style-name="ce96" office:value-type="float" office:value="6008" calcext:value-type="float">
            <text:p>00600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8-29" calcext:value-type="date">
            <text:p>29/08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26" calcext:value-type="date">
            <text:p>26/06/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3-10-25" calcext:value-type="date">
            <text:p>25/10/2023</text:p>
          </table:table-cell>
          <table:table-cell table:style-name="ce105" office:value-type="date" office:date-value="2025-07-25" calcext:value-type="date">
            <text:p>25/07/2025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35" office:value-type="string" calcext:value-type="string">
            <text:p>JH04Z1105</text:p>
          </table:table-cell>
          <table:table-cell table:style-name="ce96" office:value-type="float" office:value="1105" calcext:value-type="float">
            <text:p>00110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8-29" calcext:value-type="date">
            <text:p>29/08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01" calcext:value-type="date">
            <text:p>01/07/2023</text:p>
          </table:table-cell>
          <table:table-cell table:style-name="ce105" office:value-type="date" office:date-value="2028-07-05" calcext:value-type="date">
            <text:p>05/07/2028</text:p>
          </table:table-cell>
          <table:table-cell table:style-name="ce105" office:value-type="date" office:date-value="2023-09-30" calcext:value-type="date">
            <text:p>30/09/2023</text:p>
          </table:table-cell>
          <table:table-cell table:style-name="ce105" office:value-type="date" office:date-value="2025-06-30" calcext:value-type="date">
            <text:p>30/06/2025</text:p>
          </table:table-cell>
          <table:table-cell table:style-name="ce105" office:value-type="date" office:date-value="2024-06-28" calcext:value-type="date">
            <text:p>28/06/2024</text:p>
          </table:table-cell>
          <table:table-cell table:style-name="ce2" office:value-type="string" calcext:value-type="string">
            <text:p><text:s/>SIGNA 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36" office:value-type="string" calcext:value-type="string">
            <text:p>JH04Z2387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office:value-type="date" office:date-value="2023-01-20" calcext:value-type="date">
            <text:p>20/01/2023</text:p>
          </table:table-cell>
          <table:table-cell table:style-name="ce105" office:value-type="date" office:date-value="2028-01-29" calcext:value-type="date">
            <text:p>29/01/2028</text:p>
          </table:table-cell>
          <table:table-cell table:style-name="ce105" office:value-type="date" office:date-value="2023-04-18" calcext:value-type="date">
            <text:p>18/04/2023</text:p>
          </table:table-cell>
          <table:table-cell table:style-name="ce105" office:value-type="date" office:date-value="2025-01-19" calcext:value-type="date">
            <text:p>19/01/2025</text:p>
          </table:table-cell>
          <table:table-cell table:style-name="ce105" office:value-type="date" office:date-value="2024-01-18" calcext:value-type="date">
            <text:p>18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ENGE <text:s text:c="5"/>JH04Y1497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36" office:value-type="string" calcext:value-type="string">
            <text:p>JH04Z8345</text:p>
          </table:table-cell>
          <table:table-cell table:style-name="ce96" office:value-type="float" office:value="8345" calcext:value-type="float">
            <text:p>00834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7-29" calcext:value-type="date">
            <text:p>29/07/2023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105" office:value-type="date" office:date-value="2024-04-30" calcext:value-type="date">
            <text:p>30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ENG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37" office:value-type="string" calcext:value-type="string">
            <text:p>JH04Z2413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office:value-type="date" office:date-value="2023-01-20" calcext:value-type="date">
            <text:p>20/01/2023</text:p>
          </table:table-cell>
          <table:table-cell table:style-name="ce105" office:value-type="date" office:date-value="2028-01-29" calcext:value-type="date">
            <text:p>29/01/2028</text:p>
          </table:table-cell>
          <table:table-cell table:style-name="ce105" office:value-type="date" office:date-value="2023-04-18" calcext:value-type="date">
            <text:p>18/04/2023</text:p>
          </table:table-cell>
          <table:table-cell table:style-name="ce105" office:value-type="date" office:date-value="2025-01-19" calcext:value-type="date">
            <text:p>19/01/2025</text:p>
          </table:table-cell>
          <table:table-cell table:style-name="ce105" office:value-type="date" office:date-value="2024-01-18" calcext:value-type="date">
            <text:p>18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ENGE <text:s text:c="5"/>JH04Y1497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38" office:value-type="string" calcext:value-type="string">
            <text:p>JH04Z5842</text:p>
          </table:table-cell>
          <table:table-cell table:style-name="ce96" office:value-type="float" office:value="5842" calcext:value-type="float">
            <text:p>005842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office:value-type="date" office:date-value="2023-05-02" calcext:value-type="date">
            <text:p>02/05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7-29" calcext:value-type="date">
            <text:p>29/07/2023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ENG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39" office:value-type="string" calcext:value-type="string">
            <text:p>JH04Z645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office:value-type="date" office:date-value="2023-01-20" calcext:value-type="date">
            <text:p>20/01/2023</text:p>
          </table:table-cell>
          <table:table-cell table:style-name="ce105" office:value-type="date" office:date-value="2028-01-29" calcext:value-type="date">
            <text:p>29/01/2028</text:p>
          </table:table-cell>
          <table:table-cell table:style-name="ce105" office:value-type="date" office:date-value="2023-04-18" calcext:value-type="date">
            <text:p>18/04/2023</text:p>
          </table:table-cell>
          <table:table-cell table:style-name="ce105" office:value-type="date" office:date-value="2025-01-19" calcext:value-type="date">
            <text:p>19/01/2025</text:p>
          </table:table-cell>
          <table:table-cell table:style-name="ce105" office:value-type="date" office:date-value="2023-01-18" calcext:value-type="date">
            <text:p>18/0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ENGE <text:s text:c="5"/>JH04Y1497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39" office:value-type="string" calcext:value-type="string">
            <text:p>JH04X9882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/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05" table:number-columns-repeated="5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39" office:value-type="string" calcext:value-type="string">
            <text:p>JH04AA7912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/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3" office:value-type="string" calcext:value-type="string">
            <text:p>JH04AA2604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/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33" office:value-type="string" calcext:value-type="string">
            <text:p>JH04AA8784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/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33" office:value-type="string" calcext:value-type="string">
            <text:p>JH04AA322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/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40" office:value-type="string" calcext:value-type="string">
            <text:p>JH04X2247</text:p>
          </table:table-cell>
          <table:table-cell table:style-name="ce96" office:value-type="float" office:value="2247" calcext:value-type="float">
            <text:p>002247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3-16" calcext:value-type="date">
            <text:p>16/03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8" calcext:value-type="float">
            <text:p>17.4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5-17" calcext:value-type="date">
            <text:p>17/05/2022</text:p>
          </table:table-cell>
          <table:table-cell table:style-name="ce105" office:value-type="date" office:date-value="2027-05-22" calcext:value-type="date">
            <text:p>22/05/2027</text:p>
          </table:table-cell>
          <table:table-cell table:style-name="ce105" office:value-type="date" office:date-value="2024-05-12" calcext:value-type="date">
            <text:p>12/05/2024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6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40" office:value-type="string" calcext:value-type="string">
            <text:p>JH04Y8408</text:p>
          </table:table-cell>
          <table:table-cell table:style-name="ce96" office:value-type="float" office:value="8408" calcext:value-type="float">
            <text:p>00840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3-16" calcext:value-type="date">
            <text:p>16/03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29" calcext:value-type="date">
            <text:p>29/08/2022</text:p>
          </table:table-cell>
          <table:table-cell table:style-name="ce105" office:value-type="date" office:date-value="2027-08-29" calcext:value-type="date">
            <text:p>29/08/2027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4-08-07" calcext:value-type="date">
            <text:p>07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6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40" office:value-type="string" calcext:value-type="string">
            <text:p>JH04Y1268</text:p>
          </table:table-cell>
          <table:table-cell table:style-name="ce96" office:value-type="float" office:value="1268" calcext:value-type="float">
            <text:p>00126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3-16" calcext:value-type="date">
            <text:p>16/03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29" calcext:value-type="date">
            <text:p>29/08/2022</text:p>
          </table:table-cell>
          <table:table-cell table:style-name="ce105" office:value-type="date" office:date-value="2027-08-29" calcext:value-type="date">
            <text:p>29/08/2027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4-08-07" calcext:value-type="date">
            <text:p>07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6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33" office:value-type="string" calcext:value-type="string">
            <text:p>JH04Y4836</text:p>
          </table:table-cell>
          <table:table-cell table:style-name="ce96" office:value-type="float" office:value="4836" calcext:value-type="float">
            <text:p>004836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3-16" calcext:value-type="date">
            <text:p>16/03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29" calcext:value-type="date">
            <text:p>29/08/2022</text:p>
          </table:table-cell>
          <table:table-cell table:style-name="ce105" office:value-type="date" office:date-value="2027-08-29" calcext:value-type="date">
            <text:p>29/08/2027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4-08-07" calcext:value-type="date">
            <text:p>07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6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41" office:value-type="string" calcext:value-type="string">
            <text:p>JH04AB1558</text:p>
          </table:table-cell>
          <table:table-cell table:style-name="ce96" office:value-type="float" office:value="1558" calcext:value-type="float">
            <text:p>00155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4-07" calcext:value-type="date">
            <text:p>07/04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26" calcext:value-type="date">
            <text:p>26/06/2024</text:p>
          </table:table-cell>
          <table:table-cell table:style-name="ce105" office:value-type="date" office:date-value="2026-03-27" calcext:value-type="date">
            <text:p>27/03/2026</text:p>
          </table:table-cell>
          <table:table-cell table:style-name="ce105" office:value-type="date" office:date-value="2025-03-21" calcext:value-type="date">
            <text:p>21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7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41" office:value-type="string" calcext:value-type="string">
            <text:p>JH04AB2395</text:p>
          </table:table-cell>
          <table:table-cell table:style-name="ce97" office:value-type="float" office:value="2395" calcext:value-type="float">
            <text:p>00239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4-07" calcext:value-type="date">
            <text:p>07/04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26" calcext:value-type="date">
            <text:p>26/06/2024</text:p>
          </table:table-cell>
          <table:table-cell table:style-name="ce105" office:value-type="date" office:date-value="2026-03-27" calcext:value-type="date">
            <text:p>27/03/2026</text:p>
          </table:table-cell>
          <table:table-cell table:style-name="ce105" office:value-type="date" office:date-value="2025-03-21" calcext:value-type="date">
            <text:p>21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7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41" office:value-type="string" calcext:value-type="string">
            <text:p>JH04AB5996</text:p>
          </table:table-cell>
          <table:table-cell table:style-name="ce97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9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41" office:value-type="string" calcext:value-type="string">
            <text:p>JH04AB7974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105" office:value-type="string" calcext:value-type="string">
            <text:p>NEW 29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41" office:value-type="string" calcext:value-type="string">
            <text:p>JH04AB6783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9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41" office:value-type="string" calcext:value-type="string">
            <text:p>JH04AC314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9-09-22" calcext:value-type="date">
            <text:p>22/09/2029</text:p>
          </table:table-cell>
          <table:table-cell table:style-name="ce105" office:value-type="date" office:date-value="2024-12-22" calcext:value-type="date">
            <text:p>22/12/2024</text:p>
          </table:table-cell>
          <table:table-cell table:style-name="ce105" office:value-type="date" office:date-value="2026-06-22" calcext:value-type="date">
            <text:p>22/06/2026</text:p>
          </table:table-cell>
          <table:table-cell table:style-name="ce105" office:value-type="date" office:date-value="2025-08-30" calcext:value-type="date">
            <text:p>30/08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41" office:value-type="string" calcext:value-type="string">
            <text:p>JH04AC1808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9-09-22" calcext:value-type="date">
            <text:p>22/09/2029</text:p>
          </table:table-cell>
          <table:table-cell table:style-name="ce105" office:value-type="date" office:date-value="2024-12-22" calcext:value-type="date">
            <text:p>22/12/2024</text:p>
          </table:table-cell>
          <table:table-cell table:style-name="ce105" office:value-type="date" office:date-value="2026-06-22" calcext:value-type="date">
            <text:p>22/06/2026</text:p>
          </table:table-cell>
          <table:table-cell table:style-name="ce105" office:value-type="date" office:date-value="2025-08-12" calcext:value-type="date">
            <text:p>12/08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42" office:value-type="string" calcext:value-type="string">
            <text:p>JH16F4536</text:p>
          </table:table-cell>
          <table:table-cell table:style-name="ce96" office:value-type="float" office:value="6151" calcext:value-type="float">
            <text:p>00615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5-29" calcext:value-type="date">
            <text:p>29/05/2021</text:p>
          </table:table-cell>
          <table:table-cell table:style-name="ce105" office:value-type="date" office:date-value="2026-05-29" calcext:value-type="date">
            <text:p>29/05/2026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105" office:value-type="date" office:date-value="2025-05-24" calcext:value-type="date">
            <text:p>24/05/2025</text:p>
          </table:table-cell>
          <table:table-cell table:style-name="ce105" office:value-type="date" office:date-value="2026-02-28" calcext:value-type="date">
            <text:p>28/02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42" office:value-type="string" calcext:value-type="string">
            <text:p>JH04AC4604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21.10.2024</text:p>
          </table:table-cell>
          <table:table-cell table:style-name="ce105" office:value-type="string" calcext:value-type="string">
            <text:p>31.10.2029</text:p>
          </table:table-cell>
          <table:table-cell table:style-name="ce105" office:value-type="string" calcext:value-type="string">
            <text:p>20.01.2026</text:p>
          </table:table-cell>
          <table:table-cell table:style-name="ce105" office:value-type="string" calcext:value-type="string">
            <text:p>18.10.2026</text:p>
          </table:table-cell>
          <table:table-cell table:style-name="ce105" office:value-type="string" calcext:value-type="string">
            <text:p>02.10.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42" office:value-type="string" calcext:value-type="string">
            <text:p>JH04AC5524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21.10.2024</text:p>
          </table:table-cell>
          <table:table-cell table:style-name="ce105" office:value-type="string" calcext:value-type="string">
            <text:p>31.10.2029</text:p>
          </table:table-cell>
          <table:table-cell table:style-name="ce105" office:value-type="string" calcext:value-type="string">
            <text:p>20.01.2026</text:p>
          </table:table-cell>
          <table:table-cell table:style-name="ce105" office:value-type="string" calcext:value-type="string">
            <text:p>18.10.2026</text:p>
          </table:table-cell>
          <table:table-cell table:style-name="ce105" office:value-type="string" calcext:value-type="string">
            <text:p>02.10.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42" office:value-type="string" calcext:value-type="string">
            <text:p>JH04AC6326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0.08.2024</text:p>
          </table:table-cell>
          <table:table-cell table:style-name="ce105" office:value-type="string" calcext:value-type="string">
            <text:p>22.08.2029</text:p>
          </table:table-cell>
          <table:table-cell table:style-name="ce105" office:value-type="string" calcext:value-type="string">
            <text:p>09.02.2026</text:p>
          </table:table-cell>
          <table:table-cell table:style-name="ce105" office:value-type="string" calcext:value-type="string">
            <text:p>09.08.2026</text:p>
          </table:table-cell>
          <table:table-cell table:style-name="ce105" office:value-type="string" calcext:value-type="string">
            <text:p>01.08.2025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42" office:value-type="string" calcext:value-type="string">
            <text:p>JH04AD0609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string" calcext:value-type="string">
            <text:p>13.02.2025</text:p>
          </table:table-cell>
          <table:table-cell table:style-name="ce105" office:value-type="string" calcext:value-type="string">
            <text:p>17.02.2030</text:p>
          </table:table-cell>
          <table:table-cell table:style-name="ce105" office:value-type="string" calcext:value-type="string">
            <text:p>10.03.2025</text:p>
          </table:table-cell>
          <table:table-cell table:style-name="ce105" office:value-type="string" calcext:value-type="string">
            <text:p>10.02.2027</text:p>
          </table:table-cell>
          <table:table-cell table:style-name="ce105" office:value-type="string" calcext:value-type="string">
            <text:p>24.01.2026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42" office:value-type="string" calcext:value-type="string">
            <text:p>JH04AD2155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string" calcext:value-type="string">
            <text:p>13.02.2025</text:p>
          </table:table-cell>
          <table:table-cell table:style-name="ce105" office:value-type="string" calcext:value-type="string">
            <text:p>17.02.2030</text:p>
          </table:table-cell>
          <table:table-cell table:style-name="ce105" office:value-type="string" calcext:value-type="string">
            <text:p>12.03.2025</text:p>
          </table:table-cell>
          <table:table-cell table:style-name="ce105" office:value-type="string" calcext:value-type="string">
            <text:p>12.02.2027</text:p>
          </table:table-cell>
          <table:table-cell table:style-name="ce105" office:value-type="string" calcext:value-type="string">
            <text:p>24.01.2026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2" office:value-type="string" calcext:value-type="string">
            <text:p>JH04AD1621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string" calcext:value-type="string">
            <text:p>13.02.2025</text:p>
          </table:table-cell>
          <table:table-cell table:style-name="ce105" office:value-type="string" calcext:value-type="string">
            <text:p>17.02.2030</text:p>
          </table:table-cell>
          <table:table-cell table:style-name="ce105" office:value-type="string" calcext:value-type="string">
            <text:p>10.03.2025</text:p>
          </table:table-cell>
          <table:table-cell table:style-name="ce105" office:value-type="string" calcext:value-type="string">
            <text:p>10.02.2027</text:p>
          </table:table-cell>
          <table:table-cell table:style-name="ce105" office:value-type="string" calcext:value-type="string">
            <text:p>24.01.2026</text:p>
          </table:table-cell>
          <table:table-cell table:style-name="ce2" office:value-type="string" calcext:value-type="string">
            <text:p>SIGNA 5530</text:p>
          </table:table-cell>
          <table:table-cell table:style-name="ce2" office:value-type="string" calcext:value-type="string">
            <text:p>NEW NEC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42" office:value-type="string" calcext:value-type="string">
            <text:p>JH04AD8217</text:p>
          </table:table-cell>
          <table:table-cell table:style-name="ce96" office:value-type="float" office:value="8217" calcext:value-type="float">
            <text:p>008217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42" office:value-type="string" calcext:value-type="string">
            <text:p>JH04AD2833</text:p>
          </table:table-cell>
          <table:table-cell table:style-name="ce96" office:value-type="float" office:value="2833" calcext:value-type="float">
            <text:p>00283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2" office:value-type="string" calcext:value-type="string">
            <text:p>JH04AD5567</text:p>
          </table:table-cell>
          <table:table-cell table:style-name="ce96" office:value-type="float" office:value="5567" calcext:value-type="float">
            <text:p>005567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42" office:value-type="string" calcext:value-type="string">
            <text:p>JH04AD8523</text:p>
          </table:table-cell>
          <table:table-cell table:style-name="ce96" office:value-type="float" office:value="8523" calcext:value-type="float">
            <text:p>00852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2" office:value-type="string" calcext:value-type="string">
            <text:p>JH04AD1181</text:p>
          </table:table-cell>
          <table:table-cell table:style-name="ce96" office:value-type="float" office:value="1181" calcext:value-type="float">
            <text:p>00118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42" office:value-type="string" calcext:value-type="string">
            <text:p>JH04AD2113</text:p>
          </table:table-cell>
          <table:table-cell table:style-name="ce96" office:value-type="float" office:value="2113" calcext:value-type="float">
            <text:p>00211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42" office:value-type="string" calcext:value-type="string">
            <text:p>JH04AD7428</text:p>
          </table:table-cell>
          <table:table-cell table:style-name="ce96" office:value-type="float" office:value="7428" calcext:value-type="float">
            <text:p>00742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42" office:value-type="string" calcext:value-type="string">
            <text:p>JH04AD2431</text:p>
          </table:table-cell>
          <table:table-cell table:style-name="ce96" office:value-type="float" office:value="2431" calcext:value-type="float">
            <text:p>00243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2" office:value-type="string" calcext:value-type="string">
            <text:p>JH04AD6762</text:p>
          </table:table-cell>
          <table:table-cell table:style-name="ce96" office:value-type="float" office:value="6762" calcext:value-type="float">
            <text:p>006762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23" calcext:value-type="date">
            <text:p>23/07/2025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SIGNA 5532</text:p>
          </table:table-cell>
          <table:table-cell table:style-name="ce2" office:value-type="string" calcext:value-type="string">
            <text:p>NEW NECHICLE-2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42" office:value-type="string" calcext:value-type="string">
            <text:p>JH04AC1918</text:p>
          </table:table-cell>
          <table:table-cell table:style-name="ce96" office:value-type="float" office:value="1918" calcext:value-type="float">
            <text:p>00191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9-10-03" calcext:value-type="date">
            <text:p>03/10/2029</text:p>
          </table:table-cell>
          <table:table-cell table:style-name="ce105" office:value-type="date" office:date-value="2026-12-22" calcext:value-type="date">
            <text:p>22/12/2026</text:p>
          </table:table-cell>
          <table:table-cell table:style-name="ce105" office:value-type="date" office:date-value="2026-09-22" calcext:value-type="date">
            <text:p>22/09/2026</text:p>
          </table:table-cell>
          <table:table-cell table:style-name="ce105" office:value-type="date" office:date-value="2025-08-03" calcext:value-type="date">
            <text:p>03/08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42" office:value-type="string" calcext:value-type="string">
            <text:p>JH04AC7736</text:p>
          </table:table-cell>
          <table:table-cell table:style-name="ce96" office:value-type="float" office:value="7736" calcext:value-type="float">
            <text:p>007736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21" calcext:value-type="date">
            <text:p>21/10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6-10-18" calcext:value-type="date">
            <text:p>18/10/2026</text:p>
          </table:table-cell>
          <table:table-cell table:style-name="ce105" office:value-type="date" office:date-value="2025-10-02" calcext:value-type="date">
            <text:p>02/10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42" office:value-type="string" calcext:value-type="string">
            <text:p>JH04AC7969</text:p>
          </table:table-cell>
          <table:table-cell table:style-name="ce96" office:value-type="float" office:value="7969" calcext:value-type="float">
            <text:p>007969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26" calcext:value-type="date">
            <text:p>26/10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6-01-25" calcext:value-type="date">
            <text:p>25/01/2026</text:p>
          </table:table-cell>
          <table:table-cell table:style-name="ce105" office:value-type="date" office:date-value="2026-10-25" calcext:value-type="date">
            <text:p>25/10/2026</text:p>
          </table:table-cell>
          <table:table-cell table:style-name="ce105" office:value-type="date" office:date-value="2025-10-02" calcext:value-type="date">
            <text:p>02/10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2" office:value-type="string" calcext:value-type="string">
            <text:p>JH04AC9796</text:p>
          </table:table-cell>
          <table:table-cell table:style-name="ce96" office:value-type="float" office:value="9796" calcext:value-type="float">
            <text:p>009796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21" calcext:value-type="date">
            <text:p>21/10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6-10-18" calcext:value-type="date">
            <text:p>18/10/2026</text:p>
          </table:table-cell>
          <table:table-cell table:style-name="ce105" office:value-type="date" office:date-value="2025-10-02" calcext:value-type="date">
            <text:p>02/10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2" office:value-type="string" calcext:value-type="string">
            <text:p>JH04AD4394</text:p>
          </table:table-cell>
          <table:table-cell table:style-name="ce96" office:value-type="float" office:value="4394" calcext:value-type="float">
            <text:p>004394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2-12" calcext:value-type="date">
            <text:p>12/12/2024</text:p>
          </table:table-cell>
          <table:table-cell table:style-name="ce105" office:value-type="date" office:date-value="2029-12-18" calcext:value-type="date">
            <text:p>18/12/2029</text:p>
          </table:table-cell>
          <table:table-cell table:style-name="ce105" office:value-type="date" office:date-value="2026-03-11" calcext:value-type="date">
            <text:p>11/03/2026</text:p>
          </table:table-cell>
          <table:table-cell table:style-name="ce105" office:value-type="date" office:date-value="2026-12-10" calcext:value-type="date">
            <text:p>10/12/2026</text:p>
          </table:table-cell>
          <table:table-cell table:style-name="ce105" office:value-type="date" office:date-value="2025-12-10" calcext:value-type="date">
            <text:p>10/12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42" office:value-type="string" calcext:value-type="string">
            <text:p>JH04AD0355</text:p>
          </table:table-cell>
          <table:table-cell table:style-name="ce96" office:value-type="float" office:value="355" calcext:value-type="float">
            <text:p>00035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72" calcext:value-type="float">
            <text:p>17.7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2-12" calcext:value-type="date">
            <text:p>12/12/2024</text:p>
          </table:table-cell>
          <table:table-cell table:style-name="ce105" office:value-type="date" office:date-value="2029-12-18" calcext:value-type="date">
            <text:p>18/12/2029</text:p>
          </table:table-cell>
          <table:table-cell table:style-name="ce105" office:value-type="date" office:date-value="2026-03-11" calcext:value-type="date">
            <text:p>11/03/2026</text:p>
          </table:table-cell>
          <table:table-cell table:style-name="ce105" office:value-type="date" office:date-value="2026-12-10" calcext:value-type="date">
            <text:p>10/12/2026</text:p>
          </table:table-cell>
          <table:table-cell table:style-name="ce105" office:value-type="date" office:date-value="2025-12-10" calcext:value-type="date">
            <text:p>10/12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42" office:value-type="string" calcext:value-type="string">
            <text:p>JH04AD1931</text:p>
          </table:table-cell>
          <table:table-cell table:style-name="ce96" office:value-type="float" office:value="1931" calcext:value-type="float">
            <text:p>00193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1930-02-26" calcext:value-type="date">
            <text:p>26/02/1930</text:p>
          </table:table-cell>
          <table:table-cell table:style-name="ce105" office:value-type="date" office:date-value="2026-05-07" calcext:value-type="date">
            <text:p>07/05/2026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24" calcext:value-type="date">
            <text:p>24/01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42" office:value-type="string" calcext:value-type="string">
            <text:p>JH04AD5035</text:p>
          </table:table-cell>
          <table:table-cell table:style-name="ce96" office:value-type="float" office:value="5035" calcext:value-type="float">
            <text:p>00503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1930-02-27" calcext:value-type="date">
            <text:p>27/02/1930</text:p>
          </table:table-cell>
          <table:table-cell table:style-name="ce105" office:value-type="date" office:date-value="2026-05-07" calcext:value-type="date">
            <text:p>07/05/2026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24" calcext:value-type="date">
            <text:p>24/01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42" office:value-type="string" calcext:value-type="string">
            <text:p>JH04AD3623</text:p>
          </table:table-cell>
          <table:table-cell table:style-name="ce96" office:value-type="float" office:value="3623" calcext:value-type="float">
            <text:p>003623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1930-02-27" calcext:value-type="date">
            <text:p>27/02/1930</text:p>
          </table:table-cell>
          <table:table-cell table:style-name="ce105" office:value-type="date" office:date-value="2026-05-07" calcext:value-type="date">
            <text:p>07/05/2026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28" calcext:value-type="date">
            <text:p>28/01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42" office:value-type="string" calcext:value-type="string">
            <text:p>JH04AD9899</text:p>
          </table:table-cell>
          <table:table-cell table:style-name="ce96" office:value-type="float" office:value="9899" calcext:value-type="float">
            <text:p>009899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3" calcext:value-type="date">
            <text:p>13/02/2025</text:p>
          </table:table-cell>
          <table:table-cell table:style-name="ce105" office:value-type="date" office:date-value="1930-02-17" calcext:value-type="date">
            <text:p>17/02/1930</text:p>
          </table:table-cell>
          <table:table-cell table:style-name="ce105" office:value-type="date" office:date-value="2026-05-10" calcext:value-type="date">
            <text:p>10/05/2026</text:p>
          </table:table-cell>
          <table:table-cell table:style-name="ce105" office:value-type="date" office:date-value="2027-02-10" calcext:value-type="date">
            <text:p>10/02/2027</text:p>
          </table:table-cell>
          <table:table-cell table:style-name="ce105" office:value-type="date" office:date-value="2026-01-24" calcext:value-type="date">
            <text:p>24/01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42" office:value-type="string" calcext:value-type="string">
            <text:p>JH04AD8371</text:p>
          </table:table-cell>
          <table:table-cell table:style-name="ce96" office:value-type="float" office:value="8371" calcext:value-type="float">
            <text:p>00837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date" office:date-value="1930-07-11" calcext:value-type="date">
            <text:p>11/07/1930</text:p>
          </table:table-cell>
          <table:table-cell table:style-name="ce105" office:value-type="date" office:date-value="2026-07-23" calcext:value-type="date">
            <text:p>23/07/2026</text:p>
          </table:table-cell>
          <table:table-cell table:style-name="ce105" office:value-type="date" office:date-value="2027-04-24" calcext:value-type="date">
            <text:p>24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string" calcext:value-type="string">
            <text:p>TATA SIGNA 5532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2" office:value-type="string" calcext:value-type="string">
            <text:p>JH04AD9541</text:p>
          </table:table-cell>
          <table:table-cell table:style-name="ce96" office:value-type="float" office:value="9541" calcext:value-type="float">
            <text:p>00954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30" calcext:value-type="date">
            <text:p>30/04/2025</text:p>
          </table:table-cell>
          <table:table-cell table:style-name="ce105" office:value-type="date" office:date-value="1930-06-19" calcext:value-type="date">
            <text:p>19/06/1930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105" office:value-type="date" office:date-value="2027-04-29" calcext:value-type="date">
            <text:p>29/04/2027</text:p>
          </table:table-cell>
          <table:table-cell table:style-name="ce105" office:value-type="date" office:date-value="2026-03-30" calcext:value-type="date">
            <text:p>30/03/2026</text:p>
          </table:table-cell>
          <table:table-cell table:style-name="ce2" office:value-type="string" calcext:value-type="string">
            <text:p>BHARATBENZ 5528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42" office:value-type="string" calcext:value-type="string">
            <text:p>JH04AB1295</text:p>
          </table:table-cell>
          <table:table-cell table:style-name="ce96" office:value-type="float" office:value="1295" calcext:value-type="float">
            <text:p>00129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105" office:value-type="date" office:date-value="2029-04-08" calcext:value-type="date">
            <text:p>08/04/2029</text:p>
          </table:table-cell>
          <table:table-cell table:style-name="ce105" office:value-type="date" office:date-value="2026-04-01" calcext:value-type="date">
            <text:p>01/04/2026</text:p>
          </table:table-cell>
          <table:table-cell table:style-name="ce105" office:value-type="date" office:date-value="2026-03-27" calcext:value-type="date">
            <text:p>27/03/2026</text:p>
          </table:table-cell>
          <table:table-cell table:style-name="ce105" office:value-type="date" office:date-value="2026-03-21" calcext:value-type="date">
            <text:p>21/03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42" office:value-type="string" calcext:value-type="string">
            <text:p>JH04AA8188</text:p>
          </table:table-cell>
          <table:table-cell table:style-name="ce96" office:value-type="float" office:value="8188" calcext:value-type="float">
            <text:p>008188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8-02" calcext:value-type="date">
            <text:p>02/08/2023</text:p>
          </table:table-cell>
          <table:table-cell table:style-name="ce105" office:value-type="date" office:date-value="2029-08-19" calcext:value-type="date">
            <text:p>19/08/2029</text:p>
          </table:table-cell>
          <table:table-cell table:style-name="ce105" office:value-type="date" office:date-value="2026-08-01" calcext:value-type="date">
            <text:p>01/08/2026</text:p>
          </table:table-cell>
          <table:table-cell table:style-name="ce105" office:value-type="date" office:date-value="2027-07-20" calcext:value-type="date">
            <text:p>20/07/2027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2" office:value-type="string" calcext:value-type="string">
            <text:p>JH16H6040</text:p>
          </table:table-cell>
          <table:table-cell table:style-name="ce96" office:value-type="float" office:value="6040" calcext:value-type="float">
            <text:p>006040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2" calcext:value-type="date">
            <text:p>12/02/2024</text:p>
          </table:table-cell>
          <table:table-cell table:style-name="ce105" office:value-type="date" office:date-value="2029-04-03" calcext:value-type="date">
            <text:p>03/04/2029</text:p>
          </table:table-cell>
          <table:table-cell table:style-name="ce105" office:value-type="date" office:date-value="2025-08-11" calcext:value-type="date">
            <text:p>11/08/2025</text:p>
          </table:table-cell>
          <table:table-cell table:style-name="ce105" office:value-type="date" office:date-value="2026-02-11" calcext:value-type="date">
            <text:p>11/02/2026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42" office:value-type="string" calcext:value-type="string">
            <text:p>JH16H6625</text:p>
          </table:table-cell>
          <table:table-cell table:style-name="ce96" office:value-type="float" office:value="6625" calcext:value-type="float">
            <text:p>00662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date" office:date-value="2029-03-06" calcext:value-type="date">
            <text:p>06/03/2029</text:p>
          </table:table-cell>
          <table:table-cell table:style-name="ce105" office:value-type="date" office:date-value="2025-08-09" calcext:value-type="date">
            <text:p>09/08/2025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6-02-08" calcext:value-type="date">
            <text:p>08/02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42" office:value-type="string" calcext:value-type="string">
            <text:p>JH16H2224</text:p>
          </table:table-cell>
          <table:table-cell table:style-name="ce96" office:value-type="float" office:value="2224" calcext:value-type="float">
            <text:p>002224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7" calcext:value-type="date">
            <text:p>17/02/2024</text:p>
          </table:table-cell>
          <table:table-cell table:style-name="ce105" office:value-type="date" office:date-value="2029-04-03" calcext:value-type="date">
            <text:p>03/04/2029</text:p>
          </table:table-cell>
          <table:table-cell table:style-name="ce105" office:value-type="date" office:date-value="2025-08-16" calcext:value-type="date">
            <text:p>16/08/2025</text:p>
          </table:table-cell>
          <table:table-cell table:style-name="ce105" office:value-type="date" office:date-value="2026-02-16" calcext:value-type="date">
            <text:p>16/02/2026</text:p>
          </table:table-cell>
          <table:table-cell table:style-name="ce105" office:value-type="date" office:date-value="2026-02-08" calcext:value-type="date">
            <text:p>08/02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42" office:value-type="string" calcext:value-type="string">
            <text:p>JH04Z9871</text:p>
          </table:table-cell>
          <table:table-cell table:style-name="ce96" office:value-type="float" office:value="9871" calcext:value-type="float">
            <text:p>00987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3" calcext:value-type="date">
            <text:p>03/06/2023</text:p>
          </table:table-cell>
          <table:table-cell table:style-name="ce105" office:value-type="date" office:date-value="2028-06-05" calcext:value-type="date">
            <text:p>05/06/2028</text:p>
          </table:table-cell>
          <table:table-cell table:style-name="ce105" office:value-type="date" office:date-value="2025-08-23" calcext:value-type="date">
            <text:p>23/08/2025</text:p>
          </table:table-cell>
          <table:table-cell table:style-name="ce105" office:value-type="date" office:date-value="2027-07-20" calcext:value-type="date">
            <text:p>20/07/2027</text:p>
          </table:table-cell>
          <table:table-cell table:style-name="ce105" office:value-type="date" office:date-value="2026-07-17" calcext:value-type="date">
            <text:p>17/07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42" office:value-type="string" calcext:value-type="string">
            <text:p>JH04Z7199</text:p>
          </table:table-cell>
          <table:table-cell table:style-name="ce96" office:value-type="float" office:value="7199" calcext:value-type="float">
            <text:p>007199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19" calcext:value-type="date">
            <text:p>19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105" office:value-type="date" office:date-value="2028-05-07" calcext:value-type="date">
            <text:p>07/05/2028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105" office:value-type="date" office:date-value="2027-04-27" calcext:value-type="date">
            <text:p>27/04/2027</text:p>
          </table:table-cell>
          <table:table-cell table:style-name="ce105" office:value-type="date" office:date-value="2026-06-09" calcext:value-type="date">
            <text:p>09/06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NECHICLE-19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42" office:value-type="string" calcext:value-type="string">
            <text:p>JH16K1651</text:p>
          </table:table-cell>
          <table:table-cell table:style-name="ce96" office:value-type="float" office:value="1651" calcext:value-type="float">
            <text:p>001651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22" calcext:value-type="date">
            <text:p>22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21" calcext:value-type="date">
            <text:p>21/08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11-19" calcext:value-type="date">
            <text:p>19/11/2026</text:p>
          </table:table-cell>
          <table:table-cell table:style-name="ce105" office:value-type="date" office:date-value="2027-08-19" calcext:value-type="date">
            <text:p>19/08/2027</text:p>
          </table:table-cell>
          <table:table-cell table:style-name="ce105" office:value-type="date" office:date-value="2026-08-10" calcext:value-type="date">
            <text:p>10/08/2026</text:p>
          </table:table-cell>
          <table:table-cell table:style-name="ce2" office:value-type="string" calcext:value-type="string">
            <text:p>BHARATBENZ 5532</text:p>
          </table:table-cell>
          <table:table-cell table:style-name="ce2" office:value-type="string" calcext:value-type="string">
            <text:p>NEW NECHICLE-22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42" office:value-type="string" calcext:value-type="string">
            <text:p>JH16K6087</text:p>
          </table:table-cell>
          <table:table-cell table:style-name="ce96" office:value-type="float" office:value="6087" calcext:value-type="float">
            <text:p>006087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8-22" calcext:value-type="date">
            <text:p>22/08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21" calcext:value-type="date">
            <text:p>21/08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11-19" calcext:value-type="date">
            <text:p>19/11/2026</text:p>
          </table:table-cell>
          <table:table-cell table:style-name="ce105" office:value-type="date" office:date-value="2027-08-19" calcext:value-type="date">
            <text:p>19/08/2027</text:p>
          </table:table-cell>
          <table:table-cell table:style-name="ce105" office:value-type="date" office:date-value="2026-08-10" calcext:value-type="date">
            <text:p>10/08/2026</text:p>
          </table:table-cell>
          <table:table-cell table:style-name="ce2" office:value-type="string" calcext:value-type="string">
            <text:p>BHARATBENZ 5532</text:p>
          </table:table-cell>
          <table:table-cell table:style-name="ce2" office:value-type="string" calcext:value-type="string">
            <text:p>NEW NECHICLE-22-08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42" office:value-type="string" calcext:value-type="string">
            <text:p>JH04AD1035</text:p>
          </table:table-cell>
          <table:table-cell table:style-name="ce96"/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09-05" calcext:value-type="date">
            <text:p>05/09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5-09" calcext:value-type="date">
            <text:p>09/05/2025</text:p>
          </table:table-cell>
          <table:table-cell table:style-name="ce105" office:value-type="date" office:date-value="2030-05-22" calcext:value-type="date">
            <text:p>22/05/2030</text:p>
          </table:table-cell>
          <table:table-cell table:style-name="ce105" office:value-type="date" office:date-value="2025-08-07" calcext:value-type="date">
            <text:p>07/08/2025</text:p>
          </table:table-cell>
          <table:table-cell table:style-name="ce105" office:value-type="date" office:date-value="2027-05-08" calcext:value-type="date">
            <text:p>08/05/2027</text:p>
          </table:table-cell>
          <table:table-cell table:style-name="ce105" office:value-type="date" office:date-value="2026-04-01" calcext:value-type="date">
            <text:p>01/04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42" office:value-type="string" calcext:value-type="string">
            <text:p>JH16K6195</text:p>
          </table:table-cell>
          <table:table-cell table:style-name="ce96" office:value-type="float" office:value="6195" calcext:value-type="float">
            <text:p>00619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10-22" calcext:value-type="date">
            <text:p>22/10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7-10-20" calcext:value-type="date">
            <text:p>20/10/2027</text:p>
          </table:table-cell>
          <table:table-cell table:style-name="ce105" office:value-type="date" office:date-value="2026-10-06" calcext:value-type="date">
            <text:p>06/10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NECHICLE-2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42" office:value-type="string" calcext:value-type="string">
            <text:p>JH16K2925</text:p>
          </table:table-cell>
          <table:table-cell table:style-name="ce96" office:value-type="float" office:value="2925" calcext:value-type="float">
            <text:p>002925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10-22" calcext:value-type="date">
            <text:p>22/10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7-10-20" calcext:value-type="date">
            <text:p>20/10/2027</text:p>
          </table:table-cell>
          <table:table-cell table:style-name="ce105" office:value-type="date" office:date-value="2026-10-06" calcext:value-type="date">
            <text:p>06/10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NECHICLE-2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42" office:value-type="string" calcext:value-type="string">
            <text:p>JH16K1047</text:p>
          </table:table-cell>
          <table:table-cell table:style-name="ce96" office:value-type="float" office:value="1047" calcext:value-type="float">
            <text:p>001047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10-22" calcext:value-type="date">
            <text:p>22/10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7-10-20" calcext:value-type="date">
            <text:p>20/10/2027</text:p>
          </table:table-cell>
          <table:table-cell table:style-name="ce105" office:value-type="date" office:date-value="2026-10-06" calcext:value-type="date">
            <text:p>06/10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NECHICLE-2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42" office:value-type="string" calcext:value-type="string">
            <text:p>JH16K9526</text:p>
          </table:table-cell>
          <table:table-cell table:style-name="ce96" office:value-type="float" office:value="9526" calcext:value-type="float">
            <text:p>009526</text:p>
          </table:table-cell>
          <table:table-cell table:style-name="ce2" office:value-type="string" calcext:value-type="string">
            <text:p>M/S. RAVI KUMAR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GR/PNCM/2023/14/PKR/CT/WO-93</text:p>
          </table:table-cell>
          <table:table-cell table:style-name="ce105" office:value-type="date" office:date-value="2025-10-22" calcext:value-type="date">
            <text:p>22/10/2025</text:p>
          </table:table-cell>
          <table:table-cell table:style-name="ce2" office:value-type="string" calcext:value-type="string">
            <text:p>RAV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8294890100" calcext:value-type="float">
            <text:p>8294890100</text:p>
          </table:table-cell>
          <table:table-cell table:style-name="ce2" office:value-type="float" office:value="6299453484" calcext:value-type="float">
            <text:p>62994534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105" office:value-type="date" office:date-value="2027-10-20" calcext:value-type="date">
            <text:p>20/10/2027</text:p>
          </table:table-cell>
          <table:table-cell table:style-name="ce105" office:value-type="date" office:date-value="2026-10-06" calcext:value-type="date">
            <text:p>06/10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NECHICLE-2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IKPK2415C</text:p>
          </table:table-cell>
          <table:table-cell table:style-name="ce2" office:value-type="string" calcext:value-type="string">
            <text:p>20BIKPK2415C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1" office:value-type="string" calcext:value-type="string">
            <text:p>JH16G2082</text:p>
          </table:table-cell>
          <table:table-cell table:style-name="ce96" office:value-type="float" office:value="123456" calcext:value-type="float">
            <text:p>123456</text:p>
          </table:table-cell>
          <table:table-cell table:style-name="ce101" office:value-type="string" calcext:value-type="string">
            <text:p>M/S MAHESHWAR SAHA</text:p>
          </table:table-cell>
          <table:table-cell table:style-name="ce101" office:value-type="float" office:value="94" calcext:value-type="float">
            <text:p>94</text:p>
          </table:table-cell>
          <table:table-cell table:style-name="ce2" office:value-type="string" calcext:value-type="string">
            <text:p>BGR/PNCM/2023/142/PKR/CT/WO-94</text:p>
          </table:table-cell>
          <table:table-cell table:style-name="ce106" office:value-type="date" office:date-value="2022-07-03" calcext:value-type="date">
            <text:p>03/07/2022</text:p>
          </table:table-cell>
          <table:table-cell table:style-name="ce2" office:value-type="string" calcext:value-type="string">
            <text:p>M/S MAHESHWAR SAHA</text:p>
          </table:table-cell>
          <table:table-cell table:style-name="ce2" office:value-type="string" calcext:value-type="string">
            <text:p>SHAHARGRAM</text:p>
          </table:table-cell>
          <table:table-cell table:style-name="ce2" office:value-type="string" calcext:value-type="string">
            <text:p>Shahargram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7488736605" calcext:value-type="float">
            <text:p>7488736605</text:p>
          </table:table-cell>
          <table:table-cell table:style-name="ce2" office:value-type="float" office:value="9199897929" calcext:value-type="float">
            <text:p>9199897929</text:p>
          </table:table-cell>
          <table:table-cell table:style-name="ce2" office:value-type="string" calcext:value-type="string">
            <text:p>OWNER</text:p>
          </table:table-cell>
          <table:table-cell table:style-name="ce106" office:value-type="date" office:date-value="2022-07-02" calcext:value-type="date">
            <text:p>02/07/2022</text:p>
          </table:table-cell>
          <table:table-cell table:style-name="ce106" office:value-type="string" calcext:value-type="string">
            <text:p>APPLY</text:p>
          </table:table-cell>
          <table:table-cell table:style-name="ce106" office:value-type="date" office:date-value="2022-10-01" calcext:value-type="date">
            <text:p>01/10/2022</text:p>
          </table:table-cell>
          <table:table-cell table:style-name="ce106" office:value-type="date" office:date-value="2024-07-01" calcext:value-type="date">
            <text:p>01/07/2024</text:p>
          </table:table-cell>
          <table:table-cell table:style-name="ce106" office:value-type="date" office:date-value="2023-06-24" calcext:value-type="date">
            <text:p>24/06/2023</text:p>
          </table:table-cell>
          <table:table-cell table:style-name="ce101" office:value-type="float" office:value="4825" calcext:value-type="float">
            <text:p>4825</text:p>
          </table:table-cell>
          <table:table-cell table:style-name="ce101" office:value-type="string" calcext:value-type="string">
            <text:p>JH16F6118 REMOVED ON 03-07-2022(GIRIDHAI PASS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YPS5656M</text:p>
          </table:table-cell>
          <table:table-cell table:style-name="ce2" office:value-type="string" calcext:value-type="string">
            <text:p>20CJYPS5656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43" office:value-type="string" calcext:value-type="string">
            <text:p>JH16H1013</text:p>
          </table:table-cell>
          <table:table-cell table:style-name="ce96"/>
          <table:table-cell table:style-name="ce2" office:value-type="string" calcext:value-type="string">
            <text:p>M/S MAHESHWAR SAHA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GR/PNCM/2023/142/PKR/CT/WO-94</text:p>
          </table:table-cell>
          <table:table-cell table:style-name="ce105" office:value-type="date" office:date-value="2024-01-05" calcext:value-type="date">
            <text:p>05/01/2024</text:p>
          </table:table-cell>
          <table:table-cell table:style-name="ce2" office:value-type="string" calcext:value-type="string">
            <text:p>M/S MAHESHWAR SAHA</text:p>
          </table:table-cell>
          <table:table-cell table:style-name="ce2" office:value-type="string" calcext:value-type="string">
            <text:p>SHAHARGRAM</text:p>
          </table:table-cell>
          <table:table-cell table:style-name="ce2" office:value-type="string" calcext:value-type="string">
            <text:p>Shahargram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7488736605" calcext:value-type="float">
            <text:p>7488736605</text:p>
          </table:table-cell>
          <table:table-cell table:style-name="ce2" office:value-type="float" office:value="9199897929" calcext:value-type="float">
            <text:p>919989792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24" calcext:value-type="date">
            <text:p>24/07/2023</text:p>
          </table:table-cell>
          <table:table-cell table:style-name="ce105" office:value-type="date" office:date-value="2024-08-20" calcext:value-type="date">
            <text:p>20/08/2024</text:p>
          </table:table-cell>
          <table:table-cell table:style-name="ce105" office:value-type="date" office:date-value="2024-01-18" calcext:value-type="date">
            <text:p>18/01/2024</text:p>
          </table:table-cell>
          <table:table-cell table:style-name="ce105" office:value-type="date" office:date-value="2025-08-21" calcext:value-type="date">
            <text:p>21/08/2025</text:p>
          </table:table-cell>
          <table:table-cell table:style-name="ce105" office:value-type="date" office:date-value="2024-07-17" calcext:value-type="date">
            <text:p>17/07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1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YPS5656M</text:p>
          </table:table-cell>
          <table:table-cell table:style-name="ce2" office:value-type="string" calcext:value-type="string">
            <text:p>20CJYPS5656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3" office:value-type="string" calcext:value-type="string">
            <text:p>JH16G2317</text:p>
          </table:table-cell>
          <table:table-cell table:style-name="ce96" office:value-type="float" office:value="162317" calcext:value-type="float">
            <text:p>162317</text:p>
          </table:table-cell>
          <table:table-cell table:style-name="ce2" office:value-type="string" calcext:value-type="string">
            <text:p>V R TRANSPORT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BGR/PNCM/2023/94/PKR/CT/WO-106</text:p>
          </table:table-cell>
          <table:table-cell table:style-name="ce105" office:value-type="date" office:date-value="2023-01-08" calcext:value-type="date">
            <text:p>08/01/2023</text:p>
          </table:table-cell>
          <table:table-cell table:style-name="ce2" office:value-type="string" calcext:value-type="string">
            <text:p>PINKI SAH</text:p>
          </table:table-cell>
          <table:table-cell table:style-name="ce2" office:value-type="string" calcext:value-type="string">
            <text:p>MALPAHARI ROAD</text:p>
          </table:table-cell>
          <table:table-cell table:style-name="ce2" office:value-type="string" calcext:value-type="string">
            <text:p>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9631987606" calcext:value-type="float">
            <text:p>9631987606</text:p>
          </table:table-cell>
          <table:table-cell table:style-name="ce2" office:value-type="float" office:value="7549536163" calcext:value-type="float">
            <text:p>754953616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7-11" calcext:value-type="date">
            <text:p>11/07/2022</text:p>
          </table:table-cell>
          <table:table-cell table:style-name="ce105" office:value-type="date" office:date-value="2023-07-31" calcext:value-type="date">
            <text:p>31/07/2023</text:p>
          </table:table-cell>
          <table:table-cell table:style-name="ce105" office:value-type="date" office:date-value="2023-01-08" calcext:value-type="date">
            <text:p>08/01/2023</text:p>
          </table:table-cell>
          <table:table-cell table:style-name="ce105" office:value-type="date" office:date-value="2024-07-10" calcext:value-type="date">
            <text:p>10/07/2024</text:p>
          </table:table-cell>
          <table:table-cell table:style-name="ce105" office:value-type="date" office:date-value="2023-07-29" calcext:value-type="date">
            <text:p>29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8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MPS4641J</text:p>
          </table:table-cell>
          <table:table-cell table:style-name="ce2" office:value-type="string" calcext:value-type="string">
            <text:p>20ATMPS4641J1ZI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43" office:value-type="string" calcext:value-type="string">
            <text:p>JH16J7985</text:p>
          </table:table-cell>
          <table:table-cell table:style-name="ce96"/>
          <table:table-cell table:style-name="ce2" office:value-type="string" calcext:value-type="string">
            <text:p>SURESH TUDU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GR/PNCM/2023/51/PKR/CT/WO-107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2" office:value-type="string" calcext:value-type="string">
            <text:p>SURESH TUDU</text:p>
          </table:table-cell>
          <table:table-cell table:style-name="ce2" office:value-type="string" calcext:value-type="string">
            <text:p>BISHUNPUR</text:p>
          </table:table-cell>
          <table:table-cell table:style-name="ce2" office:value-type="string" calcext:value-type="string">
            <text:p>Alubera, Bishun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7-01" calcext:value-type="date">
            <text:p>01/07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24" calcext:value-type="date">
            <text:p>24/09/2024</text:p>
          </table:table-cell>
          <table:table-cell table:style-name="ce105" office:value-type="date" office:date-value="2026-06-30" calcext:value-type="date">
            <text:p>30/06/2026</text:p>
          </table:table-cell>
          <table:table-cell table:style-name="ce105" office:value-type="date" office:date-value="2025-06-24" calcext:value-type="date">
            <text:p>24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2-07-2024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MPS4641J</text:p>
          </table:table-cell>
          <table:table-cell table:style-name="ce2" office:value-type="string" calcext:value-type="string">
            <text:p>20ATMPS4641J1ZI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43" office:value-type="string" calcext:value-type="string">
            <text:p>JH04AD8669</text:p>
          </table:table-cell>
          <table:table-cell table:style-name="ce96"/>
          <table:table-cell table:style-name="ce2" office:value-type="string" calcext:value-type="string">
            <text:p>SURESH TUDU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GR/PNCM/2023/51/PKR/CT/WO-107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SURESH TUDU</text:p>
          </table:table-cell>
          <table:table-cell table:style-name="ce2" office:value-type="string" calcext:value-type="string">
            <text:p>BISHUNPUR</text:p>
          </table:table-cell>
          <table:table-cell table:style-name="ce2" office:value-type="string" calcext:value-type="string">
            <text:p>Alubera, Bishunp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9546013441" calcext:value-type="float">
            <text:p>9546013441</text:p>
          </table:table-cell>
          <table:table-cell table:style-name="ce2" office:value-type="float" office:value="7061631332" calcext:value-type="float">
            <text:p>706163133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105" office:value-type="date" office:date-value="2030-05-05" calcext:value-type="date">
            <text:p>05/05/2030</text:p>
          </table:table-cell>
          <table:table-cell table:style-name="ce105" office:value-type="date" office:date-value="2025-10-28" calcext:value-type="date">
            <text:p>28/10/2025</text:p>
          </table:table-cell>
          <table:table-cell table:style-name="ce105" office:value-type="date" office:date-value="2027-04-30" calcext:value-type="date">
            <text:p>30/04/2027</text:p>
          </table:table-cell>
          <table:table-cell table:style-name="ce105" office:value-type="date" office:date-value="2026-04-27" calcext:value-type="date">
            <text:p>27/04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MPS4641J</text:p>
          </table:table-cell>
          <table:table-cell table:style-name="ce2" office:value-type="string" calcext:value-type="string">
            <text:p>20ATMPS4641J1ZI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43" office:value-type="string" calcext:value-type="string">
            <text:p>JH16G5252</text:p>
          </table:table-cell>
          <table:table-cell table:style-name="ce96" office:value-type="float" office:value="123456" calcext:value-type="float">
            <text:p>123456</text:p>
          </table:table-cell>
          <table:table-cell table:style-name="ce2" office:value-type="string" calcext:value-type="string">
            <text:p>BENGAL TIGER TRANSPORT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BGR/PNCM/2023/79/PKR/CT/WO-125</text:p>
          </table:table-cell>
          <table:table-cell table:style-name="ce105" office:value-type="date" office:date-value="2022-06-05" calcext:value-type="date">
            <text:p>05/06/2022</text:p>
          </table:table-cell>
          <table:table-cell table:style-name="ce2" office:value-type="string" calcext:value-type="string">
            <text:p>BENGAL TIGER TRANSPORT</text:p>
          </table:table-cell>
          <table:table-cell table:style-name="ce2" office:value-type="string" calcext:value-type="string">
            <text:p>KATHALADIH</text:p>
          </table:table-cell>
          <table:table-cell table:style-name="ce2" office:value-type="string" calcext:value-type="string">
            <text:p>Amrapara, Kathaldih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7070637431" calcext:value-type="float">
            <text:p>7070637431</text:p>
          </table:table-cell>
          <table:table-cell table:style-name="ce2" office:value-type="float" office:value="9430726796" calcext:value-type="float">
            <text:p>943072679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1" calcext:value-type="date">
            <text:p>01/06/2022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2-08-31" calcext:value-type="date">
            <text:p>31/08/2022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3-05-30" calcext:value-type="date">
            <text:p>30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B2912 REMOVED ON 05-06-2022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VFB8651K</text:p>
          </table:table-cell>
          <table:table-cell table:style-name="ce2" office:value-type="string" calcext:value-type="string">
            <text:p>20AAVFB8651K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43" office:value-type="string" calcext:value-type="string">
            <text:p>JH16G4895</text:p>
          </table:table-cell>
          <table:table-cell table:style-name="ce96" office:value-type="float" office:value="489580" calcext:value-type="float">
            <text:p>489580</text:p>
          </table:table-cell>
          <table:table-cell table:style-name="ce2" office:value-type="string" calcext:value-type="string">
            <text:p>BENGAL TIGER TRANSPORT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BGR/PNCM/2023/79/PKR/CT/WO-125</text:p>
          </table:table-cell>
          <table:table-cell table:style-name="ce105" office:value-type="date" office:date-value="2022-11-05" calcext:value-type="date">
            <text:p>05/11/2022</text:p>
          </table:table-cell>
          <table:table-cell table:style-name="ce2" office:value-type="string" calcext:value-type="string">
            <text:p>BENGAL TIGER TRANSPORT</text:p>
          </table:table-cell>
          <table:table-cell table:style-name="ce2" office:value-type="string" calcext:value-type="string">
            <text:p>KATHALADIH</text:p>
          </table:table-cell>
          <table:table-cell table:style-name="ce2" office:value-type="string" calcext:value-type="string">
            <text:p>Amrapara, Kathaldih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7070637431" calcext:value-type="float">
            <text:p>7070637431</text:p>
          </table:table-cell>
          <table:table-cell table:style-name="ce2" office:value-type="float" office:value="9430726796" calcext:value-type="float">
            <text:p>943072679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0-19" calcext:value-type="date">
            <text:p>19/10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1-18" calcext:value-type="date">
            <text:p>18/01/2023</text:p>
          </table:table-cell>
          <table:table-cell table:style-name="ce105" office:value-type="date" office:date-value="2024-10-18" calcext:value-type="date">
            <text:p>18/10/2024</text:p>
          </table:table-cell>
          <table:table-cell table:style-name="ce105" office:value-type="date" office:date-value="2023-10-14" calcext:value-type="date">
            <text:p>14/10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F6582 REMOVED ON 05-11-2022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VFB8651K</text:p>
          </table:table-cell>
          <table:table-cell table:style-name="ce2" office:value-type="string" calcext:value-type="string">
            <text:p>20AAVFB8651K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4" office:value-type="string" calcext:value-type="string">
            <text:p>JH16F0766</text:p>
          </table:table-cell>
          <table:table-cell table:style-name="ce96" office:value-type="float" office:value="766" calcext:value-type="float">
            <text:p>000766</text:p>
          </table:table-cell>
          <table:table-cell table:style-name="ce2" office:value-type="string" calcext:value-type="string">
            <text:p>SIDHUKANU TRANSPORT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BGR/PNCM/2023/131/PKR/CT/WO-127</text:p>
          </table:table-cell>
          <table:table-cell table:style-name="ce105"/>
          <table:table-cell table:style-name="ce2" office:value-type="string" calcext:value-type="string">
            <text:p>SIDHUKANU TRANSPORT</text:p>
          </table:table-cell>
          <table:table-cell table:style-name="ce2" office:value-type="string" calcext:value-type="string">
            <text:p>KATHALADIH</text:p>
          </table:table-cell>
          <table:table-cell table:style-name="ce2" office:value-type="string" calcext:value-type="string">
            <text:p>Amrapara, Kathaldih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4" calcext:value-type="float">
            <text:p>17.34</text:p>
          </table:table-cell>
          <table:table-cell table:style-name="ce2" office:value-type="float" office:value="9905859047" calcext:value-type="float">
            <text:p>9905859047</text:p>
          </table:table-cell>
          <table:table-cell table:style-name="ce2" office:value-type="float" office:value="8521087143" calcext:value-type="float">
            <text:p>852108714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01" calcext:value-type="date">
            <text:p>01/09/2021</text:p>
          </table:table-cell>
          <table:table-cell table:style-name="ce105" office:value-type="date" office:date-value="2026-09-08" calcext:value-type="date">
            <text:p>08/09/2026</text:p>
          </table:table-cell>
          <table:table-cell table:style-name="ce105" office:value-type="date" office:date-value="2021-11-30" calcext:value-type="date">
            <text:p>30/11/2021</text:p>
          </table:table-cell>
          <table:table-cell table:style-name="ce105" office:value-type="date" office:date-value="2023-08-31" calcext:value-type="date">
            <text:p>31/08/2023</text:p>
          </table:table-cell>
          <table:table-cell table:style-name="ce105" office:value-type="date" office:date-value="2022-08-27" calcext:value-type="date">
            <text:p>27/08/2022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BR10GB1996 REMOVED ON 19-10-2021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CFS1941Q</text:p>
          </table:table-cell>
          <table:table-cell table:style-name="ce2" office:value-type="string" calcext:value-type="string">
            <text:p>20AECFS1941Q1ZX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4" office:value-type="string" calcext:value-type="string">
            <text:p>JH16H9043</text:p>
          </table:table-cell>
          <table:table-cell table:style-name="ce96"/>
          <table:table-cell table:style-name="ce2" office:value-type="string" calcext:value-type="string">
            <text:p>PREM KUMAR MIRDHA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BGR/PNCM/2023/114/PKR/CT/WO-129</text:p>
          </table:table-cell>
          <table:table-cell table:style-name="ce105" office:value-type="date" office:date-value="2023-12-12" calcext:value-type="date">
            <text:p>12/12/2023</text:p>
          </table:table-cell>
          <table:table-cell table:style-name="ce2" office:value-type="string" calcext:value-type="string">
            <text:p>PREM KUMAR MIRDHA</text:p>
          </table:table-cell>
          <table:table-cell table:style-name="ce2" office:value-type="string" calcext:value-type="string">
            <text:p>PACHHW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9065757191" calcext:value-type="float">
            <text:p>9065757191</text:p>
          </table:table-cell>
          <table:table-cell table:style-name="ce2" office:value-type="float" office:value="7461024031" calcext:value-type="float">
            <text:p>746102403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12-04" calcext:value-type="date">
            <text:p>04/12/2023</text:p>
          </table:table-cell>
          <table:table-cell table:style-name="ce105" office:value-type="date" office:date-value="2028-12-11" calcext:value-type="date">
            <text:p>11/12/2028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105" office:value-type="string" calcext:value-type="string">
            <text:p>27.11-2024</text:p>
          </table:table-cell>
          <table:table-cell table:style-name="ce2" office:value-type="string" calcext:value-type="string">
            <text:p>TATA MOTORS LTD / SIGNA 4830.TK BSVI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ZYPM9675Q</text:p>
          </table:table-cell>
          <table:table-cell table:style-name="ce2" office:value-type="string" calcext:value-type="string">
            <text:p>20AZYPM9675Q2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44" office:value-type="string" calcext:value-type="string">
            <text:p>JH16J8534</text:p>
          </table:table-cell>
          <table:table-cell table:style-name="ce96" office:value-type="float" office:value="168534" calcext:value-type="float">
            <text:p>168534</text:p>
          </table:table-cell>
          <table:table-cell table:style-name="ce2" office:value-type="string" calcext:value-type="string">
            <text:p>RAHUL TRANSPORT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BGR/PNCM/2023/101/PKR/CT/WO-136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2" office:value-type="string" calcext:value-type="string">
            <text:p>RAHULKUMAR SINGH</text:p>
          </table:table-cell>
          <table:table-cell table:style-name="ce2" office:value-type="string" calcext:value-type="string">
            <text:p>HARINDANGA BAZAR</text:p>
          </table:table-cell>
          <table:table-cell table:style-name="ce2" office:value-type="string" calcext:value-type="string">
            <text:p>HARINDANGA BAZA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771815239" calcext:value-type="float">
            <text:p>9771815239</text:p>
          </table:table-cell>
          <table:table-cell table:style-name="ce2" office:value-type="float" office:value="9955467916" calcext:value-type="float">
            <text:p>995546791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6-06-26" calcext:value-type="date">
            <text:p>26/06/2026</text:p>
          </table:table-cell>
          <table:table-cell table:style-name="ce105" office:value-type="date" office:date-value="2025-06-23" calcext:value-type="date">
            <text:p>23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3-07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MWPS9918G</text:p>
          </table:table-cell>
          <table:table-cell table:style-name="ce2" office:value-type="string" calcext:value-type="string">
            <text:p>20DMWPS9918G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45" office:value-type="string" calcext:value-type="string">
            <text:p>JH16H8464</text:p>
          </table:table-cell>
          <table:table-cell table:style-name="ce96" office:value-type="float" office:value="846422" calcext:value-type="float">
            <text:p>846422</text:p>
          </table:table-cell>
          <table:table-cell table:style-name="ce2" office:value-type="string" calcext:value-type="string">
            <text:p>M/S DINESH KUMAR BHAGAT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BGR/PNCM/2023/38/PKR/CT/WO-140</text:p>
          </table:table-cell>
          <table:table-cell table:style-name="ce105" office:value-type="date" office:date-value="2023-03-17" calcext:value-type="date">
            <text:p>17/03/2023</text:p>
          </table:table-cell>
          <table:table-cell table:style-name="ce2" office:value-type="string" calcext:value-type="string">
            <text:p>DINESH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6299338809" calcext:value-type="float">
            <text:p>6299338809</text:p>
          </table:table-cell>
          <table:table-cell table:style-name="ce2" office:value-type="float" office:value="6207922684" calcext:value-type="float">
            <text:p>6207922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3-04" calcext:value-type="date">
            <text:p>04/03/2023</text:p>
          </table:table-cell>
          <table:table-cell table:style-name="ce105" office:value-type="date" office:date-value="2028-03-14" calcext:value-type="date">
            <text:p>14/03/2028</text:p>
          </table:table-cell>
          <table:table-cell table:style-name="ce105" office:value-type="date" office:date-value="2023-06-03" calcext:value-type="date">
            <text:p>03/06/2023</text:p>
          </table:table-cell>
          <table:table-cell table:style-name="ce105" office:value-type="date" office:date-value="2025-03-03" calcext:value-type="date">
            <text:p>03/03/2025</text:p>
          </table:table-cell>
          <table:table-cell table:style-name="ce105" office:value-type="date" office:date-value="2024-02-27" calcext:value-type="date">
            <text:p>27/02/2024</text:p>
          </table:table-cell>
          <table:table-cell table:style-name="ce2" office:value-type="string" calcext:value-type="string">
            <text:p>SIGNA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LFPB6589Q</text:p>
          </table:table-cell>
          <table:table-cell table:style-name="ce2" office:value-type="string" calcext:value-type="string">
            <text:p>20BLFPB6589Q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45" office:value-type="string" calcext:value-type="string">
            <text:p>JH16H2555</text:p>
          </table:table-cell>
          <table:table-cell table:style-name="ce96" office:value-type="float" office:value="255516" calcext:value-type="float">
            <text:p>255516</text:p>
          </table:table-cell>
          <table:table-cell table:style-name="ce2" office:value-type="string" calcext:value-type="string">
            <text:p>M/S DINESH KUMAR BHAGAT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BGR/PNCM/2023/38/PKR/CT/WO-140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2" office:value-type="string" calcext:value-type="string">
            <text:p>DINESH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6299338809" calcext:value-type="float">
            <text:p>6299338809</text:p>
          </table:table-cell>
          <table:table-cell table:style-name="ce2" office:value-type="float" office:value="6207922684" calcext:value-type="float">
            <text:p>6207922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6-05-22" calcext:value-type="date">
            <text:p>22/05/2026</text:p>
          </table:table-cell>
          <table:table-cell table:style-name="ce105" office:value-type="date" office:date-value="2025-05-19" calcext:value-type="date">
            <text:p>19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5" office:value-type="string" calcext:value-type="string">
            <text:p>JH04AB1131</text:p>
          </table:table-cell>
          <table:table-cell table:style-name="ce96"/>
          <table:table-cell table:style-name="ce2" office:value-type="string" calcext:value-type="string">
            <text:p>MANOJ KUMAR BHAGAT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BGR/PNCM/2023/41/PKR/CT/WO-157</text:p>
          </table:table-cell>
          <table:table-cell table:style-name="ce105" office:value-type="date" office:date-value="2024-04-23" calcext:value-type="date">
            <text:p>23/04/2024</text:p>
          </table:table-cell>
          <table:table-cell table:style-name="ce2" office:value-type="string" calcext:value-type="string">
            <text:p>MANOJ KUMAR BHAGAT</text:p>
          </table:table-cell>
          <table:table-cell table:style-name="ce2" office:value-type="string" calcext:value-type="string">
            <text:p>AMARAPARA</text:p>
          </table:table-cell>
          <table:table-cell table:style-name="ce2" office:value-type="string" calcext:value-type="string">
            <text:p>Amrapara, Pk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7250631440" calcext:value-type="float">
            <text:p>7250631440</text:p>
          </table:table-cell>
          <table:table-cell table:style-name="ce2" office:value-type="float" office:value="6299420316" calcext:value-type="float">
            <text:p>629942031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18" calcext:value-type="date">
            <text:p>18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14" calcext:value-type="date">
            <text:p>14/07/2024</text:p>
          </table:table-cell>
          <table:table-cell table:style-name="ce105" office:value-type="date" office:date-value="2026-04-17" calcext:value-type="date">
            <text:p>17/04/2026</text:p>
          </table:table-cell>
          <table:table-cell table:style-name="ce105" office:value-type="date" office:date-value="2025-03-28" calcext:value-type="date">
            <text:p>28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23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RCPB8428F</text:p>
          </table:table-cell>
          <table:table-cell table:style-name="ce2" office:value-type="string" calcext:value-type="string">
            <text:p>20BRCPB8428F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45" office:value-type="string" calcext:value-type="string">
            <text:p>JH16H7133</text:p>
          </table:table-cell>
          <table:table-cell table:style-name="ce96"/>
          <table:table-cell table:style-name="ce2" office:value-type="string" calcext:value-type="string">
            <text:p>UMESH KUMAR THAKUR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BGR/PNCM/2023/49/PKR/CT/WO-160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2" office:value-type="string" calcext:value-type="string">
            <text:p>UMESH KUMAR THAKU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table:number-columns-repeated="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13" calcext:value-type="date">
            <text:p>13/02/2024</text:p>
          </table:table-cell>
          <table:table-cell table:style-name="ce105" office:value-type="date" office:date-value="2029-02-18" calcext:value-type="date">
            <text:p>18/02/2029</text:p>
          </table:table-cell>
          <table:table-cell table:style-name="ce105" office:value-type="date" office:date-value="2024-08-12" calcext:value-type="date">
            <text:p>12/08/2024</text:p>
          </table:table-cell>
          <table:table-cell table:style-name="ce105" office:value-type="date" office:date-value="2026-02-12" calcext:value-type="date">
            <text:p>12/02/2026</text:p>
          </table:table-cell>
          <table:table-cell table:style-name="ce105" office:value-type="date" office:date-value="2025-02-06" calcext:value-type="date">
            <text:p>06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45" office:value-type="string" calcext:value-type="string">
            <text:p>JH16J9226</text:p>
          </table:table-cell>
          <table:table-cell table:style-name="ce96" office:value-type="float" office:value="143114" calcext:value-type="float">
            <text:p>143114</text:p>
          </table:table-cell>
          <table:table-cell table:style-name="ce2" office:value-type="string" calcext:value-type="string">
            <text:p>CHANDAN KUMAR SINGH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BGR/PNCM/2023/155/PKR/CT/WO-205</text:p>
          </table:table-cell>
          <table:table-cell table:style-name="ce105" office:value-type="date" office:date-value="2024-06-20" calcext:value-type="date">
            <text:p>20/06/2024</text:p>
          </table:table-cell>
          <table:table-cell table:style-name="ce2" office:value-type="string" calcext:value-type="string">
            <text:p>CHANDAN KR.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EOPUR HIRAN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992360150" calcext:value-type="float">
            <text:p>7992360150</text:p>
          </table:table-cell>
          <table:table-cell table:style-name="ce2" office:value-type="float" office:value="8294968590" calcext:value-type="float">
            <text:p>829496859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19" calcext:value-type="date">
            <text:p>19/06/2024</text:p>
          </table:table-cell>
          <table:table-cell table:style-name="ce105" office:value-type="date" office:date-value="2026-06-18" calcext:value-type="date">
            <text:p>18/06/2026</text:p>
          </table:table-cell>
          <table:table-cell table:style-name="ce105" office:value-type="date" office:date-value="2024-09-14" calcext:value-type="date">
            <text:p>14/09/2024</text:p>
          </table:table-cell>
          <table:table-cell table:style-name="ce105" office:value-type="date" office:date-value="2026-06-18" calcext:value-type="date">
            <text:p>18/06/2026</text:p>
          </table:table-cell>
          <table:table-cell table:style-name="ce105" office:value-type="date" office:date-value="2025-06-14" calcext:value-type="date">
            <text:p>14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1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45" office:value-type="string" calcext:value-type="string">
            <text:p>JH16J9264</text:p>
          </table:table-cell>
          <table:table-cell table:style-name="ce96" office:value-type="float" office:value="143114" calcext:value-type="float">
            <text:p>143114</text:p>
          </table:table-cell>
          <table:table-cell table:style-name="ce2" office:value-type="string" calcext:value-type="string">
            <text:p>CHANDAN KUMAR SINGH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BGR/PNCM/2023/155/PKR/CT/WO-205</text:p>
          </table:table-cell>
          <table:table-cell table:style-name="ce105" office:value-type="date" office:date-value="2024-06-20" calcext:value-type="date">
            <text:p>20/06/2024</text:p>
          </table:table-cell>
          <table:table-cell table:style-name="ce2" office:value-type="string" calcext:value-type="string">
            <text:p>CHANDAN KR.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EOPUR HIRAN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992360150" calcext:value-type="float">
            <text:p>7992360150</text:p>
          </table:table-cell>
          <table:table-cell table:style-name="ce2" office:value-type="float" office:value="8294968590" calcext:value-type="float">
            <text:p>829496859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19" calcext:value-type="date">
            <text:p>19/06/2024</text:p>
          </table:table-cell>
          <table:table-cell table:style-name="ce105" office:value-type="date" office:date-value="2026-06-18" calcext:value-type="date">
            <text:p>18/06/2026</text:p>
          </table:table-cell>
          <table:table-cell table:style-name="ce105" office:value-type="date" office:date-value="2024-09-14" calcext:value-type="date">
            <text:p>14/09/2024</text:p>
          </table:table-cell>
          <table:table-cell table:style-name="ce105" office:value-type="date" office:date-value="2026-06-18" calcext:value-type="date">
            <text:p>18/06/2026</text:p>
          </table:table-cell>
          <table:table-cell table:style-name="ce105" office:value-type="date" office:date-value="2025-06-14" calcext:value-type="date">
            <text:p>14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1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45" office:value-type="string" calcext:value-type="string">
            <text:p>JH16G4396</text:p>
          </table:table-cell>
          <table:table-cell table:style-name="ce96"/>
          <table:table-cell table:style-name="ce2" office:value-type="string" calcext:value-type="string">
            <text:p>MD GULSHER ALI ANSARI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GR/PNCM/2023/145/PKR/CT/WO-213</text:p>
          </table:table-cell>
          <table:table-cell table:style-name="ce105" office:value-type="date" office:date-value="2022-09-14" calcext:value-type="date">
            <text:p>14/09/2022</text:p>
          </table:table-cell>
          <table:table-cell table:style-name="ce2" office:value-type="string" calcext:value-type="string">
            <text:p>MOHAMMAD GULSHER ALI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IRANPUR, PAK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939552228" calcext:value-type="float">
            <text:p>9939552228</text:p>
          </table:table-cell>
          <table:table-cell table:style-name="ce2" office:value-type="float" office:value="9199159294" calcext:value-type="float">
            <text:p>919915929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01" calcext:value-type="date">
            <text:p>01/08/2022</text:p>
          </table:table-cell>
          <table:table-cell table:style-name="ce105" office:value-type="date" office:date-value="2023-09-07" calcext:value-type="date">
            <text:p>07/09/2023</text:p>
          </table:table-cell>
          <table:table-cell table:style-name="ce105" office:value-type="date" office:date-value="2023-01-29" calcext:value-type="date">
            <text:p>29/01/2023</text:p>
          </table:table-cell>
          <table:table-cell table:style-name="ce105" office:value-type="date" office:date-value="2024-07-31" calcext:value-type="date">
            <text:p>31/07/2024</text:p>
          </table:table-cell>
          <table:table-cell table:style-name="ce105" office:value-type="date" office:date-value="2023-07-26" calcext:value-type="date">
            <text:p>26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4-08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45" office:value-type="string" calcext:value-type="string">
            <text:p>JH16G1496</text:p>
          </table:table-cell>
          <table:table-cell table:style-name="ce96"/>
          <table:table-cell table:style-name="ce2" office:value-type="string" calcext:value-type="string">
            <text:p>MD GULSHER ALI ANSARI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GR/PNCM/2023/145/PKR/CT/WO-213</text:p>
          </table:table-cell>
          <table:table-cell table:style-name="ce105" office:value-type="date" office:date-value="2022-09-14" calcext:value-type="date">
            <text:p>14/09/2022</text:p>
          </table:table-cell>
          <table:table-cell table:style-name="ce2" office:value-type="string" calcext:value-type="string">
            <text:p>MOHAMMAD GULSHER ALI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IRANPUR, PAK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939552228" calcext:value-type="float">
            <text:p>9939552228</text:p>
          </table:table-cell>
          <table:table-cell table:style-name="ce2" office:value-type="float" office:value="9199159294" calcext:value-type="float">
            <text:p>919915929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01" calcext:value-type="date">
            <text:p>01/08/2022</text:p>
          </table:table-cell>
          <table:table-cell table:style-name="ce105" office:value-type="date" office:date-value="2023-09-07" calcext:value-type="date">
            <text:p>07/09/2023</text:p>
          </table:table-cell>
          <table:table-cell table:style-name="ce105" office:value-type="date" office:date-value="2023-01-29" calcext:value-type="date">
            <text:p>29/01/2023</text:p>
          </table:table-cell>
          <table:table-cell table:style-name="ce105" office:value-type="date" office:date-value="2024-07-31" calcext:value-type="date">
            <text:p>31/07/2024</text:p>
          </table:table-cell>
          <table:table-cell table:style-name="ce105" office:value-type="date" office:date-value="2023-06-25" calcext:value-type="date">
            <text:p>25/06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4-08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45" office:value-type="string" calcext:value-type="string">
            <text:p>JH16H6392</text:p>
          </table:table-cell>
          <table:table-cell table:style-name="ce96"/>
          <table:table-cell table:style-name="ce2" office:value-type="string" calcext:value-type="string">
            <text:p>MD GULSHER ALI ANSARI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GR/PNCM/2023/145/PKR/CT/WO-213</text:p>
          </table:table-cell>
          <table:table-cell table:style-name="ce105" office:value-type="date" office:date-value="2024-05-21" calcext:value-type="date">
            <text:p>21/05/2024</text:p>
          </table:table-cell>
          <table:table-cell table:style-name="ce2" office:value-type="string" calcext:value-type="string">
            <text:p>MOHAMMAD GULSHER ALI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IRANPUR, PAK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939552228" calcext:value-type="float">
            <text:p>9939552228</text:p>
          </table:table-cell>
          <table:table-cell table:style-name="ce2" office:value-type="float" office:value="9199159294" calcext:value-type="float">
            <text:p>919915929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9" calcext:value-type="date">
            <text:p>29/07/2024</text:p>
          </table:table-cell>
          <table:table-cell table:style-name="ce105" office:value-type="date" office:date-value="2026-05-15" calcext:value-type="date">
            <text:p>15/05/2026</text:p>
          </table:table-cell>
          <table:table-cell table:style-name="ce105" office:value-type="date" office:date-value="2025-05-08" calcext:value-type="date">
            <text:p>0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45" office:value-type="string" calcext:value-type="string">
            <text:p>JH16H8764</text:p>
          </table:table-cell>
          <table:table-cell table:style-name="ce96"/>
          <table:table-cell table:style-name="ce2" office:value-type="string" calcext:value-type="string">
            <text:p>MD GULSHER ALI ANSARI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GR/PNCM/2023/145/PKR/CT/WO-213</text:p>
          </table:table-cell>
          <table:table-cell table:style-name="ce105" office:value-type="date" office:date-value="2024-05-21" calcext:value-type="date">
            <text:p>21/05/2024</text:p>
          </table:table-cell>
          <table:table-cell table:style-name="ce2" office:value-type="string" calcext:value-type="string">
            <text:p>MOHAMMAD GULSHER ALI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HIRANPUR, PAK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939552228" calcext:value-type="float">
            <text:p>9939552228</text:p>
          </table:table-cell>
          <table:table-cell table:style-name="ce2" office:value-type="float" office:value="9199159294" calcext:value-type="float">
            <text:p>919915929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9" calcext:value-type="date">
            <text:p>29/07/2024</text:p>
          </table:table-cell>
          <table:table-cell table:style-name="ce105" office:value-type="date" office:date-value="2026-05-15" calcext:value-type="date">
            <text:p>15/05/2026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RPM7753B</text:p>
          </table:table-cell>
          <table:table-cell table:style-name="ce2" office:value-type="string" calcext:value-type="string">
            <text:p>20BDRPM7753B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45" office:value-type="string" calcext:value-type="string">
            <text:p>JH16F2914</text:p>
          </table:table-cell>
          <table:table-cell table:style-name="ce96" office:value-type="float" office:value="2914" calcext:value-type="float">
            <text:p>002914</text:p>
          </table:table-cell>
          <table:table-cell table:style-name="ce2" office:value-type="string" calcext:value-type="string">
            <text:p>MUKATAR MOMIN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BGR/PNCM/2023/146/PKR/CT/WO-214</text:p>
          </table:table-cell>
          <table:table-cell table:style-name="ce105" office:value-type="date" office:date-value="2021-08-08" calcext:value-type="date">
            <text:p>08/08/2021</text:p>
          </table:table-cell>
          <table:table-cell table:style-name="ce2" office:value-type="string" calcext:value-type="string">
            <text:p>MUKATA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- 17 TO23, AREA- 7.85 ACRE, HIRENP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8-04" calcext:value-type="date">
            <text:p>04/08/2022</text:p>
          </table:table-cell>
          <table:table-cell table:style-name="ce105" office:value-type="date" office:date-value="2026-08-16" calcext:value-type="date">
            <text:p>16/08/2026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105" office:value-type="date" office:date-value="2023-08-03" calcext:value-type="date">
            <text:p>03/08/2023</text:p>
          </table:table-cell>
          <table:table-cell table:style-name="ce105" office:value-type="date" office:date-value="2023-07-29" calcext:value-type="date">
            <text:p>29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8-8-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WUPM1236E</text:p>
          </table:table-cell>
          <table:table-cell table:style-name="ce2" office:value-type="string" calcext:value-type="string">
            <text:p>20AWUPM1236E2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45" office:value-type="string" calcext:value-type="string">
            <text:p>JH16G3911</text:p>
          </table:table-cell>
          <table:table-cell table:style-name="ce96"/>
          <table:table-cell table:style-name="ce2" office:value-type="string" calcext:value-type="string">
            <text:p>MUKATAR MOMIN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BGR/PNCM/2023/146/PKR/CT/WO-214</text:p>
          </table:table-cell>
          <table:table-cell table:style-name="ce105" office:value-type="date" office:date-value="2022-08-04" calcext:value-type="date">
            <text:p>04/08/2022</text:p>
          </table:table-cell>
          <table:table-cell table:style-name="ce2" office:value-type="string" calcext:value-type="string">
            <text:p>MUKATA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- 17 TO23, AREA- 7.85 ACRE, HIRENPUR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9523126001" calcext:value-type="float">
            <text:p>9523126001</text:p>
          </table:table-cell>
          <table:table-cell table:style-name="ce2" office:value-type="float" office:value="8210051313" calcext:value-type="float">
            <text:p>821005131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6-25" calcext:value-type="date">
            <text:p>25/06/2022</text:p>
          </table:table-cell>
          <table:table-cell table:style-name="ce105" office:value-type="date" office:date-value="2027-08-01" calcext:value-type="date">
            <text:p>01/08/2027</text:p>
          </table:table-cell>
          <table:table-cell table:style-name="ce105" office:value-type="date" office:date-value="2023-03-24" calcext:value-type="date">
            <text:p>24/03/2023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105" office:value-type="date" office:date-value="2024-05-22" calcext:value-type="date">
            <text:p>22/05/2024</text:p>
          </table:table-cell>
          <table:table-cell table:style-name="ce2" office:value-type="string" calcext:value-type="string">
            <text:p>SIGNNA 4825</text:p>
          </table:table-cell>
          <table:table-cell table:style-name="ce2" office:value-type="string" calcext:value-type="string">
            <text:p>NEW 04-08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WUPM1236E</text:p>
          </table:table-cell>
          <table:table-cell table:style-name="ce2" office:value-type="string" calcext:value-type="string">
            <text:p>20AWUPM1236E2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46" office:value-type="string" calcext:value-type="string">
            <text:p>JH16G7983</text:p>
          </table:table-cell>
          <table:table-cell table:style-name="ce96" office:value-type="float" office:value="887311" calcext:value-type="float">
            <text:p>887311</text:p>
          </table:table-cell>
          <table:table-cell table:style-name="ce2" office:value-type="string" calcext:value-type="string">
            <text:p>HAQUE TRANSPORTING AGENC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BGR/PNCM/2023/138/PKR/CT/WO-217</text:p>
          </table:table-cell>
          <table:table-cell table:style-name="ce105" office:value-type="date" office:date-value="2022-12-05" calcext:value-type="date">
            <text:p>05/12/2022</text:p>
          </table:table-cell>
          <table:table-cell table:style-name="ce2" office:value-type="string" calcext:value-type="string">
            <text:p>MOHAMMAD AINUL HAQUE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ISHAK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955095623" calcext:value-type="float">
            <text:p>9955095623</text:p>
          </table:table-cell>
          <table:table-cell table:style-name="ce2" office:value-type="float" office:value="8210215219" calcext:value-type="float">
            <text:p>821021521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0-29" calcext:value-type="date">
            <text:p>29/10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1-27" calcext:value-type="date">
            <text:p>27/01/2023</text:p>
          </table:table-cell>
          <table:table-cell table:style-name="ce105" office:value-type="date" office:date-value="2024-10-28" calcext:value-type="date">
            <text:p>28/10/2024</text:p>
          </table:table-cell>
          <table:table-cell table:style-name="ce105" office:value-type="date" office:date-value="2023-10-24" calcext:value-type="date">
            <text:p>24/10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5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FPH3614E</text:p>
          </table:table-cell>
          <table:table-cell table:style-name="ce2" office:value-type="string" calcext:value-type="string">
            <text:p>20AEFPH3614E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46" office:value-type="string" calcext:value-type="string">
            <text:p>JH16F5328</text:p>
          </table:table-cell>
          <table:table-cell table:style-name="ce97" office:value-type="float" office:value="532852" calcext:value-type="float">
            <text:p>532852</text:p>
          </table:table-cell>
          <table:table-cell table:style-name="ce2" office:value-type="string" calcext:value-type="string">
            <text:p>HAQUE TRANSPORTING AGENC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BGR/PNCM/2023/138/PKR/CT/WO-217</text:p>
          </table:table-cell>
          <table:table-cell table:style-name="ce105" office:value-type="date" office:date-value="2024-01-31" calcext:value-type="date">
            <text:p>31/01/2024</text:p>
          </table:table-cell>
          <table:table-cell table:style-name="ce2" office:value-type="string" calcext:value-type="string">
            <text:p>MOHAMMAD AINUL HAQUE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ISHAK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955095623" calcext:value-type="float">
            <text:p>9955095623</text:p>
          </table:table-cell>
          <table:table-cell table:style-name="ce2" office:value-type="float" office:value="8210215219" calcext:value-type="float">
            <text:p>821021521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8-26" calcext:value-type="date">
            <text:p>26/08/2021</text:p>
          </table:table-cell>
          <table:table-cell table:style-name="ce105" office:value-type="date" office:date-value="2026-09-18" calcext:value-type="date">
            <text:p>18/09/2026</text:p>
          </table:table-cell>
          <table:table-cell table:style-name="ce105" office:value-type="date" office:date-value="2024-02-25" calcext:value-type="date">
            <text:p>25/02/2024</text:p>
          </table:table-cell>
          <table:table-cell table:style-name="ce105" office:value-type="date" office:date-value="2025-09-05" calcext:value-type="date">
            <text:p>05/09/2025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FPH3614E</text:p>
          </table:table-cell>
          <table:table-cell table:style-name="ce2" office:value-type="string" calcext:value-type="string">
            <text:p>20AEFPH3614E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7" office:value-type="string" calcext:value-type="string">
            <text:p>JH16H8328</text:p>
          </table:table-cell>
          <table:table-cell table:style-name="ce96" office:value-type="float" office:value="887311" calcext:value-type="float">
            <text:p>887311</text:p>
          </table:table-cell>
          <table:table-cell table:style-name="ce2" office:value-type="string" calcext:value-type="string">
            <text:p>HAQUE TRANSPORTING AGENC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BGR/PNCM/2023/138/PKR/CT/WO-217</text:p>
          </table:table-cell>
          <table:table-cell table:style-name="ce105" office:value-type="date" office:date-value="2024-03-04" calcext:value-type="date">
            <text:p>04/03/2024</text:p>
          </table:table-cell>
          <table:table-cell table:style-name="ce2" office:value-type="string" calcext:value-type="string">
            <text:p>MOHAMMAD AINUL HAQUE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ISHAK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9955095623" calcext:value-type="float">
            <text:p>9955095623</text:p>
          </table:table-cell>
          <table:table-cell table:style-name="ce2" office:value-type="float" office:value="8210215219" calcext:value-type="float">
            <text:p>821021521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6-03-01" calcext:value-type="date">
            <text:p>01/03/2026</text:p>
          </table:table-cell>
          <table:table-cell table:style-name="ce105" office:value-type="date" office:date-value="2025-02-27" calcext:value-type="date">
            <text:p>27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4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FPH3614E</text:p>
          </table:table-cell>
          <table:table-cell table:style-name="ce2" office:value-type="string" calcext:value-type="string">
            <text:p>20AEFPH3614E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8" office:value-type="string" calcext:value-type="string">
            <text:p>JH16G8125</text:p>
          </table:table-cell>
          <table:table-cell table:style-name="ce96" office:value-type="float" office:value="8125" calcext:value-type="float">
            <text:p>0081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18" calcext:value-type="date">
            <text:p>18/01/2023</text:p>
          </table:table-cell>
          <table:table-cell table:style-name="ce105" office:value-type="date" office:date-value="2028-02-03" calcext:value-type="date">
            <text:p>03/02/2028</text:p>
          </table:table-cell>
          <table:table-cell table:style-name="ce105" office:value-type="date" office:date-value="2025-06-17" calcext:value-type="date">
            <text:p>17/06/2025</text:p>
          </table:table-cell>
          <table:table-cell table:style-name="ce105" office:value-type="date" office:date-value="2027-02-10" calcext:value-type="date">
            <text:p>10/02/2027</text:p>
          </table:table-cell>
          <table:table-cell table:style-name="ce105" office:value-type="date" office:date-value="2026-01-15" calcext:value-type="date">
            <text:p>15/01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49" office:value-type="string" calcext:value-type="string">
            <text:p>JH16G0591</text:p>
          </table:table-cell>
          <table:table-cell table:style-name="ce96" office:value-type="float" office:value="591" calcext:value-type="float">
            <text:p>000591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8.01.2023</text:p>
          </table:table-cell>
          <table:table-cell table:style-name="ce105" office:value-type="date" office:date-value="2028-02-03" calcext:value-type="date">
            <text:p>03/02/2028</text:p>
          </table:table-cell>
          <table:table-cell table:style-name="ce105" office:value-type="date" office:date-value="2025-06-17" calcext:value-type="date">
            <text:p>17/06/2025</text:p>
          </table:table-cell>
          <table:table-cell table:style-name="ce105" office:value-type="date" office:date-value="2027-02-10" calcext:value-type="date">
            <text:p>10/02/2027</text:p>
          </table:table-cell>
          <table:table-cell table:style-name="ce105" office:value-type="date" office:date-value="2026-01-16" calcext:value-type="date">
            <text:p>16/01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50" office:value-type="string" calcext:value-type="string">
            <text:p>JH16H1039</text:p>
          </table:table-cell>
          <table:table-cell table:style-name="ce96" office:value-type="float" office:value="1039" calcext:value-type="float">
            <text:p>001039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0.01.2023</text:p>
          </table:table-cell>
          <table:table-cell table:style-name="ce105" office:value-type="date" office:date-value="2028-08-03" calcext:value-type="date">
            <text:p>03/08/2028</text:p>
          </table:table-cell>
          <table:table-cell table:style-name="ce105" office:value-type="date" office:date-value="2025-08-27" calcext:value-type="date">
            <text:p>27/08/2025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50" office:value-type="string" calcext:value-type="string">
            <text:p>JH16H4859</text:p>
          </table:table-cell>
          <table:table-cell table:style-name="ce96" office:value-type="float" office:value="4859" calcext:value-type="float">
            <text:p>004859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3.06.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5-08-27" calcext:value-type="date">
            <text:p>27/08/2025</text:p>
          </table:table-cell>
          <table:table-cell table:style-name="ce105" office:value-type="date" office:date-value="2025-06-12" calcext:value-type="date">
            <text:p>12/06/2025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50" office:value-type="string" calcext:value-type="string">
            <text:p>JH16H3477</text:p>
          </table:table-cell>
          <table:table-cell table:style-name="ce96" office:value-type="float" office:value="3477" calcext:value-type="float">
            <text:p>003477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3.06.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5-08-27" calcext:value-type="date">
            <text:p>27/08/2025</text:p>
          </table:table-cell>
          <table:table-cell table:style-name="ce105" office:value-type="date" office:date-value="2025-06-12" calcext:value-type="date">
            <text:p>12/06/2025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51" office:value-type="string" calcext:value-type="string">
            <text:p>JH16H7813</text:p>
          </table:table-cell>
          <table:table-cell table:style-name="ce96" office:value-type="float" office:value="7813" calcext:value-type="float">
            <text:p>007813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GR/PNCM/2023/143/PKR/CT/WO-2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KADIR MOMI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9931471052" calcext:value-type="float">
            <text:p>9931471052</text:p>
          </table:table-cell>
          <table:table-cell table:style-name="ce2" office:value-type="float" office:value="7295011050" calcext:value-type="float">
            <text:p>72950110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string" calcext:value-type="string">
            <text:p>10.06.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5-08-27" calcext:value-type="date">
            <text:p>27/08/2025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BLPM0283F</text:p>
          </table:table-cell>
          <table:table-cell table:style-name="ce2" office:value-type="string" calcext:value-type="string">
            <text:p>20GBLPM0283F1ZV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46" office:value-type="string" calcext:value-type="string">
            <text:p>JH16G3814</text:p>
          </table:table-cell>
          <table:table-cell table:style-name="ce96" office:value-type="float" office:value="827373" calcext:value-type="float">
            <text:p>827373</text:p>
          </table:table-cell>
          <table:table-cell table:style-name="ce2" office:value-type="string" calcext:value-type="string">
            <text:p>VINIT KUMAR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GR/PNCM/2023/116/PKR/CT/WO-228</text:p>
          </table:table-cell>
          <table:table-cell table:style-name="ce105" office:value-type="date" office:date-value="2023-09-14" calcext:value-type="date">
            <text:p>14/09/2023</text:p>
          </table:table-cell>
          <table:table-cell table:style-name="ce2" office:value-type="string" calcext:value-type="string">
            <text:p>Vinit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nk Colony, Pakur, <text:s/>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5-02" calcext:value-type="date">
            <text:p>02/05/2022</text:p>
          </table:table-cell>
          <table:table-cell table:style-name="ce105" office:value-type="date" office:date-value="2027-05-09" calcext:value-type="date">
            <text:p>09/05/2027</text:p>
          </table:table-cell>
          <table:table-cell table:style-name="ce105" office:value-type="date" office:date-value="2023-11-01" calcext:value-type="date">
            <text:p>01/11/2023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4-04-13" calcext:value-type="date">
            <text:p>13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B7970 REMOVED ON 05-11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FGPK1380F</text:p>
          </table:table-cell>
          <table:table-cell table:style-name="ce2" office:value-type="string" calcext:value-type="string">
            <text:p>20BFGPK1380F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46" office:value-type="string" calcext:value-type="string">
            <text:p>JH16F3191</text:p>
          </table:table-cell>
          <table:table-cell table:style-name="ce96" office:value-type="float" office:value="3191" calcext:value-type="float">
            <text:p>003191</text:p>
          </table:table-cell>
          <table:table-cell table:style-name="ce2" office:value-type="string" calcext:value-type="string">
            <text:p>VINIT KUMAR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GR/PNCM/2023/116/PKR/CT/WO-228</text:p>
          </table:table-cell>
          <table:table-cell table:style-name="ce105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Vinit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nk Colony, Pakur, <text:s/>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NOT 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B7970 REMOVED ON 05-11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FGPK1380F</text:p>
          </table:table-cell>
          <table:table-cell table:style-name="ce2" office:value-type="string" calcext:value-type="string">
            <text:p>20BFGPK1380F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6" office:value-type="string" calcext:value-type="string">
            <text:p>JH16H1125</text:p>
          </table:table-cell>
          <table:table-cell table:style-name="ce96"/>
          <table:table-cell table:style-name="ce2" office:value-type="string" calcext:value-type="string">
            <text:p>VINIT KUMAR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GR/PNCM/2023/116/PKR/CT/WO-228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Vinit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nk Colony, Pakur, <text:s/>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9471138572" calcext:value-type="float">
            <text:p>9471138572</text:p>
          </table:table-cell>
          <table:table-cell table:style-name="ce2" office:value-type="float" office:value="8709005950" calcext:value-type="float">
            <text:p>87090059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02" calcext:value-type="date">
            <text:p>02/04/2024</text:p>
          </table:table-cell>
          <table:table-cell table:style-name="ce105" office:value-type="date" office:date-value="2029-04-11" calcext:value-type="date">
            <text:p>11/04/2029</text:p>
          </table:table-cell>
          <table:table-cell table:style-name="ce105" office:value-type="date" office:date-value="2025-03-27" calcext:value-type="date">
            <text:p>27/03/2025</text:p>
          </table:table-cell>
          <table:table-cell table:style-name="ce105" office:value-type="date" office:date-value="2026-04-01" calcext:value-type="date">
            <text:p>01/04/2026</text:p>
          </table:table-cell>
          <table:table-cell table:style-name="ce105" office:value-type="date" office:date-value="2025-03-25" calcext:value-type="date">
            <text:p>25/03/2025</text:p>
          </table:table-cell>
          <table:table-cell table:style-name="ce109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FGPK1380F</text:p>
          </table:table-cell>
          <table:table-cell table:style-name="ce2" office:value-type="string" calcext:value-type="string">
            <text:p>20BFGPK1380F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46" office:value-type="string" calcext:value-type="string">
            <text:p>JH16F8493</text:p>
          </table:table-cell>
          <table:table-cell table:style-name="ce96" office:value-type="float" office:value="8493" calcext:value-type="float">
            <text:p>008493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4-05-20" calcext:value-type="date">
            <text:p>20/05/2024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7-24" calcext:value-type="date">
            <text:p>24/07/2021</text:p>
          </table:table-cell>
          <table:table-cell table:style-name="ce105" office:value-type="date" office:date-value="2027-08-16" calcext:value-type="date">
            <text:p>16/08/2027</text:p>
          </table:table-cell>
          <table:table-cell table:style-name="ce105" office:value-type="date" office:date-value="2024-07-22" calcext:value-type="date">
            <text:p>22/07/2024</text:p>
          </table:table-cell>
          <table:table-cell table:style-name="ce105" office:value-type="date" office:date-value="2025-07-19" calcext:value-type="date">
            <text:p>19/07/2025</text:p>
          </table:table-cell>
          <table:table-cell table:style-name="ce105" office:value-type="date" office:date-value="2024-07-08" calcext:value-type="date">
            <text:p>08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A5865 REMOVIED ON 28-07-20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2" office:value-type="string" calcext:value-type="string">
            <text:p>JH16G2230</text:p>
          </table:table-cell>
          <table:table-cell table:style-name="ce96" office:value-type="float" office:value="123456" calcext:value-type="float">
            <text:p>123456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3-07-01" calcext:value-type="date">
            <text:p>01/07/2023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6" calcext:value-type="date">
            <text:p>06/06/2022</text:p>
          </table:table-cell>
          <table:table-cell table:style-name="ce105" office:value-type="date" office:date-value="2027-06-28" calcext:value-type="date">
            <text:p>28/06/2027</text:p>
          </table:table-cell>
          <table:table-cell table:style-name="ce105" office:value-type="date" office:date-value="2022-09-05" calcext:value-type="date">
            <text:p>05/09/2022</text:p>
          </table:table-cell>
          <table:table-cell table:style-name="ce105" office:value-type="date" office:date-value="2024-06-05" calcext:value-type="date">
            <text:p>05/06/2024</text:p>
          </table:table-cell>
          <table:table-cell table:style-name="ce105" office:value-type="date" office:date-value="2023-06-01" calcext:value-type="date">
            <text:p>01/06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JH04X0478 REMOVED ON 01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53" office:value-type="string" calcext:value-type="string">
            <text:p>JH16F9438</text:p>
          </table:table-cell>
          <table:table-cell table:style-name="ce96"/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/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53" office:value-type="string" calcext:value-type="string">
            <text:p>JH16H9988</text:p>
          </table:table-cell>
          <table:table-cell table:style-name="ce96" office:value-type="float" office:value="9988" calcext:value-type="float">
            <text:p>009988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4-05-09" calcext:value-type="date">
            <text:p>09/05/2024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03" calcext:value-type="date">
            <text:p>03/04/2024</text:p>
          </table:table-cell>
          <table:table-cell table:style-name="ce105" office:value-type="date" office:date-value="2029-04-22" calcext:value-type="date">
            <text:p>22/04/2029</text:p>
          </table:table-cell>
          <table:table-cell table:style-name="ce105" office:value-type="date" office:date-value="2024-07-02" calcext:value-type="date">
            <text:p>02/07/2024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105" office:value-type="date" office:date-value="2025-03-29" calcext:value-type="date">
            <text:p>29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9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3" office:value-type="string" calcext:value-type="string">
            <text:p>JH16H0213</text:p>
          </table:table-cell>
          <table:table-cell table:style-name="ce96" office:value-type="float" office:value="213" calcext:value-type="float">
            <text:p>000213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4-05-11" calcext:value-type="date">
            <text:p>11/05/2024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105" office:value-type="date" office:date-value="2029-03-10" calcext:value-type="date">
            <text:p>10/03/2029</text:p>
          </table:table-cell>
          <table:table-cell table:style-name="ce105" office:value-type="date" office:date-value="2024-05-28" calcext:value-type="date">
            <text:p>28/05/2024</text:p>
          </table:table-cell>
          <table:table-cell table:style-name="ce105" office:value-type="date" office:date-value="2026-03-01" calcext:value-type="date">
            <text:p>01/03/2026</text:p>
          </table:table-cell>
          <table:table-cell table:style-name="ce105" office:value-type="date" office:date-value="2025-02-28" calcext:value-type="date">
            <text:p>28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54" office:value-type="string" calcext:value-type="string">
            <text:p>JH16G7245</text:p>
          </table:table-cell>
          <table:table-cell table:style-name="ce96" office:value-type="float" office:value="7245" calcext:value-type="float">
            <text:p>007245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4-05-11" calcext:value-type="date">
            <text:p>11/05/2024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12-08" calcext:value-type="date">
            <text:p>08/12/2021</text:p>
          </table:table-cell>
          <table:table-cell table:style-name="ce105" office:value-type="date" office:date-value="2027-02-05" calcext:value-type="date">
            <text:p>05/02/2027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105" office:value-type="date" office:date-value="2026-01-17" calcext:value-type="date">
            <text:p>17/01/2026</text:p>
          </table:table-cell>
          <table:table-cell table:style-name="ce105" office:value-type="date" office:date-value="2024-11-28" calcext:value-type="date">
            <text:p>28/11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/>
          <table:table-cell table:style-name="ce117"/>
          <table:table-cell table:number-columns-repeated="81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4" office:value-type="string" calcext:value-type="string">
            <text:p>JH16J6882</text:p>
          </table:table-cell>
          <table:table-cell table:style-name="ce96"/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27" calcext:value-type="date">
            <text:p>27/08/2024</text:p>
          </table:table-cell>
          <table:table-cell table:style-name="ce105" office:value-type="date" office:date-value="2029-09-08" calcext:value-type="date">
            <text:p>08/09/2029</text:p>
          </table:table-cell>
          <table:table-cell table:style-name="ce105" office:value-type="date" office:date-value="2024-11-11" calcext:value-type="date">
            <text:p>11/11/2024</text:p>
          </table:table-cell>
          <table:table-cell table:style-name="ce105" office:value-type="date" office:date-value="2026-08-26" calcext:value-type="date">
            <text:p>26/08/2026</text:p>
          </table:table-cell>
          <table:table-cell table:style-name="ce105" office:value-type="date" office:date-value="2025-08-07" calcext:value-type="date">
            <text:p>07/08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54" office:value-type="string" calcext:value-type="string">
            <text:p>JH04X2383</text:p>
          </table:table-cell>
          <table:table-cell table:style-name="ce96" office:value-type="float" office:value="123456" calcext:value-type="float">
            <text:p>123456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5-10-13" calcext:value-type="date">
            <text:p>13/10/2025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5-28" calcext:value-type="date">
            <text:p>28/05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2-08-25" calcext:value-type="date">
            <text:p>25/08/2022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105" office:value-type="date" office:date-value="2023-05-18" calcext:value-type="date">
            <text:p>18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04X2383 TR DUMKA TO PAKUR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54" office:value-type="string" calcext:value-type="string">
            <text:p>JH16J0856</text:p>
          </table:table-cell>
          <table:table-cell table:style-name="ce96"/>
          <table:table-cell table:style-name="ce2" office:value-type="string" calcext:value-type="string">
            <text:p>PAWAN KUMAR BHAGA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GR/PNCM/2023/137/PKR/CT/WO-229</text:p>
          </table:table-cell>
          <table:table-cell table:style-name="ce105" office:value-type="date" office:date-value="2025-10-13" calcext:value-type="date">
            <text:p>13/10/2025</text:p>
          </table:table-cell>
          <table:table-cell table:style-name="ce2" office:value-type="string" calcext:value-type="string">
            <text:p>PAW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8434883505" calcext:value-type="float">
            <text:p>8434883505</text:p>
          </table:table-cell>
          <table:table-cell table:style-name="ce2" office:value-type="float" office:value="7992309672" calcext:value-type="float">
            <text:p>79923096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7-03" calcext:value-type="date">
            <text:p>03/07/2024</text:p>
          </table:table-cell>
          <table:table-cell table:style-name="ce105" office:value-type="date" office:date-value="2029-07-14" calcext:value-type="date">
            <text:p>14/07/2029</text:p>
          </table:table-cell>
          <table:table-cell table:style-name="ce105" office:value-type="date" office:date-value="2025-10-02" calcext:value-type="date">
            <text:p>02/10/2025</text:p>
          </table:table-cell>
          <table:table-cell table:style-name="ce105" office:value-type="date" office:date-value="2026-07-02" calcext:value-type="date">
            <text:p>02/07/2026</text:p>
          </table:table-cell>
          <table:table-cell table:style-name="ce105" office:value-type="date" office:date-value="2026-06-27" calcext:value-type="date">
            <text:p>27/06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 13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JOPB5173C</text:p>
          </table:table-cell>
          <table:table-cell table:style-name="ce2" office:value-type="string" calcext:value-type="string">
            <text:p>20AJOPB5173C2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55" office:value-type="string" calcext:value-type="string">
            <text:p>JH04AB5046</text:p>
          </table:table-cell>
          <table:table-cell table:style-name="ce98"/>
          <table:table-cell table:style-name="ce3" office:value-type="string" calcext:value-type="string">
            <text:p>BIPIN KUMAR BGAGAT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BGR/PNCM/2023/156/PKR/CT/WO-230</text:p>
          </table:table-cell>
          <table:table-cell table:style-name="ce105" office:value-type="date" office:date-value="2024-03-03" calcext:value-type="date">
            <text:p>03/03/2024</text:p>
          </table:table-cell>
          <table:table-cell table:style-name="ce2" office:value-type="string" calcext:value-type="string">
            <text:p>Bipi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okhri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801573173" calcext:value-type="float">
            <text:p>9801573173</text:p>
          </table:table-cell>
          <table:table-cell table:style-name="ce2" office:value-type="float" office:value="9801203260" calcext:value-type="float">
            <text:p>98012032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01" calcext:value-type="date">
            <text:p>01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6-02-28" calcext:value-type="date">
            <text:p>28/02/2026</text:p>
          </table:table-cell>
          <table:table-cell table:style-name="ce105" office:value-type="date" office:date-value="2025-02-23" calcext:value-type="date">
            <text:p>23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GJPB5964Q</text:p>
          </table:table-cell>
          <table:table-cell table:style-name="ce2" office:value-type="string" calcext:value-type="string">
            <text:p>20BGJPB5964Q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56" office:value-type="string" calcext:value-type="string">
            <text:p>JH04AD4304</text:p>
          </table:table-cell>
          <table:table-cell table:style-name="ce96"/>
          <table:table-cell table:style-name="ce2" office:value-type="string" calcext:value-type="string">
            <text:p>M/S FULMUNI MARANDI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BGR/PNCM/2024/216/PKR/CT/WO-232</text:p>
          </table:table-cell>
          <table:table-cell table:style-name="ce105" office:value-type="date" office:date-value="2025-04-03" calcext:value-type="date">
            <text:p>03/04/2025</text:p>
          </table:table-cell>
          <table:table-cell table:style-name="ce2" office:value-type="string" calcext:value-type="string">
            <text:p>FULMUNI MARAND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kipara Post Office, kalkhipara, Kalki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113479324" calcext:value-type="float">
            <text:p>9113479324</text:p>
          </table:table-cell>
          <table:table-cell table:style-name="ce2" office:value-type="float" office:value="8292442035" calcext:value-type="float">
            <text:p>829244203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3-22" calcext:value-type="date">
            <text:p>22/03/2025</text:p>
          </table:table-cell>
          <table:table-cell table:style-name="ce105" office:value-type="date" office:date-value="2026-03-24" calcext:value-type="date">
            <text:p>24/03/2026</text:p>
          </table:table-cell>
          <table:table-cell table:style-name="ce105" office:value-type="date" office:date-value="2024-09-14" calcext:value-type="date">
            <text:p>14/09/2024</text:p>
          </table:table-cell>
          <table:table-cell table:style-name="ce105" office:value-type="date" office:date-value="2027-03-21" calcext:value-type="date">
            <text:p>21/03/2027</text:p>
          </table:table-cell>
          <table:table-cell table:style-name="ce105" office:value-type="date" office:date-value="2026-03-17" calcext:value-type="date">
            <text:p>17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EXCHANGE REMOVE THIS JH04AB7366 VEHICLE ADD THIS JH04D4304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YFPM9806C</text:p>
          </table:table-cell>
          <table:table-cell table:style-name="ce2" office:value-type="string" calcext:value-type="string">
            <text:p>20BYFPM9806C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56" office:value-type="string" calcext:value-type="string">
            <text:p>JH04AC1311</text:p>
          </table:table-cell>
          <table:table-cell table:style-name="ce96"/>
          <table:table-cell table:style-name="ce2" office:value-type="string" calcext:value-type="string">
            <text:p>Jay Prakash Bhagat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BGR/PNCM/2023/98/PKR/CT/WO-23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Jay Prakash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ri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8252759714" calcext:value-type="float">
            <text:p>8252759714</text:p>
          </table:table-cell>
          <table:table-cell table:style-name="ce2" office:value-type="float" office:value="9508389979" calcext:value-type="float">
            <text:p>950838997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26" calcext:value-type="date">
            <text:p>26/10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5-10-25" calcext:value-type="date">
            <text:p>25/10/2025</text:p>
          </table:table-cell>
          <table:table-cell table:style-name="ce105" office:value-type="date" office:date-value="2026-10-15" calcext:value-type="date">
            <text:p>15/10/2026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UAPB0050L</text:p>
          </table:table-cell>
          <table:table-cell table:style-name="ce2" office:value-type="string" calcext:value-type="string">
            <text:p>20BUAPB0050L1ZH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57" office:value-type="string" calcext:value-type="string">
            <text:p>JH16H1045</text:p>
          </table:table-cell>
          <table:table-cell table:style-name="ce96" office:value-type="float" office:value="1045" calcext:value-type="float">
            <text:p>001045</text:p>
          </table:table-cell>
          <table:table-cell table:style-name="ce2" office:value-type="string" calcext:value-type="string">
            <text:p>MUKESH KUMAR BHAGAT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BGR/PNCM/2023/89/PKR/CT/WO-236</text:p>
          </table:table-cell>
          <table:table-cell table:style-name="ce105" office:value-type="date" office:date-value="2023-09-01" calcext:value-type="date">
            <text:p>01/09/2023</text:p>
          </table:table-cell>
          <table:table-cell table:style-name="ce2" office:value-type="string" calcext:value-type="string">
            <text:p>MUKESH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Maheshpur, Pokhri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18" calcext:value-type="float">
            <text:p>16.18</text:p>
          </table:table-cell>
          <table:table-cell table:style-name="ce2" office:value-type="float" office:value="9771343472" calcext:value-type="float">
            <text:p>9771343472</text:p>
          </table:table-cell>
          <table:table-cell table:style-name="ce2" office:value-type="float" office:value="8084050668" calcext:value-type="float">
            <text:p>808405066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6-28" calcext:value-type="date">
            <text:p>28/06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1-27" calcext:value-type="date">
            <text:p>27/11/2023</text:p>
          </table:table-cell>
          <table:table-cell table:style-name="ce105" office:value-type="date" office:date-value="2025-06-27" calcext:value-type="date">
            <text:p>27/06/2025</text:p>
          </table:table-cell>
          <table:table-cell table:style-name="ce105" office:value-type="date" office:date-value="2024-07-30" calcext:value-type="date">
            <text:p>30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ZIPB3874K</text:p>
          </table:table-cell>
          <table:table-cell table:style-name="ce2" office:value-type="string" calcext:value-type="string">
            <text:p>20BZIPB3874K1ZF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57" office:value-type="string" calcext:value-type="string">
            <text:p>JH16G1957</text:p>
          </table:table-cell>
          <table:table-cell table:style-name="ce96" office:value-type="float" office:value="195700" calcext:value-type="float">
            <text:p>195700</text:p>
          </table:table-cell>
          <table:table-cell table:style-name="ce2" office:value-type="string" calcext:value-type="string">
            <text:p>RENU DEVI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BGR/PNCM/2023/73/PKR/CT/WO-249</text:p>
          </table:table-cell>
          <table:table-cell table:style-name="ce105" office:value-type="date" office:date-value="2022-11-05" calcext:value-type="date">
            <text:p>05/11/2022</text:p>
          </table:table-cell>
          <table:table-cell table:style-name="ce2" office:value-type="string" calcext:value-type="string">
            <text:p>GOSWAMI TRADERS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NANDPURI COLONY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8340395899" calcext:value-type="float">
            <text:p>8340395899</text:p>
          </table:table-cell>
          <table:table-cell table:style-name="ce2" office:value-type="float" office:value="7352117656" calcext:value-type="float">
            <text:p>735211765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1-01" calcext:value-type="date">
            <text:p>01/11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1-31" calcext:value-type="date">
            <text:p>31/01/2023</text:p>
          </table:table-cell>
          <table:table-cell table:style-name="ce105" office:value-type="date" office:date-value="2024-10-31" calcext:value-type="date">
            <text:p>31/10/2024</text:p>
          </table:table-cell>
          <table:table-cell table:style-name="ce105" office:value-type="date" office:date-value="2023-10-28" calcext:value-type="date">
            <text:p>28/10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04W8722 REMOVED ON 05-11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FLPD2804F</text:p>
          </table:table-cell>
          <table:table-cell table:style-name="ce2" office:value-type="string" calcext:value-type="string">
            <text:p>20GFLPD2804F1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57" office:value-type="string" calcext:value-type="string">
            <text:p>JH16H0936</text:p>
          </table:table-cell>
          <table:table-cell table:style-name="ce96" office:value-type="float" office:value="93624" calcext:value-type="float">
            <text:p>093624</text:p>
          </table:table-cell>
          <table:table-cell table:style-name="ce2" office:value-type="string" calcext:value-type="string">
            <text:p>RENU DEVI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BGR/PNCM/2023/73/PKR/CT/WO-249</text:p>
          </table:table-cell>
          <table:table-cell table:style-name="ce105" office:value-type="date" office:date-value="2024-03-01" calcext:value-type="date">
            <text:p>01/03/2024</text:p>
          </table:table-cell>
          <table:table-cell table:style-name="ce2" office:value-type="string" calcext:value-type="string">
            <text:p>GOSWAMI TRADERS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NANDPURI COLONY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8340395899" calcext:value-type="float">
            <text:p>8340395899</text:p>
          </table:table-cell>
          <table:table-cell table:style-name="ce2" office:value-type="float" office:value="7352117656" calcext:value-type="float">
            <text:p>735211765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8" calcext:value-type="date">
            <text:p>28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105" office:value-type="date" office:date-value="2026-02-27" calcext:value-type="date">
            <text:p>27/02/2026</text:p>
          </table:table-cell>
          <table:table-cell table:style-name="ce105" office:value-type="date" office:date-value="2025-02-22" calcext:value-type="date">
            <text:p>22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1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FLPD2804F</text:p>
          </table:table-cell>
          <table:table-cell table:style-name="ce2" office:value-type="string" calcext:value-type="string">
            <text:p>20GFLPD2804F1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57" office:value-type="string" calcext:value-type="string">
            <text:p>JH16H7187</text:p>
          </table:table-cell>
          <table:table-cell table:style-name="ce96" office:value-type="float" office:value="718711" calcext:value-type="float">
            <text:p>718711</text:p>
          </table:table-cell>
          <table:table-cell table:style-name="ce2" office:value-type="string" calcext:value-type="string">
            <text:p>ABDUL HANAN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BGR/PNCM/2023/139/PKR/CT/WO-251</text:p>
          </table:table-cell>
          <table:table-cell table:style-name="ce105" office:value-type="date" office:date-value="2024-05-12" calcext:value-type="date">
            <text:p>12/05/2024</text:p>
          </table:table-cell>
          <table:table-cell table:style-name="ce2" office:value-type="string" calcext:value-type="string">
            <text:p>ABDUL HANA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atharghatta, Barakhai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6205146715" calcext:value-type="float">
            <text:p>6205146715</text:p>
          </table:table-cell>
          <table:table-cell table:style-name="ce2" office:value-type="float" office:value="9661339198" calcext:value-type="float">
            <text:p>966133919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105" office:value-type="date" office:date-value="2029-03-10" calcext:value-type="date">
            <text:p>10/03/2029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4-03-01" calcext:value-type="date">
            <text:p>01/03/2024</text:p>
          </table:table-cell>
          <table:table-cell table:style-name="ce105" office:value-type="date" office:date-value="2025-02-28" calcext:value-type="date">
            <text:p>28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2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UPH9636C</text:p>
          </table:table-cell>
          <table:table-cell table:style-name="ce2" office:value-type="string" calcext:value-type="string">
            <text:p>20ADUPH9636C2ZJ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57" office:value-type="string" calcext:value-type="string">
            <text:p>JH04AA6186</text:p>
          </table:table-cell>
          <table:table-cell table:style-name="ce96" office:value-type="float" office:value="46186" calcext:value-type="float">
            <text:p>046186</text:p>
          </table:table-cell>
          <table:table-cell table:style-name="ce2" office:value-type="string" calcext:value-type="string">
            <text:p>PRAVIN KUMAR SINGH TRANSPOR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BGR/PNCM/2023/174/PKR/CT/WO-252</text:p>
          </table:table-cell>
          <table:table-cell table:style-name="ce105" office:value-type="date" office:date-value="2024-02-01" calcext:value-type="date">
            <text:p>01/02/2024</text:p>
          </table:table-cell>
          <table:table-cell table:style-name="ce2" office:value-type="string" calcext:value-type="string">
            <text:p>SANJU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, Santhali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9122534121" calcext:value-type="float">
            <text:p>9122534121</text:p>
          </table:table-cell>
          <table:table-cell table:style-name="ce2" office:value-type="float" office:value="8002351949" calcext:value-type="float">
            <text:p>800235194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0-06-17" calcext:value-type="date">
            <text:p>17/06/2020</text:p>
          </table:table-cell>
          <table:table-cell table:style-name="ce105" office:value-type="date" office:date-value="2029-01-10" calcext:value-type="date">
            <text:p>10/01/2029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date" office:date-value="2025-07-31" calcext:value-type="date">
            <text:p>31/07/2025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 1-2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YTPS6162L</text:p>
          </table:table-cell>
          <table:table-cell table:style-name="ce2" office:value-type="string" calcext:value-type="string">
            <text:p>20GYTPS6162L2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57" office:value-type="string" calcext:value-type="string">
            <text:p>JH04AB0817</text:p>
          </table:table-cell>
          <table:table-cell table:style-name="ce96"/>
          <table:table-cell table:style-name="ce2" office:value-type="string" calcext:value-type="string">
            <text:p>PRAVIN KUMAR SINGH TRANSPOR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BGR/PNCM/2023/174/PKR/CT/WO-252</text:p>
          </table:table-cell>
          <table:table-cell table:style-name="ce105" office:value-type="date" office:date-value="2024-03-10" calcext:value-type="date">
            <text:p>10/03/2024</text:p>
          </table:table-cell>
          <table:table-cell table:style-name="ce2" office:value-type="string" calcext:value-type="string">
            <text:p>SANJU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, Santhali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122534121" calcext:value-type="float">
            <text:p>9122534121</text:p>
          </table:table-cell>
          <table:table-cell table:style-name="ce2" office:value-type="float" office:value="8002351949" calcext:value-type="float">
            <text:p>800235194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0-07-19" calcext:value-type="date">
            <text:p>19/07/2020</text:p>
          </table:table-cell>
          <table:table-cell table:style-name="ce105" office:value-type="date" office:date-value="2029-03-06" calcext:value-type="date">
            <text:p>06/03/2029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 10-3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YTPS6162L</text:p>
          </table:table-cell>
          <table:table-cell table:style-name="ce2" office:value-type="string" calcext:value-type="string">
            <text:p>20GYTPS6162L2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57" office:value-type="string" calcext:value-type="string">
            <text:p>JH04AA2049</text:p>
          </table:table-cell>
          <table:table-cell table:style-name="ce96" office:value-type="float" office:value="42049" calcext:value-type="float">
            <text:p>042049</text:p>
          </table:table-cell>
          <table:table-cell table:style-name="ce2" office:value-type="string" calcext:value-type="string">
            <text:p>PRAVIN KUMAR SINGH TRANSPOR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BGR/PNCM/2023/174/PKR/CT/WO-252</text:p>
          </table:table-cell>
          <table:table-cell table:style-name="ce105" office:value-type="date" office:date-value="2024-05-02" calcext:value-type="date">
            <text:p>02/05/2024</text:p>
          </table:table-cell>
          <table:table-cell table:style-name="ce2" office:value-type="string" calcext:value-type="string">
            <text:p>SANJU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, Santhali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9122534121" calcext:value-type="float">
            <text:p>9122534121</text:p>
          </table:table-cell>
          <table:table-cell table:style-name="ce2" office:value-type="float" office:value="8002351949" calcext:value-type="float">
            <text:p>800235194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0-06-22" calcext:value-type="date">
            <text:p>22/06/2020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4-10" calcext:value-type="date">
            <text:p>10/04/2024</text:p>
          </table:table-cell>
          <table:table-cell table:style-name="ce105" office:value-type="date" office:date-value="2025-08-31" calcext:value-type="date">
            <text:p>31/08/2025</text:p>
          </table:table-cell>
          <table:table-cell table:style-name="ce105" office:value-type="date" office:date-value="2025-03-04" calcext:value-type="date">
            <text:p>04/03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 02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YTPS6162L</text:p>
          </table:table-cell>
          <table:table-cell table:style-name="ce2" office:value-type="string" calcext:value-type="string">
            <text:p>20GYTPS6162L2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58" office:value-type="string" calcext:value-type="string">
            <text:p>JH16G2960</text:p>
          </table:table-cell>
          <table:table-cell table:style-name="ce96" office:value-type="float" office:value="162960" calcext:value-type="float">
            <text:p>162960</text:p>
          </table:table-cell>
          <table:table-cell table:style-name="ce2" office:value-type="string" calcext:value-type="string">
            <text:p>SAI TRANSPOR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BGR/PNCM/2023/57/PKR/CT/WO-257</text:p>
          </table:table-cell>
          <table:table-cell table:style-name="ce105" office:value-type="date" office:date-value="2022-12-04" calcext:value-type="date">
            <text:p>04/12/2022</text:p>
          </table:table-cell>
          <table:table-cell table:style-name="ce2" office:value-type="string" calcext:value-type="string">
            <text:p>Abu Bakkar Al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sji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9934736661" calcext:value-type="float">
            <text:p>9934736661</text:p>
          </table:table-cell>
          <table:table-cell table:style-name="ce2" office:value-type="float" office:value="9546872958" calcext:value-type="float">
            <text:p>954687295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1-24" calcext:value-type="date">
            <text:p>24/11/2022</text:p>
          </table:table-cell>
          <table:table-cell table:style-name="ce105" office:value-type="date" office:date-value="2024-11-23" calcext:value-type="date">
            <text:p>23/11/2024</text:p>
          </table:table-cell>
          <table:table-cell table:style-name="ce105" office:value-type="date" office:date-value="2023-02-23" calcext:value-type="date">
            <text:p>23/02/2023</text:p>
          </table:table-cell>
          <table:table-cell table:style-name="ce105" office:value-type="date" office:date-value="2024-11-23" calcext:value-type="date">
            <text:p>23/11/2024</text:p>
          </table:table-cell>
          <table:table-cell table:style-name="ce105" office:value-type="date" office:date-value="2023-11-18" calcext:value-type="date">
            <text:p>18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4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HVPA3320M</text:p>
          </table:table-cell>
          <table:table-cell table:style-name="ce2" office:value-type="string" calcext:value-type="string">
            <text:p>20AHVPA3320M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57" office:value-type="string" calcext:value-type="string">
            <text:p>JH16F1035</text:p>
          </table:table-cell>
          <table:table-cell table:style-name="ce96" office:value-type="float" office:value="736661" calcext:value-type="float">
            <text:p>736661</text:p>
          </table:table-cell>
          <table:table-cell table:style-name="ce2" office:value-type="string" calcext:value-type="string">
            <text:p>SAI TRANSPOR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BGR/PNCM/2023/57/PKR/CT/WO-257</text:p>
          </table:table-cell>
          <table:table-cell table:style-name="ce105" office:value-type="date" office:date-value="2020-11-11" calcext:value-type="date">
            <text:p>11/11/2020</text:p>
          </table:table-cell>
          <table:table-cell table:style-name="ce2" office:value-type="string" calcext:value-type="string">
            <text:p>Abu Bakkar Al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sji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934736661" calcext:value-type="float">
            <text:p>9934736661</text:p>
          </table:table-cell>
          <table:table-cell table:style-name="ce2" office:value-type="float" office:value="9546872958" calcext:value-type="float">
            <text:p>954687295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28" calcext:value-type="date">
            <text:p>28/09/2021</text:p>
          </table:table-cell>
          <table:table-cell table:style-name="ce105" office:value-type="date" office:date-value="2023-09-28" calcext:value-type="date">
            <text:p>28/09/2023</text:p>
          </table:table-cell>
          <table:table-cell table:style-name="ce105" office:value-type="date" office:date-value="2022-12-24" calcext:value-type="date">
            <text:p>24/12/2022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date" office:date-value="2022-12-24" calcext:value-type="date">
            <text:p>24/12/2022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L01AA9358 REMOVED ON 19-10-20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HVPA3320M</text:p>
          </table:table-cell>
          <table:table-cell table:style-name="ce2" office:value-type="string" calcext:value-type="string">
            <text:p>20AHVPA3320M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57" office:value-type="string" calcext:value-type="string">
            <text:p>JH16J5221</text:p>
          </table:table-cell>
          <table:table-cell table:style-name="ce96" office:value-type="float" office:value="165221" calcext:value-type="float">
            <text:p>165221</text:p>
          </table:table-cell>
          <table:table-cell table:style-name="ce2" office:value-type="string" calcext:value-type="string">
            <text:p>SAI TRANSPOR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BGR/PNCM/2023/57/PKR/CT/WO-257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Abu Bakkar Al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sji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934736661" calcext:value-type="float">
            <text:p>9934736661</text:p>
          </table:table-cell>
          <table:table-cell table:style-name="ce2" office:value-type="float" office:value="9546872958" calcext:value-type="float">
            <text:p>954687295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3" calcext:value-type="date">
            <text:p>13/02/2025</text:p>
          </table:table-cell>
          <table:table-cell table:style-name="ce105" office:value-type="date" office:date-value="2025-02-26" calcext:value-type="date">
            <text:p>26/02/2025</text:p>
          </table:table-cell>
          <table:table-cell table:style-name="ce105" office:value-type="date" office:date-value="2025-05-09" calcext:value-type="date">
            <text:p>09/05/2025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HVPA3320M</text:p>
          </table:table-cell>
          <table:table-cell table:style-name="ce2" office:value-type="string" calcext:value-type="string">
            <text:p>20AHVPA3320M1ZK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57" office:value-type="string" calcext:value-type="string">
            <text:p>JH16J9421</text:p>
          </table:table-cell>
          <table:table-cell table:style-name="ce96" office:value-type="float" office:value="942100" calcext:value-type="float">
            <text:p>942100</text:p>
          </table:table-cell>
          <table:table-cell table:style-name="ce2" office:value-type="string" calcext:value-type="string">
            <text:p>NILACHAL TRANSPOR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BGR/PNCM/2023/17/PKR/CT/WO-258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SRI ARBIND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6712871" calcext:value-type="float">
            <text:p>9006712871</text:p>
          </table:table-cell>
          <table:table-cell table:style-name="ce2" office:value-type="float" office:value="6205990868" calcext:value-type="float">
            <text:p>620599086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5-30" calcext:value-type="date">
            <text:p>30/05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JH04T0626 EXCHANGE JH16J94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PPG4000J</text:p>
          </table:table-cell>
          <table:table-cell table:style-name="ce2" office:value-type="string" calcext:value-type="string">
            <text:p>20ARPPG4000J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57" office:value-type="string" calcext:value-type="string">
            <text:p>JH16F3934</text:p>
          </table:table-cell>
          <table:table-cell table:style-name="ce96"/>
          <table:table-cell table:style-name="ce2" office:value-type="string" calcext:value-type="string">
            <text:p>NILACHAL TRANSPOR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BGR/PNCM/2023/17/PKR/CT/WO-258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string" calcext:value-type="string">
            <text:p>SRI ARBIND GHOS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006712871" calcext:value-type="float">
            <text:p>9006712871</text:p>
          </table:table-cell>
          <table:table-cell table:style-name="ce2" office:value-type="float" office:value="6205990868" calcext:value-type="float">
            <text:p>620599086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3-06" calcext:value-type="date">
            <text:p>06/03/2021</text:p>
          </table:table-cell>
          <table:table-cell table:style-name="ce105" office:value-type="date" office:date-value="2025-03-07" calcext:value-type="date">
            <text:p>07/03/2025</text:p>
          </table:table-cell>
          <table:table-cell table:style-name="ce105" office:value-type="date" office:date-value="2025-03-04" calcext:value-type="date">
            <text:p>04/03/2025</text:p>
          </table:table-cell>
          <table:table-cell table:style-name="ce105" office:value-type="date" office:date-value="2025-03-01" calcext:value-type="date">
            <text:p>01/03/2025</text:p>
          </table:table-cell>
          <table:table-cell table:style-name="ce105" office:value-type="date" office:date-value="2025-02-25" calcext:value-type="date">
            <text:p>25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07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RPPG4000J</text:p>
          </table:table-cell>
          <table:table-cell table:style-name="ce2" office:value-type="string" calcext:value-type="string">
            <text:p>20ARPPG4000J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57" office:value-type="string" calcext:value-type="string">
            <text:p>JH16G6009</text:p>
          </table:table-cell>
          <table:table-cell table:style-name="ce96"/>
          <table:table-cell table:style-name="ce2" office:value-type="string" calcext:value-type="string">
            <text:p>M/S AFREEN TRANSPOR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GR/PNCM/2023/84/PKR/CT/WO-264</text:p>
          </table:table-cell>
          <table:table-cell table:style-name="ce105" office:value-type="date" office:date-value="2022-06-04" calcext:value-type="date">
            <text:p>04/06/2022</text:p>
          </table:table-cell>
          <table:table-cell table:style-name="ce2" office:value-type="string" calcext:value-type="string">
            <text:p>MASUMA KHATU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irsa Chowk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9572507116" calcext:value-type="float">
            <text:p>9572507116</text:p>
          </table:table-cell>
          <table:table-cell table:style-name="ce2" office:value-type="float" office:value="9431944316" calcext:value-type="float">
            <text:p>94319443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3" calcext:value-type="date">
            <text:p>03/06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2-08-31" calcext:value-type="date">
            <text:p>31/08/2022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105" office:value-type="date" office:date-value="2023-05-27" calcext:value-type="date">
            <text:p>27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F9187 REMOVED ON 04-06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ECPK3713A</text:p>
          </table:table-cell>
          <table:table-cell table:style-name="ce2" office:value-type="string" calcext:value-type="string">
            <text:p>20CECPK3713A1ZH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59" office:value-type="string" calcext:value-type="string">
            <text:p>JH16F6967</text:p>
          </table:table-cell>
          <table:table-cell table:style-name="ce96" office:value-type="float" office:value="6967" calcext:value-type="float">
            <text:p>006967</text:p>
          </table:table-cell>
          <table:table-cell table:style-name="ce2" office:value-type="string" calcext:value-type="string">
            <text:p>M/S AFREEN TRANSPOR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GR/PNCM/2023/84/PKR/CT/WO-264</text:p>
          </table:table-cell>
          <table:table-cell table:style-name="ce105" office:value-type="date" office:date-value="2021-05-05" calcext:value-type="date">
            <text:p>05/05/2021</text:p>
          </table:table-cell>
          <table:table-cell table:style-name="ce2" office:value-type="string" calcext:value-type="string">
            <text:p>MASUMA KHATU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irsa Chowk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72" calcext:value-type="float">
            <text:p>17.72</text:p>
          </table:table-cell>
          <table:table-cell table:style-name="ce2" office:value-type="float" office:value="9572507116" calcext:value-type="float">
            <text:p>9572507116</text:p>
          </table:table-cell>
          <table:table-cell table:style-name="ce2" office:value-type="float" office:value="9431944316" calcext:value-type="float">
            <text:p>94319443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28" calcext:value-type="date">
            <text:p>28/08/2021</text:p>
          </table:table-cell>
          <table:table-cell table:style-name="ce105" office:value-type="date" office:date-value="2026-09-05" calcext:value-type="date">
            <text:p>05/09/2026</text:p>
          </table:table-cell>
          <table:table-cell table:style-name="ce105" office:value-type="date" office:date-value="2022-08-27" calcext:value-type="date">
            <text:p>27/08/2022</text:p>
          </table:table-cell>
          <table:table-cell table:style-name="ce105" office:value-type="date" office:date-value="2023-08-27" calcext:value-type="date">
            <text:p>27/08/2023</text:p>
          </table:table-cell>
          <table:table-cell table:style-name="ce105" office:value-type="date" office:date-value="2022-08-23" calcext:value-type="date">
            <text:p>23/08/2022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F8906 REMOVED ON 20-10-21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ECPK3713A</text:p>
          </table:table-cell>
          <table:table-cell table:style-name="ce2" office:value-type="string" calcext:value-type="string">
            <text:p>20CECPK3713A1ZH</text:p>
          </table:table-cell>
          <table:table-cell table:style-name="ce2"/>
          <table:table-cell table:style-name="ce117" table:number-columns-repeated="8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60" office:value-type="string" calcext:value-type="string">
            <text:p>JH16G6842</text:p>
          </table:table-cell>
          <table:table-cell table:style-name="ce96"/>
          <table:table-cell table:style-name="ce2" office:value-type="string" calcext:value-type="string">
            <text:p>M/S- AMIT KUMAR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BGR/PNCM/2023/32/PKR/CT/WO-268</text:p>
          </table:table-cell>
          <table:table-cell table:style-name="ce105" office:value-type="date" office:date-value="2023-04-05" calcext:value-type="date">
            <text:p>05/04/2023</text:p>
          </table:table-cell>
          <table:table-cell table:style-name="ce2" office:value-type="string" calcext:value-type="string">
            <text:p>AMIT KUMAR</text:p>
          </table:table-cell>
          <table:table-cell table:style-name="ce2"/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105" office:value-type="date" office:date-value="2027-07-31" calcext:value-type="date">
            <text:p>31/07/2027</text:p>
          </table:table-cell>
          <table:table-cell table:style-name="ce105" office:value-type="date" office:date-value="2024-01-04" calcext:value-type="date">
            <text:p>04/01/2024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105" office:value-type="date" office:date-value="2023-06-28" calcext:value-type="date">
            <text:p>28/06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YAPK6616J</text:p>
          </table:table-cell>
          <table:table-cell table:style-name="ce2" office:value-type="string" calcext:value-type="string">
            <text:p>20AYAPK6616J1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61" office:value-type="string" calcext:value-type="string">
            <text:p>JH16G3535</text:p>
          </table:table-cell>
          <table:table-cell table:style-name="ce96"/>
          <table:table-cell table:style-name="ce2" office:value-type="string" calcext:value-type="string">
            <text:p>M/S- AMIT KUMAR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BGR/PNCM/2023/32/PKR/CT/WO-268</text:p>
          </table:table-cell>
          <table:table-cell table:style-name="ce105"/>
          <table:table-cell table:style-name="ce2" office:value-type="string" calcext:value-type="string">
            <text:p>AMIT KUMAR</text:p>
          </table:table-cell>
          <table:table-cell table:style-name="ce2"/>
          <table:table-cell table:style-name="ce2" office:value-type="string" calcext:value-type="string">
            <text:p>Dumarchir 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9931586001" calcext:value-type="float">
            <text:p>9931586001</text:p>
          </table:table-cell>
          <table:table-cell table:style-name="ce2" office:value-type="float" office:value="8084836275" calcext:value-type="float">
            <text:p>808483627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7-05" calcext:value-type="date">
            <text:p>05/07/2022</text:p>
          </table:table-cell>
          <table:table-cell table:style-name="ce105" office:value-type="date" office:date-value="2027-07-31" calcext:value-type="date">
            <text:p>31/07/2027</text:p>
          </table:table-cell>
          <table:table-cell table:style-name="ce105" office:value-type="date" office:date-value="2024-01-04" calcext:value-type="date">
            <text:p>04/01/2024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105" office:value-type="date" office:date-value="2023-06-28" calcext:value-type="date">
            <text:p>28/06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YAPK6616J</text:p>
          </table:table-cell>
          <table:table-cell table:style-name="ce2" office:value-type="string" calcext:value-type="string">
            <text:p>20AYAPK6616J1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61" office:value-type="string" calcext:value-type="string">
            <text:p>JH04AC1690</text:p>
          </table:table-cell>
          <table:table-cell table:style-name="ce96"/>
          <table:table-cell table:style-name="ce2" office:value-type="string" calcext:value-type="string">
            <text:p>MAA KALI TRANSPORT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BGR/PNCM/2023/100/PKR/CT/WO-269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Roh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okhri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572117818" calcext:value-type="float">
            <text:p>9572117818</text:p>
          </table:table-cell>
          <table:table-cell table:style-name="ce2" office:value-type="float" office:value="8292733967" calcext:value-type="float">
            <text:p>829273396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21" calcext:value-type="date">
            <text:p>21/10/2024</text:p>
          </table:table-cell>
          <table:table-cell table:style-name="ce105" office:value-type="date" office:date-value="2030-10-21" calcext:value-type="date">
            <text:p>21/10/2030</text:p>
          </table:table-cell>
          <table:table-cell table:style-name="ce105" office:value-type="date" office:date-value="2025-01-20" calcext:value-type="date">
            <text:p>20/01/2025</text:p>
          </table:table-cell>
          <table:table-cell table:style-name="ce105" office:value-type="date" office:date-value="2026-10-20" calcext:value-type="date">
            <text:p>20/10/2026</text:p>
          </table:table-cell>
          <table:table-cell table:style-name="ce105" office:value-type="date" office:date-value="2025-09-29" calcext:value-type="date">
            <text:p>29/09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61" office:value-type="string" calcext:value-type="string">
            <text:p>JH04AD1661</text:p>
          </table:table-cell>
          <table:table-cell table:style-name="ce96"/>
          <table:table-cell table:style-name="ce2" office:value-type="string" calcext:value-type="string">
            <text:p>KUNDAN KUMAR BHAGA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BGR/PNCM/2023/99/PKR/CT/WO-270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Kund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okhri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float" office:value="9771301539" calcext:value-type="float">
            <text:p>977130153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5" calcext:value-type="date">
            <text:p>15/02/2025</text:p>
          </table:table-cell>
          <table:table-cell table:style-name="ce105" office:value-type="date" office:date-value="2030-02-15" calcext:value-type="date">
            <text:p>15/02/2030</text:p>
          </table:table-cell>
          <table:table-cell table:style-name="ce105" office:value-type="date" office:date-value="2025-05-14" calcext:value-type="date">
            <text:p>14/05/2025</text:p>
          </table:table-cell>
          <table:table-cell table:style-name="ce105" office:value-type="date" office:date-value="2027-02-14" calcext:value-type="date">
            <text:p>14/02/2027</text:p>
          </table:table-cell>
          <table:table-cell table:style-name="ce105" office:value-type="date" office:date-value="2026-02-11" calcext:value-type="date">
            <text:p>11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XBPB3320G</text:p>
          </table:table-cell>
          <table:table-cell table:style-name="ce2" office:value-type="string" calcext:value-type="string">
            <text:p>20CXBPB3320G1ZH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61" office:value-type="string" calcext:value-type="string">
            <text:p>JH04AD2337</text:p>
          </table:table-cell>
          <table:table-cell table:style-name="ce96"/>
          <table:table-cell table:style-name="ce2" office:value-type="string" calcext:value-type="string">
            <text:p>KUNDAN KUMAR BHAGA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BGR/PNCM/2023/99/PKR/CT/WO-270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Kundan Kumar Bhagat</text:p>
          </table:table-cell>
          <table:table-cell table:style-name="ce2" office:value-type="string" calcext:value-type="string">
            <text:p>POKHARIA</text:p>
          </table:table-cell>
          <table:table-cell table:style-name="ce2" office:value-type="string" calcext:value-type="string">
            <text:p>Pokhri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7739883318" calcext:value-type="float">
            <text:p>7739883318</text:p>
          </table:table-cell>
          <table:table-cell table:style-name="ce2" office:value-type="float" office:value="9771301539" calcext:value-type="float">
            <text:p>977130153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3-07" calcext:value-type="date">
            <text:p>07/03/2025</text:p>
          </table:table-cell>
          <table:table-cell table:style-name="ce105" office:value-type="date" office:date-value="2030-03-07" calcext:value-type="date">
            <text:p>07/03/2030</text:p>
          </table:table-cell>
          <table:table-cell table:style-name="ce105" office:value-type="date" office:date-value="2025-06-06" calcext:value-type="date">
            <text:p>06/06/2025</text:p>
          </table:table-cell>
          <table:table-cell table:style-name="ce105" office:value-type="date" office:date-value="2027-03-06" calcext:value-type="date">
            <text:p>06/03/2027</text:p>
          </table:table-cell>
          <table:table-cell table:style-name="ce105" office:value-type="date" office:date-value="2025-02-27" calcext:value-type="date">
            <text:p>27/0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XBPB3320G</text:p>
          </table:table-cell>
          <table:table-cell table:style-name="ce2" office:value-type="string" calcext:value-type="string">
            <text:p>20CXBPB3320G1ZH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61" office:value-type="string" calcext:value-type="string">
            <text:p>JH16H0562</text:p>
          </table:table-cell>
          <table:table-cell table:style-name="ce96" office:value-type="float" office:value="562" calcext:value-type="float">
            <text:p>000562</text:p>
          </table:table-cell>
          <table:table-cell table:style-name="ce2" office:value-type="string" calcext:value-type="string">
            <text:p>MUNNU MARANDI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BGR/PNCM/2024/232/PKR/CT/WO-276</text:p>
          </table:table-cell>
          <table:table-cell table:style-name="ce105" office:value-type="date" office:date-value="2024-05-08" calcext:value-type="date">
            <text:p>08/05/2024</text:p>
          </table:table-cell>
          <table:table-cell table:style-name="ce2" office:value-type="string" calcext:value-type="string">
            <text:p>MUNNU MARAND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hota Mohalan, Pochathol, Chhota Mahulan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8825357547" calcext:value-type="float">
            <text:p>8825357547</text:p>
          </table:table-cell>
          <table:table-cell table:style-name="ce2" office:value-type="float" office:value="6202729925" calcext:value-type="float">
            <text:p>620272992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9" calcext:value-type="date">
            <text:p>29/07/2024</text:p>
          </table:table-cell>
          <table:table-cell table:style-name="ce105" office:value-type="date" office:date-value="2026-05-02" calcext:value-type="date">
            <text:p>02/05/2026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8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PYPM4422H</text:p>
          </table:table-cell>
          <table:table-cell table:style-name="ce2" office:value-type="string" calcext:value-type="string">
            <text:p>20CPYPM4422H1ZS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61" office:value-type="string" calcext:value-type="string">
            <text:p>JH16H7727</text:p>
          </table:table-cell>
          <table:table-cell table:style-name="ce96" office:value-type="float" office:value="7727" calcext:value-type="float">
            <text:p>007727</text:p>
          </table:table-cell>
          <table:table-cell table:style-name="ce2" office:value-type="string" calcext:value-type="string">
            <text:p>MUNNU MARANDI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BGR/PNCM/2024/232/PKR/CT/WO-276</text:p>
          </table:table-cell>
          <table:table-cell table:style-name="ce105" office:value-type="date" office:date-value="2024-05-08" calcext:value-type="date">
            <text:p>08/05/2024</text:p>
          </table:table-cell>
          <table:table-cell table:style-name="ce2" office:value-type="string" calcext:value-type="string">
            <text:p>MUNNU MARAND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hota Mohalan, Pochathol, Chhota Mahulan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825357547" calcext:value-type="float">
            <text:p>8825357547</text:p>
          </table:table-cell>
          <table:table-cell table:style-name="ce2" office:value-type="float" office:value="6202729925" calcext:value-type="float">
            <text:p>620272992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9" calcext:value-type="date">
            <text:p>29/07/2024</text:p>
          </table:table-cell>
          <table:table-cell table:style-name="ce105" office:value-type="date" office:date-value="2026-05-02" calcext:value-type="date">
            <text:p>02/05/2026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8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PYPM4422H</text:p>
          </table:table-cell>
          <table:table-cell table:style-name="ce2" office:value-type="string" calcext:value-type="string">
            <text:p>20CPYPM4422H1ZS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61" office:value-type="string" calcext:value-type="string">
            <text:p>JH16G4272</text:p>
          </table:table-cell>
          <table:table-cell table:style-name="ce96" office:value-type="float" office:value="4272" calcext:value-type="float">
            <text:p>004272</text:p>
          </table:table-cell>
          <table:table-cell table:style-name="ce2" office:value-type="string" calcext:value-type="string">
            <text:p>BALRAM YADAV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BGR/PNCM/2023/26/PKR/CT/WO-277</text:p>
          </table:table-cell>
          <table:table-cell table:style-name="ce105" office:value-type="date" office:date-value="2022-07-02" calcext:value-type="date">
            <text:p>02/07/2022</text:p>
          </table:table-cell>
          <table:table-cell table:style-name="ce2" office:value-type="string" calcext:value-type="string">
            <text:p>BALRAM YADAV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8" calcext:value-type="float">
            <text:p>17.68</text:p>
          </table:table-cell>
          <table:table-cell table:style-name="ce2" office:value-type="float" office:value="9304549854" calcext:value-type="float">
            <text:p>93045498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2" calcext:value-type="date">
            <text:p>02/06/2022</text:p>
          </table:table-cell>
          <table:table-cell table:style-name="ce105" office:value-type="date" office:date-value="2023-06-13" calcext:value-type="date">
            <text:p>13/06/2023</text:p>
          </table:table-cell>
          <table:table-cell table:style-name="ce105" office:value-type="date" office:date-value="2022-09-01" calcext:value-type="date">
            <text:p>01/09/2022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3-05-23" calcext:value-type="date">
            <text:p>23/05/2023</text:p>
          </table:table-cell>
          <table:table-cell table:style-name="ce2" office:value-type="string" calcext:value-type="string">
            <text:p>SIGNA 4825</text:p>
          </table:table-cell>
          <table:table-cell table:style-name="ce2" office:value-type="string" calcext:value-type="string">
            <text:p>JH16G1664 REMOVED 02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WPY6696G</text:p>
          </table:table-cell>
          <table:table-cell table:style-name="ce2" office:value-type="string" calcext:value-type="string">
            <text:p>20AAWPY6696G1ZT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61" office:value-type="string" calcext:value-type="string">
            <text:p>JH04AB8149</text:p>
          </table:table-cell>
          <table:table-cell table:style-name="ce96" office:value-type="float" office:value="8149" calcext:value-type="float">
            <text:p>008149</text:p>
          </table:table-cell>
          <table:table-cell table:style-name="ce2" office:value-type="string" calcext:value-type="string">
            <text:p>SANJAY KUMAR BHAGA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BGR/PNCM/2023/191/PKR/CT/WO-280</text:p>
          </table:table-cell>
          <table:table-cell table:style-name="ce105" office:value-type="date" office:date-value="2024-02-27" calcext:value-type="date">
            <text:p>27/02/2024</text:p>
          </table:table-cell>
          <table:table-cell table:style-name="ce2" office:value-type="string" calcext:value-type="string">
            <text:p>SANJAY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UMARCHIR, LITTIPARA, PAK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9771241405" calcext:value-type="float">
            <text:p>9771241405</text:p>
          </table:table-cell>
          <table:table-cell table:style-name="ce2" office:value-type="float" office:value="6207643979" calcext:value-type="float">
            <text:p>620764397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6" calcext:value-type="date">
            <text:p>26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4-25" calcext:value-type="date">
            <text:p>25/04/2025</text:p>
          </table:table-cell>
          <table:table-cell table:style-name="ce105" office:value-type="date" office:date-value="2026-02-25" calcext:value-type="date">
            <text:p>25/02/2026</text:p>
          </table:table-cell>
          <table:table-cell table:style-name="ce105" office:value-type="date" office:date-value="2025-02-15" calcext:value-type="date">
            <text:p>15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2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POPB6677N</text:p>
          </table:table-cell>
          <table:table-cell table:style-name="ce2" office:value-type="string" calcext:value-type="string">
            <text:p>20BPOPB6677N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61" office:value-type="string" calcext:value-type="string">
            <text:p>JH04AB8331</text:p>
          </table:table-cell>
          <table:table-cell table:style-name="ce96" office:value-type="float" office:value="8331" calcext:value-type="float">
            <text:p>008331</text:p>
          </table:table-cell>
          <table:table-cell table:style-name="ce2" office:value-type="string" calcext:value-type="string">
            <text:p>SANJAY KUMAR BHAGA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BGR/PNCM/2023/191/PKR/CT/WO-280</text:p>
          </table:table-cell>
          <table:table-cell table:style-name="ce105" office:value-type="date" office:date-value="2024-06-20" calcext:value-type="date">
            <text:p>20/06/2024</text:p>
          </table:table-cell>
          <table:table-cell table:style-name="ce2" office:value-type="string" calcext:value-type="string">
            <text:p>SANJAY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UMARCHIR, LITTIPARA, PAKU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771241405" calcext:value-type="float">
            <text:p>9771241405</text:p>
          </table:table-cell>
          <table:table-cell table:style-name="ce2" office:value-type="float" office:value="6207643979" calcext:value-type="float">
            <text:p>620764397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15" calcext:value-type="date">
            <text:p>15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9-14" calcext:value-type="date">
            <text:p>14/09/2026</text:p>
          </table:table-cell>
          <table:table-cell table:style-name="ce105" office:value-type="date" office:date-value="2026-06-14" calcext:value-type="date">
            <text:p>14/06/2026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0-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POPB6677N</text:p>
          </table:table-cell>
          <table:table-cell table:style-name="ce2" office:value-type="string" calcext:value-type="string">
            <text:p>20BPOPB6677N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61" office:value-type="string" calcext:value-type="string">
            <text:p>JH04AA0604</text:p>
          </table:table-cell>
          <table:table-cell table:style-name="ce96"/>
          <table:table-cell table:style-name="ce2" office:value-type="string" calcext:value-type="string">
            <text:p>Shivam Kumar Bhaga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BGR/PNCM/2023/107/PKR/CT/WO-283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2" office:value-type="string" calcext:value-type="string">
            <text:p>Shivam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ommon Service Centre, Pokhri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6299495460" calcext:value-type="float">
            <text:p>6299495460</text:p>
          </table:table-cell>
          <table:table-cell table:style-name="ce2" office:value-type="float" office:value="9973432970" calcext:value-type="float">
            <text:p>997343297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105" office:value-type="date" office:date-value="2028-11-20" calcext:value-type="date">
            <text:p>20/11/2028</text:p>
          </table:table-cell>
          <table:table-cell table:style-name="ce105" office:value-type="date" office:date-value="2024-05-02" calcext:value-type="date">
            <text:p>02/05/2024</text:p>
          </table:table-cell>
          <table:table-cell table:style-name="ce105" office:value-type="date" office:date-value="2025-11-03" calcext:value-type="date">
            <text:p>03/11/2025</text:p>
          </table:table-cell>
          <table:table-cell table:style-name="ce105" office:value-type="date" office:date-value="2024-11-02" calcext:value-type="date">
            <text:p>02/11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UTPB5937N</text:p>
          </table:table-cell>
          <table:table-cell table:style-name="ce2" office:value-type="string" calcext:value-type="string">
            <text:p>20CUTPB5937N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61" office:value-type="string" calcext:value-type="string">
            <text:p>JH16G6958</text:p>
          </table:table-cell>
          <table:table-cell table:style-name="ce96" office:value-type="float" office:value="166958" calcext:value-type="float">
            <text:p>166958</text:p>
          </table:table-cell>
          <table:table-cell table:style-name="ce2" office:value-type="string" calcext:value-type="string">
            <text:p>Shivam Kumar Bhaga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BGR/PNCM/2023/107/PKR/CT/WO-283</text:p>
          </table:table-cell>
          <table:table-cell table:style-name="ce105" office:value-type="date" office:date-value="2024-05-11" calcext:value-type="date">
            <text:p>11/05/2024</text:p>
          </table:table-cell>
          <table:table-cell table:style-name="ce2" office:value-type="string" calcext:value-type="string">
            <text:p>Shivam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ommon Service Centre, Pokhri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6299495460" calcext:value-type="float">
            <text:p>6299495460</text:p>
          </table:table-cell>
          <table:table-cell table:style-name="ce2" office:value-type="float" office:value="9973432970" calcext:value-type="float">
            <text:p>997343297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6-21" calcext:value-type="date">
            <text:p>21/06/2022</text:p>
          </table:table-cell>
          <table:table-cell table:style-name="ce105" office:value-type="date" office:date-value="2027-08-01" calcext:value-type="date">
            <text:p>01/08/2027</text:p>
          </table:table-cell>
          <table:table-cell table:number-columns-repeated="2" table:style-name="ce105" office:value-type="date" office:date-value="2024-06-20" calcext:value-type="date">
            <text:p>20/06/2024</text:p>
          </table:table-cell>
          <table:table-cell table:style-name="ce105" office:value-type="date" office:date-value="2024-06-17" calcext:value-type="date">
            <text:p>17/06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UTPB5937N</text:p>
          </table:table-cell>
          <table:table-cell table:style-name="ce2" office:value-type="string" calcext:value-type="string">
            <text:p>20CUTPB5937N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61" office:value-type="string" calcext:value-type="string">
            <text:p>JH04AB6274</text:p>
          </table:table-cell>
          <table:table-cell table:style-name="ce96"/>
          <table:table-cell table:style-name="ce2" office:value-type="string" calcext:value-type="string">
            <text:p>Shivam Kumar Bhaga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BGR/PNCM/2023/107/PKR/CT/WO-283</text:p>
          </table:table-cell>
          <table:table-cell table:style-name="ce105" office:value-type="date" office:date-value="2024-05-20" calcext:value-type="date">
            <text:p>20/05/2024</text:p>
          </table:table-cell>
          <table:table-cell table:style-name="ce2" office:value-type="string" calcext:value-type="string">
            <text:p>Shivam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ommon Service Centre, Pokhri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6299495460" calcext:value-type="float">
            <text:p>6299495460</text:p>
          </table:table-cell>
          <table:table-cell table:style-name="ce2" office:value-type="float" office:value="9973432970" calcext:value-type="float">
            <text:p>997343297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17" calcext:value-type="date">
            <text:p>17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16" calcext:value-type="date">
            <text:p>16/08/2024</text:p>
          </table:table-cell>
          <table:table-cell table:style-name="ce105" office:value-type="date" office:date-value="2026-05-16" calcext:value-type="date">
            <text:p>16/05/2026</text:p>
          </table:table-cell>
          <table:table-cell table:style-name="ce105" office:value-type="date" office:date-value="2025-05-12" calcext:value-type="date">
            <text:p>12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UTPB5937N</text:p>
          </table:table-cell>
          <table:table-cell table:style-name="ce2" office:value-type="string" calcext:value-type="string">
            <text:p>20CUTPB5937N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61" office:value-type="string" calcext:value-type="string">
            <text:p>JH04AD7062</text:p>
          </table:table-cell>
          <table:table-cell table:style-name="ce96"/>
          <table:table-cell table:style-name="ce2" office:value-type="string" calcext:value-type="string">
            <text:p>Shivam Kumar Bhaga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BGR/PNCM/2023/107/PKR/CT/WO-28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Shivam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Common Service Centre, Pokhri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6299495460" calcext:value-type="float">
            <text:p>6299495460</text:p>
          </table:table-cell>
          <table:table-cell table:style-name="ce2" office:value-type="float" office:value="9973432970" calcext:value-type="float">
            <text:p>997343297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105" office:value-type="date" office:date-value="2030-05-05" calcext:value-type="date">
            <text:p>05/05/2030</text:p>
          </table:table-cell>
          <table:table-cell table:style-name="ce105" office:value-type="date" office:date-value="2025-10-23" calcext:value-type="date">
            <text:p>23/10/2025</text:p>
          </table:table-cell>
          <table:table-cell table:style-name="ce105" office:value-type="date" office:date-value="2027-04-23" calcext:value-type="date">
            <text:p>23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UTPB5937N</text:p>
          </table:table-cell>
          <table:table-cell table:style-name="ce2" office:value-type="string" calcext:value-type="string">
            <text:p>20CUTPB5937N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61" office:value-type="string" calcext:value-type="string">
            <text:p>JH16H3607</text:p>
          </table:table-cell>
          <table:table-cell table:style-name="ce96"/>
          <table:table-cell table:style-name="ce2" office:value-type="string" calcext:value-type="string">
            <text:p>RABINDRA KUMAR BHAGAT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BGR/PNCM/2023/129/PKR/CT/WO-290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2" office:value-type="string" calcext:value-type="string">
            <text:p>RABINDRA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, Bhimpur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9572872055" calcext:value-type="float">
            <text:p>9572872055</text:p>
          </table:table-cell>
          <table:table-cell table:style-name="ce2" office:value-type="float" office:value="9431928351" calcext:value-type="float">
            <text:p>943192835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date" office:date-value="2027-11-21" calcext:value-type="date">
            <text:p>21/11/2027</text:p>
          </table:table-cell>
          <table:table-cell table:style-name="ce105" office:value-type="date" office:date-value="2024-05-08" calcext:value-type="date">
            <text:p>08/05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0-2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UFPB1319J</text:p>
          </table:table-cell>
          <table:table-cell table:style-name="ce2" office:value-type="string" calcext:value-type="string">
            <text:p>20AUFPB1319J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61" office:value-type="string" calcext:value-type="string">
            <text:p>JH16J0530</text:p>
          </table:table-cell>
          <table:table-cell table:style-name="ce96"/>
          <table:table-cell table:style-name="ce2" office:value-type="string" calcext:value-type="string">
            <text:p>RABINDRA KUMAR BHAGAT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BGR/PNCM/2023/129/PKR/CT/WO-290</text:p>
          </table:table-cell>
          <table:table-cell table:style-name="ce105" office:value-type="date" office:date-value="2024-04-05" calcext:value-type="date">
            <text:p>05/04/2024</text:p>
          </table:table-cell>
          <table:table-cell table:style-name="ce2" office:value-type="string" calcext:value-type="string">
            <text:p>RABINDRA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, Bhimpu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572872055" calcext:value-type="float">
            <text:p>9572872055</text:p>
          </table:table-cell>
          <table:table-cell table:style-name="ce2" office:value-type="float" office:value="9431928351" calcext:value-type="float">
            <text:p>943192835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7-04-03" calcext:value-type="date">
            <text:p>03/04/2027</text:p>
          </table:table-cell>
          <table:table-cell table:style-name="ce105" office:value-type="date" office:date-value="2026-04-02" calcext:value-type="date">
            <text:p>02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UFPB1319J</text:p>
          </table:table-cell>
          <table:table-cell table:style-name="ce2" office:value-type="string" calcext:value-type="string">
            <text:p>20AUFPB1319J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61" office:value-type="string" calcext:value-type="string">
            <text:p>JH16J5783</text:p>
          </table:table-cell>
          <table:table-cell table:style-name="ce96"/>
          <table:table-cell table:style-name="ce2" office:value-type="string" calcext:value-type="string">
            <text:p>RABINDRA KUMAR BHAGAT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BGR/PNCM/2023/129/PKR/CT/WO-290</text:p>
          </table:table-cell>
          <table:table-cell table:style-name="ce105" office:value-type="date" office:date-value="2024-04-05" calcext:value-type="date">
            <text:p>05/04/2024</text:p>
          </table:table-cell>
          <table:table-cell table:style-name="ce2" office:value-type="string" calcext:value-type="string">
            <text:p>RABINDRA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, Bhimpu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572872055" calcext:value-type="float">
            <text:p>9572872055</text:p>
          </table:table-cell>
          <table:table-cell table:style-name="ce2" office:value-type="float" office:value="9431928351" calcext:value-type="float">
            <text:p>943192835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7-04-03" calcext:value-type="date">
            <text:p>03/04/2027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UFPB1319J</text:p>
          </table:table-cell>
          <table:table-cell table:style-name="ce2" office:value-type="string" calcext:value-type="string">
            <text:p>20AUFPB1319J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61" office:value-type="string" calcext:value-type="string">
            <text:p>JH16G9661</text:p>
          </table:table-cell>
          <table:table-cell table:style-name="ce96" office:value-type="float" office:value="966100" calcext:value-type="float">
            <text:p>966100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2-12-05" calcext:value-type="date">
            <text:p>05/12/2022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1-23" calcext:value-type="date">
            <text:p>23/11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2-21" calcext:value-type="date">
            <text:p>21/02/2023</text:p>
          </table:table-cell>
          <table:table-cell table:style-name="ce105" office:value-type="date" office:date-value="2024-11-22" calcext:value-type="date">
            <text:p>22/11/2024</text:p>
          </table:table-cell>
          <table:table-cell table:style-name="ce105" office:value-type="date" office:date-value="2023-11-10" calcext:value-type="date">
            <text:p>10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5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61" office:value-type="string" calcext:value-type="string">
            <text:p>JH16H7457</text:p>
          </table:table-cell>
          <table:table-cell table:style-name="ce96" office:value-type="float" office:value="745700" calcext:value-type="float">
            <text:p>745700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4-03-28" calcext:value-type="date">
            <text:p>28/03/2024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3-23" calcext:value-type="date">
            <text:p>23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15" calcext:value-type="date">
            <text:p>15/06/2024</text:p>
          </table:table-cell>
          <table:table-cell table:style-name="ce105" office:value-type="date" office:date-value="2026-03-22" calcext:value-type="date">
            <text:p>22/03/2026</text:p>
          </table:table-cell>
          <table:table-cell table:style-name="ce105" office:value-type="date" office:date-value="2024-03-15" calcext:value-type="date">
            <text:p>15/03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8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62" office:value-type="string" calcext:value-type="string">
            <text:p>JH16F1245</text:p>
          </table:table-cell>
          <table:table-cell table:style-name="ce96" office:value-type="float" office:value="220421" calcext:value-type="float">
            <text:p>220421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5-01-01" calcext:value-type="date">
            <text:p>01/01/2025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03" calcext:value-type="date">
            <text:p>03/09/2021</text:p>
          </table:table-cell>
          <table:table-cell table:style-name="ce105" office:value-type="date" office:date-value="2026-09-07" calcext:value-type="date">
            <text:p>07/09/2026</text:p>
          </table:table-cell>
          <table:table-cell table:style-name="ce105" office:value-type="date" office:date-value="2025-03-02" calcext:value-type="date">
            <text:p>02/03/2025</text:p>
          </table:table-cell>
          <table:table-cell table:style-name="ce105" office:value-type="date" office:date-value="2025-09-18" calcext:value-type="date">
            <text:p>18/09/2025</text:p>
          </table:table-cell>
          <table:table-cell table:style-name="ce105" office:value-type="date" office:date-value="2025-09-11" calcext:value-type="date">
            <text:p>11/09/2025</text:p>
          </table:table-cell>
          <table:table-cell table:style-name="ce2" office:value-type="string" calcext:value-type="string">
            <text:p>TATA MOTORS LTD / SIGNA 4825.TK BSVI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62" office:value-type="string" calcext:value-type="string">
            <text:p>JH16F0793</text:p>
          </table:table-cell>
          <table:table-cell table:style-name="ce96" office:value-type="float" office:value="10793" calcext:value-type="float">
            <text:p>010793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5-01-01" calcext:value-type="date">
            <text:p>01/01/2025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5-11" calcext:value-type="date">
            <text:p>11/05/2021</text:p>
          </table:table-cell>
          <table:table-cell table:style-name="ce105" office:value-type="date" office:date-value="2026-06-02" calcext:value-type="date">
            <text:p>02/06/2026</text:p>
          </table:table-cell>
          <table:table-cell table:style-name="ce105" office:value-type="date" office:date-value="2025-01-29" calcext:value-type="date">
            <text:p>29/01/2025</text:p>
          </table:table-cell>
          <table:table-cell table:style-name="ce105" office:value-type="date" office:date-value="2025-03-21" calcext:value-type="date">
            <text:p>21/03/2025</text:p>
          </table:table-cell>
          <table:table-cell table:style-name="ce105" office:value-type="date" office:date-value="2025-03-28" calcext:value-type="date">
            <text:p>28/03/2025</text:p>
          </table:table-cell>
          <table:table-cell table:style-name="ce2" office:value-type="string" calcext:value-type="string">
            <text:p>TATA MOTORS LTD / SIGNA 4825.TK BSVI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62" office:value-type="string" calcext:value-type="string">
            <text:p>JH16J4211</text:p>
          </table:table-cell>
          <table:table-cell table:style-name="ce96"/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5-01-01" calcext:value-type="date">
            <text:p>01/01/2025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2-27" calcext:value-type="date">
            <text:p>27/02/2025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5-30" calcext:value-type="date">
            <text:p>30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62" office:value-type="string" calcext:value-type="string">
            <text:p>JH16J3298</text:p>
          </table:table-cell>
          <table:table-cell table:style-name="ce96" office:value-type="float" office:value="163298" calcext:value-type="float">
            <text:p>163298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5-03-03" calcext:value-type="date">
            <text:p>03/03/2025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5-14" calcext:value-type="date">
            <text:p>14/05/2021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4-28" calcext:value-type="date">
            <text:p>28/04/2025</text:p>
          </table:table-cell>
          <table:table-cell table:style-name="ce105" office:value-type="date" office:date-value="2027-01-23" calcext:value-type="date">
            <text:p>23/01/2027</text:p>
          </table:table-cell>
          <table:table-cell table:style-name="ce105" office:value-type="date" office:date-value="2025-08-12" calcext:value-type="date">
            <text:p>12/08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ANGE 03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62" office:value-type="string" calcext:value-type="string">
            <text:p>JH16K2651</text:p>
          </table:table-cell>
          <table:table-cell table:style-name="ce96" office:value-type="float" office:value="112651" calcext:value-type="float">
            <text:p>112651</text:p>
          </table:table-cell>
          <table:table-cell table:style-name="ce2" office:value-type="string" calcext:value-type="string">
            <text:p>RAJ RANI TRANSPORT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BGR/PNCM/2023/88/PKR/CT/WO-293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RINA SAHA</text:p>
          </table:table-cell>
          <table:table-cell table:style-name="ce2" office:value-type="string" calcext:value-type="string">
            <text:p>SAHEBGANJ</text:p>
          </table:table-cell>
          <table:table-cell table:style-name="ce2" office:value-type="string" calcext:value-type="string">
            <text:p>Gokul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7001814243" calcext:value-type="float">
            <text:p>7001814243</text:p>
          </table:table-cell>
          <table:table-cell table:style-name="ce2" office:value-type="float" office:value="9933824882" calcext:value-type="float">
            <text:p>993382488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5-26" calcext:value-type="date">
            <text:p>26/05/2022</text:p>
          </table:table-cell>
          <table:table-cell table:style-name="ce105" office:value-type="date" office:date-value="2027-05-26" calcext:value-type="date">
            <text:p>26/05/2027</text:p>
          </table:table-cell>
          <table:table-cell table:style-name="ce105" office:value-type="date" office:date-value="2025-12-12" calcext:value-type="date">
            <text:p>12/12/2025</text:p>
          </table:table-cell>
          <table:table-cell table:style-name="ce105" office:value-type="date" office:date-value="2026-06-02" calcext:value-type="date">
            <text:p>02/06/2026</text:p>
          </table:table-cell>
          <table:table-cell table:style-name="ce105" office:value-type="date" office:date-value="2025-08-29" calcext:value-type="date">
            <text:p>29/08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ENPS9863D</text:p>
          </table:table-cell>
          <table:table-cell table:style-name="ce2" office:value-type="string" calcext:value-type="string">
            <text:p>20DENPS9863D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62" office:value-type="string" calcext:value-type="string">
            <text:p>JH16G0184</text:p>
          </table:table-cell>
          <table:table-cell table:style-name="ce96" office:value-type="float" office:value="160184" calcext:value-type="float">
            <text:p>160184</text:p>
          </table:table-cell>
          <table:table-cell table:style-name="ce2" office:value-type="string" calcext:value-type="string">
            <text:p>MONDAL TRANSPORT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BGR/PNCM/2023/87/PKR/CT/WO-295</text:p>
          </table:table-cell>
          <table:table-cell table:style-name="ce105"/>
          <table:table-cell table:style-name="ce2" office:value-type="string" calcext:value-type="string">
            <text:p>KONIKA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kapur, <text:s/>Pakur, Jharkhand, 8161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float" office:value="7764996295" calcext:value-type="float">
            <text:p>7764996295</text:p>
          </table:table-cell>
          <table:table-cell table:style-name="ce2" office:value-type="string" calcext:value-type="string">
            <text:p>NOT 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NAPM0866D</text:p>
          </table:table-cell>
          <table:table-cell table:style-name="ce2" office:value-type="string" calcext:value-type="string">
            <text:p>20GNAPM0866D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62" office:value-type="string" calcext:value-type="string">
            <text:p>JH16G0965</text:p>
          </table:table-cell>
          <table:table-cell table:style-name="ce96" office:value-type="float" office:value="160965" calcext:value-type="float">
            <text:p>160965</text:p>
          </table:table-cell>
          <table:table-cell table:style-name="ce2" office:value-type="string" calcext:value-type="string">
            <text:p>MONDAL TRANSPORT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BGR/PNCM/2023/87/PKR/CT/WO-295</text:p>
          </table:table-cell>
          <table:table-cell table:style-name="ce105"/>
          <table:table-cell table:style-name="ce2" office:value-type="string" calcext:value-type="string">
            <text:p>KONIKA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kapur, <text:s/>Pakur, Jharkhand, 8161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float" office:value="7764996295" calcext:value-type="float">
            <text:p>7764996295</text:p>
          </table:table-cell>
          <table:table-cell table:style-name="ce2" office:value-type="string" calcext:value-type="string">
            <text:p>NOT OWNER</text:p>
          </table:table-cell>
          <table:table-cell table:style-name="ce105" table:number-columns-repeated="5"/>
          <table:table-cell table:style-name="ce2" office:value-type="float" office:value="4825" calcext:value-type="float">
            <text:p>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NAPM0866D</text:p>
          </table:table-cell>
          <table:table-cell table:style-name="ce2" office:value-type="string" calcext:value-type="string">
            <text:p>20GNAPM0866D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62" office:value-type="string" calcext:value-type="string">
            <text:p>JH16J7835</text:p>
          </table:table-cell>
          <table:table-cell table:style-name="ce96"/>
          <table:table-cell table:style-name="ce2" office:value-type="string" calcext:value-type="string">
            <text:p>MONDAL TRANSPORT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BGR/PNCM/2023/87/PKR/CT/WO-295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KONIKA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kapur, <text:s/>Pakur, Jharkhand, 8161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float" office:value="7764996295" calcext:value-type="float">
            <text:p>776499629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01" calcext:value-type="date">
            <text:p>01/02/2024</text:p>
          </table:table-cell>
          <table:table-cell table:style-name="ce105" office:value-type="date" office:date-value="2029-12-04" calcext:value-type="date">
            <text:p>04/12/2029</text:p>
          </table:table-cell>
          <table:table-cell table:style-name="ce105" office:value-type="date" office:date-value="2025-08-27" calcext:value-type="date">
            <text:p>27/08/2025</text:p>
          </table:table-cell>
          <table:table-cell table:style-name="ce105" office:value-type="date" office:date-value="2026-01-31" calcext:value-type="date">
            <text:p>31/01/2026</text:p>
          </table:table-cell>
          <table:table-cell table:style-name="ce105" office:value-type="date" office:date-value="2026-01-18" calcext:value-type="date">
            <text:p>18/01/2026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NAPM0866D</text:p>
          </table:table-cell>
          <table:table-cell table:style-name="ce2" office:value-type="string" calcext:value-type="string">
            <text:p>20GNAPM0866D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62" office:value-type="string" calcext:value-type="string">
            <text:p>JH16J9219</text:p>
          </table:table-cell>
          <table:table-cell table:style-name="ce96"/>
          <table:table-cell table:style-name="ce2" office:value-type="string" calcext:value-type="string">
            <text:p>MONDAL TRANSPORT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BGR/PNCM/2023/87/PKR/CT/WO-295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KONIKA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kapur, <text:s/>Pakur, Jharkhand, 8161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9308260306" calcext:value-type="float">
            <text:p>9308260306</text:p>
          </table:table-cell>
          <table:table-cell table:style-name="ce2" office:value-type="float" office:value="7764996295" calcext:value-type="float">
            <text:p>776499629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17" calcext:value-type="date">
            <text:p>17/12/2024</text:p>
          </table:table-cell>
          <table:table-cell table:style-name="ce105" office:value-type="date" office:date-value="2029-12-31" calcext:value-type="date">
            <text:p>31/12/2029</text:p>
          </table:table-cell>
          <table:table-cell table:style-name="ce105" office:value-type="date" office:date-value="2025-12-15" calcext:value-type="date">
            <text:p>15/12/2025</text:p>
          </table:table-cell>
          <table:table-cell table:style-name="ce105" office:value-type="date" office:date-value="2026-12-16" calcext:value-type="date">
            <text:p>16/12/2026</text:p>
          </table:table-cell>
          <table:table-cell table:style-name="ce105" office:value-type="date" office:date-value="2025-12-04" calcext:value-type="date">
            <text:p>04/12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NAPM0866D</text:p>
          </table:table-cell>
          <table:table-cell table:style-name="ce2" office:value-type="string" calcext:value-type="string">
            <text:p>20GNAPM0866D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62" office:value-type="string" calcext:value-type="string">
            <text:p>JH16J5336</text:p>
          </table:table-cell>
          <table:table-cell table:style-name="ce96" office:value-type="float" office:value="165336" calcext:value-type="float">
            <text:p>165336</text:p>
          </table:table-cell>
          <table:table-cell table:style-name="ce2" office:value-type="string" calcext:value-type="string">
            <text:p>KHURSID ALAM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BGR/PNCM/2023/56/PKR/CT/WO-296</text:p>
          </table:table-cell>
          <table:table-cell table:style-name="ce105" office:value-type="date" office:date-value="2024-07-13" calcext:value-type="date">
            <text:p>13/07/2024</text:p>
          </table:table-cell>
          <table:table-cell table:style-name="ce2" office:value-type="string" calcext:value-type="string">
            <text:p>Khursid Alam</text:p>
          </table:table-cell>
          <table:table-cell table:style-name="ce2" office:value-type="string" calcext:value-type="string">
            <text:p>MADHPARA</text:p>
          </table:table-cell>
          <table:table-cell table:style-name="ce2" office:value-type="string" calcext:value-type="string">
            <text:p>Madhpara Masji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546872958" calcext:value-type="float">
            <text:p>9546872958</text:p>
          </table:table-cell>
          <table:table-cell table:style-name="ce2" office:value-type="float" office:value="9934736661" calcext:value-type="float">
            <text:p>99347366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7-05" calcext:value-type="date">
            <text:p>05/07/2024</text:p>
          </table:table-cell>
          <table:table-cell table:style-name="ce105" office:value-type="date" office:date-value="2029-07-11" calcext:value-type="date">
            <text:p>11/07/2029</text:p>
          </table:table-cell>
          <table:table-cell table:style-name="ce105" office:value-type="date" office:date-value="2024-10-04" calcext:value-type="date">
            <text:p>04/10/2024</text:p>
          </table:table-cell>
          <table:table-cell table:style-name="ce105" office:value-type="date" office:date-value="2026-07-04" calcext:value-type="date">
            <text:p>04/07/2026</text:p>
          </table:table-cell>
          <table:table-cell table:style-name="ce105" office:value-type="date" office:date-value="2025-07-01" calcext:value-type="date">
            <text:p>01/07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EXCHANGE ON 13-07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WIPA0147P</text:p>
          </table:table-cell>
          <table:table-cell table:style-name="ce2" office:value-type="string" calcext:value-type="string">
            <text:p>20DWIPA0147P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62" office:value-type="string" calcext:value-type="string">
            <text:p>JH16G9868</text:p>
          </table:table-cell>
          <table:table-cell table:style-name="ce96" office:value-type="float" office:value="450529" calcext:value-type="float">
            <text:p>450529</text:p>
          </table:table-cell>
          <table:table-cell table:style-name="ce2" office:value-type="string" calcext:value-type="string">
            <text:p>BABUDHAN MURMU TRANSPORT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BGR/PNCM/2023/159/PKR/CT/WO-297</text:p>
          </table:table-cell>
          <table:table-cell table:style-name="ce105" office:value-type="date" office:date-value="2023-02-03" calcext:value-type="date">
            <text:p>03/02/2023</text:p>
          </table:table-cell>
          <table:table-cell table:style-name="ce2" office:value-type="string" calcext:value-type="string">
            <text:p>BABUDHAN MURM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NK COLONY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771350585" calcext:value-type="float">
            <text:p>9771350585</text:p>
          </table:table-cell>
          <table:table-cell table:style-name="ce2" office:value-type="float" office:value="6205570129" calcext:value-type="float">
            <text:p>6205570129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27" calcext:value-type="date">
            <text:p>27/0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1-24" calcext:value-type="date">
            <text:p>24/01/2023</text:p>
          </table:table-cell>
          <table:table-cell table:style-name="ce105" office:value-type="date" office:date-value="2025-01-26" calcext:value-type="date">
            <text:p>26/01/2025</text:p>
          </table:table-cell>
          <table:table-cell table:style-name="ce105" office:value-type="date" office:date-value="2024-01-08" calcext:value-type="date">
            <text:p>08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3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62" office:value-type="string" calcext:value-type="string">
            <text:p>JH16F6436</text:p>
          </table:table-cell>
          <table:table-cell table:style-name="ce96" office:value-type="float" office:value="66436" calcext:value-type="float">
            <text:p>066436</text:p>
          </table:table-cell>
          <table:table-cell table:style-name="ce2" office:value-type="string" calcext:value-type="string">
            <text:p>M/S AYODHYA JI ENTERPRISES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BGR/PNCM/2023/7/PKR/CT/WO-298</text:p>
          </table:table-cell>
          <table:table-cell table:style-name="ce105" office:value-type="date" office:date-value="2023-01-02" calcext:value-type="date">
            <text:p>02/01/2023</text:p>
          </table:table-cell>
          <table:table-cell table:style-name="ce2" office:value-type="string" calcext:value-type="string">
            <text:p>AMRITESH KUMAR JAIS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Tantipa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7781937272" calcext:value-type="float">
            <text:p>7781937272</text:p>
          </table:table-cell>
          <table:table-cell table:style-name="ce2" office:value-type="float" office:value="9006761873" calcext:value-type="float">
            <text:p>900676187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8-27" calcext:value-type="date">
            <text:p>27/08/2021</text:p>
          </table:table-cell>
          <table:table-cell table:style-name="ce105" office:value-type="date" office:date-value="2023-09-05" calcext:value-type="date">
            <text:p>05/09/2023</text:p>
          </table:table-cell>
          <table:table-cell table:style-name="ce105" office:value-type="date" office:date-value="2023-02-26" calcext:value-type="date">
            <text:p>26/02/2023</text:p>
          </table:table-cell>
          <table:table-cell table:style-name="ce105" office:value-type="date" office:date-value="2023-08-26" calcext:value-type="date">
            <text:p>26/08/2023</text:p>
          </table:table-cell>
          <table:table-cell table:style-name="ce105" office:value-type="date" office:date-value="2023-08-19" calcext:value-type="date">
            <text:p>19/08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2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UPJ2787K</text:p>
          </table:table-cell>
          <table:table-cell table:style-name="ce2" office:value-type="string" calcext:value-type="string">
            <text:p>20ASUPJ2787K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62" office:value-type="string" calcext:value-type="string">
            <text:p>JH16J2843</text:p>
          </table:table-cell>
          <table:table-cell table:style-name="ce96" office:value-type="float" office:value="284300" calcext:value-type="float">
            <text:p>284300</text:p>
          </table:table-cell>
          <table:table-cell table:style-name="ce2" office:value-type="string" calcext:value-type="string">
            <text:p>M/S AYODHYA JI ENTERPRISES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BGR/PNCM/2023/7/PKR/CT/WO-298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AMRITESH KUMAR JAIS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Tantipa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7781937272" calcext:value-type="float">
            <text:p>7781937272</text:p>
          </table:table-cell>
          <table:table-cell table:style-name="ce2" office:value-type="float" office:value="9006761873" calcext:value-type="float">
            <text:p>9006761873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9" calcext:value-type="date">
            <text:p>29/08/2024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02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UPJ2787K</text:p>
          </table:table-cell>
          <table:table-cell table:style-name="ce2" office:value-type="string" calcext:value-type="string">
            <text:p>20ASUPJ2787K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62" office:value-type="string" calcext:value-type="string">
            <text:p>JH16F3023</text:p>
          </table:table-cell>
          <table:table-cell table:style-name="ce96" office:value-type="float" office:value="756188" calcext:value-type="float">
            <text:p>756188</text:p>
          </table:table-cell>
          <table:table-cell table:style-name="ce2" office:value-type="string" calcext:value-type="string">
            <text:p>RIDDHI SIDDHI TRANSPORT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BGR/PNCM/2023/16/PKR/CT/WO-299</text:p>
          </table:table-cell>
          <table:table-cell table:style-name="ce105" office:value-type="date" office:date-value="2023-02-01" calcext:value-type="date">
            <text:p>01/02/2023</text:p>
          </table:table-cell>
          <table:table-cell table:style-name="ce2" office:value-type="string" calcext:value-type="string">
            <text:p>SAKHO YADAV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 Tal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8" calcext:value-type="float">
            <text:p>17.28</text:p>
          </table:table-cell>
          <table:table-cell table:style-name="ce2" office:value-type="float" office:value="9955637455" calcext:value-type="float">
            <text:p>9955637455</text:p>
          </table:table-cell>
          <table:table-cell table:style-name="ce2" office:value-type="float" office:value="8969770010" calcext:value-type="float">
            <text:p>896977001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25" calcext:value-type="date">
            <text:p>25/08/2021</text:p>
          </table:table-cell>
          <table:table-cell table:style-name="ce105" office:value-type="date" office:date-value="2026-08-06" calcext:value-type="date">
            <text:p>06/08/2026</text:p>
          </table:table-cell>
          <table:table-cell table:style-name="ce105" office:value-type="date" office:date-value="2026-08-26" calcext:value-type="date">
            <text:p>26/08/2026</text:p>
          </table:table-cell>
          <table:table-cell table:style-name="ce105" office:value-type="date" office:date-value="2023-08-24" calcext:value-type="date">
            <text:p>24/08/2023</text:p>
          </table:table-cell>
          <table:table-cell table:style-name="ce105" office:value-type="date" office:date-value="2023-08-21" calcext:value-type="date">
            <text:p>21/08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1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WPY3790P</text:p>
          </table:table-cell>
          <table:table-cell table:style-name="ce2" office:value-type="string" calcext:value-type="string">
            <text:p>20AMWPY3790P1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62" office:value-type="string" calcext:value-type="string">
            <text:p>JH16J5062</text:p>
          </table:table-cell>
          <table:table-cell table:style-name="ce96" office:value-type="float" office:value="506200" calcext:value-type="float">
            <text:p>506200</text:p>
          </table:table-cell>
          <table:table-cell table:style-name="ce2" office:value-type="string" calcext:value-type="string">
            <text:p>RIDDHI SIDDHI TRANSPORT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BGR/PNCM/2023/16/PKR/CT/WO-299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SAKHO YADAV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li Tal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955637455" calcext:value-type="float">
            <text:p>9955637455</text:p>
          </table:table-cell>
          <table:table-cell table:style-name="ce2" office:value-type="float" office:value="8969770010" calcext:value-type="float">
            <text:p>896977001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3-18" calcext:value-type="date">
            <text:p>18/03/2025</text:p>
          </table:table-cell>
          <table:table-cell table:style-name="ce105" office:value-type="date" office:date-value="2030-03-23" calcext:value-type="date">
            <text:p>23/03/2030</text:p>
          </table:table-cell>
          <table:table-cell table:style-name="ce105" office:value-type="date" office:date-value="2025-09-17" calcext:value-type="date">
            <text:p>17/09/2025</text:p>
          </table:table-cell>
          <table:table-cell table:style-name="ce105" office:value-type="date" office:date-value="2027-03-17" calcext:value-type="date">
            <text:p>17/03/2027</text:p>
          </table:table-cell>
          <table:table-cell table:style-name="ce105" office:value-type="date" office:date-value="2026-03-03" calcext:value-type="date">
            <text:p>03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MWPY3790P</text:p>
          </table:table-cell>
          <table:table-cell table:style-name="ce2" office:value-type="string" calcext:value-type="string">
            <text:p>20AMWPY3790P1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62" office:value-type="string" calcext:value-type="string">
            <text:p>JH04Y3055</text:p>
          </table:table-cell>
          <table:table-cell table:style-name="ce96" office:value-type="float" office:value="776384" calcext:value-type="float">
            <text:p>776384</text:p>
          </table:table-cell>
          <table:table-cell table:style-name="ce2" office:value-type="string" calcext:value-type="string">
            <text:p>GOPAL BHAGAT TRANSPORT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BGR/PNCM/2023/158/PKR/CT/WO-303</text:p>
          </table:table-cell>
          <table:table-cell table:style-name="ce105" office:value-type="date" office:date-value="2023-01-09" calcext:value-type="date">
            <text:p>09/01/2023</text:p>
          </table:table-cell>
          <table:table-cell table:style-name="ce2" office:value-type="string" calcext:value-type="string">
            <text:p>GOPAL BHAGAT </text:p>
          </table:table-cell>
          <table:table-cell table:style-name="ce2" office:value-type="string" calcext:value-type="string">
            <text:p>PAKURIA</text:p>
          </table:table-cell>
          <table:table-cell table:style-name="ce2" office:value-type="string" calcext:value-type="string">
            <text:p>PAKUR, Pakur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8809846484" calcext:value-type="float">
            <text:p>8809846484</text:p>
          </table:table-cell>
          <table:table-cell table:style-name="ce2" office:value-type="float" office:value="7461960336" calcext:value-type="float">
            <text:p>746196033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2-23" calcext:value-type="date">
            <text:p>23/12/2022</text:p>
          </table:table-cell>
          <table:table-cell table:style-name="ce105" office:value-type="date" office:date-value="2027-12-27" calcext:value-type="date">
            <text:p>27/12/2027</text:p>
          </table:table-cell>
          <table:table-cell table:style-name="ce105" office:value-type="date" office:date-value="2023-03-22" calcext:value-type="date">
            <text:p>22/03/2023</text:p>
          </table:table-cell>
          <table:table-cell table:style-name="ce105" office:value-type="date" office:date-value="2024-12-22" calcext:value-type="date">
            <text:p>22/12/2024</text:p>
          </table:table-cell>
          <table:table-cell table:style-name="ce105" office:value-type="date" office:date-value="2023-12-19" calcext:value-type="date">
            <text:p>19/12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9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62" office:value-type="string" calcext:value-type="string">
            <text:p>JH04Y3649</text:p>
          </table:table-cell>
          <table:table-cell table:style-name="ce96" office:value-type="float" office:value="736680" calcext:value-type="float">
            <text:p>736680</text:p>
          </table:table-cell>
          <table:table-cell table:style-name="ce2" office:value-type="string" calcext:value-type="string">
            <text:p>GOPAL BHAGAT TRANSPORT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BGR/PNCM/2023/158/PKR/CT/WO-303</text:p>
          </table:table-cell>
          <table:table-cell table:style-name="ce105" office:value-type="date" office:date-value="2023-01-09" calcext:value-type="date">
            <text:p>09/01/2023</text:p>
          </table:table-cell>
          <table:table-cell table:style-name="ce2" office:value-type="string" calcext:value-type="string">
            <text:p>GOPAL BHAGAT </text:p>
          </table:table-cell>
          <table:table-cell table:style-name="ce2" office:value-type="string" calcext:value-type="string">
            <text:p>PAKURIA</text:p>
          </table:table-cell>
          <table:table-cell table:style-name="ce2" office:value-type="string" calcext:value-type="string">
            <text:p>PAKUR, Pakur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8809846484" calcext:value-type="float">
            <text:p>8809846484</text:p>
          </table:table-cell>
          <table:table-cell table:style-name="ce2" office:value-type="float" office:value="7461960336" calcext:value-type="float">
            <text:p>746196033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1-03" calcext:value-type="date">
            <text:p>03/01/2023</text:p>
          </table:table-cell>
          <table:table-cell table:style-name="ce105" office:value-type="date" office:date-value="2024-01-02" calcext:value-type="date">
            <text:p>02/01/2024</text:p>
          </table:table-cell>
          <table:table-cell table:style-name="ce105" office:value-type="date" office:date-value="2023-04-02" calcext:value-type="date">
            <text:p>02/04/2023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9-01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62" office:value-type="string" calcext:value-type="string">
            <text:p>JH16J9510</text:p>
          </table:table-cell>
          <table:table-cell table:style-name="ce96" office:value-type="float" office:value="169510" calcext:value-type="float">
            <text:p>169510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62" office:value-type="string" calcext:value-type="string">
            <text:p>JH16J9434</text:p>
          </table:table-cell>
          <table:table-cell table:style-name="ce96" office:value-type="float" office:value="169434" calcext:value-type="float">
            <text:p>169434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62" office:value-type="string" calcext:value-type="string">
            <text:p>JH16J9091</text:p>
          </table:table-cell>
          <table:table-cell table:style-name="ce96" office:value-type="float" office:value="169091" calcext:value-type="float">
            <text:p>169091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62" office:value-type="string" calcext:value-type="string">
            <text:p>JH16J8854</text:p>
          </table:table-cell>
          <table:table-cell table:style-name="ce96" office:value-type="float" office:value="168854" calcext:value-type="float">
            <text:p>168854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62" office:value-type="string" calcext:value-type="string">
            <text:p>JH16J8284</text:p>
          </table:table-cell>
          <table:table-cell table:style-name="ce96" office:value-type="float" office:value="168284" calcext:value-type="float">
            <text:p>168284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5" calcext:value-type="date">
            <text:p>05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62" office:value-type="string" calcext:value-type="string">
            <text:p>JH16J8196</text:p>
          </table:table-cell>
          <table:table-cell table:style-name="ce96" office:value-type="float" office:value="168196" calcext:value-type="float">
            <text:p>168196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62" office:value-type="string" calcext:value-type="string">
            <text:p>JH16J7527</text:p>
          </table:table-cell>
          <table:table-cell table:style-name="ce96" office:value-type="float" office:value="167527" calcext:value-type="float">
            <text:p>167527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62" office:value-type="string" calcext:value-type="string">
            <text:p>JH16J6970</text:p>
          </table:table-cell>
          <table:table-cell table:style-name="ce96" office:value-type="float" office:value="166970" calcext:value-type="float">
            <text:p>166970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62" office:value-type="string" calcext:value-type="string">
            <text:p>JH16J6245</text:p>
          </table:table-cell>
          <table:table-cell table:style-name="ce96" office:value-type="float" office:value="166245" calcext:value-type="float">
            <text:p>166245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62" office:value-type="string" calcext:value-type="string">
            <text:p>JH16J5749</text:p>
          </table:table-cell>
          <table:table-cell table:style-name="ce96" office:value-type="float" office:value="165749" calcext:value-type="float">
            <text:p>165749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62" office:value-type="string" calcext:value-type="string">
            <text:p>JH16J5673</text:p>
          </table:table-cell>
          <table:table-cell table:style-name="ce96" office:value-type="float" office:value="165673" calcext:value-type="float">
            <text:p>16567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62" office:value-type="string" calcext:value-type="string">
            <text:p>JH16J4897</text:p>
          </table:table-cell>
          <table:table-cell table:style-name="ce96" office:value-type="float" office:value="164897" calcext:value-type="float">
            <text:p>164897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62" office:value-type="string" calcext:value-type="string">
            <text:p>JH16J1943</text:p>
          </table:table-cell>
          <table:table-cell table:style-name="ce96" office:value-type="float" office:value="161943" calcext:value-type="float">
            <text:p>16194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62" office:value-type="string" calcext:value-type="string">
            <text:p>JH16J0791</text:p>
          </table:table-cell>
          <table:table-cell table:style-name="ce96" office:value-type="float" office:value="160791" calcext:value-type="float">
            <text:p>160791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5" calcext:value-type="date">
            <text:p>05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62" office:value-type="string" calcext:value-type="string">
            <text:p>JH16J4233</text:p>
          </table:table-cell>
          <table:table-cell table:style-name="ce96" office:value-type="float" office:value="164233" calcext:value-type="float">
            <text:p>16423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1" calcext:value-type="date">
            <text:p>21/06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30" calcext:value-type="date">
            <text:p>30/08/2024</text:p>
          </table:table-cell>
          <table:table-cell table:style-name="ce105" office:value-type="date" office:date-value="2026-06-20" calcext:value-type="date">
            <text:p>20/06/2026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7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62" office:value-type="string" calcext:value-type="string">
            <text:p>JH16J0665</text:p>
          </table:table-cell>
          <table:table-cell table:style-name="ce96" office:value-type="float" office:value="160655" calcext:value-type="float">
            <text:p>160655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105" office:value-type="date" office:date-value="2027-04-11" calcext:value-type="date">
            <text:p>11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62" office:value-type="string" calcext:value-type="string">
            <text:p>JH16J2099</text:p>
          </table:table-cell>
          <table:table-cell table:style-name="ce96" office:value-type="float" office:value="162099" calcext:value-type="float">
            <text:p>162099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105" office:value-type="date" office:date-value="2027-04-11" calcext:value-type="date">
            <text:p>11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62" office:value-type="string" calcext:value-type="string">
            <text:p>JH16J9424</text:p>
          </table:table-cell>
          <table:table-cell table:style-name="ce96" office:value-type="float" office:value="169424" calcext:value-type="float">
            <text:p>169424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105" office:value-type="date" office:date-value="2027-04-11" calcext:value-type="date">
            <text:p>11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62" office:value-type="string" calcext:value-type="string">
            <text:p>JH16J9520</text:p>
          </table:table-cell>
          <table:table-cell table:style-name="ce96" office:value-type="float" office:value="169520" calcext:value-type="float">
            <text:p>169520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105" office:value-type="date" office:date-value="2027-04-11" calcext:value-type="date">
            <text:p>11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62" office:value-type="string" calcext:value-type="string">
            <text:p>JH16J1755</text:p>
          </table:table-cell>
          <table:table-cell table:style-name="ce96" office:value-type="float" office:value="161755" calcext:value-type="float">
            <text:p>161755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2" calcext:value-type="date">
            <text:p>12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105" office:value-type="date" office:date-value="2027-04-11" calcext:value-type="date">
            <text:p>11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5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62" office:value-type="string" calcext:value-type="string">
            <text:p>JH16J3330</text:p>
          </table:table-cell>
          <table:table-cell table:style-name="ce96" office:value-type="float" office:value="163330" calcext:value-type="float">
            <text:p>163330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62" office:value-type="string" calcext:value-type="string">
            <text:p>JH16J9126</text:p>
          </table:table-cell>
          <table:table-cell table:style-name="ce96" office:value-type="float" office:value="169126" calcext:value-type="float">
            <text:p>169126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62" office:value-type="string" calcext:value-type="string">
            <text:p>JH16J3843</text:p>
          </table:table-cell>
          <table:table-cell table:style-name="ce96" office:value-type="float" office:value="163843" calcext:value-type="float">
            <text:p>16384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62" office:value-type="string" calcext:value-type="string">
            <text:p>JH16J1933</text:p>
          </table:table-cell>
          <table:table-cell table:style-name="ce96" office:value-type="float" office:value="161933" calcext:value-type="float">
            <text:p>16193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62" office:value-type="string" calcext:value-type="string">
            <text:p>JH16J3441</text:p>
          </table:table-cell>
          <table:table-cell table:style-name="ce96" office:value-type="float" office:value="163441" calcext:value-type="float">
            <text:p>163441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62" office:value-type="string" calcext:value-type="string">
            <text:p>JH16J9977</text:p>
          </table:table-cell>
          <table:table-cell table:style-name="ce96" office:value-type="float" office:value="169977" calcext:value-type="float">
            <text:p>169977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62" office:value-type="string" calcext:value-type="string">
            <text:p>JH16J3873</text:p>
          </table:table-cell>
          <table:table-cell table:style-name="ce96" office:value-type="float" office:value="163873" calcext:value-type="float">
            <text:p>16387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62" office:value-type="string" calcext:value-type="string">
            <text:p>JH16J3570</text:p>
          </table:table-cell>
          <table:table-cell table:style-name="ce96" office:value-type="float" office:value="163570" calcext:value-type="float">
            <text:p>163570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62" office:value-type="string" calcext:value-type="string">
            <text:p>JH16J6742</text:p>
          </table:table-cell>
          <table:table-cell table:style-name="ce96" office:value-type="float" office:value="166742" calcext:value-type="float">
            <text:p>166742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62" office:value-type="string" calcext:value-type="string">
            <text:p>JH16J5423</text:p>
          </table:table-cell>
          <table:table-cell table:style-name="ce96" office:value-type="float" office:value="165423" calcext:value-type="float">
            <text:p>165423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62" office:value-type="string" calcext:value-type="string">
            <text:p>JH16J5972</text:p>
          </table:table-cell>
          <table:table-cell table:style-name="ce96" office:value-type="float" office:value="165972" calcext:value-type="float">
            <text:p>165972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62" office:value-type="string" calcext:value-type="string">
            <text:p>JH16J1045</text:p>
          </table:table-cell>
          <table:table-cell table:style-name="ce96" office:value-type="float" office:value="161045" calcext:value-type="float">
            <text:p>161045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62" office:value-type="string" calcext:value-type="string">
            <text:p>JH16J2466</text:p>
          </table:table-cell>
          <table:table-cell table:style-name="ce96" office:value-type="float" office:value="162466" calcext:value-type="float">
            <text:p>162466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62" office:value-type="string" calcext:value-type="string">
            <text:p>JH16J4827</text:p>
          </table:table-cell>
          <table:table-cell table:style-name="ce96" office:value-type="float" office:value="164827" calcext:value-type="float">
            <text:p>164827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62" office:value-type="string" calcext:value-type="string">
            <text:p>JH16J3608</text:p>
          </table:table-cell>
          <table:table-cell table:style-name="ce96" office:value-type="float" office:value="163441" calcext:value-type="float">
            <text:p>163441</text:p>
          </table:table-cell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04-20" calcext:value-type="date">
            <text:p>20/04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15" calcext:value-type="date">
            <text:p>15/07/2025</text:p>
          </table:table-cell>
          <table:table-cell table:style-name="ce105" office:value-type="date" office:date-value="2027-04-16" calcext:value-type="date">
            <text:p>16/04/2027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2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62" office:value-type="string" calcext:value-type="string">
            <text:p>JH16J9085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3" calcext:value-type="date">
            <text:p>23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62" office:value-type="string" calcext:value-type="string">
            <text:p>JH16J5896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3" calcext:value-type="date">
            <text:p>23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62" office:value-type="string" calcext:value-type="string">
            <text:p>JH16J0296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3" calcext:value-type="date">
            <text:p>23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62" office:value-type="string" calcext:value-type="string">
            <text:p>JH16J0469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3" calcext:value-type="date">
            <text:p>23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62" office:value-type="string" calcext:value-type="string">
            <text:p>JH16J6108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88" calcext:value-type="float">
            <text:p>17.8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3" calcext:value-type="date">
            <text:p>23/04/2025</text:p>
          </table:table-cell>
          <table:table-cell table:style-name="ce105" office:value-type="date" office:date-value="2030-04-23" calcext:value-type="date">
            <text:p>23/04/2030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105" office:value-type="date" office:date-value="2027-04-22" calcext:value-type="date">
            <text:p>22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62" office:value-type="string" calcext:value-type="string">
            <text:p>JH16J7547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12-31" calcext:value-type="date">
            <text:p>31/12/2025</text:p>
          </table:table-cell>
          <table:table-cell table:style-name="ce105" office:value-type="date" office:date-value="2027-01-02" calcext:value-type="date">
            <text:p>02/01/2027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62" office:value-type="string" calcext:value-type="string">
            <text:p>JH16J1856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12-31" calcext:value-type="date">
            <text:p>31/12/2025</text:p>
          </table:table-cell>
          <table:table-cell table:style-name="ce105" office:value-type="date" office:date-value="2027-01-02" calcext:value-type="date">
            <text:p>02/01/2027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62" office:value-type="string" calcext:value-type="string">
            <text:p>JH16J2080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12-31" calcext:value-type="date">
            <text:p>31/12/2025</text:p>
          </table:table-cell>
          <table:table-cell table:style-name="ce105" office:value-type="date" office:date-value="2027-01-02" calcext:value-type="date">
            <text:p>02/01/2027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62" office:value-type="string" calcext:value-type="string">
            <text:p>JH16J3479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12-31" calcext:value-type="date">
            <text:p>31/12/2025</text:p>
          </table:table-cell>
          <table:table-cell table:style-name="ce105" office:value-type="date" office:date-value="2027-01-02" calcext:value-type="date">
            <text:p>02/01/2027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62" office:value-type="string" calcext:value-type="string">
            <text:p>JH16J4614</text:p>
          </table:table-cell>
          <table:table-cell table:style-name="ce96"/>
          <table:table-cell table:style-name="ce2" office:value-type="string" calcext:value-type="string">
            <text:p>KPS LOGISTICS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BGR/PNCM/2024/245/PKR/CT/WO-304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MD SHAKEEL ANSARI</text:p>
          </table:table-cell>
          <table:table-cell table:style-name="ce2" office:value-type="string" calcext:value-type="string">
            <text:p>KOLHAN NARSINGH</text:p>
          </table:table-cell>
          <table:table-cell table:style-name="ce2" office:value-type="string" calcext:value-type="string">
            <text:p>PLOT NO-2442,2443,2453, KOLHAN, Narsingh Pur, West Singhbhum, Jharkhand, 8332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9007819992" calcext:value-type="float">
            <text:p>9007819992</text:p>
          </table:table-cell>
          <table:table-cell table:style-name="ce2" office:value-type="float" office:value="9668423900" calcext:value-type="float">
            <text:p>966842390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12-31" calcext:value-type="date">
            <text:p>31/12/2025</text:p>
          </table:table-cell>
          <table:table-cell table:style-name="ce105" office:value-type="date" office:date-value="2027-01-02" calcext:value-type="date">
            <text:p>02/01/2027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KFK9047R</text:p>
          </table:table-cell>
          <table:table-cell table:style-name="ce2" office:value-type="string" calcext:value-type="string">
            <text:p>20AAKFK9047R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62" office:value-type="string" calcext:value-type="string">
            <text:p>JH16G5265</text:p>
          </table:table-cell>
          <table:table-cell table:style-name="ce96" office:value-type="float" office:value="5265" calcext:value-type="float">
            <text:p>005265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3-02-01" calcext:value-type="date">
            <text:p>01/02/2023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8-01" calcext:value-type="date">
            <text:p>01/08/2022</text:p>
          </table:table-cell>
          <table:table-cell table:style-name="ce105" office:value-type="date" office:date-value="2023-08-16" calcext:value-type="date">
            <text:p>16/08/2023</text:p>
          </table:table-cell>
          <table:table-cell table:style-name="ce105" office:value-type="date" office:date-value="2023-04-30" calcext:value-type="date">
            <text:p>30/04/2023</text:p>
          </table:table-cell>
          <table:table-cell table:style-name="ce105" office:value-type="date" office:date-value="2024-07-31" calcext:value-type="date">
            <text:p>31/07/2024</text:p>
          </table:table-cell>
          <table:table-cell table:style-name="ce105" office:value-type="date" office:date-value="2023-07-28" calcext:value-type="date">
            <text:p>28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1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62" office:value-type="string" calcext:value-type="string">
            <text:p>JH16H7290</text:p>
          </table:table-cell>
          <table:table-cell table:style-name="ce96" office:value-type="float" office:value="729000" calcext:value-type="float">
            <text:p>729000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11-16" calcext:value-type="date">
            <text:p>16/11/2021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105" office:value-type="date" office:date-value="2021-07-05" calcext:value-type="date">
            <text:p>05/07/2021</text:p>
          </table:table-cell>
          <table:table-cell table:style-name="ce105" office:value-type="date" office:date-value="2025-11-01" calcext:value-type="date">
            <text:p>01/11/2025</text:p>
          </table:table-cell>
          <table:table-cell table:style-name="ce105" office:value-type="date" office:date-value="2024-11-02" calcext:value-type="date">
            <text:p>02/1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62" office:value-type="string" calcext:value-type="string">
            <text:p>JH16H7574</text:p>
          </table:table-cell>
          <table:table-cell table:style-name="ce96" office:value-type="float" office:value="7574" calcext:value-type="float">
            <text:p>007574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4" calcext:value-type="float">
            <text:p>17.34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02" calcext:value-type="date">
            <text:p>02/03/2022</text:p>
          </table:table-cell>
          <table:table-cell table:style-name="ce105" office:value-type="date" office:date-value="2028-06-21" calcext:value-type="date">
            <text:p>21/06/2028</text:p>
          </table:table-cell>
          <table:table-cell table:style-name="ce105" office:value-type="date" office:date-value="2024-06-20" calcext:value-type="date">
            <text:p>20/06/2024</text:p>
          </table:table-cell>
          <table:table-cell table:style-name="ce105" office:value-type="date" office:date-value="2026-04-21" calcext:value-type="date">
            <text:p>21/04/2026</text:p>
          </table:table-cell>
          <table:table-cell table:style-name="ce105" office:value-type="date" office:date-value="2025-04-16" calcext:value-type="date">
            <text:p>16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62" office:value-type="string" calcext:value-type="string">
            <text:p>JH16H1356</text:p>
          </table:table-cell>
          <table:table-cell table:style-name="ce96" office:value-type="float" office:value="1356" calcext:value-type="float">
            <text:p>001356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02" calcext:value-type="date">
            <text:p>02/03/2022</text:p>
          </table:table-cell>
          <table:table-cell table:style-name="ce105" office:value-type="date" office:date-value="2028-06-21" calcext:value-type="date">
            <text:p>21/06/2028</text:p>
          </table:table-cell>
          <table:table-cell table:style-name="ce105" office:value-type="date" office:date-value="2024-06-23" calcext:value-type="date">
            <text:p>23/06/2024</text:p>
          </table:table-cell>
          <table:table-cell table:style-name="ce105" office:value-type="date" office:date-value="2026-04-21" calcext:value-type="date">
            <text:p>21/04/2026</text:p>
          </table:table-cell>
          <table:table-cell table:style-name="ce105" office:value-type="date" office:date-value="2025-04-15" calcext:value-type="date">
            <text:p>15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1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62" office:value-type="string" calcext:value-type="string">
            <text:p>JH16H9665</text:p>
          </table:table-cell>
          <table:table-cell table:style-name="ce96" office:value-type="float" office:value="9665" calcext:value-type="float">
            <text:p>009665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4-05-07" calcext:value-type="date">
            <text:p>07/05/2024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2" calcext:value-type="float">
            <text:p>16.22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26" calcext:value-type="date">
            <text:p>26/07/2024</text:p>
          </table:table-cell>
          <table:table-cell table:style-name="ce105" office:value-type="date" office:date-value="2026-05-02" calcext:value-type="date">
            <text:p>02/05/2026</text:p>
          </table:table-cell>
          <table:table-cell table:style-name="ce105" office:value-type="date" office:date-value="2025-04-26" calcext:value-type="date">
            <text:p>26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7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62" office:value-type="string" calcext:value-type="string">
            <text:p>JH16J1146</text:p>
          </table:table-cell>
          <table:table-cell table:style-name="ce96" office:value-type="float" office:value="1146" calcext:value-type="float">
            <text:p>001146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5-01-02" calcext:value-type="date">
            <text:p>02/01/2025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3-02" calcext:value-type="date">
            <text:p>02/03/2022</text:p>
          </table:table-cell>
          <table:table-cell table:style-name="ce105" office:value-type="date" office:date-value="2026-02-27" calcext:value-type="date">
            <text:p>27/02/2026</text:p>
          </table:table-cell>
          <table:table-cell table:style-name="ce105" office:value-type="date" office:date-value="2025-02-13" calcext:value-type="date">
            <text:p>13/02/2025</text:p>
          </table:table-cell>
          <table:table-cell table:style-name="ce105" office:value-type="date" office:date-value="2026-02-27" calcext:value-type="date">
            <text:p>27/02/2026</text:p>
          </table:table-cell>
          <table:table-cell table:style-name="ce105" office:value-type="date" office:date-value="2025-02-26" calcext:value-type="date">
            <text:p>26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63" office:value-type="string" calcext:value-type="string">
            <text:p>JH04AC5884</text:p>
          </table:table-cell>
          <table:table-cell table:style-name="ce96" office:value-type="float" office:value="5884" calcext:value-type="float">
            <text:p>005884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5-10-09" calcext:value-type="date">
            <text:p>09/10/2025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09" calcext:value-type="date">
            <text:p>09/09/2024</text:p>
          </table:table-cell>
          <table:table-cell table:style-name="ce105" office:value-type="date" office:date-value="2030-10-07" calcext:value-type="date">
            <text:p>07/10/2030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105" office:value-type="date" office:date-value="2026-09-08" calcext:value-type="date">
            <text:p>08/09/2026</text:p>
          </table:table-cell>
          <table:table-cell table:style-name="ce105" office:value-type="date" office:date-value="2026-08-26" calcext:value-type="date">
            <text:p>26/08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VEHICLE-09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63" office:value-type="string" calcext:value-type="string">
            <text:p>JH04AC4820</text:p>
          </table:table-cell>
          <table:table-cell table:style-name="ce96" office:value-type="float" office:value="4820" calcext:value-type="float">
            <text:p>004820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5-10-09" calcext:value-type="date">
            <text:p>09/10/2025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1-04" calcext:value-type="date">
            <text:p>04/11/2024</text:p>
          </table:table-cell>
          <table:table-cell table:style-name="ce105" office:value-type="date" office:date-value="2029-11-10" calcext:value-type="date">
            <text:p>10/11/2029</text:p>
          </table:table-cell>
          <table:table-cell table:style-name="ce105" office:value-type="date" office:date-value="2025-11-03" calcext:value-type="date">
            <text:p>03/11/2025</text:p>
          </table:table-cell>
          <table:table-cell table:style-name="ce105" office:value-type="date" office:date-value="2026-11-03" calcext:value-type="date">
            <text:p>03/11/2026</text:p>
          </table:table-cell>
          <table:table-cell table:style-name="ce105" office:value-type="date" office:date-value="2025-10-29" calcext:value-type="date">
            <text:p>29/10/2025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VEHICLE-09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63" office:value-type="string" calcext:value-type="string">
            <text:p>JH16J2213</text:p>
          </table:table-cell>
          <table:table-cell table:style-name="ce96" office:value-type="float" office:value="2213" calcext:value-type="float">
            <text:p>002213</text:p>
          </table:table-cell>
          <table:table-cell table:style-name="ce2" office:value-type="string" calcext:value-type="string">
            <text:p>M/S PRADEEP SINGH TRANSPOR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GR/PNCM/2023/2/PKR/CT/WO-305</text:p>
          </table:table-cell>
          <table:table-cell table:style-name="ce105" office:value-type="date" office:date-value="2025-10-09" calcext:value-type="date">
            <text:p>09/10/2025</text:p>
          </table:table-cell>
          <table:table-cell table:style-name="ce2" office:value-type="string" calcext:value-type="string">
            <text:p>PRADEEP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Harindanga Baza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9431204698" calcext:value-type="float">
            <text:p>9431204698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5-05" calcext:value-type="date">
            <text:p>05/05/2025</text:p>
          </table:table-cell>
          <table:table-cell table:style-name="ce105" office:value-type="date" office:date-value="2030-05-07" calcext:value-type="date">
            <text:p>07/05/2030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7-05-04" calcext:value-type="date">
            <text:p>04/05/2027</text:p>
          </table:table-cell>
          <table:table-cell table:style-name="ce105" office:value-type="date" office:date-value="2026-04-28" calcext:value-type="date">
            <text:p>28/04/2026</text:p>
          </table:table-cell>
          <table:table-cell table:style-name="ce2" office:value-type="string" calcext:value-type="string">
            <text:p>TATA SIGNA 5530</text:p>
          </table:table-cell>
          <table:table-cell table:style-name="ce2" office:value-type="string" calcext:value-type="string">
            <text:p>NEW VEHICLE-09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IPS0414Q</text:p>
          </table:table-cell>
          <table:table-cell table:style-name="ce2" office:value-type="string" calcext:value-type="string">
            <text:p>20ASIPS0414Q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64" office:value-type="string" calcext:value-type="string">
            <text:p>JH04Z4754</text:p>
          </table:table-cell>
          <table:table-cell table:style-name="ce96" office:value-type="float" office:value="4754" calcext:value-type="float">
            <text:p>004754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05-03" calcext:value-type="date">
            <text:p>03/05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5-02" calcext:value-type="date">
            <text:p>02/05/2023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3-07-29" calcext:value-type="date">
            <text:p>29/07/2023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64" office:value-type="string" calcext:value-type="string">
            <text:p>JH04Y1497</text:p>
          </table:table-cell>
          <table:table-cell table:style-name="ce96" office:value-type="float" office:value="41497" calcext:value-type="float">
            <text:p>041497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9-24" calcext:value-type="date">
            <text:p>24/09/2022</text:p>
          </table:table-cell>
          <table:table-cell table:style-name="ce105" office:value-type="date" office:date-value="2027-12-12" calcext:value-type="date">
            <text:p>12/12/2027</text:p>
          </table:table-cell>
          <table:table-cell table:style-name="ce105" office:value-type="date" office:date-value="2023-01-23" calcext:value-type="date">
            <text:p>23/01/2023</text:p>
          </table:table-cell>
          <table:table-cell table:style-name="ce105" office:value-type="date" office:date-value="2024-09-23" calcext:value-type="date">
            <text:p>23/09/2024</text:p>
          </table:table-cell>
          <table:table-cell table:style-name="ce105" office:value-type="date" office:date-value="2023-09-21" calcext:value-type="date">
            <text:p>21/09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4-02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65" office:value-type="string" calcext:value-type="string">
            <text:p>JH16H4746</text:p>
          </table:table-cell>
          <table:table-cell table:style-name="ce96" office:value-type="float" office:value="4746" calcext:value-type="float">
            <text:p>004746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06-05" calcext:value-type="date">
            <text:p>05/06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9-04" calcext:value-type="date">
            <text:p>04/09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1-29" calcext:value-type="date">
            <text:p>29/11/2023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105" office:value-type="date" office:date-value="2024-08-29" calcext:value-type="date">
            <text:p>29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65" office:value-type="string" calcext:value-type="string">
            <text:p>JH04AA6312</text:p>
          </table:table-cell>
          <table:table-cell table:style-name="ce96" office:value-type="float" office:value="6312" calcext:value-type="float">
            <text:p>006312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98" calcext:value-type="float">
            <text:p>15.98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3" calcext:value-type="date">
            <text:p>03/1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4-10-31" calcext:value-type="date">
            <text:p>31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65" office:value-type="string" calcext:value-type="string">
            <text:p>JH04AA6918</text:p>
          </table:table-cell>
          <table:table-cell table:style-name="ce96" office:value-type="float" office:value="6918" calcext:value-type="float">
            <text:p>006918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3" calcext:value-type="date">
            <text:p>03/1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4-10-31" calcext:value-type="date">
            <text:p>31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66" office:value-type="string" calcext:value-type="string">
            <text:p>JH04AA7465</text:p>
          </table:table-cell>
          <table:table-cell table:style-name="ce96" office:value-type="float" office:value="7465" calcext:value-type="float">
            <text:p>007465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3" calcext:value-type="date">
            <text:p>03/1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4-11-01" calcext:value-type="date">
            <text:p>01/1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66" office:value-type="string" calcext:value-type="string">
            <text:p>JH04AA6153</text:p>
          </table:table-cell>
          <table:table-cell table:style-name="ce96" office:value-type="float" office:value="6153" calcext:value-type="float">
            <text:p>006153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3-11-04" calcext:value-type="date">
            <text:p>04/11/2023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03" calcext:value-type="date">
            <text:p>03/11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5-11-02" calcext:value-type="date">
            <text:p>02/11/2025</text:p>
          </table:table-cell>
          <table:table-cell table:style-name="ce105" office:value-type="date" office:date-value="2024-01-01" calcext:value-type="date">
            <text:p>01/0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66" office:value-type="string" calcext:value-type="string">
            <text:p>JH16H7946</text:p>
          </table:table-cell>
          <table:table-cell table:style-name="ce96" office:value-type="float" office:value="7946" calcext:value-type="float">
            <text:p>007946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7" calcext:value-type="date">
            <text:p>17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date" office:date-value="2026-02-16" calcext:value-type="date">
            <text:p>16/02/2026</text:p>
          </table:table-cell>
          <table:table-cell table:style-name="ce105" office:value-type="date" office:date-value="2025-02-08" calcext:value-type="date">
            <text:p>08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66" office:value-type="string" calcext:value-type="string">
            <text:p>JH16H3470</text:p>
          </table:table-cell>
          <table:table-cell table:style-name="ce96" office:value-type="float" office:value="3470" calcext:value-type="float">
            <text:p>003470</text:p>
          </table:table-cell>
          <table:table-cell table:style-name="ce2" office:value-type="string" calcext:value-type="string">
            <text:p>SHIVAJI TRADERS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BGR/PNCM/2023/15/PKR/CT/WO-307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2" office:value-type="string" calcext:value-type="string">
            <text:p>SHIVAJI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8210135346" calcext:value-type="float">
            <text:p>8210135346</text:p>
          </table:table-cell>
          <table:table-cell table:style-name="ce2" office:value-type="float" office:value="9122377032" calcext:value-type="float">
            <text:p>9122377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7" calcext:value-type="date">
            <text:p>17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date" office:date-value="2026-02-16" calcext:value-type="date">
            <text:p>16/02/2026</text:p>
          </table:table-cell>
          <table:table-cell table:style-name="ce105" office:value-type="date" office:date-value="2025-02-08" calcext:value-type="date">
            <text:p>08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JGEPK6592N</text:p>
          </table:table-cell>
          <table:table-cell table:style-name="ce2" office:value-type="string" calcext:value-type="string">
            <text:p>20JGEPK6592N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66" office:value-type="string" calcext:value-type="string">
            <text:p>JH10CN4722</text:p>
          </table:table-cell>
          <table:table-cell table:style-name="ce96" office:value-type="float" office:value="104722" calcext:value-type="float">
            <text:p>104722</text:p>
          </table:table-cell>
          <table:table-cell table:style-name="ce2" office:value-type="string" calcext:value-type="string">
            <text:p>SUMAN KUMAR TRANSPORT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BGR/PNCM/2023/112/PKR/CT/WO-311</text:p>
          </table:table-cell>
          <table:table-cell table:style-name="ce105" office:value-type="date" office:date-value="2024-05-19" calcext:value-type="date">
            <text:p>19/05/2024</text:p>
          </table:table-cell>
          <table:table-cell table:style-name="ce2" office:value-type="string" calcext:value-type="string">
            <text:p>SUMAN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8969571097" calcext:value-type="float">
            <text:p>8969571097</text:p>
          </table:table-cell>
          <table:table-cell table:style-name="ce2" office:value-type="float" office:value="9431570042" calcext:value-type="float">
            <text:p>943157004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2-05" calcext:value-type="date">
            <text:p>05/12/2022</text:p>
          </table:table-cell>
          <table:table-cell table:style-name="ce105" office:value-type="date" office:date-value="2027-12-06" calcext:value-type="date">
            <text:p>06/12/2027</text:p>
          </table:table-cell>
          <table:table-cell table:style-name="ce105" office:value-type="date" office:date-value="2023-02-27" calcext:value-type="date">
            <text:p>27/02/2023</text:p>
          </table:table-cell>
          <table:table-cell table:style-name="ce105" office:value-type="date" office:date-value="2024-12-04" calcext:value-type="date">
            <text:p>04/12/2024</text:p>
          </table:table-cell>
          <table:table-cell table:style-name="ce105" office:value-type="date" office:date-value="2023-11-24" calcext:value-type="date">
            <text:p>24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RE - ENTRY ON 19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DPK7013C</text:p>
          </table:table-cell>
          <table:table-cell table:style-name="ce2" office:value-type="string" calcext:value-type="string">
            <text:p>20BJDPK7013C2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66" office:value-type="string" calcext:value-type="string">
            <text:p>JH16F0295</text:p>
          </table:table-cell>
          <table:table-cell table:style-name="ce96" office:value-type="float" office:value="295" calcext:value-type="float">
            <text:p>000295</text:p>
          </table:table-cell>
          <table:table-cell table:style-name="ce2" office:value-type="string" calcext:value-type="string">
            <text:p>SUMAN KUMAR TRANSPORT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BGR/PNCM/2023/112/PKR/CT/WO-311</text:p>
          </table:table-cell>
          <table:table-cell table:style-name="ce105" office:value-type="date" office:date-value="2024-05-14" calcext:value-type="date">
            <text:p>14/05/2024</text:p>
          </table:table-cell>
          <table:table-cell table:style-name="ce2" office:value-type="string" calcext:value-type="string">
            <text:p>SUMAN KUMAR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8969571097" calcext:value-type="float">
            <text:p>8969571097</text:p>
          </table:table-cell>
          <table:table-cell table:style-name="ce2" office:value-type="float" office:value="9431570042" calcext:value-type="float">
            <text:p>943157004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10-11" calcext:value-type="date">
            <text:p>11/10/2021</text:p>
          </table:table-cell>
          <table:table-cell table:style-name="ce105" office:value-type="date" office:date-value="2026-10-21" calcext:value-type="date">
            <text:p>21/10/2026</text:p>
          </table:table-cell>
          <table:table-cell table:style-name="ce105" office:value-type="date" office:date-value="2024-07-10" calcext:value-type="date">
            <text:p>10/07/2024</text:p>
          </table:table-cell>
          <table:table-cell table:style-name="ce105" office:value-type="date" office:date-value="2025-11-01" calcext:value-type="date">
            <text:p>01/11/2025</text:p>
          </table:table-cell>
          <table:table-cell table:style-name="ce105" office:value-type="date" office:date-value="2024-10-06" calcext:value-type="date">
            <text:p>06/10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DPK7013C</text:p>
          </table:table-cell>
          <table:table-cell table:style-name="ce2" office:value-type="string" calcext:value-type="string">
            <text:p>20BJDPK7013C2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66" office:value-type="string" calcext:value-type="string">
            <text:p>JH16F2985</text:p>
          </table:table-cell>
          <table:table-cell table:style-name="ce96" office:value-type="float" office:value="162985" calcext:value-type="float">
            <text:p>162985</text:p>
          </table:table-cell>
          <table:table-cell table:style-name="ce2" office:value-type="string" calcext:value-type="string">
            <text:p>SHAKAMBARI TRANSPORT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BGR/PNCM/2023/96/PKR/CT/WO-313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VISHAL TEBRI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rwari Tola, Pakur,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7992414524" calcext:value-type="float">
            <text:p>7992414524</text:p>
          </table:table-cell>
          <table:table-cell table:style-name="ce2" office:value-type="float" office:value="8002241787" calcext:value-type="float">
            <text:p>8002241787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06" calcext:value-type="date">
            <text:p>06/08/2021</text:p>
          </table:table-cell>
          <table:table-cell table:style-name="ce105" office:value-type="date" office:date-value="2026-08-12" calcext:value-type="date">
            <text:p>12/08/2026</text:p>
          </table:table-cell>
          <table:table-cell table:style-name="ce105" office:value-type="date" office:date-value="2023-05-04" calcext:value-type="date">
            <text:p>04/05/2023</text:p>
          </table:table-cell>
          <table:table-cell table:style-name="ce105" office:value-type="date" office:date-value="2023-08-05" calcext:value-type="date">
            <text:p>05/08/2023</text:p>
          </table:table-cell>
          <table:table-cell table:style-name="ce105" office:value-type="date" office:date-value="2023-08-17" calcext:value-type="date">
            <text:p>17/08/2023</text:p>
          </table:table-cell>
          <table:table-cell table:style-name="ce2" office:value-type="string" calcext:value-type="string">
            <text:p>SIGNA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BFPT9720B</text:p>
          </table:table-cell>
          <table:table-cell table:style-name="ce2" office:value-type="string" calcext:value-type="string">
            <text:p>20BBFPT9720B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66" office:value-type="string" calcext:value-type="string">
            <text:p>JH16F6831</text:p>
          </table:table-cell>
          <table:table-cell table:style-name="ce96" office:value-type="float" office:value="166831" calcext:value-type="float">
            <text:p>166831</text:p>
          </table:table-cell>
          <table:table-cell table:style-name="ce2" office:value-type="string" calcext:value-type="string">
            <text:p>SHAKAMBARI TRANSPORT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BGR/PNCM/2023/96/PKR/CT/WO-313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VISHAL TEBRI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rwari Tola, Pakur,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7992414524" calcext:value-type="float">
            <text:p>7992414524</text:p>
          </table:table-cell>
          <table:table-cell table:style-name="ce2" office:value-type="float" office:value="8002241787" calcext:value-type="float">
            <text:p>8002241787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06" calcext:value-type="date">
            <text:p>06/08/2021</text:p>
          </table:table-cell>
          <table:table-cell table:style-name="ce105" office:value-type="date" office:date-value="2026-09-05" calcext:value-type="date">
            <text:p>05/09/2026</text:p>
          </table:table-cell>
          <table:table-cell table:style-name="ce105" office:value-type="date" office:date-value="2023-05-04" calcext:value-type="date">
            <text:p>04/05/2023</text:p>
          </table:table-cell>
          <table:table-cell table:style-name="ce105" office:value-type="date" office:date-value="2023-08-05" calcext:value-type="date">
            <text:p>05/08/2023</text:p>
          </table:table-cell>
          <table:table-cell table:style-name="ce105" office:value-type="date" office:date-value="2023-08-07" calcext:value-type="date">
            <text:p>07/08/2023</text:p>
          </table:table-cell>
          <table:table-cell table:style-name="ce2" office:value-type="string" calcext:value-type="string">
            <text:p>SIGNA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BFPT9720B</text:p>
          </table:table-cell>
          <table:table-cell table:style-name="ce2" office:value-type="string" calcext:value-type="string">
            <text:p>20BBFPT9720B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66" office:value-type="string" calcext:value-type="string">
            <text:p>JH16H1557</text:p>
          </table:table-cell>
          <table:table-cell table:style-name="ce96" office:value-type="float" office:value="1557" calcext:value-type="float">
            <text:p>001557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BGR/PNCM/2023/152/PKR/CT/WO-315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OLAJORA, RAMPUR,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94" calcext:value-type="float">
            <text:p>15.94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GCH7439D</text:p>
          </table:table-cell>
          <table:table-cell table:style-name="ce2" office:value-type="string" calcext:value-type="string">
            <text:p>20AAGCH7439D1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67" office:value-type="string" calcext:value-type="string">
            <text:p>JH16H3694</text:p>
          </table:table-cell>
          <table:table-cell table:style-name="ce96" office:value-type="float" office:value="3694" calcext:value-type="float">
            <text:p>003694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BGR/PNCM/2023/152/PKR/CT/WO-315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OLAJORA, RAMPUR,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88" calcext:value-type="float">
            <text:p>15.88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GCH7439D</text:p>
          </table:table-cell>
          <table:table-cell table:style-name="ce2" office:value-type="string" calcext:value-type="string">
            <text:p>20AAGCH7439D1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67" office:value-type="string" calcext:value-type="string">
            <text:p>JH16H8681</text:p>
          </table:table-cell>
          <table:table-cell table:style-name="ce96" office:value-type="float" office:value="8681" calcext:value-type="float">
            <text:p>008681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BGR/PNCM/2023/152/PKR/CT/WO-315</text:p>
          </table:table-cell>
          <table:table-cell table:style-name="ce105" office:value-type="date" office:date-value="2023-07-05" calcext:value-type="date">
            <text:p>05/07/2023</text:p>
          </table:table-cell>
          <table:table-cell table:style-name="ce2" office:value-type="string" calcext:value-type="string">
            <text:p>HMB PROJECTS PRIVATE LIMITED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OLAJORA, RAMPUR, Ram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9800604336" calcext:value-type="float">
            <text:p>9800604336</text:p>
          </table:table-cell>
          <table:table-cell table:style-name="ce2" office:value-type="float" office:value="9162670557" calcext:value-type="float">
            <text:p>916267055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3" calcext:value-type="date">
            <text:p>03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GCH7439D</text:p>
          </table:table-cell>
          <table:table-cell table:style-name="ce2" office:value-type="string" calcext:value-type="string">
            <text:p>20AAGCH7439D1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67" office:value-type="string" calcext:value-type="string">
            <text:p>JH16F8364</text:p>
          </table:table-cell>
          <table:table-cell table:style-name="ce96" office:value-type="float" office:value="8364" calcext:value-type="float">
            <text:p>008364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2-12-21" calcext:value-type="date">
            <text:p>21/12/2022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88" calcext:value-type="float">
            <text:p>15.88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NOT OWNER</text:p>
          </table:table-cell>
          <table:table-cell table:style-name="ce105" table:number-columns-repeated="5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67" office:value-type="string" calcext:value-type="string">
            <text:p>JH16G5132</text:p>
          </table:table-cell>
          <table:table-cell table:style-name="ce96" office:value-type="float" office:value="165132" calcext:value-type="float">
            <text:p>165132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2-12-21" calcext:value-type="date">
            <text:p>21/12/2022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2-16" calcext:value-type="date">
            <text:p>16/12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03-15" calcext:value-type="date">
            <text:p>15/03/2023</text:p>
          </table:table-cell>
          <table:table-cell table:style-name="ce105" office:value-type="date" office:date-value="2024-12-15" calcext:value-type="date">
            <text:p>15/12/2024</text:p>
          </table:table-cell>
          <table:table-cell table:style-name="ce105" office:value-type="date" office:date-value="2023-11-21" calcext:value-type="date">
            <text:p>21/11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B1586 REMOVED ON 21-12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68" office:value-type="string" calcext:value-type="string">
            <text:p>JH16G4814</text:p>
          </table:table-cell>
          <table:table-cell table:style-name="ce96" office:value-type="float" office:value="4814" calcext:value-type="float">
            <text:p>004814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3-04-01" calcext:value-type="date">
            <text:p>01/04/2023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2" calcext:value-type="date">
            <text:p>02/06/2022</text:p>
          </table:table-cell>
          <table:table-cell table:style-name="ce105" office:value-type="date" office:date-value="2027-06-13" calcext:value-type="date">
            <text:p>13/06/2027</text:p>
          </table:table-cell>
          <table:table-cell table:style-name="ce105" office:value-type="date" office:date-value="2023-09-01" calcext:value-type="date">
            <text:p>01/09/2023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3-05-22" calcext:value-type="date">
            <text:p>22/05/2023</text:p>
          </table:table-cell>
          <table:table-cell table:style-name="ce2" office:value-type="string" calcext:value-type="string">
            <text:p>SINGA4825</text:p>
          </table:table-cell>
          <table:table-cell table:style-name="ce2" office:value-type="string" calcext:value-type="string">
            <text:p>AKASHI TO SINGH AUTO AGEENCEY VECHILE TRANSFER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69" office:value-type="string" calcext:value-type="string">
            <text:p>JH16G8545</text:p>
          </table:table-cell>
          <table:table-cell table:style-name="ce96" office:value-type="float" office:value="8545" calcext:value-type="float">
            <text:p>008545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3-04-01" calcext:value-type="date">
            <text:p>01/04/2023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02" calcext:value-type="date">
            <text:p>02/06/2022</text:p>
          </table:table-cell>
          <table:table-cell table:style-name="ce105" office:value-type="date" office:date-value="2027-06-06" calcext:value-type="date">
            <text:p>06/06/2027</text:p>
          </table:table-cell>
          <table:table-cell table:style-name="ce105" office:value-type="date" office:date-value="2023-09-01" calcext:value-type="date">
            <text:p>01/09/2023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3-05-23" calcext:value-type="date">
            <text:p>23/05/2023</text:p>
          </table:table-cell>
          <table:table-cell table:style-name="ce2" office:value-type="string" calcext:value-type="string">
            <text:p>SINGA4825</text:p>
          </table:table-cell>
          <table:table-cell table:style-name="ce2" office:value-type="string" calcext:value-type="string">
            <text:p>AKASHI TO SINGH AUTO AGEENCEY VECHILE TRANSFER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70" office:value-type="string" calcext:value-type="string">
            <text:p>JH16F7299</text:p>
          </table:table-cell>
          <table:table-cell table:style-name="ce96" office:value-type="float" office:value="7299" calcext:value-type="float">
            <text:p>007299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3-07-01" calcext:value-type="date">
            <text:p>01/07/2023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8-06" calcext:value-type="date">
            <text:p>06/08/2021</text:p>
          </table:table-cell>
          <table:table-cell table:style-name="ce105" office:value-type="date" office:date-value="2023-08-12" calcext:value-type="date">
            <text:p>12/08/2023</text:p>
          </table:table-cell>
          <table:table-cell table:style-name="ce105" office:value-type="date" office:date-value="2024-02-04" calcext:value-type="date">
            <text:p>04/02/2024</text:p>
          </table:table-cell>
          <table:table-cell table:style-name="ce105" office:value-type="date" office:date-value="2023-08-05" calcext:value-type="date">
            <text:p>05/08/2023</text:p>
          </table:table-cell>
          <table:table-cell table:style-name="ce105" office:value-type="date" office:date-value="2023-07-26" calcext:value-type="date">
            <text:p>26/07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REMOVEID ON 20-10-2021 BR52G6666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70" office:value-type="string" calcext:value-type="string">
            <text:p>JH16G9416</text:p>
          </table:table-cell>
          <table:table-cell table:style-name="ce96" office:value-type="float" office:value="941600" calcext:value-type="float">
            <text:p>941600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2" calcext:value-type="date">
            <text:p>02/06/2023</text:p>
          </table:table-cell>
          <table:table-cell table:style-name="ce105" office:value-type="date" office:date-value="2027-06-06" calcext:value-type="date">
            <text:p>06/06/2027</text:p>
          </table:table-cell>
          <table:table-cell table:style-name="ce105" office:value-type="date" office:date-value="2024-09-01" calcext:value-type="date">
            <text:p>01/09/2024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3-05-22" calcext:value-type="date">
            <text:p>22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70" office:value-type="string" calcext:value-type="string">
            <text:p>JH16G9259</text:p>
          </table:table-cell>
          <table:table-cell table:style-name="ce96" office:value-type="float" office:value="9259" calcext:value-type="float">
            <text:p>009259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3-07-01" calcext:value-type="date">
            <text:p>01/07/2023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.88" calcext:value-type="float">
            <text:p>15.88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7-02" calcext:value-type="date">
            <text:p>02/07/2022</text:p>
          </table:table-cell>
          <table:table-cell table:style-name="ce105" office:value-type="date" office:date-value="2024-07-13" calcext:value-type="date">
            <text:p>13/07/2024</text:p>
          </table:table-cell>
          <table:table-cell table:style-name="ce105" office:value-type="date" office:date-value="2023-08-01" calcext:value-type="date">
            <text:p>01/08/2023</text:p>
          </table:table-cell>
          <table:table-cell table:style-name="ce105" office:value-type="date" office:date-value="2024-06-01" calcext:value-type="date">
            <text:p>01/06/2024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G0849 REMOVED ON 02-07-2022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70" office:value-type="string" calcext:value-type="string">
            <text:p>JH16J6736</text:p>
          </table:table-cell>
          <table:table-cell table:style-name="ce96" office:value-type="float" office:value="6736" calcext:value-type="float">
            <text:p>006736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5-28" calcext:value-type="date">
            <text:p>2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2-06-2023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71" office:value-type="string" calcext:value-type="string">
            <text:p>JH16J7092</text:p>
          </table:table-cell>
          <table:table-cell table:style-name="ce96" office:value-type="float" office:value="7092" calcext:value-type="float">
            <text:p>007092</text:p>
          </table:table-cell>
          <table:table-cell table:style-name="ce2" office:value-type="string" calcext:value-type="string">
            <text:p>HARSH AUTOMOBILES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BGR/PNCM/2023/1/PKR/CT/WO-317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VIKRANT SING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iyadapur,Nichinta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909031479" calcext:value-type="float">
            <text:p>7909031479</text:p>
          </table:table-cell>
          <table:table-cell table:style-name="ce2" office:value-type="float" office:value="9934160235" calcext:value-type="float">
            <text:p>993416023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6" calcext:value-type="date">
            <text:p>26/08/2024</text:p>
          </table:table-cell>
          <table:table-cell table:style-name="ce105" office:value-type="date" office:date-value="2026-05-30" calcext:value-type="date">
            <text:p>30/05/2026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2-06-2023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MHVPS1578R</text:p>
          </table:table-cell>
          <table:table-cell table:style-name="ce2" office:value-type="string" calcext:value-type="string">
            <text:p>20MHVPS1578R1Z0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72" office:value-type="string" calcext:value-type="string">
            <text:p>JH16G4353</text:p>
          </table:table-cell>
          <table:table-cell table:style-name="ce96" office:value-type="float" office:value="164353" calcext:value-type="float">
            <text:p>164353</text:p>
          </table:table-cell>
          <table:table-cell table:style-name="ce2" office:value-type="string" calcext:value-type="string">
            <text:p>AMIT PAL TRANSPORT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BGR/PNCM/2023/117/PKR/CT/WO-319</text:p>
          </table:table-cell>
          <table:table-cell table:style-name="ce105" office:value-type="date" office:date-value="2023-04-04" calcext:value-type="date">
            <text:p>04/04/2023</text:p>
          </table:table-cell>
          <table:table-cell table:style-name="ce2" office:value-type="string" calcext:value-type="string">
            <text:p>AMIT P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7654137277" calcext:value-type="float">
            <text:p>7654137277</text:p>
          </table:table-cell>
          <table:table-cell table:style-name="ce2" office:value-type="float" office:value="8709582378" calcext:value-type="float">
            <text:p>870958237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5-12" calcext:value-type="date">
            <text:p>12/05/2022</text:p>
          </table:table-cell>
          <table:table-cell table:style-name="ce105" office:value-type="date" office:date-value="2027-06-06" calcext:value-type="date">
            <text:p>06/06/2027</text:p>
          </table:table-cell>
          <table:table-cell table:style-name="ce105" office:value-type="date" office:date-value="2023-05-11" calcext:value-type="date">
            <text:p>11/05/2023</text:p>
          </table:table-cell>
          <table:table-cell table:style-name="ce105" office:value-type="date" office:date-value="2024-05-11" calcext:value-type="date">
            <text:p>11/05/2024</text:p>
          </table:table-cell>
          <table:table-cell table:style-name="ce105" office:value-type="date" office:date-value="2023-05-06" calcext:value-type="date">
            <text:p>06/05/2023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4-04-2023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72" office:value-type="string" calcext:value-type="string">
            <text:p>JH16G0164</text:p>
          </table:table-cell>
          <table:table-cell table:style-name="ce96" office:value-type="float" office:value="220164" calcext:value-type="float">
            <text:p>220164</text:p>
          </table:table-cell>
          <table:table-cell table:style-name="ce2" office:value-type="string" calcext:value-type="string">
            <text:p>AMIT PAL TRANSPORT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BGR/PNCM/2023/117/PKR/CT/WO-319</text:p>
          </table:table-cell>
          <table:table-cell table:style-name="ce105" office:value-type="date" office:date-value="2025-02-03" calcext:value-type="date">
            <text:p>03/02/2025</text:p>
          </table:table-cell>
          <table:table-cell table:style-name="ce2" office:value-type="string" calcext:value-type="string">
            <text:p>AMIT P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7654137277" calcext:value-type="float">
            <text:p>7654137277</text:p>
          </table:table-cell>
          <table:table-cell table:style-name="ce2" office:value-type="float" office:value="8709582378" calcext:value-type="float">
            <text:p>870958237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5-12" calcext:value-type="date">
            <text:p>12/05/2022</text:p>
          </table:table-cell>
          <table:table-cell table:style-name="ce105" office:value-type="date" office:date-value="2029-06-04" calcext:value-type="date">
            <text:p>04/06/2029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2026-05-08" calcext:value-type="date">
            <text:p>08/05/2026</text:p>
          </table:table-cell>
          <table:table-cell table:style-name="ce105" office:value-type="date" office:date-value="2025-05-07" calcext:value-type="date">
            <text:p>07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72" office:value-type="string" calcext:value-type="string">
            <text:p>JH16H4830</text:p>
          </table:table-cell>
          <table:table-cell table:style-name="ce96" office:value-type="float" office:value="234830" calcext:value-type="float">
            <text:p>234830</text:p>
          </table:table-cell>
          <table:table-cell table:style-name="ce2" office:value-type="string" calcext:value-type="string">
            <text:p>AMIT PAL TRANSPORT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BGR/PNCM/2023/117/PKR/CT/WO-319</text:p>
          </table:table-cell>
          <table:table-cell table:style-name="ce105" office:value-type="date" office:date-value="2025-02-03" calcext:value-type="date">
            <text:p>03/02/2025</text:p>
          </table:table-cell>
          <table:table-cell table:style-name="ce2" office:value-type="string" calcext:value-type="string">
            <text:p>AMIT P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7654137277" calcext:value-type="float">
            <text:p>7654137277</text:p>
          </table:table-cell>
          <table:table-cell table:style-name="ce2" office:value-type="float" office:value="8709582378" calcext:value-type="float">
            <text:p>870958237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2-11" calcext:value-type="date">
            <text:p>11/12/2023</text:p>
          </table:table-cell>
          <table:table-cell table:style-name="ce105" office:value-type="date" office:date-value="2028-12-25" calcext:value-type="date">
            <text:p>25/12/2028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105" office:value-type="date" office:date-value="2025-12-10" calcext:value-type="date">
            <text:p>10/12/2025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NPP1624E</text:p>
          </table:table-cell>
          <table:table-cell table:style-name="ce2" office:value-type="string" calcext:value-type="string">
            <text:p>20AENPP1624E2ZW</text:p>
          </table:table-cell>
          <table:table-cell table:number-columns-repeated="8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73" office:value-type="string" calcext:value-type="string">
            <text:p>JH04Y8273</text:p>
          </table:table-cell>
          <table:table-cell table:style-name="ce96" office:value-type="float" office:value="827373" calcext:value-type="float">
            <text:p>827373</text:p>
          </table:table-cell>
          <table:table-cell table:style-name="ce2" office:value-type="string" calcext:value-type="string">
            <text:p>RANJIT KUMAR BHAGAT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BGR/PNCM/2023/163/PKR/CT/WO-321</text:p>
          </table:table-cell>
          <table:table-cell table:style-name="ce105" office:value-type="date" office:date-value="2023-08-31" calcext:value-type="date">
            <text:p>31/08/2023</text:p>
          </table:table-cell>
          <table:table-cell table:style-name="ce2" office:value-type="string" calcext:value-type="string">
            <text:p>RANJIT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riya, <text:s/>Maheshpur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8271194502" calcext:value-type="float">
            <text:p>8271194502</text:p>
          </table:table-cell>
          <table:table-cell table:style-name="ce2" office:value-type="float" office:value="9523150032" calcext:value-type="float">
            <text:p>9523150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11-03" calcext:value-type="date">
            <text:p>03/11/2022</text:p>
          </table:table-cell>
          <table:table-cell table:style-name="ce105" office:value-type="date" office:date-value="2027-11-09" calcext:value-type="date">
            <text:p>09/11/2027</text:p>
          </table:table-cell>
          <table:table-cell table:style-name="ce105" office:value-type="date" office:date-value="2024-05-02" calcext:value-type="date">
            <text:p>02/05/2024</text:p>
          </table:table-cell>
          <table:table-cell table:style-name="ce105" office:value-type="date" office:date-value="2024-11-02" calcext:value-type="date">
            <text:p>02/11/2024</text:p>
          </table:table-cell>
          <table:table-cell table:style-name="ce105" office:value-type="date" office:date-value="2024-11-14" calcext:value-type="date">
            <text:p>14/1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07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CRPB0397F</text:p>
          </table:table-cell>
          <table:table-cell table:style-name="ce2" office:value-type="string" calcext:value-type="string">
            <text:p>20DCRPB0397F1ZU</text:p>
          </table:table-cell>
          <table:table-cell table:number-columns-repeated="8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74" office:value-type="string" calcext:value-type="string">
            <text:p>JH04AB7749</text:p>
          </table:table-cell>
          <table:table-cell table:style-name="ce96" office:value-type="float" office:value="774949" calcext:value-type="float">
            <text:p>774949</text:p>
          </table:table-cell>
          <table:table-cell table:style-name="ce2" office:value-type="string" calcext:value-type="string">
            <text:p>RANJIT KUMAR BHAGAT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BGR/PNCM/2023/163/PKR/CT/WO-321</text:p>
          </table:table-cell>
          <table:table-cell table:style-name="ce105" office:value-type="date" office:date-value="2024-05-26" calcext:value-type="date">
            <text:p>26/05/2024</text:p>
          </table:table-cell>
          <table:table-cell table:style-name="ce2" office:value-type="string" calcext:value-type="string">
            <text:p>RANJIT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riya, <text:s/>Maheshpur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8271194502" calcext:value-type="float">
            <text:p>8271194502</text:p>
          </table:table-cell>
          <table:table-cell table:style-name="ce2" office:value-type="float" office:value="9523150032" calcext:value-type="float">
            <text:p>952315003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4" calcext:value-type="date">
            <text:p>24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3" calcext:value-type="date">
            <text:p>23/08/2024</text:p>
          </table:table-cell>
          <table:table-cell table:style-name="ce105" office:value-type="date" office:date-value="2026-05-23" calcext:value-type="date">
            <text:p>23/05/2026</text:p>
          </table:table-cell>
          <table:table-cell table:style-name="ce105" office:value-type="date" office:date-value="2025-05-22" calcext:value-type="date">
            <text:p>22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6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CRPB0397F</text:p>
          </table:table-cell>
          <table:table-cell table:style-name="ce2" office:value-type="string" calcext:value-type="string">
            <text:p>20DCRPB0397F1ZU</text:p>
          </table:table-cell>
          <table:table-cell table:number-columns-repeated="8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75" office:value-type="string" calcext:value-type="string">
            <text:p>JH16H6169</text:p>
          </table:table-cell>
          <table:table-cell table:style-name="ce96" office:value-type="float" office:value="166169" calcext:value-type="float">
            <text:p>166169</text:p>
          </table:table-cell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3-09-07" calcext:value-type="date">
            <text:p>07/09/2023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9-05" calcext:value-type="date">
            <text:p>05/09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03" calcext:value-type="date">
            <text:p>03/12/2023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105" office:value-type="date" office:date-value="2024-08-27" calcext:value-type="date">
            <text:p>27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76" office:value-type="string" calcext:value-type="string">
            <text:p>JH16H8740</text:p>
          </table:table-cell>
          <table:table-cell table:style-name="ce96" office:value-type="float" office:value="168740" calcext:value-type="float">
            <text:p>168740</text:p>
          </table:table-cell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3-10-01" calcext:value-type="date">
            <text:p>01/10/2023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9-27" calcext:value-type="date">
            <text:p>27/09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3-12-15" calcext:value-type="date">
            <text:p>15/12/2023</text:p>
          </table:table-cell>
          <table:table-cell table:style-name="ce105" office:value-type="date" office:date-value="2025-09-26" calcext:value-type="date">
            <text:p>26/09/2025</text:p>
          </table:table-cell>
          <table:table-cell table:style-name="ce105" office:value-type="date" office:date-value="2024-09-19" calcext:value-type="date">
            <text:p>19/09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77" office:value-type="string" calcext:value-type="string">
            <text:p>JH16H1246</text:p>
          </table:table-cell>
          <table:table-cell table:style-name="ce96"/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22" calcext:value-type="date">
            <text:p>22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6-05-21" calcext:value-type="date">
            <text:p>21/05/2026</text:p>
          </table:table-cell>
          <table:table-cell table:style-name="ce105" office:value-type="date" office:date-value="2025-05-16" calcext:value-type="date">
            <text:p>16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3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77" office:value-type="string" calcext:value-type="string">
            <text:p>JH16G8539</text:p>
          </table:table-cell>
          <table:table-cell table:style-name="ce96" office:value-type="float" office:value="872055" calcext:value-type="float">
            <text:p>872055</text:p>
          </table:table-cell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4-01-03" calcext:value-type="date">
            <text:p>03/01/2024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11-03" calcext:value-type="date">
            <text:p>03/11/2022</text:p>
          </table:table-cell>
          <table:table-cell table:style-name="ce105" office:value-type="date" office:date-value="2027-11-21" calcext:value-type="date">
            <text:p>21/11/2027</text:p>
          </table:table-cell>
          <table:table-cell table:number-columns-repeated="2" table:style-name="ce105" office:value-type="date" office:date-value="2024-11-02" calcext:value-type="date">
            <text:p>02/11/2024</text:p>
          </table:table-cell>
          <table:table-cell table:style-name="ce105" office:value-type="date" office:date-value="2025-10-21" calcext:value-type="date">
            <text:p>21/10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77" office:value-type="string" calcext:value-type="string">
            <text:p>JH16J0263</text:p>
          </table:table-cell>
          <table:table-cell table:style-name="ce96"/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4-01-06" calcext:value-type="date">
            <text:p>06/01/2024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7-05" calcext:value-type="date">
            <text:p>05/07/2024</text:p>
          </table:table-cell>
          <table:table-cell table:style-name="ce105" office:value-type="date" office:date-value="2029-07-14" calcext:value-type="date">
            <text:p>14/07/2029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105" office:value-type="date" office:date-value="2026-07-04" calcext:value-type="date">
            <text:p>04/07/2026</text:p>
          </table:table-cell>
          <table:table-cell table:style-name="ce105" office:value-type="date" office:date-value="2025-07-01" calcext:value-type="date">
            <text:p>01/07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77" office:value-type="string" calcext:value-type="string">
            <text:p>JH16F6118</text:p>
          </table:table-cell>
          <table:table-cell table:style-name="ce96"/>
          <table:table-cell table:style-name="ce2" office:value-type="string" calcext:value-type="string">
            <text:p>PARMESHWAR SAHA 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GR/PNCM/2023/164/PKR/CT/WO-322</text:p>
          </table:table-cell>
          <table:table-cell table:style-name="ce105" office:value-type="date" office:date-value="2024-01-06" calcext:value-type="date">
            <text:p>06/01/2024</text:p>
          </table:table-cell>
          <table:table-cell table:style-name="ce2" office:value-type="string" calcext:value-type="string">
            <text:p>PARMESHWAR SAH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AHARGRAM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4" calcext:value-type="float">
            <text:p>17.34</text:p>
          </table:table-cell>
          <table:table-cell table:style-name="ce2" office:value-type="float" office:value="9199550630" calcext:value-type="float">
            <text:p>9199550630</text:p>
          </table:table-cell>
          <table:table-cell table:style-name="ce2" office:value-type="float" office:value="9102539684" calcext:value-type="float">
            <text:p>910253968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6-19" calcext:value-type="date">
            <text:p>19/06/2021</text:p>
          </table:table-cell>
          <table:table-cell table:style-name="ce105" office:value-type="date" office:date-value="2024-08-02" calcext:value-type="date">
            <text:p>02/08/2024</text:p>
          </table:table-cell>
          <table:table-cell table:style-name="ce105" office:value-type="date" office:date-value="2025-03-16" calcext:value-type="date">
            <text:p>16/03/2025</text:p>
          </table:table-cell>
          <table:table-cell table:style-name="ce105" office:value-type="date" office:date-value="2025-07-12" calcext:value-type="date">
            <text:p>12/07/2025</text:p>
          </table:table-cell>
          <table:table-cell table:style-name="ce105" office:value-type="date" office:date-value="2025-10-23" calcext:value-type="date">
            <text:p>23/10/2025</text:p>
          </table:table-cell>
          <table:table-cell table:style-name="ce2" office:value-type="string" calcext:value-type="string">
            <text:p>NR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77" office:value-type="string" calcext:value-type="string">
            <text:p>JH04AA0574</text:p>
          </table:table-cell>
          <table:table-cell table:style-name="ce96" office:value-type="float" office:value="40574" calcext:value-type="float">
            <text:p>040574</text:p>
          </table:table-cell>
          <table:table-cell table:style-name="ce2" office:value-type="string" calcext:value-type="string">
            <text:p>ARCHANA KUMARI TRANSPORT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BGR/PNCM/2023/167/PKR/CT/WO-325</text:p>
          </table:table-cell>
          <table:table-cell table:style-name="ce105"/>
          <table:table-cell table:style-name="ce2" office:value-type="string" calcext:value-type="string">
            <text:p>ARCHANA KUMARI</text:p>
          </table:table-cell>
          <table:table-cell table:style-name="ce2"/>
          <table:table-cell table:style-name="ce2" office:value-type="string" calcext:value-type="string">
            <text:p>Kewatpara, Dumka, Dumka, Jharkhand, 8141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525203421" calcext:value-type="float">
            <text:p>9525203421</text:p>
          </table:table-cell>
          <table:table-cell table:style-name="ce2" office:value-type="float" office:value="8271065868" calcext:value-type="float">
            <text:p>8271065868</text:p>
          </table:table-cell>
          <table:table-cell table:style-name="ce2" office:value-type="string" calcext:value-type="string">
            <text:p>OWNER</text:p>
          </table:table-cell>
          <table:table-cell table:style-name="ce105" table:number-columns-repeated="5"/>
          <table:table-cell table:style-name="ce2" office:value-type="string" calcext:value-type="string">
            <text:p>SIGNA 4830</text:p>
          </table:table-cell>
          <table:table-cell table:style-name="ce2"/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78" office:value-type="string" calcext:value-type="string">
            <text:p>JH04AB3289</text:p>
          </table:table-cell>
          <table:table-cell table:style-name="ce96"/>
          <table:table-cell table:style-name="ce2" office:value-type="string" calcext:value-type="string">
            <text:p>LAXMAN KUMAR PANDI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BGR/PNCM/2023/168/PKR/CT/WO-326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string" calcext:value-type="string">
            <text:p>LAXMAN KUMAR PANDI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 Bazaar Dispensary, Kuskira, Dumka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292365286" calcext:value-type="float">
            <text:p>8292365286</text:p>
          </table:table-cell>
          <table:table-cell table:style-name="ce2" office:value-type="float" office:value="9006260840" calcext:value-type="float">
            <text:p>900626084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6" calcext:value-type="date">
            <text:p>26/08/2024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date" office:date-value="2024-05-25" calcext:value-type="date">
            <text:p>25/05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105" office:value-type="string" calcext:value-type="string">
            <text:p>NEW 04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78" office:value-type="string" calcext:value-type="string">
            <text:p>JH04AD5753</text:p>
          </table:table-cell>
          <table:table-cell table:style-name="ce96"/>
          <table:table-cell table:style-name="ce2" office:value-type="string" calcext:value-type="string">
            <text:p>LAXMAN KUMAR PANDI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BGR/PNCM/2023/168/PKR/CT/WO-326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string" calcext:value-type="string">
            <text:p>LAXMAN KUMAR PANDI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 Bazaar Dispensary, Kuskira, Dumka, Jharkhand, 8161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8292365286" calcext:value-type="float">
            <text:p>8292365286</text:p>
          </table:table-cell>
          <table:table-cell table:style-name="ce2" office:value-type="float" office:value="9006260840" calcext:value-type="float">
            <text:p>900626084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13" calcext:value-type="date">
            <text:p>13/12/2024</text:p>
          </table:table-cell>
          <table:table-cell table:style-name="ce105" office:value-type="date" office:date-value="2030-02-17" calcext:value-type="date">
            <text:p>17/02/2030</text:p>
          </table:table-cell>
          <table:table-cell table:style-name="ce105" office:value-type="date" office:date-value="2025-12-12" calcext:value-type="date">
            <text:p>12/12/2025</text:p>
          </table:table-cell>
          <table:table-cell table:style-name="ce105" office:value-type="date" office:date-value="2026-12-12" calcext:value-type="date">
            <text:p>12/12/2026</text:p>
          </table:table-cell>
          <table:table-cell table:style-name="ce105" office:value-type="date" office:date-value="2025-11-27" calcext:value-type="date">
            <text:p>27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105" office:value-type="string" calcext:value-type="string">
            <text:p>NEW 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78" office:value-type="string" calcext:value-type="string">
            <text:p>JH04AD2060</text:p>
          </table:table-cell>
          <table:table-cell table:style-name="ce96"/>
          <table:table-cell table:style-name="ce2" office:value-type="string" calcext:value-type="string">
            <text:p>LAXMAN KUMAR PANDI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BGR/PNCM/2023/168/PKR/CT/WO-326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string" calcext:value-type="string">
            <text:p>LAXMAN KUMAR PANDI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 Bazaar Dispensary, Kuskira, Dumka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8292365286" calcext:value-type="float">
            <text:p>8292365286</text:p>
          </table:table-cell>
          <table:table-cell table:style-name="ce2" office:value-type="float" office:value="9006260840" calcext:value-type="float">
            <text:p>900626084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1-30" calcext:value-type="date">
            <text:p>30/01/2024</text:p>
          </table:table-cell>
          <table:table-cell table:style-name="ce105" office:value-type="date" office:date-value="2029-02-04" calcext:value-type="date">
            <text:p>04/02/2029</text:p>
          </table:table-cell>
          <table:table-cell table:style-name="ce105" office:value-type="date" office:date-value="2025-07-29" calcext:value-type="date">
            <text:p>29/07/2025</text:p>
          </table:table-cell>
          <table:table-cell table:style-name="ce105" office:value-type="date" office:date-value="2026-01-28" calcext:value-type="date">
            <text:p>28/01/2026</text:p>
          </table:table-cell>
          <table:table-cell table:style-name="ce105" office:value-type="date" office:date-value="2026-01-17" calcext:value-type="date">
            <text:p>17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105" office:value-type="string" calcext:value-type="string">
            <text:p>NEW 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78" office:value-type="string" calcext:value-type="string">
            <text:p>JH04AA5559</text:p>
          </table:table-cell>
          <table:table-cell table:style-name="ce96"/>
          <table:table-cell table:style-name="ce2" office:value-type="string" calcext:value-type="string">
            <text:p>LAXMAN KUMAR PANDI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BGR/PNCM/2023/168/PKR/CT/WO-326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string" calcext:value-type="string">
            <text:p>LAXMAN KUMAR PANDI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 Bazaar Dispensary, Kuskira, Dumka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8292365286" calcext:value-type="float">
            <text:p>8292365286</text:p>
          </table:table-cell>
          <table:table-cell table:style-name="ce2" office:value-type="float" office:value="9006260840" calcext:value-type="float">
            <text:p>900626084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12-23" calcext:value-type="date">
            <text:p>23/12/2023</text:p>
          </table:table-cell>
          <table:table-cell table:style-name="ce105" office:value-type="date" office:date-value="2028-12-26" calcext:value-type="date">
            <text:p>26/12/2028</text:p>
          </table:table-cell>
          <table:table-cell table:number-columns-repeated="2" table:style-name="ce105" office:value-type="date" office:date-value="2025-12-22" calcext:value-type="date">
            <text:p>22/12/2025</text:p>
          </table:table-cell>
          <table:table-cell table:style-name="ce105" office:value-type="date" office:date-value="2026-01-20" calcext:value-type="date">
            <text:p>20/01/2026</text:p>
          </table:table-cell>
          <table:table-cell table:style-name="ce2" office:value-type="float" office:value="5525" calcext:value-type="float">
            <text:p>5525</text:p>
          </table:table-cell>
          <table:table-cell table:style-name="ce105" office:value-type="string" calcext:value-type="string">
            <text:p>NEW 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78" office:value-type="string" calcext:value-type="string">
            <text:p>JH02BT6547</text:p>
          </table:table-cell>
          <table:table-cell table:style-name="ce96"/>
          <table:table-cell table:style-name="ce2" office:value-type="string" calcext:value-type="string">
            <text:p>SANTOSH KUMAR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BGR/PNCM/2023/169/PKR/CT/WO-327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SANTOSH KUMAR</text:p>
          </table:table-cell>
          <table:table-cell table:style-name="ce2"/>
          <table:table-cell table:style-name="ce2" office:value-type="string" calcext:value-type="string">
            <text:p>Hanuman Temple, Bypass, Warisaliganj, Nawada, Bihar, 8051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9771319597" calcext:value-type="float">
            <text:p>9771319597</text:p>
          </table:table-cell>
          <table:table-cell table:style-name="ce2" office:value-type="float" office:value="6201706587" calcext:value-type="float">
            <text:p>620170658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1-30" calcext:value-type="date">
            <text:p>30/01/2025</text:p>
          </table:table-cell>
          <table:table-cell table:style-name="ce105" office:value-type="date" office:date-value="2030-02-17" calcext:value-type="date">
            <text:p>17/02/2030</text:p>
          </table:table-cell>
          <table:table-cell table:style-name="ce105" office:value-type="date" office:date-value="2025-04-28" calcext:value-type="date">
            <text:p>28/04/2025</text:p>
          </table:table-cell>
          <table:table-cell table:style-name="ce105" office:value-type="date" office:date-value="2027-01-29" calcext:value-type="date">
            <text:p>29/01/2027</text:p>
          </table:table-cell>
          <table:table-cell table:style-name="ce105" office:value-type="date" office:date-value="2026-01-15" calcext:value-type="date">
            <text:p>15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78" office:value-type="string" calcext:value-type="string">
            <text:p>JH02BM5160</text:p>
          </table:table-cell>
          <table:table-cell table:style-name="ce96" office:value-type="float" office:value="25160" calcext:value-type="float">
            <text:p>025160</text:p>
          </table:table-cell>
          <table:table-cell table:style-name="ce2" office:value-type="string" calcext:value-type="string">
            <text:p>SANTOSH KUMAR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BGR/PNCM/2023/169/PKR/CT/WO-327</text:p>
          </table:table-cell>
          <table:table-cell table:style-name="ce105" office:value-type="date" office:date-value="2023-10-14" calcext:value-type="date">
            <text:p>14/10/2023</text:p>
          </table:table-cell>
          <table:table-cell table:style-name="ce2" office:value-type="string" calcext:value-type="string">
            <text:p>SANTOSH KUMAR</text:p>
          </table:table-cell>
          <table:table-cell table:style-name="ce2"/>
          <table:table-cell table:style-name="ce2" office:value-type="string" calcext:value-type="string">
            <text:p>Hanuman Temple, Bypass, Warisaliganj, Nawada, Bihar, 8051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9771319597" calcext:value-type="float">
            <text:p>9771319597</text:p>
          </table:table-cell>
          <table:table-cell table:style-name="ce2" office:value-type="float" office:value="6201706587" calcext:value-type="float">
            <text:p>620170658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8" calcext:value-type="date">
            <text:p>08/06/2023</text:p>
          </table:table-cell>
          <table:table-cell table:style-name="ce105" office:value-type="date" office:date-value="2028-06-11" calcext:value-type="date">
            <text:p>11/06/2028</text:p>
          </table:table-cell>
          <table:table-cell table:style-name="ce105" office:value-type="date" office:date-value="2023-12-06" calcext:value-type="date">
            <text:p>06/12/2023</text:p>
          </table:table-cell>
          <table:table-cell table:style-name="ce105" office:value-type="date" office:date-value="2025-06-07" calcext:value-type="date">
            <text:p>07/06/2025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105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78" office:value-type="string" calcext:value-type="string">
            <text:p>JH02BM3167</text:p>
          </table:table-cell>
          <table:table-cell table:style-name="ce96" office:value-type="float" office:value="3167" calcext:value-type="float">
            <text:p>003167</text:p>
          </table:table-cell>
          <table:table-cell table:style-name="ce2" office:value-type="string" calcext:value-type="string">
            <text:p>SANTOSH KUMAR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BGR/PNCM/2023/169/PKR/CT/WO-327</text:p>
          </table:table-cell>
          <table:table-cell table:style-name="ce105" office:value-type="date" office:date-value="2023-10-14" calcext:value-type="date">
            <text:p>14/10/2023</text:p>
          </table:table-cell>
          <table:table-cell table:style-name="ce2" office:value-type="string" calcext:value-type="string">
            <text:p>SANTOSH KUMAR</text:p>
          </table:table-cell>
          <table:table-cell table:style-name="ce2"/>
          <table:table-cell table:style-name="ce2" office:value-type="string" calcext:value-type="string">
            <text:p>Hanuman Temple, Bypass, Warisaliganj, Nawada, Bihar, 8051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9771319597" calcext:value-type="float">
            <text:p>9771319597</text:p>
          </table:table-cell>
          <table:table-cell table:style-name="ce2" office:value-type="float" office:value="6201706587" calcext:value-type="float">
            <text:p>620170658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25" calcext:value-type="date">
            <text:p>25/06/2023</text:p>
          </table:table-cell>
          <table:table-cell table:style-name="ce105" office:value-type="date" office:date-value="2028-06-25" calcext:value-type="date">
            <text:p>25/06/2028</text:p>
          </table:table-cell>
          <table:table-cell table:style-name="ce105" office:value-type="date" office:date-value="2023-12-21" calcext:value-type="date">
            <text:p>21/12/2023</text:p>
          </table:table-cell>
          <table:table-cell table:style-name="ce105" office:value-type="date" office:date-value="2025-06-25" calcext:value-type="date">
            <text:p>25/06/2025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78" office:value-type="string" calcext:value-type="string">
            <text:p>JH16H2520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9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8-05-01" calcext:value-type="date">
            <text:p>01/05/2028</text:p>
          </table:table-cell>
          <table:table-cell table:style-name="ce105" office:value-type="date" office:date-value="2024-12-26" calcext:value-type="date">
            <text:p>26/12/2024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5-04-14" calcext:value-type="date">
            <text:p>14/04/2025</text:p>
          </table:table-cell>
          <table:table-cell table:style-name="ce2" office:value-type="string" calcext:value-type="string">
            <text:p>NR4825N/66 T TIP/ASHOKA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78" office:value-type="string" calcext:value-type="string">
            <text:p>JH16J1669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30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13" calcext:value-type="date">
            <text:p>13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4-10-29" calcext:value-type="date">
            <text:p>29/10/2024</text:p>
          </table:table-cell>
          <table:table-cell table:style-name="ce105" office:value-type="date" office:date-value="2026-08-12" calcext:value-type="date">
            <text:p>12/08/2026</text:p>
          </table:table-cell>
          <table:table-cell table:style-name="ce105" office:value-type="date" office:date-value="2025-07-30" calcext:value-type="date">
            <text:p>30/07/2025</text:p>
          </table:table-cell>
          <table:table-cell table:style-name="ce2" office:value-type="string" calcext:value-type="string">
            <text:p>NR4825N/66 T TIP/ASHOKA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78" office:value-type="string" calcext:value-type="string">
            <text:p>JH16J0728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31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13" calcext:value-type="date">
            <text:p>13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4-10-29" calcext:value-type="date">
            <text:p>29/10/2024</text:p>
          </table:table-cell>
          <table:table-cell table:style-name="ce105" office:value-type="date" office:date-value="2026-08-12" calcext:value-type="date">
            <text:p>12/08/2026</text:p>
          </table:table-cell>
          <table:table-cell table:style-name="ce105" office:value-type="date" office:date-value="2025-07-29" calcext:value-type="date">
            <text:p>29/07/2025</text:p>
          </table:table-cell>
          <table:table-cell table:style-name="ce2" office:value-type="string" calcext:value-type="string">
            <text:p>NR4825N/66 T TIP/ASHOKA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78" office:value-type="string" calcext:value-type="string">
            <text:p>JH16J7544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32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12" calcext:value-type="date">
            <text:p>12/08/2024</text:p>
          </table:table-cell>
          <table:table-cell table:style-name="ce105" office:value-type="date" office:date-value="2029-09-28" calcext:value-type="date">
            <text:p>28/09/2029</text:p>
          </table:table-cell>
          <table:table-cell table:style-name="ce105" office:value-type="date" office:date-value="2024-11-02" calcext:value-type="date">
            <text:p>02/11/2024</text:p>
          </table:table-cell>
          <table:table-cell table:style-name="ce105" office:value-type="date" office:date-value="2026-08-12" calcext:value-type="date">
            <text:p>12/08/2026</text:p>
          </table:table-cell>
          <table:table-cell table:style-name="ce105" office:value-type="date" office:date-value="2025-08-04" calcext:value-type="date">
            <text:p>04/08/2025</text:p>
          </table:table-cell>
          <table:table-cell table:style-name="ce2" office:value-type="string" calcext:value-type="string">
            <text:p>NR4825N/66 T TIP/ASHOKA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78" office:value-type="string" calcext:value-type="string">
            <text:p>JH16J5323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33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13" calcext:value-type="date">
            <text:p>13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4-11-02" calcext:value-type="date">
            <text:p>02/11/2024</text:p>
          </table:table-cell>
          <table:table-cell table:style-name="ce105" office:value-type="date" office:date-value="2026-08-12" calcext:value-type="date">
            <text:p>12/08/2026</text:p>
          </table:table-cell>
          <table:table-cell table:style-name="ce105" office:value-type="date" office:date-value="2025-08-04" calcext:value-type="date">
            <text:p>04/08/2025</text:p>
          </table:table-cell>
          <table:table-cell table:style-name="ce2" office:value-type="string" calcext:value-type="string">
            <text:p>NR4825N/66 T TIP/ASHOKA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78" office:value-type="string" calcext:value-type="string">
            <text:p>JH16H0959</text:p>
          </table:table-cell>
          <table:table-cell table:style-name="ce96" office:value-type="float" office:value="160959" calcext:value-type="float">
            <text:p>160959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0-14" calcext:value-type="date">
            <text:p>14/10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.08" calcext:value-type="float">
            <text:p>18.08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4-03-26" calcext:value-type="date">
            <text:p>26/03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78" office:value-type="string" calcext:value-type="string">
            <text:p>JH16H5301</text:p>
          </table:table-cell>
          <table:table-cell table:style-name="ce96" office:value-type="float" office:value="165301" calcext:value-type="float">
            <text:p>165301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0-14" calcext:value-type="date">
            <text:p>14/10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15" calcext:value-type="date">
            <text:p>15/07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1-06" calcext:value-type="date">
            <text:p>06/01/2024</text:p>
          </table:table-cell>
          <table:table-cell table:style-name="ce105" office:value-type="date" office:date-value="2025-07-14" calcext:value-type="date">
            <text:p>14/07/2025</text:p>
          </table:table-cell>
          <table:table-cell table:style-name="ce105" office:value-type="date" office:date-value="2024-07-07" calcext:value-type="date">
            <text:p>07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78" office:value-type="string" calcext:value-type="string">
            <text:p>JH16H7077</text:p>
          </table:table-cell>
          <table:table-cell table:style-name="ce96" office:value-type="float" office:value="167077" calcext:value-type="float">
            <text:p>167077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2-17" calcext:value-type="date">
            <text:p>17/12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8-04-17" calcext:value-type="date">
            <text:p>17/04/2028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4-04-17" calcext:value-type="date">
            <text:p>17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78" office:value-type="string" calcext:value-type="string">
            <text:p>JH16H6122</text:p>
          </table:table-cell>
          <table:table-cell table:style-name="ce96" office:value-type="float" office:value="166122" calcext:value-type="float">
            <text:p>166122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2-17" calcext:value-type="date">
            <text:p>17/12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8-04-17" calcext:value-type="date">
            <text:p>17/04/2028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4-04-17" calcext:value-type="date">
            <text:p>17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78" office:value-type="string" calcext:value-type="string">
            <text:p>JH16H4240</text:p>
          </table:table-cell>
          <table:table-cell table:style-name="ce96" office:value-type="float" office:value="164240" calcext:value-type="float">
            <text:p>164240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2-17" calcext:value-type="date">
            <text:p>17/12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8-04-17" calcext:value-type="date">
            <text:p>17/04/2028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4-04-17" calcext:value-type="date">
            <text:p>17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78" office:value-type="string" calcext:value-type="string">
            <text:p>JH16H4843</text:p>
          </table:table-cell>
          <table:table-cell table:style-name="ce96" office:value-type="float" office:value="164843" calcext:value-type="float">
            <text:p>16484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2-17" calcext:value-type="date">
            <text:p>17/12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1" calcext:value-type="date">
            <text:p>01/06/2023</text:p>
          </table:table-cell>
          <table:table-cell table:style-name="ce105" office:value-type="date" office:date-value="2028-07-09" calcext:value-type="date">
            <text:p>09/07/2028</text:p>
          </table:table-cell>
          <table:table-cell table:style-name="ce105" office:value-type="date" office:date-value="2023-11-24" calcext:value-type="date">
            <text:p>24/11/2023</text:p>
          </table:table-cell>
          <table:table-cell table:style-name="ce105" office:value-type="date" office:date-value="2025-05-31" calcext:value-type="date">
            <text:p>31/05/2025</text:p>
          </table:table-cell>
          <table:table-cell table:style-name="ce105" office:value-type="date" office:date-value="2024-05-24" calcext:value-type="date">
            <text:p>24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78" office:value-type="string" calcext:value-type="string">
            <text:p>JH16H2075</text:p>
          </table:table-cell>
          <table:table-cell table:style-name="ce96" office:value-type="float" office:value="162075" calcext:value-type="float">
            <text:p>162075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3-12-17" calcext:value-type="date">
            <text:p>17/12/2023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4-11" calcext:value-type="date">
            <text:p>11/04/2023</text:p>
          </table:table-cell>
          <table:table-cell table:style-name="ce105" office:value-type="date" office:date-value="2028-05-01" calcext:value-type="date">
            <text:p>01/05/2028</text:p>
          </table:table-cell>
          <table:table-cell table:style-name="ce105" office:value-type="date" office:date-value="2023-12-26" calcext:value-type="date">
            <text:p>26/12/2023</text:p>
          </table:table-cell>
          <table:table-cell table:style-name="ce105" office:value-type="date" office:date-value="2025-04-10" calcext:value-type="date">
            <text:p>10/04/2025</text:p>
          </table:table-cell>
          <table:table-cell table:style-name="ce105" office:value-type="date" office:date-value="2024-03-26" calcext:value-type="date">
            <text:p>26/03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78" office:value-type="string" calcext:value-type="string">
            <text:p>JH16H7419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4-02-11" calcext:value-type="date">
            <text:p>11/02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78" office:value-type="string" calcext:value-type="string">
            <text:p>JH16H0788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4-02-11" calcext:value-type="date">
            <text:p>11/02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78" office:value-type="string" calcext:value-type="string">
            <text:p>JH16H9742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4-02-11" calcext:value-type="date">
            <text:p>11/02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78" office:value-type="string" calcext:value-type="string">
            <text:p>JH16H2346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4-02-11" calcext:value-type="date">
            <text:p>11/02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78" office:value-type="string" calcext:value-type="string">
            <text:p>JH16H4987</text:p>
          </table:table-cell>
          <table:table-cell table:style-name="ce96"/>
          <table:table-cell table:style-name="ce2" office:value-type="string" calcext:value-type="string">
            <text:p>ALAM CONSTRUCTIO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BGR/PNCM/2023/170/PKR/CT/WO-328</text:p>
          </table:table-cell>
          <table:table-cell table:style-name="ce105" office:value-type="date" office:date-value="2024-02-11" calcext:value-type="date">
            <text:p>11/02/2024</text:p>
          </table:table-cell>
          <table:table-cell table:style-name="ce2" office:value-type="string" calcext:value-type="string">
            <text:p>ALAM CONSTRUCTIO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UTOURA,PAHARGRAM,UDHWA, Patra, Sahibganj, Jharkhand, 81610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979935300" calcext:value-type="float">
            <text:p>7979935300</text:p>
          </table:table-cell>
          <table:table-cell table:style-name="ce2" office:value-type="float" office:value="8292328222" calcext:value-type="float">
            <text:p>829232822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6-02-09" calcext:value-type="date">
            <text:p>09/02/2026</text:p>
          </table:table-cell>
          <table:table-cell table:style-name="ce105" office:value-type="date" office:date-value="2025-02-07" calcext:value-type="date">
            <text:p>07/02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number-columns-repeated="8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78" office:value-type="string" calcext:value-type="string">
            <text:p>JH04AA0941</text:p>
          </table:table-cell>
          <table:table-cell table:style-name="ce96" office:value-type="float" office:value="941" calcext:value-type="float">
            <text:p>000941</text:p>
          </table:table-cell>
          <table:table-cell table:style-name="ce2" office:value-type="string" calcext:value-type="string">
            <text:p>SUBAL MANDA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BGR/PNCM/2023/172/PKR/CT/WO-330</text:p>
          </table:table-cell>
          <table:table-cell table:style-name="ce105" office:value-type="date" office:date-value="2024-01-02" calcext:value-type="date">
            <text:p>02/01/2024</text:p>
          </table:table-cell>
          <table:table-cell table:style-name="ce2" office:value-type="string" calcext:value-type="string">
            <text:p>SUBAL MA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FLOOR, S/O- LALJI MANDAL, <text:s/>VILL - GOPIKANDAR , Gopikandar, Dumka, Jharkhand, 814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9939374631" calcext:value-type="float">
            <text:p>9939374631</text:p>
          </table:table-cell>
          <table:table-cell table:style-name="ce2" office:value-type="float" office:value="9110991390" calcext:value-type="float">
            <text:p>911099139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12-04" calcext:value-type="date">
            <text:p>04/12/2023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2-28" calcext:value-type="date">
            <text:p>28/02/2024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105" office:value-type="date" office:date-value="2024-11-15" calcext:value-type="date">
            <text:p>15/11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ZFPM2166D</text:p>
          </table:table-cell>
          <table:table-cell table:style-name="ce2" office:value-type="string" calcext:value-type="string">
            <text:p>20GZFPM2166D1ZQ</text:p>
          </table:table-cell>
          <table:table-cell table:number-columns-repeated="8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78" office:value-type="string" calcext:value-type="string">
            <text:p>JH04W8541</text:p>
          </table:table-cell>
          <table:table-cell table:style-name="ce96" office:value-type="float" office:value="8541" calcext:value-type="float">
            <text:p>008541</text:p>
          </table:table-cell>
          <table:table-cell table:style-name="ce2" office:value-type="string" calcext:value-type="string">
            <text:p>SUBAL MANDA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BGR/PNCM/2023/172/PKR/CT/WO-330</text:p>
          </table:table-cell>
          <table:table-cell table:style-name="ce105" office:value-type="date" office:date-value="2024-05-05" calcext:value-type="date">
            <text:p>05/05/2024</text:p>
          </table:table-cell>
          <table:table-cell table:style-name="ce2" office:value-type="string" calcext:value-type="string">
            <text:p>SUBAL MA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FLOOR, S/O- LALJI MANDAL, <text:s/>VILL - GOPIKANDAR , Gopikandar, Dumka, Jharkhand, 814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939374631" calcext:value-type="float">
            <text:p>9939374631</text:p>
          </table:table-cell>
          <table:table-cell table:style-name="ce2" office:value-type="float" office:value="9110991390" calcext:value-type="float">
            <text:p>911099139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10-30" calcext:value-type="date">
            <text:p>30/10/2021</text:p>
          </table:table-cell>
          <table:table-cell table:style-name="ce105" office:value-type="date" office:date-value="2024-11-21" calcext:value-type="date">
            <text:p>21/11/2024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105" office:value-type="date" office:date-value="2025-11-10" calcext:value-type="date">
            <text:p>10/11/2025</text:p>
          </table:table-cell>
          <table:table-cell table:style-name="ce105" office:value-type="date" office:date-value="2024-11-03" calcext:value-type="date">
            <text:p>03/11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GZFPM2166D</text:p>
          </table:table-cell>
          <table:table-cell table:style-name="ce2" office:value-type="string" calcext:value-type="string">
            <text:p>20GZFPM2166D1ZQ</text:p>
          </table:table-cell>
          <table:table-cell table:number-columns-repeated="8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78" office:value-type="string" calcext:value-type="string">
            <text:p>JH16H5118</text:p>
          </table:table-cell>
          <table:table-cell table:style-name="ce96"/>
          <table:table-cell table:style-name="ce2" office:value-type="string" calcext:value-type="string">
            <text:p>MISHRA MOTOR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BGR/PNCM/2023/175/PKR/CT/WO-332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2" office:value-type="string" calcext:value-type="string">
            <text:p>OM PRAKASH MISHR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 92 PIYADAPUR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006912797" calcext:value-type="float">
            <text:p>9006912797</text:p>
          </table:table-cell>
          <table:table-cell table:style-name="ce2" office:value-type="float" office:value="7280099662" calcext:value-type="float">
            <text:p>728009966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1" calcext:value-type="date">
            <text:p>01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30" calcext:value-type="date">
            <text:p>30/04/2024</text:p>
          </table:table-cell>
          <table:table-cell table:style-name="ce105" office:value-type="string" calcext:value-type="string">
            <text:p>37-01-2026</text:p>
          </table:table-cell>
          <table:table-cell table:style-name="ce105" office:value-type="date" office:date-value="2025-01-28" calcext:value-type="date">
            <text:p>28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text:s/>02-02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GIPM9804E</text:p>
          </table:table-cell>
          <table:table-cell table:style-name="ce2" office:value-type="string" calcext:value-type="string">
            <text:p>20AGIPM9804E1ZN</text:p>
          </table:table-cell>
          <table:table-cell table:number-columns-repeated="8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78" office:value-type="string" calcext:value-type="string">
            <text:p>JH16G9104</text:p>
          </table:table-cell>
          <table:table-cell table:style-name="ce96"/>
          <table:table-cell table:style-name="ce2" office:value-type="string" calcext:value-type="string">
            <text:p>RAJESH PANDIT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BGR/PNCM/2023/176/PKR/CT/WO-333</text:p>
          </table:table-cell>
          <table:table-cell table:style-name="ce105" office:value-type="date" office:date-value="2024-02-03" calcext:value-type="date">
            <text:p>03/02/2024</text:p>
          </table:table-cell>
          <table:table-cell table:style-name="ce2" office:value-type="string" calcext:value-type="string">
            <text:p>RAJESH PANDI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ndbad, Padarkola, Amarapara, Pakur, Jharkhand, 8161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9470991840" calcext:value-type="float">
            <text:p>9470991840</text:p>
          </table:table-cell>
          <table:table-cell table:style-name="ce2" office:value-type="float" office:value="7667924404" calcext:value-type="float">
            <text:p>766792440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4" calcext:value-type="date">
            <text:p>24/02/2024</text:p>
          </table:table-cell>
          <table:table-cell table:style-name="ce105" office:value-type="date" office:date-value="2027-03-07" calcext:value-type="date">
            <text:p>07/03/2027</text:p>
          </table:table-cell>
          <table:table-cell table:number-columns-repeated="2" table:style-name="ce105" office:value-type="date" office:date-value="2024-02-23" calcext:value-type="date">
            <text:p>23/02/2024</text:p>
          </table:table-cell>
          <table:table-cell table:style-name="ce105" office:value-type="date" office:date-value="2024-02-15" calcext:value-type="date">
            <text:p>15/02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MAMTA KUMAR TRANSFER TO RAJESH PANDIT <text:s/>03-02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JTPP9135Q</text:p>
          </table:table-cell>
          <table:table-cell table:style-name="ce2" office:value-type="string" calcext:value-type="string">
            <text:p>20BJTPP9135Q1ZC</text:p>
          </table:table-cell>
          <table:table-cell table:number-columns-repeated="8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78" office:value-type="string" calcext:value-type="string">
            <text:p>JH04AA6409</text:p>
          </table:table-cell>
          <table:table-cell table:style-name="ce96"/>
          <table:table-cell table:style-name="ce2" office:value-type="string" calcext:value-type="string">
            <text:p>KANHAI PRASAD BHAGAT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BGR/PNCM/2023/177/PKR/CT/WO-334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2" office:value-type="string" calcext:value-type="string">
            <text:p>KANHAI PRASAD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Ground Floor, 0, Kakaniya, Saraiyahat Sub Post Office, Charkapathar, Dumka, Jharkhand, 8141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9113301392" calcext:value-type="float">
            <text:p>9113301392</text:p>
          </table:table-cell>
          <table:table-cell table:style-name="ce2" office:value-type="float" office:value="9955497879" calcext:value-type="float">
            <text:p>995549787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9-13" calcext:value-type="date">
            <text:p>13/09/2023</text:p>
          </table:table-cell>
          <table:table-cell table:style-name="ce105" office:value-type="date" office:date-value="2028-09-21" calcext:value-type="date">
            <text:p>21/09/2028</text:p>
          </table:table-cell>
          <table:table-cell table:style-name="ce105" office:value-type="date" office:date-value="2024-03-11" calcext:value-type="date">
            <text:p>11/03/2024</text:p>
          </table:table-cell>
          <table:table-cell table:style-name="ce105" office:value-type="date" office:date-value="2025-09-12" calcext:value-type="date">
            <text:p>12/09/2025</text:p>
          </table:table-cell>
          <table:table-cell table:style-name="ce105" office:value-type="date" office:date-value="2024-09-05" calcext:value-type="date">
            <text:p>05/09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WTPB1949M</text:p>
          </table:table-cell>
          <table:table-cell table:style-name="ce2" office:value-type="string" calcext:value-type="string">
            <text:p>20BWTPB1949M1ZA</text:p>
          </table:table-cell>
          <table:table-cell table:number-columns-repeated="83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78" office:value-type="string" calcext:value-type="string">
            <text:p>JH04Z5867</text:p>
          </table:table-cell>
          <table:table-cell table:style-name="ce96"/>
          <table:table-cell table:style-name="ce2" office:value-type="string" calcext:value-type="string">
            <text:p>M/S BABA DANINATH ENTERPRISES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BGR/PNCM/2023/178/PKR/CT/WO-335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2" office:value-type="string" calcext:value-type="string">
            <text:p>ARUN KUMAR SA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SALIYA ROAD, DUDHANI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9955382238" calcext:value-type="float">
            <text:p>9955382238</text:p>
          </table:table-cell>
          <table:table-cell table:style-name="ce2" office:value-type="float" office:value="7004624140" calcext:value-type="float">
            <text:p>700462414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26" calcext:value-type="date">
            <text:p>26/06/2023</text:p>
          </table:table-cell>
          <table:table-cell table:style-name="ce105" office:value-type="date" office:date-value="2028-07-06" calcext:value-type="date">
            <text:p>06/07/2028</text:p>
          </table:table-cell>
          <table:table-cell table:style-name="ce105" office:value-type="date" office:date-value="2024-03-25" calcext:value-type="date">
            <text:p>25/03/2024</text:p>
          </table:table-cell>
          <table:table-cell table:style-name="ce105" office:value-type="date" office:date-value="2025-06-25" calcext:value-type="date">
            <text:p>25/06/2025</text:p>
          </table:table-cell>
          <table:table-cell table:style-name="ce105" office:value-type="date" office:date-value="2024-06-18" calcext:value-type="date">
            <text:p>18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ADPS4067G</text:p>
          </table:table-cell>
          <table:table-cell table:style-name="ce2" office:value-type="string" calcext:value-type="string">
            <text:p>20CADPS4067G1ZV</text:p>
          </table:table-cell>
          <table:table-cell table:number-columns-repeated="83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78" office:value-type="string" calcext:value-type="string">
            <text:p>JH04AB2919</text:p>
          </table:table-cell>
          <table:table-cell table:style-name="ce96"/>
          <table:table-cell table:style-name="ce2" office:value-type="string" calcext:value-type="string">
            <text:p>M/S BABA DANINATH ENTERPRISES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BGR/PNCM/2023/178/PKR/CT/WO-335</text:p>
          </table:table-cell>
          <table:table-cell table:style-name="ce105" office:value-type="date" office:date-value="2024-04-16" calcext:value-type="date">
            <text:p>16/04/2024</text:p>
          </table:table-cell>
          <table:table-cell table:style-name="ce2" office:value-type="string" calcext:value-type="string">
            <text:p>ARUN KUMAR SAH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SALIYA ROAD, DUDHANI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955382238" calcext:value-type="float">
            <text:p>9955382238</text:p>
          </table:table-cell>
          <table:table-cell table:style-name="ce2" office:value-type="float" office:value="7004624140" calcext:value-type="float">
            <text:p>700462414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04" calcext:value-type="date">
            <text:p>04/04/2024</text:p>
          </table:table-cell>
          <table:table-cell table:style-name="ce105" office:value-type="date" office:date-value="2029-04-11" calcext:value-type="date">
            <text:p>11/04/2029</text:p>
          </table:table-cell>
          <table:table-cell table:style-name="ce105" office:value-type="date" office:date-value="2024-07-02" calcext:value-type="date">
            <text:p>02/07/2024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105" office:value-type="date" office:date-value="2025-03-19" calcext:value-type="date">
            <text:p>19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ADPS4067G</text:p>
          </table:table-cell>
          <table:table-cell table:style-name="ce2" office:value-type="string" calcext:value-type="string">
            <text:p>20CADPS4067G1ZV</text:p>
          </table:table-cell>
          <table:table-cell table:number-columns-repeated="8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78" office:value-type="string" calcext:value-type="string">
            <text:p>JH04AB2122</text:p>
          </table:table-cell>
          <table:table-cell table:style-name="ce96" office:value-type="float" office:value="799225" calcext:value-type="float">
            <text:p>799225</text:p>
          </table:table-cell>
          <table:table-cell table:style-name="ce2" office:value-type="string" calcext:value-type="string">
            <text:p>JAI MAA TARA TRADERS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BGR/PNCM/2023/179/PKR/CT/WO-336</text:p>
          </table:table-cell>
          <table:table-cell table:style-name="ce105" office:value-type="date" office:date-value="2024-06-07" calcext:value-type="date">
            <text:p>07/06/2024</text:p>
          </table:table-cell>
          <table:table-cell table:style-name="ce2" office:value-type="string" calcext:value-type="string">
            <text:p>SIDHESHWAR SAG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- 456, Dudhani, Kali Mandir, Mouza-Kuruw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7479787770" calcext:value-type="float">
            <text:p>7479787770</text:p>
          </table:table-cell>
          <table:table-cell table:style-name="ce2" office:value-type="float" office:value="7992256692" calcext:value-type="float">
            <text:p>7992256692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03" calcext:value-type="date">
            <text:p>03/02/2024</text:p>
          </table:table-cell>
          <table:table-cell table:style-name="ce105" office:value-type="date" office:date-value="2029-02-04" calcext:value-type="date">
            <text:p>04/02/2029</text:p>
          </table:table-cell>
          <table:table-cell table:style-name="ce105" office:value-type="date" office:date-value="2024-04-30" calcext:value-type="date">
            <text:p>30/04/2024</text:p>
          </table:table-cell>
          <table:table-cell table:style-name="ce105" office:value-type="date" office:date-value="2026-02-02" calcext:value-type="date">
            <text:p>02/02/2026</text:p>
          </table:table-cell>
          <table:table-cell table:style-name="ce105" office:value-type="date" office:date-value="2025-01-08" calcext:value-type="date">
            <text:p>08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RTANSFER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HGAPS1204R</text:p>
          </table:table-cell>
          <table:table-cell table:style-name="ce2" office:value-type="string" calcext:value-type="string">
            <text:p>20HGAPS1204R1ZD</text:p>
          </table:table-cell>
          <table:table-cell table:number-columns-repeated="83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78" office:value-type="string" calcext:value-type="string">
            <text:p>JH04AB9408</text:p>
          </table:table-cell>
          <table:table-cell table:style-name="ce96"/>
          <table:table-cell table:style-name="ce2" office:value-type="string" calcext:value-type="string">
            <text:p>M/S SUJIT KUMAR MURMU TRANSPORT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BGR/PNCM/2023/180/PKR/CT/WO-337</text:p>
          </table:table-cell>
          <table:table-cell table:style-name="ce105" office:value-type="date" office:date-value="2024-02-10" calcext:value-type="date">
            <text:p>10/02/2024</text:p>
          </table:table-cell>
          <table:table-cell table:style-name="ce2" office:value-type="string" calcext:value-type="string">
            <text:p>SUJIT KUMAR MURM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RHARBIL RAM RATAN SINGH ROAD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7979027393" calcext:value-type="float">
            <text:p>7979027393</text:p>
          </table:table-cell>
          <table:table-cell table:style-name="ce2" office:value-type="float" office:value="9431368030" calcext:value-type="float">
            <text:p>943136803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7" calcext:value-type="date">
            <text:p>07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06" calcext:value-type="date">
            <text:p>06/05/2024</text:p>
          </table:table-cell>
          <table:table-cell table:style-name="ce105" office:value-type="date" office:date-value="2028-02-06" calcext:value-type="date">
            <text:p>06/02/2028</text:p>
          </table:table-cell>
          <table:table-cell table:style-name="ce105" office:value-type="date" office:date-value="2025-01-30" calcext:value-type="date">
            <text:p>30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LKPM6097Q</text:p>
          </table:table-cell>
          <table:table-cell table:style-name="ce2" office:value-type="string" calcext:value-type="string">
            <text:p>20ALKPM6097Q2ZD</text:p>
          </table:table-cell>
          <table:table-cell table:number-columns-repeated="83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78" office:value-type="string" calcext:value-type="string">
            <text:p>JH04AB1316</text:p>
          </table:table-cell>
          <table:table-cell table:style-name="ce96" office:value-type="float" office:value="41316" calcext:value-type="float">
            <text:p>041316</text:p>
          </table:table-cell>
          <table:table-cell table:style-name="ce2" office:value-type="string" calcext:value-type="string">
            <text:p>M/S SUJIT KUMAR MURMU TRANSPORT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BGR/PNCM/2023/180/PKR/CT/WO-337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SUJIT KUMAR MURM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RHARBIL RAM RATAN SINGH ROAD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7979027393" calcext:value-type="float">
            <text:p>7979027393</text:p>
          </table:table-cell>
          <table:table-cell table:style-name="ce2" office:value-type="float" office:value="9431368030" calcext:value-type="float">
            <text:p>943136803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2" calcext:value-type="date">
            <text:p>02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01" calcext:value-type="date">
            <text:p>01/08/2024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LKPM6097Q</text:p>
          </table:table-cell>
          <table:table-cell table:style-name="ce2" office:value-type="string" calcext:value-type="string">
            <text:p>20ALKPM6097Q2ZD</text:p>
          </table:table-cell>
          <table:table-cell table:number-columns-repeated="8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78" office:value-type="string" calcext:value-type="string">
            <text:p>JH04AB6825</text:p>
          </table:table-cell>
          <table:table-cell table:style-name="ce96"/>
          <table:table-cell table:style-name="ce2" office:value-type="string" calcext:value-type="string">
            <text:p>M/S SUJIT KUMAR MURMU TRANSPORT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BGR/PNCM/2023/180/PKR/CT/WO-337</text:p>
          </table:table-cell>
          <table:table-cell table:style-name="ce105" office:value-type="date" office:date-value="2024-05-18" calcext:value-type="date">
            <text:p>18/05/2024</text:p>
          </table:table-cell>
          <table:table-cell table:style-name="ce2" office:value-type="string" calcext:value-type="string">
            <text:p>SUJIT KUMAR MURM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ARHARBIL RAM RATAN SINGH ROAD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979027393" calcext:value-type="float">
            <text:p>7979027393</text:p>
          </table:table-cell>
          <table:table-cell table:style-name="ce2" office:value-type="float" office:value="9431368030" calcext:value-type="float">
            <text:p>943136803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15" calcext:value-type="date">
            <text:p>15/08/2024</text:p>
          </table:table-cell>
          <table:table-cell table:style-name="ce105" office:value-type="date" office:date-value="2026-04-15" calcext:value-type="date">
            <text:p>15/04/2026</text:p>
          </table:table-cell>
          <table:table-cell table:style-name="ce105" office:value-type="date" office:date-value="2025-05-10" calcext:value-type="date">
            <text:p>10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LKPM6097Q</text:p>
          </table:table-cell>
          <table:table-cell table:style-name="ce2" office:value-type="string" calcext:value-type="string">
            <text:p>20ALKPM6097Q2ZD</text:p>
          </table:table-cell>
          <table:table-cell table:number-columns-repeated="83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78" office:value-type="string" calcext:value-type="string">
            <text:p>JH04AA8115</text:p>
          </table:table-cell>
          <table:table-cell table:style-name="ce96"/>
          <table:table-cell table:style-name="ce2" office:value-type="string" calcext:value-type="string">
            <text:p>MANOJ KUMAR SAH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BGR/PNCM/2023/181/PKR/CT/WO-338</text:p>
          </table:table-cell>
          <table:table-cell table:style-name="ce105" office:value-type="date" office:date-value="2024-02-15" calcext:value-type="date">
            <text:p>15/02/2024</text:p>
          </table:table-cell>
          <table:table-cell table:style-name="ce2" office:value-type="string" calcext:value-type="string">
            <text:p>MANOJ KUMAR SAH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andhi Nagar Road, Kumharpar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8210209511" calcext:value-type="float">
            <text:p>8210209511</text:p>
          </table:table-cell>
          <table:table-cell table:style-name="ce2" office:value-type="float" office:value="9572820315" calcext:value-type="float">
            <text:p>957282031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2-01" calcext:value-type="date">
            <text:p>01/12/2023</text:p>
          </table:table-cell>
          <table:table-cell table:style-name="ce105" office:value-type="date" office:date-value="2028-12-10" calcext:value-type="date">
            <text:p>10/12/2028</text:p>
          </table:table-cell>
          <table:table-cell table:style-name="ce105" office:value-type="date" office:date-value="2024-02-27" calcext:value-type="date">
            <text:p>27/02/2024</text:p>
          </table:table-cell>
          <table:table-cell table:style-name="ce105" office:value-type="date" office:date-value="2025-11-30" calcext:value-type="date">
            <text:p>30/11/2025</text:p>
          </table:table-cell>
          <table:table-cell table:style-name="ce105" office:value-type="date" office:date-value="2024-11-24" calcext:value-type="date">
            <text:p>24/11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WCPS5908L</text:p>
          </table:table-cell>
          <table:table-cell table:style-name="ce2" office:value-type="string" calcext:value-type="string">
            <text:p>20BWCPS5908L2ZC</text:p>
          </table:table-cell>
          <table:table-cell table:number-columns-repeated="83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78" office:value-type="string" calcext:value-type="string">
            <text:p>JH04AA10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2-15" calcext:value-type="date">
            <text:p>15/02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25" calcext:value-type="date">
            <text:p>25/07/2023</text:p>
          </table:table-cell>
          <table:table-cell table:style-name="ce105" office:value-type="date" office:date-value="2028-08-01" calcext:value-type="date">
            <text:p>01/08/2028</text:p>
          </table:table-cell>
          <table:table-cell table:style-name="ce105" office:value-type="date" office:date-value="2024-04-24" calcext:value-type="date">
            <text:p>24/04/2024</text:p>
          </table:table-cell>
          <table:table-cell table:style-name="ce105" office:value-type="date" office:date-value="2025-07-24" calcext:value-type="date">
            <text:p>24/07/2025</text:p>
          </table:table-cell>
          <table:table-cell table:style-name="ce105" office:value-type="date" office:date-value="2024-07-20" calcext:value-type="date">
            <text:p>20/07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78" office:value-type="string" calcext:value-type="string">
            <text:p>JH04AA09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2-15" calcext:value-type="date">
            <text:p>15/02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25" calcext:value-type="date">
            <text:p>25/07/2023</text:p>
          </table:table-cell>
          <table:table-cell table:style-name="ce105" office:value-type="date" office:date-value="2028-08-01" calcext:value-type="date">
            <text:p>01/08/2028</text:p>
          </table:table-cell>
          <table:table-cell table:style-name="ce105" office:value-type="date" office:date-value="2024-04-24" calcext:value-type="date">
            <text:p>24/04/2024</text:p>
          </table:table-cell>
          <table:table-cell table:style-name="ce105" office:value-type="date" office:date-value="2025-07-24" calcext:value-type="date">
            <text:p>24/07/2025</text:p>
          </table:table-cell>
          <table:table-cell table:style-name="ce105" office:value-type="date" office:date-value="2024-07-19" calcext:value-type="date">
            <text:p>19/07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78" office:value-type="string" calcext:value-type="string">
            <text:p>JH04AB11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3" calcext:value-type="date">
            <text:p>23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text:s/>3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78" office:value-type="string" calcext:value-type="string">
            <text:p>JH04AB21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3" calcext:value-type="date">
            <text:p>23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text:s/>3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78" office:value-type="string" calcext:value-type="string">
            <text:p>JH04AB17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3" calcext:value-type="date">
            <text:p>23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text:s/>3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78" office:value-type="string" calcext:value-type="string">
            <text:p>JH04AB5055</text:p>
          </table:table-cell>
          <table:table-cell table:style-name="ce96"/>
          <table:table-cell table:style-name="ce2" office:value-type="string" calcext:value-type="string">
            <text:p>M/S BHARAT STONE WORKS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BGR/PNCM/2023/182/PKR/CT/WO-339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2" office:value-type="string" calcext:value-type="string">
            <text:p>MRITUNJAY TRIVEDI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INERGARIA, SHIKARIPARA, DUMK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7903122238" calcext:value-type="float">
            <text:p>7903122238</text:p>
          </table:table-cell>
          <table:table-cell table:style-name="ce2" office:value-type="float" office:value="9732274560" calcext:value-type="float">
            <text:p>973227456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3" calcext:value-type="date">
            <text:p>23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text:s/>3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QPT6454N</text:p>
          </table:table-cell>
          <table:table-cell table:style-name="ce2" office:value-type="string" calcext:value-type="string">
            <text:p>20ADQPT6454N2ZU</text:p>
          </table:table-cell>
          <table:table-cell table:number-columns-repeated="8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78" office:value-type="string" calcext:value-type="string">
            <text:p>JH04Z7873</text:p>
          </table:table-cell>
          <table:table-cell table:style-name="ce96" office:value-type="float" office:value="787310" calcext:value-type="float">
            <text:p>787310</text:p>
          </table:table-cell>
          <table:table-cell table:style-name="ce2" office:value-type="string" calcext:value-type="string">
            <text:p>M/S MAHABIR STONE MILL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BGR/PNCM/2023/184/PKR/CT/WO-341</text:p>
          </table:table-cell>
          <table:table-cell table:style-name="ce105" office:value-type="date" office:date-value="2024-03-09" calcext:value-type="date">
            <text:p>09/03/2024</text:p>
          </table:table-cell>
          <table:table-cell table:style-name="ce2" office:value-type="string" calcext:value-type="string">
            <text:p>AMARNATH BHAK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LOT NO.- 70, 71 J B No.-27, MOUZA- JAMRUPANI, P.S.- SHIKARIPARA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7001530383" calcext:value-type="float">
            <text:p>7001530383</text:p>
          </table:table-cell>
          <table:table-cell table:style-name="ce2" office:value-type="float" office:value="9382650290" calcext:value-type="float">
            <text:p>938265029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01" calcext:value-type="date">
            <text:p>01/07/2023</text:p>
          </table:table-cell>
          <table:table-cell table:style-name="ce105" office:value-type="date" office:date-value="2028-07-09" calcext:value-type="date">
            <text:p>09/07/2028</text:p>
          </table:table-cell>
          <table:table-cell table:style-name="ce105" office:value-type="date" office:date-value="2024-03-31" calcext:value-type="date">
            <text:p>31/03/2024</text:p>
          </table:table-cell>
          <table:table-cell table:style-name="ce105" office:value-type="date" office:date-value="2025-06-30" calcext:value-type="date">
            <text:p>30/06/2025</text:p>
          </table:table-cell>
          <table:table-cell table:style-name="ce105" office:value-type="date" office:date-value="2024-06-26" calcext:value-type="date">
            <text:p>26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SIPS9710J</text:p>
          </table:table-cell>
          <table:table-cell table:style-name="ce2" office:value-type="string" calcext:value-type="string">
            <text:p>20DSIPS9710J2ZG</text:p>
          </table:table-cell>
          <table:table-cell table:number-columns-repeated="83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78" office:value-type="string" calcext:value-type="string">
            <text:p>JH04AA9932</text:p>
          </table:table-cell>
          <table:table-cell table:style-name="ce96"/>
          <table:table-cell table:style-name="ce2" office:value-type="string" calcext:value-type="string">
            <text:p>SHIVAJEE SAH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BGR/PNCM/2023/185/PKR/CT/WO-342</text:p>
          </table:table-cell>
          <table:table-cell table:style-name="ce105" office:value-type="date" office:date-value="2024-02-17" calcext:value-type="date">
            <text:p>17/02/2024</text:p>
          </table:table-cell>
          <table:table-cell table:style-name="ce2" office:value-type="string" calcext:value-type="string">
            <text:p>SHIVAJEE SAH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VILL - CHARKAPATHAR, PS - SARAYAHAT, PO - SARAYAHAT, DUMKA, Charkapathar, Dumka, Jharkhand, 8141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9934579344" calcext:value-type="float">
            <text:p>9934579344</text:p>
          </table:table-cell>
          <table:table-cell table:style-name="ce2" office:value-type="float" office:value="9507101750" calcext:value-type="float">
            <text:p>95071017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7-18" calcext:value-type="date">
            <text:p>18/07/2023</text:p>
          </table:table-cell>
          <table:table-cell table:style-name="ce105" office:value-type="date" office:date-value="2028-07-25" calcext:value-type="date">
            <text:p>25/07/2028</text:p>
          </table:table-cell>
          <table:table-cell table:style-name="ce105" office:value-type="date" office:date-value="2024-04-17" calcext:value-type="date">
            <text:p>17/04/2024</text:p>
          </table:table-cell>
          <table:table-cell table:style-name="ce105" office:value-type="date" office:date-value="2025-07-17" calcext:value-type="date">
            <text:p>17/07/2025</text:p>
          </table:table-cell>
          <table:table-cell table:style-name="ce105" office:value-type="date" office:date-value="2024-07-10" calcext:value-type="date">
            <text:p>10/07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SIPS9710J</text:p>
          </table:table-cell>
          <table:table-cell table:style-name="ce2" office:value-type="string" calcext:value-type="string">
            <text:p>20DSIPS9710J2ZG</text:p>
          </table:table-cell>
          <table:table-cell table:number-columns-repeated="8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78" office:value-type="string" calcext:value-type="string">
            <text:p>JH04AB4448</text:p>
          </table:table-cell>
          <table:table-cell table:style-name="ce96"/>
          <table:table-cell table:style-name="ce2" office:value-type="string" calcext:value-type="string">
            <text:p>SHIVAJEE SAH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BGR/PNCM/2023/185/PKR/CT/WO-342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2" office:value-type="string" calcext:value-type="string">
            <text:p>SHIVAJEE SAH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VILL - CHARKAPATHAR, PS - SARAYAHAT, PO - SARAYAHAT, DUMKA, Charkapathar, Dumka, Jharkhand, 8141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934579344" calcext:value-type="float">
            <text:p>9934579344</text:p>
          </table:table-cell>
          <table:table-cell table:style-name="ce2" office:value-type="float" office:value="9507101750" calcext:value-type="float">
            <text:p>95071017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2" calcext:value-type="date">
            <text:p>22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6-05-21" calcext:value-type="date">
            <text:p>21/05/2026</text:p>
          </table:table-cell>
          <table:table-cell table:style-name="ce105" office:value-type="date" office:date-value="2025-05-17" calcext:value-type="date">
            <text:p>17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SIPS9710J</text:p>
          </table:table-cell>
          <table:table-cell table:style-name="ce2" office:value-type="string" calcext:value-type="string">
            <text:p>20DSIPS9710J2ZG</text:p>
          </table:table-cell>
          <table:table-cell table:number-columns-repeated="83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78" office:value-type="string" calcext:value-type="string">
            <text:p>JH04AA1378</text:p>
          </table:table-cell>
          <table:table-cell table:style-name="ce96"/>
          <table:table-cell table:style-name="ce2" office:value-type="string" calcext:value-type="string">
            <text:p>MANOJ KUMAR MANDAL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BGR/PNCM/2023/186/PKR/CT/WO-343</text:p>
          </table:table-cell>
          <table:table-cell table:style-name="ce105" office:value-type="date" office:date-value="2024-02-18" calcext:value-type="date">
            <text:p>18/02/2024</text:p>
          </table:table-cell>
          <table:table-cell table:style-name="ce2" office:value-type="string" calcext:value-type="string">
            <text:p>MANOJ KUMAR MANDAL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ORAIYAHAT SARBINDHA, GODDA, Godda, Jharkhand, 81415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7903962689" calcext:value-type="float">
            <text:p>7903962689</text:p>
          </table:table-cell>
          <table:table-cell table:style-name="ce2" office:value-type="float" office:value="9939572244" calcext:value-type="float">
            <text:p>993957224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1-22" calcext:value-type="date">
            <text:p>22/11/2023</text:p>
          </table:table-cell>
          <table:table-cell table:style-name="ce105" office:value-type="date" office:date-value="2028-12-10" calcext:value-type="date">
            <text:p>10/12/2028</text:p>
          </table:table-cell>
          <table:table-cell table:style-name="ce105" office:value-type="date" office:date-value="2024-02-21" calcext:value-type="date">
            <text:p>21/02/2024</text:p>
          </table:table-cell>
          <table:table-cell table:style-name="ce105" office:value-type="date" office:date-value="2025-11-21" calcext:value-type="date">
            <text:p>21/11/2025</text:p>
          </table:table-cell>
          <table:table-cell table:style-name="ce105" office:value-type="date" office:date-value="2024-10-17" calcext:value-type="date">
            <text:p>17/10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UKPM1604C</text:p>
          </table:table-cell>
          <table:table-cell table:style-name="ce2" office:value-type="string" calcext:value-type="string">
            <text:p>20CUKPM1604C2ZB</text:p>
          </table:table-cell>
          <table:table-cell table:number-columns-repeated="83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78" office:value-type="string" calcext:value-type="string">
            <text:p>JH04AA7619</text:p>
          </table:table-cell>
          <table:table-cell table:style-name="ce96"/>
          <table:table-cell table:style-name="ce2" office:value-type="string" calcext:value-type="string">
            <text:p>BASUDEO PRASAD BHAGAT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BGR/PNCM/2023/187/PKR/CT/WO-344</text:p>
          </table:table-cell>
          <table:table-cell table:style-name="ce105" office:value-type="date" office:date-value="2024-05-24" calcext:value-type="date">
            <text:p>24/05/2024</text:p>
          </table:table-cell>
          <table:table-cell table:style-name="ce2" office:value-type="string" calcext:value-type="string">
            <text:p>BASUDEO PRASAD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KRISHNA KANT JAISWAL COLOUNY DUMKA, GILAN PARA ,DUMKA PO-DUMKA ,PS DUMKA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7979894711" calcext:value-type="float">
            <text:p>7979894711</text:p>
          </table:table-cell>
          <table:table-cell table:style-name="ce2" office:value-type="float" office:value="6205330466" calcext:value-type="float">
            <text:p>6205330466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2-04" calcext:value-type="date">
            <text:p>04/12/2023</text:p>
          </table:table-cell>
          <table:table-cell table:style-name="ce105" office:value-type="date" office:date-value="2028-12-10" calcext:value-type="date">
            <text:p>10/12/2028</text:p>
          </table:table-cell>
          <table:table-cell table:style-name="ce105" office:value-type="date" office:date-value="2024-02-28" calcext:value-type="date">
            <text:p>28/02/2024</text:p>
          </table:table-cell>
          <table:table-cell table:style-name="ce105" office:value-type="date" office:date-value="2025-12-03" calcext:value-type="date">
            <text:p>03/12/2025</text:p>
          </table:table-cell>
          <table:table-cell table:style-name="ce105" office:value-type="date" office:date-value="2024-11-20" calcext:value-type="date">
            <text:p>20/11/2024</text:p>
          </table:table-cell>
          <table:table-cell table:style-name="ce2" office:value-type="string" calcext:value-type="string">
            <text:p>BHARAT BENZ 4828R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OPB0140P</text:p>
          </table:table-cell>
          <table:table-cell table:style-name="ce2" office:value-type="string" calcext:value-type="string">
            <text:p>20ATOPB0140P1ZZ</text:p>
          </table:table-cell>
          <table:table-cell table:number-columns-repeated="83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78" office:value-type="string" calcext:value-type="string">
            <text:p>JH04AB7686</text:p>
          </table:table-cell>
          <table:table-cell table:style-name="ce96" office:value-type="float" office:value="7686" calcext:value-type="float">
            <text:p>007686</text:p>
          </table:table-cell>
          <table:table-cell table:style-name="ce2" office:value-type="string" calcext:value-type="string">
            <text:p>JAI BAJRANGBALI STONE PRODUCT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BGR/PNCM/2023/188/PKR/CT/WO-345</text:p>
          </table:table-cell>
          <table:table-cell table:style-name="ce105" office:value-type="date" office:date-value="2024-02-19" calcext:value-type="date">
            <text:p>19/02/2024</text:p>
          </table:table-cell>
          <table:table-cell table:style-name="ce2" office:value-type="string" calcext:value-type="string">
            <text:p>SANTOSH KUMAR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Plot No- 378 ,379 , 380, NA, Kharoni Road, Aharichua, Dumka, Jharkhand, 8161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6299348220" calcext:value-type="float">
            <text:p>6299348220</text:p>
          </table:table-cell>
          <table:table-cell table:style-name="ce2" office:value-type="float" office:value="7759026305" calcext:value-type="float">
            <text:p>775902630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1-25" calcext:value-type="date">
            <text:p>25/01/2024</text:p>
          </table:table-cell>
          <table:table-cell table:style-name="ce105" office:value-type="date" office:date-value="2029-02-05" calcext:value-type="date">
            <text:p>05/02/2029</text:p>
          </table:table-cell>
          <table:table-cell table:style-name="ce105" office:value-type="date" office:date-value="2024-04-23" calcext:value-type="date">
            <text:p>23/04/2024</text:p>
          </table:table-cell>
          <table:table-cell table:style-name="ce105" office:value-type="date" office:date-value="2026-01-24" calcext:value-type="date">
            <text:p>24/01/2026</text:p>
          </table:table-cell>
          <table:table-cell table:style-name="ce105" office:value-type="date" office:date-value="2025-01-17" calcext:value-type="date">
            <text:p>17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BUPB6185R</text:p>
          </table:table-cell>
          <table:table-cell table:style-name="ce2" office:value-type="string" calcext:value-type="string">
            <text:p>20BBUPB6185R1Z0</text:p>
          </table:table-cell>
          <table:table-cell table:number-columns-repeated="83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78" office:value-type="string" calcext:value-type="string">
            <text:p>JH04AD8534</text:p>
          </table:table-cell>
          <table:table-cell table:style-name="ce96" office:value-type="float" office:value="48534" calcext:value-type="float">
            <text:p>048534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BGR/PNCM/2023/189/PKR/CT/WO-346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OPIKANDAR, GOPIKANDAR, Dumka, Jharkhand, 8141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5-01-07" calcext:value-type="date">
            <text:p>07/01/2025</text:p>
          </table:table-cell>
          <table:table-cell table:style-name="ce105" office:value-type="date" office:date-value="1930-01-07" calcext:value-type="date">
            <text:p>07/01/1930</text:p>
          </table:table-cell>
          <table:table-cell table:style-name="ce105" office:value-type="date" office:date-value="2025-04-06" calcext:value-type="date">
            <text:p>06/04/2025</text:p>
          </table:table-cell>
          <table:table-cell table:style-name="ce105" office:value-type="date" office:date-value="2027-01-06" calcext:value-type="date">
            <text:p>06/01/2027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SPG8093P</text:p>
          </table:table-cell>
          <table:table-cell table:style-name="ce2" office:value-type="string" calcext:value-type="string">
            <text:p>20ASSPG8093P1Z0</text:p>
          </table:table-cell>
          <table:table-cell table:number-columns-repeated="83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78" office:value-type="string" calcext:value-type="string">
            <text:p>JH04Z5193</text:p>
          </table:table-cell>
          <table:table-cell table:style-name="ce96" office:value-type="float" office:value="45193" calcext:value-type="float">
            <text:p>045193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BGR/PNCM/2023/189/PKR/CT/WO-346</text:p>
          </table:table-cell>
          <table:table-cell table:style-name="ce105" office:value-type="date" office:date-value="2024-02-20" calcext:value-type="date">
            <text:p>20/02/2024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OPIKANDAR, GOPIKANDAR, Dumka, Jharkhand, 814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6-07" calcext:value-type="date">
            <text:p>07/06/2023</text:p>
          </table:table-cell>
          <table:table-cell table:style-name="ce105" office:value-type="date" office:date-value="2028-06-11" calcext:value-type="date">
            <text:p>11/06/2028</text:p>
          </table:table-cell>
          <table:table-cell table:style-name="ce105" office:value-type="date" office:date-value="2024-03-06" calcext:value-type="date">
            <text:p>06/03/2024</text:p>
          </table:table-cell>
          <table:table-cell table:style-name="ce105" office:value-type="date" office:date-value="2025-06-06" calcext:value-type="date">
            <text:p>06/06/2025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SPG8093P</text:p>
          </table:table-cell>
          <table:table-cell table:style-name="ce2" office:value-type="string" calcext:value-type="string">
            <text:p>20ASSPG8093P1Z0</text:p>
          </table:table-cell>
          <table:table-cell table:number-columns-repeated="83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78" office:value-type="string" calcext:value-type="string">
            <text:p>JH04AA4759</text:p>
          </table:table-cell>
          <table:table-cell table:style-name="ce96" office:value-type="float" office:value="44759" calcext:value-type="float">
            <text:p>044759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BGR/PNCM/2023/189/PKR/CT/WO-346</text:p>
          </table:table-cell>
          <table:table-cell table:style-name="ce105" office:value-type="date" office:date-value="2024-02-20" calcext:value-type="date">
            <text:p>20/02/2024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OPIKANDAR, GOPIKANDAR, Dumka, Jharkhand, 814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1-04" calcext:value-type="date">
            <text:p>04/01/2024</text:p>
          </table:table-cell>
          <table:table-cell table:style-name="ce105" office:value-type="date" office:date-value="2029-01-16" calcext:value-type="date">
            <text:p>16/01/2029</text:p>
          </table:table-cell>
          <table:table-cell table:style-name="ce105" office:value-type="date" office:date-value="2024-04-03" calcext:value-type="date">
            <text:p>03/04/2024</text:p>
          </table:table-cell>
          <table:table-cell table:style-name="ce105" office:value-type="date" office:date-value="2026-01-03" calcext:value-type="date">
            <text:p>03/01/2026</text:p>
          </table:table-cell>
          <table:table-cell table:style-name="ce105" office:value-type="date" office:date-value="2024-12-30" calcext:value-type="date">
            <text:p>30/12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SPG8093P</text:p>
          </table:table-cell>
          <table:table-cell table:style-name="ce2" office:value-type="string" calcext:value-type="string">
            <text:p>20ASSPG8093P1Z0</text:p>
          </table:table-cell>
          <table:table-cell table:number-columns-repeated="8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78" office:value-type="string" calcext:value-type="string">
            <text:p>JH04AB7898</text:p>
          </table:table-cell>
          <table:table-cell table:style-name="ce96" office:value-type="float" office:value="47898" calcext:value-type="float">
            <text:p>047898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BGR/PNCM/2023/189/PKR/CT/WO-346</text:p>
          </table:table-cell>
          <table:table-cell table:style-name="ce105" office:value-type="date" office:date-value="2024-02-20" calcext:value-type="date">
            <text:p>20/02/2024</text:p>
          </table:table-cell>
          <table:table-cell table:style-name="ce2" office:value-type="string" calcext:value-type="string">
            <text:p>MANOJ KUMAR GUPTA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OPIKANDAR, GOPIKANDAR, Dumka, Jharkhand, 814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8084434283" calcext:value-type="float">
            <text:p>8084434283</text:p>
          </table:table-cell>
          <table:table-cell table:style-name="ce2" office:value-type="float" office:value="9471552844" calcext:value-type="float">
            <text:p>947155284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date" office:date-value="2029-02-12" calcext:value-type="date">
            <text:p>12/02/2029</text:p>
          </table:table-cell>
          <table:table-cell table:style-name="ce105" office:value-type="date" office:date-value="2024-05-01" calcext:value-type="date">
            <text:p>01/05/2024</text:p>
          </table:table-cell>
          <table:table-cell table:style-name="ce105" office:value-type="date" office:date-value="2026-02-01" calcext:value-type="date">
            <text:p>01/02/2026</text:p>
          </table:table-cell>
          <table:table-cell table:style-name="ce105" office:value-type="date" office:date-value="2025-01-29" calcext:value-type="date">
            <text:p>29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SSPG8093P</text:p>
          </table:table-cell>
          <table:table-cell table:style-name="ce2" office:value-type="string" calcext:value-type="string">
            <text:p>20ASSPG8093P1Z0</text:p>
          </table:table-cell>
          <table:table-cell table:number-columns-repeated="83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78" office:value-type="string" calcext:value-type="string">
            <text:p>JH16H6212</text:p>
          </table:table-cell>
          <table:table-cell table:style-name="ce96" office:value-type="float" office:value="6212" calcext:value-type="float">
            <text:p>006212</text:p>
          </table:table-cell>
          <table:table-cell table:style-name="ce2" office:value-type="string" calcext:value-type="string">
            <text:p>SANTHOSH KUMAR PRASAD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BGR/PNCM/2023/190/PKR/CT/WO-347</text:p>
          </table:table-cell>
          <table:table-cell table:style-name="ce105" office:value-type="date" office:date-value="2024-02-21" calcext:value-type="date">
            <text:p>21/02/2024</text:p>
          </table:table-cell>
          <table:table-cell table:style-name="ce2" office:value-type="string" calcext:value-type="string">
            <text:p>M/S SANTOSH KUMAR PRASAD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opikandar, Kuschira, Dhobarna, Dumka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546987998" calcext:value-type="float">
            <text:p>9546987998</text:p>
          </table:table-cell>
          <table:table-cell table:style-name="ce2" office:value-type="float" office:value="9771236072" calcext:value-type="float">
            <text:p>9771236072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0" calcext:value-type="date">
            <text:p>20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19" calcext:value-type="date">
            <text:p>19/05/2024</text:p>
          </table:table-cell>
          <table:table-cell table:style-name="ce105" office:value-type="date" office:date-value="2026-02-19" calcext:value-type="date">
            <text:p>19/02/2026</text:p>
          </table:table-cell>
          <table:table-cell table:style-name="ce105" office:value-type="date" office:date-value="2025-12-27" calcext:value-type="date">
            <text:p>27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PGPP1601M</text:p>
          </table:table-cell>
          <table:table-cell table:style-name="ce2" office:value-type="string" calcext:value-type="string">
            <text:p>20APGPP1601M2Z6</text:p>
          </table:table-cell>
          <table:table-cell table:number-columns-repeated="83"/>
        </table:table-row>
        <table:table-row table:style-name="ro3">
          <table:table-cell table:style-name="ce2" office:value-type="float" office:value="474" calcext:value-type="float">
            <text:p>474</text:p>
          </table:table-cell>
          <table:table-cell table:style-name="ce78" office:value-type="string" calcext:value-type="string">
            <text:p>JH04AB5050</text:p>
          </table:table-cell>
          <table:table-cell table:style-name="ce96"/>
          <table:table-cell table:style-name="ce2" office:value-type="string" calcext:value-type="string">
            <text:p>M/S RATAN KUMAR DUTTA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BGR/PNCM/2023/192/PKR/CT/WO-348</text:p>
          </table:table-cell>
          <table:table-cell table:style-name="ce105" office:value-type="date" office:date-value="2024-03-02" calcext:value-type="date">
            <text:p>02/03/2024</text:p>
          </table:table-cell>
          <table:table-cell table:style-name="ce2" office:value-type="string" calcext:value-type="string">
            <text:p>M/S RATAN KUMAR DUTT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NIBAHAL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8709941539" calcext:value-type="float">
            <text:p>8709941539</text:p>
          </table:table-cell>
          <table:table-cell table:style-name="ce2" office:value-type="float" office:value="8969986325" calcext:value-type="float">
            <text:p>896998632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5" calcext:value-type="date">
            <text:p>05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105" office:value-type="date" office:date-value="2026-02-04" calcext:value-type="date">
            <text:p>04/02/2026</text:p>
          </table:table-cell>
          <table:table-cell table:style-name="ce105" office:value-type="date" office:date-value="2025-01-24" calcext:value-type="date">
            <text:p>24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GPD7048G</text:p>
          </table:table-cell>
          <table:table-cell table:style-name="ce2" office:value-type="string" calcext:value-type="string">
            <text:p>20ATGPD7048G1Z3</text:p>
          </table:table-cell>
          <table:table-cell table:number-columns-repeated="83"/>
        </table:table-row>
        <table:table-row table:style-name="ro3">
          <table:table-cell table:style-name="ce2" office:value-type="float" office:value="475" calcext:value-type="float">
            <text:p>475</text:p>
          </table:table-cell>
          <table:table-cell table:style-name="ce78" office:value-type="string" calcext:value-type="string">
            <text:p>JH04AB0468</text:p>
          </table:table-cell>
          <table:table-cell table:style-name="ce96" office:value-type="float" office:value="468" calcext:value-type="float">
            <text:p>000468</text:p>
          </table:table-cell>
          <table:table-cell table:style-name="ce2" office:value-type="string" calcext:value-type="string">
            <text:p>M/S RATAN KUMAR DUTTA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BGR/PNCM/2023/192/PKR/CT/WO-348</text:p>
          </table:table-cell>
          <table:table-cell table:style-name="ce105" office:value-type="date" office:date-value="2024-05-18" calcext:value-type="date">
            <text:p>18/05/2024</text:p>
          </table:table-cell>
          <table:table-cell table:style-name="ce2" office:value-type="string" calcext:value-type="string">
            <text:p>M/S RATAN KUMAR DUTTA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NIBAHAL, DUMKA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709941539" calcext:value-type="float">
            <text:p>8709941539</text:p>
          </table:table-cell>
          <table:table-cell table:style-name="ce2" office:value-type="float" office:value="8969986325" calcext:value-type="float">
            <text:p>896998632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16" calcext:value-type="date">
            <text:p>16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8-14" calcext:value-type="date">
            <text:p>14/08/2026</text:p>
          </table:table-cell>
          <table:table-cell table:style-name="ce105" office:value-type="date" office:date-value="2026-05-15" calcext:value-type="date">
            <text:p>15/05/2026</text:p>
          </table:table-cell>
          <table:table-cell table:style-name="ce105" office:value-type="date" office:date-value="2025-05-09" calcext:value-type="date">
            <text:p>09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GPD7048G</text:p>
          </table:table-cell>
          <table:table-cell table:style-name="ce2" office:value-type="string" calcext:value-type="string">
            <text:p>20ATGPD7048G1Z3</text:p>
          </table:table-cell>
          <table:table-cell table:number-columns-repeated="83"/>
        </table:table-row>
        <table:table-row table:style-name="ro3">
          <table:table-cell table:style-name="ce2" office:value-type="float" office:value="476" calcext:value-type="float">
            <text:p>476</text:p>
          </table:table-cell>
          <table:table-cell table:style-name="ce78" office:value-type="string" calcext:value-type="string">
            <text:p>JH16H2956</text:p>
          </table:table-cell>
          <table:table-cell table:style-name="ce96" office:value-type="float" office:value="162956" calcext:value-type="float">
            <text:p>162956</text:p>
          </table:table-cell>
          <table:table-cell table:style-name="ce2" office:value-type="string" calcext:value-type="string">
            <text:p>PM TRANSPORT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BGR/PNCM/2023/193/PKR/CT/WO-349</text:p>
          </table:table-cell>
          <table:table-cell table:style-name="ce105" office:value-type="date" office:date-value="2024-04-01" calcext:value-type="date">
            <text:p>01/04/2024</text:p>
          </table:table-cell>
          <table:table-cell table:style-name="ce2" office:value-type="string" calcext:value-type="string">
            <text:p>PRATIK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001640744" calcext:value-type="float">
            <text:p>7001640744</text:p>
          </table:table-cell>
          <table:table-cell table:style-name="ce2" office:value-type="float" office:value="9564258507" calcext:value-type="float">
            <text:p>956425850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3-30" calcext:value-type="date">
            <text:p>30/03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105" office:value-type="date" office:date-value="2026-03-29" calcext:value-type="date">
            <text:p>29/03/2026</text:p>
          </table:table-cell>
          <table:table-cell table:style-name="ce105" office:value-type="date" office:date-value="2025-03-27" calcext:value-type="date">
            <text:p>27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PGPP1601M</text:p>
          </table:table-cell>
          <table:table-cell table:style-name="ce2" office:value-type="string" calcext:value-type="string">
            <text:p>20APGPP1601M2Z6</text:p>
          </table:table-cell>
          <table:table-cell table:number-columns-repeated="83"/>
        </table:table-row>
        <table:table-row table:style-name="ro3">
          <table:table-cell table:style-name="ce2" office:value-type="float" office:value="477" calcext:value-type="float">
            <text:p>477</text:p>
          </table:table-cell>
          <table:table-cell table:style-name="ce78" office:value-type="string" calcext:value-type="string">
            <text:p>JH16J6595</text:p>
          </table:table-cell>
          <table:table-cell table:style-name="ce96"/>
          <table:table-cell table:style-name="ce2" office:value-type="string" calcext:value-type="string">
            <text:p>PM TRANSPORT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BGR/PNCM/2023/193/PKR/CT/WO-349</text:p>
          </table:table-cell>
          <table:table-cell table:style-name="ce105" office:value-type="date" office:date-value="2025-06-01" calcext:value-type="date">
            <text:p>01/06/2025</text:p>
          </table:table-cell>
          <table:table-cell table:style-name="ce2" office:value-type="string" calcext:value-type="string">
            <text:p>PRATIK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7001640744" calcext:value-type="float">
            <text:p>7001640744</text:p>
          </table:table-cell>
          <table:table-cell table:style-name="ce2" office:value-type="float" office:value="9564258507" calcext:value-type="float">
            <text:p>956425850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105" office:value-type="date" office:date-value="2030-04-24" calcext:value-type="date">
            <text:p>24/04/2030</text:p>
          </table:table-cell>
          <table:table-cell table:style-name="ce105" office:value-type="date" office:date-value="2025-07-21" calcext:value-type="date">
            <text:p>21/07/2025</text:p>
          </table:table-cell>
          <table:table-cell table:style-name="ce105" office:value-type="date" office:date-value="2027-04-21" calcext:value-type="date">
            <text:p>21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CHILE 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PGPP1601M</text:p>
          </table:table-cell>
          <table:table-cell table:style-name="ce2" office:value-type="string" calcext:value-type="string">
            <text:p>20APGPP1601M2Z6</text:p>
          </table:table-cell>
          <table:table-cell table:number-columns-repeated="83"/>
        </table:table-row>
        <table:table-row table:style-name="ro3">
          <table:table-cell table:style-name="ce2" office:value-type="float" office:value="478" calcext:value-type="float">
            <text:p>478</text:p>
          </table:table-cell>
          <table:table-cell table:style-name="ce78" office:value-type="string" calcext:value-type="string">
            <text:p>JH04AB8081</text:p>
          </table:table-cell>
          <table:table-cell table:style-name="ce96" office:value-type="float" office:value="48081" calcext:value-type="float">
            <text:p>048081</text:p>
          </table:table-cell>
          <table:table-cell table:style-name="ce2" office:value-type="string" calcext:value-type="string">
            <text:p>CHANDAN KUMAR BHAGA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BGR/PNCM/2023/194/PKR/CT/WO-350</text:p>
          </table:table-cell>
          <table:table-cell table:style-name="ce105" office:value-type="date" office:date-value="2024-03-03" calcext:value-type="date">
            <text:p>03/03/2024</text:p>
          </table:table-cell>
          <table:table-cell table:style-name="ce2" office:value-type="string" calcext:value-type="string">
            <text:p>CHANDAN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aria, Patharghatta, <text:s/>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8825190370" calcext:value-type="float">
            <text:p>8825190370</text:p>
          </table:table-cell>
          <table:table-cell table:style-name="ce2" office:value-type="float" office:value="6299640751" calcext:value-type="float">
            <text:p>629964075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29" calcext:value-type="date">
            <text:p>29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5-28" calcext:value-type="date">
            <text:p>28/05/2024</text:p>
          </table:table-cell>
          <table:table-cell table:style-name="ce105" office:value-type="date" office:date-value="2026-02-27" calcext:value-type="date">
            <text:p>27/02/2026</text:p>
          </table:table-cell>
          <table:table-cell table:style-name="ce105" office:value-type="date" office:date-value="2025-02-26" calcext:value-type="date">
            <text:p>26/02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3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PGPP1601M</text:p>
          </table:table-cell>
          <table:table-cell table:style-name="ce2" office:value-type="string" calcext:value-type="string">
            <text:p>20APGPP1601M2Z6</text:p>
          </table:table-cell>
          <table:table-cell table:number-columns-repeated="83"/>
        </table:table-row>
        <table:table-row table:style-name="ro3">
          <table:table-cell table:style-name="ce2" office:value-type="float" office:value="479" calcext:value-type="float">
            <text:p>479</text:p>
          </table:table-cell>
          <table:table-cell table:style-name="ce78" office:value-type="string" calcext:value-type="string">
            <text:p>JH04AA2396</text:p>
          </table:table-cell>
          <table:table-cell table:style-name="ce96" office:value-type="float" office:value="767747" calcext:value-type="float">
            <text:p>767747</text:p>
          </table:table-cell>
          <table:table-cell table:style-name="ce2" office:value-type="string" calcext:value-type="string">
            <text:p>HIMALAYA STONE SYNDICAY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BGR/PNCM/2023/195/PKR/CT/WO-351</text:p>
          </table:table-cell>
          <table:table-cell table:style-name="ce105" office:value-type="date" office:date-value="2024-03-07" calcext:value-type="date">
            <text:p>07/03/2024</text:p>
          </table:table-cell>
          <table:table-cell table:style-name="ce2" office:value-type="string" calcext:value-type="string">
            <text:p>MOHAMMED MUMTAJ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VILL. AND P.O.-SARASDANGAL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2-06" calcext:value-type="date">
            <text:p>06/12/2023</text:p>
          </table:table-cell>
          <table:table-cell table:style-name="ce105" office:value-type="date" office:date-value="2028-12-06" calcext:value-type="date">
            <text:p>06/12/2028</text:p>
          </table:table-cell>
          <table:table-cell table:style-name="ce105" office:value-type="date" office:date-value="2024-07-05" calcext:value-type="date">
            <text:p>05/07/2024</text:p>
          </table:table-cell>
          <table:table-cell table:style-name="ce105" office:value-type="date" office:date-value="2025-12-05" calcext:value-type="date">
            <text:p>05/12/2025</text:p>
          </table:table-cell>
          <table:table-cell table:style-name="ce105" office:value-type="date" office:date-value="2024-11-28" calcext:value-type="date">
            <text:p>28/11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7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VPA0256C</text:p>
          </table:table-cell>
          <table:table-cell table:style-name="ce2" office:value-type="string" calcext:value-type="string">
            <text:p>20ADVPA0256C3Z6</text:p>
          </table:table-cell>
          <table:table-cell table:number-columns-repeated="83"/>
        </table:table-row>
        <table:table-row table:style-name="ro3">
          <table:table-cell table:style-name="ce2" office:value-type="float" office:value="480" calcext:value-type="float">
            <text:p>480</text:p>
          </table:table-cell>
          <table:table-cell table:style-name="ce78" office:value-type="string" calcext:value-type="string">
            <text:p>JH04AA7289</text:p>
          </table:table-cell>
          <table:table-cell table:style-name="ce96" office:value-type="float" office:value="767747" calcext:value-type="float">
            <text:p>767747</text:p>
          </table:table-cell>
          <table:table-cell table:style-name="ce2" office:value-type="string" calcext:value-type="string">
            <text:p>HIMALAYA STONE SYNDICAY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BGR/PNCM/2023/195/PKR/CT/WO-351</text:p>
          </table:table-cell>
          <table:table-cell table:style-name="ce105" office:value-type="date" office:date-value="2024-03-07" calcext:value-type="date">
            <text:p>07/03/2024</text:p>
          </table:table-cell>
          <table:table-cell table:style-name="ce2" office:value-type="string" calcext:value-type="string">
            <text:p>MOHAMMED MUMTAJ ANSAR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VILL. AND P.O.-SARASDANGAL, Dumka, Jharkhand, 8161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635764401" calcext:value-type="float">
            <text:p>9635764401</text:p>
          </table:table-cell>
          <table:table-cell table:style-name="ce2" office:value-type="float" office:value="9304212091" calcext:value-type="float">
            <text:p>930421209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10-13" calcext:value-type="date">
            <text:p>13/10/2023</text:p>
          </table:table-cell>
          <table:table-cell table:style-name="ce105" office:value-type="date" office:date-value="2028-10-16" calcext:value-type="date">
            <text:p>16/10/2028</text:p>
          </table:table-cell>
          <table:table-cell table:style-name="ce105" office:value-type="date" office:date-value="2024-04-12" calcext:value-type="date">
            <text:p>12/04/2024</text:p>
          </table:table-cell>
          <table:table-cell table:style-name="ce105" office:value-type="date" office:date-value="2025-10-12" calcext:value-type="date">
            <text:p>12/10/2025</text:p>
          </table:table-cell>
          <table:table-cell table:style-name="ce105" office:value-type="date" office:date-value="2024-10-08" calcext:value-type="date">
            <text:p>08/10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7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DVPA0256C</text:p>
          </table:table-cell>
          <table:table-cell table:style-name="ce2" office:value-type="string" calcext:value-type="string">
            <text:p>20ADVPA0256C3Z6</text:p>
          </table:table-cell>
          <table:table-cell table:number-columns-repeated="83"/>
        </table:table-row>
        <table:table-row table:style-name="ro3">
          <table:table-cell table:style-name="ce2" office:value-type="float" office:value="481" calcext:value-type="float">
            <text:p>481</text:p>
          </table:table-cell>
          <table:table-cell table:style-name="ce79" office:value-type="string" calcext:value-type="string">
            <text:p>JH04AA6907</text:p>
          </table:table-cell>
          <table:table-cell table:style-name="ce99"/>
          <table:table-cell table:style-name="ce2" office:value-type="string" calcext:value-type="string">
            <text:p>SANTOSH KUMAR BHAGAT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BGR/PNCM/2023/197/PKR/CT/WO-353</text:p>
          </table:table-cell>
          <table:table-cell table:style-name="ce105" office:value-type="date" office:date-value="2024-03-10" calcext:value-type="date">
            <text:p>10/03/2024</text:p>
          </table:table-cell>
          <table:table-cell table:style-name="ce2" office:value-type="string" calcext:value-type="string">
            <text:p>SANTOSH KUMAR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Amrapara, Pakur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7061558898" calcext:value-type="float">
            <text:p>7061558898</text:p>
          </table:table-cell>
          <table:table-cell table:style-name="ce2" office:value-type="float" office:value="8409376542" calcext:value-type="float">
            <text:p>8409376542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3-06-23" calcext:value-type="date">
            <text:p>23/06/2023</text:p>
          </table:table-cell>
          <table:table-cell table:style-name="ce107" office:value-type="date" office:date-value="2028-09-28" calcext:value-type="date">
            <text:p>28/09/2028</text:p>
          </table:table-cell>
          <table:table-cell table:style-name="ce107" office:value-type="date" office:date-value="2024-03-22" calcext:value-type="date">
            <text:p>22/03/2024</text:p>
          </table:table-cell>
          <table:table-cell table:style-name="ce107" office:value-type="date" office:date-value="2025-09-22" calcext:value-type="date">
            <text:p>22/09/2025</text:p>
          </table:table-cell>
          <table:table-cell table:style-name="ce107" office:value-type="date" office:date-value="2024-09-19" calcext:value-type="date">
            <text:p>19/09/2024</text:p>
          </table:table-cell>
          <table:table-cell table:style-name="ce3" office:value-type="float" office:value="4930" calcext:value-type="float">
            <text:p>4930</text:p>
          </table:table-cell>
          <table:table-cell table:style-name="ce2" office:value-type="string" calcext:value-type="string">
            <text:p>NEW 10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HFPB1420H</text:p>
          </table:table-cell>
          <table:table-cell table:style-name="ce2" office:value-type="string" calcext:value-type="string">
            <text:p>20CHFPB1420H1ZB</text:p>
          </table:table-cell>
          <table:table-cell table:number-columns-repeated="83"/>
        </table:table-row>
        <table:table-row table:style-name="ro3">
          <table:table-cell table:style-name="ce2" office:value-type="float" office:value="482" calcext:value-type="float">
            <text:p>482</text:p>
          </table:table-cell>
          <table:table-cell table:style-name="ce78" office:value-type="string" calcext:value-type="string">
            <text:p>JH04AB5442</text:p>
          </table:table-cell>
          <table:table-cell table:style-name="ce98" office:value-type="float" office:value="544210" calcext:value-type="float">
            <text:p>544210</text:p>
          </table:table-cell>
          <table:table-cell table:style-name="ce3" office:value-type="string" calcext:value-type="string">
            <text:p>SAORABH KUMAR BHAGAT</text:p>
          </table:table-cell>
          <table:table-cell table:style-name="ce3" office:value-type="float" office:value="355" calcext:value-type="float">
            <text:p>355</text:p>
          </table:table-cell>
          <table:table-cell table:style-name="ce2" office:value-type="string" calcext:value-type="string">
            <text:p>BGR/PNCM/2023/199/PKR/CT/WO-355</text:p>
          </table:table-cell>
          <table:table-cell table:style-name="ce107" office:value-type="date" office:date-value="2024-03-15" calcext:value-type="date">
            <text:p>15/03/2024</text:p>
          </table:table-cell>
          <table:table-cell table:style-name="ce3" office:value-type="string" calcext:value-type="string">
            <text:p>SAORABH KUMAR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Dumarchir, Pakur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3" office:value-type="float" office:value="7070634344" calcext:value-type="float">
            <text:p>7070634344</text:p>
          </table:table-cell>
          <table:table-cell table:style-name="ce3" office:value-type="float" office:value="8987454533" calcext:value-type="float">
            <text:p>898745453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2-23" calcext:value-type="date">
            <text:p>23/02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5-22" calcext:value-type="date">
            <text:p>22/05/2024</text:p>
          </table:table-cell>
          <table:table-cell table:style-name="ce107" office:value-type="date" office:date-value="2026-02-22" calcext:value-type="date">
            <text:p>22/02/2026</text:p>
          </table:table-cell>
          <table:table-cell table:style-name="ce107" office:value-type="date" office:date-value="2025-02-18" calcext:value-type="date">
            <text:p>18/02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15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BGPB9378L</text:p>
          </table:table-cell>
          <table:table-cell table:style-name="ce2" office:value-type="string" calcext:value-type="string">
            <text:p>20DBGPB9378L1ZF</text:p>
          </table:table-cell>
          <table:table-cell table:number-columns-repeated="83"/>
        </table:table-row>
        <table:table-row table:style-name="ro3">
          <table:table-cell table:style-name="ce2" office:value-type="float" office:value="483" calcext:value-type="float">
            <text:p>483</text:p>
          </table:table-cell>
          <table:table-cell table:style-name="ce78" office:value-type="string" calcext:value-type="string">
            <text:p>JH04AD6289</text:p>
          </table:table-cell>
          <table:table-cell table:style-name="ce98" office:value-type="float" office:value="6289" calcext:value-type="float">
            <text:p>006289</text:p>
          </table:table-cell>
          <table:table-cell table:style-name="ce3" office:value-type="string" calcext:value-type="string">
            <text:p>SAORABH KUMAR BHAGAT</text:p>
          </table:table-cell>
          <table:table-cell table:style-name="ce3" office:value-type="float" office:value="355" calcext:value-type="float">
            <text:p>355</text:p>
          </table:table-cell>
          <table:table-cell table:style-name="ce2" office:value-type="string" calcext:value-type="string">
            <text:p>BGR/PNCM/2023/199/PKR/CT/WO-355</text:p>
          </table:table-cell>
          <table:table-cell table:style-name="ce107" office:value-type="date" office:date-value="2025-04-04" calcext:value-type="date">
            <text:p>04/04/2025</text:p>
          </table:table-cell>
          <table:table-cell table:style-name="ce3" office:value-type="string" calcext:value-type="string">
            <text:p>SAORABH KUMAR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Dumarchir, Pakur, Jharkhand, 814111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6.5" calcext:value-type="float">
            <text:p>16.5</text:p>
          </table:table-cell>
          <table:table-cell table:style-name="ce3" office:value-type="float" office:value="7070634344" calcext:value-type="float">
            <text:p>7070634344</text:p>
          </table:table-cell>
          <table:table-cell table:style-name="ce3" office:value-type="float" office:value="8987454533" calcext:value-type="float">
            <text:p>898745453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5-04-03" calcext:value-type="date">
            <text:p>03/04/2025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5-07-02" calcext:value-type="date">
            <text:p>02/07/2025</text:p>
          </table:table-cell>
          <table:table-cell table:style-name="ce107" office:value-type="date" office:date-value="2027-04-02" calcext:value-type="date">
            <text:p>02/04/2027</text:p>
          </table:table-cell>
          <table:table-cell table:style-name="ce107" office:value-type="date" office:date-value="2026-03-29" calcext:value-type="date">
            <text:p>29/03/2026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BGPB9378L</text:p>
          </table:table-cell>
          <table:table-cell table:style-name="ce2" office:value-type="string" calcext:value-type="string">
            <text:p>20DBGPB9378L1ZF</text:p>
          </table:table-cell>
          <table:table-cell table:number-columns-repeated="83"/>
        </table:table-row>
        <table:table-row table:style-name="ro3">
          <table:table-cell table:style-name="ce2" office:value-type="float" office:value="484" calcext:value-type="float">
            <text:p>484</text:p>
          </table:table-cell>
          <table:table-cell table:style-name="ce78" office:value-type="string" calcext:value-type="string">
            <text:p>JH04AB3911</text:p>
          </table:table-cell>
          <table:table-cell table:style-name="ce98" office:value-type="float" office:value="123123" calcext:value-type="float">
            <text:p>123123</text:p>
          </table:table-cell>
          <table:table-cell table:style-name="ce3" office:value-type="string" calcext:value-type="string">
            <text:p>M/S KISHAN RAJ</text:p>
          </table:table-cell>
          <table:table-cell table:style-name="ce3" office:value-type="float" office:value="356" calcext:value-type="float">
            <text:p>356</text:p>
          </table:table-cell>
          <table:table-cell table:style-name="ce2" office:value-type="string" calcext:value-type="string">
            <text:p>BGR/PNCM/2023/200/PKR/CT/WO-356</text:p>
          </table:table-cell>
          <table:table-cell table:style-name="ce107" office:value-type="date" office:date-value="2024-03-15" calcext:value-type="date">
            <text:p>15/03/2024</text:p>
          </table:table-cell>
          <table:table-cell table:style-name="ce3" office:value-type="string" calcext:value-type="string">
            <text:p>M/S KISHAN RAJ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AMRAPARA SANTHALI, Chhotapaharpur Amrapara Bazar Road, BAJRANGBALI MANDIR, Amrapara Bazar, Pakur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3" office:value-type="float" office:value="9155104532" calcext:value-type="float">
            <text:p>9155104532</text:p>
          </table:table-cell>
          <table:table-cell table:style-name="ce3" office:value-type="float" office:value="6205986313" calcext:value-type="float">
            <text:p>620598631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2-12" calcext:value-type="date">
            <text:p>12/02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5-11" calcext:value-type="date">
            <text:p>11/05/2024</text:p>
          </table:table-cell>
          <table:table-cell table:style-name="ce107" office:value-type="date" office:date-value="2026-05-11" calcext:value-type="date">
            <text:p>11/05/2026</text:p>
          </table:table-cell>
          <table:table-cell table:style-name="ce107" office:value-type="date" office:date-value="2025-01-24" calcext:value-type="date">
            <text:p>24/01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15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MRPR3594A</text:p>
          </table:table-cell>
          <table:table-cell table:style-name="ce2" office:value-type="string" calcext:value-type="string">
            <text:p>20FMRPR3594A1ZW</text:p>
          </table:table-cell>
          <table:table-cell table:number-columns-repeated="83"/>
        </table:table-row>
        <table:table-row table:style-name="ro3">
          <table:table-cell table:style-name="ce2" office:value-type="float" office:value="485" calcext:value-type="float">
            <text:p>485</text:p>
          </table:table-cell>
          <table:table-cell table:style-name="ce78" office:value-type="string" calcext:value-type="string">
            <text:p>JH04AC9243</text:p>
          </table:table-cell>
          <table:table-cell table:style-name="ce98" office:value-type="float" office:value="9243" calcext:value-type="float">
            <text:p>009243</text:p>
          </table:table-cell>
          <table:table-cell table:style-name="ce3" office:value-type="string" calcext:value-type="string">
            <text:p>M/S KISHAN RAJ</text:p>
          </table:table-cell>
          <table:table-cell table:style-name="ce3" office:value-type="float" office:value="356" calcext:value-type="float">
            <text:p>356</text:p>
          </table:table-cell>
          <table:table-cell table:style-name="ce2" office:value-type="string" calcext:value-type="string">
            <text:p>BGR/PNCM/2023/200/PKR/CT/WO-356</text:p>
          </table:table-cell>
          <table:table-cell table:style-name="ce107" office:value-type="date" office:date-value="2025-03-09" calcext:value-type="date">
            <text:p>09/03/2025</text:p>
          </table:table-cell>
          <table:table-cell table:style-name="ce3" office:value-type="string" calcext:value-type="string">
            <text:p>M/S KISHAN RAJ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AMRAPARA SANTHALI, Chhotapaharpur Amrapara Bazar Road, BAJRANGBALI MANDIR, Amrapara Bazar, Pakur, Jharkhand, 814111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6.56" calcext:value-type="float">
            <text:p>16.56</text:p>
          </table:table-cell>
          <table:table-cell table:style-name="ce3" office:value-type="float" office:value="9155104532" calcext:value-type="float">
            <text:p>9155104532</text:p>
          </table:table-cell>
          <table:table-cell table:style-name="ce3" office:value-type="float" office:value="6205986313" calcext:value-type="float">
            <text:p>620598631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0-19" calcext:value-type="date">
            <text:p>19/10/2024</text:p>
          </table:table-cell>
          <table:table-cell table:style-name="ce107" office:value-type="date" office:date-value="2029-10-27" calcext:value-type="date">
            <text:p>27/10/2029</text:p>
          </table:table-cell>
          <table:table-cell table:style-name="ce107" office:value-type="date" office:date-value="2025-04-18" calcext:value-type="date">
            <text:p>18/04/2025</text:p>
          </table:table-cell>
          <table:table-cell table:style-name="ce107" office:value-type="date" office:date-value="2026-10-18" calcext:value-type="date">
            <text:p>18/10/2026</text:p>
          </table:table-cell>
          <table:table-cell table:style-name="ce107" office:value-type="date" office:date-value="2025-10-14" calcext:value-type="date">
            <text:p>14/10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FMRPR3594A</text:p>
          </table:table-cell>
          <table:table-cell table:style-name="ce2" office:value-type="string" calcext:value-type="string">
            <text:p>20FMRPR3594A1ZW</text:p>
          </table:table-cell>
          <table:table-cell table:number-columns-repeated="83"/>
        </table:table-row>
        <table:table-row table:style-name="ro3">
          <table:table-cell table:style-name="ce2" office:value-type="float" office:value="486" calcext:value-type="float">
            <text:p>486</text:p>
          </table:table-cell>
          <table:table-cell table:style-name="ce80" office:value-type="string" calcext:value-type="string">
            <text:p>JH04AD0285</text:p>
          </table:table-cell>
          <table:table-cell table:style-name="ce98" office:value-type="float" office:value="47186" calcext:value-type="float">
            <text:p>047186</text:p>
          </table:table-cell>
          <table:table-cell table:style-name="ce3" office:value-type="string" calcext:value-type="string">
            <text:p>MOHAN CHAUDHARY</text:p>
          </table:table-cell>
          <table:table-cell table:style-name="ce3" office:value-type="float" office:value="357" calcext:value-type="float">
            <text:p>357</text:p>
          </table:table-cell>
          <table:table-cell table:style-name="ce2" office:value-type="string" calcext:value-type="string">
            <text:p>BGR/PNCM/2023/201/PKR/CT/WO-357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3" office:value-type="string" calcext:value-type="string">
            <text:p>MOHAN CHAUDHARY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POKARIA ROAD, GOPIKNDER, Amrapara, Dumka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" calcext:value-type="float">
            <text:p>16.5</text:p>
          </table:table-cell>
          <table:table-cell table:style-name="ce3" office:value-type="float" office:value="8434702620" calcext:value-type="float">
            <text:p>8434702620</text:p>
          </table:table-cell>
          <table:table-cell table:style-name="ce3" office:value-type="float" office:value="7484067093" calcext:value-type="float">
            <text:p>7484067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2-24" calcext:value-type="date">
            <text:p>24/12/2024</text:p>
          </table:table-cell>
          <table:table-cell table:style-name="ce107" office:value-type="date" office:date-value="2030-01-09" calcext:value-type="date">
            <text:p>09/01/2030</text:p>
          </table:table-cell>
          <table:table-cell table:style-name="ce107" office:value-type="date" office:date-value="2025-03-23" calcext:value-type="date">
            <text:p>23/03/2025</text:p>
          </table:table-cell>
          <table:table-cell table:style-name="ce107" office:value-type="date" office:date-value="2026-12-23" calcext:value-type="date">
            <text:p>23/12/2026</text:p>
          </table:table-cell>
          <table:table-cell table:style-name="ce107" office:value-type="date" office:date-value="2025-12-13" calcext:value-type="date">
            <text:p>13/12/2025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WJPC4147P</text:p>
          </table:table-cell>
          <table:table-cell table:style-name="ce2" office:value-type="string" calcext:value-type="string">
            <text:p>20AWJPC4147P1ZI</text:p>
          </table:table-cell>
          <table:table-cell table:number-columns-repeated="83"/>
        </table:table-row>
        <table:table-row table:style-name="ro3">
          <table:table-cell table:style-name="ce2" office:value-type="float" office:value="487" calcext:value-type="float">
            <text:p>487</text:p>
          </table:table-cell>
          <table:table-cell table:style-name="ce80" office:value-type="string" calcext:value-type="string">
            <text:p>JH04AC7618</text:p>
          </table:table-cell>
          <table:table-cell table:style-name="ce98" office:value-type="float" office:value="7618" calcext:value-type="float">
            <text:p>007618</text:p>
          </table:table-cell>
          <table:table-cell table:style-name="ce3" office:value-type="string" calcext:value-type="string">
            <text:p>MOHAN CHAUDHARY</text:p>
          </table:table-cell>
          <table:table-cell table:style-name="ce3" office:value-type="float" office:value="357" calcext:value-type="float">
            <text:p>357</text:p>
          </table:table-cell>
          <table:table-cell table:style-name="ce2" office:value-type="string" calcext:value-type="string">
            <text:p>BGR/PNCM/2023/201/PKR/CT/WO-357</text:p>
          </table:table-cell>
          <table:table-cell table:style-name="ce107" office:value-type="date" office:date-value="2025-10-16" calcext:value-type="date">
            <text:p>16/10/2025</text:p>
          </table:table-cell>
          <table:table-cell table:style-name="ce3" office:value-type="string" calcext:value-type="string">
            <text:p>MOHAN CHAUDHARY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POKARIA ROAD, GOPIKNDER, Amrapara, Dumka, Jharkhand, 814111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8.4" calcext:value-type="float">
            <text:p>18.4</text:p>
          </table:table-cell>
          <table:table-cell table:style-name="ce3" office:value-type="float" office:value="8434702620" calcext:value-type="float">
            <text:p>8434702620</text:p>
          </table:table-cell>
          <table:table-cell table:style-name="ce3" office:value-type="float" office:value="7484067093" calcext:value-type="float">
            <text:p>7484067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1-04" calcext:value-type="date">
            <text:p>04/11/2024</text:p>
          </table:table-cell>
          <table:table-cell table:style-name="ce107" office:value-type="date" office:date-value="2030-02-17" calcext:value-type="date">
            <text:p>17/02/2030</text:p>
          </table:table-cell>
          <table:table-cell table:number-columns-repeated="2" table:style-name="ce107" office:value-type="date" office:date-value="2025-11-03" calcext:value-type="date">
            <text:p>03/11/2025</text:p>
          </table:table-cell>
          <table:table-cell table:style-name="ce107" office:value-type="date" office:date-value="2025-10-17" calcext:value-type="date">
            <text:p>17/10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WJPC4147P</text:p>
          </table:table-cell>
          <table:table-cell table:style-name="ce2" office:value-type="string" calcext:value-type="string">
            <text:p>20AWJPC4147P1ZI</text:p>
          </table:table-cell>
          <table:table-cell table:number-columns-repeated="83"/>
        </table:table-row>
        <table:table-row table:style-name="ro3">
          <table:table-cell table:style-name="ce2" office:value-type="float" office:value="488" calcext:value-type="float">
            <text:p>488</text:p>
          </table:table-cell>
          <table:table-cell table:style-name="ce81" office:value-type="string" calcext:value-type="string">
            <text:p>JH04V6706</text:p>
          </table:table-cell>
          <table:table-cell table:style-name="ce98" office:value-type="float" office:value="46706" calcext:value-type="float">
            <text:p>046706</text:p>
          </table:table-cell>
          <table:table-cell table:style-name="ce3" office:value-type="string" calcext:value-type="string">
            <text:p>ZIAUL BISWAS</text:p>
          </table:table-cell>
          <table:table-cell table:style-name="ce3" office:value-type="float" office:value="358" calcext:value-type="float">
            <text:p>358</text:p>
          </table:table-cell>
          <table:table-cell table:style-name="ce2" office:value-type="string" calcext:value-type="string">
            <text:p>BGR/PNCM/2023/202/PKR/CT/WO-358</text:p>
          </table:table-cell>
          <table:table-cell table:style-name="ce107" office:value-type="date" office:date-value="2024-03-28" calcext:value-type="date">
            <text:p>28/03/2024</text:p>
          </table:table-cell>
          <table:table-cell table:style-name="ce3" office:value-type="string" calcext:value-type="string">
            <text:p>SRI ZIAUL BISWAS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WARD NO-5, Sangrampu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7.02" calcext:value-type="float">
            <text:p>17.02</text:p>
          </table:table-cell>
          <table:table-cell table:style-name="ce3" office:value-type="float" office:value="9955095990" calcext:value-type="float">
            <text:p>9955095990</text:p>
          </table:table-cell>
          <table:table-cell table:style-name="ce3" office:value-type="float" office:value="7979884059" calcext:value-type="float">
            <text:p>7979884059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1-05-12" calcext:value-type="date">
            <text:p>12/05/2021</text:p>
          </table:table-cell>
          <table:table-cell table:style-name="ce107" office:value-type="date" office:date-value="2024-05-23" calcext:value-type="date">
            <text:p>23/05/2024</text:p>
          </table:table-cell>
          <table:table-cell table:style-name="ce107" office:value-type="date" office:date-value="2024-04-29" calcext:value-type="date">
            <text:p>29/04/2024</text:p>
          </table:table-cell>
          <table:table-cell table:style-name="ce107" office:value-type="date" office:date-value="2025-05-21" calcext:value-type="date">
            <text:p>21/05/2025</text:p>
          </table:table-cell>
          <table:table-cell table:style-name="ce107" office:value-type="date" office:date-value="2024-08-20" calcext:value-type="date">
            <text:p>20/08/2024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NEW 28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OPB1927P</text:p>
          </table:table-cell>
          <table:table-cell table:style-name="ce2" office:value-type="string" calcext:value-type="string">
            <text:p>20BDOPB1927P1ZI</text:p>
          </table:table-cell>
          <table:table-cell table:number-columns-repeated="83"/>
        </table:table-row>
        <table:table-row table:style-name="ro3">
          <table:table-cell table:style-name="ce2" office:value-type="float" office:value="489" calcext:value-type="float">
            <text:p>489</text:p>
          </table:table-cell>
          <table:table-cell table:style-name="ce81" office:value-type="string" calcext:value-type="string">
            <text:p>JH04V2958</text:p>
          </table:table-cell>
          <table:table-cell table:style-name="ce98" office:value-type="float" office:value="42958" calcext:value-type="float">
            <text:p>042958</text:p>
          </table:table-cell>
          <table:table-cell table:style-name="ce3" office:value-type="string" calcext:value-type="string">
            <text:p>ZIAUL BISWAS</text:p>
          </table:table-cell>
          <table:table-cell table:style-name="ce3" office:value-type="float" office:value="358" calcext:value-type="float">
            <text:p>358</text:p>
          </table:table-cell>
          <table:table-cell table:style-name="ce2" office:value-type="string" calcext:value-type="string">
            <text:p>BGR/PNCM/2023/202/PKR/CT/WO-358</text:p>
          </table:table-cell>
          <table:table-cell table:style-name="ce107" office:value-type="date" office:date-value="2024-05-10" calcext:value-type="date">
            <text:p>10/05/2024</text:p>
          </table:table-cell>
          <table:table-cell table:style-name="ce3" office:value-type="string" calcext:value-type="string">
            <text:p>SRI ZIAUL BISWAS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WARD NO-5, Sangrampu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3" office:value-type="float" office:value="9955095990" calcext:value-type="float">
            <text:p>9955095990</text:p>
          </table:table-cell>
          <table:table-cell table:style-name="ce3" office:value-type="float" office:value="7979884059" calcext:value-type="float">
            <text:p>7979884059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1-03-17" calcext:value-type="date">
            <text:p>17/03/2021</text:p>
          </table:table-cell>
          <table:table-cell table:style-name="ce107" office:value-type="date" office:date-value="2025-03-23" calcext:value-type="date">
            <text:p>23/03/2025</text:p>
          </table:table-cell>
          <table:table-cell table:style-name="ce107" office:value-type="date" office:date-value="2024-06-16" calcext:value-type="date">
            <text:p>16/06/2024</text:p>
          </table:table-cell>
          <table:table-cell table:style-name="ce107" office:value-type="date" office:date-value="2025-03-17" calcext:value-type="date">
            <text:p>17/03/2025</text:p>
          </table:table-cell>
          <table:table-cell table:style-name="ce107" office:value-type="date" office:date-value="2024-06-19" calcext:value-type="date">
            <text:p>19/06/2024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DOPB1927P</text:p>
          </table:table-cell>
          <table:table-cell table:style-name="ce2" office:value-type="string" calcext:value-type="string">
            <text:p>20BDOPB1927P1ZI</text:p>
          </table:table-cell>
          <table:table-cell table:number-columns-repeated="83"/>
        </table:table-row>
        <table:table-row table:style-name="ro3">
          <table:table-cell table:style-name="ce2" office:value-type="float" office:value="490" calcext:value-type="float">
            <text:p>490</text:p>
          </table:table-cell>
          <table:table-cell table:style-name="ce81" office:value-type="string" calcext:value-type="string">
            <text:p>JH16J2818</text:p>
          </table:table-cell>
          <table:table-cell table:style-name="ce98" office:value-type="float" office:value="162818" calcext:value-type="float">
            <text:p>162818</text:p>
          </table:table-cell>
          <table:table-cell table:style-name="ce3" office:value-type="string" calcext:value-type="string">
            <text:p>ZIAUL BISWAS</text:p>
          </table:table-cell>
          <table:table-cell table:style-name="ce3" office:value-type="float" office:value="358" calcext:value-type="float">
            <text:p>358</text:p>
          </table:table-cell>
          <table:table-cell table:style-name="ce2" office:value-type="string" calcext:value-type="string">
            <text:p>BGR/PNCM/2023/202/PKR/CT/WO-358</text:p>
          </table:table-cell>
          <table:table-cell table:style-name="ce107" office:value-type="date" office:date-value="2025-03-09" calcext:value-type="date">
            <text:p>09/03/2025</text:p>
          </table:table-cell>
          <table:table-cell table:style-name="ce3" office:value-type="string" calcext:value-type="string">
            <text:p>SRI ZIAUL BISWAS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WARD NO-5, Sangrampur, Pakur, Jharkhand, 816107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6.62" calcext:value-type="float">
            <text:p>16.62</text:p>
          </table:table-cell>
          <table:table-cell table:style-name="ce3" office:value-type="float" office:value="9955095990" calcext:value-type="float">
            <text:p>9955095990</text:p>
          </table:table-cell>
          <table:table-cell table:style-name="ce3" office:value-type="float" office:value="7979884059" calcext:value-type="float">
            <text:p>7979884059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5-02-07" calcext:value-type="date">
            <text:p>07/02/2025</text:p>
          </table:table-cell>
          <table:table-cell table:style-name="ce107" office:value-type="date" office:date-value="2026-02-10" calcext:value-type="date">
            <text:p>10/02/2026</text:p>
          </table:table-cell>
          <table:table-cell table:style-name="ce107" office:value-type="date" office:date-value="2025-05-05" calcext:value-type="date">
            <text:p>05/05/2025</text:p>
          </table:table-cell>
          <table:table-cell table:style-name="ce107" office:value-type="date" office:date-value="2027-02-05" calcext:value-type="date">
            <text:p>05/02/2027</text:p>
          </table:table-cell>
          <table:table-cell table:style-name="ce107" office:value-type="date" office:date-value="2026-01-28" calcext:value-type="date">
            <text:p>28/01/2026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DOPB1927P</text:p>
          </table:table-cell>
          <table:table-cell table:style-name="ce2" office:value-type="string" calcext:value-type="string">
            <text:p>20BDOPB1927P1ZI</text:p>
          </table:table-cell>
          <table:table-cell table:number-columns-repeated="83"/>
        </table:table-row>
        <table:table-row table:style-name="ro3">
          <table:table-cell table:style-name="ce2" office:value-type="float" office:value="491" calcext:value-type="float">
            <text:p>491</text:p>
          </table:table-cell>
          <table:table-cell table:style-name="ce81" office:value-type="string" calcext:value-type="string">
            <text:p>JH04AD0760</text:p>
          </table:table-cell>
          <table:table-cell table:style-name="ce98" office:value-type="float" office:value="40760" calcext:value-type="float">
            <text:p>040760</text:p>
          </table:table-cell>
          <table:table-cell table:style-name="ce3" office:value-type="string" calcext:value-type="string">
            <text:p>ZIAUL BISWAS</text:p>
          </table:table-cell>
          <table:table-cell table:style-name="ce3" office:value-type="float" office:value="358" calcext:value-type="float">
            <text:p>358</text:p>
          </table:table-cell>
          <table:table-cell table:style-name="ce2" office:value-type="string" calcext:value-type="string">
            <text:p>BGR/PNCM/2023/202/PKR/CT/WO-358</text:p>
          </table:table-cell>
          <table:table-cell table:style-name="ce107" office:value-type="date" office:date-value="2025-03-09" calcext:value-type="date">
            <text:p>09/03/2025</text:p>
          </table:table-cell>
          <table:table-cell table:style-name="ce3" office:value-type="string" calcext:value-type="string">
            <text:p>SRI ZIAUL BISWAS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WARD NO-5, Sangrampur, Pakur, Jharkhand, 816107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6.88" calcext:value-type="float">
            <text:p>16.88</text:p>
          </table:table-cell>
          <table:table-cell table:style-name="ce3" office:value-type="float" office:value="9955095990" calcext:value-type="float">
            <text:p>9955095990</text:p>
          </table:table-cell>
          <table:table-cell table:style-name="ce3" office:value-type="float" office:value="7979884059" calcext:value-type="float">
            <text:p>7979884059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2-14" calcext:value-type="date">
            <text:p>14/12/2024</text:p>
          </table:table-cell>
          <table:table-cell table:style-name="ce107" office:value-type="date" office:date-value="2029-12-23" calcext:value-type="date">
            <text:p>23/12/2029</text:p>
          </table:table-cell>
          <table:table-cell table:style-name="ce107" office:value-type="date" office:date-value="2025-03-13" calcext:value-type="date">
            <text:p>13/03/2025</text:p>
          </table:table-cell>
          <table:table-cell table:style-name="ce107" office:value-type="date" office:date-value="2026-12-13" calcext:value-type="date">
            <text:p>13/12/2026</text:p>
          </table:table-cell>
          <table:table-cell table:style-name="ce107" office:value-type="date" office:date-value="2025-12-04" calcext:value-type="date">
            <text:p>04/12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DOPB1927P</text:p>
          </table:table-cell>
          <table:table-cell table:style-name="ce2" office:value-type="string" calcext:value-type="string">
            <text:p>20BDOPB1927P1ZI</text:p>
          </table:table-cell>
          <table:table-cell table:number-columns-repeated="83"/>
        </table:table-row>
        <table:table-row table:style-name="ro3">
          <table:table-cell table:style-name="ce2" office:value-type="float" office:value="492" calcext:value-type="float">
            <text:p>492</text:p>
          </table:table-cell>
          <table:table-cell table:style-name="ce80" office:value-type="string" calcext:value-type="string">
            <text:p>JH04AB7128</text:p>
          </table:table-cell>
          <table:table-cell table:style-name="ce98" office:value-type="float" office:value="47128" calcext:value-type="float">
            <text:p>047128</text:p>
          </table:table-cell>
          <table:table-cell table:style-name="ce3" office:value-type="string" calcext:value-type="string">
            <text:p>M/S SANTOSH KUMAR SINGH</text:p>
          </table:table-cell>
          <table:table-cell table:style-name="ce3" office:value-type="float" office:value="359" calcext:value-type="float">
            <text:p>359</text:p>
          </table:table-cell>
          <table:table-cell table:style-name="ce2" office:value-type="string" calcext:value-type="string">
            <text:p>BGR/PNCM/2023/203/PKR/CT/WO-359</text:p>
          </table:table-cell>
          <table:table-cell table:style-name="ce107" office:value-type="date" office:date-value="2024-03-29" calcext:value-type="date">
            <text:p>29/03/2024</text:p>
          </table:table-cell>
          <table:table-cell table:style-name="ce3" office:value-type="string" calcext:value-type="string">
            <text:p>SRI SANTOSH KUMAR SING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Goshala Road, Shastri Nagar, Dumka, Jharkhand, 81410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3" office:value-type="float" office:value="9430158605" calcext:value-type="float">
            <text:p>9430158605</text:p>
          </table:table-cell>
          <table:table-cell table:style-name="ce3" office:value-type="float" office:value="7004312817" calcext:value-type="float">
            <text:p>7004312817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2-07" calcext:value-type="date">
            <text:p>07/02/2024</text:p>
          </table:table-cell>
          <table:table-cell table:style-name="ce107" office:value-type="date" office:date-value="2029-02-07" calcext:value-type="date">
            <text:p>07/02/2029</text:p>
          </table:table-cell>
          <table:table-cell table:style-name="ce107" office:value-type="date" office:date-value="2024-05-06" calcext:value-type="date">
            <text:p>06/05/2024</text:p>
          </table:table-cell>
          <table:table-cell table:style-name="ce107" office:value-type="date" office:date-value="2026-02-06" calcext:value-type="date">
            <text:p>06/02/2026</text:p>
          </table:table-cell>
          <table:table-cell table:style-name="ce107" office:value-type="date" office:date-value="2025-01-30" calcext:value-type="date">
            <text:p>30/01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29-03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LLPS3777P</text:p>
          </table:table-cell>
          <table:table-cell table:style-name="ce2" office:value-type="string" calcext:value-type="string">
            <text:p>20FLLPS3777P1Z7</text:p>
          </table:table-cell>
          <table:table-cell table:number-columns-repeated="83"/>
        </table:table-row>
        <table:table-row table:style-name="ro3">
          <table:table-cell table:style-name="ce2" office:value-type="float" office:value="493" calcext:value-type="float">
            <text:p>493</text:p>
          </table:table-cell>
          <table:table-cell table:style-name="ce80" office:value-type="string" calcext:value-type="string">
            <text:p>JH16G0232</text:p>
          </table:table-cell>
          <table:table-cell table:style-name="ce98" office:value-type="float" office:value="590232" calcext:value-type="float">
            <text:p>590232</text:p>
          </table:table-cell>
          <table:table-cell table:style-name="ce3" office:value-type="string" calcext:value-type="string">
            <text:p>PRANAB TRANSPORT</text:p>
          </table:table-cell>
          <table:table-cell table:style-name="ce3" office:value-type="float" office:value="360" calcext:value-type="float">
            <text:p>360</text:p>
          </table:table-cell>
          <table:table-cell table:style-name="ce2" office:value-type="string" calcext:value-type="string">
            <text:p>BGR/PNCM/2023/204/PKR/CT/WO-360</text:p>
          </table:table-cell>
          <table:table-cell table:style-name="ce107" office:value-type="date" office:date-value="2024-03-31" calcext:value-type="date">
            <text:p>31/03/2024</text:p>
          </table:table-cell>
          <table:table-cell table:style-name="ce3" office:value-type="string" calcext:value-type="string">
            <text:p>SRI PRANAB MONDAL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RAILWAY COLONY, BAGTIPARA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88" calcext:value-type="float">
            <text:p>16.88</text:p>
          </table:table-cell>
          <table:table-cell table:style-name="ce3" office:value-type="float" office:value="9431158415" calcext:value-type="float">
            <text:p>9431158415</text:p>
          </table:table-cell>
          <table:table-cell table:style-name="ce3" office:value-type="float" office:value="9304394529" calcext:value-type="float">
            <text:p>9304394529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2-01-05" calcext:value-type="date">
            <text:p>05/01/2022</text:p>
          </table:table-cell>
          <table:table-cell table:style-name="ce107" office:value-type="date" office:date-value="2028-05-14" calcext:value-type="date">
            <text:p>14/05/2028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107" office:value-type="date" office:date-value="2026-01-17" calcext:value-type="date">
            <text:p>17/01/2026</text:p>
          </table:table-cell>
          <table:table-cell table:style-name="ce107" office:value-type="date" office:date-value="2024-12-23" calcext:value-type="date">
            <text:p>23/12/2024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PPM8376G</text:p>
          </table:table-cell>
          <table:table-cell table:style-name="ce2" office:value-type="string" calcext:value-type="string">
            <text:p>20AKPPM8376G2ZT</text:p>
          </table:table-cell>
          <table:table-cell table:number-columns-repeated="83"/>
        </table:table-row>
        <table:table-row table:style-name="ro3">
          <table:table-cell table:style-name="ce2" office:value-type="float" office:value="494" calcext:value-type="float">
            <text:p>494</text:p>
          </table:table-cell>
          <table:table-cell table:style-name="ce80" office:value-type="string" calcext:value-type="string">
            <text:p>JH16J8412</text:p>
          </table:table-cell>
          <table:table-cell table:style-name="ce98" office:value-type="float" office:value="598412" calcext:value-type="float">
            <text:p>598412</text:p>
          </table:table-cell>
          <table:table-cell table:style-name="ce3" office:value-type="string" calcext:value-type="string">
            <text:p>PRANAB TRANSPORT</text:p>
          </table:table-cell>
          <table:table-cell table:style-name="ce3" office:value-type="float" office:value="360" calcext:value-type="float">
            <text:p>360</text:p>
          </table:table-cell>
          <table:table-cell table:style-name="ce2" office:value-type="string" calcext:value-type="string">
            <text:p>BGR/PNCM/2023/204/PKR/CT/WO-360</text:p>
          </table:table-cell>
          <table:table-cell table:style-name="ce107" office:value-type="date" office:date-value="2024-06-05" calcext:value-type="date">
            <text:p>05/06/2024</text:p>
          </table:table-cell>
          <table:table-cell table:style-name="ce3" office:value-type="string" calcext:value-type="string">
            <text:p>SRI PRANAB MONDAL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RAILWAY COLONY, BAGTIPARA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3" office:value-type="float" office:value="9431158415" calcext:value-type="float">
            <text:p>9431158415</text:p>
          </table:table-cell>
          <table:table-cell table:style-name="ce3" office:value-type="float" office:value="9304394529" calcext:value-type="float">
            <text:p>9304394529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6-04" calcext:value-type="date">
            <text:p>04/06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9-03" calcext:value-type="date">
            <text:p>03/09/2024</text:p>
          </table:table-cell>
          <table:table-cell table:style-name="ce107" office:value-type="date" office:date-value="2026-06-03" calcext:value-type="date">
            <text:p>03/06/2026</text:p>
          </table:table-cell>
          <table:table-cell table:style-name="ce107" office:value-type="date" office:date-value="2025-06-02" calcext:value-type="date">
            <text:p>02/06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5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PPM8376G</text:p>
          </table:table-cell>
          <table:table-cell table:style-name="ce2" office:value-type="string" calcext:value-type="string">
            <text:p>20AKPPM8376G2ZT</text:p>
          </table:table-cell>
          <table:table-cell table:number-columns-repeated="83"/>
        </table:table-row>
        <table:table-row table:style-name="ro3">
          <table:table-cell table:style-name="ce2" office:value-type="float" office:value="495" calcext:value-type="float">
            <text:p>495</text:p>
          </table:table-cell>
          <table:table-cell table:style-name="ce82" office:value-type="string" calcext:value-type="string">
            <text:p>JH16H5553</text:p>
          </table:table-cell>
          <table:table-cell table:style-name="ce98" office:value-type="float" office:value="125553" calcext:value-type="float">
            <text:p>125553</text:p>
          </table:table-cell>
          <table:table-cell table:style-name="ce3" office:value-type="string" calcext:value-type="string">
            <text:p>SHRIRAM TRANSPORT</text:p>
          </table:table-cell>
          <table:table-cell table:style-name="ce3" office:value-type="float" office:value="361" calcext:value-type="float">
            <text:p>361</text:p>
          </table:table-cell>
          <table:table-cell table:style-name="ce2" office:value-type="string" calcext:value-type="string">
            <text:p>BGR/PNCM/2023/205/PKR/CT/WO-361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3" office:value-type="string" calcext:value-type="string">
            <text:p>YOGESH SAHA SHYAM KUMAR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Ground Floor, Dag No-146, At-Baby Devi, Unnamed Road, Indian Oil Petrol Pump, Debpur, Paku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3" office:value-type="float" office:value="9199746511" calcext:value-type="float">
            <text:p>9199746511</text:p>
          </table:table-cell>
          <table:table-cell table:style-name="ce3" office:value-type="float" office:value="6205724394" calcext:value-type="float">
            <text:p>6205724394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4-05-30" calcext:value-type="date">
            <text:p>30/05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25" calcext:value-type="date">
            <text:p>25/06/2024</text:p>
          </table:table-cell>
          <table:table-cell table:style-name="ce107" office:value-type="date" office:date-value="2026-03-29" calcext:value-type="date">
            <text:p>29/03/2026</text:p>
          </table:table-cell>
          <table:table-cell table:style-name="ce107" office:value-type="date" office:date-value="2025-03-25" calcext:value-type="date">
            <text:p>25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1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FS6908P</text:p>
          </table:table-cell>
          <table:table-cell table:style-name="ce2" office:value-type="string" calcext:value-type="string">
            <text:p>20AFDFS6908P1ZN</text:p>
          </table:table-cell>
          <table:table-cell table:number-columns-repeated="83"/>
        </table:table-row>
        <table:table-row table:style-name="ro3">
          <table:table-cell table:style-name="ce2" office:value-type="float" office:value="496" calcext:value-type="float">
            <text:p>496</text:p>
          </table:table-cell>
          <table:table-cell table:style-name="ce80" office:value-type="string" calcext:value-type="string">
            <text:p>JH16H5593</text:p>
          </table:table-cell>
          <table:table-cell table:style-name="ce98" office:value-type="float" office:value="125593" calcext:value-type="float">
            <text:p>125593</text:p>
          </table:table-cell>
          <table:table-cell table:style-name="ce3" office:value-type="string" calcext:value-type="string">
            <text:p>SHRIRAM TRANSPORT</text:p>
          </table:table-cell>
          <table:table-cell table:style-name="ce3" office:value-type="float" office:value="361" calcext:value-type="float">
            <text:p>361</text:p>
          </table:table-cell>
          <table:table-cell table:style-name="ce2" office:value-type="string" calcext:value-type="string">
            <text:p>BGR/PNCM/2023/205/PKR/CT/WO-361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3" office:value-type="string" calcext:value-type="string">
            <text:p>YOGESH SAHA SHYAM KUMAR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Ground Floor, Dag No-146, At-Baby Devi, Unnamed Road, Indian Oil Petrol Pump, Debpur, Paku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3" office:value-type="float" office:value="9199746511" calcext:value-type="float">
            <text:p>9199746511</text:p>
          </table:table-cell>
          <table:table-cell table:style-name="ce3" office:value-type="float" office:value="6205724394" calcext:value-type="float">
            <text:p>6205724394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4-03-30" calcext:value-type="date">
            <text:p>30/03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18" calcext:value-type="date">
            <text:p>18/06/2024</text:p>
          </table:table-cell>
          <table:table-cell table:style-name="ce107" office:value-type="date" office:date-value="2026-03-29" calcext:value-type="date">
            <text:p>29/03/2026</text:p>
          </table:table-cell>
          <table:table-cell table:style-name="ce107" office:value-type="date" office:date-value="2025-03-22" calcext:value-type="date">
            <text:p>22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1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FS6908P</text:p>
          </table:table-cell>
          <table:table-cell table:style-name="ce2" office:value-type="string" calcext:value-type="string">
            <text:p>20AFDFS6908P1ZN</text:p>
          </table:table-cell>
          <table:table-cell table:number-columns-repeated="83"/>
        </table:table-row>
        <table:table-row table:style-name="ro3">
          <table:table-cell table:style-name="ce2" office:value-type="float" office:value="497" calcext:value-type="float">
            <text:p>497</text:p>
          </table:table-cell>
          <table:table-cell table:style-name="ce80" office:value-type="string" calcext:value-type="string">
            <text:p>JH16H5575</text:p>
          </table:table-cell>
          <table:table-cell table:style-name="ce98" office:value-type="float" office:value="125575" calcext:value-type="float">
            <text:p>125575</text:p>
          </table:table-cell>
          <table:table-cell table:style-name="ce3" office:value-type="string" calcext:value-type="string">
            <text:p>SHRIRAM TRANSPORT</text:p>
          </table:table-cell>
          <table:table-cell table:style-name="ce3" office:value-type="float" office:value="361" calcext:value-type="float">
            <text:p>361</text:p>
          </table:table-cell>
          <table:table-cell table:style-name="ce2" office:value-type="string" calcext:value-type="string">
            <text:p>BGR/PNCM/2023/205/PKR/CT/WO-361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3" office:value-type="string" calcext:value-type="string">
            <text:p>YOGESH SAHA SHYAM KUMAR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Ground Floor, Dag No-146, At-Baby Devi, Unnamed Road, Indian Oil Petrol Pump, Debpur, Paku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3" office:value-type="float" office:value="9199746511" calcext:value-type="float">
            <text:p>9199746511</text:p>
          </table:table-cell>
          <table:table-cell table:style-name="ce3" office:value-type="float" office:value="6205724394" calcext:value-type="float">
            <text:p>6205724394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3-28" calcext:value-type="date">
            <text:p>28/03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22" calcext:value-type="date">
            <text:p>22/06/2024</text:p>
          </table:table-cell>
          <table:table-cell table:style-name="ce107" office:value-type="date" office:date-value="2026-03-27" calcext:value-type="date">
            <text:p>27/03/2026</text:p>
          </table:table-cell>
          <table:table-cell table:style-name="ce107" office:value-type="date" office:date-value="2025-03-19" calcext:value-type="date">
            <text:p>19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1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FS6908P</text:p>
          </table:table-cell>
          <table:table-cell table:style-name="ce2" office:value-type="string" calcext:value-type="string">
            <text:p>20AFDFS6908P1ZN</text:p>
          </table:table-cell>
          <table:table-cell table:number-columns-repeated="83"/>
        </table:table-row>
        <table:table-row table:style-name="ro3">
          <table:table-cell table:style-name="ce2" office:value-type="float" office:value="498" calcext:value-type="float">
            <text:p>498</text:p>
          </table:table-cell>
          <table:table-cell table:style-name="ce80" office:value-type="string" calcext:value-type="string">
            <text:p>JH16H9834</text:p>
          </table:table-cell>
          <table:table-cell table:style-name="ce98" office:value-type="float" office:value="169834" calcext:value-type="float">
            <text:p>169834</text:p>
          </table:table-cell>
          <table:table-cell table:style-name="ce3" office:value-type="string" calcext:value-type="string">
            <text:p>MAA SANTOSHI ENTERPRISES</text:p>
          </table:table-cell>
          <table:table-cell table:style-name="ce3" office:value-type="float" office:value="362" calcext:value-type="float">
            <text:p>362</text:p>
          </table:table-cell>
          <table:table-cell table:style-name="ce2" office:value-type="string" calcext:value-type="string">
            <text:p>BGR/PNCM/2023/206/PKR/CT/WO-362</text:p>
          </table:table-cell>
          <table:table-cell table:style-name="ce107" office:value-type="date" office:date-value="2024-04-20" calcext:value-type="date">
            <text:p>20/04/2024</text:p>
          </table:table-cell>
          <table:table-cell table:style-name="ce3" office:value-type="string" calcext:value-type="string">
            <text:p>SRI JITENDRA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A SANTOSHI ENTERPRISES, PAKURIA, MAIN ROAD, Pakur, Jharkhand, 8161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3" office:value-type="float" office:value="7366804843" calcext:value-type="float">
            <text:p>7366804843</text:p>
          </table:table-cell>
          <table:table-cell table:style-name="ce3" office:value-type="float" office:value="8809846484" calcext:value-type="float">
            <text:p>8809846484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3-22" calcext:value-type="date">
            <text:p>22/03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17" calcext:value-type="date">
            <text:p>17/06/2024</text:p>
          </table:table-cell>
          <table:table-cell table:style-name="ce107" office:value-type="date" office:date-value="2026-03-21" calcext:value-type="date">
            <text:p>21/03/2026</text:p>
          </table:table-cell>
          <table:table-cell table:style-name="ce107" office:value-type="date" office:date-value="2025-03-18" calcext:value-type="date">
            <text:p>18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2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QPB0244C</text:p>
          </table:table-cell>
          <table:table-cell table:style-name="ce2" office:value-type="string" calcext:value-type="string">
            <text:p>20ATQPB0244C1ZJ</text:p>
          </table:table-cell>
          <table:table-cell table:number-columns-repeated="83"/>
        </table:table-row>
        <table:table-row table:style-name="ro3">
          <table:table-cell table:style-name="ce2" office:value-type="float" office:value="499" calcext:value-type="float">
            <text:p>499</text:p>
          </table:table-cell>
          <table:table-cell table:style-name="ce80" office:value-type="string" calcext:value-type="string">
            <text:p>JH16J0732</text:p>
          </table:table-cell>
          <table:table-cell table:style-name="ce98" office:value-type="float" office:value="160732" calcext:value-type="float">
            <text:p>160732</text:p>
          </table:table-cell>
          <table:table-cell table:style-name="ce3" office:value-type="string" calcext:value-type="string">
            <text:p>MAA SANTOSHI ENTERPRISES</text:p>
          </table:table-cell>
          <table:table-cell table:style-name="ce3" office:value-type="float" office:value="362" calcext:value-type="float">
            <text:p>362</text:p>
          </table:table-cell>
          <table:table-cell table:style-name="ce2" office:value-type="string" calcext:value-type="string">
            <text:p>BGR/PNCM/2023/206/PKR/CT/WO-362</text:p>
          </table:table-cell>
          <table:table-cell table:style-name="ce107" office:value-type="date" office:date-value="2025-03-09" calcext:value-type="date">
            <text:p>09/03/2025</text:p>
          </table:table-cell>
          <table:table-cell table:style-name="ce3" office:value-type="string" calcext:value-type="string">
            <text:p>SRI JITENDRA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A SANTOSHI ENTERPRISES, PAKURIA, MAIN ROAD, Pakur, Jharkhand, 8161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3" office:value-type="float" office:value="7366804843" calcext:value-type="float">
            <text:p>7366804843</text:p>
          </table:table-cell>
          <table:table-cell table:style-name="ce3" office:value-type="float" office:value="8809846484" calcext:value-type="float">
            <text:p>8809846484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6-12" calcext:value-type="date">
            <text:p>12/06/2024</text:p>
          </table:table-cell>
          <table:table-cell table:style-name="ce107" office:value-type="date" office:date-value="2029-06-19" calcext:value-type="date">
            <text:p>19/06/2029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107" office:value-type="date" office:date-value="2026-06-11" calcext:value-type="date">
            <text:p>11/06/2026</text:p>
          </table:table-cell>
          <table:table-cell table:style-name="ce107" office:value-type="date" office:date-value="2025-06-10" calcext:value-type="date">
            <text:p>10/06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TQPB0244C</text:p>
          </table:table-cell>
          <table:table-cell table:style-name="ce2" office:value-type="string" calcext:value-type="string">
            <text:p>20ATQPB0244C1ZJ</text:p>
          </table:table-cell>
          <table:table-cell table:number-columns-repeated="83"/>
        </table:table-row>
        <table:table-row table:style-name="ro3">
          <table:table-cell table:style-name="ce2" office:value-type="float" office:value="500" calcext:value-type="float">
            <text:p>500</text:p>
          </table:table-cell>
          <table:table-cell table:style-name="ce80" office:value-type="string" calcext:value-type="string">
            <text:p>JH16J9414</text:p>
          </table:table-cell>
          <table:table-cell table:style-name="ce98" office:value-type="float" office:value="169414" calcext:value-type="float">
            <text:p>169414</text:p>
          </table:table-cell>
          <table:table-cell table:style-name="ce3" office:value-type="string" calcext:value-type="string">
            <text:p>MAA SANTOSHI ENTERPRISES</text:p>
          </table:table-cell>
          <table:table-cell table:style-name="ce3" office:value-type="float" office:value="362" calcext:value-type="float">
            <text:p>362</text:p>
          </table:table-cell>
          <table:table-cell table:style-name="ce2" office:value-type="string" calcext:value-type="string">
            <text:p>BGR/PNCM/2023/206/PKR/CT/WO-362</text:p>
          </table:table-cell>
          <table:table-cell table:style-name="ce107" office:value-type="date" office:date-value="2025-03-09" calcext:value-type="date">
            <text:p>09/03/2025</text:p>
          </table:table-cell>
          <table:table-cell table:style-name="ce3" office:value-type="string" calcext:value-type="string">
            <text:p>SRI JITENDRA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A SANTOSHI ENTERPRISES, PAKURIA, MAIN ROAD, Pakur, Jharkhand, 8161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7" calcext:value-type="float">
            <text:p>16.7</text:p>
          </table:table-cell>
          <table:table-cell table:style-name="ce3" office:value-type="float" office:value="7366804843" calcext:value-type="float">
            <text:p>7366804843</text:p>
          </table:table-cell>
          <table:table-cell table:style-name="ce3" office:value-type="float" office:value="8809846484" calcext:value-type="float">
            <text:p>8809846484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4-06-06" calcext:value-type="date">
            <text:p>06/06/2024</text:p>
          </table:table-cell>
          <table:table-cell table:style-name="ce107" office:value-type="date" office:date-value="2029-06-10" calcext:value-type="date">
            <text:p>10/06/2029</text:p>
          </table:table-cell>
          <table:table-cell table:style-name="ce107" office:value-type="date" office:date-value="2025-06-04" calcext:value-type="date">
            <text:p>04/06/2025</text:p>
          </table:table-cell>
          <table:table-cell table:style-name="ce107" office:value-type="date" office:date-value="2026-06-05" calcext:value-type="date">
            <text:p>05/06/2026</text:p>
          </table:table-cell>
          <table:table-cell table:style-name="ce107" office:value-type="date" office:date-value="2025-06-04" calcext:value-type="date">
            <text:p>04/06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TQPB0244C</text:p>
          </table:table-cell>
          <table:table-cell table:style-name="ce2" office:value-type="string" calcext:value-type="string">
            <text:p>20ATQPB0244C1ZJ</text:p>
          </table:table-cell>
          <table:table-cell table:number-columns-repeated="83"/>
        </table:table-row>
        <table:table-row table:style-name="ro3">
          <table:table-cell table:style-name="ce2" office:value-type="float" office:value="501" calcext:value-type="float">
            <text:p>501</text:p>
          </table:table-cell>
          <table:table-cell table:style-name="ce80" office:value-type="string" calcext:value-type="string">
            <text:p>JH16H1161</text:p>
          </table:table-cell>
          <table:table-cell table:style-name="ce98"/>
          <table:table-cell table:style-name="ce3" office:value-type="string" calcext:value-type="string">
            <text:p>ANIKUL ALAM</text:p>
          </table:table-cell>
          <table:table-cell table:style-name="ce3" office:value-type="float" office:value="363" calcext:value-type="float">
            <text:p>363</text:p>
          </table:table-cell>
          <table:table-cell table:style-name="ce2" office:value-type="string" calcext:value-type="string">
            <text:p>BGR/PNCM/2023/207/PKR/CT/WO-363</text:p>
          </table:table-cell>
          <table:table-cell table:style-name="ce107" office:value-type="date" office:date-value="2024-04-03" calcext:value-type="date">
            <text:p>03/04/2024</text:p>
          </table:table-cell>
          <table:table-cell table:style-name="ce3" office:value-type="string" calcext:value-type="string">
            <text:p>ANIKUL ALAM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Jamsherpur Road, Kishtonaga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6" calcext:value-type="float">
            <text:p>16.66</text:p>
          </table:table-cell>
          <table:table-cell table:style-name="ce3" office:value-type="float" office:value="9431150009" calcext:value-type="float">
            <text:p>9431150009</text:p>
          </table:table-cell>
          <table:table-cell table:style-name="ce3" office:value-type="float" office:value="9046855582" calcext:value-type="float">
            <text:p>9046855582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25" calcext:value-type="date">
            <text:p>25/06/2024</text:p>
          </table:table-cell>
          <table:table-cell table:style-name="ce107" office:value-type="date" office:date-value="2026-03-31" calcext:value-type="date">
            <text:p>31/03/2026</text:p>
          </table:table-cell>
          <table:table-cell table:style-name="ce107" office:value-type="date" office:date-value="2025-03-25" calcext:value-type="date">
            <text:p>25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2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QPB0244C</text:p>
          </table:table-cell>
          <table:table-cell table:style-name="ce2" office:value-type="string" calcext:value-type="string">
            <text:p>20ATQPB0244C1ZJ</text:p>
          </table:table-cell>
          <table:table-cell table:number-columns-repeated="83"/>
        </table:table-row>
        <table:table-row table:style-name="ro3">
          <table:table-cell table:style-name="ce2" office:value-type="float" office:value="502" calcext:value-type="float">
            <text:p>502</text:p>
          </table:table-cell>
          <table:table-cell table:style-name="ce80" office:value-type="string" calcext:value-type="string">
            <text:p>JH16H2392</text:p>
          </table:table-cell>
          <table:table-cell table:style-name="ce98"/>
          <table:table-cell table:style-name="ce3" office:value-type="string" calcext:value-type="string">
            <text:p>ANIKUL ALAM</text:p>
          </table:table-cell>
          <table:table-cell table:style-name="ce3" office:value-type="float" office:value="363" calcext:value-type="float">
            <text:p>363</text:p>
          </table:table-cell>
          <table:table-cell table:style-name="ce2" office:value-type="string" calcext:value-type="string">
            <text:p>BGR/PNCM/2023/207/PKR/CT/WO-363</text:p>
          </table:table-cell>
          <table:table-cell table:style-name="ce107" office:value-type="date" office:date-value="2024-04-03" calcext:value-type="date">
            <text:p>03/04/2024</text:p>
          </table:table-cell>
          <table:table-cell table:style-name="ce3" office:value-type="string" calcext:value-type="string">
            <text:p>ANIKUL ALAM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Jamsherpur Road, Kishtonagar, Pakur, Jharkhand, 81610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3" office:value-type="float" office:value="9431150009" calcext:value-type="float">
            <text:p>9431150009</text:p>
          </table:table-cell>
          <table:table-cell table:style-name="ce3" office:value-type="float" office:value="9046855582" calcext:value-type="float">
            <text:p>9046855582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1" calcext:value-type="date">
            <text:p>01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25" calcext:value-type="date">
            <text:p>25/06/2024</text:p>
          </table:table-cell>
          <table:table-cell table:style-name="ce107" office:value-type="date" office:date-value="2026-03-31" calcext:value-type="date">
            <text:p>31/03/2026</text:p>
          </table:table-cell>
          <table:table-cell table:style-name="ce107" office:value-type="date" office:date-value="2025-03-25" calcext:value-type="date">
            <text:p>25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2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QPB0244C</text:p>
          </table:table-cell>
          <table:table-cell table:style-name="ce2" office:value-type="string" calcext:value-type="string">
            <text:p>20ATQPB0244C1ZJ</text:p>
          </table:table-cell>
          <table:table-cell table:number-columns-repeated="83"/>
        </table:table-row>
        <table:table-row table:style-name="ro3">
          <table:table-cell table:style-name="ce2" office:value-type="float" office:value="503" calcext:value-type="float">
            <text:p>503</text:p>
          </table:table-cell>
          <table:table-cell table:style-name="ce43" office:value-type="string" calcext:value-type="string">
            <text:p>JH16G5083</text:p>
          </table:table-cell>
          <table:table-cell table:style-name="ce96" office:value-type="float" office:value="5083" calcext:value-type="float">
            <text:p>005083</text:p>
          </table:table-cell>
          <table:table-cell table:style-name="ce2" office:value-type="string" calcext:value-type="string">
            <text:p>MD MIYARUL HAQU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BGR/PNCM/2023/208/PKR/CT/WO-364</text:p>
          </table:table-cell>
          <table:table-cell table:style-name="ce105" office:value-type="date" office:date-value="2024-04-04" calcext:value-type="date">
            <text:p>04/04/2024</text:p>
          </table:table-cell>
          <table:table-cell table:style-name="ce2" office:value-type="string" calcext:value-type="string">
            <text:p>MD MIYARUL HAQUE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Ward Number- 05 Ishakpur, Rahaspur, Pakur, Aahana Hardware, Ishakpur, Rahaspur, Ishak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9934383653" calcext:value-type="float">
            <text:p>9934383653</text:p>
          </table:table-cell>
          <table:table-cell table:style-name="ce2" office:value-type="float" office:value="7903043216" calcext:value-type="float">
            <text:p>79030432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29" calcext:value-type="date">
            <text:p>29/06/2022</text:p>
          </table:table-cell>
          <table:table-cell table:style-name="ce105" office:value-type="date" office:date-value="2027-08-01" calcext:value-type="date">
            <text:p>01/08/2027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105" office:value-type="date" office:date-value="2024-06-28" calcext:value-type="date">
            <text:p>28/06/2024</text:p>
          </table:table-cell>
          <table:table-cell table:style-name="ce105" office:value-type="date" office:date-value="2024-06-26" calcext:value-type="date">
            <text:p>26/06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FPH3615F</text:p>
          </table:table-cell>
          <table:table-cell table:style-name="ce2" office:value-type="string" calcext:value-type="string">
            <text:p>20AEFPH3615F1Z8</text:p>
          </table:table-cell>
          <table:table-cell table:number-columns-repeated="83"/>
        </table:table-row>
        <table:table-row table:style-name="ro3">
          <table:table-cell table:style-name="ce2" office:value-type="float" office:value="504" calcext:value-type="float">
            <text:p>504</text:p>
          </table:table-cell>
          <table:table-cell table:style-name="ce43" office:value-type="string" calcext:value-type="string">
            <text:p>JH16G7968</text:p>
          </table:table-cell>
          <table:table-cell table:style-name="ce96"/>
          <table:table-cell table:style-name="ce2" office:value-type="string" calcext:value-type="string">
            <text:p>MD MIYARUL HAQU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BGR/PNCM/2023/208/PKR/CT/WO-364</text:p>
          </table:table-cell>
          <table:table-cell table:style-name="ce105" office:value-type="date" office:date-value="2025-04-05" calcext:value-type="date">
            <text:p>05/04/2025</text:p>
          </table:table-cell>
          <table:table-cell table:style-name="ce2" office:value-type="string" calcext:value-type="string">
            <text:p>MD MIYARUL HAQUE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Ward Number- 05 Ishakpur, Rahaspur, Pakur, Aahana Hardware, Ishakpur, Rahaspur, Ishak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9934383653" calcext:value-type="float">
            <text:p>9934383653</text:p>
          </table:table-cell>
          <table:table-cell table:style-name="ce2" office:value-type="float" office:value="7903043216" calcext:value-type="float">
            <text:p>7903043216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17" calcext:value-type="date">
            <text:p>17/06/2022</text:p>
          </table:table-cell>
          <table:table-cell table:style-name="ce105" office:value-type="date" office:date-value="2027-08-01" calcext:value-type="date">
            <text:p>01/08/2027</text:p>
          </table:table-cell>
          <table:table-cell table:style-name="ce105" office:value-type="date" office:date-value="2025-06-14" calcext:value-type="date">
            <text:p>14/06/2025</text:p>
          </table:table-cell>
          <table:table-cell table:style-name="ce105" office:value-type="date" office:date-value="2026-06-17" calcext:value-type="date">
            <text:p>17/06/2026</text:p>
          </table:table-cell>
          <table:table-cell table:style-name="ce105" office:value-type="date" office:date-value="2025-06-08" calcext:value-type="date">
            <text:p>08/06/2025</text:p>
          </table:table-cell>
          <table:table-cell table:style-name="ce2" office:value-type="string" calcext:value-type="string">
            <text:p>SIGNA 4825 TK BSVI,10X4 29BOX</text:p>
          </table:table-cell>
          <table:table-cell table:style-name="ce2" office:value-type="string" calcext:value-type="string">
            <text:p>M/S HANUMANT TR TO MD MIYARUL HAQUE (TRANSFER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EFPH3615F</text:p>
          </table:table-cell>
          <table:table-cell table:style-name="ce2" office:value-type="string" calcext:value-type="string">
            <text:p>20AEFPH3615F1Z8</text:p>
          </table:table-cell>
          <table:table-cell table:number-columns-repeated="83"/>
        </table:table-row>
        <table:table-row table:style-name="ro3">
          <table:table-cell table:style-name="ce2" office:value-type="float" office:value="505" calcext:value-type="float">
            <text:p>505</text:p>
          </table:table-cell>
          <table:table-cell table:style-name="ce80" office:value-type="string" calcext:value-type="string">
            <text:p>JH04AB0404</text:p>
          </table:table-cell>
          <table:table-cell table:style-name="ce98"/>
          <table:table-cell table:style-name="ce3" office:value-type="string" calcext:value-type="string">
            <text:p>JITENDRA PRASAD BHAGAT</text:p>
          </table:table-cell>
          <table:table-cell table:style-name="ce3" office:value-type="float" office:value="365" calcext:value-type="float">
            <text:p>365</text:p>
          </table:table-cell>
          <table:table-cell table:style-name="ce2" office:value-type="string" calcext:value-type="string">
            <text:p>BGR/PNCM/2023/209/PKR/CT/WO-365</text:p>
          </table:table-cell>
          <table:table-cell table:style-name="ce105" office:value-type="date" office:date-value="2024-04-04" calcext:value-type="date">
            <text:p>04/04/2024</text:p>
          </table:table-cell>
          <table:table-cell table:style-name="ce3" office:value-type="string" calcext:value-type="string">
            <text:p>SRI JITENDRA PRASAD BHAGAT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Baliadanga, Pakur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42" calcext:value-type="float">
            <text:p>16.42</text:p>
          </table:table-cell>
          <table:table-cell table:style-name="ce3" office:value-type="float" office:value="9523716969" calcext:value-type="float">
            <text:p>9523716969</text:p>
          </table:table-cell>
          <table:table-cell table:style-name="ce3" office:value-type="float" office:value="7870258428" calcext:value-type="float">
            <text:p>7870258428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2" calcext:value-type="date">
            <text:p>02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7-01" calcext:value-type="date">
            <text:p>01/07/2024</text:p>
          </table:table-cell>
          <table:table-cell table:style-name="ce107" office:value-type="date" office:date-value="2026-04-01" calcext:value-type="date">
            <text:p>01/04/2026</text:p>
          </table:table-cell>
          <table:table-cell table:style-name="ce107" office:value-type="date" office:date-value="2025-03-03" calcext:value-type="date">
            <text:p>03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ARPB7931B</text:p>
          </table:table-cell>
          <table:table-cell table:style-name="ce2" office:value-type="string" calcext:value-type="string">
            <text:p>20BARPB7931B2Z5</text:p>
          </table:table-cell>
          <table:table-cell table:number-columns-repeated="83"/>
        </table:table-row>
        <table:table-row table:style-name="ro3">
          <table:table-cell table:style-name="ce2" office:value-type="float" office:value="506" calcext:value-type="float">
            <text:p>506</text:p>
          </table:table-cell>
          <table:table-cell table:style-name="ce80" office:value-type="string" calcext:value-type="string">
            <text:p>JH04AB5690</text:p>
          </table:table-cell>
          <table:table-cell table:style-name="ce98"/>
          <table:table-cell table:style-name="ce3" office:value-type="string" calcext:value-type="string">
            <text:p>M/S ASHUTOSH KUMAR</text:p>
          </table:table-cell>
          <table:table-cell table:style-name="ce3" office:value-type="float" office:value="366" calcext:value-type="float">
            <text:p>366</text:p>
          </table:table-cell>
          <table:table-cell table:style-name="ce2" office:value-type="string" calcext:value-type="string">
            <text:p>BGR/PNCM/2023/210/PKR/CT/WO-366</text:p>
          </table:table-cell>
          <table:table-cell table:style-name="ce105" office:value-type="date" office:date-value="2024-04-05" calcext:value-type="date">
            <text:p>05/04/2024</text:p>
          </table:table-cell>
          <table:table-cell table:style-name="ce3" office:value-type="string" calcext:value-type="string">
            <text:p>SRI ASHUTOSH KUMAR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kuschira, gopikander, Amrapara, Dumka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3" office:value-type="float" office:value="9801574345" calcext:value-type="float">
            <text:p>9801574345</text:p>
          </table:table-cell>
          <table:table-cell table:style-name="ce3" office:value-type="float" office:value="8809786341" calcext:value-type="float">
            <text:p>8809786341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4" calcext:value-type="date">
            <text:p>04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02" calcext:value-type="date">
            <text:p>02/06/2024</text:p>
          </table:table-cell>
          <table:table-cell table:style-name="ce107" office:value-type="date" office:date-value="2026-04-03" calcext:value-type="date">
            <text:p>03/04/2026</text:p>
          </table:table-cell>
          <table:table-cell table:style-name="ce107" office:value-type="date" office:date-value="2025-04-01" calcext:value-type="date">
            <text:p>01/04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5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CPPK7732N</text:p>
          </table:table-cell>
          <table:table-cell table:style-name="ce2" office:value-type="string" calcext:value-type="string">
            <text:p>20CCPPK7732N1Z6</text:p>
          </table:table-cell>
          <table:table-cell table:number-columns-repeated="83"/>
        </table:table-row>
        <table:table-row table:style-name="ro3">
          <table:table-cell table:style-name="ce2" office:value-type="float" office:value="507" calcext:value-type="float">
            <text:p>507</text:p>
          </table:table-cell>
          <table:table-cell table:style-name="ce80" office:value-type="string" calcext:value-type="string">
            <text:p>JH04AB2496</text:p>
          </table:table-cell>
          <table:table-cell table:style-name="ce98"/>
          <table:table-cell table:style-name="ce3" office:value-type="string" calcext:value-type="string">
            <text:p>M/S ASHUTOSH KUMAR</text:p>
          </table:table-cell>
          <table:table-cell table:style-name="ce3" office:value-type="float" office:value="366" calcext:value-type="float">
            <text:p>366</text:p>
          </table:table-cell>
          <table:table-cell table:style-name="ce2" office:value-type="string" calcext:value-type="string">
            <text:p>BGR/PNCM/2023/210/PKR/CT/WO-366</text:p>
          </table:table-cell>
          <table:table-cell table:style-name="ce105" office:value-type="date" office:date-value="2024-04-05" calcext:value-type="date">
            <text:p>05/04/2024</text:p>
          </table:table-cell>
          <table:table-cell table:style-name="ce3" office:value-type="string" calcext:value-type="string">
            <text:p>SRI ASHUTOSH KUMAR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kuschira, gopikander, Amrapara, Dumka, Jharkhand, 8141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3" office:value-type="float" office:value="9801574345" calcext:value-type="float">
            <text:p>9801574345</text:p>
          </table:table-cell>
          <table:table-cell table:style-name="ce3" office:value-type="float" office:value="8809786341" calcext:value-type="float">
            <text:p>8809786341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4" calcext:value-type="date">
            <text:p>04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6-02" calcext:value-type="date">
            <text:p>02/06/2024</text:p>
          </table:table-cell>
          <table:table-cell table:style-name="ce107" office:value-type="date" office:date-value="2026-04-03" calcext:value-type="date">
            <text:p>03/04/2026</text:p>
          </table:table-cell>
          <table:table-cell table:style-name="ce107" office:value-type="date" office:date-value="2025-04-01" calcext:value-type="date">
            <text:p>01/04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5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CPPK7732N</text:p>
          </table:table-cell>
          <table:table-cell table:style-name="ce2" office:value-type="string" calcext:value-type="string">
            <text:p>20CCPPK7732N1Z6</text:p>
          </table:table-cell>
          <table:table-cell table:number-columns-repeated="83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83" office:value-type="string" calcext:value-type="string">
            <text:p>JH16H1461</text:p>
          </table:table-cell>
          <table:table-cell table:style-name="ce98"/>
          <table:table-cell table:style-name="ce3" office:value-type="string" calcext:value-type="string">
            <text:p>M/S SUMAN KUMAR SAHA</text:p>
          </table:table-cell>
          <table:table-cell table:style-name="ce3" office:value-type="float" office:value="368" calcext:value-type="float">
            <text:p>368</text:p>
          </table:table-cell>
          <table:table-cell table:style-name="ce2" office:value-type="string" calcext:value-type="string">
            <text:p>BGR/PNCM/2023/212/PKR/CT/WO-368</text:p>
          </table:table-cell>
          <table:table-cell table:style-name="ce107" office:value-type="date" office:date-value="2024-04-08" calcext:value-type="date">
            <text:p>08/04/2024</text:p>
          </table:table-cell>
          <table:table-cell table:style-name="ce3" office:value-type="string" calcext:value-type="string">
            <text:p>SUMAN KUMAR SAH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HESHPUR,PAKUR, Pakur, Jharkhand, 816106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3" office:value-type="float" office:value="7250829880" calcext:value-type="float">
            <text:p>7250829880</text:p>
          </table:table-cell>
          <table:table-cell table:style-name="ce3" office:value-type="float" office:value="8002183191" calcext:value-type="float">
            <text:p>8002183191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4" calcext:value-type="date">
            <text:p>04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7-02" calcext:value-type="date">
            <text:p>02/07/2024</text:p>
          </table:table-cell>
          <table:table-cell table:style-name="ce107" office:value-type="date" office:date-value="2026-04-03" calcext:value-type="date">
            <text:p>03/04/2026</text:p>
          </table:table-cell>
          <table:table-cell table:style-name="ce107" office:value-type="date" office:date-value="2025-03-30" calcext:value-type="date">
            <text:p>30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8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PZPS6301M</text:p>
          </table:table-cell>
          <table:table-cell table:style-name="ce2" office:value-type="string" calcext:value-type="string">
            <text:p>20FPZPS6301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83" office:value-type="string" calcext:value-type="string">
            <text:p>JH16H5139</text:p>
          </table:table-cell>
          <table:table-cell table:style-name="ce98"/>
          <table:table-cell table:style-name="ce3" office:value-type="string" calcext:value-type="string">
            <text:p>M/S SUMAN KUMAR SAHA</text:p>
          </table:table-cell>
          <table:table-cell table:style-name="ce3" office:value-type="float" office:value="368" calcext:value-type="float">
            <text:p>368</text:p>
          </table:table-cell>
          <table:table-cell table:style-name="ce2" office:value-type="string" calcext:value-type="string">
            <text:p>BGR/PNCM/2023/212/PKR/CT/WO-368</text:p>
          </table:table-cell>
          <table:table-cell table:style-name="ce107" office:value-type="date" office:date-value="2024-04-08" calcext:value-type="date">
            <text:p>08/04/2024</text:p>
          </table:table-cell>
          <table:table-cell table:style-name="ce3" office:value-type="string" calcext:value-type="string">
            <text:p>SUMAN KUMAR SAH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HESHPUR,PAKUR, Pakur, Jharkhand, 816106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3" office:value-type="float" office:value="7250829880" calcext:value-type="float">
            <text:p>7250829880</text:p>
          </table:table-cell>
          <table:table-cell table:style-name="ce3" office:value-type="float" office:value="8002183191" calcext:value-type="float">
            <text:p>8002183191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5" calcext:value-type="date">
            <text:p>05/04/2024</text:p>
          </table:table-cell>
          <table:table-cell table:style-name="ce107" office:value-type="string" calcext:value-type="string">
            <text:p>APPLY</text:p>
          </table:table-cell>
          <table:table-cell table:style-name="ce107" office:value-type="date" office:date-value="2024-07-02" calcext:value-type="date">
            <text:p>02/07/2024</text:p>
          </table:table-cell>
          <table:table-cell table:style-name="ce107" office:value-type="date" office:date-value="2026-04-04" calcext:value-type="date">
            <text:p>04/04/2026</text:p>
          </table:table-cell>
          <table:table-cell table:style-name="ce107" office:value-type="date" office:date-value="2025-04-02" calcext:value-type="date">
            <text:p>02/04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8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PZPS6301M</text:p>
          </table:table-cell>
          <table:table-cell table:style-name="ce2" office:value-type="string" calcext:value-type="string">
            <text:p>20FPZPS6301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84" office:value-type="string" calcext:value-type="string">
            <text:p>JH16F0701</text:p>
          </table:table-cell>
          <table:table-cell table:style-name="ce98" office:value-type="float" office:value="701" calcext:value-type="float">
            <text:p>000701</text:p>
          </table:table-cell>
          <table:table-cell table:style-name="ce3" office:value-type="string" calcext:value-type="string">
            <text:p>M/S SUMAN KUMAR SAHA</text:p>
          </table:table-cell>
          <table:table-cell table:style-name="ce3" office:value-type="float" office:value="368" calcext:value-type="float">
            <text:p>368</text:p>
          </table:table-cell>
          <table:table-cell table:style-name="ce2" office:value-type="string" calcext:value-type="string">
            <text:p>BGR/PNCM/2023/212/PKR/CT/WO-368</text:p>
          </table:table-cell>
          <table:table-cell table:style-name="ce107" office:value-type="date" office:date-value="2024-05-08" calcext:value-type="date">
            <text:p>08/05/2024</text:p>
          </table:table-cell>
          <table:table-cell table:style-name="ce3" office:value-type="string" calcext:value-type="string">
            <text:p>SUMAN KUMAR SAH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HESHPUR,PAKUR, Pakur, Jharkhand, 816106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3" office:value-type="float" office:value="7250829880" calcext:value-type="float">
            <text:p>7250829880</text:p>
          </table:table-cell>
          <table:table-cell table:style-name="ce3" office:value-type="float" office:value="8002183191" calcext:value-type="float">
            <text:p>8002183191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1-09-28" calcext:value-type="date">
            <text:p>28/09/2021</text:p>
          </table:table-cell>
          <table:table-cell table:style-name="ce107" office:value-type="date" office:date-value="2026-09-27" calcext:value-type="date">
            <text:p>27/09/2026</text:p>
          </table:table-cell>
          <table:table-cell table:style-name="ce107" office:value-type="date" office:date-value="2024-06-27" calcext:value-type="date">
            <text:p>27/06/2024</text:p>
          </table:table-cell>
          <table:table-cell table:style-name="ce107" office:value-type="date" office:date-value="2025-07-29" calcext:value-type="date">
            <text:p>29/07/2025</text:p>
          </table:table-cell>
          <table:table-cell table:style-name="ce107" office:value-type="date" office:date-value="2024-09-20" calcext:value-type="date">
            <text:p>20/09/2024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NEW VECHILE 08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PZPS6301M</text:p>
          </table:table-cell>
          <table:table-cell table:style-name="ce2" office:value-type="string" calcext:value-type="string">
            <text:p>20FPZPS6301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84" office:value-type="string" calcext:value-type="string">
            <text:p>JH16G7887</text:p>
          </table:table-cell>
          <table:table-cell table:style-name="ce98" office:value-type="float" office:value="167887" calcext:value-type="float">
            <text:p>167887</text:p>
          </table:table-cell>
          <table:table-cell table:style-name="ce3" office:value-type="string" calcext:value-type="string">
            <text:p>M/S SUMAN KUMAR SAHA</text:p>
          </table:table-cell>
          <table:table-cell table:style-name="ce3" office:value-type="float" office:value="368" calcext:value-type="float">
            <text:p>368</text:p>
          </table:table-cell>
          <table:table-cell table:style-name="ce2" office:value-type="string" calcext:value-type="string">
            <text:p>BGR/PNCM/2023/212/PKR/CT/WO-368</text:p>
          </table:table-cell>
          <table:table-cell table:style-name="ce107" office:value-type="date" office:date-value="2024-05-08" calcext:value-type="date">
            <text:p>08/05/2024</text:p>
          </table:table-cell>
          <table:table-cell table:style-name="ce3" office:value-type="string" calcext:value-type="string">
            <text:p>SUMAN KUMAR SAH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HESHPUR,PAKUR, Pakur, Jharkhand, 816106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7.32" calcext:value-type="float">
            <text:p>17.32</text:p>
          </table:table-cell>
          <table:table-cell table:style-name="ce3" office:value-type="float" office:value="7250829880" calcext:value-type="float">
            <text:p>7250829880</text:p>
          </table:table-cell>
          <table:table-cell table:style-name="ce3" office:value-type="float" office:value="8002183191" calcext:value-type="float">
            <text:p>8002183191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2-10-10" calcext:value-type="date">
            <text:p>10/10/2022</text:p>
          </table:table-cell>
          <table:table-cell table:style-name="ce107" office:value-type="date" office:date-value="2027-10-16" calcext:value-type="date">
            <text:p>16/10/2027</text:p>
          </table:table-cell>
          <table:table-cell table:style-name="ce107" office:value-type="date" office:date-value="2024-06-30" calcext:value-type="date">
            <text:p>30/06/2024</text:p>
          </table:table-cell>
          <table:table-cell table:style-name="ce107" office:value-type="date" office:date-value="2024-10-09" calcext:value-type="date">
            <text:p>09/10/2024</text:p>
          </table:table-cell>
          <table:table-cell table:style-name="ce107" office:value-type="date" office:date-value="2024-09-28" calcext:value-type="date">
            <text:p>28/09/2024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NEW VECHILE 08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PZPS6301M</text:p>
          </table:table-cell>
          <table:table-cell table:style-name="ce2" office:value-type="string" calcext:value-type="string">
            <text:p>20FPZPS6301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84" office:value-type="string" calcext:value-type="string">
            <text:p>JH04AD6170</text:p>
          </table:table-cell>
          <table:table-cell table:style-name="ce98"/>
          <table:table-cell table:style-name="ce3" office:value-type="string" calcext:value-type="string">
            <text:p>M/S SUMAN KUMAR SAHA</text:p>
          </table:table-cell>
          <table:table-cell table:style-name="ce3" office:value-type="float" office:value="368" calcext:value-type="float">
            <text:p>368</text:p>
          </table:table-cell>
          <table:table-cell table:style-name="ce2" office:value-type="string" calcext:value-type="string">
            <text:p>BGR/PNCM/2023/212/PKR/CT/WO-368</text:p>
          </table:table-cell>
          <table:table-cell table:style-name="ce107" office:value-type="date" office:date-value="2025-03-08" calcext:value-type="date">
            <text:p>08/03/2025</text:p>
          </table:table-cell>
          <table:table-cell table:style-name="ce3" office:value-type="string" calcext:value-type="string">
            <text:p>SUMAN KUMAR SAH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MAHESHPUR,PAKUR, Pakur, Jharkhand, 816106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7.62" calcext:value-type="float">
            <text:p>17.62</text:p>
          </table:table-cell>
          <table:table-cell table:style-name="ce3" office:value-type="float" office:value="7250829880" calcext:value-type="float">
            <text:p>7250829880</text:p>
          </table:table-cell>
          <table:table-cell table:style-name="ce3" office:value-type="float" office:value="8002183191" calcext:value-type="float">
            <text:p>8002183191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2-23" calcext:value-type="date">
            <text:p>23/12/2024</text:p>
          </table:table-cell>
          <table:table-cell table:style-name="ce107" office:value-type="date" office:date-value="2029-12-31" calcext:value-type="date">
            <text:p>31/12/2029</text:p>
          </table:table-cell>
          <table:table-cell table:style-name="ce107" office:value-type="date" office:date-value="2025-03-22" calcext:value-type="date">
            <text:p>22/03/2025</text:p>
          </table:table-cell>
          <table:table-cell table:style-name="ce107" office:value-type="date" office:date-value="2026-12-22" calcext:value-type="date">
            <text:p>22/12/2026</text:p>
          </table:table-cell>
          <table:table-cell table:style-name="ce107" office:value-type="date" office:date-value="2025-12-15" calcext:value-type="date">
            <text:p>15/12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FPZPS6301M</text:p>
          </table:table-cell>
          <table:table-cell table:style-name="ce2" office:value-type="string" calcext:value-type="string">
            <text:p>20FPZPS6301M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84" office:value-type="string" calcext:value-type="string">
            <text:p>JH04AB5323</text:p>
          </table:table-cell>
          <table:table-cell table:style-name="ce98" office:value-type="float" office:value="532310" calcext:value-type="float">
            <text:p>532310</text:p>
          </table:table-cell>
          <table:table-cell table:style-name="ce3" office:value-type="string" calcext:value-type="string">
            <text:p>M/S DWARIKA VISHWANATH TRANSPORT</text:p>
          </table:table-cell>
          <table:table-cell table:style-name="ce3" office:value-type="float" office:value="369" calcext:value-type="float">
            <text:p>369</text:p>
          </table:table-cell>
          <table:table-cell table:style-name="ce2" office:value-type="string" calcext:value-type="string">
            <text:p>BGR/PNCM/2023/213/PKR/CT/WO-369</text:p>
          </table:table-cell>
          <table:table-cell table:style-name="ce107" office:value-type="date" office:date-value="2024-04-10" calcext:value-type="date">
            <text:p>10/04/2024</text:p>
          </table:table-cell>
          <table:table-cell table:style-name="ce3" office:value-type="string" calcext:value-type="string">
            <text:p>SRI RAJIV KUMAR GHIRI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GROUND FLOOR, BHADWARI, THANA HANSDIHA, Nonihat, Dumka, Jharkhand, 814145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7.24" calcext:value-type="float">
            <text:p>17.24</text:p>
          </table:table-cell>
          <table:table-cell table:style-name="ce3" office:value-type="float" office:value="8651499151" calcext:value-type="float">
            <text:p>8651499151</text:p>
          </table:table-cell>
          <table:table-cell table:style-name="ce3" office:value-type="float" office:value="8539091218" calcext:value-type="float">
            <text:p>8539091218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1-13" calcext:value-type="date">
            <text:p>13/01/2024</text:p>
          </table:table-cell>
          <table:table-cell table:style-name="ce107" office:value-type="date" office:date-value="2025-01-16" calcext:value-type="date">
            <text:p>16/01/2025</text:p>
          </table:table-cell>
          <table:table-cell table:style-name="ce107" office:value-type="date" office:date-value="2025-04-12" calcext:value-type="date">
            <text:p>12/04/2025</text:p>
          </table:table-cell>
          <table:table-cell table:style-name="ce107" office:value-type="date" office:date-value="2025-01-16" calcext:value-type="date">
            <text:p>16/01/2025</text:p>
          </table:table-cell>
          <table:table-cell table:style-name="ce107" office:value-type="date" office:date-value="2025-01-02" calcext:value-type="date">
            <text:p>02/01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0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HPG4025E</text:p>
          </table:table-cell>
          <table:table-cell table:style-name="ce2" office:value-type="string" calcext:value-type="string">
            <text:p>20AKHPG4025E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84" office:value-type="string" calcext:value-type="string">
            <text:p>JH04AE5238</text:p>
          </table:table-cell>
          <table:table-cell table:style-name="ce98"/>
          <table:table-cell table:style-name="ce3" office:value-type="string" calcext:value-type="string">
            <text:p>M/S DWARIKA VISHWANATH TRANSPORT</text:p>
          </table:table-cell>
          <table:table-cell table:style-name="ce3" office:value-type="float" office:value="369" calcext:value-type="float">
            <text:p>369</text:p>
          </table:table-cell>
          <table:table-cell table:style-name="ce2" office:value-type="string" calcext:value-type="string">
            <text:p>BGR/PNCM/2023/213/PKR/CT/WO-369</text:p>
          </table:table-cell>
          <table:table-cell table:style-name="ce107" office:value-type="date" office:date-value="2025-10-17" calcext:value-type="date">
            <text:p>17/10/2025</text:p>
          </table:table-cell>
          <table:table-cell table:style-name="ce3" office:value-type="string" calcext:value-type="string">
            <text:p>SRI RAJIV KUMAR GHIRIA</text:p>
          </table:table-cell>
          <table:table-cell table:style-name="ce3" office:value-type="string" calcext:value-type="string">
            <text:p>PAKUR</text:p>
          </table:table-cell>
          <table:table-cell table:style-name="ce2" office:value-type="string" calcext:value-type="string">
            <text:p>GROUND FLOOR, BHADWARI, THANA HANSDIHA, Nonihat, Dumka, Jharkhand, 814145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7.44" calcext:value-type="float">
            <text:p>17.44</text:p>
          </table:table-cell>
          <table:table-cell table:style-name="ce3" office:value-type="float" office:value="8651499151" calcext:value-type="float">
            <text:p>8651499151</text:p>
          </table:table-cell>
          <table:table-cell table:style-name="ce3" office:value-type="float" office:value="8539091218" calcext:value-type="float">
            <text:p>8539091218</text:p>
          </table:table-cell>
          <table:table-cell table:style-name="ce2" office:value-type="string" calcext:value-type="string">
            <text:p>NOT OWNER</text:p>
          </table:table-cell>
          <table:table-cell table:style-name="ce107" office:value-type="date" office:date-value="2025-05-22" calcext:value-type="date">
            <text:p>22/05/2025</text:p>
          </table:table-cell>
          <table:table-cell table:style-name="ce107" office:value-type="date" office:date-value="2030-05-22" calcext:value-type="date">
            <text:p>22/05/2030</text:p>
          </table:table-cell>
          <table:table-cell table:style-name="ce107" office:value-type="date" office:date-value="2025-08-20" calcext:value-type="date">
            <text:p>20/08/2025</text:p>
          </table:table-cell>
          <table:table-cell table:style-name="ce107" office:value-type="date" office:date-value="2027-05-20" calcext:value-type="date">
            <text:p>20/05/2027</text:p>
          </table:table-cell>
          <table:table-cell table:style-name="ce107" office:value-type="date" office:date-value="2026-05-04" calcext:value-type="date">
            <text:p>04/05/2026</text:p>
          </table:table-cell>
          <table:table-cell table:style-name="ce3" office:value-type="float" office:value="5532" calcext:value-type="float">
            <text:p>5532</text:p>
          </table:table-cell>
          <table:table-cell table:style-name="ce2" office:value-type="string" calcext:value-type="string">
            <text:p>NEW VECHILE 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HPG4025E</text:p>
          </table:table-cell>
          <table:table-cell table:style-name="ce2" office:value-type="string" calcext:value-type="string">
            <text:p>20AKHPG4025E1ZY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84" office:value-type="string" calcext:value-type="string">
            <text:p>JH04AD4539</text:p>
          </table:table-cell>
          <table:table-cell table:style-name="ce98"/>
          <table:table-cell table:style-name="ce3" office:value-type="string" calcext:value-type="string">
            <text:p>CHAUHAN ENTERPRISES</text:p>
          </table:table-cell>
          <table:table-cell table:style-name="ce3" office:value-type="float" office:value="370" calcext:value-type="float">
            <text:p>370</text:p>
          </table:table-cell>
          <table:table-cell table:style-name="ce2" office:value-type="string" calcext:value-type="string">
            <text:p>BGR/PNCM/2024/214/PKR/CT/WO-370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3" office:value-type="string" calcext:value-type="string">
            <text:p>AASHUTOSH KUMAR SING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S.P.COLLEGE ROAD DUMKA, NEAR RAILWAY OFFICE, SRI AMRA, Dumka, Dumka, Jharkhand, 814110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7.7" calcext:value-type="float">
            <text:p>17.7</text:p>
          </table:table-cell>
          <table:table-cell table:style-name="ce3" office:value-type="float" office:value="9801011320" calcext:value-type="float">
            <text:p>9801011320</text:p>
          </table:table-cell>
          <table:table-cell table:style-name="ce3" office:value-type="float" office:value="6205892093" calcext:value-type="float">
            <text:p>6205892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2-12" calcext:value-type="date">
            <text:p>12/12/2024</text:p>
          </table:table-cell>
          <table:table-cell table:style-name="ce107" office:value-type="date" office:date-value="2029-12-12" calcext:value-type="date">
            <text:p>12/12/2029</text:p>
          </table:table-cell>
          <table:table-cell table:style-name="ce107" office:value-type="date" office:date-value="2025-03-11" calcext:value-type="date">
            <text:p>11/03/2025</text:p>
          </table:table-cell>
          <table:table-cell table:style-name="ce107" office:value-type="date" office:date-value="2026-12-08" calcext:value-type="date">
            <text:p>08/12/2026</text:p>
          </table:table-cell>
          <table:table-cell table:style-name="ce107" office:value-type="date" office:date-value="2025-12-03" calcext:value-type="date">
            <text:p>03/12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PPS7340F</text:p>
          </table:table-cell>
          <table:table-cell table:style-name="ce2" office:value-type="string" calcext:value-type="string">
            <text:p>20CJPPS7340F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84" office:value-type="string" calcext:value-type="string">
            <text:p>JH04AC8241</text:p>
          </table:table-cell>
          <table:table-cell table:style-name="ce98"/>
          <table:table-cell table:style-name="ce3" office:value-type="string" calcext:value-type="string">
            <text:p>CHAUHAN ENTERPRISES</text:p>
          </table:table-cell>
          <table:table-cell table:style-name="ce3" office:value-type="float" office:value="370" calcext:value-type="float">
            <text:p>370</text:p>
          </table:table-cell>
          <table:table-cell table:style-name="ce2" office:value-type="string" calcext:value-type="string">
            <text:p>BGR/PNCM/2024/214/PKR/CT/WO-370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3" office:value-type="string" calcext:value-type="string">
            <text:p>AASHUTOSH KUMAR SING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S.P.COLLEGE ROAD DUMKA, NEAR RAILWAY OFFICE, SRI AMRA, Dumka, Dumka, Jharkhand, 814110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7.68" calcext:value-type="float">
            <text:p>17.68</text:p>
          </table:table-cell>
          <table:table-cell table:style-name="ce3" office:value-type="float" office:value="9801011320" calcext:value-type="float">
            <text:p>9801011320</text:p>
          </table:table-cell>
          <table:table-cell table:style-name="ce3" office:value-type="float" office:value="6205892093" calcext:value-type="float">
            <text:p>6205892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1-09" calcext:value-type="date">
            <text:p>09/11/2024</text:p>
          </table:table-cell>
          <table:table-cell table:style-name="ce107" office:value-type="date" office:date-value="2029-11-09" calcext:value-type="date">
            <text:p>09/11/2029</text:p>
          </table:table-cell>
          <table:table-cell table:style-name="ce107" office:value-type="date" office:date-value="2025-02-08" calcext:value-type="date">
            <text:p>08/02/2025</text:p>
          </table:table-cell>
          <table:table-cell table:style-name="ce107" office:value-type="date" office:date-value="2026-11-08" calcext:value-type="date">
            <text:p>08/11/2026</text:p>
          </table:table-cell>
          <table:table-cell table:style-name="ce107" office:value-type="date" office:date-value="2025-10-29" calcext:value-type="date">
            <text:p>29/10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PPS7340F</text:p>
          </table:table-cell>
          <table:table-cell table:style-name="ce2" office:value-type="string" calcext:value-type="string">
            <text:p>20CJPPS7340F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84" office:value-type="string" calcext:value-type="string">
            <text:p>JH04AC8753</text:p>
          </table:table-cell>
          <table:table-cell table:style-name="ce98"/>
          <table:table-cell table:style-name="ce3" office:value-type="string" calcext:value-type="string">
            <text:p>CHAUHAN ENTERPRISES</text:p>
          </table:table-cell>
          <table:table-cell table:style-name="ce3" office:value-type="float" office:value="370" calcext:value-type="float">
            <text:p>370</text:p>
          </table:table-cell>
          <table:table-cell table:style-name="ce2" office:value-type="string" calcext:value-type="string">
            <text:p>BGR/PNCM/2024/214/PKR/CT/WO-370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3" office:value-type="string" calcext:value-type="string">
            <text:p>AASHUTOSH KUMAR SING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S.P.COLLEGE ROAD DUMKA, NEAR RAILWAY OFFICE, SRI AMRA, Dumka, Dumka, Jharkhand, 814110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7.7" calcext:value-type="float">
            <text:p>17.7</text:p>
          </table:table-cell>
          <table:table-cell table:style-name="ce3" office:value-type="float" office:value="9801011320" calcext:value-type="float">
            <text:p>9801011320</text:p>
          </table:table-cell>
          <table:table-cell table:style-name="ce3" office:value-type="float" office:value="6205892093" calcext:value-type="float">
            <text:p>6205892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11-09" calcext:value-type="date">
            <text:p>09/11/2024</text:p>
          </table:table-cell>
          <table:table-cell table:style-name="ce107" office:value-type="date" office:date-value="2029-11-09" calcext:value-type="date">
            <text:p>09/11/2029</text:p>
          </table:table-cell>
          <table:table-cell table:style-name="ce107" office:value-type="date" office:date-value="2025-02-08" calcext:value-type="date">
            <text:p>08/02/2025</text:p>
          </table:table-cell>
          <table:table-cell table:style-name="ce107" office:value-type="date" office:date-value="2026-11-08" calcext:value-type="date">
            <text:p>08/11/2026</text:p>
          </table:table-cell>
          <table:table-cell table:style-name="ce107" office:value-type="date" office:date-value="2025-10-29" calcext:value-type="date">
            <text:p>29/10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PPS7340F</text:p>
          </table:table-cell>
          <table:table-cell table:style-name="ce2" office:value-type="string" calcext:value-type="string">
            <text:p>20CJPPS7340F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84" office:value-type="string" calcext:value-type="string">
            <text:p>JH04AB0782</text:p>
          </table:table-cell>
          <table:table-cell table:style-name="ce98"/>
          <table:table-cell table:style-name="ce3" office:value-type="string" calcext:value-type="string">
            <text:p>CHAUHAN ENTERPRISES</text:p>
          </table:table-cell>
          <table:table-cell table:style-name="ce3" office:value-type="float" office:value="370" calcext:value-type="float">
            <text:p>370</text:p>
          </table:table-cell>
          <table:table-cell table:style-name="ce2" office:value-type="string" calcext:value-type="string">
            <text:p>BGR/PNCM/2024/214/PKR/CT/WO-370</text:p>
          </table:table-cell>
          <table:table-cell table:style-name="ce107" office:value-type="date" office:date-value="2025-03-10" calcext:value-type="date">
            <text:p>10/03/2025</text:p>
          </table:table-cell>
          <table:table-cell table:style-name="ce3" office:value-type="string" calcext:value-type="string">
            <text:p>AASHUTOSH KUMAR SING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S.P.COLLEGE ROAD DUMKA, NEAR RAILWAY OFFICE, SRI AMRA, Dumka, Dumka, Jharkhand, 814110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3" office:value-type="float" office:value="9801011320" calcext:value-type="float">
            <text:p>9801011320</text:p>
          </table:table-cell>
          <table:table-cell table:style-name="ce3" office:value-type="float" office:value="6205892093" calcext:value-type="float">
            <text:p>62058920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20" calcext:value-type="date">
            <text:p>20/04/2024</text:p>
          </table:table-cell>
          <table:table-cell table:style-name="ce107" office:value-type="date" office:date-value="2029-04-22" calcext:value-type="date">
            <text:p>22/04/2029</text:p>
          </table:table-cell>
          <table:table-cell table:style-name="ce107" office:value-type="date" office:date-value="2025-04-10" calcext:value-type="date">
            <text:p>10/04/2025</text:p>
          </table:table-cell>
          <table:table-cell table:style-name="ce107" office:value-type="date" office:date-value="2025-04-14" calcext:value-type="date">
            <text:p>14/04/2025</text:p>
          </table:table-cell>
          <table:table-cell table:style-name="ce107" office:value-type="date" office:date-value="2025-03-29" calcext:value-type="date">
            <text:p>29/03/2025</text:p>
          </table:table-cell>
          <table:table-cell table:style-name="ce3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JPPS7340F</text:p>
          </table:table-cell>
          <table:table-cell table:style-name="ce2" office:value-type="string" calcext:value-type="string">
            <text:p>20CJPPS7340F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84" office:value-type="string" calcext:value-type="string">
            <text:p>JH04AB2443</text:p>
          </table:table-cell>
          <table:table-cell table:style-name="ce98"/>
          <table:table-cell table:style-name="ce3" office:value-type="string" calcext:value-type="string">
            <text:p>BADRINATH TRADEERS</text:p>
          </table:table-cell>
          <table:table-cell table:style-name="ce3" office:value-type="float" office:value="371" calcext:value-type="float">
            <text:p>371</text:p>
          </table:table-cell>
          <table:table-cell table:style-name="ce2" office:value-type="string" calcext:value-type="string">
            <text:p>BGR/PNCM/2023/215/PKR/CT/WO-371</text:p>
          </table:table-cell>
          <table:table-cell table:style-name="ce107" office:value-type="date" office:date-value="2024-04-15" calcext:value-type="date">
            <text:p>15/04/2024</text:p>
          </table:table-cell>
          <table:table-cell table:style-name="ce3" office:value-type="string" calcext:value-type="string">
            <text:p>BADRI PRASAD SAH</text:p>
          </table:table-cell>
          <table:table-cell table:style-name="ce3" office:value-type="string" calcext:value-type="string">
            <text:p>DUMKA</text:p>
          </table:table-cell>
          <table:table-cell table:style-name="ce2" office:value-type="string" calcext:value-type="string">
            <text:p>HARNAKUNDI ROAD, NEAR SHIV MANDIR, Dangalpara, Dumka, Dumka, Jharkhand, 81410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6.74" calcext:value-type="float">
            <text:p>16.74</text:p>
          </table:table-cell>
          <table:table-cell table:style-name="ce3" office:value-type="float" office:value="6202789850" calcext:value-type="float">
            <text:p>6202789850</text:p>
          </table:table-cell>
          <table:table-cell table:style-name="ce3" office:value-type="float" office:value="9006789193" calcext:value-type="float">
            <text:p>9006789193</text:p>
          </table:table-cell>
          <table:table-cell table:style-name="ce2" office:value-type="string" calcext:value-type="string">
            <text:p>OWNER</text:p>
          </table:table-cell>
          <table:table-cell table:style-name="ce107" office:value-type="date" office:date-value="2024-04-04" calcext:value-type="date">
            <text:p>04/04/2024</text:p>
          </table:table-cell>
          <table:table-cell table:style-name="ce107" office:value-type="date" office:date-value="2029-04-08" calcext:value-type="date">
            <text:p>08/04/2029</text:p>
          </table:table-cell>
          <table:table-cell table:style-name="ce107" office:value-type="date" office:date-value="2024-07-02" calcext:value-type="date">
            <text:p>02/07/2024</text:p>
          </table:table-cell>
          <table:table-cell table:style-name="ce107" office:value-type="date" office:date-value="2026-04-03" calcext:value-type="date">
            <text:p>03/04/2026</text:p>
          </table:table-cell>
          <table:table-cell table:style-name="ce107" office:value-type="date" office:date-value="2025-03-19" calcext:value-type="date">
            <text:p>19/03/2025</text:p>
          </table:table-cell>
          <table:table-cell table:style-name="ce3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5-04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STPS5469G</text:p>
          </table:table-cell>
          <table:table-cell table:style-name="ce2" office:value-type="string" calcext:value-type="string">
            <text:p>20ESTPS5469G1Z4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85" office:value-type="string" calcext:value-type="string">
            <text:p>JH16H6065</text:p>
          </table:table-cell>
          <table:table-cell table:style-name="ce96"/>
          <table:table-cell table:style-name="ce2" office:value-type="string" calcext:value-type="string">
            <text:p>ANAMIKA CHOUDHARY 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BGR/PNCM/2024/218/PKR/CT/WO-373</text:p>
          </table:table-cell>
          <table:table-cell table:style-name="ce105" office:value-type="date" office:date-value="2024-06-04" calcext:value-type="date">
            <text:p>04/06/2024</text:p>
          </table:table-cell>
          <table:table-cell table:style-name="ce2" office:value-type="string" calcext:value-type="string">
            <text:p>ANAMIKA CHOUDHARY 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-60 KHESRA, KHATA NO 63, MOUZA-HIRANPUR KHAS, HIRANP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523077776" calcext:value-type="float">
            <text:p>9523077776</text:p>
          </table:table-cell>
          <table:table-cell table:style-name="ce2" office:value-type="float" office:value="7294867608" calcext:value-type="float">
            <text:p>729486760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30" calcext:value-type="date">
            <text:p>30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9" calcext:value-type="date">
            <text:p>29/08/2024</text:p>
          </table:table-cell>
          <table:table-cell table:style-name="ce105" office:value-type="date" office:date-value="2026-05-29" calcext:value-type="date">
            <text:p>29/05/2026</text:p>
          </table:table-cell>
          <table:table-cell table:style-name="ce105" office:value-type="date" office:date-value="2025-05-28" calcext:value-type="date">
            <text:p>2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IBPC3794L</text:p>
          </table:table-cell>
          <table:table-cell table:style-name="ce2" office:value-type="string" calcext:value-type="string">
            <text:p>20AIBPC3794L1ZF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85" office:value-type="string" calcext:value-type="string">
            <text:p>JH16F9189</text:p>
          </table:table-cell>
          <table:table-cell table:style-name="ce96" office:value-type="float" office:value="918911" calcext:value-type="float">
            <text:p>918911</text:p>
          </table:table-cell>
          <table:table-cell table:style-name="ce2" office:value-type="string" calcext:value-type="string">
            <text:p>M/S MITHU TRANSPORT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BGR/PNCM/2024/219/PKR/CT/WO-374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2" office:value-type="string" calcext:value-type="string">
            <text:p>SRI NIKHIL KUMAR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9332687219" calcext:value-type="float">
            <text:p>9332687219</text:p>
          </table:table-cell>
          <table:table-cell table:style-name="ce2" office:value-type="float" office:value="8002458795" calcext:value-type="float">
            <text:p>800245879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1-05-31" calcext:value-type="date">
            <text:p>31/05/2021</text:p>
          </table:table-cell>
          <table:table-cell table:style-name="ce105" office:value-type="date" office:date-value="2024-06-23" calcext:value-type="date">
            <text:p>23/06/2024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105" office:value-type="date" office:date-value="2025-05-24" calcext:value-type="date">
            <text:p>24/05/2025</text:p>
          </table:table-cell>
          <table:table-cell table:style-name="ce105" office:value-type="date" office:date-value="2025-04-22" calcext:value-type="date">
            <text:p>22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WITH TRANSPORT NAM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PPM8378J</text:p>
          </table:table-cell>
          <table:table-cell table:style-name="ce2" office:value-type="string" calcext:value-type="string">
            <text:p>20AKPPM8378J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85" office:value-type="string" calcext:value-type="string">
            <text:p>JH16H4493</text:p>
          </table:table-cell>
          <table:table-cell table:style-name="ce96" office:value-type="float" office:value="594493" calcext:value-type="float">
            <text:p>594493</text:p>
          </table:table-cell>
          <table:table-cell table:style-name="ce2" office:value-type="string" calcext:value-type="string">
            <text:p>M/S MITHU TRANSPORT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BGR/PNCM/2024/219/PKR/CT/WO-374</text:p>
          </table:table-cell>
          <table:table-cell table:style-name="ce105" office:value-type="date" office:date-value="2024-05-23" calcext:value-type="date">
            <text:p>23/05/2024</text:p>
          </table:table-cell>
          <table:table-cell table:style-name="ce2" office:value-type="string" calcext:value-type="string">
            <text:p>SRI NIKHIL KUMAR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9332687219" calcext:value-type="float">
            <text:p>9332687219</text:p>
          </table:table-cell>
          <table:table-cell table:style-name="ce2" office:value-type="float" office:value="8002458795" calcext:value-type="float">
            <text:p>800245879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2" calcext:value-type="date">
            <text:p>22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6-05-21" calcext:value-type="date">
            <text:p>21/05/2026</text:p>
          </table:table-cell>
          <table:table-cell table:style-name="ce105" office:value-type="date" office:date-value="2025-05-19" calcext:value-type="date">
            <text:p>19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23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PPM8378J</text:p>
          </table:table-cell>
          <table:table-cell table:style-name="ce2" office:value-type="string" calcext:value-type="string">
            <text:p>20AKPPM8378J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85" office:value-type="string" calcext:value-type="string">
            <text:p>JH16J4898</text:p>
          </table:table-cell>
          <table:table-cell table:style-name="ce96" office:value-type="float" office:value="164898" calcext:value-type="float">
            <text:p>164898</text:p>
          </table:table-cell>
          <table:table-cell table:style-name="ce2" office:value-type="string" calcext:value-type="string">
            <text:p>M/S MITHU TRANSPORT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BGR/PNCM/2024/219/PKR/CT/WO-374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SRI NIKHIL KUMAR MOND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Rajapara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9332687219" calcext:value-type="float">
            <text:p>9332687219</text:p>
          </table:table-cell>
          <table:table-cell table:style-name="ce2" office:value-type="float" office:value="8002458795" calcext:value-type="float">
            <text:p>800245879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9" calcext:value-type="date">
            <text:p>19/02/2025</text:p>
          </table:table-cell>
          <table:table-cell table:style-name="ce105" office:value-type="date" office:date-value="2030-02-26" calcext:value-type="date">
            <text:p>26/02/2030</text:p>
          </table:table-cell>
          <table:table-cell table:style-name="ce105" office:value-type="date" office:date-value="2025-05-18" calcext:value-type="date">
            <text:p>18/05/2025</text:p>
          </table:table-cell>
          <table:table-cell table:style-name="ce105" office:value-type="date" office:date-value="2027-02-18" calcext:value-type="date">
            <text:p>18/02/2027</text:p>
          </table:table-cell>
          <table:table-cell table:style-name="ce105" office:value-type="date" office:date-value="2026-02-14" calcext:value-type="date">
            <text:p>14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KPPM8378J</text:p>
          </table:table-cell>
          <table:table-cell table:style-name="ce2" office:value-type="string" calcext:value-type="string">
            <text:p>20AKPPM8378J1ZL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85" office:value-type="string" calcext:value-type="string">
            <text:p>JH04AB0382</text:p>
          </table:table-cell>
          <table:table-cell table:style-name="ce96" office:value-type="float" office:value="38210" calcext:value-type="float">
            <text:p>038210</text:p>
          </table:table-cell>
          <table:table-cell table:style-name="ce2" office:value-type="string" calcext:value-type="string">
            <text:p>M/S BALAJI ENTERPRICES 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BGR/PNCM/2024/221/PKR/CT/WO-376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SURESH PRASAD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ROUND, NH 114A, Sub Health Centre Sikaripra, NA, Sikaripara, Dumka, Jharkhand, 8161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8210447304" calcext:value-type="float">
            <text:p>8210447304</text:p>
          </table:table-cell>
          <table:table-cell table:style-name="ce2" office:value-type="float" office:value="7739586954" calcext:value-type="float">
            <text:p>773958695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4" calcext:value-type="date">
            <text:p>24/04/2026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HZPB8612M</text:p>
          </table:table-cell>
          <table:table-cell table:style-name="ce2" office:value-type="string" calcext:value-type="string">
            <text:p>20AHZPB8612M4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85" office:value-type="string" calcext:value-type="string">
            <text:p>JH04AB2848</text:p>
          </table:table-cell>
          <table:table-cell table:style-name="ce96" office:value-type="float" office:value="284810" calcext:value-type="float">
            <text:p>284810</text:p>
          </table:table-cell>
          <table:table-cell table:style-name="ce2" office:value-type="string" calcext:value-type="string">
            <text:p>M/S BALAJI ENTERPRICES 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BGR/PNCM/2024/221/PKR/CT/WO-376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SURESH PRASAD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ROUND, NH 114A, Sub Health Centre Sikaripra, NA, Sikaripara, Dumka, Jharkhand, 8161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8210447304" calcext:value-type="float">
            <text:p>8210447304</text:p>
          </table:table-cell>
          <table:table-cell table:style-name="ce2" office:value-type="float" office:value="7739586954" calcext:value-type="float">
            <text:p>773958695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5" calcext:value-type="date">
            <text:p>25/04/2024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4" calcext:value-type="date">
            <text:p>24/04/2026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HZPB8612M</text:p>
          </table:table-cell>
          <table:table-cell table:style-name="ce2" office:value-type="string" calcext:value-type="string">
            <text:p>20AHZPB8612M4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85" office:value-type="string" calcext:value-type="string">
            <text:p>JH04AB7422</text:p>
          </table:table-cell>
          <table:table-cell table:style-name="ce96" office:value-type="float" office:value="742210" calcext:value-type="float">
            <text:p>742210</text:p>
          </table:table-cell>
          <table:table-cell table:style-name="ce2" office:value-type="string" calcext:value-type="string">
            <text:p>VIKASH ENTERPISES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BGR/PNCM/2024/222/PKR/CT/WO-377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VIKASH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Sub Health Centre Sikaripra, Sikaripara, Sikaripara, Dumka, Jharkhand, 8161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9801298731" calcext:value-type="float">
            <text:p>9801298731</text:p>
          </table:table-cell>
          <table:table-cell table:style-name="ce2" office:value-type="float" office:value="8910957641" calcext:value-type="float">
            <text:p>891095764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UAPB5443D</text:p>
          </table:table-cell>
          <table:table-cell table:style-name="ce2" office:value-type="string" calcext:value-type="string">
            <text:p>20BUAPB5443D1ZJ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85" office:value-type="string" calcext:value-type="string">
            <text:p>JH04AB4331</text:p>
          </table:table-cell>
          <table:table-cell table:style-name="ce96" office:value-type="float" office:value="433110" calcext:value-type="float">
            <text:p>433110</text:p>
          </table:table-cell>
          <table:table-cell table:style-name="ce2" office:value-type="string" calcext:value-type="string">
            <text:p>VIKASH ENTERPISES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BGR/PNCM/2024/222/PKR/CT/WO-377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VIKASH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Sub Health Centre Sikaripra, Sikaripara, Sikaripara, Dumka, Jharkhand, 8161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801298731" calcext:value-type="float">
            <text:p>9801298731</text:p>
          </table:table-cell>
          <table:table-cell table:style-name="ce2" office:value-type="float" office:value="8910957641" calcext:value-type="float">
            <text:p>891095764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UAPB5443D</text:p>
          </table:table-cell>
          <table:table-cell table:style-name="ce2" office:value-type="string" calcext:value-type="string">
            <text:p>20BUAPB5443D1ZJ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85" office:value-type="string" calcext:value-type="string">
            <text:p>JH04AB2398</text:p>
          </table:table-cell>
          <table:table-cell table:style-name="ce96" office:value-type="float" office:value="239810" calcext:value-type="float">
            <text:p>239810</text:p>
          </table:table-cell>
          <table:table-cell table:style-name="ce2" office:value-type="string" calcext:value-type="string">
            <text:p>VIKASH ENTERPISES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BGR/PNCM/2024/222/PKR/CT/WO-377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VIKASH BHAGAT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Sub Health Centre Sikaripra, Sikaripara, Sikaripara, Dumka, Jharkhand, 8161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9801298731" calcext:value-type="float">
            <text:p>9801298731</text:p>
          </table:table-cell>
          <table:table-cell table:style-name="ce2" office:value-type="float" office:value="8910957641" calcext:value-type="float">
            <text:p>891095764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26" calcext:value-type="date">
            <text:p>26/04/2024</text:p>
          </table:table-cell>
          <table:table-cell table:style-name="ce105" office:value-type="date" office:date-value="2029-04-29" calcext:value-type="date">
            <text:p>29/04/2029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6-04-25" calcext:value-type="date">
            <text:p>25/04/2026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UAPB5443D</text:p>
          </table:table-cell>
          <table:table-cell table:style-name="ce2" office:value-type="string" calcext:value-type="string">
            <text:p>20BUAPB5443D1ZJ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85" office:value-type="string" calcext:value-type="string">
            <text:p>JH04AB0615</text:p>
          </table:table-cell>
          <table:table-cell table:style-name="ce96"/>
          <table:table-cell table:style-name="ce2" office:value-type="string" calcext:value-type="string">
            <text:p>M/S MANTOSH MANDAL 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BGR/PNCM/2024/224/PKR/CT/WO-379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MANTOSH MANDAL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RAMPURHAT ROAD, KUSUMDIH, POLICE LINE ROAD, 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991179479" calcext:value-type="float">
            <text:p>7991179479</text:p>
          </table:table-cell>
          <table:table-cell table:style-name="ce2" office:value-type="float" office:value="9939339760" calcext:value-type="float">
            <text:p>993933976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4-16" calcext:value-type="date">
            <text:p>16/04/2024</text:p>
          </table:table-cell>
          <table:table-cell table:style-name="ce105" office:value-type="date" office:date-value="2029-04-21" calcext:value-type="date">
            <text:p>21/04/2029</text:p>
          </table:table-cell>
          <table:table-cell table:style-name="ce105" office:value-type="date" office:date-value="2024-07-14" calcext:value-type="date">
            <text:p>14/07/2024</text:p>
          </table:table-cell>
          <table:table-cell table:style-name="ce105" office:value-type="date" office:date-value="2026-04-15" calcext:value-type="date">
            <text:p>15/04/2026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AVPM3097B</text:p>
          </table:table-cell>
          <table:table-cell table:style-name="ce2" office:value-type="string" calcext:value-type="string">
            <text:p>20BAVPM3097B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85" office:value-type="string" calcext:value-type="string">
            <text:p>JH16H7816</text:p>
          </table:table-cell>
          <table:table-cell table:style-name="ce96" office:value-type="float" office:value="7816" calcext:value-type="float">
            <text:p>007816</text:p>
          </table:table-cell>
          <table:table-cell table:style-name="ce2" office:value-type="string" calcext:value-type="string">
            <text:p>LALJEE PRASAD BHAGAT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BGR/PNCM/2024/226/PKR/CT/WO-381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2" office:value-type="string" calcext:value-type="string">
            <text:p>LALJEE PRASAD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New Sadar Hospital, Post- Pakur, Sonajori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004094138" calcext:value-type="float">
            <text:p>7004094138</text:p>
          </table:table-cell>
          <table:table-cell table:style-name="ce2" office:value-type="float" office:value="8002916637" calcext:value-type="float">
            <text:p>8002916637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4" calcext:value-type="date">
            <text:p>04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03" calcext:value-type="date">
            <text:p>03/08/2024</text:p>
          </table:table-cell>
          <table:table-cell table:style-name="ce105" office:value-type="date" office:date-value="2026-05-03" calcext:value-type="date">
            <text:p>03/05/2026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XSPB3473L</text:p>
          </table:table-cell>
          <table:table-cell table:style-name="ce2" office:value-type="string" calcext:value-type="string">
            <text:p>20BXSPB3473L1ZC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85" office:value-type="string" calcext:value-type="string">
            <text:p>JH16H2501</text:p>
          </table:table-cell>
          <table:table-cell table:style-name="ce96" office:value-type="float" office:value="162501" calcext:value-type="float">
            <text:p>162501</text:p>
          </table:table-cell>
          <table:table-cell table:style-name="ce2" office:value-type="string" calcext:value-type="string">
            <text:p>S K TRANSPORT 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GR/PNCM/2024/229/PKR/CT/WO-384</text:p>
          </table:table-cell>
          <table:table-cell table:style-name="ce105" office:value-type="date" office:date-value="2024-05-07" calcext:value-type="date">
            <text:p>07/05/2024</text:p>
          </table:table-cell>
          <table:table-cell table:style-name="ce2" office:value-type="string" calcext:value-type="string">
            <text:p>SUBIR KUND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BAHIHARPUR ROAD, Durga Mata Mandir, Kalika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488060250" calcext:value-type="float">
            <text:p>7488060250</text:p>
          </table:table-cell>
          <table:table-cell table:style-name="ce2" office:value-type="float" office:value="8292010150" calcext:value-type="float">
            <text:p>82920101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3" calcext:value-type="date">
            <text:p>03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02" calcext:value-type="date">
            <text:p>02/08/2024</text:p>
          </table:table-cell>
          <table:table-cell table:style-name="ce105" office:value-type="date" office:date-value="2026-05-02" calcext:value-type="date">
            <text:p>02/05/2026</text:p>
          </table:table-cell>
          <table:table-cell table:style-name="ce105" office:value-type="date" office:date-value="2025-05-29" calcext:value-type="date">
            <text:p>29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7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CIPK4891M</text:p>
          </table:table-cell>
          <table:table-cell table:style-name="ce2" office:value-type="string" calcext:value-type="string">
            <text:p>20ECIPK4891M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86" office:value-type="string" calcext:value-type="string">
            <text:p>JH16J0458</text:p>
          </table:table-cell>
          <table:table-cell table:style-name="ce96" office:value-type="float" office:value="160458" calcext:value-type="float">
            <text:p>160458</text:p>
          </table:table-cell>
          <table:table-cell table:style-name="ce2" office:value-type="string" calcext:value-type="string">
            <text:p>S K TRANSPORT 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GR/PNCM/2024/229/PKR/CT/WO-384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SUBIR KUND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BAHIHARPUR ROAD, Durga Mata Mandir, Kalikapu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7488060250" calcext:value-type="float">
            <text:p>7488060250</text:p>
          </table:table-cell>
          <table:table-cell table:style-name="ce2" office:value-type="float" office:value="8292010150" calcext:value-type="float">
            <text:p>82920101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6" calcext:value-type="date">
            <text:p>06/02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5-05" calcext:value-type="date">
            <text:p>05/05/2025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105" office:value-type="string" calcext:value-type="string">
            <text:p>29-02-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JAY SHREE KRISHNA TR TO S K TR (TRANSFER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CIPK4891M</text:p>
          </table:table-cell>
          <table:table-cell table:style-name="ce2" office:value-type="string" calcext:value-type="string">
            <text:p>20ECIPK4891M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86" office:value-type="string" calcext:value-type="string">
            <text:p>JH16J8084</text:p>
          </table:table-cell>
          <table:table-cell table:style-name="ce96" office:value-type="float" office:value="168084" calcext:value-type="float">
            <text:p>168084</text:p>
          </table:table-cell>
          <table:table-cell table:style-name="ce2" office:value-type="string" calcext:value-type="string">
            <text:p>S K TRANSPORT 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GR/PNCM/2024/229/PKR/CT/WO-384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SUBIR KUND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BAHIHARPUR ROAD, Durga Mata Mandir, Kalikapu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7488060250" calcext:value-type="float">
            <text:p>7488060250</text:p>
          </table:table-cell>
          <table:table-cell table:style-name="ce2" office:value-type="float" office:value="8292010150" calcext:value-type="float">
            <text:p>829201015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5-09" calcext:value-type="date">
            <text:p>09/05/2025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29" calcext:value-type="date">
            <text:p>29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JAY SHREE KRISHNA TR TO S K TR (TRANSFER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CIPK4891M</text:p>
          </table:table-cell>
          <table:table-cell table:style-name="ce2" office:value-type="string" calcext:value-type="string">
            <text:p>20ECIPK4891M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87" office:value-type="string" calcext:value-type="string">
            <text:p>JH16J0397</text:p>
          </table:table-cell>
          <table:table-cell table:style-name="ce96" office:value-type="float" office:value="160357" calcext:value-type="float">
            <text:p>160357</text:p>
          </table:table-cell>
          <table:table-cell table:style-name="ce2" office:value-type="string" calcext:value-type="string">
            <text:p>S K TRANSPORT 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GR/PNCM/2024/229/PKR/CT/WO-384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SUBIR KUNDU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LIHARPUR, BAHIHARPUR ROAD, Durga Mata Mandir, Kalikapu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7488060250" calcext:value-type="float">
            <text:p>7488060250</text:p>
          </table:table-cell>
          <table:table-cell table:style-name="ce2" office:value-type="float" office:value="8292010150" calcext:value-type="float">
            <text:p>829201015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27" calcext:value-type="date">
            <text:p>27/11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2-25" calcext:value-type="date">
            <text:p>25/02/2025</text:p>
          </table:table-cell>
          <table:table-cell table:style-name="ce105" office:value-type="date" office:date-value="2026-01-26" calcext:value-type="date">
            <text:p>26/01/2026</text:p>
          </table:table-cell>
          <table:table-cell table:style-name="ce105" office:value-type="date" office:date-value="2025-11-21" calcext:value-type="date">
            <text:p>21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JAY SHREE KRISHNA TR TO S K TR (TRANSFER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CIPK4891M</text:p>
          </table:table-cell>
          <table:table-cell table:style-name="ce2" office:value-type="string" calcext:value-type="string">
            <text:p>20ECIPK4891M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88" office:value-type="string" calcext:value-type="string">
            <text:p>JH16G8818</text:p>
          </table:table-cell>
          <table:table-cell table:style-name="ce96" office:value-type="float" office:value="168818" calcext:value-type="float">
            <text:p>168818</text:p>
          </table:table-cell>
          <table:table-cell table:style-name="ce2" office:value-type="string" calcext:value-type="string">
            <text:p>M/S PAWAN PUTRA MOBILE 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BGR/PNCM/2024/230/PKR/CT/WO-385</text:p>
          </table:table-cell>
          <table:table-cell table:style-name="ce105" office:value-type="date" office:date-value="2024-05-07" calcext:value-type="date">
            <text:p>07/05/2024</text:p>
          </table:table-cell>
          <table:table-cell table:style-name="ce2" office:value-type="string" calcext:value-type="string">
            <text:p>SRI AMIT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ARIA, Patharghata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9771223110" calcext:value-type="float">
            <text:p>9771223110</text:p>
          </table:table-cell>
          <table:table-cell table:style-name="ce2" office:value-type="float" office:value="7482906605" calcext:value-type="float">
            <text:p>748290660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7-04" calcext:value-type="date">
            <text:p>04/07/2022</text:p>
          </table:table-cell>
          <table:table-cell table:style-name="ce105" office:value-type="date" office:date-value="2027-07-07" calcext:value-type="date">
            <text:p>07/07/2027</text:p>
          </table:table-cell>
          <table:table-cell table:number-columns-repeated="2" table:style-name="ce105" office:value-type="date" office:date-value="2024-07-03" calcext:value-type="date">
            <text:p>03/07/2024</text:p>
          </table:table-cell>
          <table:table-cell table:style-name="ce105" office:value-type="date" office:date-value="2024-07-01" calcext:value-type="date">
            <text:p>01/07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CHILE 07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115" office:value-type="string" calcext:value-type="string">
            <text:p>ECIPK4912B</text:p>
          </table:table-cell>
          <table:table-cell table:style-name="ce115" office:value-type="string" calcext:value-type="string">
            <text:p>20ECIPK4912B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85" office:value-type="string" calcext:value-type="string">
            <text:p>JH16H2226</text:p>
          </table:table-cell>
          <table:table-cell table:style-name="ce96" office:value-type="float" office:value="162226" calcext:value-type="float">
            <text:p>162226</text:p>
          </table:table-cell>
          <table:table-cell table:style-name="ce2" office:value-type="string" calcext:value-type="string">
            <text:p>M/S PAWAN PUTRA MOBILE 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BGR/PNCM/2024/230/PKR/CT/WO-385</text:p>
          </table:table-cell>
          <table:table-cell table:style-name="ce105" office:value-type="date" office:date-value="2024-05-09" calcext:value-type="date">
            <text:p>09/05/2024</text:p>
          </table:table-cell>
          <table:table-cell table:style-name="ce2" office:value-type="string" calcext:value-type="string">
            <text:p>SRI AMIT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KHARIA, Patharghata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771223110" calcext:value-type="float">
            <text:p>9771223110</text:p>
          </table:table-cell>
          <table:table-cell table:style-name="ce2" office:value-type="float" office:value="7482906605" calcext:value-type="float">
            <text:p>748290660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2-02" calcext:value-type="date">
            <text:p>02/02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4-28" calcext:value-type="date">
            <text:p>28/04/2024</text:p>
          </table:table-cell>
          <table:table-cell table:style-name="ce105" office:value-type="date" office:date-value="2026-02-01" calcext:value-type="date">
            <text:p>01/02/2026</text:p>
          </table:table-cell>
          <table:table-cell table:style-name="ce105" office:value-type="date" office:date-value="2025-01-28" calcext:value-type="date">
            <text:p>28/01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9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CIPK4912B</text:p>
          </table:table-cell>
          <table:table-cell table:style-name="ce2" office:value-type="string" calcext:value-type="string">
            <text:p>20ECIPK4912B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85" office:value-type="string" calcext:value-type="string">
            <text:p>JH04AB7319</text:p>
          </table:table-cell>
          <table:table-cell table:style-name="ce96" office:value-type="float" office:value="731900" calcext:value-type="float">
            <text:p>731900</text:p>
          </table:table-cell>
          <table:table-cell table:style-name="ce2" office:value-type="string" calcext:value-type="string">
            <text:p>SHIVRATAN TEBRIWAL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BGR/PNCM/2024/231/PKR/CT/WO-386</text:p>
          </table:table-cell>
          <table:table-cell table:style-name="ce105" office:value-type="date" office:date-value="2024-06-06" calcext:value-type="date">
            <text:p>06/06/2024</text:p>
          </table:table-cell>
          <table:table-cell table:style-name="ce2" office:value-type="string" calcext:value-type="string">
            <text:p>SHIVRATAN TEBRI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Ward No. 12, Bagan Para, Behind Marwari Dharamsala, Harindanga Bazar, Pakur, <text:s/>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004817719" calcext:value-type="float">
            <text:p>7004817719</text:p>
          </table:table-cell>
          <table:table-cell table:style-name="ce2" office:value-type="float" office:value="6201236323" calcext:value-type="float">
            <text:p>6201236323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29" calcext:value-type="date">
            <text:p>29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6-05-28" calcext:value-type="date">
            <text:p>28/05/2026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06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UWPT2912Q</text:p>
          </table:table-cell>
          <table:table-cell table:style-name="ce2" office:value-type="string" calcext:value-type="string">
            <text:p>20AUWPT2912Q1ZX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85" office:value-type="string" calcext:value-type="string">
            <text:p>JH16F9946</text:p>
          </table:table-cell>
          <table:table-cell table:style-name="ce96" office:value-type="float" office:value="100919" calcext:value-type="float">
            <text:p>100919</text:p>
          </table:table-cell>
          <table:table-cell table:style-name="ce2" office:value-type="string" calcext:value-type="string">
            <text:p>M/S DRIVE WAY AUTOMOBILES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BGR/PNCM/2024/233/PKR/CT/WO-387</text:p>
          </table:table-cell>
          <table:table-cell table:style-name="ce105" office:value-type="date" office:date-value="2024-05-10" calcext:value-type="date">
            <text:p>10/05/2024</text:p>
          </table:table-cell>
          <table:table-cell table:style-name="ce2" office:value-type="string" calcext:value-type="string">
            <text:p>DEEPAK ASHIF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H-114, Plot No- 98, ASAN DHIPA, KOLAJO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8051190023" calcext:value-type="float">
            <text:p>8051190023</text:p>
          </table:table-cell>
          <table:table-cell table:style-name="ce2" office:value-type="float" office:value="9304122045" calcext:value-type="float">
            <text:p>9304122045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3-26" calcext:value-type="date">
            <text:p>26/03/2021</text:p>
          </table:table-cell>
          <table:table-cell table:style-name="ce105" office:value-type="date" office:date-value="2025-04-18" calcext:value-type="date">
            <text:p>18/04/2025</text:p>
          </table:table-cell>
          <table:table-cell table:style-name="ce105" office:value-type="date" office:date-value="2024-06-24" calcext:value-type="date">
            <text:p>24/06/2024</text:p>
          </table:table-cell>
          <table:table-cell table:style-name="ce105" office:value-type="date" office:date-value="2025-06-14" calcext:value-type="date">
            <text:p>14/06/2025</text:p>
          </table:table-cell>
          <table:table-cell table:style-name="ce105" office:value-type="date" office:date-value="2025-03-16" calcext:value-type="date">
            <text:p>16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PA3053R</text:p>
          </table:table-cell>
          <table:table-cell table:style-name="ce2" office:value-type="string" calcext:value-type="string">
            <text:p>20AFDPA3053R2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85" office:value-type="string" calcext:value-type="string">
            <text:p>JH16H1296</text:p>
          </table:table-cell>
          <table:table-cell table:style-name="ce96" office:value-type="float" office:value="161296" calcext:value-type="float">
            <text:p>161296</text:p>
          </table:table-cell>
          <table:table-cell table:style-name="ce2" office:value-type="string" calcext:value-type="string">
            <text:p>M/S DRIVE WAY AUTOMOBILES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BGR/PNCM/2024/233/PKR/CT/WO-387</text:p>
          </table:table-cell>
          <table:table-cell table:style-name="ce105" office:value-type="date" office:date-value="2024-05-10" calcext:value-type="date">
            <text:p>10/05/2024</text:p>
          </table:table-cell>
          <table:table-cell table:style-name="ce2" office:value-type="string" calcext:value-type="string">
            <text:p>DEEPAK ASHIF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H-114, Plot No- 98, ASAN DHIPA, KOLAJO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8051190023" calcext:value-type="float">
            <text:p>8051190023</text:p>
          </table:table-cell>
          <table:table-cell table:style-name="ce2" office:value-type="float" office:value="9304122045" calcext:value-type="float">
            <text:p>930412204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3-08-11" calcext:value-type="date">
            <text:p>11/08/2023</text:p>
          </table:table-cell>
          <table:table-cell table:style-name="ce105" office:value-type="date" office:date-value="2024-09-03" calcext:value-type="date">
            <text:p>03/09/2024</text:p>
          </table:table-cell>
          <table:table-cell table:style-name="ce105" office:value-type="date" office:date-value="2024-04-29" calcext:value-type="date">
            <text:p>29/04/2024</text:p>
          </table:table-cell>
          <table:table-cell table:style-name="ce105" office:value-type="date" office:date-value="2025-08-10" calcext:value-type="date">
            <text:p>10/08/2025</text:p>
          </table:table-cell>
          <table:table-cell table:style-name="ce105" office:value-type="date" office:date-value="2024-07-31" calcext:value-type="date">
            <text:p>31/07/202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PA3053R</text:p>
          </table:table-cell>
          <table:table-cell table:style-name="ce2" office:value-type="string" calcext:value-type="string">
            <text:p>20AFDPA3053R2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85" office:value-type="string" calcext:value-type="string">
            <text:p>JH16H3595</text:p>
          </table:table-cell>
          <table:table-cell table:style-name="ce96" office:value-type="float" office:value="163595" calcext:value-type="float">
            <text:p>163595</text:p>
          </table:table-cell>
          <table:table-cell table:style-name="ce2" office:value-type="string" calcext:value-type="string">
            <text:p>M/S DRIVE WAY AUTOMOBILES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BGR/PNCM/2024/233/PKR/CT/WO-387</text:p>
          </table:table-cell>
          <table:table-cell table:style-name="ce105" office:value-type="date" office:date-value="2024-05-10" calcext:value-type="date">
            <text:p>10/05/2024</text:p>
          </table:table-cell>
          <table:table-cell table:style-name="ce2" office:value-type="string" calcext:value-type="string">
            <text:p>DEEPAK ASHIF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SH-114, Plot No- 98, ASAN DHIPA, KOLAJO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051190023" calcext:value-type="float">
            <text:p>8051190023</text:p>
          </table:table-cell>
          <table:table-cell table:style-name="ce2" office:value-type="float" office:value="9304122045" calcext:value-type="float">
            <text:p>930412204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4-05" calcext:value-type="date">
            <text:p>05/04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7-04" calcext:value-type="date">
            <text:p>04/07/2024</text:p>
          </table:table-cell>
          <table:table-cell table:style-name="ce105" office:value-type="date" office:date-value="2026-04-04" calcext:value-type="date">
            <text:p>04/04/2026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CHILE 10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FDPA3053R</text:p>
          </table:table-cell>
          <table:table-cell table:style-name="ce2" office:value-type="string" calcext:value-type="string">
            <text:p>20AFDPA3053R2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85" office:value-type="string" calcext:value-type="string">
            <text:p>JH16G2932</text:p>
          </table:table-cell>
          <table:table-cell table:style-name="ce96" office:value-type="float" office:value="162932" calcext:value-type="float">
            <text:p>162932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BGR/PNCM/2024/235/PKR/CT/WO-389</text:p>
          </table:table-cell>
          <table:table-cell table:style-name="ce105" office:value-type="date" office:date-value="2024-05-14" calcext:value-type="date">
            <text:p>14/05/2024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ST-AMRAPARA PS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6299389486" calcext:value-type="float">
            <text:p>6299389486</text:p>
          </table:table-cell>
          <table:table-cell table:style-name="ce2" office:value-type="float" office:value="9431396238" calcext:value-type="float">
            <text:p>943139623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9-01" calcext:value-type="date">
            <text:p>01/09/2022</text:p>
          </table:table-cell>
          <table:table-cell table:style-name="ce105" office:value-type="date" office:date-value="2027-09-26" calcext:value-type="date">
            <text:p>26/09/2027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105" office:value-type="date" office:date-value="2024-08-31" calcext:value-type="date">
            <text:p>31/08/2024</text:p>
          </table:table-cell>
          <table:table-cell table:style-name="ce105" office:value-type="date" office:date-value="2024-08-29" calcext:value-type="date">
            <text:p>29/08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BFPK9926A</text:p>
          </table:table-cell>
          <table:table-cell table:style-name="ce2" office:value-type="string" calcext:value-type="string">
            <text:p>20BBFPK9926A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85" office:value-type="string" calcext:value-type="string">
            <text:p>JH10CG1082</text:p>
          </table:table-cell>
          <table:table-cell table:style-name="ce96" office:value-type="float" office:value="1082" calcext:value-type="float">
            <text:p>001082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BGR/PNCM/2024/235/PKR/CT/WO-389</text:p>
          </table:table-cell>
          <table:table-cell table:style-name="ce105" office:value-type="date" office:date-value="2025-03-04" calcext:value-type="date">
            <text:p>04/03/2025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ST-AMRAPARA PS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6299389486" calcext:value-type="float">
            <text:p>6299389486</text:p>
          </table:table-cell>
          <table:table-cell table:style-name="ce2" office:value-type="float" office:value="9431396238" calcext:value-type="float">
            <text:p>943139623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10-06" calcext:value-type="date">
            <text:p>06/10/2021</text:p>
          </table:table-cell>
          <table:table-cell table:style-name="ce105" office:value-type="date" office:date-value="2026-10-28" calcext:value-type="date">
            <text:p>28/10/2026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105" office:value-type="date" office:date-value="2025-10-03" calcext:value-type="date">
            <text:p>03/10/2025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04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BFPK9926A</text:p>
          </table:table-cell>
          <table:table-cell table:style-name="ce2" office:value-type="string" calcext:value-type="string">
            <text:p>20BBFPK9926A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85" office:value-type="string" calcext:value-type="string">
            <text:p>JH04AB3938</text:p>
          </table:table-cell>
          <table:table-cell table:style-name="ce96"/>
          <table:table-cell table:style-name="ce2" office:value-type="string" calcext:value-type="string">
            <text:p>UMESH KUMAR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BGR/PNCM/2024/235/PKR/CT/WO-389</text:p>
          </table:table-cell>
          <table:table-cell table:style-name="ce105" office:value-type="date" office:date-value="2025-03-08" calcext:value-type="date">
            <text:p>08/03/2025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ST-AMRAPARA PS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6299389486" calcext:value-type="float">
            <text:p>6299389486</text:p>
          </table:table-cell>
          <table:table-cell table:style-name="ce2" office:value-type="float" office:value="9431396238" calcext:value-type="float">
            <text:p>943139623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1-30" calcext:value-type="date">
            <text:p>30/01/2024</text:p>
          </table:table-cell>
          <table:table-cell table:style-name="ce105" office:value-type="date" office:date-value="2029-02-04" calcext:value-type="date">
            <text:p>04/02/2029</text:p>
          </table:table-cell>
          <table:table-cell table:style-name="ce105" office:value-type="date" office:date-value="2026-04-29" calcext:value-type="date">
            <text:p>29/04/2026</text:p>
          </table:table-cell>
          <table:table-cell table:style-name="ce105" office:value-type="date" office:date-value="2026-01-28" calcext:value-type="date">
            <text:p>28/01/2026</text:p>
          </table:table-cell>
          <table:table-cell table:style-name="ce105" office:value-type="date" office:date-value="2025-02-04" calcext:value-type="date">
            <text:p>04/02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8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BFPK9926A</text:p>
          </table:table-cell>
          <table:table-cell table:style-name="ce2" office:value-type="string" calcext:value-type="string">
            <text:p>20BBFPK9926A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85" office:value-type="string" calcext:value-type="string">
            <text:p>JH04AD4209</text:p>
          </table:table-cell>
          <table:table-cell table:style-name="ce96"/>
          <table:table-cell table:style-name="ce2" office:value-type="string" calcext:value-type="string">
            <text:p>UMESH KUMAR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BGR/PNCM/2024/235/PKR/CT/WO-38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ST-AMRAPARA PS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6299389486" calcext:value-type="float">
            <text:p>6299389486</text:p>
          </table:table-cell>
          <table:table-cell table:style-name="ce2" office:value-type="float" office:value="9431396238" calcext:value-type="float">
            <text:p>943139623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23" calcext:value-type="date">
            <text:p>23/12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5-12-02" calcext:value-type="date">
            <text:p>02/12/2025</text:p>
          </table:table-cell>
          <table:table-cell table:style-name="ce105" office:value-type="date" office:date-value="2026-12-22" calcext:value-type="date">
            <text:p>22/12/2026</text:p>
          </table:table-cell>
          <table:table-cell table:style-name="ce105" office:value-type="date" office:date-value="2025-12-01" calcext:value-type="date">
            <text:p>01/12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BFPK9926A</text:p>
          </table:table-cell>
          <table:table-cell table:style-name="ce2" office:value-type="string" calcext:value-type="string">
            <text:p>20BBFPK9926A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85" office:value-type="string" calcext:value-type="string">
            <text:p>JH16J1171</text:p>
          </table:table-cell>
          <table:table-cell table:style-name="ce96"/>
          <table:table-cell table:style-name="ce2" office:value-type="string" calcext:value-type="string">
            <text:p>UMESH KUMAR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BGR/PNCM/2024/235/PKR/CT/WO-38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UMESH KUMAR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ST-AMRAPARA PS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6299389486" calcext:value-type="float">
            <text:p>6299389486</text:p>
          </table:table-cell>
          <table:table-cell table:style-name="ce2" office:value-type="float" office:value="9431396238" calcext:value-type="float">
            <text:p>9431396238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1-29" calcext:value-type="date">
            <text:p>29/01/2025</text:p>
          </table:table-cell>
          <table:table-cell table:style-name="ce105" office:value-type="date" office:date-value="1930-02-17" calcext:value-type="date">
            <text:p>17/02/1930</text:p>
          </table:table-cell>
          <table:table-cell table:style-name="ce105" office:value-type="date" office:date-value="2025-10-27" calcext:value-type="date">
            <text:p>27/10/2025</text:p>
          </table:table-cell>
          <table:table-cell table:style-name="ce105" office:value-type="date" office:date-value="2027-01-27" calcext:value-type="date">
            <text:p>27/01/2027</text:p>
          </table:table-cell>
          <table:table-cell table:style-name="ce105" office:value-type="date" office:date-value="2026-01-21" calcext:value-type="date">
            <text:p>21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BFPK9926A</text:p>
          </table:table-cell>
          <table:table-cell table:style-name="ce2" office:value-type="string" calcext:value-type="string">
            <text:p>20BBFPK9926A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85" office:value-type="string" calcext:value-type="string">
            <text:p>JH04W3295</text:p>
          </table:table-cell>
          <table:table-cell table:style-name="ce96" office:value-type="float" office:value="163295" calcext:value-type="float">
            <text:p>163295</text:p>
          </table:table-cell>
          <table:table-cell table:style-name="ce2" office:value-type="string" calcext:value-type="string">
            <text:p>MATHUR SAHA 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BGR/PNCM/2024/236/PKR/CT/WO-390</text:p>
          </table:table-cell>
          <table:table-cell table:style-name="ce105" office:value-type="date" office:date-value="2024-05-14" calcext:value-type="date">
            <text:p>14/05/2024</text:p>
          </table:table-cell>
          <table:table-cell table:style-name="ce2" office:value-type="string" calcext:value-type="string">
            <text:p><text:s text:c="2"/>SRI MATHUR SAHA 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TASARIA, SAHARGRAM, Tasaria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470161116" calcext:value-type="float">
            <text:p>9470161116</text:p>
          </table:table-cell>
          <table:table-cell table:style-name="ce2" office:value-type="float" office:value="7004092787" calcext:value-type="float">
            <text:p>7004092787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6-04" calcext:value-type="date">
            <text:p>04/06/2021</text:p>
          </table:table-cell>
          <table:table-cell table:style-name="ce105" office:value-type="date" office:date-value="2027-01-27" calcext:value-type="date">
            <text:p>27/01/2027</text:p>
          </table:table-cell>
          <table:table-cell table:style-name="ce105" office:value-type="date" office:date-value="2024-05-27" calcext:value-type="date">
            <text:p>27/05/2024</text:p>
          </table:table-cell>
          <table:table-cell table:style-name="ce105" office:value-type="date" office:date-value="2025-12-10" calcext:value-type="date">
            <text:p>10/12/2025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LCPS5021K</text:p>
          </table:table-cell>
          <table:table-cell table:style-name="ce2" office:value-type="string" calcext:value-type="string">
            <text:p>20FLCPS5021K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85" office:value-type="string" calcext:value-type="string">
            <text:p>JH16H7067</text:p>
          </table:table-cell>
          <table:table-cell table:style-name="ce96" office:value-type="float" office:value="706770" calcext:value-type="float">
            <text:p>706770</text:p>
          </table:table-cell>
          <table:table-cell table:style-name="ce2" office:value-type="string" calcext:value-type="string">
            <text:p>ABU SAMAD 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BGR/PNCM/2024/237/PKR/CT/WO-391</text:p>
          </table:table-cell>
          <table:table-cell table:style-name="ce105" office:value-type="date" office:date-value="2024-05-14" calcext:value-type="date">
            <text:p>14/05/2024</text:p>
          </table:table-cell>
          <table:table-cell table:style-name="ce2" office:value-type="string" calcext:value-type="string">
            <text:p><text:s/>SRI ABU SAMAD 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JANSHERPUR, GAGANPAHARI ROAD, KISTONAGAR, KOTALPOKHAR, Pakur, Jharkhand, 8161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046855582" calcext:value-type="float">
            <text:p>9046855582</text:p>
          </table:table-cell>
          <table:table-cell table:style-name="ce2" office:value-type="float" office:value="7654122691" calcext:value-type="float">
            <text:p>765412269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11" calcext:value-type="date">
            <text:p>11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08" calcext:value-type="date">
            <text:p>08/08/2024</text:p>
          </table:table-cell>
          <table:table-cell table:style-name="ce105" office:value-type="date" office:date-value="2026-05-10" calcext:value-type="date">
            <text:p>10/05/2026</text:p>
          </table:table-cell>
          <table:table-cell table:style-name="ce105" office:value-type="date" office:date-value="2025-05-08" calcext:value-type="date">
            <text:p>08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14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DXPS8139A</text:p>
          </table:table-cell>
          <table:table-cell table:style-name="ce2" office:value-type="string" calcext:value-type="string">
            <text:p>20EDXPS8139A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85" office:value-type="string" calcext:value-type="string">
            <text:p>JH04AD0411</text:p>
          </table:table-cell>
          <table:table-cell table:style-name="ce96" office:value-type="float" office:value="404011" calcext:value-type="float">
            <text:p>404011</text:p>
          </table:table-cell>
          <table:table-cell table:style-name="ce2" office:value-type="string" calcext:value-type="string">
            <text:p>RANJIT KUMAR BHAGAT 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BGR/PNCM/2024/238/PKR/CT/WO-392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string" calcext:value-type="string">
            <text:p>RANJIT KUMAR BHAGAT 2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AMRAPARA BAZAR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9470102366" calcext:value-type="float">
            <text:p>9470102366</text:p>
          </table:table-cell>
          <table:table-cell table:style-name="ce2" office:value-type="float" office:value="8864029060" calcext:value-type="float">
            <text:p>886402906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3-17" calcext:value-type="date">
            <text:p>17/03/2021</text:p>
          </table:table-cell>
          <table:table-cell table:style-name="ce105" office:value-type="date" office:date-value="2023-01-14" calcext:value-type="date">
            <text:p>14/01/2023</text:p>
          </table:table-cell>
          <table:table-cell table:style-name="ce105" office:value-type="date" office:date-value="2025-03-04" calcext:value-type="date">
            <text:p>04/03/2025</text:p>
          </table:table-cell>
          <table:table-cell table:style-name="ce105" office:value-type="date" office:date-value="2026-12-01" calcext:value-type="date">
            <text:p>01/12/2026</text:p>
          </table:table-cell>
          <table:table-cell table:style-name="ce105" office:value-type="date" office:date-value="2025-02-12" calcext:value-type="date">
            <text:p>12/02/2025</text:p>
          </table:table-cell>
          <table:table-cell table:style-name="ce2" office:value-type="float" office:value="4823" calcext:value-type="float">
            <text:p>4823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LOPB8670Q</text:p>
          </table:table-cell>
          <table:table-cell table:style-name="ce2" office:value-type="string" calcext:value-type="string">
            <text:p>20ALOPB8670Q1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85" office:value-type="string" calcext:value-type="string">
            <text:p>JH16G7226</text:p>
          </table:table-cell>
          <table:table-cell table:style-name="ce96" office:value-type="float" office:value="167226" calcext:value-type="float">
            <text:p>167226</text:p>
          </table:table-cell>
          <table:table-cell table:style-name="ce2" office:value-type="string" calcext:value-type="string">
            <text:p>TARA TRADERS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BGR/PNCM/2024/239/PKR/CT/WO-393</text:p>
          </table:table-cell>
          <table:table-cell table:style-name="ce105" office:value-type="date" office:date-value="2024-05-15" calcext:value-type="date">
            <text:p>15/05/2024</text:p>
          </table:table-cell>
          <table:table-cell table:style-name="ce2" office:value-type="string" calcext:value-type="string">
            <text:p>LALAN KUMAR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Government Middle School Charka Ghat, Charkaghat, Godda, Jharkhand, 81413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9771386017" calcext:value-type="float">
            <text:p>9771386017</text:p>
          </table:table-cell>
          <table:table-cell table:style-name="ce2" office:value-type="float" office:value="8969582009" calcext:value-type="float">
            <text:p>8969582009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2-06-10" calcext:value-type="date">
            <text:p>10/06/2022</text:p>
          </table:table-cell>
          <table:table-cell table:style-name="ce105" office:value-type="date" office:date-value="2027-07-06" calcext:value-type="date">
            <text:p>06/07/2027</text:p>
          </table:table-cell>
          <table:table-cell table:style-name="ce105" office:value-type="date" office:date-value="2024-06-08" calcext:value-type="date">
            <text:p>08/06/2024</text:p>
          </table:table-cell>
          <table:table-cell table:style-name="ce105" office:value-type="date" office:date-value="2024-06-09" calcext:value-type="date">
            <text:p>09/06/2024</text:p>
          </table:table-cell>
          <table:table-cell table:style-name="ce105" office:value-type="date" office:date-value="2024-05-31" calcext:value-type="date">
            <text:p>31/05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15-05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DPPPB6274G</text:p>
          </table:table-cell>
          <table:table-cell table:style-name="ce2" office:value-type="string" calcext:value-type="string">
            <text:p>20DPPPB6274G1ZZ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85" office:value-type="string" calcext:value-type="string">
            <text:p>JH10CW9201</text:p>
          </table:table-cell>
          <table:table-cell table:style-name="ce96"/>
          <table:table-cell table:style-name="ce2" office:value-type="string" calcext:value-type="string">
            <text:p>M/S LALITHA TRADERS 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BGR/PNCM/2024/241/PKR/CT/WO-395</text:p>
          </table:table-cell>
          <table:table-cell table:style-name="ce105" office:value-type="date" office:date-value="2024-06-02" calcext:value-type="date">
            <text:p>02/06/2024</text:p>
          </table:table-cell>
          <table:table-cell table:style-name="ce2" office:value-type="string" calcext:value-type="string">
            <text:p>SRI VAMSHI MADHUSUDHAN BAIRI</text:p>
          </table:table-cell>
          <table:table-cell table:style-name="ce2" office:value-type="string" calcext:value-type="string">
            <text:p>BOKARO</text:p>
          </table:table-cell>
          <table:table-cell table:style-name="ce2" office:value-type="string" calcext:value-type="string">
            <text:p>PLOT NO. 684, C/O MANOJ KUMAR YADAV, WASHERY ROAD, NEAR DAV SCHOOL, KATHARA, Bokaro, Jharkhand, 8291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8019534567" calcext:value-type="float">
            <text:p>8019534567</text:p>
          </table:table-cell>
          <table:table-cell table:style-name="ce2" office:value-type="float" office:value="9030131234" calcext:value-type="float">
            <text:p>903013123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07" calcext:value-type="date">
            <text:p>07/05/2024</text:p>
          </table:table-cell>
          <table:table-cell table:style-name="ce105" office:value-type="date" office:date-value="2029-05-07" calcext:value-type="date">
            <text:p>07/05/2029</text:p>
          </table:table-cell>
          <table:table-cell table:style-name="ce105" office:value-type="date" office:date-value="2024-07-03" calcext:value-type="date">
            <text:p>03/07/2024</text:p>
          </table:table-cell>
          <table:table-cell table:style-name="ce105" office:value-type="date" office:date-value="2026-05-06" calcext:value-type="date">
            <text:p>06/05/2026</text:p>
          </table:table-cell>
          <table:table-cell table:style-name="ce105" office:value-type="date" office:date-value="2024-04-03" calcext:value-type="date">
            <text:p>03/04/2024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02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IBPB3221F</text:p>
          </table:table-cell>
          <table:table-cell table:style-name="ce2" office:value-type="string" calcext:value-type="string">
            <text:p>20AIBPB3221F1ZF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85" office:value-type="string" calcext:value-type="string">
            <text:p>JH16J6075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0-01" calcext:value-type="date">
            <text:p>01/10/2024</text:p>
          </table:table-cell>
          <table:table-cell table:style-name="ce105" office:value-type="date" office:date-value="2029-10-01" calcext:value-type="date">
            <text:p>01/10/2029</text:p>
          </table:table-cell>
          <table:table-cell table:style-name="ce105" office:value-type="date" office:date-value="2025-03-25" calcext:value-type="date">
            <text:p>25/03/2025</text:p>
          </table:table-cell>
          <table:table-cell table:style-name="ce105" office:value-type="date" office:date-value="2026-09-27" calcext:value-type="date">
            <text:p>27/09/2026</text:p>
          </table:table-cell>
          <table:table-cell table:style-name="ce105" office:value-type="date" office:date-value="2025-09-08" calcext:value-type="date">
            <text:p>08/09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85" office:value-type="string" calcext:value-type="string">
            <text:p>JH16J4218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2-22" calcext:value-type="date">
            <text:p>22/02/2025</text:p>
          </table:table-cell>
          <table:table-cell table:style-name="ce105" office:value-type="date" office:date-value="2030-02-22" calcext:value-type="date">
            <text:p>22/02/2030</text:p>
          </table:table-cell>
          <table:table-cell table:style-name="ce105" office:value-type="date" office:date-value="2025-05-21" calcext:value-type="date">
            <text:p>21/05/2025</text:p>
          </table:table-cell>
          <table:table-cell table:style-name="ce105" office:value-type="date" office:date-value="2027-02-21" calcext:value-type="date">
            <text:p>21/02/2027</text:p>
          </table:table-cell>
          <table:table-cell table:style-name="ce105" office:value-type="date" office:date-value="2026-02-05" calcext:value-type="date">
            <text:p>05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85" office:value-type="string" calcext:value-type="string">
            <text:p>JH16J9854</text:p>
          </table:table-cell>
          <table:table-cell table:style-name="ce96" office:value-type="float" office:value="985400" calcext:value-type="float">
            <text:p>985400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5-09" calcext:value-type="date">
            <text:p>09/05/2024</text:p>
          </table:table-cell>
          <table:table-cell table:style-name="ce105" office:value-type="date" office:date-value="2029-05-09" calcext:value-type="date">
            <text:p>09/05/2029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105" office:value-type="date" office:date-value="2026-05-08" calcext:value-type="date">
            <text:p>08/05/2026</text:p>
          </table:table-cell>
          <table:table-cell table:style-name="ce105" office:value-type="date" office:date-value="2025-04-14" calcext:value-type="date">
            <text:p>14/04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85" office:value-type="string" calcext:value-type="string">
            <text:p>JH16H9331</text:p>
          </table:table-cell>
          <table:table-cell table:style-name="ce96" office:value-type="float" office:value="933122" calcext:value-type="float">
            <text:p>933122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2-05" calcext:value-type="date">
            <text:p>05/02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6-17" calcext:value-type="date">
            <text:p>17/06/2021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2-06" calcext:value-type="date">
            <text:p>06/02/2025</text:p>
          </table:table-cell>
          <table:table-cell table:style-name="ce105" office:value-type="date" office:date-value="2024-12-31" calcext:value-type="date">
            <text:p>31/12/2024</text:p>
          </table:table-cell>
          <table:table-cell table:style-name="ce105" office:value-type="date" office:date-value="2025-01-17" calcext:value-type="date">
            <text:p>17/01/2025</text:p>
          </table:table-cell>
          <table:table-cell table:style-name="ce2" office:value-type="string" calcext:value-type="string">
            <text:p>A/LEYLAND 48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85" office:value-type="string" calcext:value-type="string">
            <text:p>JH16J4582</text:p>
          </table:table-cell>
          <table:table-cell table:style-name="ce96" office:value-type="float" office:value="4582" calcext:value-type="float">
            <text:p>004582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6-01" calcext:value-type="date">
            <text:p>01/06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4-19" calcext:value-type="date">
            <text:p>19/04/2025</text:p>
          </table:table-cell>
          <table:table-cell table:style-name="ce105" office:value-type="date" office:date-value="2030-05-04" calcext:value-type="date">
            <text:p>04/05/2030</text:p>
          </table:table-cell>
          <table:table-cell table:style-name="ce105" office:value-type="date" office:date-value="2025-07-18" calcext:value-type="date">
            <text:p>18/07/2025</text:p>
          </table:table-cell>
          <table:table-cell table:style-name="ce105" office:value-type="date" office:date-value="2027-04-18" calcext:value-type="date">
            <text:p>18/04/2027</text:p>
          </table:table-cell>
          <table:table-cell table:style-name="ce105" office:value-type="date" office:date-value="2026-03-28" calcext:value-type="date">
            <text:p>28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85" office:value-type="string" calcext:value-type="string">
            <text:p>JH16J0878</text:p>
          </table:table-cell>
          <table:table-cell table:style-name="ce96" office:value-type="float" office:value="160878" calcext:value-type="float">
            <text:p>160878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6-01" calcext:value-type="date">
            <text:p>01/06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7-18" calcext:value-type="date">
            <text:p>18/07/2024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06-12" calcext:value-type="date">
            <text:p>12/06/2025</text:p>
          </table:table-cell>
          <table:table-cell table:style-name="ce105" office:value-type="date" office:date-value="2026-07-17" calcext:value-type="date">
            <text:p>17/07/2026</text:p>
          </table:table-cell>
          <table:table-cell table:style-name="ce105" office:value-type="date" office:date-value="2025-07-05" calcext:value-type="date">
            <text:p>05/07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85" office:value-type="string" calcext:value-type="string">
            <text:p>JH16K8930</text:p>
          </table:table-cell>
          <table:table-cell table:style-name="ce96" office:value-type="float" office:value="558930" calcext:value-type="float">
            <text:p>558930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7-03" calcext:value-type="date">
            <text:p>03/07/2025</text:p>
          </table:table-cell>
          <table:table-cell table:style-name="ce105" office:value-type="date" office:date-value="2030-07-22" calcext:value-type="date">
            <text:p>22/07/2030</text:p>
          </table:table-cell>
          <table:table-cell table:style-name="ce105" office:value-type="date" office:date-value="2025-10-01" calcext:value-type="date">
            <text:p>01/10/2025</text:p>
          </table:table-cell>
          <table:table-cell table:style-name="ce105" office:value-type="date" office:date-value="2025-07-01" calcext:value-type="date">
            <text:p>01/07/2025</text:p>
          </table:table-cell>
          <table:table-cell table:style-name="ce105" office:value-type="date" office:date-value="2026-06-26" calcext:value-type="date">
            <text:p>26/06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85" office:value-type="string" calcext:value-type="string">
            <text:p>JH16K4170</text:p>
          </table:table-cell>
          <table:table-cell table:style-name="ce96" office:value-type="float" office:value="884170" calcext:value-type="float">
            <text:p>884170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6-14" calcext:value-type="date">
            <text:p>14/06/2022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10-27" calcext:value-type="date">
            <text:p>27/10/2025</text:p>
          </table:table-cell>
          <table:table-cell table:style-name="ce105" office:value-type="date" office:date-value="2027-07-14" calcext:value-type="date">
            <text:p>14/07/2027</text:p>
          </table:table-cell>
          <table:table-cell table:style-name="ce105" office:value-type="date" office:date-value="2026-07-13" calcext:value-type="date">
            <text:p>13/07/2026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85" office:value-type="string" calcext:value-type="string">
            <text:p>JH16K1799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14" calcext:value-type="float">
            <text:p>16.1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7" calcext:value-type="date">
            <text:p>07/11/2025</text:p>
          </table:table-cell>
          <table:table-cell table:style-name="ce105" office:value-type="date" office:date-value="2027-08-07" calcext:value-type="date">
            <text:p>07/08/2027</text:p>
          </table:table-cell>
          <table:table-cell table:style-name="ce105" office:value-type="date" office:date-value="2026-07-15" calcext:value-type="date">
            <text:p>15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85" office:value-type="string" calcext:value-type="string">
            <text:p>JH16K2701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01-07" calcext:value-type="date">
            <text:p>07/01/2025</text:p>
          </table:table-cell>
          <table:table-cell table:style-name="ce105" office:value-type="date" office:date-value="2027-08-07" calcext:value-type="date">
            <text:p>07/08/2027</text:p>
          </table:table-cell>
          <table:table-cell table:style-name="ce105" office:value-type="date" office:date-value="2026-07-15" calcext:value-type="date">
            <text:p>15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85" office:value-type="string" calcext:value-type="string">
            <text:p>JH16K8395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21" calcext:value-type="date">
            <text:p>21/08/2025</text:p>
          </table:table-cell>
          <table:table-cell table:style-name="ce105" office:value-type="date" office:date-value="2030-08-21" calcext:value-type="date">
            <text:p>21/08/2030</text:p>
          </table:table-cell>
          <table:table-cell table:style-name="ce105" office:value-type="date" office:date-value="2025-11-20" calcext:value-type="date">
            <text:p>20/11/2025</text:p>
          </table:table-cell>
          <table:table-cell table:style-name="ce105" office:value-type="date" office:date-value="2027-08-20" calcext:value-type="date">
            <text:p>20/08/2027</text:p>
          </table:table-cell>
          <table:table-cell table:style-name="ce105" office:value-type="date" office:date-value="2026-07-31" calcext:value-type="date">
            <text:p>31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85" office:value-type="string" calcext:value-type="string">
            <text:p>JH16K7935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21" calcext:value-type="date">
            <text:p>21/08/2025</text:p>
          </table:table-cell>
          <table:table-cell table:style-name="ce105" office:value-type="date" office:date-value="2030-08-21" calcext:value-type="date">
            <text:p>21/08/2030</text:p>
          </table:table-cell>
          <table:table-cell table:style-name="ce105" office:value-type="date" office:date-value="2025-11-20" calcext:value-type="date">
            <text:p>20/11/2025</text:p>
          </table:table-cell>
          <table:table-cell table:style-name="ce105" office:value-type="date" office:date-value="2027-08-20" calcext:value-type="date">
            <text:p>20/08/2027</text:p>
          </table:table-cell>
          <table:table-cell table:style-name="ce105" office:value-type="date" office:date-value="2026-07-31" calcext:value-type="date">
            <text:p>31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85" office:value-type="string" calcext:value-type="string">
            <text:p>JH16K7757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9-10" calcext:value-type="date">
            <text:p>10/09/2025</text:p>
          </table:table-cell>
          <table:table-cell table:style-name="ce105" office:value-type="date" office:date-value="2030-09-10" calcext:value-type="date">
            <text:p>10/09/2030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105" office:value-type="date" office:date-value="2027-09-09" calcext:value-type="date">
            <text:p>09/09/2027</text:p>
          </table:table-cell>
          <table:table-cell table:style-name="ce105" office:value-type="date" office:date-value="2026-07-27" calcext:value-type="date">
            <text:p>27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85" office:value-type="string" calcext:value-type="string">
            <text:p>JH16K3380</text:p>
          </table:table-cell>
          <table:table-cell table:style-name="ce96" office:value-type="float" office:value="495535" calcext:value-type="float">
            <text:p>49553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9-10" calcext:value-type="date">
            <text:p>10/09/2025</text:p>
          </table:table-cell>
          <table:table-cell table:style-name="ce105" office:value-type="date" office:date-value="2030-09-10" calcext:value-type="date">
            <text:p>10/09/2030</text:p>
          </table:table-cell>
          <table:table-cell table:style-name="ce105" office:value-type="date" office:date-value="2025-12-08" calcext:value-type="date">
            <text:p>08/12/2025</text:p>
          </table:table-cell>
          <table:table-cell table:style-name="ce105" office:value-type="date" office:date-value="2027-09-09" calcext:value-type="date">
            <text:p>09/09/2027</text:p>
          </table:table-cell>
          <table:table-cell table:style-name="ce105" office:value-type="date" office:date-value="2026-07-27" calcext:value-type="date">
            <text:p>27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85" office:value-type="string" calcext:value-type="string">
            <text:p>JH16K7825</text:p>
          </table:table-cell>
          <table:table-cell table:style-name="ce96" office:value-type="float" office:value="782555" calcext:value-type="float">
            <text:p>78255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8" calcext:value-type="float">
            <text:p>17.28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8-05" calcext:value-type="date">
            <text:p>05/08/2021</text:p>
          </table:table-cell>
          <table:table-cell table:style-name="ce105" office:value-type="date" office:date-value="2030-08-05" calcext:value-type="date">
            <text:p>05/08/2030</text:p>
          </table:table-cell>
          <table:table-cell table:style-name="ce105" office:value-type="date" office:date-value="2025-10-29" calcext:value-type="date">
            <text:p>29/10/2025</text:p>
          </table:table-cell>
          <table:table-cell table:style-name="ce105" office:value-type="date" office:date-value="2027-07-28" calcext:value-type="date">
            <text:p>28/07/2027</text:p>
          </table:table-cell>
          <table:table-cell table:style-name="ce105" office:value-type="date" office:date-value="2025-10-30" calcext:value-type="date">
            <text:p>30/10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85" office:value-type="string" calcext:value-type="string">
            <text:p>JH16K3770</text:p>
          </table:table-cell>
          <table:table-cell table:style-name="ce96" office:value-type="float" office:value="377044" calcext:value-type="float">
            <text:p>377044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13" calcext:value-type="date">
            <text:p>13/09/2021</text:p>
          </table:table-cell>
          <table:table-cell table:style-name="ce105" office:value-type="date" office:date-value="2030-09-13" calcext:value-type="date">
            <text:p>13/09/2030</text:p>
          </table:table-cell>
          <table:table-cell table:style-name="ce105" office:value-type="date" office:date-value="2025-10-29" calcext:value-type="date">
            <text:p>29/10/2025</text:p>
          </table:table-cell>
          <table:table-cell table:style-name="ce105" office:value-type="date" office:date-value="2027-07-28" calcext:value-type="date">
            <text:p>28/07/2027</text:p>
          </table:table-cell>
          <table:table-cell table:style-name="ce105" office:value-type="date" office:date-value="2025-10-30" calcext:value-type="date">
            <text:p>30/10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85" office:value-type="string" calcext:value-type="string">
            <text:p>JH16K8780</text:p>
          </table:table-cell>
          <table:table-cell table:style-name="ce96" office:value-type="float" office:value="998780" calcext:value-type="float">
            <text:p>998780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6-09" calcext:value-type="date">
            <text:p>09/06/2025</text:p>
          </table:table-cell>
          <table:table-cell table:style-name="ce105" office:value-type="date" office:date-value="2030-06-10" calcext:value-type="date">
            <text:p>10/06/2030</text:p>
          </table:table-cell>
          <table:table-cell table:style-name="ce105" office:value-type="date" office:date-value="2025-09-05" calcext:value-type="date">
            <text:p>05/09/2025</text:p>
          </table:table-cell>
          <table:table-cell table:style-name="ce105" office:value-type="date" office:date-value="2027-06-05" calcext:value-type="date">
            <text:p>05/06/2027</text:p>
          </table:table-cell>
          <table:table-cell table:style-name="ce105" office:value-type="date" office:date-value="2026-06-02" calcext:value-type="date">
            <text:p>02/06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85" office:value-type="string" calcext:value-type="string">
            <text:p>JH16J2494</text:p>
          </table:table-cell>
          <table:table-cell table:style-name="ce96" office:value-type="float" office:value="162494" calcext:value-type="float">
            <text:p>162494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16" calcext:value-type="date">
            <text:p>16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6-14" calcext:value-type="date">
            <text:p>14/06/2024</text:p>
          </table:table-cell>
          <table:table-cell table:style-name="ce105" office:value-type="date" office:date-value="2030-06-15" calcext:value-type="date">
            <text:p>15/06/2030</text:p>
          </table:table-cell>
          <table:table-cell table:style-name="ce105" office:value-type="date" office:date-value="2025-08-06" calcext:value-type="date">
            <text:p>06/08/2025</text:p>
          </table:table-cell>
          <table:table-cell table:style-name="ce105" office:value-type="date" office:date-value="2025-05-05" calcext:value-type="date">
            <text:p>05/05/2025</text:p>
          </table:table-cell>
          <table:table-cell table:style-name="ce105" office:value-type="date" office:date-value="2026-05-04" calcext:value-type="date">
            <text:p>04/05/2026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16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85" office:value-type="string" calcext:value-type="string">
            <text:p>JH16H8809</text:p>
          </table:table-cell>
          <table:table-cell table:style-name="ce96"/>
          <table:table-cell table:style-name="ce2" office:value-type="string" calcext:value-type="string">
            <text:p>TRIDEV TRANSPORT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GR/PNCM/2024/242/PKR/CT/WO-396</text:p>
          </table:table-cell>
          <table:table-cell table:style-name="ce105" office:value-type="date" office:date-value="2025-10-20" calcext:value-type="date">
            <text:p>20/10/2025</text:p>
          </table:table-cell>
          <table:table-cell table:style-name="ce2" office:value-type="string" calcext:value-type="string">
            <text:p>TRIDEV TRANSPOR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EHIND TATA MOTORS, MAL PAHARI ROAD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7488078362" calcext:value-type="float">
            <text:p>7488078362</text:p>
          </table:table-cell>
          <table:table-cell table:style-name="ce2" office:value-type="float" office:value="7004306804" calcext:value-type="float">
            <text:p>7004306804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1-09-23" calcext:value-type="date">
            <text:p>23/09/2021</text:p>
          </table:table-cell>
          <table:table-cell table:style-name="ce105" office:value-type="date" office:date-value="2029-12-31" calcext:value-type="date">
            <text:p>31/12/2029</text:p>
          </table:table-cell>
          <table:table-cell table:style-name="ce105" office:value-type="date" office:date-value="2025-10-13" calcext:value-type="date">
            <text:p>13/10/2025</text:p>
          </table:table-cell>
          <table:table-cell table:style-name="ce105" office:value-type="date" office:date-value="2027-02-06" calcext:value-type="date">
            <text:p>06/02/2027</text:p>
          </table:table-cell>
          <table:table-cell table:style-name="ce105" office:value-type="date" office:date-value="2026-02-24" calcext:value-type="date">
            <text:p>24/02/2026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JH16J6619 EX CHANGE 20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AUFT3935B</text:p>
          </table:table-cell>
          <table:table-cell table:style-name="ce2" office:value-type="string" calcext:value-type="string">
            <text:p>20AAUFT3935B1ZB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85" office:value-type="string" calcext:value-type="string">
            <text:p>JH04AB7581</text:p>
          </table:table-cell>
          <table:table-cell table:style-name="ce96" office:value-type="float" office:value="896935" calcext:value-type="float">
            <text:p>896935</text:p>
          </table:table-cell>
          <table:table-cell table:style-name="ce2" office:value-type="string" calcext:value-type="string">
            <text:p>R RANJAN &amp; SONS 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BGR/PNCM/2024/244/PKR/CT/WO-398</text:p>
          </table:table-cell>
          <table:table-cell table:style-name="ce105" office:value-type="date" office:date-value="2024-06-08" calcext:value-type="date">
            <text:p>08/06/2024</text:p>
          </table:table-cell>
          <table:table-cell table:style-name="ce2" office:value-type="string" calcext:value-type="string">
            <text:p>R RANJAN &amp; SONS 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Dumka, Jharkhand, 814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992304712" calcext:value-type="float">
            <text:p>7992304712</text:p>
          </table:table-cell>
          <table:table-cell table:style-name="ce2" office:value-type="float" office:value="8340633865" calcext:value-type="float">
            <text:p>834063386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5-22" calcext:value-type="date">
            <text:p>22/05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8-21" calcext:value-type="date">
            <text:p>21/08/2024</text:p>
          </table:table-cell>
          <table:table-cell table:style-name="ce105" office:value-type="date" office:date-value="2024-05-21" calcext:value-type="date">
            <text:p>21/05/2024</text:p>
          </table:table-cell>
          <table:table-cell table:style-name="ce105" office:value-type="date" office:date-value="2025-05-20" calcext:value-type="date">
            <text:p>20/05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08-06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TUPS1200M</text:p>
          </table:table-cell>
          <table:table-cell table:style-name="ce2" office:value-type="string" calcext:value-type="string">
            <text:p>20ATUPS1200M1ZN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85" office:value-type="string" calcext:value-type="string">
            <text:p>JH16J6671</text:p>
          </table:table-cell>
          <table:table-cell table:style-name="ce96"/>
          <table:table-cell table:style-name="ce2" office:value-type="string" calcext:value-type="string">
            <text:p>OUM TRANSPORT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BGR/PNCM/2024/245/PKR/CT/WO-399</text:p>
          </table:table-cell>
          <table:table-cell table:style-name="ce105" office:value-type="date" office:date-value="2024-08-01" calcext:value-type="date">
            <text:p>01/08/2024</text:p>
          </table:table-cell>
          <table:table-cell table:style-name="ce2" office:value-type="string" calcext:value-type="string">
            <text:p>MOHANA NAND TIWARY</text:p>
          </table:table-cell>
          <table:table-cell table:style-name="ce2" office:value-type="string" calcext:value-type="string">
            <text:p>KURAPARA</text:p>
          </table:table-cell>
          <table:table-cell table:style-name="ce2" office:value-type="string" calcext:value-type="string">
            <text:p>TIWARY, PO+PS- PAKUR, NEAR K K M COLLEGE, KURA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6204867336" calcext:value-type="float">
            <text:p>6204867336</text:p>
          </table:table-cell>
          <table:table-cell table:style-name="ce2" office:value-type="float" office:value="9304407380" calcext:value-type="float">
            <text:p>930440738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7-25" calcext:value-type="date">
            <text:p>25/07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10-19" calcext:value-type="date">
            <text:p>19/10/2024</text:p>
          </table:table-cell>
          <table:table-cell table:style-name="ce105" office:value-type="date" office:date-value="2026-07-24" calcext:value-type="date">
            <text:p>24/07/2026</text:p>
          </table:table-cell>
          <table:table-cell table:style-name="ce105" office:value-type="date" office:date-value="2025-07-19" calcext:value-type="date">
            <text:p>19/07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01-08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GVN SIR 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85" office:value-type="string" calcext:value-type="string">
            <text:p>JH16J4129</text:p>
          </table:table-cell>
          <table:table-cell table:style-name="ce96"/>
          <table:table-cell table:style-name="ce2" office:value-type="string" calcext:value-type="string">
            <text:p>OUM TRANSPORT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BGR/PNCM/2024/245/PKR/CT/WO-399</text:p>
          </table:table-cell>
          <table:table-cell table:style-name="ce105" office:value-type="date" office:date-value="2024-08-01" calcext:value-type="date">
            <text:p>01/08/2024</text:p>
          </table:table-cell>
          <table:table-cell table:style-name="ce2" office:value-type="string" calcext:value-type="string">
            <text:p>MOHANA NAND TIWARY</text:p>
          </table:table-cell>
          <table:table-cell table:style-name="ce2" office:value-type="string" calcext:value-type="string">
            <text:p>KURAPARA</text:p>
          </table:table-cell>
          <table:table-cell table:style-name="ce2" office:value-type="string" calcext:value-type="string">
            <text:p>TIWARY, PO+PS- PAKUR, NEAR K K M COLLEGE, KURA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6204867336" calcext:value-type="float">
            <text:p>6204867336</text:p>
          </table:table-cell>
          <table:table-cell table:style-name="ce2" office:value-type="float" office:value="9304407380" calcext:value-type="float">
            <text:p>930440738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7-25" calcext:value-type="date">
            <text:p>25/07/2024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4-09-29" calcext:value-type="date">
            <text:p>29/09/2024</text:p>
          </table:table-cell>
          <table:table-cell table:style-name="ce105" office:value-type="date" office:date-value="2026-07-21" calcext:value-type="date">
            <text:p>21/07/2026</text:p>
          </table:table-cell>
          <table:table-cell table:style-name="ce105" office:value-type="date" office:date-value="2025-07-04" calcext:value-type="date">
            <text:p>04/07/2025</text:p>
          </table:table-cell>
          <table:table-cell table:style-name="ce2" office:value-type="string" calcext:value-type="string">
            <text:p>SIGNA 4830</text:p>
          </table:table-cell>
          <table:table-cell table:style-name="ce2" office:value-type="string" calcext:value-type="string">
            <text:p>NEW 01-08-20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GVN SIR 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85" office:value-type="string" calcext:value-type="string">
            <text:p>JH04AC5627</text:p>
          </table:table-cell>
          <table:table-cell table:style-name="ce96" office:value-type="float" office:value="5627" calcext:value-type="float">
            <text:p>005627</text:p>
          </table:table-cell>
          <table:table-cell table:style-name="ce2" office:value-type="string" calcext:value-type="string">
            <text:p>UJJWAL KUMAR BHAGAT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BGR/PNCM/2024/246/PKR/CT/WO-400</text:p>
          </table:table-cell>
          <table:table-cell table:style-name="ce105" office:value-type="date" office:date-value="2024-09-06" calcext:value-type="date">
            <text:p>06/09/2024</text:p>
          </table:table-cell>
          <table:table-cell table:style-name="ce2" office:value-type="string" calcext:value-type="string">
            <text:p>UJJWAL KUMAR BHAGAT</text:p>
          </table:table-cell>
          <table:table-cell table:style-name="ce2" office:value-type="string" calcext:value-type="string">
            <text:p>CHHOTAPAHARPUR</text:p>
          </table:table-cell>
          <table:table-cell table:style-name="ce2" office:value-type="string" calcext:value-type="string">
            <text:p>Chhotapaharpur Amrapara Bazar Road, Primary School 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8987545610" calcext:value-type="float">
            <text:p>8987545610</text:p>
          </table:table-cell>
          <table:table-cell table:style-name="ce2" office:value-type="float" office:value="6299279745" calcext:value-type="float">
            <text:p>6299279745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6-27" calcext:value-type="date">
            <text:p>27/06/2024</text:p>
          </table:table-cell>
          <table:table-cell table:style-name="ce105" office:value-type="date" office:date-value="2029-07-07" calcext:value-type="date">
            <text:p>07/07/2029</text:p>
          </table:table-cell>
          <table:table-cell table:style-name="ce105" office:value-type="date" office:date-value="2024-09-25" calcext:value-type="date">
            <text:p>25/09/2024</text:p>
          </table:table-cell>
          <table:table-cell table:style-name="ce105" office:value-type="date" office:date-value="2026-06-26" calcext:value-type="date">
            <text:p>26/06/2026</text:p>
          </table:table-cell>
          <table:table-cell table:style-name="ce105" office:value-type="date" office:date-value="2025-06-24" calcext:value-type="date">
            <text:p>24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6-9-24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AKUR DMO OFFICE</text:p>
          </table:table-cell>
          <table:table-cell table:style-name="ce2" office:value-type="string" calcext:value-type="string">
            <text:p>BFWPB1006D</text:p>
          </table:table-cell>
          <table:table-cell table:style-name="ce2" office:value-type="string" calcext:value-type="string">
            <text:p>20BFWPB1006D2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85" office:value-type="string" calcext:value-type="string">
            <text:p>JH04AB7864</text:p>
          </table:table-cell>
          <table:table-cell table:style-name="ce96" office:value-type="float" office:value="7864" calcext:value-type="float">
            <text:p>007864</text:p>
          </table:table-cell>
          <table:table-cell table:style-name="ce2" office:value-type="string" calcext:value-type="string">
            <text:p>M/S BHAGAT MOTORS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BGR/PNCM/2024/247/PKR/CT/WO-401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MANTU PRASAD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Santhali Tola, Amrapara Bazar Road, Primary School Amarapara Urdu, 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870403088" calcext:value-type="float">
            <text:p>7870403088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4-04" calcext:value-type="date">
            <text:p>04/04/2024</text:p>
          </table:table-cell>
          <table:table-cell table:style-name="ce105" office:value-type="date" office:date-value="2029-04-09" calcext:value-type="date">
            <text:p>09/04/2029</text:p>
          </table:table-cell>
          <table:table-cell table:style-name="ce105" office:value-type="date" office:date-value="2025-01-01" calcext:value-type="date">
            <text:p>01/01/2025</text:p>
          </table:table-cell>
          <table:table-cell table:style-name="ce105" office:value-type="date" office:date-value="2026-04-03" calcext:value-type="date">
            <text:p>03/04/2026</text:p>
          </table:table-cell>
          <table:table-cell table:style-name="ce105" office:value-type="date" office:date-value="2025-03-29" calcext:value-type="date">
            <text:p>29/03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ELUPB4705A</text:p>
          </table:table-cell>
          <table:table-cell table:style-name="ce2" office:value-type="string" calcext:value-type="string">
            <text:p>20ELUPB4705A1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85" office:value-type="string" calcext:value-type="string">
            <text:p>JH04AD2133</text:p>
          </table:table-cell>
          <table:table-cell table:style-name="ce96" office:value-type="float" office:value="2133" calcext:value-type="float">
            <text:p>002133</text:p>
          </table:table-cell>
          <table:table-cell table:style-name="ce2" office:value-type="string" calcext:value-type="string">
            <text:p>M/S BHAGAT MOTORS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BGR/PNCM/2024/247/PKR/CT/WO-401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2" office:value-type="string" calcext:value-type="string">
            <text:p>MANTU PRASAD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Santhali Tola, Amrapara Bazar Road, Primary School Amarapara Urdu, Amrapara Baza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7870403088" calcext:value-type="float">
            <text:p>7870403088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4-03" calcext:value-type="date">
            <text:p>03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7-04-02" calcext:value-type="date">
            <text:p>02/04/2027</text:p>
          </table:table-cell>
          <table:table-cell table:style-name="ce105" office:value-type="date" office:date-value="2026-03-28" calcext:value-type="date">
            <text:p>28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ELUPB4705A</text:p>
          </table:table-cell>
          <table:table-cell table:style-name="ce2" office:value-type="string" calcext:value-type="string">
            <text:p>20ELUPB4705A1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85" office:value-type="string" calcext:value-type="string">
            <text:p>JH16J6801</text:p>
          </table:table-cell>
          <table:table-cell table:style-name="ce96" office:value-type="float" office:value="166801" calcext:value-type="float">
            <text:p>166801</text:p>
          </table:table-cell>
          <table:table-cell table:style-name="ce2" office:value-type="string" calcext:value-type="string">
            <text:p>P K TRIVEDI AND SONS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BGR/PNCM/2024/248/PKR/CT/WO-402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TUHIN KUMAR TRIVED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Ground Floor, Plot No.611, Tinbangala, Hiranpur Pakur Dhulian Road, HDFC Bank, 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789236565" calcext:value-type="float">
            <text:p>8789236565</text:p>
          </table:table-cell>
          <table:table-cell table:style-name="ce2" office:value-type="float" office:value="7549184404" calcext:value-type="float">
            <text:p>754918440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9" calcext:value-type="date">
            <text:p>19/02/2025</text:p>
          </table:table-cell>
          <table:table-cell table:style-name="ce105" office:value-type="date" office:date-value="1930-02-20" calcext:value-type="date">
            <text:p>20/02/1930</text:p>
          </table:table-cell>
          <table:table-cell table:style-name="ce105" office:value-type="date" office:date-value="2025-05-18" calcext:value-type="date">
            <text:p>18/05/2025</text:p>
          </table:table-cell>
          <table:table-cell table:style-name="ce105" office:value-type="date" office:date-value="2025-02-18" calcext:value-type="date">
            <text:p>18/02/2025</text:p>
          </table:table-cell>
          <table:table-cell table:style-name="ce105" office:value-type="date" office:date-value="2026-02-13" calcext:value-type="date">
            <text:p>13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HWPT1927E</text:p>
          </table:table-cell>
          <table:table-cell table:style-name="ce2" office:value-type="string" calcext:value-type="string">
            <text:p>20AHWPT1927E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85" office:value-type="string" calcext:value-type="string">
            <text:p>JH16J3713</text:p>
          </table:table-cell>
          <table:table-cell table:style-name="ce96" office:value-type="float" office:value="163713" calcext:value-type="float">
            <text:p>163713</text:p>
          </table:table-cell>
          <table:table-cell table:style-name="ce2" office:value-type="string" calcext:value-type="string">
            <text:p>P K TRIVEDI AND SONS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BGR/PNCM/2024/248/PKR/CT/WO-402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TUHIN KUMAR TRIVED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Ground Floor, Plot No.611, Tinbangala, Hiranpur Pakur Dhulian Road, HDFC Bank, 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8789236565" calcext:value-type="float">
            <text:p>8789236565</text:p>
          </table:table-cell>
          <table:table-cell table:style-name="ce2" office:value-type="float" office:value="7549184404" calcext:value-type="float">
            <text:p>754918440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9" calcext:value-type="date">
            <text:p>19/02/2025</text:p>
          </table:table-cell>
          <table:table-cell table:style-name="ce105" office:value-type="date" office:date-value="1930-02-20" calcext:value-type="date">
            <text:p>20/02/1930</text:p>
          </table:table-cell>
          <table:table-cell table:style-name="ce105" office:value-type="date" office:date-value="2025-05-18" calcext:value-type="date">
            <text:p>18/05/2025</text:p>
          </table:table-cell>
          <table:table-cell table:style-name="ce105" office:value-type="date" office:date-value="2025-02-18" calcext:value-type="date">
            <text:p>18/02/2025</text:p>
          </table:table-cell>
          <table:table-cell table:style-name="ce105" office:value-type="date" office:date-value="2026-02-13" calcext:value-type="date">
            <text:p>13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HWPT1927E</text:p>
          </table:table-cell>
          <table:table-cell table:style-name="ce2" office:value-type="string" calcext:value-type="string">
            <text:p>20AHWPT1927E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85" office:value-type="string" calcext:value-type="string">
            <text:p>JH04AD3265</text:p>
          </table:table-cell>
          <table:table-cell table:style-name="ce96" office:value-type="float" office:value="426725" calcext:value-type="float">
            <text:p>426725</text:p>
          </table:table-cell>
          <table:table-cell table:style-name="ce2" office:value-type="string" calcext:value-type="string">
            <text:p>AMARNATH YADAV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BGR/PNCM/2024/249/PKR/CT/WO-403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AMARNATH YADAV</text:p>
          </table:table-cell>
          <table:table-cell table:style-name="ce2"/>
          <table:table-cell table:style-name="ce2" office:value-type="string" calcext:value-type="string">
            <text:p>Maheshpur Road, Common Service Centre, Maheshpur, Madhupur Urf Patharchali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006214518" calcext:value-type="float">
            <text:p>9006214518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2-23" calcext:value-type="date">
            <text:p>23/12/2024</text:p>
          </table:table-cell>
          <table:table-cell table:style-name="ce105" office:value-type="date" office:date-value="2029-12-31" calcext:value-type="date">
            <text:p>31/12/2029</text:p>
          </table:table-cell>
          <table:table-cell table:style-name="ce105" office:value-type="date" office:date-value="2025-03-22" calcext:value-type="date">
            <text:p>22/03/2025</text:p>
          </table:table-cell>
          <table:table-cell table:style-name="ce105" office:value-type="date" office:date-value="2026-12-22" calcext:value-type="date">
            <text:p>22/12/2026</text:p>
          </table:table-cell>
          <table:table-cell table:style-name="ce105" office:value-type="date" office:date-value="2025-12-12" calcext:value-type="date">
            <text:p>12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NHPY8835H</text:p>
          </table:table-cell>
          <table:table-cell table:style-name="ce2" office:value-type="string" calcext:value-type="string">
            <text:p>20ANHPY8835H1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85" office:value-type="string" calcext:value-type="string">
            <text:p>JH04AD8021</text:p>
          </table:table-cell>
          <table:table-cell table:style-name="ce96" office:value-type="float" office:value="8021" calcext:value-type="float">
            <text:p>008021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BGR/PNCM/2024/250/PKR/CT/WO-404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MAHESHPUR ROAD, DURGA MANDIR, KHAGRA, Khagra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7250885333" calcext:value-type="float">
            <text:p>7250885333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2-11" calcext:value-type="date">
            <text:p>11/12/2024</text:p>
          </table:table-cell>
          <table:table-cell table:style-name="ce105" office:value-type="date" office:date-value="2029-12-11" calcext:value-type="date">
            <text:p>11/12/2029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105" office:value-type="date" office:date-value="2026-12-08" calcext:value-type="date">
            <text:p>08/12/2026</text:p>
          </table:table-cell>
          <table:table-cell table:style-name="ce105" office:value-type="date" office:date-value="2025-11-27" calcext:value-type="date">
            <text:p>27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CUPM0503R</text:p>
          </table:table-cell>
          <table:table-cell table:style-name="ce2" office:value-type="string" calcext:value-type="string">
            <text:p>20BCUPM0503R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85" office:value-type="string" calcext:value-type="string">
            <text:p>JH16J1922</text:p>
          </table:table-cell>
          <table:table-cell table:style-name="ce96" office:value-type="float" office:value="161922" calcext:value-type="float">
            <text:p>161922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BGR/PNCM/2024/250/PKR/CT/WO-404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MAHESHPUR ROAD, DURGA MANDIR, KHAGRA, Khagra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7250885333" calcext:value-type="float">
            <text:p>7250885333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7-03" calcext:value-type="date">
            <text:p>03/07/2024</text:p>
          </table:table-cell>
          <table:table-cell table:style-name="ce105" office:value-type="date" office:date-value="2029-07-14" calcext:value-type="date">
            <text:p>14/07/2029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105" office:value-type="date" office:date-value="2026-07-02" calcext:value-type="date">
            <text:p>02/07/2026</text:p>
          </table:table-cell>
          <table:table-cell table:style-name="ce105" office:value-type="date" office:date-value="2025-06-26" calcext:value-type="date">
            <text:p>26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CUPM0503R</text:p>
          </table:table-cell>
          <table:table-cell table:style-name="ce2" office:value-type="string" calcext:value-type="string">
            <text:p>20BCUPM0503R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85" office:value-type="string" calcext:value-type="string">
            <text:p>JH16J8393</text:p>
          </table:table-cell>
          <table:table-cell table:style-name="ce96" office:value-type="float" office:value="168393" calcext:value-type="float">
            <text:p>168393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BGR/PNCM/2024/250/PKR/CT/WO-404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MAHESHPUR ROAD, DURGA MANDIR, KHAGRA, Khagra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7250885333" calcext:value-type="float">
            <text:p>7250885333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4-11-05" calcext:value-type="date">
            <text:p>05/11/2024</text:p>
          </table:table-cell>
          <table:table-cell table:style-name="ce105" office:value-type="date" office:date-value="2026-08-27" calcext:value-type="date">
            <text:p>27/08/2026</text:p>
          </table:table-cell>
          <table:table-cell table:style-name="ce105" office:value-type="date" office:date-value="2025-07-30" calcext:value-type="date">
            <text:p>30/07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CUPM0503R</text:p>
          </table:table-cell>
          <table:table-cell table:style-name="ce2" office:value-type="string" calcext:value-type="string">
            <text:p>20BCUPM0503R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85" office:value-type="string" calcext:value-type="string">
            <text:p>JH16J0876</text:p>
          </table:table-cell>
          <table:table-cell table:style-name="ce96" office:value-type="float" office:value="876" calcext:value-type="float">
            <text:p>000876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BGR/PNCM/2024/250/PKR/CT/WO-404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MALAY KUMAR MANDAL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MAHESHPUR ROAD, DURGA MANDIR, KHAGRA, Khagra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7250885333" calcext:value-type="float">
            <text:p>7250885333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8-27" calcext:value-type="date">
            <text:p>27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5-05-16" calcext:value-type="date">
            <text:p>16/05/2025</text:p>
          </table:table-cell>
          <table:table-cell table:style-name="ce105" office:value-type="date" office:date-value="2025-06-26" calcext:value-type="date">
            <text:p>26/06/2025</text:p>
          </table:table-cell>
          <table:table-cell table:style-name="ce105" office:value-type="date" office:date-value="2025-06-24" calcext:value-type="date">
            <text:p>24/06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CUPM0503R</text:p>
          </table:table-cell>
          <table:table-cell table:style-name="ce2" office:value-type="string" calcext:value-type="string">
            <text:p>20BCUPM0503R1ZD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85" office:value-type="string" calcext:value-type="string">
            <text:p>JH04AD9645</text:p>
          </table:table-cell>
          <table:table-cell table:style-name="ce96"/>
          <table:table-cell table:style-name="ce2" office:value-type="string" calcext:value-type="string">
            <text:p>RANJAN ENTERPRISES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BGR/PNCM/2024/251/PKR/CT/WO-405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RANJAN KUMAR</text:p>
          </table:table-cell>
          <table:table-cell table:style-name="ce2"/>
          <table:table-cell table:style-name="ce2" office:value-type="string" calcext:value-type="string">
            <text:p>GROUND FLOOR, H.N- 718, C/O- RAMJEE PRASAD, AMARAPAR BAZAR, AMARAPAR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9122867020" calcext:value-type="float">
            <text:p>9122867020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11" calcext:value-type="date">
            <text:p>11/02/2025</text:p>
          </table:table-cell>
          <table:table-cell table:style-name="ce105" office:value-type="date" office:date-value="1930-02-11" calcext:value-type="date">
            <text:p>11/02/1930</text:p>
          </table:table-cell>
          <table:table-cell table:style-name="ce105" office:value-type="date" office:date-value="2025-05-09" calcext:value-type="date">
            <text:p>09/05/2025</text:p>
          </table:table-cell>
          <table:table-cell table:style-name="ce105" office:value-type="date" office:date-value="2027-02-09" calcext:value-type="date">
            <text:p>09/02/2027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VEPK0606D</text:p>
          </table:table-cell>
          <table:table-cell table:style-name="ce2" office:value-type="string" calcext:value-type="string">
            <text:p>20CVEPK0606D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85" office:value-type="string" calcext:value-type="string">
            <text:p>JH16H9129</text:p>
          </table:table-cell>
          <table:table-cell table:style-name="ce96"/>
          <table:table-cell table:style-name="ce2" office:value-type="string" calcext:value-type="string">
            <text:p>M/S MURLIDHAR KISAN SEVA KINDRA.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BGR/PNCM/2024/252/PKR/CT/WO-406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RAJESH PRASAD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EO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9304928563" calcext:value-type="float">
            <text:p>9304928563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7-04" calcext:value-type="date">
            <text:p>04/07/2023</text:p>
          </table:table-cell>
          <table:table-cell table:style-name="ce105" office:value-type="date" office:date-value="2028-07-12" calcext:value-type="date">
            <text:p>12/07/2028</text:p>
          </table:table-cell>
          <table:table-cell table:style-name="ce105" office:value-type="date" office:date-value="2025-04-03" calcext:value-type="date">
            <text:p>03/04/2025</text:p>
          </table:table-cell>
          <table:table-cell table:style-name="ce105" office:value-type="date" office:date-value="2025-07-03" calcext:value-type="date">
            <text:p>03/07/2025</text:p>
          </table:table-cell>
          <table:table-cell table:style-name="ce105" office:value-type="date" office:date-value="2025-06-25" calcext:value-type="date">
            <text:p>25/06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JXPB2524L</text:p>
          </table:table-cell>
          <table:table-cell table:style-name="ce2" office:value-type="string" calcext:value-type="string">
            <text:p>20AJXPB2524L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85" office:value-type="string" calcext:value-type="string">
            <text:p>JH16J0129</text:p>
          </table:table-cell>
          <table:table-cell table:style-name="ce96"/>
          <table:table-cell table:style-name="ce2" office:value-type="string" calcext:value-type="string">
            <text:p>M/S MURLIDHAR KISAN SEVA KINDRA.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BGR/PNCM/2024/252/PKR/CT/WO-406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RAJESH PRASAD BHAGAT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DEOPUR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9304928563" calcext:value-type="float">
            <text:p>9304928563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1-05" calcext:value-type="date">
            <text:p>05/11/2024</text:p>
          </table:table-cell>
          <table:table-cell table:style-name="ce105" office:value-type="date" office:date-value="2029-11-26" calcext:value-type="date">
            <text:p>26/11/2029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105" office:value-type="date" office:date-value="2026-11-04" calcext:value-type="date">
            <text:p>04/11/2026</text:p>
          </table:table-cell>
          <table:table-cell table:style-name="ce105" office:value-type="date" office:date-value="2025-10-29" calcext:value-type="date">
            <text:p>29/10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JXPB2524L</text:p>
          </table:table-cell>
          <table:table-cell table:style-name="ce2" office:value-type="string" calcext:value-type="string">
            <text:p>20AJXPB2524L1ZA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85" office:value-type="string" calcext:value-type="string">
            <text:p>JH16J8215</text:p>
          </table:table-cell>
          <table:table-cell table:style-name="ce96" office:value-type="float" office:value="168215" calcext:value-type="float">
            <text:p>168215</text:p>
          </table:table-cell>
          <table:table-cell table:style-name="ce2" office:value-type="string" calcext:value-type="string">
            <text:p>Naushaba Parveen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BGR/PNCM/2024/254/PKR/CT/WO-408</text:p>
          </table:table-cell>
          <table:table-cell table:style-name="ce105" office:value-type="date" office:date-value="2025-03-09" calcext:value-type="date">
            <text:p>09/03/2025</text:p>
          </table:table-cell>
          <table:table-cell table:style-name="ce2" office:value-type="string" calcext:value-type="string">
            <text:p>Naushaba Parveen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Madhpara, Pakur, Khepakali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7549175500" calcext:value-type="float">
            <text:p>7549175500</text:p>
          </table:table-cell>
          <table:table-cell table:style-name="ce2" office:value-type="float" office:value="6202713020" calcext:value-type="float">
            <text:p>6202713020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12" calcext:value-type="date">
            <text:p>12/09/2024</text:p>
          </table:table-cell>
          <table:table-cell table:style-name="ce105" office:value-type="date" office:date-value="2030-09-11" calcext:value-type="date">
            <text:p>11/09/2030</text:p>
          </table:table-cell>
          <table:table-cell table:style-name="ce105" office:value-type="date" office:date-value="2024-12-08" calcext:value-type="date">
            <text:p>08/12/2024</text:p>
          </table:table-cell>
          <table:table-cell table:style-name="ce105" office:value-type="date" office:date-value="2026-09-11" calcext:value-type="date">
            <text:p>11/09/2026</text:p>
          </table:table-cell>
          <table:table-cell table:style-name="ce105" office:value-type="date" office:date-value="2025-09-02" calcext:value-type="date">
            <text:p>02/09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ERPP8261H</text:p>
          </table:table-cell>
          <table:table-cell table:style-name="ce2" office:value-type="string" calcext:value-type="string">
            <text:p>20CERPP8261H1Z6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85" office:value-type="string" calcext:value-type="string">
            <text:p>JH04AB8713</text:p>
          </table:table-cell>
          <table:table-cell table:style-name="ce96" office:value-type="float" office:value="8713" calcext:value-type="float">
            <text:p>008713</text:p>
          </table:table-cell>
          <table:table-cell table:style-name="ce2" office:value-type="string" calcext:value-type="string">
            <text:p>VIKASH KUMAR JAISWAL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BGR/PNCM/2024/257/PKR/CT/WO-411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VIKASH KUMAR JAISWAL</text:p>
          </table:table-cell>
          <table:table-cell table:style-name="ce2"/>
          <table:table-cell table:style-name="ce2" office:value-type="string" calcext:value-type="string">
            <text:p>Amrapara Bazar, AMRAPAR BAZAR, AMRAPARA, Amrapara Bazar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office:value-type="float" office:value="8863903575" calcext:value-type="float">
            <text:p>8863903575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2-01" calcext:value-type="date">
            <text:p>01/02/2024</text:p>
          </table:table-cell>
          <table:table-cell table:style-name="ce105" office:value-type="date" office:date-value="2029-02-01" calcext:value-type="date">
            <text:p>01/02/2029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105" office:value-type="date" office:date-value="2026-01-31" calcext:value-type="date">
            <text:p>31/01/2026</text:p>
          </table:table-cell>
          <table:table-cell table:style-name="ce105" office:value-type="date" office:date-value="2026-01-07" calcext:value-type="date">
            <text:p>07/01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9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YFPJ1962G</text:p>
          </table:table-cell>
          <table:table-cell table:style-name="ce2" office:value-type="string" calcext:value-type="string">
            <text:p>20BYFPJ1962G1ZS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85" office:value-type="string" calcext:value-type="string">
            <text:p>JH04AD3613</text:p>
          </table:table-cell>
          <table:table-cell table:style-name="ce96" office:value-type="float" office:value="425259" calcext:value-type="float">
            <text:p>425259</text:p>
          </table:table-cell>
          <table:table-cell table:style-name="ce2" office:value-type="string" calcext:value-type="string">
            <text:p>DHARMPAL YADAV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BGR/PNCM/2024/260/PKR/CT/WO-414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DHARMPAL YADAV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. - 30, P.S - MAHESHPUR, P.O - MAHESHPUR, Madhupur Urf Patharchali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7484091041" calcext:value-type="float">
            <text:p>7484091041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2-23" calcext:value-type="date">
            <text:p>23/12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5-03-22" calcext:value-type="date">
            <text:p>22/03/2025</text:p>
          </table:table-cell>
          <table:table-cell table:style-name="ce105" office:value-type="date" office:date-value="2026-12-22" calcext:value-type="date">
            <text:p>22/12/2026</text:p>
          </table:table-cell>
          <table:table-cell table:style-name="ce105" office:value-type="date" office:date-value="2025-12-12" calcext:value-type="date">
            <text:p>12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YNPY4617L</text:p>
          </table:table-cell>
          <table:table-cell table:style-name="ce2" office:value-type="string" calcext:value-type="string">
            <text:p>20AYNPY4617L1ZX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84" office:value-type="string" calcext:value-type="string">
            <text:p>JH16G1730</text:p>
          </table:table-cell>
          <table:table-cell table:style-name="ce98" office:value-type="float" office:value="1730" calcext:value-type="float">
            <text:p>001730</text:p>
          </table:table-cell>
          <table:table-cell table:style-name="ce2" office:value-type="string" calcext:value-type="string">
            <text:p>DHARMPAL YADAV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BGR/PNCM/2024/260/PKR/CT/WO-414</text:p>
          </table:table-cell>
          <table:table-cell table:style-name="ce105" office:value-type="date" office:date-value="2025-07-11" calcext:value-type="date">
            <text:p>11/07/2025</text:p>
          </table:table-cell>
          <table:table-cell table:style-name="ce2" office:value-type="string" calcext:value-type="string">
            <text:p>DHARMPAL YADAV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LOT NO. - 30, P.S - MAHESHPUR, P.O - MAHESHPUR, Madhupur Urf Patharchali, Pakur, Jharkhand, 816106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7.24" calcext:value-type="float">
            <text:p>17.24</text:p>
          </table:table-cell>
          <table:table-cell table:style-name="ce2" office:value-type="float" office:value="7484091041" calcext:value-type="float">
            <text:p>7484091041</text:p>
          </table:table-cell>
          <table:table-cell table:style-name="ce3"/>
          <table:table-cell table:style-name="ce2" office:value-type="string" calcext:value-type="string">
            <text:p>OWNER</text:p>
          </table:table-cell>
          <table:table-cell table:style-name="ce107" office:value-type="date" office:date-value="2022-12-03" calcext:value-type="date">
            <text:p>03/12/2022</text:p>
          </table:table-cell>
          <table:table-cell table:style-name="ce107" office:value-type="date" office:date-value="2029-12-03" calcext:value-type="date">
            <text:p>03/12/2029</text:p>
          </table:table-cell>
          <table:table-cell table:style-name="ce107" office:value-type="date" office:date-value="2025-09-02" calcext:value-type="date">
            <text:p>02/09/2025</text:p>
          </table:table-cell>
          <table:table-cell table:style-name="ce107" office:value-type="date" office:date-value="2026-01-25" calcext:value-type="date">
            <text:p>25/01/2026</text:p>
          </table:table-cell>
          <table:table-cell table:style-name="ce107" office:value-type="date" office:date-value="2025-12-03" calcext:value-type="date">
            <text:p>03/12/2025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string" calcext:value-type="string">
            <text:p>TR 11-7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AYNPY4617L</text:p>
          </table:table-cell>
          <table:table-cell table:style-name="ce2" office:value-type="string" calcext:value-type="string">
            <text:p>20AYNPY4617L1ZX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85" office:value-type="string" calcext:value-type="string">
            <text:p>JH04AD0457</text:p>
          </table:table-cell>
          <table:table-cell table:style-name="ce96"/>
          <table:table-cell table:style-name="ce2" office:value-type="string" calcext:value-type="string">
            <text:p>JAYSHANKAR PRASAD BHAGAT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BGR/PNCM/2024/261/PKR/CT/WO-415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JAYSHANKAR PRASAD BHAGAT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Maheshpur Bus Stop, Maheshpur, Maheshpu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8427047538" calcext:value-type="float">
            <text:p>8427047538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3-07" calcext:value-type="date">
            <text:p>07/03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6-06" calcext:value-type="date">
            <text:p>06/06/2025</text:p>
          </table:table-cell>
          <table:table-cell table:style-name="ce105" office:value-type="date" office:date-value="2025-03-02" calcext:value-type="date">
            <text:p>02/03/2025</text:p>
          </table:table-cell>
          <table:table-cell table:style-name="ce105" office:value-type="date" office:date-value="2026-02-23" calcext:value-type="date">
            <text:p>23/02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VWPB6198F</text:p>
          </table:table-cell>
          <table:table-cell table:style-name="ce2" office:value-type="string" calcext:value-type="string">
            <text:p>20AVWPB6198F1ZE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85" office:value-type="string" calcext:value-type="string">
            <text:p>JH16J5535</text:p>
          </table:table-cell>
          <table:table-cell table:style-name="ce96" office:value-type="float" office:value="165535" calcext:value-type="float">
            <text:p>165535</text:p>
          </table:table-cell>
          <table:table-cell table:style-name="ce2" office:value-type="string" calcext:value-type="string">
            <text:p>ROHIT TEBRIWAL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BGR/PNCM/2024/263/PKR/CT/WO-417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ROHIT TEBRI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 PS Pakur, Near Shitla Mandir, Marwari Par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7970345932" calcext:value-type="float">
            <text:p>797034593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105" office:value-type="date" office:date-value="2024-11-05" calcext:value-type="date">
            <text:p>05/11/2024</text:p>
          </table:table-cell>
          <table:table-cell table:style-name="ce105" office:value-type="date" office:date-value="2029-11-12" calcext:value-type="date">
            <text:p>12/11/2029</text:p>
          </table:table-cell>
          <table:table-cell table:style-name="ce105" office:value-type="date" office:date-value="2026-02-04" calcext:value-type="date">
            <text:p>04/02/2026</text:p>
          </table:table-cell>
          <table:table-cell table:style-name="ce105" office:value-type="date" office:date-value="2026-11-04" calcext:value-type="date">
            <text:p>04/1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NXPT1439H</text:p>
          </table:table-cell>
          <table:table-cell table:style-name="ce2" office:value-type="string" calcext:value-type="string">
            <text:p>20BNXPT1439H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85" office:value-type="string" calcext:value-type="string">
            <text:p>JH16G1446</text:p>
          </table:table-cell>
          <table:table-cell table:style-name="ce96" office:value-type="float" office:value="345932" calcext:value-type="float">
            <text:p>345932</text:p>
          </table:table-cell>
          <table:table-cell table:style-name="ce2" office:value-type="string" calcext:value-type="string">
            <text:p>ROHIT TEBRIWAL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BGR/PNCM/2024/263/PKR/CT/WO-417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ROHIT TEBRIWAL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Po PS Pakur, Near Shitla Mandir, Marwari Par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66" calcext:value-type="float">
            <text:p>17.66</text:p>
          </table:table-cell>
          <table:table-cell table:style-name="ce2" office:value-type="float" office:value="7970345932" calcext:value-type="float">
            <text:p>797034593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2-06-27" calcext:value-type="date">
            <text:p>27/06/2022</text:p>
          </table:table-cell>
          <table:table-cell table:style-name="ce105" office:value-type="date" office:date-value="2029-06-10" calcext:value-type="date">
            <text:p>10/06/2029</text:p>
          </table:table-cell>
          <table:table-cell table:style-name="ce105" office:value-type="date" office:date-value="2025-06-24" calcext:value-type="date">
            <text:p>24/06/2025</text:p>
          </table:table-cell>
          <table:table-cell table:style-name="ce105" office:value-type="date" office:date-value="2026-06-17" calcext:value-type="date">
            <text:p>17/06/2026</text:p>
          </table:table-cell>
          <table:table-cell table:style-name="ce105" office:value-type="date" office:date-value="2025-06-21" calcext:value-type="date">
            <text:p>21/06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RISHIKESH TR TO ROHIT TEBRIWAL TR (TRANSFER)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NXPT1439H</text:p>
          </table:table-cell>
          <table:table-cell table:style-name="ce2" office:value-type="string" calcext:value-type="string">
            <text:p>20BNXPT1439H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85" office:value-type="string" calcext:value-type="string">
            <text:p>JH04AC5010</text:p>
          </table:table-cell>
          <table:table-cell table:style-name="ce96"/>
          <table:table-cell table:style-name="ce2" office:value-type="string" calcext:value-type="string">
            <text:p>RAJENDRA PRASAD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BGR/PNCM/2024/264/PKR/CT/WO-418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RAJENDRA PRASAD</text:p>
          </table:table-cell>
          <table:table-cell table:style-name="ce2"/>
          <table:table-cell table:style-name="ce2" office:value-type="string" calcext:value-type="string">
            <text:p>Amrapara, Amrapara, AMRAPARA, AMRAPARA, Amrapara, Pakur, Jharkhand, 814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9771236072" calcext:value-type="float">
            <text:p>977123607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0-15" calcext:value-type="date">
            <text:p>15/10/2024</text:p>
          </table:table-cell>
          <table:table-cell table:style-name="ce105" office:value-type="date" office:date-value="2029-10-15" calcext:value-type="date">
            <text:p>15/10/2029</text:p>
          </table:table-cell>
          <table:table-cell table:style-name="ce105" office:value-type="date" office:date-value="2025-01-14" calcext:value-type="date">
            <text:p>14/01/2025</text:p>
          </table:table-cell>
          <table:table-cell table:style-name="ce105" office:value-type="date" office:date-value="2026-10-14" calcext:value-type="date">
            <text:p>14/10/2026</text:p>
          </table:table-cell>
          <table:table-cell table:style-name="ce105" office:value-type="date" office:date-value="2025-10-08" calcext:value-type="date">
            <text:p>08/10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EHPP0324H</text:p>
          </table:table-cell>
          <table:table-cell table:style-name="ce2" office:value-type="string" calcext:value-type="string">
            <text:p>20AEHPP0324H1Z2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89" office:value-type="string" calcext:value-type="string">
            <text:p>JH04AA3969</text:p>
          </table:table-cell>
          <table:table-cell table:style-name="ce96" office:value-type="float" office:value="814101" calcext:value-type="float">
            <text:p>814101</text:p>
          </table:table-cell>
          <table:table-cell table:style-name="ce2" office:value-type="string" calcext:value-type="string">
            <text:p>ANJALI BHAGAT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BGR/PNCM/2024/265/PKR/CT/WO-419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ANJALI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Ground Floor,Amrapara Road, Model School Amrapara, Pakur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9122631086" calcext:value-type="float">
            <text:p>9122631086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3-07-28" calcext:value-type="date">
            <text:p>28/07/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5-04-27" calcext:value-type="date">
            <text:p>27/04/2025</text:p>
          </table:table-cell>
          <table:table-cell table:style-name="ce105" office:value-type="date" office:date-value="2025-07-27" calcext:value-type="date">
            <text:p>27/07/2025</text:p>
          </table:table-cell>
          <table:table-cell table:style-name="ce105" office:value-type="date" office:date-value="2025-07-13" calcext:value-type="date">
            <text:p>13/07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/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ELPB9155A</text:p>
          </table:table-cell>
          <table:table-cell table:style-name="ce2" office:value-type="string" calcext:value-type="string">
            <text:p>20CELPB9155A1Z1</text:p>
          </table:table-cell>
          <table:table-cell table:style-name="ce117" table:number-columns-repeated="82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85" office:value-type="string" calcext:value-type="string">
            <text:p>JH04AA4107</text:p>
          </table:table-cell>
          <table:table-cell table:style-name="ce96" office:value-type="float" office:value="814101" calcext:value-type="float">
            <text:p>814101</text:p>
          </table:table-cell>
          <table:table-cell table:style-name="ce2" office:value-type="string" calcext:value-type="string">
            <text:p>ANJALI BHAGAT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BGR/PNCM/2024/265/PKR/CT/WO-419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ANJALI BHAGA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Ground Floor,Amrapara Road, Model School Amrapara, Pakur, Amrapara, Pakur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122631086" calcext:value-type="float">
            <text:p>9122631086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3-07-28" calcext:value-type="date">
            <text:p>28/07/2023</text:p>
          </table:table-cell>
          <table:table-cell table:style-name="ce105" office:value-type="date" office:date-value="2028-08-10" calcext:value-type="date">
            <text:p>10/08/2028</text:p>
          </table:table-cell>
          <table:table-cell table:style-name="ce105" office:value-type="date" office:date-value="2025-04-27" calcext:value-type="date">
            <text:p>27/04/2025</text:p>
          </table:table-cell>
          <table:table-cell table:style-name="ce105" office:value-type="date" office:date-value="2025-07-27" calcext:value-type="date">
            <text:p>27/07/2025</text:p>
          </table:table-cell>
          <table:table-cell table:style-name="ce105" office:value-type="date" office:date-value="2025-07-13" calcext:value-type="date">
            <text:p>13/07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ELPB9155A</text:p>
          </table:table-cell>
          <table:table-cell table:style-name="ce2" office:value-type="string" calcext:value-type="string">
            <text:p>20CELPB9155A1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85" office:value-type="string" calcext:value-type="string">
            <text:p>JH04AC7698</text:p>
          </table:table-cell>
          <table:table-cell table:style-name="ce96"/>
          <table:table-cell table:style-name="ce2" office:value-type="string" calcext:value-type="string">
            <text:p>ADITYA TRANSPORT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BGR/PNCM/2024/268/PKR/CT/WO-422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ANJALI DEV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Khushi Hospital,Pakur, Bari Aliganj Paku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9386371295" calcext:value-type="float">
            <text:p>9386371295</text:p>
          </table:table-cell>
          <table:table-cell table:style-name="ce2" office:value-type="float" office:value="7050568574" calcext:value-type="float">
            <text:p>705056857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10-14" calcext:value-type="date">
            <text:p>14/10/2024</text:p>
          </table:table-cell>
          <table:table-cell table:style-name="ce105" office:value-type="date" office:date-value="2029-10-14" calcext:value-type="date">
            <text:p>14/10/2029</text:p>
          </table:table-cell>
          <table:table-cell table:style-name="ce105" office:value-type="date" office:date-value="2025-04-13" calcext:value-type="date">
            <text:p>13/04/2025</text:p>
          </table:table-cell>
          <table:table-cell table:style-name="ce105" office:value-type="date" office:date-value="2026-10-13" calcext:value-type="date">
            <text:p>13/10/2026</text:p>
          </table:table-cell>
          <table:table-cell table:style-name="ce105" office:value-type="date" office:date-value="2025-10-07" calcext:value-type="date">
            <text:p>07/10/2025</text:p>
          </table:table-cell>
          <table:table-cell table:style-name="ce2" office:value-type="float" office:value="5528" calcext:value-type="float">
            <text:p>5528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ALPD4070B</text:p>
          </table:table-cell>
          <table:table-cell table:style-name="ce2" office:value-type="string" calcext:value-type="string">
            <text:p>20DALPD4070B1ZG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85" office:value-type="string" calcext:value-type="string">
            <text:p>JH16J6016</text:p>
          </table:table-cell>
          <table:table-cell table:style-name="ce96" office:value-type="float" office:value="6016" calcext:value-type="float">
            <text:p>006016</text:p>
          </table:table-cell>
          <table:table-cell table:style-name="ce2" office:value-type="string" calcext:value-type="string">
            <text:p>SRL TRANSPORT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BGR/PNCM/2024/269/PKR/CT/WO-423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2" office:value-type="string" calcext:value-type="string">
            <text:p>SUMIT AJMAN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Baganpara Road, Shiv Sheetla Mandir, 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float" office:value="7870504004" calcext:value-type="float">
            <text:p>787050400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8-28" calcext:value-type="date">
            <text:p>28/08/2024</text:p>
          </table:table-cell>
          <table:table-cell table:style-name="ce105" office:value-type="date" office:date-value="2029-08-28" calcext:value-type="date">
            <text:p>28/08/2029</text:p>
          </table:table-cell>
          <table:table-cell table:style-name="ce105" office:value-type="date" office:date-value="2025-05-01" calcext:value-type="date">
            <text:p>01/05/2025</text:p>
          </table:table-cell>
          <table:table-cell table:style-name="ce105" office:value-type="date" office:date-value="2026-08-17" calcext:value-type="date">
            <text:p>17/08/2026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WLPA8396K</text:p>
          </table:table-cell>
          <table:table-cell table:style-name="ce2" office:value-type="string" calcext:value-type="string">
            <text:p>20BWLPA8396K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85" office:value-type="string" calcext:value-type="string">
            <text:p>JH16J3526</text:p>
          </table:table-cell>
          <table:table-cell table:style-name="ce96" office:value-type="float" office:value="3526" calcext:value-type="float">
            <text:p>003526</text:p>
          </table:table-cell>
          <table:table-cell table:style-name="ce2" office:value-type="string" calcext:value-type="string">
            <text:p>SRL TRANSPORT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BGR/PNCM/2024/269/PKR/CT/WO-423</text:p>
          </table:table-cell>
          <table:table-cell table:style-name="ce105" office:value-type="date" office:date-value="2025-04-14" calcext:value-type="date">
            <text:p>14/04/2025</text:p>
          </table:table-cell>
          <table:table-cell table:style-name="ce2" office:value-type="string" calcext:value-type="string">
            <text:p>SUMIT AJMANI</text:p>
          </table:table-cell>
          <table:table-cell table:style-name="ce2" office:value-type="string" calcext:value-type="string">
            <text:p>PAKUR</text:p>
          </table:table-cell>
          <table:table-cell table:style-name="ce2" office:value-type="string" calcext:value-type="string">
            <text:p>Baganpara, Baganpara Road, Shiv Sheetla Mandir, Harindanga Bazar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7004424461" calcext:value-type="float">
            <text:p>7004424461</text:p>
          </table:table-cell>
          <table:table-cell table:style-name="ce2" office:value-type="float" office:value="7870504004" calcext:value-type="float">
            <text:p>7870504004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4-08" calcext:value-type="date">
            <text:p>08/04/2025</text:p>
          </table:table-cell>
          <table:table-cell table:style-name="ce105" office:value-type="date" office:date-value="1930-04-08" calcext:value-type="date">
            <text:p>08/04/1930</text:p>
          </table:table-cell>
          <table:table-cell table:style-name="ce105" office:value-type="date" office:date-value="2025-07-30" calcext:value-type="date">
            <text:p>30/07/2025</text:p>
          </table:table-cell>
          <table:table-cell table:style-name="ce105" office:value-type="date" office:date-value="2027-04-07" calcext:value-type="date">
            <text:p>07/04/2027</text:p>
          </table:table-cell>
          <table:table-cell table:style-name="ce105" office:value-type="date" office:date-value="2026-04-01" calcext:value-type="date">
            <text:p>01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4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WLPA8396K</text:p>
          </table:table-cell>
          <table:table-cell table:style-name="ce2" office:value-type="string" calcext:value-type="string">
            <text:p>20BWLPA8396K1Z8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85" office:value-type="string" calcext:value-type="string">
            <text:p>JH04AD3591</text:p>
          </table:table-cell>
          <table:table-cell table:style-name="ce96" office:value-type="float" office:value="43591" calcext:value-type="float">
            <text:p>043591</text:p>
          </table:table-cell>
          <table:table-cell table:style-name="ce2" office:value-type="string" calcext:value-type="string">
            <text:p>S.S. ENTERPRISES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BGR/PNCM/2024/270/PKR/CT/WO-424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SANGEETA CHOUDHARY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ROUND FLOOR, 144, SANGEETA CHOUDHARY, BAURI PADA, Hanuman Mandir, DUDHANI, Dumka, Dumka, Jharkhand, 8141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92437017" calcext:value-type="float">
            <text:p>7992437017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4" calcext:value-type="date">
            <text:p>04/02/2025</text:p>
          </table:table-cell>
          <table:table-cell table:style-name="ce105" office:value-type="date" office:date-value="2030-02-04" calcext:value-type="date">
            <text:p>04/02/2030</text:p>
          </table:table-cell>
          <table:table-cell table:style-name="ce105" office:value-type="date" office:date-value="2025-05-03" calcext:value-type="date">
            <text:p>03/05/2025</text:p>
          </table:table-cell>
          <table:table-cell table:style-name="ce105" office:value-type="date" office:date-value="2040-02-03" calcext:value-type="date">
            <text:p>03/02/2040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JEPC1340N</text:p>
          </table:table-cell>
          <table:table-cell table:style-name="ce2" office:value-type="string" calcext:value-type="string">
            <text:p>20CJEPC1340N1ZQ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85" office:value-type="string" calcext:value-type="string">
            <text:p>JH04AD4402</text:p>
          </table:table-cell>
          <table:table-cell table:style-name="ce96" office:value-type="float" office:value="4402" calcext:value-type="float">
            <text:p>004402</text:p>
          </table:table-cell>
          <table:table-cell table:style-name="ce2" office:value-type="string" calcext:value-type="string">
            <text:p>GOLU HARDWARE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BGR/PNCM/2024/271/PKR/CT/WO-425</text:p>
          </table:table-cell>
          <table:table-cell table:style-name="ce105" office:value-type="date" office:date-value="2025-04-04" calcext:value-type="date">
            <text:p>04/04/2025</text:p>
          </table:table-cell>
          <table:table-cell table:style-name="ce2" office:value-type="string" calcext:value-type="string">
            <text:p>PANKAJ KUMAR PANDIT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arapara bazar, amrapara bazar, Majurabari, Dumka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7870417730" calcext:value-type="float">
            <text:p>7870417730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4-03" calcext:value-type="date">
            <text:p>03/04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5-07-02" calcext:value-type="date">
            <text:p>02/07/2025</text:p>
          </table:table-cell>
          <table:table-cell table:style-name="ce105" office:value-type="date" office:date-value="2027-04-02" calcext:value-type="date">
            <text:p>02/04/2027</text:p>
          </table:table-cell>
          <table:table-cell table:style-name="ce105" office:value-type="date" office:date-value="2026-03-30" calcext:value-type="date">
            <text:p>30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BLPP8556J</text:p>
          </table:table-cell>
          <table:table-cell table:style-name="ce2" office:value-type="string" calcext:value-type="string">
            <text:p>20CBLPP8556J1Z7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90" office:value-type="string" calcext:value-type="string">
            <text:p>JH16G6840</text:p>
          </table:table-cell>
          <table:table-cell table:style-name="ce96" office:value-type="float" office:value="6840" calcext:value-type="float">
            <text:p>006840</text:p>
          </table:table-cell>
          <table:table-cell table:style-name="ce2" office:value-type="string" calcext:value-type="string">
            <text:p>BHAGAT KIRANA STORE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BGR/PNCM/2024/273/PKR/CT/WO-427</text:p>
          </table:table-cell>
          <table:table-cell table:style-name="ce105" office:value-type="date" office:date-value="2025-03-19" calcext:value-type="date">
            <text:p>19/03/2025</text:p>
          </table:table-cell>
          <table:table-cell table:style-name="ce2" office:value-type="string" calcext:value-type="string">
            <text:p>SANTOSH KUMAR BHAGAT</text:p>
          </table:table-cell>
          <table:table-cell table:style-name="ce2"/>
          <table:table-cell table:style-name="ce2" office:value-type="string" calcext:value-type="string">
            <text:p>Dhowadanga, Maheshpur, Sahargaon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482062509" calcext:value-type="float">
            <text:p>7482062509</text:p>
          </table:table-cell>
          <table:table-cell table:style-name="ce2" office:value-type="float" office:value="9835240570" calcext:value-type="float">
            <text:p>9835240570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8-29" calcext:value-type="date">
            <text:p>29/08/2022</text:p>
          </table:table-cell>
          <table:table-cell table:style-name="ce105" office:value-type="date" office:date-value="2027-09-26" calcext:value-type="date">
            <text:p>26/09/2027</text:p>
          </table:table-cell>
          <table:table-cell table:style-name="ce105" office:value-type="date" office:date-value="2025-05-27" calcext:value-type="date">
            <text:p>27/05/2025</text:p>
          </table:table-cell>
          <table:table-cell table:style-name="ce105" office:value-type="date" office:date-value="2026-08-28" calcext:value-type="date">
            <text:p>28/08/2026</text:p>
          </table:table-cell>
          <table:table-cell table:style-name="ce105" office:value-type="date" office:date-value="2025-08-17" calcext:value-type="date">
            <text:p>17/08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-19-3-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GVPB9901K</text:p>
          </table:table-cell>
          <table:table-cell table:style-name="ce2" office:value-type="string" calcext:value-type="string">
            <text:p>20BGVPB9901K1Z9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85" office:value-type="string" calcext:value-type="string">
            <text:p>JH04AC3442</text:p>
          </table:table-cell>
          <table:table-cell table:style-name="ce96" office:value-type="float" office:value="201124" calcext:value-type="float">
            <text:p>201124</text:p>
          </table:table-cell>
          <table:table-cell table:style-name="ce2" office:value-type="string" calcext:value-type="string">
            <text:p>DINESH BHAGAT TRANSPORT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BGR/PNCM/2024/272/PKR/CT/WO-426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DINESH BHAGAT 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NEW BABU PARA, Dumka, Jharkhand, 8141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7631084679" calcext:value-type="float">
            <text:p>7631084679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1-16" calcext:value-type="date">
            <text:p>16/11/2024</text:p>
          </table:table-cell>
          <table:table-cell table:style-name="ce105" office:value-type="date" office:date-value="2029-11-18" calcext:value-type="date">
            <text:p>18/11/2029</text:p>
          </table:table-cell>
          <table:table-cell table:style-name="ce105" office:value-type="date" office:date-value="2025-05-13" calcext:value-type="date">
            <text:p>13/05/2025</text:p>
          </table:table-cell>
          <table:table-cell table:style-name="ce105" office:value-type="date" office:date-value="2026-11-15" calcext:value-type="date">
            <text:p>15/11/2026</text:p>
          </table:table-cell>
          <table:table-cell table:style-name="ce105" office:value-type="date" office:date-value="2025-10-29" calcext:value-type="date">
            <text:p>29/10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OGPB9879D</text:p>
          </table:table-cell>
          <table:table-cell table:style-name="ce2" office:value-type="string" calcext:value-type="string">
            <text:p>20BOGPB9879D1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85" office:value-type="string" calcext:value-type="string">
            <text:p>JH16J9828</text:p>
          </table:table-cell>
          <table:table-cell table:style-name="ce96" office:value-type="float" office:value="169828" calcext:value-type="float">
            <text:p>169828</text:p>
          </table:table-cell>
          <table:table-cell table:style-name="ce2" office:value-type="string" calcext:value-type="string">
            <text:p>DINESH BHAGAT TRANSPORT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BGR/PNCM/2024/272/PKR/CT/WO-426</text:p>
          </table:table-cell>
          <table:table-cell table:style-name="ce105" office:value-type="date" office:date-value="2025-07-01" calcext:value-type="date">
            <text:p>01/07/2025</text:p>
          </table:table-cell>
          <table:table-cell table:style-name="ce2" office:value-type="string" calcext:value-type="string">
            <text:p>DINESH BHAGAT 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NEW BABU PARA, Dumka, Jharkhand, 8141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7631084679" calcext:value-type="float">
            <text:p>7631084679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12-04" calcext:value-type="date">
            <text:p>04/12/2024</text:p>
          </table:table-cell>
          <table:table-cell table:style-name="ce105" office:value-type="date" office:date-value="2029-12-10" calcext:value-type="date">
            <text:p>10/12/2029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105" office:value-type="date" office:date-value="2026-12-03" calcext:value-type="date">
            <text:p>03/12/2026</text:p>
          </table:table-cell>
          <table:table-cell table:style-name="ce105" office:value-type="date" office:date-value="2025-11-28" calcext:value-type="date">
            <text:p>28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01-07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OGPB9879D</text:p>
          </table:table-cell>
          <table:table-cell table:style-name="ce2" office:value-type="string" calcext:value-type="string">
            <text:p>20BOGPB9879D1Z1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85" office:value-type="string" calcext:value-type="string">
            <text:p>JH04AD8285</text:p>
          </table:table-cell>
          <table:table-cell table:style-name="ce96"/>
          <table:table-cell table:style-name="ce2" office:value-type="string" calcext:value-type="string">
            <text:p>MARANDI VENTURES ENTERPRISES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BGR/PNCM/2024/275/PKR/CT/WO-429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DHANAI MARANDI</text:p>
          </table:table-cell>
          <table:table-cell table:style-name="ce2"/>
          <table:table-cell table:style-name="ce2" office:value-type="string" calcext:value-type="string">
            <text:p>Near Divine Providence School, Dumka, Karhalbill, Dumka, Angraidih, Dumka, Jharkhand, 8141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8809380712" calcext:value-type="float">
            <text:p>880938071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4" calcext:value-type="date">
            <text:p>04/02/2025</text:p>
          </table:table-cell>
          <table:table-cell table:style-name="ce105" office:value-type="date" office:date-value="2030-02-04" calcext:value-type="date">
            <text:p>04/02/2030</text:p>
          </table:table-cell>
          <table:table-cell table:style-name="ce105" office:value-type="date" office:date-value="2025-05-02" calcext:value-type="date">
            <text:p>02/05/2025</text:p>
          </table:table-cell>
          <table:table-cell table:style-name="ce105" office:value-type="date" office:date-value="2027-02-03" calcext:value-type="date">
            <text:p>03/02/2027</text:p>
          </table:table-cell>
          <table:table-cell table:style-name="ce105" office:value-type="date" office:date-value="2026-01-30" calcext:value-type="date">
            <text:p>30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VTPM6998H</text:p>
          </table:table-cell>
          <table:table-cell table:style-name="ce2" office:value-type="string" calcext:value-type="string">
            <text:p>20AVTPM6998H1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85" office:value-type="string" calcext:value-type="string">
            <text:p>JH16H7184</text:p>
          </table:table-cell>
          <table:table-cell table:style-name="ce96"/>
          <table:table-cell table:style-name="ce2" office:value-type="string" calcext:value-type="string">
            <text:p>GANPATI AUTO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BGR/PNCM/2024/277/PKR/CT/WO-431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KISHAN KUMAR MISHRA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PO- PAKUR, PAKUR AMRAPARA COAL ROAD, NEAR NEW DC OFFICE PAKUR, PAKUR, Kalajora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7280099662" calcext:value-type="float">
            <text:p>7280099662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3-13" calcext:value-type="date">
            <text:p>13/03/2023</text:p>
          </table:table-cell>
          <table:table-cell table:style-name="ce105" office:value-type="date" office:date-value="2028-03-22" calcext:value-type="date">
            <text:p>22/03/2028</text:p>
          </table:table-cell>
          <table:table-cell table:style-name="ce105" office:value-type="date" office:date-value="2025-03-10" calcext:value-type="date">
            <text:p>10/03/2025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105" office:value-type="date" office:date-value="2025-03-15" calcext:value-type="date">
            <text:p>15/03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10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FSAPM3364L</text:p>
          </table:table-cell>
          <table:table-cell table:style-name="ce2" office:value-type="string" calcext:value-type="string">
            <text:p>20FSAPM3364L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85" office:value-type="string" calcext:value-type="string">
            <text:p>JH16J3638</text:p>
          </table:table-cell>
          <table:table-cell table:style-name="ce96"/>
          <table:table-cell table:style-name="ce2" office:value-type="string" calcext:value-type="string">
            <text:p>GANPATI AUTO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BGR/PNCM/2024/277/PKR/CT/WO-431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KISHAN KUMAR MISHRA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PO- PAKUR, PAKUR AMRAPARA COAL ROAD, NEAR NEW DC OFFICE PAKUR, PAKUR, Kalajora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280099662" calcext:value-type="float">
            <text:p>728009966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4-16" calcext:value-type="date">
            <text:p>16/04/2025</text:p>
          </table:table-cell>
          <table:table-cell table:style-name="ce105" office:value-type="date" office:date-value="2030-04-16" calcext:value-type="date">
            <text:p>16/04/2030</text:p>
          </table:table-cell>
          <table:table-cell table:style-name="ce105" office:value-type="date" office:date-value="2025-10-14" calcext:value-type="date">
            <text:p>14/10/2025</text:p>
          </table:table-cell>
          <table:table-cell table:style-name="ce105" office:value-type="date" office:date-value="2027-04-14" calcext:value-type="date">
            <text:p>14/04/2027</text:p>
          </table:table-cell>
          <table:table-cell table:style-name="ce105" office:value-type="date" office:date-value="2026-03-31" calcext:value-type="date">
            <text:p>31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FSAPM3364L</text:p>
          </table:table-cell>
          <table:table-cell table:style-name="ce2" office:value-type="string" calcext:value-type="string">
            <text:p>20FSAPM3364L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85" office:value-type="string" calcext:value-type="string">
            <text:p>JH16J3383</text:p>
          </table:table-cell>
          <table:table-cell table:style-name="ce96"/>
          <table:table-cell table:style-name="ce2" office:value-type="string" calcext:value-type="string">
            <text:p>GANPATI AUTO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BGR/PNCM/2024/277/PKR/CT/WO-431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KISHAN KUMAR MISHRA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PO- PAKUR, PAKUR AMRAPARA COAL ROAD, NEAR NEW DC OFFICE PAKUR, PAKUR, Kalajora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280099662" calcext:value-type="float">
            <text:p>728009966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2-02" calcext:value-type="date">
            <text:p>02/12/2024</text:p>
          </table:table-cell>
          <table:table-cell table:style-name="ce105" office:value-type="date" office:date-value="2029-12-09" calcext:value-type="date">
            <text:p>09/12/2029</text:p>
          </table:table-cell>
          <table:table-cell table:style-name="ce105" office:value-type="date" office:date-value="2025-11-27" calcext:value-type="date">
            <text:p>27/11/2025</text:p>
          </table:table-cell>
          <table:table-cell table:style-name="ce105" office:value-type="date" office:date-value="2025-12-01" calcext:value-type="date">
            <text:p>01/12/2025</text:p>
          </table:table-cell>
          <table:table-cell table:style-name="ce105" office:value-type="date" office:date-value="2025-11-27" calcext:value-type="date">
            <text:p>27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FSAPM3364L</text:p>
          </table:table-cell>
          <table:table-cell table:style-name="ce2" office:value-type="string" calcext:value-type="string">
            <text:p>20FSAPM3364L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85" office:value-type="string" calcext:value-type="string">
            <text:p>JH16H7643</text:p>
          </table:table-cell>
          <table:table-cell table:style-name="ce96"/>
          <table:table-cell table:style-name="ce2" office:value-type="string" calcext:value-type="string">
            <text:p>SHIVDHER MARAYA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BGR/PNCM/2024/279/PKR/CT/WO-433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SHIVDHER MARAYA</text:p>
          </table:table-cell>
          <table:table-cell table:style-name="ce2" office:value-type="string" calcext:value-type="string">
            <text:p>CHHOTA MAHAGAMA</text:p>
          </table:table-cell>
          <table:table-cell table:style-name="ce2" office:value-type="string" calcext:value-type="string">
            <text:p>CHHOTA MAHAGAMA, LAKHIPUR, PATHNA, CHHOTA MAHAGAMA, Sahibganj, Jharkhand, 8161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7033900880" calcext:value-type="float">
            <text:p>7033900880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3-08-03" calcext:value-type="date">
            <text:p>03/08/2023</text:p>
          </table:table-cell>
          <table:table-cell table:style-name="ce105" office:value-type="date" office:date-value="2028-08-03" calcext:value-type="date">
            <text:p>03/08/2028</text:p>
          </table:table-cell>
          <table:table-cell table:style-name="ce105" office:value-type="date" office:date-value="2025-06-02" calcext:value-type="date">
            <text:p>02/06/2025</text:p>
          </table:table-cell>
          <table:table-cell table:style-name="ce105" office:value-type="date" office:date-value="2026-08-03" calcext:value-type="date">
            <text:p>03/08/2026</text:p>
          </table:table-cell>
          <table:table-cell table:style-name="ce105" office:value-type="date" office:date-value="2025-06-03" calcext:value-type="date">
            <text:p>03/06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85" office:value-type="string" calcext:value-type="string">
            <text:p>JH04AD1832</text:p>
          </table:table-cell>
          <table:table-cell table:style-name="ce96"/>
          <table:table-cell table:style-name="ce2" office:value-type="string" calcext:value-type="string">
            <text:p>JDP ENTERPRISES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BGR/PNCM/2024/281/PKR/CT/WO-435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JDP ENTERPRISES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Amrapara, Gopikandar, Dumka, Amrapara Bazaar Dispensary, Kushchira, Amrapara, Kuskira, Dumka, Jharkhand, 8161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9661831230" calcext:value-type="float">
            <text:p>9661831230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1-07" calcext:value-type="date">
            <text:p>07/01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04-16" calcext:value-type="date">
            <text:p>16/04/2025</text:p>
          </table:table-cell>
          <table:table-cell table:style-name="ce105" office:value-type="date" office:date-value="2027-01-06" calcext:value-type="date">
            <text:p>06/01/2027</text:p>
          </table:table-cell>
          <table:table-cell table:style-name="ce105" office:value-type="date" office:date-value="2025-12-29" calcext:value-type="date">
            <text:p>29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ATFJ4125C</text:p>
          </table:table-cell>
          <table:table-cell table:style-name="ce2" office:value-type="string" calcext:value-type="string">
            <text:p>20AATFJ4125C1ZS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85" office:value-type="string" calcext:value-type="string">
            <text:p>JH04AD9486</text:p>
          </table:table-cell>
          <table:table-cell table:style-name="ce96" office:value-type="float" office:value="9486" calcext:value-type="float">
            <text:p>009486</text:p>
          </table:table-cell>
          <table:table-cell table:style-name="ce2" office:value-type="string" calcext:value-type="string">
            <text:p>ANUP HEMBROM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BGR/PNCM/2024/282/PKR/CT/WO-436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ANUP HEMBROM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Ground Floor, 346, Jaykant Tiwari, Gumma More, School, Amrapara, Majurabari, Dumka, Jharkhand,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9229423855" calcext:value-type="float">
            <text:p>9229423855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1-07" calcext:value-type="date">
            <text:p>07/01/2025</text:p>
          </table:table-cell>
          <table:table-cell table:style-name="ce105" office:value-type="date" office:date-value="2030-01-09" calcext:value-type="date">
            <text:p>09/01/2030</text:p>
          </table:table-cell>
          <table:table-cell table:style-name="ce105" office:value-type="date" office:date-value="2025-04-06" calcext:value-type="date">
            <text:p>06/04/2025</text:p>
          </table:table-cell>
          <table:table-cell table:style-name="ce105" office:value-type="date" office:date-value="2027-01-06" calcext:value-type="date">
            <text:p>06/01/2027</text:p>
          </table:table-cell>
          <table:table-cell table:style-name="ce105" office:value-type="date" office:date-value="2026-01-01" calcext:value-type="date">
            <text:p>01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USPH1444J</text:p>
          </table:table-cell>
          <table:table-cell table:style-name="ce2" office:value-type="string" calcext:value-type="string">
            <text:p>20BUSPH1444J1ZP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85" office:value-type="string" calcext:value-type="string">
            <text:p>JH04AC6417</text:p>
          </table:table-cell>
          <table:table-cell table:style-name="ce96" office:value-type="float" office:value="6417" calcext:value-type="float">
            <text:p>006417</text:p>
          </table:table-cell>
          <table:table-cell table:style-name="ce2" office:value-type="string" calcext:value-type="string">
            <text:p>Z.H.TRANSPORT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BGR/PNCM/2024/283/PKR/CT/WO-437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Zakir Husen</text:p>
          </table:table-cell>
          <table:table-cell table:style-name="ce2"/>
          <table:table-cell table:style-name="ce2" office:value-type="string" calcext:value-type="string">
            <text:p>Baskendri, Amrapara, Pakur, Jharkhand 814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9939461513" calcext:value-type="float">
            <text:p>9939461513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1-18" calcext:value-type="date">
            <text:p>18/11/2024</text:p>
          </table:table-cell>
          <table:table-cell table:style-name="ce105" office:value-type="date" office:date-value="2029-11-18" calcext:value-type="date">
            <text:p>18/11/2029</text:p>
          </table:table-cell>
          <table:table-cell table:style-name="ce105" office:value-type="date" office:date-value="2025-05-15" calcext:value-type="date">
            <text:p>15/05/2025</text:p>
          </table:table-cell>
          <table:table-cell table:style-name="ce105" office:value-type="date" office:date-value="2026-11-18" calcext:value-type="date">
            <text:p>18/11/2026</text:p>
          </table:table-cell>
          <table:table-cell table:style-name="ce105" office:value-type="date" office:date-value="2025-11-07" calcext:value-type="date">
            <text:p>07/1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AFWPH8551C</text:p>
          </table:table-cell>
          <table:table-cell table:style-name="ce2" office:value-type="string" calcext:value-type="string">
            <text:p>20AFWPH8551C2ZH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85" office:value-type="string" calcext:value-type="string">
            <text:p>JH04AC2509</text:p>
          </table:table-cell>
          <table:table-cell table:style-name="ce96" office:value-type="float" office:value="42509" calcext:value-type="float">
            <text:p>042509</text:p>
          </table:table-cell>
          <table:table-cell table:style-name="ce2" office:value-type="string" calcext:value-type="string">
            <text:p>PRASANJIT MAJE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BGR/PNCM/2024/284/PKR/CT/WO-438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PRASANJIT MAJEE</text:p>
          </table:table-cell>
          <table:table-cell table:style-name="ce2" office:value-type="string" calcext:value-type="string">
            <text:p>SASANBERIA</text:p>
          </table:table-cell>
          <table:table-cell table:style-name="ce2" office:value-type="string" calcext:value-type="string">
            <text:p>SASANBERIA, Grand Trunk Road, SASANBERIA, Nirsa, Dhanbad, Jharkhand, 8282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7004707902" calcext:value-type="float">
            <text:p>700470790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7-30" calcext:value-type="date">
            <text:p>30/07/2024</text:p>
          </table:table-cell>
          <table:table-cell table:style-name="ce105" office:value-type="date" office:date-value="2029-08-01" calcext:value-type="date">
            <text:p>01/08/2029</text:p>
          </table:table-cell>
          <table:table-cell table:style-name="ce105" office:value-type="date" office:date-value="2025-04-29" calcext:value-type="date">
            <text:p>29/04/2025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105" office:value-type="date" office:date-value="2025-07-12" calcext:value-type="date">
            <text:p>12/07/2025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11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VDPM6580J</text:p>
          </table:table-cell>
          <table:table-cell table:style-name="ce2" office:value-type="string" calcext:value-type="string">
            <text:p>20BVDPM6580J1ZI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85" office:value-type="string" calcext:value-type="string">
            <text:p>JH04AD0192</text:p>
          </table:table-cell>
          <table:table-cell table:style-name="ce96" office:value-type="float" office:value="40192" calcext:value-type="float">
            <text:p>040192</text:p>
          </table:table-cell>
          <table:table-cell table:style-name="ce2" office:value-type="string" calcext:value-type="string">
            <text:p>PRASANJIT MAJE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BGR/PNCM/2024/284/PKR/CT/WO-438</text:p>
          </table:table-cell>
          <table:table-cell table:style-name="ce105" office:value-type="date" office:date-value="2025-10-17" calcext:value-type="date">
            <text:p>17/10/2025</text:p>
          </table:table-cell>
          <table:table-cell table:style-name="ce2" office:value-type="string" calcext:value-type="string">
            <text:p>PRASANJIT MAJEE</text:p>
          </table:table-cell>
          <table:table-cell table:style-name="ce2" office:value-type="string" calcext:value-type="string">
            <text:p>SASANBERIA</text:p>
          </table:table-cell>
          <table:table-cell table:style-name="ce2" office:value-type="string" calcext:value-type="string">
            <text:p>SASANBERIA, Grand Trunk Road, SASANBERIA, Nirsa, Dhanbad, Jharkhand, 8282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7004707902" calcext:value-type="float">
            <text:p>7004707902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105" office:value-type="date" office:date-value="2030-05-04" calcext:value-type="date">
            <text:p>04/05/2030</text:p>
          </table:table-cell>
          <table:table-cell table:style-name="ce105" office:value-type="date" office:date-value="2025-10-23" calcext:value-type="date">
            <text:p>23/10/2025</text:p>
          </table:table-cell>
          <table:table-cell table:style-name="ce105" office:value-type="date" office:date-value="2027-04-23" calcext:value-type="date">
            <text:p>23/04/2027</text:p>
          </table:table-cell>
          <table:table-cell table:style-name="ce105" office:value-type="date" office:date-value="2026-04-16" calcext:value-type="date">
            <text:p>16/04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7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BVDPM6580J</text:p>
          </table:table-cell>
          <table:table-cell table:style-name="ce2" office:value-type="string" calcext:value-type="string">
            <text:p>20BVDPM6580J1ZI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85" office:value-type="string" calcext:value-type="string">
            <text:p>JH04AC2579</text:p>
          </table:table-cell>
          <table:table-cell table:style-name="ce96" office:value-type="float" office:value="42579" calcext:value-type="float">
            <text:p>042579</text:p>
          </table:table-cell>
          <table:table-cell table:style-name="ce2" office:value-type="string" calcext:value-type="string">
            <text:p>AMIT KUMAR BHAGAT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BGR/PNCM/2024/285/PKR/CT/WO-439</text:p>
          </table:table-cell>
          <table:table-cell table:style-name="ce105" office:value-type="date" office:date-value="2025-03-11" calcext:value-type="date">
            <text:p>11/03/2025</text:p>
          </table:table-cell>
          <table:table-cell table:style-name="ce2" office:value-type="string" calcext:value-type="string">
            <text:p>AMIT KUMAR BHAGAT</text:p>
          </table:table-cell>
          <table:table-cell table:style-name="ce2"/>
          <table:table-cell table:style-name="ce2" office:value-type="string" calcext:value-type="string">
            <text:p>G/F, Unnamed Road, Sarouni Bazar Sub Post Office, Chandani Chowk, Sarauni, Godda, Jharkhand, 81415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7739567274" calcext:value-type="float">
            <text:p>7739567274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7-29" calcext:value-type="date">
            <text:p>29/07/2024</text:p>
          </table:table-cell>
          <table:table-cell table:style-name="ce105" office:value-type="date" office:date-value="2029-08-04" calcext:value-type="date">
            <text:p>04/08/2029</text:p>
          </table:table-cell>
          <table:table-cell table:style-name="ce105" office:value-type="date" office:date-value="2025-04-28" calcext:value-type="date">
            <text:p>28/04/2025</text:p>
          </table:table-cell>
          <table:table-cell table:style-name="ce105" office:value-type="date" office:date-value="2026-07-29" calcext:value-type="date">
            <text:p>29/07/2026</text:p>
          </table:table-cell>
          <table:table-cell table:style-name="ce105" office:value-type="date" office:date-value="2025-07-22" calcext:value-type="date">
            <text:p>22/07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XJPB2294E</text:p>
          </table:table-cell>
          <table:table-cell table:style-name="ce2" office:value-type="string" calcext:value-type="string">
            <text:p>20DXJPB2294E1ZX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85" office:value-type="string" calcext:value-type="string">
            <text:p>JH04AD2945</text:p>
          </table:table-cell>
          <table:table-cell table:style-name="ce96"/>
          <table:table-cell table:style-name="ce2" office:value-type="string" calcext:value-type="string">
            <text:p>SHUBHAM KUMAR BHAGAT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BGR/PNCM/2024/288/PKR/CT/WO-442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SHUBHAM KUMAR BHAGAT</text:p>
          </table:table-cell>
          <table:table-cell table:style-name="ce2"/>
          <table:table-cell table:style-name="ce2" office:value-type="string" calcext:value-type="string">
            <text:p>MAHESHPUR ROAD PAKUR, NEAR UPGRADE HIGH SCHOOL DEBINAGAR, PO- DEVINAGAR PS- MAHESHPUR, Debinagar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9065803514" calcext:value-type="float">
            <text:p>9065803514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8" calcext:value-type="date">
            <text:p>08/02/2025</text:p>
          </table:table-cell>
          <table:table-cell table:style-name="ce105" office:value-type="date" office:date-value="1930-02-08" calcext:value-type="date">
            <text:p>08/02/1930</text:p>
          </table:table-cell>
          <table:table-cell table:style-name="ce105" office:value-type="date" office:date-value="2025-05-05" calcext:value-type="date">
            <text:p>05/05/2025</text:p>
          </table:table-cell>
          <table:table-cell table:style-name="ce105" office:value-type="date" office:date-value="2027-02-07" calcext:value-type="date">
            <text:p>07/02/2027</text:p>
          </table:table-cell>
          <table:table-cell table:style-name="ce105" office:value-type="date" office:date-value="2026-01-06" calcext:value-type="date">
            <text:p>06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GWPB8134D</text:p>
          </table:table-cell>
          <table:table-cell table:style-name="ce2" office:value-type="string" calcext:value-type="string">
            <text:p>20DGWPB8134D1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85" office:value-type="string" calcext:value-type="string">
            <text:p>JH04AD2037</text:p>
          </table:table-cell>
          <table:table-cell table:style-name="ce96"/>
          <table:table-cell table:style-name="ce2" office:value-type="string" calcext:value-type="string">
            <text:p>SHUBHAM KUMAR BHAGAT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BGR/PNCM/2024/288/PKR/CT/WO-442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SHUBHAM KUMAR BHAGAT</text:p>
          </table:table-cell>
          <table:table-cell table:style-name="ce2"/>
          <table:table-cell table:style-name="ce2" office:value-type="string" calcext:value-type="string">
            <text:p>MAHESHPUR ROAD PAKUR, NEAR UPGRADE HIGH SCHOOL DEBINAGAR, PO- DEVINAGAR PS- MAHESHPUR, Debinagar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9065803514" calcext:value-type="float">
            <text:p>9065803514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8" calcext:value-type="date">
            <text:p>08/02/2025</text:p>
          </table:table-cell>
          <table:table-cell table:style-name="ce105" office:value-type="date" office:date-value="1930-02-08" calcext:value-type="date">
            <text:p>08/02/1930</text:p>
          </table:table-cell>
          <table:table-cell table:style-name="ce105" office:value-type="date" office:date-value="2025-05-05" calcext:value-type="date">
            <text:p>05/05/2025</text:p>
          </table:table-cell>
          <table:table-cell table:style-name="ce105" office:value-type="date" office:date-value="2027-02-07" calcext:value-type="date">
            <text:p>07/02/2027</text:p>
          </table:table-cell>
          <table:table-cell table:style-name="ce105" office:value-type="date" office:date-value="2026-01-06" calcext:value-type="date">
            <text:p>06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DGWPB8134D</text:p>
          </table:table-cell>
          <table:table-cell table:style-name="ce2" office:value-type="string" calcext:value-type="string">
            <text:p>20DGWPB8134D1ZM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85" office:value-type="string" calcext:value-type="string">
            <text:p>JH04AD4377</text:p>
          </table:table-cell>
          <table:table-cell table:style-name="ce96"/>
          <table:table-cell table:style-name="ce2" office:value-type="string" calcext:value-type="string">
            <text:p>M/S JAMAL MUSTAFA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BGR/PNCM/2024/289/PKR/CT/WO-443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JAMAL MUSTAFA</text:p>
          </table:table-cell>
          <table:table-cell table:style-name="ce2"/>
          <table:table-cell table:style-name="ce2" office:value-type="string" calcext:value-type="string">
            <text:p>PLOT NO 1699, BYPASS ROAD HARINDANGA BAZAR, MANSURI MOHALL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7779985674" calcext:value-type="float">
            <text:p>7779985674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12-11" calcext:value-type="date">
            <text:p>11/12/2024</text:p>
          </table:table-cell>
          <table:table-cell table:style-name="ce105" office:value-type="date" office:date-value="2029-12-23" calcext:value-type="date">
            <text:p>23/12/2029</text:p>
          </table:table-cell>
          <table:table-cell table:style-name="ce105" office:value-type="date" office:date-value="2025-06-10" calcext:value-type="date">
            <text:p>10/06/2025</text:p>
          </table:table-cell>
          <table:table-cell table:style-name="ce105" office:value-type="date" office:date-value="2026-12-08" calcext:value-type="date">
            <text:p>08/12/2026</text:p>
          </table:table-cell>
          <table:table-cell table:style-name="ce105" office:value-type="date" office:date-value="2025-12-02" calcext:value-type="date">
            <text:p>02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AKPM2265J</text:p>
          </table:table-cell>
          <table:table-cell table:style-name="ce2" office:value-type="string" calcext:value-type="string">
            <text:p>20FAKPM2265J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85" office:value-type="string" calcext:value-type="string">
            <text:p>JH16J0841</text:p>
          </table:table-cell>
          <table:table-cell table:style-name="ce96"/>
          <table:table-cell table:style-name="ce2" office:value-type="string" calcext:value-type="string">
            <text:p>M/S JAMAL MUSTAFA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BGR/PNCM/2024/289/PKR/CT/WO-443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JAMAL MUSTAFA</text:p>
          </table:table-cell>
          <table:table-cell table:style-name="ce2"/>
          <table:table-cell table:style-name="ce2" office:value-type="string" calcext:value-type="string">
            <text:p>PLOT NO 1699, BYPASS ROAD HARINDANGA BAZAR, MANSURI MOHALLA, Pakur, Pakur, Jharkhand, 81610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7779985674" calcext:value-type="float">
            <text:p>7779985674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7-24" calcext:value-type="date">
            <text:p>24/07/2024</text:p>
          </table:table-cell>
          <table:table-cell table:style-name="ce105" office:value-type="date" office:date-value="2029-11-25" calcext:value-type="date">
            <text:p>25/11/2029</text:p>
          </table:table-cell>
          <table:table-cell table:style-name="ce105" office:value-type="date" office:date-value="2025-02-13" calcext:value-type="date">
            <text:p>13/02/2025</text:p>
          </table:table-cell>
          <table:table-cell table:style-name="ce105" office:value-type="date" office:date-value="2026-07-17" calcext:value-type="date">
            <text:p>17/07/2026</text:p>
          </table:table-cell>
          <table:table-cell table:style-name="ce105" office:value-type="date" office:date-value="2025-04-17" calcext:value-type="date">
            <text:p>17/04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EXCHANGE REMOVE THIS JH09AV4256 VEHICLE ADD THIS JH16J0841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AKPM2265J</text:p>
          </table:table-cell>
          <table:table-cell table:style-name="ce2" office:value-type="string" calcext:value-type="string">
            <text:p>20FAKPM2265J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85" office:value-type="string" calcext:value-type="string">
            <text:p>JH16J8978</text:p>
          </table:table-cell>
          <table:table-cell table:style-name="ce96"/>
          <table:table-cell table:style-name="ce2" office:value-type="string" calcext:value-type="string">
            <text:p>M/S JAMAL MUSTAFA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BGR/PNCM/2024/289/PKR/CT/WO-443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2" office:value-type="string" calcext:value-type="string">
            <text:p>JAMAL MUSTAFA</text:p>
          </table:table-cell>
          <table:table-cell table:style-name="ce2"/>
          <table:table-cell table:style-name="ce2" office:value-type="string" calcext:value-type="string">
            <text:p>PLOT NO 1699, BYPASS ROAD HARINDANGA BAZAR, MANSURI MOHALLA, Pakur, Pakur, Jharkhand, 8161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7779985674" calcext:value-type="float">
            <text:p>7779985674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2-02-18" calcext:value-type="date">
            <text:p>18/02/2022</text:p>
          </table:table-cell>
          <table:table-cell table:style-name="ce105" office:value-type="date" office:date-value="2029-11-25" calcext:value-type="date">
            <text:p>25/11/2029</text:p>
          </table:table-cell>
          <table:table-cell table:style-name="ce105" office:value-type="date" office:date-value="2025-02-13" calcext:value-type="date">
            <text:p>13/02/2025</text:p>
          </table:table-cell>
          <table:table-cell table:style-name="ce105" office:value-type="date" office:date-value="2026-03-13" calcext:value-type="date">
            <text:p>13/03/2026</text:p>
          </table:table-cell>
          <table:table-cell table:style-name="ce105" office:value-type="date" office:date-value="2025-04-14" calcext:value-type="date">
            <text:p>14/04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EXCHANGE REMOVE THIS JH16J1452 VEHICLE ADD THIS JH16J8978 VEHICLE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FAKPM2265J</text:p>
          </table:table-cell>
          <table:table-cell table:style-name="ce2" office:value-type="string" calcext:value-type="string">
            <text:p>20FAKPM2265J1ZO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85" office:value-type="string" calcext:value-type="string">
            <text:p>JH16J2013</text:p>
          </table:table-cell>
          <table:table-cell table:style-name="ce96"/>
          <table:table-cell table:style-name="ce2" office:value-type="string" calcext:value-type="string">
            <text:p>LUCKY AUTOMOBILES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BGR/PNCM/2024/290/PKR/CT/WO-444</text:p>
          </table:table-cell>
          <table:table-cell table:style-name="ce105" office:value-type="date" office:date-value="2025-03-12" calcext:value-type="date">
            <text:p>12/03/2025</text:p>
          </table:table-cell>
          <table:table-cell table:style-name="ce2" office:value-type="string" calcext:value-type="string">
            <text:p>MOUSOMI GHOSH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SUNDARPUR MAHESHPUR PAKUR, Pakur, Jharkhand, 816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8084400471" calcext:value-type="float">
            <text:p>8084400471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1-28" calcext:value-type="date">
            <text:p>28/01/2025</text:p>
          </table:table-cell>
          <table:table-cell table:style-name="ce105" office:value-type="date" office:date-value="2030-01-28" calcext:value-type="date">
            <text:p>28/01/2030</text:p>
          </table:table-cell>
          <table:table-cell table:style-name="ce105" office:value-type="date" office:date-value="2025-04-24" calcext:value-type="date">
            <text:p>24/04/2025</text:p>
          </table:table-cell>
          <table:table-cell table:style-name="ce105" office:value-type="date" office:date-value="2027-01-26" calcext:value-type="date">
            <text:p>26/01/2027</text:p>
          </table:table-cell>
          <table:table-cell table:style-name="ce105" office:value-type="date" office:date-value="2026-01-19" calcext:value-type="date">
            <text:p>19/01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2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CEZPG0714E</text:p>
          </table:table-cell>
          <table:table-cell table:style-name="ce2" office:value-type="string" calcext:value-type="string">
            <text:p>20CEZPG0714E2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91" office:value-type="string" calcext:value-type="string">
            <text:p>JH16G0046</text:p>
          </table:table-cell>
          <table:table-cell table:style-name="ce96"/>
          <table:table-cell table:style-name="ce2" office:value-type="string" calcext:value-type="string">
            <text:p>LUCKY AUTOMOBILES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BGR/PNCM/2024/290/PKR/CT/WO-444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string" calcext:value-type="string">
            <text:p>MOUSOMI GHOSH</text:p>
          </table:table-cell>
          <table:table-cell table:style-name="ce2" office:value-type="string" calcext:value-type="string">
            <text:p>MAHESHPUR</text:p>
          </table:table-cell>
          <table:table-cell table:style-name="ce2" office:value-type="string" calcext:value-type="string">
            <text:p>SUNDARPUR MAHESHPUR PAKUR, Pakur, Jharkhand, 8161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8084400471" calcext:value-type="float">
            <text:p>8084400471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2-06-07" calcext:value-type="date">
            <text:p>07/06/2022</text:p>
          </table:table-cell>
          <table:table-cell table:style-name="ce105" office:value-type="date" office:date-value="2030-03-09" calcext:value-type="date">
            <text:p>09/03/2030</text:p>
          </table:table-cell>
          <table:table-cell table:style-name="ce105" office:value-type="date" office:date-value="2025-06-06" calcext:value-type="date">
            <text:p>06/06/2025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105" office:value-type="date" office:date-value="2025-06-04" calcext:value-type="date">
            <text:p>04/06/2025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string" calcext:value-type="string">
            <text:p>TRANSFER 03-09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EZPG0714E</text:p>
          </table:table-cell>
          <table:table-cell table:style-name="ce2" office:value-type="string" calcext:value-type="string">
            <text:p>20CEZPG0714E2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91" office:value-type="string" calcext:value-type="string">
            <text:p>JH04AD8083</text:p>
          </table:table-cell>
          <table:table-cell table:style-name="ce96"/>
          <table:table-cell table:style-name="ce2" office:value-type="string" calcext:value-type="string">
            <text:p>LAKHAY PAL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BGR/PNCM/2024/292/PKR/CT/WO-446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LAKHAY PAL</text:p>
          </table:table-cell>
          <table:table-cell table:style-name="ce2" office:value-type="string" calcext:value-type="string">
            <text:p>SIKARIPARA</text:p>
          </table:table-cell>
          <table:table-cell table:style-name="ce2" office:value-type="string" calcext:value-type="string">
            <text:p>1ST FLOOR, NA, LAKHAY PAL, NA, NA, Sikaripara, Dumka, Jharkhand, 8161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9546546293" calcext:value-type="float">
            <text:p>9546546293</text:p>
          </table:table-cell>
          <table:table-cell table:style-name="ce2" office:value-type="float" office:value="7903953318" calcext:value-type="float">
            <text:p>790395331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1-07" calcext:value-type="date">
            <text:p>07/01/2025</text:p>
          </table:table-cell>
          <table:table-cell table:style-name="ce105" office:value-type="date" office:date-value="2030-01-12" calcext:value-type="date">
            <text:p>12/01/2030</text:p>
          </table:table-cell>
          <table:table-cell table:style-name="ce105" office:value-type="date" office:date-value="2025-04-06" calcext:value-type="date">
            <text:p>06/04/2025</text:p>
          </table:table-cell>
          <table:table-cell table:style-name="ce105" office:value-type="date" office:date-value="2027-01-06" calcext:value-type="date">
            <text:p>06/01/2027</text:p>
          </table:table-cell>
          <table:table-cell table:style-name="ce105" office:value-type="date" office:date-value="2025-12-25" calcext:value-type="date">
            <text:p>25/12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RE ENTREY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EZPG0714E</text:p>
          </table:table-cell>
          <table:table-cell table:style-name="ce2" office:value-type="string" calcext:value-type="string">
            <text:p>20CEZPG0714E2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91" office:value-type="string" calcext:value-type="string">
            <text:p>JH04AE1086</text:p>
          </table:table-cell>
          <table:table-cell table:style-name="ce96"/>
          <table:table-cell table:style-name="ce2" office:value-type="string" calcext:value-type="string">
            <text:p>LAKHAY PAL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BGR/PNCM/2024/292/PKR/CT/WO-446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LAKHAY PAL</text:p>
          </table:table-cell>
          <table:table-cell table:style-name="ce2" office:value-type="string" calcext:value-type="string">
            <text:p>SIKARIPARA</text:p>
          </table:table-cell>
          <table:table-cell table:style-name="ce2" office:value-type="string" calcext:value-type="string">
            <text:p>1ST FLOOR, NA, LAKHAY PAL, NA, NA, Sikaripara, Dumka, Jharkhand, 8161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546546293" calcext:value-type="float">
            <text:p>9546546293</text:p>
          </table:table-cell>
          <table:table-cell table:style-name="ce2" office:value-type="float" office:value="7903953318" calcext:value-type="float">
            <text:p>7903953318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5-05-22" calcext:value-type="date">
            <text:p>22/05/2025</text:p>
          </table:table-cell>
          <table:table-cell table:style-name="ce105" office:value-type="date" office:date-value="2030-05-27" calcext:value-type="date">
            <text:p>27/05/2030</text:p>
          </table:table-cell>
          <table:table-cell table:style-name="ce105" office:value-type="date" office:date-value="2025-11-20" calcext:value-type="date">
            <text:p>20/11/2025</text:p>
          </table:table-cell>
          <table:table-cell table:style-name="ce105" office:value-type="date" office:date-value="2027-05-20" calcext:value-type="date">
            <text:p>20/05/2027</text:p>
          </table:table-cell>
          <table:table-cell table:style-name="ce105" office:value-type="date" office:date-value="2026-05-06" calcext:value-type="date">
            <text:p>06/05/2026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CEZPG0714E</text:p>
          </table:table-cell>
          <table:table-cell table:style-name="ce2" office:value-type="string" calcext:value-type="string">
            <text:p>20CEZPG0714E2ZU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85" office:value-type="string" calcext:value-type="string">
            <text:p>JH04AB3197</text:p>
          </table:table-cell>
          <table:table-cell table:style-name="ce96"/>
          <table:table-cell table:style-name="ce2" office:value-type="string" calcext:value-type="string">
            <text:p>JAI MOTORS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BGR/PNCM/2024/294/PKR/CT/WO-448</text:p>
          </table:table-cell>
          <table:table-cell table:style-name="ce105" office:value-type="date" office:date-value="2025-03-13" calcext:value-type="date">
            <text:p>13/03/2025</text:p>
          </table:table-cell>
          <table:table-cell table:style-name="ce2" office:value-type="string" calcext:value-type="string">
            <text:p>JAI KUMAR SINGH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ROUND, NA, JAY KUMAR SINGH, S/o MAHDHATA SINGH, DALDALI, JAMA, Dumka, Jharkhand, 814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9546719885" calcext:value-type="float">
            <text:p>9546719885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3-11" calcext:value-type="date">
            <text:p>11/03/2024</text:p>
          </table:table-cell>
          <table:table-cell table:style-name="ce105" office:value-type="date" office:date-value="2025-04-11" calcext:value-type="date">
            <text:p>11/04/2025</text:p>
          </table:table-cell>
          <table:table-cell table:style-name="ce105" office:value-type="date" office:date-value="2025-06-11" calcext:value-type="date">
            <text:p>11/06/2025</text:p>
          </table:table-cell>
          <table:table-cell table:style-name="ce105" office:value-type="date" office:date-value="2026-03-11" calcext:value-type="date">
            <text:p>11/03/2026</text:p>
          </table:table-cell>
          <table:table-cell table:style-name="ce105" office:value-type="date" office:date-value="2026-03-03" calcext:value-type="date">
            <text:p>03/03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3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EOLPS6608H</text:p>
          </table:table-cell>
          <table:table-cell table:style-name="ce2" office:value-type="string" calcext:value-type="string">
            <text:p>20EOLPS6608H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85" office:value-type="string" calcext:value-type="string">
            <text:p>JH04AD3675</text:p>
          </table:table-cell>
          <table:table-cell table:style-name="ce96"/>
          <table:table-cell table:style-name="ce2" office:value-type="string" calcext:value-type="string">
            <text:p>JAI MOTORS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BGR/PNCM/2024/294/PKR/CT/WO-448</text:p>
          </table:table-cell>
          <table:table-cell table:style-name="ce105" office:value-type="date" office:date-value="2025-03-13" calcext:value-type="date">
            <text:p>13/03/2025</text:p>
          </table:table-cell>
          <table:table-cell table:style-name="ce2" office:value-type="string" calcext:value-type="string">
            <text:p>JAI KUMAR SINGH</text:p>
          </table:table-cell>
          <table:table-cell table:style-name="ce2" office:value-type="string" calcext:value-type="string">
            <text:p>DUMKA</text:p>
          </table:table-cell>
          <table:table-cell table:style-name="ce2" office:value-type="string" calcext:value-type="string">
            <text:p>GROUND, NA, JAY KUMAR SINGH, S/o MAHDHATA SINGH, DALDALI, JAMA, Dumka, Jharkhand, 814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9546719885" calcext:value-type="float">
            <text:p>9546719885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2-04" calcext:value-type="date">
            <text:p>04/02/2025</text:p>
          </table:table-cell>
          <table:table-cell table:style-name="ce105" office:value-type="date" office:date-value="2030-02-04" calcext:value-type="date">
            <text:p>04/02/2030</text:p>
          </table:table-cell>
          <table:table-cell table:style-name="ce105" office:value-type="date" office:date-value="2025-05-03" calcext:value-type="date">
            <text:p>03/05/2025</text:p>
          </table:table-cell>
          <table:table-cell table:style-name="ce105" office:value-type="date" office:date-value="2027-02-04" calcext:value-type="date">
            <text:p>04/02/2027</text:p>
          </table:table-cell>
          <table:table-cell table:style-name="ce105" office:value-type="date" office:date-value="2025-01-29" calcext:value-type="date">
            <text:p>29/01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3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EOLPS6608H</text:p>
          </table:table-cell>
          <table:table-cell table:style-name="ce2" office:value-type="string" calcext:value-type="string">
            <text:p>20EOLPS6608H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85" office:value-type="string" calcext:value-type="string">
            <text:p>JH16J9144</text:p>
          </table:table-cell>
          <table:table-cell table:style-name="ce96"/>
          <table:table-cell table:style-name="ce2" office:value-type="string" calcext:value-type="string">
            <text:p>DLN CONSTRUCTION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BGR/PNCM/2024/294/PKR/CT/WO-449</text:p>
          </table:table-cell>
          <table:table-cell table:style-name="ce105" office:value-type="date" office:date-value="2025-03-13" calcext:value-type="date">
            <text:p>13/03/2025</text:p>
          </table:table-cell>
          <table:table-cell table:style-name="ce2" office:value-type="string" calcext:value-type="string">
            <text:p>DILDAR HOSSAIN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MALIYANDI, BAIDYANATHPUR, Unnamed Road, Dada Bhai Marble, BAIDYANATHPUR, Gadda, Murshidabad, West Bengal, 7421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7001097156" calcext:value-type="float">
            <text:p>7001097156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4-01-09" calcext:value-type="date">
            <text:p>09/01/2024</text:p>
          </table:table-cell>
          <table:table-cell table:style-name="ce105" office:value-type="date" office:date-value="2029-07-09" calcext:value-type="date">
            <text:p>09/07/2029</text:p>
          </table:table-cell>
          <table:table-cell table:style-name="ce105" office:value-type="date" office:date-value="2025-04-02" calcext:value-type="date">
            <text:p>02/04/2025</text:p>
          </table:table-cell>
          <table:table-cell table:style-name="ce105" office:value-type="date" office:date-value="2026-07-08" calcext:value-type="date">
            <text:p>08/07/2026</text:p>
          </table:table-cell>
          <table:table-cell table:style-name="ce105" office:value-type="date" office:date-value="2025-06-27" calcext:value-type="date">
            <text:p>27/06/2025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3-03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EOLPS6608H</text:p>
          </table:table-cell>
          <table:table-cell table:style-name="ce2" office:value-type="string" calcext:value-type="string">
            <text:p>20EOLPS6608H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85" office:value-type="string" calcext:value-type="string">
            <text:p>JH04AE4164</text:p>
          </table:table-cell>
          <table:table-cell table:style-name="ce96"/>
          <table:table-cell table:style-name="ce2" office:value-type="string" calcext:value-type="string">
            <text:p>DLN CONSTRUCTION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BGR/PNCM/2024/294/PKR/CT/WO-449</text:p>
          </table:table-cell>
          <table:table-cell table:style-name="ce105" office:value-type="date" office:date-value="2025-10-15" calcext:value-type="date">
            <text:p>15/10/2025</text:p>
          </table:table-cell>
          <table:table-cell table:style-name="ce2" office:value-type="string" calcext:value-type="string">
            <text:p>DILDAR HOSSAIN</text:p>
          </table:table-cell>
          <table:table-cell table:style-name="ce2" office:value-type="string" calcext:value-type="string">
            <text:p>AMRAPARA</text:p>
          </table:table-cell>
          <table:table-cell table:style-name="ce2" office:value-type="string" calcext:value-type="string">
            <text:p>MALIYANDI, BAIDYANATHPUR, Unnamed Road, Dada Bhai Marble, BAIDYANATHPUR, Gadda, Murshidabad, West Bengal, 7421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7001097156" calcext:value-type="float">
            <text:p>7001097156</text:p>
          </table:table-cell>
          <table:table-cell table:style-name="ce2"/>
          <table:table-cell table:style-name="ce2" office:value-type="string" calcext:value-type="string">
            <text:p>OWNER</text:p>
          </table:table-cell>
          <table:table-cell table:style-name="ce105" office:value-type="date" office:date-value="2025-05-14" calcext:value-type="date">
            <text:p>14/05/2025</text:p>
          </table:table-cell>
          <table:table-cell table:style-name="ce105" office:value-type="date" office:date-value="2030-05-18" calcext:value-type="date">
            <text:p>18/05/2030</text:p>
          </table:table-cell>
          <table:table-cell table:style-name="ce105" office:value-type="date" office:date-value="2025-11-13" calcext:value-type="date">
            <text:p>13/11/2025</text:p>
          </table:table-cell>
          <table:table-cell table:style-name="ce105" office:value-type="date" office:date-value="2027-05-13" calcext:value-type="date">
            <text:p>13/05/2027</text:p>
          </table:table-cell>
          <table:table-cell table:style-name="ce105" office:value-type="date" office:date-value="2026-05-04" calcext:value-type="date">
            <text:p>04/05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5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P.V. SIVA CHANDRA SIR</text:p>
          </table:table-cell>
          <table:table-cell table:style-name="ce2" office:value-type="string" calcext:value-type="string">
            <text:p>EOLPS6608H</text:p>
          </table:table-cell>
          <table:table-cell table:style-name="ce2" office:value-type="string" calcext:value-type="string">
            <text:p>20EOLPS6608H1ZR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85" office:value-type="string" calcext:value-type="string">
            <text:p>JH16J8555</text:p>
          </table:table-cell>
          <table:table-cell table:style-name="ce96" office:value-type="float" office:value="108555" calcext:value-type="float">
            <text:p>108555</text:p>
          </table:table-cell>
          <table:table-cell table:style-name="ce2" office:value-type="string" calcext:value-type="string">
            <text:p>S.S.TRANSPORTING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BGR/PNCM/2024/297/PKR/CT/WO-451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string" calcext:value-type="string">
            <text:p>RAJESH SWARNKAR</text:p>
          </table:table-cell>
          <table:table-cell table:style-name="ce2" office:value-type="string" calcext:value-type="string">
            <text:p>SUNDER SAW VISHWAKARMA</text:p>
          </table:table-cell>
          <table:table-cell table:style-name="ce2" office:value-type="string" calcext:value-type="string">
            <text:p>SUNDER SAW VISHWAKARMA, BCCL NEW COLONY, KARMAGORA, GEALGORA, Dhanbad, Jharkhand, 828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934676267" calcext:value-type="float">
            <text:p>9934676267</text:p>
          </table:table-cell>
          <table:table-cell table:style-name="ce2" office:value-type="float" office:value="8210383561" calcext:value-type="float">
            <text:p>82103835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13" calcext:value-type="date">
            <text:p>13/09/2024</text:p>
          </table:table-cell>
          <table:table-cell table:style-name="ce105" office:value-type="date" office:date-value="2029-12-31" calcext:value-type="date">
            <text:p>31/12/2029</text:p>
          </table:table-cell>
          <table:table-cell table:style-name="ce105" office:value-type="date" office:date-value="2025-06-10" calcext:value-type="date">
            <text:p>10/06/2025</text:p>
          </table:table-cell>
          <table:table-cell table:style-name="ce105" office:value-type="date" office:date-value="2026-09-12" calcext:value-type="date">
            <text:p>12/09/2026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ETPS7985A</text:p>
          </table:table-cell>
          <table:table-cell table:style-name="ce2" office:value-type="string" calcext:value-type="string">
            <text:p>20BETPS7985A1Z3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85" office:value-type="string" calcext:value-type="string">
            <text:p>JH16J7029</text:p>
          </table:table-cell>
          <table:table-cell table:style-name="ce96" office:value-type="float" office:value="107029" calcext:value-type="float">
            <text:p>107029</text:p>
          </table:table-cell>
          <table:table-cell table:style-name="ce2" office:value-type="string" calcext:value-type="string">
            <text:p>S.S.TRANSPORTING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BGR/PNCM/2024/297/PKR/CT/WO-451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string" calcext:value-type="string">
            <text:p>RAJESH SWARNKAR</text:p>
          </table:table-cell>
          <table:table-cell table:style-name="ce2" office:value-type="string" calcext:value-type="string">
            <text:p>SUNDER SAW VISHWAKARMA</text:p>
          </table:table-cell>
          <table:table-cell table:style-name="ce2" office:value-type="string" calcext:value-type="string">
            <text:p>SUNDER SAW VISHWAKARMA, BCCL NEW COLONY, KARMAGORA, GEALGORA, Dhanbad, Jharkhand, 828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934676267" calcext:value-type="float">
            <text:p>9934676267</text:p>
          </table:table-cell>
          <table:table-cell table:style-name="ce2" office:value-type="float" office:value="8210383561" calcext:value-type="float">
            <text:p>8210383561</text:p>
          </table:table-cell>
          <table:table-cell table:style-name="ce2" office:value-type="string" calcext:value-type="string">
            <text:p>OWNER</text:p>
          </table:table-cell>
          <table:table-cell table:style-name="ce105" office:value-type="date" office:date-value="2024-09-13" calcext:value-type="date">
            <text:p>13/09/2024</text:p>
          </table:table-cell>
          <table:table-cell table:style-name="ce105" office:value-type="date" office:date-value="2029-12-03" calcext:value-type="date">
            <text:p>03/12/2029</text:p>
          </table:table-cell>
          <table:table-cell table:style-name="ce105" office:value-type="date" office:date-value="2025-06-10" calcext:value-type="date">
            <text:p>10/06/2025</text:p>
          </table:table-cell>
          <table:table-cell table:style-name="ce105" office:value-type="date" office:date-value="2026-09-12" calcext:value-type="date">
            <text:p>12/09/2026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ETPS7985A</text:p>
          </table:table-cell>
          <table:table-cell table:style-name="ce2" office:value-type="string" calcext:value-type="string">
            <text:p>20BETPS7985A1Z3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85" office:value-type="string" calcext:value-type="string">
            <text:p>JH16J5442</text:p>
          </table:table-cell>
          <table:table-cell table:style-name="ce96" office:value-type="float" office:value="105442" calcext:value-type="float">
            <text:p>105442</text:p>
          </table:table-cell>
          <table:table-cell table:style-name="ce2" office:value-type="string" calcext:value-type="string">
            <text:p>S.S.TRANSPORTING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BGR/PNCM/2024/297/PKR/CT/WO-451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string" calcext:value-type="string">
            <text:p>RAJESH SWARNKAR</text:p>
          </table:table-cell>
          <table:table-cell table:style-name="ce2" office:value-type="string" calcext:value-type="string">
            <text:p>SUNDER SAW VISHWAKARMA</text:p>
          </table:table-cell>
          <table:table-cell table:style-name="ce2" office:value-type="string" calcext:value-type="string">
            <text:p>SUNDER SAW VISHWAKARMA, BCCL NEW COLONY, KARMAGORA, GEALGORA, Dhanbad, Jharkhand, 828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9934676267" calcext:value-type="float">
            <text:p>9934676267</text:p>
          </table:table-cell>
          <table:table-cell table:style-name="ce2" office:value-type="float" office:value="8210383561" calcext:value-type="float">
            <text:p>82103835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5-03-27" calcext:value-type="date">
            <text:p>27/03/2025</text:p>
          </table:table-cell>
          <table:table-cell table:style-name="ce105" office:value-type="date" office:date-value="2026-09-27" calcext:value-type="date">
            <text:p>27/09/2026</text:p>
          </table:table-cell>
          <table:table-cell table:style-name="ce105" office:value-type="date" office:date-value="2025-09-03" calcext:value-type="date">
            <text:p>03/09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ETPS7985A</text:p>
          </table:table-cell>
          <table:table-cell table:style-name="ce2" office:value-type="string" calcext:value-type="string">
            <text:p>20BETPS7985A1Z3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85" office:value-type="string" calcext:value-type="string">
            <text:p>JH16J2168</text:p>
          </table:table-cell>
          <table:table-cell table:style-name="ce96" office:value-type="float" office:value="102168" calcext:value-type="float">
            <text:p>102168</text:p>
          </table:table-cell>
          <table:table-cell table:style-name="ce2" office:value-type="string" calcext:value-type="string">
            <text:p>S.S.TRANSPORTING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BGR/PNCM/2024/297/PKR/CT/WO-451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string" calcext:value-type="string">
            <text:p>RAJESH SWARNKAR</text:p>
          </table:table-cell>
          <table:table-cell table:style-name="ce2" office:value-type="string" calcext:value-type="string">
            <text:p>SUNDER SAW VISHWAKARMA</text:p>
          </table:table-cell>
          <table:table-cell table:style-name="ce2" office:value-type="string" calcext:value-type="string">
            <text:p>SUNDER SAW VISHWAKARMA, BCCL NEW COLONY, KARMAGORA, GEALGORA, Dhanbad, Jharkhand, 828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9934676267" calcext:value-type="float">
            <text:p>9934676267</text:p>
          </table:table-cell>
          <table:table-cell table:style-name="ce2" office:value-type="float" office:value="8210383561" calcext:value-type="float">
            <text:p>82103835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5-03-27" calcext:value-type="date">
            <text:p>27/03/2025</text:p>
          </table:table-cell>
          <table:table-cell table:style-name="ce105" office:value-type="date" office:date-value="2026-09-27" calcext:value-type="date">
            <text:p>27/09/2026</text:p>
          </table:table-cell>
          <table:table-cell table:style-name="ce105" office:value-type="date" office:date-value="2025-09-09" calcext:value-type="date">
            <text:p>09/09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office:value-type="string" calcext:value-type="string">
            <text:p>BETPS7985A</text:p>
          </table:table-cell>
          <table:table-cell table:style-name="ce2" office:value-type="string" calcext:value-type="string">
            <text:p>20BETPS7985A1Z3</text:p>
          </table:table-cell>
          <table:table-cell table:style-name="ce117" table:number-columns-repeated="83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85" office:value-type="string" calcext:value-type="string">
            <text:p>JH16J0649</text:p>
          </table:table-cell>
          <table:table-cell table:style-name="ce96" office:value-type="float" office:value="100649" calcext:value-type="float">
            <text:p>100649</text:p>
          </table:table-cell>
          <table:table-cell table:style-name="ce2" office:value-type="string" calcext:value-type="string">
            <text:p>S.S.TRANSPORTING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BGR/PNCM/2024/297/PKR/CT/WO-451</text:p>
          </table:table-cell>
          <table:table-cell table:style-name="ce105" office:value-type="date" office:date-value="2025-04-01" calcext:value-type="date">
            <text:p>01/04/2025</text:p>
          </table:table-cell>
          <table:table-cell table:style-name="ce2" office:value-type="string" calcext:value-type="string">
            <text:p>RAJESH SWARNKAR</text:p>
          </table:table-cell>
          <table:table-cell table:style-name="ce2" office:value-type="string" calcext:value-type="string">
            <text:p>SUNDER SAW VISHWAKARMA</text:p>
          </table:table-cell>
          <table:table-cell table:style-name="ce2" office:value-type="string" calcext:value-type="string">
            <text:p>SUNDER SAW VISHWAKARMA, BCCL NEW COLONY, KARMAGORA, GEALGORA, Dhanbad, Jharkhand, 8281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9934676267" calcext:value-type="float">
            <text:p>9934676267</text:p>
          </table:table-cell>
          <table:table-cell table:style-name="ce2" office:value-type="float" office:value="8210383561" calcext:value-type="float">
            <text:p>8210383561</text:p>
          </table:table-cell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9-28" calcext:value-type="date">
            <text:p>28/09/2024</text:p>
          </table:table-cell>
          <table:table-cell table:style-name="ce105" office:value-type="date" office:date-value="2029-10-31" calcext:value-type="date">
            <text:p>31/10/2029</text:p>
          </table:table-cell>
          <table:table-cell table:style-name="ce105" office:value-type="date" office:date-value="2025-06-19" calcext:value-type="date">
            <text:p>19/06/2025</text:p>
          </table:table-cell>
          <table:table-cell table:style-name="ce105" office:value-type="date" office:date-value="2026-09-26" calcext:value-type="date">
            <text:p>26/09/2026</text:p>
          </table:table-cell>
          <table:table-cell table:style-name="ce105" office:value-type="date" office:date-value="2025-09-09" calcext:value-type="date">
            <text:p>09/09/2025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string" calcext:value-type="string">
            <text:p>NEW VEHICLE-01-04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85" office:value-type="string" calcext:value-type="string">
            <text:p>JH16K8406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82" calcext:value-type="float">
            <text:p>16.82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6" calcext:value-type="date">
            <text:p>06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85" office:value-type="string" calcext:value-type="string">
            <text:p>JH16K7996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6" calcext:value-type="date">
            <text:p>06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85" office:value-type="string" calcext:value-type="string">
            <text:p>JH16K0645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16" calcext:value-type="float">
            <text:p>16.16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5" calcext:value-type="date">
            <text:p>05/11/2025</text:p>
          </table:table-cell>
          <table:table-cell table:style-name="ce105" office:value-type="date" office:date-value="2027-08-05" calcext:value-type="date">
            <text:p>05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85" office:value-type="string" calcext:value-type="string">
            <text:p>JH16K8542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10-06" calcext:value-type="date">
            <text:p>06/10/2025</text:p>
          </table:table-cell>
          <table:table-cell table:style-name="ce105" office:value-type="string" calcext:value-type="string">
            <text:p>APPLY</text:p>
          </table:table-cell>
          <table:table-cell table:style-name="ce105" office:value-type="date" office:date-value="2026-01-05" calcext:value-type="date">
            <text:p>05/01/2026</text:p>
          </table:table-cell>
          <table:table-cell table:style-name="ce105" office:value-type="date" office:date-value="2027-10-05" calcext:value-type="date">
            <text:p>05/10/2027</text:p>
          </table:table-cell>
          <table:table-cell table:style-name="ce105" office:value-type="date" office:date-value="2026-08-24" calcext:value-type="date">
            <text:p>24/08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85" office:value-type="string" calcext:value-type="string">
            <text:p>JH16K2529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5" calcext:value-type="date">
            <text:p>05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21" calcext:value-type="date">
            <text:p>21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85" office:value-type="string" calcext:value-type="string">
            <text:p>JH16K5592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6" calcext:value-type="date">
            <text:p>06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24" calcext:value-type="date">
            <text:p>24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85" office:value-type="string" calcext:value-type="string">
            <text:p>JH16K1361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7" calcext:value-type="date">
            <text:p>07/11/2025</text:p>
          </table:table-cell>
          <table:table-cell table:style-name="ce105" office:value-type="date" office:date-value="2027-08-07" calcext:value-type="date">
            <text:p>07/08/2027</text:p>
          </table:table-cell>
          <table:table-cell table:style-name="ce105" office:value-type="date" office:date-value="2026-07-27" calcext:value-type="date">
            <text:p>27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85" office:value-type="string" calcext:value-type="string">
            <text:p>JH16K9594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6" calcext:value-type="date">
            <text:p>06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85" office:value-type="string" calcext:value-type="string">
            <text:p>JH16K6192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11-06" calcext:value-type="date">
            <text:p>06/1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85" office:value-type="string" calcext:value-type="string">
            <text:p>JH16K2745</text:p>
          </table:table-cell>
          <table:table-cell table:style-name="ce96"/>
          <table:table-cell table:style-name="ce2" office:value-type="string" calcext:value-type="string">
            <text:p>M/S MIMAMSA ENTERPRISES PRIVATE LIMITE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BGR/PNCM/2024/298/PKR/CT/WO-452</text:p>
          </table:table-cell>
          <table:table-cell table:style-name="ce105" office:value-type="date" office:date-value="2025-10-18" calcext:value-type="date">
            <text:p>18/10/2025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7503781511" calcext:value-type="float">
            <text:p>7503781511</text:p>
          </table:table-cell>
          <table:table-cell table:style-name="ce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5-08-08" calcext:value-type="date">
            <text:p>08/08/2025</text:p>
          </table:table-cell>
          <table:table-cell table:style-name="ce105" office:value-type="date" office:date-value="2030-08-13" calcext:value-type="date">
            <text:p>13/08/2030</text:p>
          </table:table-cell>
          <table:table-cell table:style-name="ce105" office:value-type="date" office:date-value="2025-01-06" calcext:value-type="date">
            <text:p>06/01/2025</text:p>
          </table:table-cell>
          <table:table-cell table:style-name="ce105" office:value-type="date" office:date-value="2027-08-06" calcext:value-type="date">
            <text:p>06/08/2027</text:p>
          </table:table-cell>
          <table:table-cell table:style-name="ce105" office:value-type="date" office:date-value="2026-07-10" calcext:value-type="date">
            <text:p>10/07/2026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string" calcext:value-type="string">
            <text:p>NEW VEHICLE-18-10-2025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ANIL SIR VICE PRESIDENT</text:p>
          </table:table-cell>
          <table:table-cell table:style-name="ce2" table:number-columns-repeated="2"/>
          <table:table-cell table:style-name="ce117" table:number-columns-repeated="83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92" office:value-type="string" calcext:value-type="string">
            <text:p>JH16H3437</text:p>
          </table:table-cell>
          <table:table-cell table:style-name="ce96"/>
          <table:table-cell table:style-name="ce2" office:value-type="string" calcext:value-type="string">
            <text:p>M/S KARTIK KUMAR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BGR/PNCM/2023/134/PKR/CT/WO-292</text:p>
          </table:table-cell>
          <table:table-cell table:style-name="ce105" office:value-type="date" office:date-value="2026-02-04" calcext:value-type="date">
            <text:p>04/02/2026</text:p>
          </table:table-cell>
          <table:table-cell table:style-name="ce2" office:value-type="string" calcext:value-type="string">
            <text:p>M/S KARTIK KUMAR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table:number-columns-repeated="2"/>
          <table:table-cell table:style-name="ce2" office:value-type="string" calcext:value-type="string">
            <text:p>NOT OWNER</text:p>
          </table:table-cell>
          <table:table-cell table:style-name="ce105" office:value-type="date" office:date-value="2024-03-04" calcext:value-type="date">
            <text:p>04/03/2024</text:p>
          </table:table-cell>
          <table:table-cell table:style-name="ce105" office:value-type="date" office:date-value="2029-03-06" calcext:value-type="date">
            <text:p>06/03/2029</text:p>
          </table:table-cell>
          <table:table-cell table:style-name="ce105" office:value-type="date" office:date-value="2026-03-01" calcext:value-type="date">
            <text:p>01/03/2026</text:p>
          </table:table-cell>
          <table:table-cell table:style-name="ce105" office:value-type="date" office:date-value="2026-03-03" calcext:value-type="date">
            <text:p>03/03/2026</text:p>
          </table:table-cell>
          <table:table-cell table:style-name="ce105" office:value-type="date" office:date-value="2026-03-05" calcext:value-type="date">
            <text:p>05/03/2026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string" calcext:value-type="string">
            <text:p>NEW VEHICLE-04-02-2026</text:p>
          </table:table-cell>
          <table:table-cell table:style-name="ce2" office:value-type="string" calcext:value-type="string">
            <text:p>NON GRAMIN</text:p>
          </table:table-cell>
          <table:table-cell table:style-name="ce2" office:value-type="string" calcext:value-type="string">
            <text:p>D SIR</text:p>
          </table:table-cell>
          <table:table-cell table:style-name="ce2" office:value-type="string" calcext:value-type="string">
            <text:p>AUFPB1319J</text:p>
          </table:table-cell>
          <table:table-cell table:style-name="ce2" office:value-type="string" calcext:value-type="string">
            <text:p>20AUFPB1319J1ZB</text:p>
          </table:table-cell>
          <table:table-cell table:style-name="ce117" table:number-columns-repeated="83"/>
        </table:table-row>
        <table:table-row table:style-name="ro1" table:number-rows-repeated="2">
          <table:table-cell table:style-name="ce2"/>
          <table:table-cell table:style-name="ce85"/>
          <table:table-cell table:style-name="ce96"/>
          <table:table-cell table:style-name="ce2" table:number-columns-repeated="3"/>
          <table:table-cell table:style-name="ce105"/>
          <table:table-cell table:style-name="ce2" table:number-columns-repeated="8"/>
          <table:table-cell table:style-name="ce105" table:number-columns-repeated="5"/>
          <table:table-cell table:style-name="ce2" table:number-columns-repeated="6"/>
          <table:table-cell table:number-columns-repeated="83"/>
        </table:table-row>
        <table:table-row table:style-name="ro3" table:number-rows-repeated="2">
          <table:table-cell table:style-name="ce3"/>
          <table:table-cell table:style-name="ce93"/>
          <table:table-cell table:style-name="ce98"/>
          <table:table-cell table:style-name="ce2" table:number-columns-repeated="2"/>
          <table:table-cell table:style-name="ce102"/>
          <table:table-cell table:style-name="ce105"/>
          <table:table-cell table:style-name="ce3" table:number-columns-repeated="8"/>
          <table:table-cell table:style-name="ce107" table:number-columns-repeated="5"/>
          <table:table-cell table:style-name="ce3" table:number-columns-repeated="4"/>
          <table:table-cell table:number-columns-repeated="85"/>
        </table:table-row>
        <table:table-row table:style-name="ro1" table:number-rows-repeated="3">
          <table:table-cell/>
          <table:table-cell table:style-name="ce94"/>
          <table:table-cell table:style-name="ce100"/>
          <table:table-cell table:number-columns-repeated="3"/>
          <table:table-cell table:style-name="ce4"/>
          <table:table-cell/>
          <table:table-cell table:style-name="ce100"/>
          <table:table-cell/>
          <table:table-cell table:style-name="ce108"/>
          <table:table-cell table:style-name="ce4"/>
          <table:table-cell table:number-columns-repeated="8"/>
          <table:table-cell table:style-name="ce100"/>
          <table:table-cell table:number-columns-repeated="2"/>
          <table:table-cell table:style-name="ce113"/>
          <table:table-cell table:number-columns-repeated="85"/>
        </table:table-row>
        <table:table-row table:style-name="ro1" table:number-rows-repeated="3">
          <table:table-cell/>
          <table:table-cell table:style-name="ce94"/>
          <table:table-cell table:style-name="ce100"/>
          <table:table-cell table:number-columns-repeated="2"/>
          <table:table-cell table:style-name="ce103"/>
          <table:table-cell table:style-name="ce4"/>
          <table:table-cell/>
          <table:table-cell table:style-name="ce100"/>
          <table:table-cell/>
          <table:table-cell table:style-name="ce108"/>
          <table:table-cell table:style-name="ce4"/>
          <table:table-cell table:number-columns-repeated="8"/>
          <table:table-cell table:style-name="ce100"/>
          <table:table-cell table:number-columns-repeated="2"/>
          <table:table-cell table:style-name="ce113"/>
          <table:table-cell table:number-columns-repeated="85"/>
        </table:table-row>
        <table:table-row table:style-name="ro1" table:number-rows-repeated="5550">
          <table:table-cell/>
          <table:table-cell table:style-name="ce94"/>
          <table:table-cell table:style-name="ce100"/>
          <table:table-cell table:number-columns-repeated="3"/>
          <table:table-cell table:style-name="ce4"/>
          <table:table-cell/>
          <table:table-cell table:style-name="ce100"/>
          <table:table-cell/>
          <table:table-cell table:style-name="ce108"/>
          <table:table-cell table:style-name="ce4"/>
          <table:table-cell table:number-columns-repeated="8"/>
          <table:table-cell table:style-name="ce100"/>
          <table:table-cell table:number-columns-repeated="2"/>
          <table:table-cell table:style-name="ce113"/>
          <table:table-cell table:number-columns-repeated="85"/>
        </table:table-row>
        <table:table-row table:style-name="ro1" table:number-rows-repeated="10564">
          <table:table-cell/>
          <table:table-cell table:style-name="ce93"/>
          <table:table-cell table:number-columns-repeated="107"/>
        </table:table-row>
        <table:table-row table:style-name="ro1" table:number-rows-repeated="1031813">
          <table:table-cell table:number-columns-repeated="109"/>
        </table:table-row>
        <table:table-row table:style-name="ro1">
          <table:table-cell table:number-columns-repeated="109"/>
        </table:table-row>
        <calcext:conditional-formats>
          <calcext:conditional-format calcext:target-range-address="Sheet1.B638:Sheet1.B638">
            <calcext:condition calcext:apply-style-name="ConditionalStyle_1927" calcext:value="duplicate" calcext:base-cell-address="Sheet1.B638"/>
            <calcext:condition calcext:apply-style-name="ConditionalStyle_1926" calcext:value="duplicate" calcext:base-cell-address="Sheet1.B638"/>
            <calcext:condition calcext:apply-style-name="ConditionalStyle_1925" calcext:value="duplicate" calcext:base-cell-address="Sheet1.B638"/>
            <calcext:condition calcext:apply-style-name="ConditionalStyle_1924" calcext:value="duplicate" calcext:base-cell-address="Sheet1.B638"/>
            <calcext:condition calcext:apply-style-name="ConditionalStyle_1923" calcext:value="duplicate" calcext:base-cell-address="Sheet1.B638"/>
            <calcext:condition calcext:apply-style-name="ConditionalStyle_1922" calcext:value="duplicate" calcext:base-cell-address="Sheet1.B638"/>
            <calcext:condition calcext:apply-style-name="ConditionalStyle_1921" calcext:value="duplicate" calcext:base-cell-address="Sheet1.B638"/>
            <calcext:condition calcext:apply-style-name="ConditionalStyle_1920" calcext:value="duplicate" calcext:base-cell-address="Sheet1.B638"/>
            <calcext:condition calcext:apply-style-name="ConditionalStyle_1919" calcext:value="duplicate" calcext:base-cell-address="Sheet1.B638"/>
            <calcext:condition calcext:apply-style-name="ConditionalStyle_1918" calcext:value="duplicate" calcext:base-cell-address="Sheet1.B638"/>
            <calcext:condition calcext:apply-style-name="ConditionalStyle_1917" calcext:value="duplicate" calcext:base-cell-address="Sheet1.B638"/>
            <calcext:condition calcext:apply-style-name="ConditionalStyle_1916" calcext:value="duplicate" calcext:base-cell-address="Sheet1.B638"/>
            <calcext:condition calcext:apply-style-name="ConditionalStyle_1915" calcext:value="duplicate" calcext:base-cell-address="Sheet1.B638"/>
            <calcext:condition calcext:apply-style-name="ConditionalStyle_1914" calcext:value="duplicate" calcext:base-cell-address="Sheet1.B638"/>
            <calcext:condition calcext:apply-style-name="ConditionalStyle_1913" calcext:value="duplicate" calcext:base-cell-address="Sheet1.B638"/>
            <calcext:condition calcext:apply-style-name="ConditionalStyle_1912" calcext:value="duplicate" calcext:base-cell-address="Sheet1.B638"/>
            <calcext:condition calcext:apply-style-name="ConditionalStyle_1911" calcext:value="duplicate" calcext:base-cell-address="Sheet1.B638"/>
            <calcext:condition calcext:apply-style-name="ConditionalStyle_1910" calcext:value="duplicate" calcext:base-cell-address="Sheet1.B638"/>
            <calcext:condition calcext:apply-style-name="ConditionalStyle_1909" calcext:value="duplicate" calcext:base-cell-address="Sheet1.B638"/>
            <calcext:condition calcext:apply-style-name="ConditionalStyle_1908" calcext:value="duplicate" calcext:base-cell-address="Sheet1.B638"/>
            <calcext:condition calcext:apply-style-name="ConditionalStyle_1907" calcext:value="duplicate" calcext:base-cell-address="Sheet1.B638"/>
            <calcext:condition calcext:apply-style-name="ConditionalStyle_1906" calcext:value="duplicate" calcext:base-cell-address="Sheet1.B638"/>
            <calcext:condition calcext:apply-style-name="ConditionalStyle_1905" calcext:value="duplicate" calcext:base-cell-address="Sheet1.B638"/>
            <calcext:condition calcext:apply-style-name="ConditionalStyle_1904" calcext:value="duplicate" calcext:base-cell-address="Sheet1.B638"/>
            <calcext:condition calcext:apply-style-name="ConditionalStyle_1903" calcext:value="duplicate" calcext:base-cell-address="Sheet1.B638"/>
            <calcext:condition calcext:apply-style-name="ConditionalStyle_1902" calcext:value="duplicate" calcext:base-cell-address="Sheet1.B638"/>
            <calcext:condition calcext:apply-style-name="ConditionalStyle_1901" calcext:value="duplicate" calcext:base-cell-address="Sheet1.B638"/>
            <calcext:condition calcext:apply-style-name="ConditionalStyle_1900" calcext:value="duplicate" calcext:base-cell-address="Sheet1.B638"/>
            <calcext:condition calcext:apply-style-name="ConditionalStyle_1899" calcext:value="duplicate" calcext:base-cell-address="Sheet1.B638"/>
            <calcext:condition calcext:apply-style-name="ConditionalStyle_1898" calcext:value="duplicate" calcext:base-cell-address="Sheet1.B638"/>
            <calcext:condition calcext:apply-style-name="ConditionalStyle_1897" calcext:value="duplicate" calcext:base-cell-address="Sheet1.B638"/>
            <calcext:condition calcext:apply-style-name="ConditionalStyle_1896" calcext:value="duplicate" calcext:base-cell-address="Sheet1.B638"/>
            <calcext:condition calcext:apply-style-name="ConditionalStyle_1895" calcext:value="duplicate" calcext:base-cell-address="Sheet1.B638"/>
            <calcext:condition calcext:apply-style-name="ConditionalStyle_1894" calcext:value="duplicate" calcext:base-cell-address="Sheet1.B638"/>
            <calcext:condition calcext:apply-style-name="ConditionalStyle_1893" calcext:value="duplicate" calcext:base-cell-address="Sheet1.B638"/>
          </calcext:conditional-format>
          <calcext:conditional-format calcext:target-range-address="Sheet1.V157:Sheet1.V157">
            <calcext:condition calcext:apply-style-name="ConditionalStyle_1831" calcext:value="duplicate" calcext:base-cell-address="Sheet1.V157"/>
            <calcext:condition calcext:apply-style-name="ConditionalStyle_1830" calcext:value="duplicate" calcext:base-cell-address="Sheet1.V157"/>
            <calcext:condition calcext:apply-style-name="ConditionalStyle_1829" calcext:value="duplicate" calcext:base-cell-address="Sheet1.V157"/>
            <calcext:condition calcext:apply-style-name="ConditionalStyle_1828" calcext:value="duplicate" calcext:base-cell-address="Sheet1.V157"/>
            <calcext:condition calcext:apply-style-name="ConditionalStyle_1827" calcext:value="duplicate" calcext:base-cell-address="Sheet1.V157"/>
            <calcext:condition calcext:apply-style-name="ConditionalStyle_1826" calcext:value="duplicate" calcext:base-cell-address="Sheet1.V157"/>
            <calcext:condition calcext:apply-style-name="ConditionalStyle_1825" calcext:value="duplicate" calcext:base-cell-address="Sheet1.V157"/>
            <calcext:condition calcext:apply-style-name="ConditionalStyle_1824" calcext:value="duplicate" calcext:base-cell-address="Sheet1.V157"/>
            <calcext:condition calcext:apply-style-name="ConditionalStyle_1823" calcext:value="duplicate" calcext:base-cell-address="Sheet1.V157"/>
            <calcext:condition calcext:apply-style-name="ConditionalStyle_1822" calcext:value="duplicate" calcext:base-cell-address="Sheet1.V157"/>
            <calcext:condition calcext:apply-style-name="ConditionalStyle_1821" calcext:value="duplicate" calcext:base-cell-address="Sheet1.V157"/>
            <calcext:condition calcext:apply-style-name="ConditionalStyle_1820" calcext:value="duplicate" calcext:base-cell-address="Sheet1.V157"/>
            <calcext:condition calcext:apply-style-name="ConditionalStyle_1819" calcext:value="duplicate" calcext:base-cell-address="Sheet1.V157"/>
            <calcext:condition calcext:apply-style-name="ConditionalStyle_1818" calcext:value="duplicate" calcext:base-cell-address="Sheet1.V157"/>
            <calcext:condition calcext:apply-style-name="ConditionalStyle_1817" calcext:value="duplicate" calcext:base-cell-address="Sheet1.V157"/>
            <calcext:condition calcext:apply-style-name="ConditionalStyle_1816" calcext:value="duplicate" calcext:base-cell-address="Sheet1.V157"/>
            <calcext:condition calcext:apply-style-name="ConditionalStyle_1815" calcext:value="duplicate" calcext:base-cell-address="Sheet1.V157"/>
            <calcext:condition calcext:apply-style-name="ConditionalStyle_1814" calcext:value="duplicate" calcext:base-cell-address="Sheet1.V157"/>
            <calcext:condition calcext:apply-style-name="ConditionalStyle_1813" calcext:value="duplicate" calcext:base-cell-address="Sheet1.V157"/>
            <calcext:condition calcext:apply-style-name="ConditionalStyle_1812" calcext:value="duplicate" calcext:base-cell-address="Sheet1.V157"/>
            <calcext:condition calcext:apply-style-name="ConditionalStyle_1811" calcext:value="duplicate" calcext:base-cell-address="Sheet1.V157"/>
            <calcext:condition calcext:apply-style-name="ConditionalStyle_1810" calcext:value="duplicate" calcext:base-cell-address="Sheet1.V157"/>
            <calcext:condition calcext:apply-style-name="ConditionalStyle_1809" calcext:value="duplicate" calcext:base-cell-address="Sheet1.V157"/>
            <calcext:condition calcext:apply-style-name="ConditionalStyle_1808" calcext:value="duplicate" calcext:base-cell-address="Sheet1.V157"/>
            <calcext:condition calcext:apply-style-name="ConditionalStyle_1807" calcext:value="duplicate" calcext:base-cell-address="Sheet1.V157"/>
            <calcext:condition calcext:apply-style-name="ConditionalStyle_1806" calcext:value="duplicate" calcext:base-cell-address="Sheet1.V157"/>
            <calcext:condition calcext:apply-style-name="ConditionalStyle_1805" calcext:value="duplicate" calcext:base-cell-address="Sheet1.V157"/>
            <calcext:condition calcext:apply-style-name="ConditionalStyle_1804" calcext:value="duplicate" calcext:base-cell-address="Sheet1.V157"/>
          </calcext:conditional-format>
          <calcext:conditional-format calcext:target-range-address="Sheet1.V33:Sheet1.V42">
            <calcext:condition calcext:apply-style-name="ConditionalStyle_1838" calcext:value="duplicate" calcext:base-cell-address="Sheet1.V33"/>
            <calcext:condition calcext:apply-style-name="ConditionalStyle_1837" calcext:value="duplicate" calcext:base-cell-address="Sheet1.V33"/>
            <calcext:condition calcext:apply-style-name="ConditionalStyle_1836" calcext:value="duplicate" calcext:base-cell-address="Sheet1.V33"/>
            <calcext:condition calcext:apply-style-name="ConditionalStyle_1835" calcext:value="duplicate" calcext:base-cell-address="Sheet1.V33"/>
            <calcext:condition calcext:apply-style-name="ConditionalStyle_1834" calcext:value="duplicate" calcext:base-cell-address="Sheet1.V33"/>
            <calcext:condition calcext:apply-style-name="ConditionalStyle_1833" calcext:value="duplicate" calcext:base-cell-address="Sheet1.V33"/>
            <calcext:condition calcext:apply-style-name="ConditionalStyle_1832" calcext:value="duplicate" calcext:base-cell-address="Sheet1.V33"/>
          </calcext:conditional-format>
          <calcext:conditional-format calcext:target-range-address="Sheet1.V19:Sheet1.V20">
            <calcext:condition calcext:apply-style-name="ConditionalStyle_1868" calcext:value="duplicate" calcext:base-cell-address="Sheet1.V19"/>
            <calcext:condition calcext:apply-style-name="ConditionalStyle_1867" calcext:value="duplicate" calcext:base-cell-address="Sheet1.V19"/>
            <calcext:condition calcext:apply-style-name="ConditionalStyle_1866" calcext:value="duplicate" calcext:base-cell-address="Sheet1.V19"/>
            <calcext:condition calcext:apply-style-name="ConditionalStyle_1865" calcext:value="duplicate" calcext:base-cell-address="Sheet1.V19"/>
            <calcext:condition calcext:apply-style-name="ConditionalStyle_1864" calcext:value="duplicate" calcext:base-cell-address="Sheet1.V19"/>
            <calcext:condition calcext:apply-style-name="ConditionalStyle_1863" calcext:value="duplicate" calcext:base-cell-address="Sheet1.V19"/>
            <calcext:condition calcext:apply-style-name="ConditionalStyle_1862" calcext:value="duplicate" calcext:base-cell-address="Sheet1.V19"/>
            <calcext:condition calcext:apply-style-name="ConditionalStyle_1861" calcext:value="duplicate" calcext:base-cell-address="Sheet1.V19"/>
            <calcext:condition calcext:apply-style-name="ConditionalStyle_1860" calcext:value="duplicate" calcext:base-cell-address="Sheet1.V19"/>
            <calcext:condition calcext:apply-style-name="ConditionalStyle_1859" calcext:value="duplicate" calcext:base-cell-address="Sheet1.V19"/>
            <calcext:condition calcext:apply-style-name="ConditionalStyle_1858" calcext:value="duplicate" calcext:base-cell-address="Sheet1.V19"/>
            <calcext:condition calcext:apply-style-name="ConditionalStyle_1857" calcext:value="duplicate" calcext:base-cell-address="Sheet1.V19"/>
            <calcext:condition calcext:apply-style-name="ConditionalStyle_1856" calcext:value="duplicate" calcext:base-cell-address="Sheet1.V19"/>
            <calcext:condition calcext:apply-style-name="ConditionalStyle_1855" calcext:value="duplicate" calcext:base-cell-address="Sheet1.V19"/>
            <calcext:condition calcext:apply-style-name="ConditionalStyle_1854" calcext:value="duplicate" calcext:base-cell-address="Sheet1.V19"/>
            <calcext:condition calcext:apply-style-name="ConditionalStyle_1853" calcext:value="duplicate" calcext:base-cell-address="Sheet1.V19"/>
            <calcext:condition calcext:apply-style-name="ConditionalStyle_1852" calcext:value="duplicate" calcext:base-cell-address="Sheet1.V19"/>
            <calcext:condition calcext:apply-style-name="ConditionalStyle_1851" calcext:value="duplicate" calcext:base-cell-address="Sheet1.V19"/>
            <calcext:condition calcext:apply-style-name="ConditionalStyle_1850" calcext:value="duplicate" calcext:base-cell-address="Sheet1.V19"/>
            <calcext:condition calcext:apply-style-name="ConditionalStyle_1849" calcext:value="duplicate" calcext:base-cell-address="Sheet1.V19"/>
            <calcext:condition calcext:apply-style-name="ConditionalStyle_1848" calcext:value="duplicate" calcext:base-cell-address="Sheet1.V19"/>
            <calcext:condition calcext:apply-style-name="ConditionalStyle_1847" calcext:value="duplicate" calcext:base-cell-address="Sheet1.V19"/>
            <calcext:condition calcext:apply-style-name="ConditionalStyle_1846" calcext:value="duplicate" calcext:base-cell-address="Sheet1.V19"/>
            <calcext:condition calcext:apply-style-name="ConditionalStyle_1845" calcext:value="duplicate" calcext:base-cell-address="Sheet1.V19"/>
            <calcext:condition calcext:apply-style-name="ConditionalStyle_1844" calcext:value="duplicate" calcext:base-cell-address="Sheet1.V19"/>
            <calcext:condition calcext:apply-style-name="ConditionalStyle_1843" calcext:value="duplicate" calcext:base-cell-address="Sheet1.V19"/>
            <calcext:condition calcext:apply-style-name="ConditionalStyle_1842" calcext:value="duplicate" calcext:base-cell-address="Sheet1.V19"/>
            <calcext:condition calcext:apply-style-name="ConditionalStyle_1841" calcext:value="duplicate" calcext:base-cell-address="Sheet1.V19"/>
            <calcext:condition calcext:apply-style-name="ConditionalStyle_1840" calcext:value="duplicate" calcext:base-cell-address="Sheet1.V19"/>
            <calcext:condition calcext:apply-style-name="ConditionalStyle_1839" calcext:value="duplicate" calcext:base-cell-address="Sheet1.V19"/>
          </calcext:conditional-format>
          <calcext:conditional-format calcext:target-range-address="Sheet1.F646:Sheet1.F648">
            <calcext:condition calcext:apply-style-name="ConditionalStyle_1870" calcext:value="duplicate" calcext:base-cell-address="Sheet1.F646"/>
            <calcext:condition calcext:apply-style-name="ConditionalStyle_1869" calcext:value="duplicate" calcext:base-cell-address="Sheet1.F646"/>
          </calcext:conditional-format>
          <calcext:conditional-format calcext:target-range-address="Sheet1.F641:Sheet1.F642">
            <calcext:condition calcext:apply-style-name="ConditionalStyle_1882" calcext:value="duplicate" calcext:base-cell-address="Sheet1.F641"/>
            <calcext:condition calcext:apply-style-name="ConditionalStyle_1881" calcext:value="duplicate" calcext:base-cell-address="Sheet1.F641"/>
            <calcext:condition calcext:apply-style-name="ConditionalStyle_1880" calcext:value="duplicate" calcext:base-cell-address="Sheet1.F641"/>
            <calcext:condition calcext:apply-style-name="ConditionalStyle_1879" calcext:value="duplicate" calcext:base-cell-address="Sheet1.F641"/>
            <calcext:condition calcext:apply-style-name="ConditionalStyle_1878" calcext:value="duplicate" calcext:base-cell-address="Sheet1.F641"/>
            <calcext:condition calcext:apply-style-name="ConditionalStyle_1877" calcext:value="duplicate" calcext:base-cell-address="Sheet1.F641"/>
            <calcext:condition calcext:apply-style-name="ConditionalStyle_1876" calcext:value="duplicate" calcext:base-cell-address="Sheet1.F641"/>
            <calcext:condition calcext:apply-style-name="ConditionalStyle_1875" calcext:value="duplicate" calcext:base-cell-address="Sheet1.F641"/>
            <calcext:condition calcext:apply-style-name="ConditionalStyle_1874" calcext:value="duplicate" calcext:base-cell-address="Sheet1.F641"/>
            <calcext:condition calcext:apply-style-name="ConditionalStyle_1873" calcext:value="duplicate" calcext:base-cell-address="Sheet1.F641"/>
            <calcext:condition calcext:apply-style-name="ConditionalStyle_1872" calcext:value="duplicate" calcext:base-cell-address="Sheet1.F641"/>
            <calcext:condition calcext:apply-style-name="ConditionalStyle_1871" calcext:value="duplicate" calcext:base-cell-address="Sheet1.F641"/>
          </calcext:conditional-format>
          <calcext:conditional-format calcext:target-range-address="Sheet1.B16763:Sheet1.B1048576">
            <calcext:condition calcext:apply-style-name="ConditionalStyle_1883" calcext:value="duplicate" calcext:base-cell-address="Sheet1.B16763"/>
          </calcext:conditional-format>
          <calcext:conditional-format calcext:target-range-address="Sheet1.B16763:Sheet1.B1048576 Sheet1.B1:Sheet1.B1">
            <calcext:condition calcext:apply-style-name="ConditionalStyle_1889" calcext:value="duplicate" calcext:base-cell-address="Sheet1.B1"/>
            <calcext:condition calcext:apply-style-name="ConditionalStyle_1888" calcext:value="duplicate" calcext:base-cell-address="Sheet1.B1"/>
            <calcext:condition calcext:apply-style-name="ConditionalStyle_1887" calcext:value="duplicate" calcext:base-cell-address="Sheet1.B1"/>
            <calcext:condition calcext:apply-style-name="ConditionalStyle_1886" calcext:value="duplicate" calcext:base-cell-address="Sheet1.B1"/>
            <calcext:condition calcext:apply-style-name="ConditionalStyle_1885" calcext:value="duplicate" calcext:base-cell-address="Sheet1.B1"/>
            <calcext:condition calcext:apply-style-name="ConditionalStyle_1884" calcext:value="duplicate" calcext:base-cell-address="Sheet1.B1"/>
          </calcext:conditional-format>
          <calcext:conditional-format calcext:target-range-address="Sheet1.B6199:Sheet1.B1048576 Sheet1.B641:Sheet1.B642 Sheet1.B1:Sheet1.B1">
            <calcext:condition calcext:apply-style-name="ConditionalStyle_1891" calcext:value="duplicate" calcext:base-cell-address="Sheet1.B1"/>
            <calcext:condition calcext:apply-style-name="ConditionalStyle_1890" calcext:value="duplicate" calcext:base-cell-address="Sheet1.B1"/>
          </calcext:conditional-format>
          <calcext:conditional-format calcext:target-range-address="Sheet1.B6199:Sheet1.B1048576 Sheet1.B590:Sheet1.B637 Sheet1.B531:Sheet1.B588 Sheet1.B1:Sheet1.B287 Sheet1.B289:Sheet1.B529 Sheet1.B639:Sheet1.B642">
            <calcext:condition calcext:apply-style-name="ConditionalStyle_1892" calcext:value="duplicate" calcext:base-cell-address="Sheet1.B1"/>
          </calcext:conditional-format>
          <calcext:conditional-format calcext:target-range-address="Sheet1.B616:Sheet1.B618">
            <calcext:condition calcext:apply-style-name="ConditionalStyle_1960" calcext:value="duplicate" calcext:base-cell-address="Sheet1.B616"/>
            <calcext:condition calcext:apply-style-name="ConditionalStyle_1959" calcext:value="duplicate" calcext:base-cell-address="Sheet1.B616"/>
            <calcext:condition calcext:apply-style-name="ConditionalStyle_1958" calcext:value="duplicate" calcext:base-cell-address="Sheet1.B616"/>
            <calcext:condition calcext:apply-style-name="ConditionalStyle_1957" calcext:value="duplicate" calcext:base-cell-address="Sheet1.B616"/>
            <calcext:condition calcext:apply-style-name="ConditionalStyle_1956" calcext:value="duplicate" calcext:base-cell-address="Sheet1.B616"/>
            <calcext:condition calcext:apply-style-name="ConditionalStyle_1955" calcext:value="duplicate" calcext:base-cell-address="Sheet1.B616"/>
            <calcext:condition calcext:apply-style-name="ConditionalStyle_1954" calcext:value="duplicate" calcext:base-cell-address="Sheet1.B616"/>
            <calcext:condition calcext:apply-style-name="ConditionalStyle_1953" calcext:value="duplicate" calcext:base-cell-address="Sheet1.B616"/>
            <calcext:condition calcext:apply-style-name="ConditionalStyle_1952" calcext:value="duplicate" calcext:base-cell-address="Sheet1.B616"/>
            <calcext:condition calcext:apply-style-name="ConditionalStyle_1951" calcext:value="duplicate" calcext:base-cell-address="Sheet1.B616"/>
            <calcext:condition calcext:apply-style-name="ConditionalStyle_1950" calcext:value="duplicate" calcext:base-cell-address="Sheet1.B616"/>
            <calcext:condition calcext:apply-style-name="ConditionalStyle_1949" calcext:value="duplicate" calcext:base-cell-address="Sheet1.B616"/>
            <calcext:condition calcext:apply-style-name="ConditionalStyle_1948" calcext:value="duplicate" calcext:base-cell-address="Sheet1.B616"/>
            <calcext:condition calcext:apply-style-name="ConditionalStyle_1947" calcext:value="duplicate" calcext:base-cell-address="Sheet1.B616"/>
            <calcext:condition calcext:apply-style-name="ConditionalStyle_1946" calcext:value="duplicate" calcext:base-cell-address="Sheet1.B616"/>
            <calcext:condition calcext:apply-style-name="ConditionalStyle_1945" calcext:value="duplicate" calcext:base-cell-address="Sheet1.B616"/>
            <calcext:condition calcext:apply-style-name="ConditionalStyle_1944" calcext:value="duplicate" calcext:base-cell-address="Sheet1.B616"/>
            <calcext:condition calcext:apply-style-name="ConditionalStyle_1943" calcext:value="duplicate" calcext:base-cell-address="Sheet1.B616"/>
            <calcext:condition calcext:apply-style-name="ConditionalStyle_1942" calcext:value="duplicate" calcext:base-cell-address="Sheet1.B616"/>
            <calcext:condition calcext:apply-style-name="ConditionalStyle_1941" calcext:value="duplicate" calcext:base-cell-address="Sheet1.B616"/>
            <calcext:condition calcext:apply-style-name="ConditionalStyle_1940" calcext:value="duplicate" calcext:base-cell-address="Sheet1.B616"/>
            <calcext:condition calcext:apply-style-name="ConditionalStyle_1939" calcext:value="duplicate" calcext:base-cell-address="Sheet1.B616"/>
            <calcext:condition calcext:apply-style-name="ConditionalStyle_1938" calcext:value="duplicate" calcext:base-cell-address="Sheet1.B616"/>
            <calcext:condition calcext:apply-style-name="ConditionalStyle_1937" calcext:value="duplicate" calcext:base-cell-address="Sheet1.B616"/>
            <calcext:condition calcext:apply-style-name="ConditionalStyle_1936" calcext:value="duplicate" calcext:base-cell-address="Sheet1.B616"/>
            <calcext:condition calcext:apply-style-name="ConditionalStyle_1935" calcext:value="duplicate" calcext:base-cell-address="Sheet1.B616"/>
            <calcext:condition calcext:apply-style-name="ConditionalStyle_1934" calcext:value="duplicate" calcext:base-cell-address="Sheet1.B616"/>
            <calcext:condition calcext:apply-style-name="ConditionalStyle_1933" calcext:value="duplicate" calcext:base-cell-address="Sheet1.B616"/>
            <calcext:condition calcext:apply-style-name="ConditionalStyle_1932" calcext:value="duplicate" calcext:base-cell-address="Sheet1.B616"/>
            <calcext:condition calcext:apply-style-name="ConditionalStyle_1931" calcext:value="duplicate" calcext:base-cell-address="Sheet1.B616"/>
            <calcext:condition calcext:apply-style-name="ConditionalStyle_1930" calcext:value="duplicate" calcext:base-cell-address="Sheet1.B616"/>
            <calcext:condition calcext:apply-style-name="ConditionalStyle_1929" calcext:value="duplicate" calcext:base-cell-address="Sheet1.B616"/>
            <calcext:condition calcext:apply-style-name="ConditionalStyle_1928" calcext:value="duplicate" calcext:base-cell-address="Sheet1.B616"/>
          </calcext:conditional-format>
          <calcext:conditional-format calcext:target-range-address="Sheet1.B639:Sheet1.B640 Sheet1.B505:Sheet1.B526 Sheet1.B597:Sheet1.B615 Sheet1.B590:Sheet1.B595 Sheet1.B619:Sheet1.B637 Sheet1.B531:Sheet1.B588">
            <calcext:condition calcext:apply-style-name="ConditionalStyle_2165" calcext:value="duplicate" calcext:base-cell-address="Sheet1.B505"/>
            <calcext:condition calcext:apply-style-name="ConditionalStyle_2164" calcext:value="duplicate" calcext:base-cell-address="Sheet1.B505"/>
            <calcext:condition calcext:apply-style-name="ConditionalStyle_2163" calcext:value="duplicate" calcext:base-cell-address="Sheet1.B505"/>
            <calcext:condition calcext:apply-style-name="ConditionalStyle_2162" calcext:value="duplicate" calcext:base-cell-address="Sheet1.B505"/>
            <calcext:condition calcext:apply-style-name="ConditionalStyle_2161" calcext:value="duplicate" calcext:base-cell-address="Sheet1.B505"/>
            <calcext:condition calcext:apply-style-name="ConditionalStyle_2160" calcext:value="duplicate" calcext:base-cell-address="Sheet1.B505"/>
            <calcext:condition calcext:apply-style-name="ConditionalStyle_2159" calcext:value="duplicate" calcext:base-cell-address="Sheet1.B505"/>
            <calcext:condition calcext:apply-style-name="ConditionalStyle_2158" calcext:value="duplicate" calcext:base-cell-address="Sheet1.B505"/>
            <calcext:condition calcext:apply-style-name="ConditionalStyle_2157" calcext:value="duplicate" calcext:base-cell-address="Sheet1.B505"/>
            <calcext:condition calcext:apply-style-name="ConditionalStyle_2156" calcext:value="duplicate" calcext:base-cell-address="Sheet1.B505"/>
            <calcext:condition calcext:apply-style-name="ConditionalStyle_2155" calcext:value="duplicate" calcext:base-cell-address="Sheet1.B505"/>
            <calcext:condition calcext:apply-style-name="ConditionalStyle_2154" calcext:value="duplicate" calcext:base-cell-address="Sheet1.B505"/>
            <calcext:condition calcext:apply-style-name="ConditionalStyle_2153" calcext:value="duplicate" calcext:base-cell-address="Sheet1.B505"/>
            <calcext:condition calcext:apply-style-name="ConditionalStyle_2152" calcext:value="duplicate" calcext:base-cell-address="Sheet1.B505"/>
            <calcext:condition calcext:apply-style-name="ConditionalStyle_2151" calcext:value="duplicate" calcext:base-cell-address="Sheet1.B505"/>
            <calcext:condition calcext:apply-style-name="ConditionalStyle_2150" calcext:value="duplicate" calcext:base-cell-address="Sheet1.B505"/>
            <calcext:condition calcext:apply-style-name="ConditionalStyle_2149" calcext:value="duplicate" calcext:base-cell-address="Sheet1.B505"/>
            <calcext:condition calcext:apply-style-name="ConditionalStyle_2148" calcext:value="duplicate" calcext:base-cell-address="Sheet1.B505"/>
            <calcext:condition calcext:apply-style-name="ConditionalStyle_2147" calcext:value="duplicate" calcext:base-cell-address="Sheet1.B505"/>
            <calcext:condition calcext:apply-style-name="ConditionalStyle_2146" calcext:value="duplicate" calcext:base-cell-address="Sheet1.B505"/>
            <calcext:condition calcext:apply-style-name="ConditionalStyle_2145" calcext:value="duplicate" calcext:base-cell-address="Sheet1.B505"/>
            <calcext:condition calcext:apply-style-name="ConditionalStyle_2144" calcext:value="duplicate" calcext:base-cell-address="Sheet1.B505"/>
            <calcext:condition calcext:apply-style-name="ConditionalStyle_2143" calcext:value="duplicate" calcext:base-cell-address="Sheet1.B505"/>
            <calcext:condition calcext:apply-style-name="ConditionalStyle_2142" calcext:value="duplicate" calcext:base-cell-address="Sheet1.B505"/>
            <calcext:condition calcext:apply-style-name="ConditionalStyle_2141" calcext:value="duplicate" calcext:base-cell-address="Sheet1.B505"/>
            <calcext:condition calcext:apply-style-name="ConditionalStyle_2140" calcext:value="duplicate" calcext:base-cell-address="Sheet1.B505"/>
            <calcext:condition calcext:apply-style-name="ConditionalStyle_2139" calcext:value="duplicate" calcext:base-cell-address="Sheet1.B505"/>
            <calcext:condition calcext:apply-style-name="ConditionalStyle_2138" calcext:value="duplicate" calcext:base-cell-address="Sheet1.B505"/>
            <calcext:condition calcext:apply-style-name="ConditionalStyle_2137" calcext:value="duplicate" calcext:base-cell-address="Sheet1.B505"/>
            <calcext:condition calcext:apply-style-name="ConditionalStyle_2136" calcext:value="duplicate" calcext:base-cell-address="Sheet1.B505"/>
            <calcext:condition calcext:apply-style-name="ConditionalStyle_2135" calcext:value="duplicate" calcext:base-cell-address="Sheet1.B505"/>
            <calcext:condition calcext:apply-style-name="ConditionalStyle_2134" calcext:value="duplicate" calcext:base-cell-address="Sheet1.B505"/>
            <calcext:condition calcext:apply-style-name="ConditionalStyle_2133" calcext:value="duplicate" calcext:base-cell-address="Sheet1.B505"/>
            <calcext:condition calcext:apply-style-name="ConditionalStyle_2132" calcext:value="duplicate" calcext:base-cell-address="Sheet1.B505"/>
            <calcext:condition calcext:apply-style-name="ConditionalStyle_2131" calcext:value="duplicate" calcext:base-cell-address="Sheet1.B505"/>
          </calcext:conditional-format>
          <calcext:conditional-format calcext:target-range-address="Sheet1.B596:Sheet1.B596">
            <calcext:condition calcext:apply-style-name="ConditionalStyle_1993" calcext:value="duplicate" calcext:base-cell-address="Sheet1.B596"/>
            <calcext:condition calcext:apply-style-name="ConditionalStyle_1992" calcext:value="duplicate" calcext:base-cell-address="Sheet1.B596"/>
            <calcext:condition calcext:apply-style-name="ConditionalStyle_1991" calcext:value="duplicate" calcext:base-cell-address="Sheet1.B596"/>
            <calcext:condition calcext:apply-style-name="ConditionalStyle_1990" calcext:value="duplicate" calcext:base-cell-address="Sheet1.B596"/>
            <calcext:condition calcext:apply-style-name="ConditionalStyle_1989" calcext:value="duplicate" calcext:base-cell-address="Sheet1.B596"/>
            <calcext:condition calcext:apply-style-name="ConditionalStyle_1988" calcext:value="duplicate" calcext:base-cell-address="Sheet1.B596"/>
            <calcext:condition calcext:apply-style-name="ConditionalStyle_1987" calcext:value="duplicate" calcext:base-cell-address="Sheet1.B596"/>
            <calcext:condition calcext:apply-style-name="ConditionalStyle_1986" calcext:value="duplicate" calcext:base-cell-address="Sheet1.B596"/>
            <calcext:condition calcext:apply-style-name="ConditionalStyle_1985" calcext:value="duplicate" calcext:base-cell-address="Sheet1.B596"/>
            <calcext:condition calcext:apply-style-name="ConditionalStyle_1984" calcext:value="duplicate" calcext:base-cell-address="Sheet1.B596"/>
            <calcext:condition calcext:apply-style-name="ConditionalStyle_1983" calcext:value="duplicate" calcext:base-cell-address="Sheet1.B596"/>
            <calcext:condition calcext:apply-style-name="ConditionalStyle_1982" calcext:value="duplicate" calcext:base-cell-address="Sheet1.B596"/>
            <calcext:condition calcext:apply-style-name="ConditionalStyle_1981" calcext:value="duplicate" calcext:base-cell-address="Sheet1.B596"/>
            <calcext:condition calcext:apply-style-name="ConditionalStyle_1980" calcext:value="duplicate" calcext:base-cell-address="Sheet1.B596"/>
            <calcext:condition calcext:apply-style-name="ConditionalStyle_1979" calcext:value="duplicate" calcext:base-cell-address="Sheet1.B596"/>
            <calcext:condition calcext:apply-style-name="ConditionalStyle_1978" calcext:value="duplicate" calcext:base-cell-address="Sheet1.B596"/>
            <calcext:condition calcext:apply-style-name="ConditionalStyle_1977" calcext:value="duplicate" calcext:base-cell-address="Sheet1.B596"/>
            <calcext:condition calcext:apply-style-name="ConditionalStyle_1976" calcext:value="duplicate" calcext:base-cell-address="Sheet1.B596"/>
            <calcext:condition calcext:apply-style-name="ConditionalStyle_1975" calcext:value="duplicate" calcext:base-cell-address="Sheet1.B596"/>
            <calcext:condition calcext:apply-style-name="ConditionalStyle_1974" calcext:value="duplicate" calcext:base-cell-address="Sheet1.B596"/>
            <calcext:condition calcext:apply-style-name="ConditionalStyle_1973" calcext:value="duplicate" calcext:base-cell-address="Sheet1.B596"/>
            <calcext:condition calcext:apply-style-name="ConditionalStyle_1972" calcext:value="duplicate" calcext:base-cell-address="Sheet1.B596"/>
            <calcext:condition calcext:apply-style-name="ConditionalStyle_1971" calcext:value="duplicate" calcext:base-cell-address="Sheet1.B596"/>
            <calcext:condition calcext:apply-style-name="ConditionalStyle_1970" calcext:value="duplicate" calcext:base-cell-address="Sheet1.B596"/>
            <calcext:condition calcext:apply-style-name="ConditionalStyle_1969" calcext:value="duplicate" calcext:base-cell-address="Sheet1.B596"/>
            <calcext:condition calcext:apply-style-name="ConditionalStyle_1968" calcext:value="duplicate" calcext:base-cell-address="Sheet1.B596"/>
            <calcext:condition calcext:apply-style-name="ConditionalStyle_1967" calcext:value="duplicate" calcext:base-cell-address="Sheet1.B596"/>
            <calcext:condition calcext:apply-style-name="ConditionalStyle_1966" calcext:value="duplicate" calcext:base-cell-address="Sheet1.B596"/>
            <calcext:condition calcext:apply-style-name="ConditionalStyle_1965" calcext:value="duplicate" calcext:base-cell-address="Sheet1.B596"/>
            <calcext:condition calcext:apply-style-name="ConditionalStyle_1964" calcext:value="duplicate" calcext:base-cell-address="Sheet1.B596"/>
            <calcext:condition calcext:apply-style-name="ConditionalStyle_1963" calcext:value="duplicate" calcext:base-cell-address="Sheet1.B596"/>
            <calcext:condition calcext:apply-style-name="ConditionalStyle_1962" calcext:value="duplicate" calcext:base-cell-address="Sheet1.B596"/>
            <calcext:condition calcext:apply-style-name="ConditionalStyle_1961" calcext:value="duplicate" calcext:base-cell-address="Sheet1.B596"/>
          </calcext:conditional-format>
          <calcext:conditional-format calcext:target-range-address="Sheet1.B639:Sheet1.B1048576 Sheet1.B590:Sheet1.B637 Sheet1.B531:Sheet1.B588 Sheet1.B1:Sheet1.B287 Sheet1.B289:Sheet1.B529">
            <calcext:condition calcext:apply-style-name="ConditionalStyle_1996" calcext:value="duplicate" calcext:base-cell-address="Sheet1.B1"/>
          </calcext:conditional-format>
          <calcext:conditional-format calcext:target-range-address="Sheet1.B639:Sheet1.B1048576 Sheet1.B590:Sheet1.B637 Sheet1.B1:Sheet1.B287 Sheet1.B289:Sheet1.B588">
            <calcext:condition calcext:apply-style-name="ConditionalStyle_1997" calcext:value="duplicate" calcext:base-cell-address="Sheet1.B1"/>
          </calcext:conditional-format>
          <calcext:conditional-format calcext:target-range-address="Sheet1.B589:Sheet1.B589">
            <calcext:condition calcext:apply-style-name="ConditionalStyle_2037" calcext:value="duplicate" calcext:base-cell-address="Sheet1.B589"/>
            <calcext:condition calcext:apply-style-name="ConditionalStyle_2036" calcext:value="duplicate" calcext:base-cell-address="Sheet1.B589"/>
            <calcext:condition calcext:apply-style-name="ConditionalStyle_2035" calcext:value="duplicate" calcext:base-cell-address="Sheet1.B589"/>
            <calcext:condition calcext:apply-style-name="ConditionalStyle_2034" calcext:value="duplicate" calcext:base-cell-address="Sheet1.B589"/>
            <calcext:condition calcext:apply-style-name="ConditionalStyle_2033" calcext:value="duplicate" calcext:base-cell-address="Sheet1.B589"/>
            <calcext:condition calcext:apply-style-name="ConditionalStyle_2032" calcext:value="duplicate" calcext:base-cell-address="Sheet1.B589"/>
            <calcext:condition calcext:apply-style-name="ConditionalStyle_2031" calcext:value="duplicate" calcext:base-cell-address="Sheet1.B589"/>
            <calcext:condition calcext:apply-style-name="ConditionalStyle_2030" calcext:value="duplicate" calcext:base-cell-address="Sheet1.B589"/>
            <calcext:condition calcext:apply-style-name="ConditionalStyle_2029" calcext:value="duplicate" calcext:base-cell-address="Sheet1.B589"/>
            <calcext:condition calcext:apply-style-name="ConditionalStyle_2028" calcext:value="duplicate" calcext:base-cell-address="Sheet1.B589"/>
            <calcext:condition calcext:apply-style-name="ConditionalStyle_2027" calcext:value="duplicate" calcext:base-cell-address="Sheet1.B589"/>
            <calcext:condition calcext:apply-style-name="ConditionalStyle_2026" calcext:value="duplicate" calcext:base-cell-address="Sheet1.B589"/>
            <calcext:condition calcext:apply-style-name="ConditionalStyle_2025" calcext:value="duplicate" calcext:base-cell-address="Sheet1.B589"/>
            <calcext:condition calcext:apply-style-name="ConditionalStyle_2024" calcext:value="duplicate" calcext:base-cell-address="Sheet1.B589"/>
            <calcext:condition calcext:apply-style-name="ConditionalStyle_2023" calcext:value="duplicate" calcext:base-cell-address="Sheet1.B589"/>
            <calcext:condition calcext:apply-style-name="ConditionalStyle_2022" calcext:value="duplicate" calcext:base-cell-address="Sheet1.B589"/>
            <calcext:condition calcext:apply-style-name="ConditionalStyle_2021" calcext:value="duplicate" calcext:base-cell-address="Sheet1.B589"/>
            <calcext:condition calcext:apply-style-name="ConditionalStyle_2020" calcext:value="duplicate" calcext:base-cell-address="Sheet1.B589"/>
            <calcext:condition calcext:apply-style-name="ConditionalStyle_2019" calcext:value="duplicate" calcext:base-cell-address="Sheet1.B589"/>
            <calcext:condition calcext:apply-style-name="ConditionalStyle_2018" calcext:value="duplicate" calcext:base-cell-address="Sheet1.B589"/>
            <calcext:condition calcext:apply-style-name="ConditionalStyle_2017" calcext:value="duplicate" calcext:base-cell-address="Sheet1.B589"/>
            <calcext:condition calcext:apply-style-name="ConditionalStyle_2016" calcext:value="duplicate" calcext:base-cell-address="Sheet1.B589"/>
            <calcext:condition calcext:apply-style-name="ConditionalStyle_2015" calcext:value="duplicate" calcext:base-cell-address="Sheet1.B589"/>
            <calcext:condition calcext:apply-style-name="ConditionalStyle_2014" calcext:value="duplicate" calcext:base-cell-address="Sheet1.B589"/>
            <calcext:condition calcext:apply-style-name="ConditionalStyle_2013" calcext:value="duplicate" calcext:base-cell-address="Sheet1.B589"/>
            <calcext:condition calcext:apply-style-name="ConditionalStyle_2012" calcext:value="duplicate" calcext:base-cell-address="Sheet1.B589"/>
            <calcext:condition calcext:apply-style-name="ConditionalStyle_2011" calcext:value="duplicate" calcext:base-cell-address="Sheet1.B589"/>
            <calcext:condition calcext:apply-style-name="ConditionalStyle_2010" calcext:value="duplicate" calcext:base-cell-address="Sheet1.B589"/>
            <calcext:condition calcext:apply-style-name="ConditionalStyle_2009" calcext:value="duplicate" calcext:base-cell-address="Sheet1.B589"/>
            <calcext:condition calcext:apply-style-name="ConditionalStyle_2008" calcext:value="duplicate" calcext:base-cell-address="Sheet1.B589"/>
            <calcext:condition calcext:apply-style-name="ConditionalStyle_2007" calcext:value="duplicate" calcext:base-cell-address="Sheet1.B589"/>
            <calcext:condition calcext:apply-style-name="ConditionalStyle_2006" calcext:value="duplicate" calcext:base-cell-address="Sheet1.B589"/>
            <calcext:condition calcext:apply-style-name="ConditionalStyle_2005" calcext:value="duplicate" calcext:base-cell-address="Sheet1.B589"/>
            <calcext:condition calcext:apply-style-name="ConditionalStyle_2004" calcext:value="duplicate" calcext:base-cell-address="Sheet1.B589"/>
            <calcext:condition calcext:apply-style-name="ConditionalStyle_2003" calcext:value="duplicate" calcext:base-cell-address="Sheet1.B589"/>
            <calcext:condition calcext:apply-style-name="ConditionalStyle_2002" calcext:value="duplicate" calcext:base-cell-address="Sheet1.B589"/>
            <calcext:condition calcext:apply-style-name="ConditionalStyle_2001" calcext:value="duplicate" calcext:base-cell-address="Sheet1.B589"/>
            <calcext:condition calcext:apply-style-name="ConditionalStyle_2000" calcext:value="duplicate" calcext:base-cell-address="Sheet1.B589"/>
            <calcext:condition calcext:apply-style-name="ConditionalStyle_1999" calcext:value="duplicate" calcext:base-cell-address="Sheet1.B589"/>
            <calcext:condition calcext:apply-style-name="ConditionalStyle_1998" calcext:value="duplicate" calcext:base-cell-address="Sheet1.B589"/>
          </calcext:conditional-format>
          <calcext:conditional-format calcext:target-range-address="Sheet1.B530:Sheet1.B530">
            <calcext:condition calcext:apply-style-name="ConditionalStyle_2076" calcext:value="duplicate" calcext:base-cell-address="Sheet1.B530"/>
            <calcext:condition calcext:apply-style-name="ConditionalStyle_2075" calcext:value="duplicate" calcext:base-cell-address="Sheet1.B530"/>
            <calcext:condition calcext:apply-style-name="ConditionalStyle_2074" calcext:value="duplicate" calcext:base-cell-address="Sheet1.B530"/>
            <calcext:condition calcext:apply-style-name="ConditionalStyle_2073" calcext:value="duplicate" calcext:base-cell-address="Sheet1.B530"/>
            <calcext:condition calcext:apply-style-name="ConditionalStyle_2072" calcext:value="duplicate" calcext:base-cell-address="Sheet1.B530"/>
            <calcext:condition calcext:apply-style-name="ConditionalStyle_2071" calcext:value="duplicate" calcext:base-cell-address="Sheet1.B530"/>
            <calcext:condition calcext:apply-style-name="ConditionalStyle_2070" calcext:value="duplicate" calcext:base-cell-address="Sheet1.B530"/>
            <calcext:condition calcext:apply-style-name="ConditionalStyle_2069" calcext:value="duplicate" calcext:base-cell-address="Sheet1.B530"/>
            <calcext:condition calcext:apply-style-name="ConditionalStyle_2068" calcext:value="duplicate" calcext:base-cell-address="Sheet1.B530"/>
            <calcext:condition calcext:apply-style-name="ConditionalStyle_2067" calcext:value="duplicate" calcext:base-cell-address="Sheet1.B530"/>
            <calcext:condition calcext:apply-style-name="ConditionalStyle_2066" calcext:value="duplicate" calcext:base-cell-address="Sheet1.B530"/>
            <calcext:condition calcext:apply-style-name="ConditionalStyle_2065" calcext:value="duplicate" calcext:base-cell-address="Sheet1.B530"/>
            <calcext:condition calcext:apply-style-name="ConditionalStyle_2064" calcext:value="duplicate" calcext:base-cell-address="Sheet1.B530"/>
            <calcext:condition calcext:apply-style-name="ConditionalStyle_2063" calcext:value="duplicate" calcext:base-cell-address="Sheet1.B530"/>
            <calcext:condition calcext:apply-style-name="ConditionalStyle_2062" calcext:value="duplicate" calcext:base-cell-address="Sheet1.B530"/>
            <calcext:condition calcext:apply-style-name="ConditionalStyle_2061" calcext:value="duplicate" calcext:base-cell-address="Sheet1.B530"/>
            <calcext:condition calcext:apply-style-name="ConditionalStyle_2060" calcext:value="duplicate" calcext:base-cell-address="Sheet1.B530"/>
            <calcext:condition calcext:apply-style-name="ConditionalStyle_2059" calcext:value="duplicate" calcext:base-cell-address="Sheet1.B530"/>
            <calcext:condition calcext:apply-style-name="ConditionalStyle_2058" calcext:value="duplicate" calcext:base-cell-address="Sheet1.B530"/>
            <calcext:condition calcext:apply-style-name="ConditionalStyle_2057" calcext:value="duplicate" calcext:base-cell-address="Sheet1.B530"/>
            <calcext:condition calcext:apply-style-name="ConditionalStyle_2056" calcext:value="duplicate" calcext:base-cell-address="Sheet1.B530"/>
            <calcext:condition calcext:apply-style-name="ConditionalStyle_2055" calcext:value="duplicate" calcext:base-cell-address="Sheet1.B530"/>
            <calcext:condition calcext:apply-style-name="ConditionalStyle_2054" calcext:value="duplicate" calcext:base-cell-address="Sheet1.B530"/>
            <calcext:condition calcext:apply-style-name="ConditionalStyle_2053" calcext:value="duplicate" calcext:base-cell-address="Sheet1.B530"/>
            <calcext:condition calcext:apply-style-name="ConditionalStyle_2052" calcext:value="duplicate" calcext:base-cell-address="Sheet1.B530"/>
            <calcext:condition calcext:apply-style-name="ConditionalStyle_2051" calcext:value="duplicate" calcext:base-cell-address="Sheet1.B530"/>
            <calcext:condition calcext:apply-style-name="ConditionalStyle_2050" calcext:value="duplicate" calcext:base-cell-address="Sheet1.B530"/>
            <calcext:condition calcext:apply-style-name="ConditionalStyle_2049" calcext:value="duplicate" calcext:base-cell-address="Sheet1.B530"/>
            <calcext:condition calcext:apply-style-name="ConditionalStyle_2048" calcext:value="duplicate" calcext:base-cell-address="Sheet1.B530"/>
            <calcext:condition calcext:apply-style-name="ConditionalStyle_2047" calcext:value="duplicate" calcext:base-cell-address="Sheet1.B530"/>
            <calcext:condition calcext:apply-style-name="ConditionalStyle_2046" calcext:value="duplicate" calcext:base-cell-address="Sheet1.B530"/>
            <calcext:condition calcext:apply-style-name="ConditionalStyle_2045" calcext:value="duplicate" calcext:base-cell-address="Sheet1.B530"/>
            <calcext:condition calcext:apply-style-name="ConditionalStyle_2044" calcext:value="duplicate" calcext:base-cell-address="Sheet1.B530"/>
            <calcext:condition calcext:apply-style-name="ConditionalStyle_2043" calcext:value="duplicate" calcext:base-cell-address="Sheet1.B530"/>
            <calcext:condition calcext:apply-style-name="ConditionalStyle_2042" calcext:value="duplicate" calcext:base-cell-address="Sheet1.B530"/>
            <calcext:condition calcext:apply-style-name="ConditionalStyle_2041" calcext:value="duplicate" calcext:base-cell-address="Sheet1.B530"/>
            <calcext:condition calcext:apply-style-name="ConditionalStyle_2040" calcext:value="duplicate" calcext:base-cell-address="Sheet1.B530"/>
            <calcext:condition calcext:apply-style-name="ConditionalStyle_2039" calcext:value="duplicate" calcext:base-cell-address="Sheet1.B530"/>
            <calcext:condition calcext:apply-style-name="ConditionalStyle_2038" calcext:value="duplicate" calcext:base-cell-address="Sheet1.B530"/>
          </calcext:conditional-format>
          <calcext:conditional-format calcext:target-range-address="Sheet1.B529:Sheet1.B529">
            <calcext:condition calcext:apply-style-name="ConditionalStyle_2103" calcext:value="duplicate" calcext:base-cell-address="Sheet1.B529"/>
            <calcext:condition calcext:apply-style-name="ConditionalStyle_2102" calcext:value="duplicate" calcext:base-cell-address="Sheet1.B529"/>
            <calcext:condition calcext:apply-style-name="ConditionalStyle_2101" calcext:value="duplicate" calcext:base-cell-address="Sheet1.B529"/>
            <calcext:condition calcext:apply-style-name="ConditionalStyle_2100" calcext:value="duplicate" calcext:base-cell-address="Sheet1.B529"/>
            <calcext:condition calcext:apply-style-name="ConditionalStyle_2099" calcext:value="duplicate" calcext:base-cell-address="Sheet1.B529"/>
            <calcext:condition calcext:apply-style-name="ConditionalStyle_2098" calcext:value="duplicate" calcext:base-cell-address="Sheet1.B529"/>
            <calcext:condition calcext:apply-style-name="ConditionalStyle_2097" calcext:value="duplicate" calcext:base-cell-address="Sheet1.B529"/>
            <calcext:condition calcext:apply-style-name="ConditionalStyle_2096" calcext:value="duplicate" calcext:base-cell-address="Sheet1.B529"/>
            <calcext:condition calcext:apply-style-name="ConditionalStyle_2095" calcext:value="duplicate" calcext:base-cell-address="Sheet1.B529"/>
            <calcext:condition calcext:apply-style-name="ConditionalStyle_2094" calcext:value="duplicate" calcext:base-cell-address="Sheet1.B529"/>
            <calcext:condition calcext:apply-style-name="ConditionalStyle_2093" calcext:value="duplicate" calcext:base-cell-address="Sheet1.B529"/>
            <calcext:condition calcext:apply-style-name="ConditionalStyle_2092" calcext:value="duplicate" calcext:base-cell-address="Sheet1.B529"/>
            <calcext:condition calcext:apply-style-name="ConditionalStyle_2091" calcext:value="duplicate" calcext:base-cell-address="Sheet1.B529"/>
            <calcext:condition calcext:apply-style-name="ConditionalStyle_2090" calcext:value="duplicate" calcext:base-cell-address="Sheet1.B529"/>
            <calcext:condition calcext:apply-style-name="ConditionalStyle_2089" calcext:value="duplicate" calcext:base-cell-address="Sheet1.B529"/>
            <calcext:condition calcext:apply-style-name="ConditionalStyle_2088" calcext:value="duplicate" calcext:base-cell-address="Sheet1.B529"/>
            <calcext:condition calcext:apply-style-name="ConditionalStyle_2087" calcext:value="duplicate" calcext:base-cell-address="Sheet1.B529"/>
            <calcext:condition calcext:apply-style-name="ConditionalStyle_2086" calcext:value="duplicate" calcext:base-cell-address="Sheet1.B529"/>
            <calcext:condition calcext:apply-style-name="ConditionalStyle_2085" calcext:value="duplicate" calcext:base-cell-address="Sheet1.B529"/>
            <calcext:condition calcext:apply-style-name="ConditionalStyle_2084" calcext:value="duplicate" calcext:base-cell-address="Sheet1.B529"/>
            <calcext:condition calcext:apply-style-name="ConditionalStyle_2083" calcext:value="duplicate" calcext:base-cell-address="Sheet1.B529"/>
            <calcext:condition calcext:apply-style-name="ConditionalStyle_2082" calcext:value="duplicate" calcext:base-cell-address="Sheet1.B529"/>
            <calcext:condition calcext:apply-style-name="ConditionalStyle_2081" calcext:value="duplicate" calcext:base-cell-address="Sheet1.B529"/>
            <calcext:condition calcext:apply-style-name="ConditionalStyle_2080" calcext:value="duplicate" calcext:base-cell-address="Sheet1.B529"/>
            <calcext:condition calcext:apply-style-name="ConditionalStyle_2079" calcext:value="duplicate" calcext:base-cell-address="Sheet1.B529"/>
            <calcext:condition calcext:apply-style-name="ConditionalStyle_2078" calcext:value="duplicate" calcext:base-cell-address="Sheet1.B529"/>
            <calcext:condition calcext:apply-style-name="ConditionalStyle_2077" calcext:value="duplicate" calcext:base-cell-address="Sheet1.B529"/>
          </calcext:conditional-format>
          <calcext:conditional-format calcext:target-range-address="Sheet1.B527:Sheet1.B528">
            <calcext:condition calcext:apply-style-name="ConditionalStyle_2130" calcext:value="duplicate" calcext:base-cell-address="Sheet1.B527"/>
            <calcext:condition calcext:apply-style-name="ConditionalStyle_2129" calcext:value="duplicate" calcext:base-cell-address="Sheet1.B527"/>
            <calcext:condition calcext:apply-style-name="ConditionalStyle_2128" calcext:value="duplicate" calcext:base-cell-address="Sheet1.B527"/>
            <calcext:condition calcext:apply-style-name="ConditionalStyle_2127" calcext:value="duplicate" calcext:base-cell-address="Sheet1.B527"/>
            <calcext:condition calcext:apply-style-name="ConditionalStyle_2126" calcext:value="duplicate" calcext:base-cell-address="Sheet1.B527"/>
            <calcext:condition calcext:apply-style-name="ConditionalStyle_2125" calcext:value="duplicate" calcext:base-cell-address="Sheet1.B527"/>
            <calcext:condition calcext:apply-style-name="ConditionalStyle_2124" calcext:value="duplicate" calcext:base-cell-address="Sheet1.B527"/>
            <calcext:condition calcext:apply-style-name="ConditionalStyle_2123" calcext:value="duplicate" calcext:base-cell-address="Sheet1.B527"/>
            <calcext:condition calcext:apply-style-name="ConditionalStyle_2122" calcext:value="duplicate" calcext:base-cell-address="Sheet1.B527"/>
            <calcext:condition calcext:apply-style-name="ConditionalStyle_2121" calcext:value="duplicate" calcext:base-cell-address="Sheet1.B527"/>
            <calcext:condition calcext:apply-style-name="ConditionalStyle_2120" calcext:value="duplicate" calcext:base-cell-address="Sheet1.B527"/>
            <calcext:condition calcext:apply-style-name="ConditionalStyle_2119" calcext:value="duplicate" calcext:base-cell-address="Sheet1.B527"/>
            <calcext:condition calcext:apply-style-name="ConditionalStyle_2118" calcext:value="duplicate" calcext:base-cell-address="Sheet1.B527"/>
            <calcext:condition calcext:apply-style-name="ConditionalStyle_2117" calcext:value="duplicate" calcext:base-cell-address="Sheet1.B527"/>
            <calcext:condition calcext:apply-style-name="ConditionalStyle_2116" calcext:value="duplicate" calcext:base-cell-address="Sheet1.B527"/>
            <calcext:condition calcext:apply-style-name="ConditionalStyle_2115" calcext:value="duplicate" calcext:base-cell-address="Sheet1.B527"/>
            <calcext:condition calcext:apply-style-name="ConditionalStyle_2114" calcext:value="duplicate" calcext:base-cell-address="Sheet1.B527"/>
            <calcext:condition calcext:apply-style-name="ConditionalStyle_2113" calcext:value="duplicate" calcext:base-cell-address="Sheet1.B527"/>
            <calcext:condition calcext:apply-style-name="ConditionalStyle_2112" calcext:value="duplicate" calcext:base-cell-address="Sheet1.B527"/>
            <calcext:condition calcext:apply-style-name="ConditionalStyle_2111" calcext:value="duplicate" calcext:base-cell-address="Sheet1.B527"/>
            <calcext:condition calcext:apply-style-name="ConditionalStyle_2110" calcext:value="duplicate" calcext:base-cell-address="Sheet1.B527"/>
            <calcext:condition calcext:apply-style-name="ConditionalStyle_2109" calcext:value="duplicate" calcext:base-cell-address="Sheet1.B527"/>
            <calcext:condition calcext:apply-style-name="ConditionalStyle_2108" calcext:value="duplicate" calcext:base-cell-address="Sheet1.B527"/>
            <calcext:condition calcext:apply-style-name="ConditionalStyle_2107" calcext:value="duplicate" calcext:base-cell-address="Sheet1.B527"/>
            <calcext:condition calcext:apply-style-name="ConditionalStyle_2106" calcext:value="duplicate" calcext:base-cell-address="Sheet1.B527"/>
            <calcext:condition calcext:apply-style-name="ConditionalStyle_2105" calcext:value="duplicate" calcext:base-cell-address="Sheet1.B527"/>
            <calcext:condition calcext:apply-style-name="ConditionalStyle_2104" calcext:value="duplicate" calcext:base-cell-address="Sheet1.B527"/>
          </calcext:conditional-format>
          <calcext:conditional-format calcext:target-range-address="Sheet1.B503:Sheet1.B504">
            <calcext:condition calcext:apply-style-name="ConditionalStyle_2196" calcext:value="duplicate" calcext:base-cell-address="Sheet1.B503"/>
            <calcext:condition calcext:apply-style-name="ConditionalStyle_2195" calcext:value="duplicate" calcext:base-cell-address="Sheet1.B503"/>
            <calcext:condition calcext:apply-style-name="ConditionalStyle_2194" calcext:value="duplicate" calcext:base-cell-address="Sheet1.B503"/>
            <calcext:condition calcext:apply-style-name="ConditionalStyle_2193" calcext:value="duplicate" calcext:base-cell-address="Sheet1.B503"/>
            <calcext:condition calcext:apply-style-name="ConditionalStyle_2192" calcext:value="duplicate" calcext:base-cell-address="Sheet1.B503"/>
            <calcext:condition calcext:apply-style-name="ConditionalStyle_2191" calcext:value="duplicate" calcext:base-cell-address="Sheet1.B503"/>
            <calcext:condition calcext:apply-style-name="ConditionalStyle_2190" calcext:value="duplicate" calcext:base-cell-address="Sheet1.B503"/>
            <calcext:condition calcext:apply-style-name="ConditionalStyle_2189" calcext:value="duplicate" calcext:base-cell-address="Sheet1.B503"/>
            <calcext:condition calcext:apply-style-name="ConditionalStyle_2188" calcext:value="duplicate" calcext:base-cell-address="Sheet1.B503"/>
            <calcext:condition calcext:apply-style-name="ConditionalStyle_2187" calcext:value="duplicate" calcext:base-cell-address="Sheet1.B503"/>
            <calcext:condition calcext:apply-style-name="ConditionalStyle_2186" calcext:value="duplicate" calcext:base-cell-address="Sheet1.B503"/>
            <calcext:condition calcext:apply-style-name="ConditionalStyle_2185" calcext:value="duplicate" calcext:base-cell-address="Sheet1.B503"/>
            <calcext:condition calcext:apply-style-name="ConditionalStyle_2184" calcext:value="duplicate" calcext:base-cell-address="Sheet1.B503"/>
            <calcext:condition calcext:apply-style-name="ConditionalStyle_2183" calcext:value="duplicate" calcext:base-cell-address="Sheet1.B503"/>
            <calcext:condition calcext:apply-style-name="ConditionalStyle_2182" calcext:value="duplicate" calcext:base-cell-address="Sheet1.B503"/>
            <calcext:condition calcext:apply-style-name="ConditionalStyle_2181" calcext:value="duplicate" calcext:base-cell-address="Sheet1.B503"/>
            <calcext:condition calcext:apply-style-name="ConditionalStyle_2180" calcext:value="duplicate" calcext:base-cell-address="Sheet1.B503"/>
            <calcext:condition calcext:apply-style-name="ConditionalStyle_2179" calcext:value="duplicate" calcext:base-cell-address="Sheet1.B503"/>
            <calcext:condition calcext:apply-style-name="ConditionalStyle_2178" calcext:value="duplicate" calcext:base-cell-address="Sheet1.B503"/>
            <calcext:condition calcext:apply-style-name="ConditionalStyle_2177" calcext:value="duplicate" calcext:base-cell-address="Sheet1.B503"/>
            <calcext:condition calcext:apply-style-name="ConditionalStyle_2176" calcext:value="duplicate" calcext:base-cell-address="Sheet1.B503"/>
            <calcext:condition calcext:apply-style-name="ConditionalStyle_2175" calcext:value="duplicate" calcext:base-cell-address="Sheet1.B503"/>
            <calcext:condition calcext:apply-style-name="ConditionalStyle_2174" calcext:value="duplicate" calcext:base-cell-address="Sheet1.B503"/>
            <calcext:condition calcext:apply-style-name="ConditionalStyle_2173" calcext:value="duplicate" calcext:base-cell-address="Sheet1.B503"/>
            <calcext:condition calcext:apply-style-name="ConditionalStyle_2172" calcext:value="duplicate" calcext:base-cell-address="Sheet1.B503"/>
            <calcext:condition calcext:apply-style-name="ConditionalStyle_2171" calcext:value="duplicate" calcext:base-cell-address="Sheet1.B503"/>
            <calcext:condition calcext:apply-style-name="ConditionalStyle_2170" calcext:value="duplicate" calcext:base-cell-address="Sheet1.B503"/>
            <calcext:condition calcext:apply-style-name="ConditionalStyle_2169" calcext:value="duplicate" calcext:base-cell-address="Sheet1.B503"/>
            <calcext:condition calcext:apply-style-name="ConditionalStyle_2168" calcext:value="duplicate" calcext:base-cell-address="Sheet1.B503"/>
            <calcext:condition calcext:apply-style-name="ConditionalStyle_2167" calcext:value="duplicate" calcext:base-cell-address="Sheet1.B503"/>
            <calcext:condition calcext:apply-style-name="ConditionalStyle_2166" calcext:value="duplicate" calcext:base-cell-address="Sheet1.B503"/>
          </calcext:conditional-format>
          <calcext:conditional-format calcext:target-range-address="Sheet1.B490:Sheet1.B490">
            <calcext:condition calcext:apply-style-name="ConditionalStyle_2232" calcext:value="duplicate" calcext:base-cell-address="Sheet1.B490"/>
            <calcext:condition calcext:apply-style-name="ConditionalStyle_2231" calcext:value="duplicate" calcext:base-cell-address="Sheet1.B490"/>
            <calcext:condition calcext:apply-style-name="ConditionalStyle_2230" calcext:value="duplicate" calcext:base-cell-address="Sheet1.B490"/>
            <calcext:condition calcext:apply-style-name="ConditionalStyle_2229" calcext:value="duplicate" calcext:base-cell-address="Sheet1.B490"/>
            <calcext:condition calcext:apply-style-name="ConditionalStyle_2228" calcext:value="duplicate" calcext:base-cell-address="Sheet1.B490"/>
            <calcext:condition calcext:apply-style-name="ConditionalStyle_2227" calcext:value="duplicate" calcext:base-cell-address="Sheet1.B490"/>
            <calcext:condition calcext:apply-style-name="ConditionalStyle_2226" calcext:value="duplicate" calcext:base-cell-address="Sheet1.B490"/>
            <calcext:condition calcext:apply-style-name="ConditionalStyle_2225" calcext:value="duplicate" calcext:base-cell-address="Sheet1.B490"/>
            <calcext:condition calcext:apply-style-name="ConditionalStyle_2224" calcext:value="duplicate" calcext:base-cell-address="Sheet1.B490"/>
            <calcext:condition calcext:apply-style-name="ConditionalStyle_2223" calcext:value="duplicate" calcext:base-cell-address="Sheet1.B490"/>
            <calcext:condition calcext:apply-style-name="ConditionalStyle_2222" calcext:value="duplicate" calcext:base-cell-address="Sheet1.B490"/>
            <calcext:condition calcext:apply-style-name="ConditionalStyle_2221" calcext:value="duplicate" calcext:base-cell-address="Sheet1.B490"/>
            <calcext:condition calcext:apply-style-name="ConditionalStyle_2220" calcext:value="duplicate" calcext:base-cell-address="Sheet1.B490"/>
            <calcext:condition calcext:apply-style-name="ConditionalStyle_2219" calcext:value="duplicate" calcext:base-cell-address="Sheet1.B490"/>
            <calcext:condition calcext:apply-style-name="ConditionalStyle_2218" calcext:value="duplicate" calcext:base-cell-address="Sheet1.B490"/>
            <calcext:condition calcext:apply-style-name="ConditionalStyle_2217" calcext:value="duplicate" calcext:base-cell-address="Sheet1.B490"/>
            <calcext:condition calcext:apply-style-name="ConditionalStyle_2216" calcext:value="duplicate" calcext:base-cell-address="Sheet1.B490"/>
            <calcext:condition calcext:apply-style-name="ConditionalStyle_2215" calcext:value="duplicate" calcext:base-cell-address="Sheet1.B490"/>
            <calcext:condition calcext:apply-style-name="ConditionalStyle_2214" calcext:value="duplicate" calcext:base-cell-address="Sheet1.B490"/>
            <calcext:condition calcext:apply-style-name="ConditionalStyle_2213" calcext:value="duplicate" calcext:base-cell-address="Sheet1.B490"/>
            <calcext:condition calcext:apply-style-name="ConditionalStyle_2212" calcext:value="duplicate" calcext:base-cell-address="Sheet1.B490"/>
            <calcext:condition calcext:apply-style-name="ConditionalStyle_2211" calcext:value="duplicate" calcext:base-cell-address="Sheet1.B490"/>
            <calcext:condition calcext:apply-style-name="ConditionalStyle_2210" calcext:value="duplicate" calcext:base-cell-address="Sheet1.B490"/>
            <calcext:condition calcext:apply-style-name="ConditionalStyle_2209" calcext:value="duplicate" calcext:base-cell-address="Sheet1.B490"/>
            <calcext:condition calcext:apply-style-name="ConditionalStyle_2208" calcext:value="duplicate" calcext:base-cell-address="Sheet1.B490"/>
            <calcext:condition calcext:apply-style-name="ConditionalStyle_2207" calcext:value="duplicate" calcext:base-cell-address="Sheet1.B490"/>
            <calcext:condition calcext:apply-style-name="ConditionalStyle_2206" calcext:value="duplicate" calcext:base-cell-address="Sheet1.B490"/>
            <calcext:condition calcext:apply-style-name="ConditionalStyle_2205" calcext:value="duplicate" calcext:base-cell-address="Sheet1.B490"/>
            <calcext:condition calcext:apply-style-name="ConditionalStyle_2204" calcext:value="duplicate" calcext:base-cell-address="Sheet1.B490"/>
            <calcext:condition calcext:apply-style-name="ConditionalStyle_2203" calcext:value="duplicate" calcext:base-cell-address="Sheet1.B490"/>
            <calcext:condition calcext:apply-style-name="ConditionalStyle_2202" calcext:value="duplicate" calcext:base-cell-address="Sheet1.B490"/>
            <calcext:condition calcext:apply-style-name="ConditionalStyle_2201" calcext:value="duplicate" calcext:base-cell-address="Sheet1.B490"/>
            <calcext:condition calcext:apply-style-name="ConditionalStyle_2200" calcext:value="duplicate" calcext:base-cell-address="Sheet1.B490"/>
            <calcext:condition calcext:apply-style-name="ConditionalStyle_2199" calcext:value="duplicate" calcext:base-cell-address="Sheet1.B490"/>
            <calcext:condition calcext:apply-style-name="ConditionalStyle_2198" calcext:value="duplicate" calcext:base-cell-address="Sheet1.B490"/>
            <calcext:condition calcext:apply-style-name="ConditionalStyle_2197" calcext:value="duplicate" calcext:base-cell-address="Sheet1.B490"/>
          </calcext:conditional-format>
          <calcext:conditional-format calcext:target-range-address="Sheet1.B483:Sheet1.B486">
            <calcext:condition calcext:apply-style-name="ConditionalStyle_2267" calcext:value="duplicate" calcext:base-cell-address="Sheet1.B483"/>
            <calcext:condition calcext:apply-style-name="ConditionalStyle_2266" calcext:value="duplicate" calcext:base-cell-address="Sheet1.B483"/>
            <calcext:condition calcext:apply-style-name="ConditionalStyle_2265" calcext:value="duplicate" calcext:base-cell-address="Sheet1.B483"/>
            <calcext:condition calcext:apply-style-name="ConditionalStyle_2264" calcext:value="duplicate" calcext:base-cell-address="Sheet1.B483"/>
            <calcext:condition calcext:apply-style-name="ConditionalStyle_2263" calcext:value="duplicate" calcext:base-cell-address="Sheet1.B483"/>
            <calcext:condition calcext:apply-style-name="ConditionalStyle_2262" calcext:value="duplicate" calcext:base-cell-address="Sheet1.B483"/>
            <calcext:condition calcext:apply-style-name="ConditionalStyle_2261" calcext:value="duplicate" calcext:base-cell-address="Sheet1.B483"/>
            <calcext:condition calcext:apply-style-name="ConditionalStyle_2260" calcext:value="duplicate" calcext:base-cell-address="Sheet1.B483"/>
            <calcext:condition calcext:apply-style-name="ConditionalStyle_2259" calcext:value="duplicate" calcext:base-cell-address="Sheet1.B483"/>
            <calcext:condition calcext:apply-style-name="ConditionalStyle_2258" calcext:value="duplicate" calcext:base-cell-address="Sheet1.B483"/>
            <calcext:condition calcext:apply-style-name="ConditionalStyle_2257" calcext:value="duplicate" calcext:base-cell-address="Sheet1.B483"/>
            <calcext:condition calcext:apply-style-name="ConditionalStyle_2256" calcext:value="duplicate" calcext:base-cell-address="Sheet1.B483"/>
            <calcext:condition calcext:apply-style-name="ConditionalStyle_2255" calcext:value="duplicate" calcext:base-cell-address="Sheet1.B483"/>
            <calcext:condition calcext:apply-style-name="ConditionalStyle_2254" calcext:value="duplicate" calcext:base-cell-address="Sheet1.B483"/>
            <calcext:condition calcext:apply-style-name="ConditionalStyle_2253" calcext:value="duplicate" calcext:base-cell-address="Sheet1.B483"/>
            <calcext:condition calcext:apply-style-name="ConditionalStyle_2252" calcext:value="duplicate" calcext:base-cell-address="Sheet1.B483"/>
            <calcext:condition calcext:apply-style-name="ConditionalStyle_2251" calcext:value="duplicate" calcext:base-cell-address="Sheet1.B483"/>
            <calcext:condition calcext:apply-style-name="ConditionalStyle_2250" calcext:value="duplicate" calcext:base-cell-address="Sheet1.B483"/>
            <calcext:condition calcext:apply-style-name="ConditionalStyle_2249" calcext:value="duplicate" calcext:base-cell-address="Sheet1.B483"/>
            <calcext:condition calcext:apply-style-name="ConditionalStyle_2248" calcext:value="duplicate" calcext:base-cell-address="Sheet1.B483"/>
            <calcext:condition calcext:apply-style-name="ConditionalStyle_2247" calcext:value="duplicate" calcext:base-cell-address="Sheet1.B483"/>
            <calcext:condition calcext:apply-style-name="ConditionalStyle_2246" calcext:value="duplicate" calcext:base-cell-address="Sheet1.B483"/>
            <calcext:condition calcext:apply-style-name="ConditionalStyle_2245" calcext:value="duplicate" calcext:base-cell-address="Sheet1.B483"/>
            <calcext:condition calcext:apply-style-name="ConditionalStyle_2244" calcext:value="duplicate" calcext:base-cell-address="Sheet1.B483"/>
            <calcext:condition calcext:apply-style-name="ConditionalStyle_2243" calcext:value="duplicate" calcext:base-cell-address="Sheet1.B483"/>
            <calcext:condition calcext:apply-style-name="ConditionalStyle_2242" calcext:value="duplicate" calcext:base-cell-address="Sheet1.B483"/>
            <calcext:condition calcext:apply-style-name="ConditionalStyle_2241" calcext:value="duplicate" calcext:base-cell-address="Sheet1.B483"/>
            <calcext:condition calcext:apply-style-name="ConditionalStyle_2240" calcext:value="duplicate" calcext:base-cell-address="Sheet1.B483"/>
            <calcext:condition calcext:apply-style-name="ConditionalStyle_2239" calcext:value="duplicate" calcext:base-cell-address="Sheet1.B483"/>
            <calcext:condition calcext:apply-style-name="ConditionalStyle_2238" calcext:value="duplicate" calcext:base-cell-address="Sheet1.B483"/>
            <calcext:condition calcext:apply-style-name="ConditionalStyle_2237" calcext:value="duplicate" calcext:base-cell-address="Sheet1.B483"/>
            <calcext:condition calcext:apply-style-name="ConditionalStyle_2236" calcext:value="duplicate" calcext:base-cell-address="Sheet1.B483"/>
            <calcext:condition calcext:apply-style-name="ConditionalStyle_2235" calcext:value="duplicate" calcext:base-cell-address="Sheet1.B483"/>
            <calcext:condition calcext:apply-style-name="ConditionalStyle_2234" calcext:value="duplicate" calcext:base-cell-address="Sheet1.B483"/>
            <calcext:condition calcext:apply-style-name="ConditionalStyle_2233" calcext:value="duplicate" calcext:base-cell-address="Sheet1.B483"/>
          </calcext:conditional-format>
          <calcext:conditional-format calcext:target-range-address="Sheet1.B416:Sheet1.B480">
            <calcext:condition calcext:apply-style-name="ConditionalStyle_2274" calcext:value="duplicate" calcext:base-cell-address="Sheet1.B416"/>
            <calcext:condition calcext:apply-style-name="ConditionalStyle_2273" calcext:value="duplicate" calcext:base-cell-address="Sheet1.B416"/>
            <calcext:condition calcext:apply-style-name="ConditionalStyle_2272" calcext:value="duplicate" calcext:base-cell-address="Sheet1.B416"/>
            <calcext:condition calcext:apply-style-name="ConditionalStyle_2271" calcext:value="duplicate" calcext:base-cell-address="Sheet1.B416"/>
            <calcext:condition calcext:apply-style-name="ConditionalStyle_2270" calcext:value="duplicate" calcext:base-cell-address="Sheet1.B416"/>
            <calcext:condition calcext:apply-style-name="ConditionalStyle_2269" calcext:value="duplicate" calcext:base-cell-address="Sheet1.B416"/>
            <calcext:condition calcext:apply-style-name="ConditionalStyle_2268" calcext:value="duplicate" calcext:base-cell-address="Sheet1.B416"/>
          </calcext:conditional-format>
          <calcext:conditional-format calcext:target-range-address="Sheet1.B411:Sheet1.B415">
            <calcext:condition calcext:apply-style-name="ConditionalStyle_2277" calcext:value="duplicate" calcext:base-cell-address="Sheet1.B411"/>
            <calcext:condition calcext:apply-style-name="ConditionalStyle_2276" calcext:value="duplicate" calcext:base-cell-address="Sheet1.B411"/>
            <calcext:condition calcext:apply-style-name="ConditionalStyle_2275" calcext:value="duplicate" calcext:base-cell-address="Sheet1.B411"/>
          </calcext:conditional-format>
          <calcext:conditional-format calcext:target-range-address="Sheet1.B410:Sheet1.B410">
            <calcext:condition calcext:apply-style-name="ConditionalStyle_2280" calcext:value="duplicate" calcext:base-cell-address="Sheet1.B410"/>
            <calcext:condition calcext:apply-style-name="ConditionalStyle_2279" calcext:value="duplicate" calcext:base-cell-address="Sheet1.B410"/>
            <calcext:condition calcext:apply-style-name="ConditionalStyle_2278" calcext:value="duplicate" calcext:base-cell-address="Sheet1.B410"/>
          </calcext:conditional-format>
          <calcext:conditional-format calcext:target-range-address="Sheet1.B409:Sheet1.B409">
            <calcext:condition calcext:apply-style-name="ConditionalStyle_2283" calcext:value="duplicate" calcext:base-cell-address="Sheet1.B409"/>
            <calcext:condition calcext:apply-style-name="ConditionalStyle_2282" calcext:value="duplicate" calcext:base-cell-address="Sheet1.B409"/>
            <calcext:condition calcext:apply-style-name="ConditionalStyle_2281" calcext:value="duplicate" calcext:base-cell-address="Sheet1.B409"/>
          </calcext:conditional-format>
          <calcext:conditional-format calcext:target-range-address="Sheet1.B408:Sheet1.B408">
            <calcext:condition calcext:apply-style-name="ConditionalStyle_2286" calcext:value="duplicate" calcext:base-cell-address="Sheet1.B408"/>
            <calcext:condition calcext:apply-style-name="ConditionalStyle_2285" calcext:value="duplicate" calcext:base-cell-address="Sheet1.B408"/>
            <calcext:condition calcext:apply-style-name="ConditionalStyle_2284" calcext:value="duplicate" calcext:base-cell-address="Sheet1.B408"/>
          </calcext:conditional-format>
          <calcext:conditional-format calcext:target-range-address="Sheet1.B408:Sheet1.B408 Sheet1.B404:Sheet1.B406 Sheet1.B398:Sheet1.B398">
            <calcext:condition calcext:apply-style-name="ConditionalStyle_2288" calcext:value="duplicate" calcext:base-cell-address="Sheet1.B398"/>
            <calcext:condition calcext:apply-style-name="ConditionalStyle_2287" calcext:value="duplicate" calcext:base-cell-address="Sheet1.B398"/>
          </calcext:conditional-format>
          <calcext:conditional-format calcext:target-range-address="Sheet1.B407:Sheet1.B407">
            <calcext:condition calcext:apply-style-name="ConditionalStyle_2312" calcext:value="duplicate" calcext:base-cell-address="Sheet1.B407"/>
            <calcext:condition calcext:apply-style-name="ConditionalStyle_2311" calcext:value="duplicate" calcext:base-cell-address="Sheet1.B407"/>
            <calcext:condition calcext:apply-style-name="ConditionalStyle_2310" calcext:value="duplicate" calcext:base-cell-address="Sheet1.B407"/>
            <calcext:condition calcext:apply-style-name="ConditionalStyle_2309" calcext:value="duplicate" calcext:base-cell-address="Sheet1.B407"/>
            <calcext:condition calcext:apply-style-name="ConditionalStyle_2308" calcext:value="duplicate" calcext:base-cell-address="Sheet1.B407"/>
            <calcext:condition calcext:apply-style-name="ConditionalStyle_2307" calcext:value="duplicate" calcext:base-cell-address="Sheet1.B407"/>
            <calcext:condition calcext:apply-style-name="ConditionalStyle_2306" calcext:value="duplicate" calcext:base-cell-address="Sheet1.B407"/>
            <calcext:condition calcext:apply-style-name="ConditionalStyle_2305" calcext:value="duplicate" calcext:base-cell-address="Sheet1.B407"/>
            <calcext:condition calcext:apply-style-name="ConditionalStyle_2304" calcext:value="duplicate" calcext:base-cell-address="Sheet1.B407"/>
            <calcext:condition calcext:apply-style-name="ConditionalStyle_2303" calcext:value="duplicate" calcext:base-cell-address="Sheet1.B407"/>
            <calcext:condition calcext:apply-style-name="ConditionalStyle_2302" calcext:value="duplicate" calcext:base-cell-address="Sheet1.B407"/>
            <calcext:condition calcext:apply-style-name="ConditionalStyle_2301" calcext:value="duplicate" calcext:base-cell-address="Sheet1.B407"/>
            <calcext:condition calcext:apply-style-name="ConditionalStyle_2300" calcext:value="duplicate" calcext:base-cell-address="Sheet1.B407"/>
            <calcext:condition calcext:apply-style-name="ConditionalStyle_2299" calcext:value="duplicate" calcext:base-cell-address="Sheet1.B407"/>
            <calcext:condition calcext:apply-style-name="ConditionalStyle_2298" calcext:value="duplicate" calcext:base-cell-address="Sheet1.B407"/>
            <calcext:condition calcext:apply-style-name="ConditionalStyle_2297" calcext:value="duplicate" calcext:base-cell-address="Sheet1.B407"/>
            <calcext:condition calcext:apply-style-name="ConditionalStyle_2296" calcext:value="duplicate" calcext:base-cell-address="Sheet1.B407"/>
            <calcext:condition calcext:apply-style-name="ConditionalStyle_2295" calcext:value="duplicate" calcext:base-cell-address="Sheet1.B407"/>
            <calcext:condition calcext:apply-style-name="ConditionalStyle_2294" calcext:value="duplicate" calcext:base-cell-address="Sheet1.B407"/>
            <calcext:condition calcext:apply-style-name="ConditionalStyle_2293" calcext:value="duplicate" calcext:base-cell-address="Sheet1.B407"/>
            <calcext:condition calcext:apply-style-name="ConditionalStyle_2292" calcext:value="duplicate" calcext:base-cell-address="Sheet1.B407"/>
            <calcext:condition calcext:apply-style-name="ConditionalStyle_2291" calcext:value="duplicate" calcext:base-cell-address="Sheet1.B407"/>
            <calcext:condition calcext:apply-style-name="ConditionalStyle_2290" calcext:value="duplicate" calcext:base-cell-address="Sheet1.B407"/>
            <calcext:condition calcext:apply-style-name="ConditionalStyle_2289" calcext:value="duplicate" calcext:base-cell-address="Sheet1.B407"/>
          </calcext:conditional-format>
          <calcext:conditional-format calcext:target-range-address="Sheet1.B404:Sheet1.B406">
            <calcext:condition calcext:apply-style-name="ConditionalStyle_2315" calcext:value="duplicate" calcext:base-cell-address="Sheet1.B404"/>
            <calcext:condition calcext:apply-style-name="ConditionalStyle_2314" calcext:value="duplicate" calcext:base-cell-address="Sheet1.B404"/>
            <calcext:condition calcext:apply-style-name="ConditionalStyle_2313" calcext:value="duplicate" calcext:base-cell-address="Sheet1.B404"/>
          </calcext:conditional-format>
          <calcext:conditional-format calcext:target-range-address="Sheet1.B403:Sheet1.B403">
            <calcext:condition calcext:apply-style-name="ConditionalStyle_2339" calcext:value="duplicate" calcext:base-cell-address="Sheet1.B403"/>
            <calcext:condition calcext:apply-style-name="ConditionalStyle_2338" calcext:value="duplicate" calcext:base-cell-address="Sheet1.B403"/>
            <calcext:condition calcext:apply-style-name="ConditionalStyle_2337" calcext:value="duplicate" calcext:base-cell-address="Sheet1.B403"/>
            <calcext:condition calcext:apply-style-name="ConditionalStyle_2336" calcext:value="duplicate" calcext:base-cell-address="Sheet1.B403"/>
            <calcext:condition calcext:apply-style-name="ConditionalStyle_2335" calcext:value="duplicate" calcext:base-cell-address="Sheet1.B403"/>
            <calcext:condition calcext:apply-style-name="ConditionalStyle_2334" calcext:value="duplicate" calcext:base-cell-address="Sheet1.B403"/>
            <calcext:condition calcext:apply-style-name="ConditionalStyle_2333" calcext:value="duplicate" calcext:base-cell-address="Sheet1.B403"/>
            <calcext:condition calcext:apply-style-name="ConditionalStyle_2332" calcext:value="duplicate" calcext:base-cell-address="Sheet1.B403"/>
            <calcext:condition calcext:apply-style-name="ConditionalStyle_2331" calcext:value="duplicate" calcext:base-cell-address="Sheet1.B403"/>
            <calcext:condition calcext:apply-style-name="ConditionalStyle_2330" calcext:value="duplicate" calcext:base-cell-address="Sheet1.B403"/>
            <calcext:condition calcext:apply-style-name="ConditionalStyle_2329" calcext:value="duplicate" calcext:base-cell-address="Sheet1.B403"/>
            <calcext:condition calcext:apply-style-name="ConditionalStyle_2328" calcext:value="duplicate" calcext:base-cell-address="Sheet1.B403"/>
            <calcext:condition calcext:apply-style-name="ConditionalStyle_2327" calcext:value="duplicate" calcext:base-cell-address="Sheet1.B403"/>
            <calcext:condition calcext:apply-style-name="ConditionalStyle_2326" calcext:value="duplicate" calcext:base-cell-address="Sheet1.B403"/>
            <calcext:condition calcext:apply-style-name="ConditionalStyle_2325" calcext:value="duplicate" calcext:base-cell-address="Sheet1.B403"/>
            <calcext:condition calcext:apply-style-name="ConditionalStyle_2324" calcext:value="duplicate" calcext:base-cell-address="Sheet1.B403"/>
            <calcext:condition calcext:apply-style-name="ConditionalStyle_2323" calcext:value="duplicate" calcext:base-cell-address="Sheet1.B403"/>
            <calcext:condition calcext:apply-style-name="ConditionalStyle_2322" calcext:value="duplicate" calcext:base-cell-address="Sheet1.B403"/>
            <calcext:condition calcext:apply-style-name="ConditionalStyle_2321" calcext:value="duplicate" calcext:base-cell-address="Sheet1.B403"/>
            <calcext:condition calcext:apply-style-name="ConditionalStyle_2320" calcext:value="duplicate" calcext:base-cell-address="Sheet1.B403"/>
            <calcext:condition calcext:apply-style-name="ConditionalStyle_2319" calcext:value="duplicate" calcext:base-cell-address="Sheet1.B403"/>
            <calcext:condition calcext:apply-style-name="ConditionalStyle_2318" calcext:value="duplicate" calcext:base-cell-address="Sheet1.B403"/>
            <calcext:condition calcext:apply-style-name="ConditionalStyle_2317" calcext:value="duplicate" calcext:base-cell-address="Sheet1.B403"/>
            <calcext:condition calcext:apply-style-name="ConditionalStyle_2316" calcext:value="duplicate" calcext:base-cell-address="Sheet1.B403"/>
          </calcext:conditional-format>
          <calcext:conditional-format calcext:target-range-address="Sheet1.B399:Sheet1.B402">
            <calcext:condition calcext:apply-style-name="ConditionalStyle_2363" calcext:value="duplicate" calcext:base-cell-address="Sheet1.B399"/>
            <calcext:condition calcext:apply-style-name="ConditionalStyle_2362" calcext:value="duplicate" calcext:base-cell-address="Sheet1.B399"/>
            <calcext:condition calcext:apply-style-name="ConditionalStyle_2361" calcext:value="duplicate" calcext:base-cell-address="Sheet1.B399"/>
            <calcext:condition calcext:apply-style-name="ConditionalStyle_2360" calcext:value="duplicate" calcext:base-cell-address="Sheet1.B399"/>
            <calcext:condition calcext:apply-style-name="ConditionalStyle_2359" calcext:value="duplicate" calcext:base-cell-address="Sheet1.B399"/>
            <calcext:condition calcext:apply-style-name="ConditionalStyle_2358" calcext:value="duplicate" calcext:base-cell-address="Sheet1.B399"/>
            <calcext:condition calcext:apply-style-name="ConditionalStyle_2357" calcext:value="duplicate" calcext:base-cell-address="Sheet1.B399"/>
            <calcext:condition calcext:apply-style-name="ConditionalStyle_2356" calcext:value="duplicate" calcext:base-cell-address="Sheet1.B399"/>
            <calcext:condition calcext:apply-style-name="ConditionalStyle_2355" calcext:value="duplicate" calcext:base-cell-address="Sheet1.B399"/>
            <calcext:condition calcext:apply-style-name="ConditionalStyle_2354" calcext:value="duplicate" calcext:base-cell-address="Sheet1.B399"/>
            <calcext:condition calcext:apply-style-name="ConditionalStyle_2353" calcext:value="duplicate" calcext:base-cell-address="Sheet1.B399"/>
            <calcext:condition calcext:apply-style-name="ConditionalStyle_2352" calcext:value="duplicate" calcext:base-cell-address="Sheet1.B399"/>
            <calcext:condition calcext:apply-style-name="ConditionalStyle_2351" calcext:value="duplicate" calcext:base-cell-address="Sheet1.B399"/>
            <calcext:condition calcext:apply-style-name="ConditionalStyle_2350" calcext:value="duplicate" calcext:base-cell-address="Sheet1.B399"/>
            <calcext:condition calcext:apply-style-name="ConditionalStyle_2349" calcext:value="duplicate" calcext:base-cell-address="Sheet1.B399"/>
            <calcext:condition calcext:apply-style-name="ConditionalStyle_2348" calcext:value="duplicate" calcext:base-cell-address="Sheet1.B399"/>
            <calcext:condition calcext:apply-style-name="ConditionalStyle_2347" calcext:value="duplicate" calcext:base-cell-address="Sheet1.B399"/>
            <calcext:condition calcext:apply-style-name="ConditionalStyle_2346" calcext:value="duplicate" calcext:base-cell-address="Sheet1.B399"/>
            <calcext:condition calcext:apply-style-name="ConditionalStyle_2345" calcext:value="duplicate" calcext:base-cell-address="Sheet1.B399"/>
            <calcext:condition calcext:apply-style-name="ConditionalStyle_2344" calcext:value="duplicate" calcext:base-cell-address="Sheet1.B399"/>
            <calcext:condition calcext:apply-style-name="ConditionalStyle_2343" calcext:value="duplicate" calcext:base-cell-address="Sheet1.B399"/>
            <calcext:condition calcext:apply-style-name="ConditionalStyle_2342" calcext:value="duplicate" calcext:base-cell-address="Sheet1.B399"/>
            <calcext:condition calcext:apply-style-name="ConditionalStyle_2341" calcext:value="duplicate" calcext:base-cell-address="Sheet1.B399"/>
            <calcext:condition calcext:apply-style-name="ConditionalStyle_2340" calcext:value="duplicate" calcext:base-cell-address="Sheet1.B399"/>
          </calcext:conditional-format>
          <calcext:conditional-format calcext:target-range-address="Sheet1.B398:Sheet1.B480">
            <calcext:condition calcext:apply-style-name="ConditionalStyle_2366" calcext:value="duplicate" calcext:base-cell-address="Sheet1.B398"/>
            <calcext:condition calcext:apply-style-name="ConditionalStyle_2365" calcext:value="duplicate" calcext:base-cell-address="Sheet1.B398"/>
            <calcext:condition calcext:apply-style-name="ConditionalStyle_2364" calcext:value="duplicate" calcext:base-cell-address="Sheet1.B398"/>
          </calcext:conditional-format>
          <calcext:conditional-format calcext:target-range-address="Sheet1.B398:Sheet1.B415">
            <calcext:condition calcext:apply-style-name="ConditionalStyle_2378" calcext:value="duplicate" calcext:base-cell-address="Sheet1.B398"/>
            <calcext:condition calcext:apply-style-name="ConditionalStyle_2377" calcext:value="duplicate" calcext:base-cell-address="Sheet1.B398"/>
            <calcext:condition calcext:apply-style-name="ConditionalStyle_2376" calcext:value="duplicate" calcext:base-cell-address="Sheet1.B398"/>
            <calcext:condition calcext:apply-style-name="ConditionalStyle_2375" calcext:value="duplicate" calcext:base-cell-address="Sheet1.B398"/>
            <calcext:condition calcext:apply-style-name="ConditionalStyle_2374" calcext:value="duplicate" calcext:base-cell-address="Sheet1.B398"/>
            <calcext:condition calcext:apply-style-name="ConditionalStyle_2373" calcext:value="duplicate" calcext:base-cell-address="Sheet1.B398"/>
            <calcext:condition calcext:apply-style-name="ConditionalStyle_2372" calcext:value="duplicate" calcext:base-cell-address="Sheet1.B398"/>
            <calcext:condition calcext:apply-style-name="ConditionalStyle_2371" calcext:value="duplicate" calcext:base-cell-address="Sheet1.B398"/>
            <calcext:condition calcext:apply-style-name="ConditionalStyle_2370" calcext:value="duplicate" calcext:base-cell-address="Sheet1.B398"/>
            <calcext:condition calcext:apply-style-name="ConditionalStyle_2369" calcext:value="duplicate" calcext:base-cell-address="Sheet1.B398"/>
            <calcext:condition calcext:apply-style-name="ConditionalStyle_2368" calcext:value="duplicate" calcext:base-cell-address="Sheet1.B398"/>
            <calcext:condition calcext:apply-style-name="ConditionalStyle_2367" calcext:value="duplicate" calcext:base-cell-address="Sheet1.B398"/>
          </calcext:conditional-format>
          <calcext:conditional-format calcext:target-range-address="Sheet1.B398:Sheet1.B410">
            <calcext:condition calcext:apply-style-name="ConditionalStyle_2379" calcext:value="duplicate" calcext:base-cell-address="Sheet1.B398"/>
          </calcext:conditional-format>
          <calcext:conditional-format calcext:target-range-address="Sheet1.B398:Sheet1.B408">
            <calcext:condition calcext:apply-style-name="ConditionalStyle_2380" calcext:value="duplicate" calcext:base-cell-address="Sheet1.B398"/>
          </calcext:conditional-format>
          <calcext:conditional-format calcext:target-range-address="Sheet1.B398:Sheet1.B398">
            <calcext:condition calcext:apply-style-name="ConditionalStyle_2402" calcext:value="duplicate" calcext:base-cell-address="Sheet1.B398"/>
            <calcext:condition calcext:apply-style-name="ConditionalStyle_2401" calcext:value="duplicate" calcext:base-cell-address="Sheet1.B398"/>
            <calcext:condition calcext:apply-style-name="ConditionalStyle_2400" calcext:value="duplicate" calcext:base-cell-address="Sheet1.B398"/>
            <calcext:condition calcext:apply-style-name="ConditionalStyle_2399" calcext:value="duplicate" calcext:base-cell-address="Sheet1.B398"/>
            <calcext:condition calcext:apply-style-name="ConditionalStyle_2398" calcext:value="duplicate" calcext:base-cell-address="Sheet1.B398"/>
            <calcext:condition calcext:apply-style-name="ConditionalStyle_2397" calcext:value="duplicate" calcext:base-cell-address="Sheet1.B398"/>
            <calcext:condition calcext:apply-style-name="ConditionalStyle_2396" calcext:value="duplicate" calcext:base-cell-address="Sheet1.B398"/>
            <calcext:condition calcext:apply-style-name="ConditionalStyle_2395" calcext:value="duplicate" calcext:base-cell-address="Sheet1.B398"/>
            <calcext:condition calcext:apply-style-name="ConditionalStyle_2394" calcext:value="duplicate" calcext:base-cell-address="Sheet1.B398"/>
            <calcext:condition calcext:apply-style-name="ConditionalStyle_2393" calcext:value="duplicate" calcext:base-cell-address="Sheet1.B398"/>
            <calcext:condition calcext:apply-style-name="ConditionalStyle_2392" calcext:value="duplicate" calcext:base-cell-address="Sheet1.B398"/>
            <calcext:condition calcext:apply-style-name="ConditionalStyle_2391" calcext:value="duplicate" calcext:base-cell-address="Sheet1.B398"/>
            <calcext:condition calcext:apply-style-name="ConditionalStyle_2390" calcext:value="duplicate" calcext:base-cell-address="Sheet1.B398"/>
            <calcext:condition calcext:apply-style-name="ConditionalStyle_2389" calcext:value="duplicate" calcext:base-cell-address="Sheet1.B398"/>
            <calcext:condition calcext:apply-style-name="ConditionalStyle_2388" calcext:value="duplicate" calcext:base-cell-address="Sheet1.B398"/>
            <calcext:condition calcext:apply-style-name="ConditionalStyle_2387" calcext:value="duplicate" calcext:base-cell-address="Sheet1.B398"/>
            <calcext:condition calcext:apply-style-name="ConditionalStyle_2386" calcext:value="duplicate" calcext:base-cell-address="Sheet1.B398"/>
            <calcext:condition calcext:apply-style-name="ConditionalStyle_2385" calcext:value="duplicate" calcext:base-cell-address="Sheet1.B398"/>
            <calcext:condition calcext:apply-style-name="ConditionalStyle_2384" calcext:value="duplicate" calcext:base-cell-address="Sheet1.B398"/>
            <calcext:condition calcext:apply-style-name="ConditionalStyle_2383" calcext:value="duplicate" calcext:base-cell-address="Sheet1.B398"/>
            <calcext:condition calcext:apply-style-name="ConditionalStyle_2382" calcext:value="duplicate" calcext:base-cell-address="Sheet1.B398"/>
            <calcext:condition calcext:apply-style-name="ConditionalStyle_2381" calcext:value="duplicate" calcext:base-cell-address="Sheet1.B398"/>
          </calcext:conditional-format>
          <calcext:conditional-format calcext:target-range-address="Sheet1.B397:Sheet1.B397">
            <calcext:condition calcext:apply-style-name="ConditionalStyle_2431" calcext:value="duplicate" calcext:base-cell-address="Sheet1.B397"/>
            <calcext:condition calcext:apply-style-name="ConditionalStyle_2430" calcext:value="duplicate" calcext:base-cell-address="Sheet1.B397"/>
            <calcext:condition calcext:apply-style-name="ConditionalStyle_2429" calcext:value="duplicate" calcext:base-cell-address="Sheet1.B397"/>
            <calcext:condition calcext:apply-style-name="ConditionalStyle_2428" calcext:value="duplicate" calcext:base-cell-address="Sheet1.B397"/>
            <calcext:condition calcext:apply-style-name="ConditionalStyle_2427" calcext:value="duplicate" calcext:base-cell-address="Sheet1.B397"/>
            <calcext:condition calcext:apply-style-name="ConditionalStyle_2426" calcext:value="duplicate" calcext:base-cell-address="Sheet1.B397"/>
            <calcext:condition calcext:apply-style-name="ConditionalStyle_2425" calcext:value="duplicate" calcext:base-cell-address="Sheet1.B397"/>
            <calcext:condition calcext:apply-style-name="ConditionalStyle_2424" calcext:value="duplicate" calcext:base-cell-address="Sheet1.B397"/>
            <calcext:condition calcext:apply-style-name="ConditionalStyle_2423" calcext:value="duplicate" calcext:base-cell-address="Sheet1.B397"/>
            <calcext:condition calcext:apply-style-name="ConditionalStyle_2422" calcext:value="duplicate" calcext:base-cell-address="Sheet1.B397"/>
            <calcext:condition calcext:apply-style-name="ConditionalStyle_2421" calcext:value="duplicate" calcext:base-cell-address="Sheet1.B397"/>
            <calcext:condition calcext:apply-style-name="ConditionalStyle_2420" calcext:value="duplicate" calcext:base-cell-address="Sheet1.B397"/>
            <calcext:condition calcext:apply-style-name="ConditionalStyle_2419" calcext:value="duplicate" calcext:base-cell-address="Sheet1.B397"/>
            <calcext:condition calcext:apply-style-name="ConditionalStyle_2418" calcext:value="duplicate" calcext:base-cell-address="Sheet1.B397"/>
            <calcext:condition calcext:apply-style-name="ConditionalStyle_2417" calcext:value="duplicate" calcext:base-cell-address="Sheet1.B397"/>
            <calcext:condition calcext:apply-style-name="ConditionalStyle_2416" calcext:value="duplicate" calcext:base-cell-address="Sheet1.B397"/>
            <calcext:condition calcext:apply-style-name="ConditionalStyle_2415" calcext:value="duplicate" calcext:base-cell-address="Sheet1.B397"/>
            <calcext:condition calcext:apply-style-name="ConditionalStyle_2414" calcext:value="duplicate" calcext:base-cell-address="Sheet1.B397"/>
            <calcext:condition calcext:apply-style-name="ConditionalStyle_2413" calcext:value="duplicate" calcext:base-cell-address="Sheet1.B397"/>
            <calcext:condition calcext:apply-style-name="ConditionalStyle_2412" calcext:value="duplicate" calcext:base-cell-address="Sheet1.B397"/>
            <calcext:condition calcext:apply-style-name="ConditionalStyle_2411" calcext:value="duplicate" calcext:base-cell-address="Sheet1.B397"/>
            <calcext:condition calcext:apply-style-name="ConditionalStyle_2410" calcext:value="duplicate" calcext:base-cell-address="Sheet1.B397"/>
            <calcext:condition calcext:apply-style-name="ConditionalStyle_2409" calcext:value="duplicate" calcext:base-cell-address="Sheet1.B397"/>
            <calcext:condition calcext:apply-style-name="ConditionalStyle_2408" calcext:value="duplicate" calcext:base-cell-address="Sheet1.B397"/>
            <calcext:condition calcext:apply-style-name="ConditionalStyle_2407" calcext:value="duplicate" calcext:base-cell-address="Sheet1.B397"/>
            <calcext:condition calcext:apply-style-name="ConditionalStyle_2406" calcext:value="duplicate" calcext:base-cell-address="Sheet1.B397"/>
            <calcext:condition calcext:apply-style-name="ConditionalStyle_2405" calcext:value="duplicate" calcext:base-cell-address="Sheet1.B397"/>
            <calcext:condition calcext:apply-style-name="ConditionalStyle_2404" calcext:value="duplicate" calcext:base-cell-address="Sheet1.B397"/>
            <calcext:condition calcext:apply-style-name="ConditionalStyle_2403" calcext:value="duplicate" calcext:base-cell-address="Sheet1.B397"/>
          </calcext:conditional-format>
          <calcext:conditional-format calcext:target-range-address="Sheet1.B393:Sheet1.B397 Sheet1.B173:Sheet1.B179 Sheet1.B125:Sheet1.B126 Sheet1.B9:Sheet1.B18 Sheet1.B2:Sheet1.B7 Sheet1.B156:Sheet1.B168 Sheet1.B128:Sheet1.B154 Sheet1.B236:Sheet1.B287 Sheet1.B24:Sheet1.B122 Sheet1.B289:Sheet1.B383">
            <calcext:condition calcext:apply-style-name="ConditionalStyle_2432" calcext:value="duplicate" calcext:base-cell-address="Sheet1.B2"/>
          </calcext:conditional-format>
          <calcext:conditional-format calcext:target-range-address="Sheet1.B384:Sheet1.B392">
            <calcext:condition calcext:apply-style-name="ConditionalStyle_2444" calcext:value="duplicate" calcext:base-cell-address="Sheet1.B384"/>
            <calcext:condition calcext:apply-style-name="ConditionalStyle_2443" calcext:value="duplicate" calcext:base-cell-address="Sheet1.B384"/>
            <calcext:condition calcext:apply-style-name="ConditionalStyle_2442" calcext:value="duplicate" calcext:base-cell-address="Sheet1.B384"/>
            <calcext:condition calcext:apply-style-name="ConditionalStyle_2441" calcext:value="duplicate" calcext:base-cell-address="Sheet1.B384"/>
            <calcext:condition calcext:apply-style-name="ConditionalStyle_2440" calcext:value="duplicate" calcext:base-cell-address="Sheet1.B384"/>
            <calcext:condition calcext:apply-style-name="ConditionalStyle_2439" calcext:value="duplicate" calcext:base-cell-address="Sheet1.B384"/>
            <calcext:condition calcext:apply-style-name="ConditionalStyle_2438" calcext:value="duplicate" calcext:base-cell-address="Sheet1.B384"/>
            <calcext:condition calcext:apply-style-name="ConditionalStyle_2437" calcext:value="duplicate" calcext:base-cell-address="Sheet1.B384"/>
            <calcext:condition calcext:apply-style-name="ConditionalStyle_2436" calcext:value="duplicate" calcext:base-cell-address="Sheet1.B384"/>
            <calcext:condition calcext:apply-style-name="ConditionalStyle_2435" calcext:value="duplicate" calcext:base-cell-address="Sheet1.B384"/>
            <calcext:condition calcext:apply-style-name="ConditionalStyle_2434" calcext:value="duplicate" calcext:base-cell-address="Sheet1.B384"/>
            <calcext:condition calcext:apply-style-name="ConditionalStyle_2433" calcext:value="duplicate" calcext:base-cell-address="Sheet1.B384"/>
          </calcext:conditional-format>
          <calcext:conditional-format calcext:target-range-address="Sheet1.B381:Sheet1.B383">
            <calcext:condition calcext:apply-style-name="ConditionalStyle_2456" calcext:value="duplicate" calcext:base-cell-address="Sheet1.B381"/>
            <calcext:condition calcext:apply-style-name="ConditionalStyle_2455" calcext:value="duplicate" calcext:base-cell-address="Sheet1.B381"/>
            <calcext:condition calcext:apply-style-name="ConditionalStyle_2454" calcext:value="duplicate" calcext:base-cell-address="Sheet1.B381"/>
            <calcext:condition calcext:apply-style-name="ConditionalStyle_2453" calcext:value="duplicate" calcext:base-cell-address="Sheet1.B381"/>
            <calcext:condition calcext:apply-style-name="ConditionalStyle_2452" calcext:value="duplicate" calcext:base-cell-address="Sheet1.B381"/>
            <calcext:condition calcext:apply-style-name="ConditionalStyle_2451" calcext:value="duplicate" calcext:base-cell-address="Sheet1.B381"/>
            <calcext:condition calcext:apply-style-name="ConditionalStyle_2450" calcext:value="duplicate" calcext:base-cell-address="Sheet1.B381"/>
            <calcext:condition calcext:apply-style-name="ConditionalStyle_2449" calcext:value="duplicate" calcext:base-cell-address="Sheet1.B381"/>
            <calcext:condition calcext:apply-style-name="ConditionalStyle_2448" calcext:value="duplicate" calcext:base-cell-address="Sheet1.B381"/>
            <calcext:condition calcext:apply-style-name="ConditionalStyle_2447" calcext:value="duplicate" calcext:base-cell-address="Sheet1.B381"/>
            <calcext:condition calcext:apply-style-name="ConditionalStyle_2446" calcext:value="duplicate" calcext:base-cell-address="Sheet1.B381"/>
            <calcext:condition calcext:apply-style-name="ConditionalStyle_2445" calcext:value="duplicate" calcext:base-cell-address="Sheet1.B381"/>
          </calcext:conditional-format>
          <calcext:conditional-format calcext:target-range-address="Sheet1.B379:Sheet1.B380">
            <calcext:condition calcext:apply-style-name="ConditionalStyle_2463" calcext:value="duplicate" calcext:base-cell-address="Sheet1.B379"/>
            <calcext:condition calcext:apply-style-name="ConditionalStyle_2462" calcext:value="duplicate" calcext:base-cell-address="Sheet1.B379"/>
            <calcext:condition calcext:apply-style-name="ConditionalStyle_2461" calcext:value="duplicate" calcext:base-cell-address="Sheet1.B379"/>
            <calcext:condition calcext:apply-style-name="ConditionalStyle_2460" calcext:value="duplicate" calcext:base-cell-address="Sheet1.B379"/>
            <calcext:condition calcext:apply-style-name="ConditionalStyle_2459" calcext:value="duplicate" calcext:base-cell-address="Sheet1.B379"/>
            <calcext:condition calcext:apply-style-name="ConditionalStyle_2458" calcext:value="duplicate" calcext:base-cell-address="Sheet1.B379"/>
            <calcext:condition calcext:apply-style-name="ConditionalStyle_2457" calcext:value="duplicate" calcext:base-cell-address="Sheet1.B379"/>
          </calcext:conditional-format>
          <calcext:conditional-format calcext:target-range-address="Sheet1.B376:Sheet1.B378">
            <calcext:condition calcext:apply-style-name="ConditionalStyle_2468" calcext:value="duplicate" calcext:base-cell-address="Sheet1.B376"/>
            <calcext:condition calcext:apply-style-name="ConditionalStyle_2467" calcext:value="duplicate" calcext:base-cell-address="Sheet1.B376"/>
            <calcext:condition calcext:apply-style-name="ConditionalStyle_2466" calcext:value="duplicate" calcext:base-cell-address="Sheet1.B376"/>
            <calcext:condition calcext:apply-style-name="ConditionalStyle_2465" calcext:value="duplicate" calcext:base-cell-address="Sheet1.B376"/>
            <calcext:condition calcext:apply-style-name="ConditionalStyle_2464" calcext:value="duplicate" calcext:base-cell-address="Sheet1.B376"/>
          </calcext:conditional-format>
          <calcext:conditional-format calcext:target-range-address="Sheet1.B308:Sheet1.B375">
            <calcext:condition calcext:apply-style-name="ConditionalStyle_2470" calcext:value="duplicate" calcext:base-cell-address="Sheet1.B308"/>
            <calcext:condition calcext:apply-style-name="ConditionalStyle_2469" calcext:value="duplicate" calcext:base-cell-address="Sheet1.B308"/>
          </calcext:conditional-format>
          <calcext:conditional-format calcext:target-range-address="Sheet1.B308:Sheet1.B375 Sheet1.B283:Sheet1.B287 Sheet1.B275:Sheet1.B281">
            <calcext:condition calcext:apply-style-name="ConditionalStyle_2471" calcext:value="duplicate" calcext:base-cell-address="Sheet1.B275"/>
          </calcext:conditional-format>
          <calcext:conditional-format calcext:target-range-address="Sheet1.B308:Sheet1.B375 Sheet1.B283:Sheet1.B287 Sheet1.B272:Sheet1.B281">
            <calcext:condition calcext:apply-style-name="ConditionalStyle_2472" calcext:value="duplicate" calcext:base-cell-address="Sheet1.B272"/>
          </calcext:conditional-format>
          <calcext:conditional-format calcext:target-range-address="Sheet1.B290:Sheet1.B375 Sheet1.B239:Sheet1.B253 Sheet1.B260:Sheet1.B287">
            <calcext:condition calcext:apply-style-name="ConditionalStyle_2473" calcext:value="duplicate" calcext:base-cell-address="Sheet1.B239"/>
          </calcext:conditional-format>
          <calcext:conditional-format calcext:target-range-address="Sheet1.B290:Sheet1.B307">
            <calcext:condition calcext:apply-style-name="ConditionalStyle_2476" calcext:value="duplicate" calcext:base-cell-address="Sheet1.B290"/>
            <calcext:condition calcext:apply-style-name="ConditionalStyle_2475" calcext:value="duplicate" calcext:base-cell-address="Sheet1.B290"/>
            <calcext:condition calcext:apply-style-name="ConditionalStyle_2474" calcext:value="duplicate" calcext:base-cell-address="Sheet1.B290"/>
          </calcext:conditional-format>
          <calcext:conditional-format calcext:target-range-address="Sheet1.B289:Sheet1.B375 Sheet1.B236:Sheet1.B287 Sheet1.B379:Sheet1.B480">
            <calcext:condition calcext:apply-style-name="ConditionalStyle_2499" calcext:value="duplicate" calcext:base-cell-address="Sheet1.B236"/>
          </calcext:conditional-format>
          <calcext:conditional-format calcext:target-range-address="Sheet1.B289:Sheet1.B375 Sheet1.B236:Sheet1.B287 Sheet1.B379:Sheet1.B397">
            <calcext:condition calcext:apply-style-name="ConditionalStyle_2500" calcext:value="duplicate" calcext:base-cell-address="Sheet1.B236"/>
          </calcext:conditional-format>
          <calcext:conditional-format calcext:target-range-address="Sheet1.B289:Sheet1.B375 Sheet1.B236:Sheet1.B253 Sheet1.B174:Sheet1.B179 Sheet1.B158:Sheet1.B165 Sheet1.B260:Sheet1.B287">
            <calcext:condition calcext:apply-style-name="ConditionalStyle_2501" calcext:value="duplicate" calcext:base-cell-address="Sheet1.B158"/>
          </calcext:conditional-format>
          <calcext:conditional-format calcext:target-range-address="Sheet1.B289:Sheet1.B289">
            <calcext:condition calcext:apply-style-name="ConditionalStyle_2508" calcext:value="duplicate" calcext:base-cell-address="Sheet1.B289"/>
            <calcext:condition calcext:apply-style-name="ConditionalStyle_2507" calcext:value="duplicate" calcext:base-cell-address="Sheet1.B289"/>
            <calcext:condition calcext:apply-style-name="ConditionalStyle_2506" calcext:value="duplicate" calcext:base-cell-address="Sheet1.B289"/>
            <calcext:condition calcext:apply-style-name="ConditionalStyle_2505" calcext:value="duplicate" calcext:base-cell-address="Sheet1.B289"/>
            <calcext:condition calcext:apply-style-name="ConditionalStyle_2504" calcext:value="duplicate" calcext:base-cell-address="Sheet1.B289"/>
            <calcext:condition calcext:apply-style-name="ConditionalStyle_2503" calcext:value="duplicate" calcext:base-cell-address="Sheet1.B289"/>
            <calcext:condition calcext:apply-style-name="ConditionalStyle_2502" calcext:value="duplicate" calcext:base-cell-address="Sheet1.B289"/>
          </calcext:conditional-format>
          <calcext:conditional-format calcext:target-range-address="Sheet1.B288:Sheet1.B288">
            <calcext:condition calcext:apply-style-name="ConditionalStyle_2550" calcext:value="duplicate" calcext:base-cell-address="Sheet1.B288"/>
            <calcext:condition calcext:apply-style-name="ConditionalStyle_2549" calcext:value="duplicate" calcext:base-cell-address="Sheet1.B288"/>
            <calcext:condition calcext:apply-style-name="ConditionalStyle_2548" calcext:value="duplicate" calcext:base-cell-address="Sheet1.B288"/>
            <calcext:condition calcext:apply-style-name="ConditionalStyle_2547" calcext:value="duplicate" calcext:base-cell-address="Sheet1.B288"/>
            <calcext:condition calcext:apply-style-name="ConditionalStyle_2546" calcext:value="duplicate" calcext:base-cell-address="Sheet1.B288"/>
            <calcext:condition calcext:apply-style-name="ConditionalStyle_2545" calcext:value="duplicate" calcext:base-cell-address="Sheet1.B288"/>
            <calcext:condition calcext:apply-style-name="ConditionalStyle_2544" calcext:value="duplicate" calcext:base-cell-address="Sheet1.B288"/>
            <calcext:condition calcext:apply-style-name="ConditionalStyle_2543" calcext:value="duplicate" calcext:base-cell-address="Sheet1.B288"/>
            <calcext:condition calcext:apply-style-name="ConditionalStyle_2542" calcext:value="duplicate" calcext:base-cell-address="Sheet1.B288"/>
            <calcext:condition calcext:apply-style-name="ConditionalStyle_2541" calcext:value="duplicate" calcext:base-cell-address="Sheet1.B288"/>
            <calcext:condition calcext:apply-style-name="ConditionalStyle_2540" calcext:value="duplicate" calcext:base-cell-address="Sheet1.B288"/>
            <calcext:condition calcext:apply-style-name="ConditionalStyle_2539" calcext:value="duplicate" calcext:base-cell-address="Sheet1.B288"/>
            <calcext:condition calcext:apply-style-name="ConditionalStyle_2538" calcext:value="duplicate" calcext:base-cell-address="Sheet1.B288"/>
            <calcext:condition calcext:apply-style-name="ConditionalStyle_2537" calcext:value="duplicate" calcext:base-cell-address="Sheet1.B288"/>
            <calcext:condition calcext:apply-style-name="ConditionalStyle_2536" calcext:value="duplicate" calcext:base-cell-address="Sheet1.B288"/>
            <calcext:condition calcext:apply-style-name="ConditionalStyle_2535" calcext:value="duplicate" calcext:base-cell-address="Sheet1.B288"/>
            <calcext:condition calcext:apply-style-name="ConditionalStyle_2534" calcext:value="duplicate" calcext:base-cell-address="Sheet1.B288"/>
            <calcext:condition calcext:apply-style-name="ConditionalStyle_2533" calcext:value="duplicate" calcext:base-cell-address="Sheet1.B288"/>
            <calcext:condition calcext:apply-style-name="ConditionalStyle_2532" calcext:value="duplicate" calcext:base-cell-address="Sheet1.B288"/>
            <calcext:condition calcext:apply-style-name="ConditionalStyle_2531" calcext:value="duplicate" calcext:base-cell-address="Sheet1.B288"/>
            <calcext:condition calcext:apply-style-name="ConditionalStyle_2530" calcext:value="duplicate" calcext:base-cell-address="Sheet1.B288"/>
            <calcext:condition calcext:apply-style-name="ConditionalStyle_2529" calcext:value="duplicate" calcext:base-cell-address="Sheet1.B288"/>
            <calcext:condition calcext:apply-style-name="ConditionalStyle_2528" calcext:value="duplicate" calcext:base-cell-address="Sheet1.B288"/>
            <calcext:condition calcext:apply-style-name="ConditionalStyle_2527" calcext:value="duplicate" calcext:base-cell-address="Sheet1.B288"/>
            <calcext:condition calcext:apply-style-name="ConditionalStyle_2526" calcext:value="duplicate" calcext:base-cell-address="Sheet1.B288"/>
            <calcext:condition calcext:apply-style-name="ConditionalStyle_2525" calcext:value="duplicate" calcext:base-cell-address="Sheet1.B288"/>
            <calcext:condition calcext:apply-style-name="ConditionalStyle_2524" calcext:value="duplicate" calcext:base-cell-address="Sheet1.B288"/>
            <calcext:condition calcext:apply-style-name="ConditionalStyle_2523" calcext:value="duplicate" calcext:base-cell-address="Sheet1.B288"/>
            <calcext:condition calcext:apply-style-name="ConditionalStyle_2522" calcext:value="duplicate" calcext:base-cell-address="Sheet1.B288"/>
            <calcext:condition calcext:apply-style-name="ConditionalStyle_2521" calcext:value="duplicate" calcext:base-cell-address="Sheet1.B288"/>
            <calcext:condition calcext:apply-style-name="ConditionalStyle_2520" calcext:value="duplicate" calcext:base-cell-address="Sheet1.B288"/>
            <calcext:condition calcext:apply-style-name="ConditionalStyle_2519" calcext:value="duplicate" calcext:base-cell-address="Sheet1.B288"/>
            <calcext:condition calcext:apply-style-name="ConditionalStyle_2518" calcext:value="duplicate" calcext:base-cell-address="Sheet1.B288"/>
            <calcext:condition calcext:apply-style-name="ConditionalStyle_2517" calcext:value="duplicate" calcext:base-cell-address="Sheet1.B288"/>
            <calcext:condition calcext:apply-style-name="ConditionalStyle_2516" calcext:value="duplicate" calcext:base-cell-address="Sheet1.B288"/>
            <calcext:condition calcext:apply-style-name="ConditionalStyle_2515" calcext:value="duplicate" calcext:base-cell-address="Sheet1.B288"/>
            <calcext:condition calcext:apply-style-name="ConditionalStyle_2514" calcext:value="duplicate" calcext:base-cell-address="Sheet1.B288"/>
            <calcext:condition calcext:apply-style-name="ConditionalStyle_2513" calcext:value="duplicate" calcext:base-cell-address="Sheet1.B288"/>
          </calcext:conditional-format>
          <calcext:conditional-format calcext:target-range-address="Sheet1.B282:Sheet1.B282">
            <calcext:condition calcext:apply-style-name="ConditionalStyle_2553" calcext:value="duplicate" calcext:base-cell-address="Sheet1.B282"/>
            <calcext:condition calcext:apply-style-name="ConditionalStyle_2552" calcext:value="duplicate" calcext:base-cell-address="Sheet1.B282"/>
            <calcext:condition calcext:apply-style-name="ConditionalStyle_2551" calcext:value="duplicate" calcext:base-cell-address="Sheet1.B282"/>
          </calcext:conditional-format>
          <calcext:conditional-format calcext:target-range-address="Sheet1.B272:Sheet1.B274">
            <calcext:condition calcext:apply-style-name="ConditionalStyle_2557" calcext:value="duplicate" calcext:base-cell-address="Sheet1.B272"/>
            <calcext:condition calcext:apply-style-name="ConditionalStyle_2556" calcext:value="duplicate" calcext:base-cell-address="Sheet1.B272"/>
            <calcext:condition calcext:apply-style-name="ConditionalStyle_2555" calcext:value="duplicate" calcext:base-cell-address="Sheet1.B272"/>
            <calcext:condition calcext:apply-style-name="ConditionalStyle_2554" calcext:value="duplicate" calcext:base-cell-address="Sheet1.B272"/>
          </calcext:conditional-format>
          <calcext:conditional-format calcext:target-range-address="Sheet1.B268:Sheet1.B271">
            <calcext:condition calcext:apply-style-name="ConditionalStyle_2558" calcext:value="duplicate" calcext:base-cell-address="Sheet1.B268"/>
          </calcext:conditional-format>
          <calcext:conditional-format calcext:target-range-address="Sheet1.B264:Sheet1.B264">
            <calcext:condition calcext:apply-style-name="ConditionalStyle_2561" calcext:value="duplicate" calcext:base-cell-address="Sheet1.B264"/>
          </calcext:conditional-format>
          <calcext:conditional-format calcext:target-range-address="Sheet1.B259:Sheet1.B259">
            <calcext:condition calcext:apply-style-name="ConditionalStyle_2563" calcext:value="duplicate" calcext:base-cell-address="Sheet1.B259"/>
          </calcext:conditional-format>
          <calcext:conditional-format calcext:target-range-address="Sheet1.B256:Sheet1.B258">
            <calcext:condition calcext:apply-style-name="ConditionalStyle_2564" calcext:value="duplicate" calcext:base-cell-address="Sheet1.B256"/>
          </calcext:conditional-format>
          <calcext:conditional-format calcext:target-range-address="Sheet1.B255:Sheet1.B255">
            <calcext:condition calcext:apply-style-name="ConditionalStyle_2565" calcext:value="duplicate" calcext:base-cell-address="Sheet1.B255"/>
          </calcext:conditional-format>
          <calcext:conditional-format calcext:target-range-address="Sheet1.B254:Sheet1.B254">
            <calcext:condition calcext:apply-style-name="ConditionalStyle_2566" calcext:value="duplicate" calcext:base-cell-address="Sheet1.B254"/>
          </calcext:conditional-format>
          <calcext:conditional-format calcext:target-range-address="Sheet1.B253:Sheet1.B253">
            <calcext:condition calcext:apply-style-name="ConditionalStyle_2568" calcext:value="duplicate" calcext:base-cell-address="Sheet1.B253"/>
            <calcext:condition calcext:apply-style-name="ConditionalStyle_2567" calcext:value="duplicate" calcext:base-cell-address="Sheet1.B253"/>
          </calcext:conditional-format>
          <calcext:conditional-format calcext:target-range-address="Sheet1.B289:Sheet1.B378 Sheet1.B239:Sheet1.B287 Sheet1.B173:Sheet1.B175 Sheet1.B125:Sheet1.B125 Sheet1.B3:Sheet1.B7 Sheet1.B9:Sheet1.B18 Sheet1.B179:Sheet1.B179 Sheet1.B157:Sheet1.B168 Sheet1.B128:Sheet1.B149 Sheet1.B24:Sheet1.B122">
            <calcext:condition calcext:apply-style-name="ConditionalStyle_2487" calcext:value="duplicate" calcext:base-cell-address="Sheet1.B3"/>
            <calcext:condition calcext:apply-style-name="ConditionalStyle_2486" calcext:value="duplicate" calcext:base-cell-address="Sheet1.B3"/>
            <calcext:condition calcext:apply-style-name="ConditionalStyle_2485" calcext:value="duplicate" calcext:base-cell-address="Sheet1.B3"/>
            <calcext:condition calcext:apply-style-name="ConditionalStyle_2484" calcext:value="duplicate" calcext:base-cell-address="Sheet1.B3"/>
          </calcext:conditional-format>
          <calcext:conditional-format calcext:target-range-address="Sheet1.B289:Sheet1.B378 Sheet1.B239:Sheet1.B287 Sheet1.B173:Sheet1.B175 Sheet1.B125:Sheet1.B125 Sheet1.B3:Sheet1.B7 Sheet1.B9:Sheet1.B18 Sheet1.B179:Sheet1.B179 Sheet1.B24:Sheet1.B49 Sheet1.B157:Sheet1.B168 Sheet1.B128:Sheet1.B149 Sheet1.B80:Sheet1.B122">
            <calcext:condition calcext:apply-style-name="ConditionalStyle_2488" calcext:value="duplicate" calcext:base-cell-address="Sheet1.B3"/>
          </calcext:conditional-format>
          <calcext:conditional-format calcext:target-range-address="Sheet1.B239:Sheet1.B250">
            <calcext:condition calcext:apply-style-name="ConditionalStyle_2573" calcext:value="duplicate" calcext:base-cell-address="Sheet1.B239"/>
          </calcext:conditional-format>
          <calcext:conditional-format calcext:target-range-address="Sheet1.B239:Sheet1.B250 Sheet1.B120:Sheet1.B122 Sheet1.B125:Sheet1.B125 Sheet1.B3:Sheet1.B3 Sheet1.B157:Sheet1.B157 Sheet1.B80:Sheet1.B85 Sheet1.B128:Sheet1.B142 Sheet1.B148:Sheet1.B149 Sheet1.B6:Sheet1.B7 Sheet1.B9:Sheet1.B14 Sheet1.B173:Sheet1.B175 Sheet1.B17:Sheet1.B18 Sheet1.B179:Sheet1.B179 Sheet1.B24:Sheet1.B49 Sheet1.B161:Sheet1.B168 Sheet1.B87:Sheet1.B114">
            <calcext:condition calcext:apply-style-name="ConditionalStyle_2574" calcext:value="duplicate" calcext:base-cell-address="Sheet1.B3"/>
          </calcext:conditional-format>
          <calcext:conditional-format calcext:target-range-address="Sheet1.B289:Sheet1.B378 Sheet1.B236:Sheet1.B287 Sheet1.B173:Sheet1.B179 Sheet1.B125:Sheet1.B126 Sheet1.B9:Sheet1.B18 Sheet1.B3:Sheet1.B7 Sheet1.B157:Sheet1.B168 Sheet1.B128:Sheet1.B149 Sheet1.B24:Sheet1.B122">
            <calcext:condition calcext:apply-style-name="ConditionalStyle_2493" calcext:value="duplicate" calcext:base-cell-address="Sheet1.B3"/>
            <calcext:condition calcext:apply-style-name="ConditionalStyle_2492" calcext:value="duplicate" calcext:base-cell-address="Sheet1.B3"/>
            <calcext:condition calcext:apply-style-name="ConditionalStyle_2491" calcext:value="duplicate" calcext:base-cell-address="Sheet1.B3"/>
            <calcext:condition calcext:apply-style-name="ConditionalStyle_2490" calcext:value="duplicate" calcext:base-cell-address="Sheet1.B3"/>
            <calcext:condition calcext:apply-style-name="ConditionalStyle_2489" calcext:value="duplicate" calcext:base-cell-address="Sheet1.B3"/>
          </calcext:conditional-format>
          <calcext:conditional-format calcext:target-range-address="Sheet1.B289:Sheet1.B378 Sheet1.B236:Sheet1.B287 Sheet1.B173:Sheet1.B179 Sheet1.B125:Sheet1.B126 Sheet1.B9:Sheet1.B18 Sheet1.B2:Sheet1.B7 Sheet1.B157:Sheet1.B168 Sheet1.B128:Sheet1.B149 Sheet1.B24:Sheet1.B122">
            <calcext:condition calcext:apply-style-name="ConditionalStyle_2496" calcext:value="duplicate" calcext:base-cell-address="Sheet1.B2"/>
            <calcext:condition calcext:apply-style-name="ConditionalStyle_2495" calcext:value="duplicate" calcext:base-cell-address="Sheet1.B2"/>
            <calcext:condition calcext:apply-style-name="ConditionalStyle_2494" calcext:value="duplicate" calcext:base-cell-address="Sheet1.B2"/>
          </calcext:conditional-format>
          <calcext:conditional-format calcext:target-range-address="Sheet1.B289:Sheet1.B383 Sheet1.B236:Sheet1.B287 Sheet1.B173:Sheet1.B179 Sheet1.B125:Sheet1.B126 Sheet1.B9:Sheet1.B18 Sheet1.B2:Sheet1.B7 Sheet1.B156:Sheet1.B168 Sheet1.B128:Sheet1.B154 Sheet1.B24:Sheet1.B122">
            <calcext:condition calcext:apply-style-name="ConditionalStyle_2483" calcext:value="duplicate" calcext:base-cell-address="Sheet1.B2"/>
          </calcext:conditional-format>
          <calcext:conditional-format calcext:target-range-address="Sheet1.B289:Sheet1.B378 Sheet1.B236:Sheet1.B287 Sheet1.B173:Sheet1.B179 Sheet1.B125:Sheet1.B126 Sheet1.B3:Sheet1.B7 Sheet1.B9:Sheet1.B18 Sheet1.B157:Sheet1.B168 Sheet1.B128:Sheet1.B149 Sheet1.B24:Sheet1.B122">
            <calcext:condition calcext:apply-style-name="ConditionalStyle_2497" calcext:value="duplicate" calcext:base-cell-address="Sheet1.B3"/>
          </calcext:conditional-format>
          <calcext:conditional-format calcext:target-range-address="Sheet1.B289:Sheet1.B378 Sheet1.B236:Sheet1.B287 Sheet1.B173:Sheet1.B179 Sheet1.B125:Sheet1.B125 Sheet1.B3:Sheet1.B7 Sheet1.B9:Sheet1.B18 Sheet1.B157:Sheet1.B168 Sheet1.B128:Sheet1.B149 Sheet1.B24:Sheet1.B122">
            <calcext:condition calcext:apply-style-name="ConditionalStyle_2498" calcext:value="duplicate" calcext:base-cell-address="Sheet1.B3"/>
          </calcext:conditional-format>
          <calcext:conditional-format calcext:target-range-address="Sheet1.B289:Sheet1.B480 Sheet1.B236:Sheet1.B287 Sheet1.B156:Sheet1.B179 Sheet1.B125:Sheet1.B154 Sheet1.B2:Sheet1.B123">
            <calcext:condition calcext:apply-style-name="ConditionalStyle_2477" calcext:value="duplicate" calcext:base-cell-address="Sheet1.B2"/>
          </calcext:conditional-format>
          <calcext:conditional-format calcext:target-range-address="Sheet1.B289:Sheet1.B397 Sheet1.B236:Sheet1.B287 Sheet1.B156:Sheet1.B179 Sheet1.B125:Sheet1.B154 Sheet1.B2:Sheet1.B123">
            <calcext:condition calcext:apply-style-name="ConditionalStyle_2480" calcext:value="duplicate" calcext:base-cell-address="Sheet1.B2"/>
          </calcext:conditional-format>
          <calcext:conditional-format calcext:target-range-address="Sheet1.B289:Sheet1.B392 Sheet1.B236:Sheet1.B287 Sheet1.B156:Sheet1.B179 Sheet1.B125:Sheet1.B154 Sheet1.B2:Sheet1.B123">
            <calcext:condition calcext:apply-style-name="ConditionalStyle_2482" calcext:value="duplicate" calcext:base-cell-address="Sheet1.B2"/>
          </calcext:conditional-format>
          <calcext:conditional-format calcext:target-range-address="Sheet1.B289:Sheet1.B480 Sheet1.B236:Sheet1.B287 Sheet1.B156:Sheet1.B179 Sheet1.B2:Sheet1.B154">
            <calcext:condition calcext:apply-style-name="ConditionalStyle_2478" calcext:value="duplicate" calcext:base-cell-address="Sheet1.B2"/>
          </calcext:conditional-format>
          <calcext:conditional-format calcext:target-range-address="Sheet1.B289:Sheet1.B415 Sheet1.B236:Sheet1.B287 Sheet1.B156:Sheet1.B179 Sheet1.B2:Sheet1.B154">
            <calcext:condition calcext:apply-style-name="ConditionalStyle_2479" calcext:value="duplicate" calcext:base-cell-address="Sheet1.B2"/>
          </calcext:conditional-format>
          <calcext:conditional-format calcext:target-range-address="Sheet1.B289:Sheet1.B397 Sheet1.B236:Sheet1.B287 Sheet1.B156:Sheet1.B179 Sheet1.B2:Sheet1.B7 Sheet1.B125:Sheet1.B154 Sheet1.B9:Sheet1.B123">
            <calcext:condition calcext:apply-style-name="ConditionalStyle_2481" calcext:value="duplicate" calcext:base-cell-address="Sheet1.B2"/>
          </calcext:conditional-format>
          <calcext:conditional-format calcext:target-range-address="Sheet1.B236:Sheet1.B238">
            <calcext:condition calcext:apply-style-name="ConditionalStyle_2577" calcext:value="duplicate" calcext:base-cell-address="Sheet1.B236"/>
            <calcext:condition calcext:apply-style-name="ConditionalStyle_2576" calcext:value="duplicate" calcext:base-cell-address="Sheet1.B236"/>
            <calcext:condition calcext:apply-style-name="ConditionalStyle_2575" calcext:value="duplicate" calcext:base-cell-address="Sheet1.B236"/>
          </calcext:conditional-format>
          <calcext:conditional-format calcext:target-range-address="Sheet1.B229:Sheet1.B229 Sheet1.B180:Sheet1.B186">
            <calcext:condition calcext:apply-style-name="ConditionalStyle_2613" calcext:value="duplicate" calcext:base-cell-address="Sheet1.B180"/>
            <calcext:condition calcext:apply-style-name="ConditionalStyle_2612" calcext:value="duplicate" calcext:base-cell-address="Sheet1.B180"/>
            <calcext:condition calcext:apply-style-name="ConditionalStyle_2611" calcext:value="duplicate" calcext:base-cell-address="Sheet1.B180"/>
            <calcext:condition calcext:apply-style-name="ConditionalStyle_2610" calcext:value="duplicate" calcext:base-cell-address="Sheet1.B180"/>
            <calcext:condition calcext:apply-style-name="ConditionalStyle_2609" calcext:value="duplicate" calcext:base-cell-address="Sheet1.B180"/>
            <calcext:condition calcext:apply-style-name="ConditionalStyle_2608" calcext:value="duplicate" calcext:base-cell-address="Sheet1.B180"/>
            <calcext:condition calcext:apply-style-name="ConditionalStyle_2607" calcext:value="duplicate" calcext:base-cell-address="Sheet1.B180"/>
            <calcext:condition calcext:apply-style-name="ConditionalStyle_2606" calcext:value="duplicate" calcext:base-cell-address="Sheet1.B180"/>
            <calcext:condition calcext:apply-style-name="ConditionalStyle_2605" calcext:value="duplicate" calcext:base-cell-address="Sheet1.B180"/>
            <calcext:condition calcext:apply-style-name="ConditionalStyle_2604" calcext:value="duplicate" calcext:base-cell-address="Sheet1.B180"/>
            <calcext:condition calcext:apply-style-name="ConditionalStyle_2603" calcext:value="duplicate" calcext:base-cell-address="Sheet1.B180"/>
            <calcext:condition calcext:apply-style-name="ConditionalStyle_2602" calcext:value="duplicate" calcext:base-cell-address="Sheet1.B180"/>
            <calcext:condition calcext:apply-style-name="ConditionalStyle_2601" calcext:value="duplicate" calcext:base-cell-address="Sheet1.B180"/>
            <calcext:condition calcext:apply-style-name="ConditionalStyle_2600" calcext:value="duplicate" calcext:base-cell-address="Sheet1.B180"/>
            <calcext:condition calcext:apply-style-name="ConditionalStyle_2599" calcext:value="duplicate" calcext:base-cell-address="Sheet1.B180"/>
            <calcext:condition calcext:apply-style-name="ConditionalStyle_2598" calcext:value="duplicate" calcext:base-cell-address="Sheet1.B180"/>
            <calcext:condition calcext:apply-style-name="ConditionalStyle_2597" calcext:value="duplicate" calcext:base-cell-address="Sheet1.B180"/>
            <calcext:condition calcext:apply-style-name="ConditionalStyle_2596" calcext:value="duplicate" calcext:base-cell-address="Sheet1.B180"/>
            <calcext:condition calcext:apply-style-name="ConditionalStyle_2595" calcext:value="duplicate" calcext:base-cell-address="Sheet1.B180"/>
            <calcext:condition calcext:apply-style-name="ConditionalStyle_2594" calcext:value="duplicate" calcext:base-cell-address="Sheet1.B180"/>
            <calcext:condition calcext:apply-style-name="ConditionalStyle_2593" calcext:value="duplicate" calcext:base-cell-address="Sheet1.B180"/>
            <calcext:condition calcext:apply-style-name="ConditionalStyle_2592" calcext:value="duplicate" calcext:base-cell-address="Sheet1.B180"/>
            <calcext:condition calcext:apply-style-name="ConditionalStyle_2591" calcext:value="duplicate" calcext:base-cell-address="Sheet1.B180"/>
            <calcext:condition calcext:apply-style-name="ConditionalStyle_2590" calcext:value="duplicate" calcext:base-cell-address="Sheet1.B180"/>
            <calcext:condition calcext:apply-style-name="ConditionalStyle_2589" calcext:value="duplicate" calcext:base-cell-address="Sheet1.B180"/>
            <calcext:condition calcext:apply-style-name="ConditionalStyle_2588" calcext:value="duplicate" calcext:base-cell-address="Sheet1.B180"/>
            <calcext:condition calcext:apply-style-name="ConditionalStyle_2587" calcext:value="duplicate" calcext:base-cell-address="Sheet1.B180"/>
            <calcext:condition calcext:apply-style-name="ConditionalStyle_2586" calcext:value="duplicate" calcext:base-cell-address="Sheet1.B180"/>
            <calcext:condition calcext:apply-style-name="ConditionalStyle_2585" calcext:value="duplicate" calcext:base-cell-address="Sheet1.B180"/>
            <calcext:condition calcext:apply-style-name="ConditionalStyle_2584" calcext:value="duplicate" calcext:base-cell-address="Sheet1.B180"/>
            <calcext:condition calcext:apply-style-name="ConditionalStyle_2583" calcext:value="duplicate" calcext:base-cell-address="Sheet1.B180"/>
            <calcext:condition calcext:apply-style-name="ConditionalStyle_2582" calcext:value="duplicate" calcext:base-cell-address="Sheet1.B180"/>
            <calcext:condition calcext:apply-style-name="ConditionalStyle_2581" calcext:value="duplicate" calcext:base-cell-address="Sheet1.B180"/>
            <calcext:condition calcext:apply-style-name="ConditionalStyle_2580" calcext:value="duplicate" calcext:base-cell-address="Sheet1.B180"/>
            <calcext:condition calcext:apply-style-name="ConditionalStyle_2579" calcext:value="duplicate" calcext:base-cell-address="Sheet1.B180"/>
            <calcext:condition calcext:apply-style-name="ConditionalStyle_2578" calcext:value="duplicate" calcext:base-cell-address="Sheet1.B180"/>
          </calcext:conditional-format>
          <calcext:conditional-format calcext:target-range-address="Sheet1.B187:Sheet1.B228">
            <calcext:condition calcext:apply-style-name="ConditionalStyle_2647" calcext:value="duplicate" calcext:base-cell-address="Sheet1.B187"/>
            <calcext:condition calcext:apply-style-name="ConditionalStyle_2646" calcext:value="duplicate" calcext:base-cell-address="Sheet1.B187"/>
            <calcext:condition calcext:apply-style-name="ConditionalStyle_2645" calcext:value="duplicate" calcext:base-cell-address="Sheet1.B187"/>
            <calcext:condition calcext:apply-style-name="ConditionalStyle_2644" calcext:value="duplicate" calcext:base-cell-address="Sheet1.B187"/>
            <calcext:condition calcext:apply-style-name="ConditionalStyle_2643" calcext:value="duplicate" calcext:base-cell-address="Sheet1.B187"/>
            <calcext:condition calcext:apply-style-name="ConditionalStyle_2642" calcext:value="duplicate" calcext:base-cell-address="Sheet1.B187"/>
            <calcext:condition calcext:apply-style-name="ConditionalStyle_2641" calcext:value="duplicate" calcext:base-cell-address="Sheet1.B187"/>
            <calcext:condition calcext:apply-style-name="ConditionalStyle_2640" calcext:value="duplicate" calcext:base-cell-address="Sheet1.B187"/>
            <calcext:condition calcext:apply-style-name="ConditionalStyle_2639" calcext:value="duplicate" calcext:base-cell-address="Sheet1.B187"/>
            <calcext:condition calcext:apply-style-name="ConditionalStyle_2638" calcext:value="duplicate" calcext:base-cell-address="Sheet1.B187"/>
            <calcext:condition calcext:apply-style-name="ConditionalStyle_2637" calcext:value="duplicate" calcext:base-cell-address="Sheet1.B187"/>
            <calcext:condition calcext:apply-style-name="ConditionalStyle_2636" calcext:value="duplicate" calcext:base-cell-address="Sheet1.B187"/>
            <calcext:condition calcext:apply-style-name="ConditionalStyle_2635" calcext:value="duplicate" calcext:base-cell-address="Sheet1.B187"/>
            <calcext:condition calcext:apply-style-name="ConditionalStyle_2634" calcext:value="duplicate" calcext:base-cell-address="Sheet1.B187"/>
            <calcext:condition calcext:apply-style-name="ConditionalStyle_2633" calcext:value="duplicate" calcext:base-cell-address="Sheet1.B187"/>
            <calcext:condition calcext:apply-style-name="ConditionalStyle_2632" calcext:value="duplicate" calcext:base-cell-address="Sheet1.B187"/>
            <calcext:condition calcext:apply-style-name="ConditionalStyle_2631" calcext:value="duplicate" calcext:base-cell-address="Sheet1.B187"/>
            <calcext:condition calcext:apply-style-name="ConditionalStyle_2630" calcext:value="duplicate" calcext:base-cell-address="Sheet1.B187"/>
            <calcext:condition calcext:apply-style-name="ConditionalStyle_2629" calcext:value="duplicate" calcext:base-cell-address="Sheet1.B187"/>
            <calcext:condition calcext:apply-style-name="ConditionalStyle_2628" calcext:value="duplicate" calcext:base-cell-address="Sheet1.B187"/>
            <calcext:condition calcext:apply-style-name="ConditionalStyle_2627" calcext:value="duplicate" calcext:base-cell-address="Sheet1.B187"/>
            <calcext:condition calcext:apply-style-name="ConditionalStyle_2626" calcext:value="duplicate" calcext:base-cell-address="Sheet1.B187"/>
            <calcext:condition calcext:apply-style-name="ConditionalStyle_2625" calcext:value="duplicate" calcext:base-cell-address="Sheet1.B187"/>
            <calcext:condition calcext:apply-style-name="ConditionalStyle_2624" calcext:value="duplicate" calcext:base-cell-address="Sheet1.B187"/>
            <calcext:condition calcext:apply-style-name="ConditionalStyle_2623" calcext:value="duplicate" calcext:base-cell-address="Sheet1.B187"/>
            <calcext:condition calcext:apply-style-name="ConditionalStyle_2622" calcext:value="duplicate" calcext:base-cell-address="Sheet1.B187"/>
            <calcext:condition calcext:apply-style-name="ConditionalStyle_2621" calcext:value="duplicate" calcext:base-cell-address="Sheet1.B187"/>
            <calcext:condition calcext:apply-style-name="ConditionalStyle_2620" calcext:value="duplicate" calcext:base-cell-address="Sheet1.B187"/>
            <calcext:condition calcext:apply-style-name="ConditionalStyle_2619" calcext:value="duplicate" calcext:base-cell-address="Sheet1.B187"/>
            <calcext:condition calcext:apply-style-name="ConditionalStyle_2618" calcext:value="duplicate" calcext:base-cell-address="Sheet1.B187"/>
            <calcext:condition calcext:apply-style-name="ConditionalStyle_2617" calcext:value="duplicate" calcext:base-cell-address="Sheet1.B187"/>
            <calcext:condition calcext:apply-style-name="ConditionalStyle_2616" calcext:value="duplicate" calcext:base-cell-address="Sheet1.B187"/>
            <calcext:condition calcext:apply-style-name="ConditionalStyle_2615" calcext:value="duplicate" calcext:base-cell-address="Sheet1.B187"/>
            <calcext:condition calcext:apply-style-name="ConditionalStyle_2614" calcext:value="duplicate" calcext:base-cell-address="Sheet1.B187"/>
          </calcext:conditional-format>
          <calcext:conditional-format calcext:target-range-address="Sheet1.B176:Sheet1.B178">
            <calcext:condition calcext:apply-style-name="ConditionalStyle_2668" calcext:value="duplicate" calcext:base-cell-address="Sheet1.B176"/>
            <calcext:condition calcext:apply-style-name="ConditionalStyle_2667" calcext:value="duplicate" calcext:base-cell-address="Sheet1.B176"/>
            <calcext:condition calcext:apply-style-name="ConditionalStyle_2666" calcext:value="duplicate" calcext:base-cell-address="Sheet1.B176"/>
            <calcext:condition calcext:apply-style-name="ConditionalStyle_2665" calcext:value="duplicate" calcext:base-cell-address="Sheet1.B176"/>
            <calcext:condition calcext:apply-style-name="ConditionalStyle_2664" calcext:value="duplicate" calcext:base-cell-address="Sheet1.B176"/>
            <calcext:condition calcext:apply-style-name="ConditionalStyle_2663" calcext:value="duplicate" calcext:base-cell-address="Sheet1.B176"/>
            <calcext:condition calcext:apply-style-name="ConditionalStyle_2662" calcext:value="duplicate" calcext:base-cell-address="Sheet1.B176"/>
            <calcext:condition calcext:apply-style-name="ConditionalStyle_2661" calcext:value="duplicate" calcext:base-cell-address="Sheet1.B176"/>
            <calcext:condition calcext:apply-style-name="ConditionalStyle_2660" calcext:value="duplicate" calcext:base-cell-address="Sheet1.B176"/>
            <calcext:condition calcext:apply-style-name="ConditionalStyle_2659" calcext:value="duplicate" calcext:base-cell-address="Sheet1.B176"/>
            <calcext:condition calcext:apply-style-name="ConditionalStyle_2658" calcext:value="duplicate" calcext:base-cell-address="Sheet1.B176"/>
            <calcext:condition calcext:apply-style-name="ConditionalStyle_2657" calcext:value="duplicate" calcext:base-cell-address="Sheet1.B176"/>
            <calcext:condition calcext:apply-style-name="ConditionalStyle_2656" calcext:value="duplicate" calcext:base-cell-address="Sheet1.B176"/>
            <calcext:condition calcext:apply-style-name="ConditionalStyle_2655" calcext:value="duplicate" calcext:base-cell-address="Sheet1.B176"/>
            <calcext:condition calcext:apply-style-name="ConditionalStyle_2654" calcext:value="duplicate" calcext:base-cell-address="Sheet1.B176"/>
            <calcext:condition calcext:apply-style-name="ConditionalStyle_2653" calcext:value="duplicate" calcext:base-cell-address="Sheet1.B176"/>
            <calcext:condition calcext:apply-style-name="ConditionalStyle_2652" calcext:value="duplicate" calcext:base-cell-address="Sheet1.B176"/>
            <calcext:condition calcext:apply-style-name="ConditionalStyle_2651" calcext:value="duplicate" calcext:base-cell-address="Sheet1.B176"/>
            <calcext:condition calcext:apply-style-name="ConditionalStyle_2650" calcext:value="duplicate" calcext:base-cell-address="Sheet1.B176"/>
            <calcext:condition calcext:apply-style-name="ConditionalStyle_2649" calcext:value="duplicate" calcext:base-cell-address="Sheet1.B176"/>
            <calcext:condition calcext:apply-style-name="ConditionalStyle_2648" calcext:value="duplicate" calcext:base-cell-address="Sheet1.B176"/>
          </calcext:conditional-format>
          <calcext:conditional-format calcext:target-range-address="Sheet1.B289:Sheet1.B289 Sheet1.B173:Sheet1.B175 Sheet1.B125:Sheet1.B125 Sheet1.B128:Sheet1.B142 Sheet1.B148:Sheet1.B149 Sheet1.B3:Sheet1.B7 Sheet1.B9:Sheet1.B18 Sheet1.B179:Sheet1.B179 Sheet1.B24:Sheet1.B49 Sheet1.B157:Sheet1.B168 Sheet1.B239:Sheet1.B287 Sheet1.B80:Sheet1.B122 Sheet1.B308:Sheet1.B378">
            <calcext:condition calcext:apply-style-name="ConditionalStyle_2511" calcext:value="duplicate" calcext:base-cell-address="Sheet1.B3"/>
            <calcext:condition calcext:apply-style-name="ConditionalStyle_2510" calcext:value="duplicate" calcext:base-cell-address="Sheet1.B3"/>
            <calcext:condition calcext:apply-style-name="ConditionalStyle_2509" calcext:value="duplicate" calcext:base-cell-address="Sheet1.B3"/>
          </calcext:conditional-format>
          <calcext:conditional-format calcext:target-range-address="Sheet1.B289:Sheet1.B289 Sheet1.B173:Sheet1.B175 Sheet1.B125:Sheet1.B125 Sheet1.B3:Sheet1.B7 Sheet1.B9:Sheet1.B18 Sheet1.B179:Sheet1.B179 Sheet1.B24:Sheet1.B49 Sheet1.B157:Sheet1.B168 Sheet1.B128:Sheet1.B149 Sheet1.B239:Sheet1.B287 Sheet1.B80:Sheet1.B122 Sheet1.B308:Sheet1.B378">
            <calcext:condition calcext:apply-style-name="ConditionalStyle_2512" calcext:value="duplicate" calcext:base-cell-address="Sheet1.B3"/>
          </calcext:conditional-format>
          <calcext:conditional-format calcext:target-range-address="Sheet1.B170:Sheet1.B172">
            <calcext:condition calcext:apply-style-name="ConditionalStyle_2702" calcext:value="duplicate" calcext:base-cell-address="Sheet1.B170"/>
            <calcext:condition calcext:apply-style-name="ConditionalStyle_2701" calcext:value="duplicate" calcext:base-cell-address="Sheet1.B170"/>
            <calcext:condition calcext:apply-style-name="ConditionalStyle_2700" calcext:value="duplicate" calcext:base-cell-address="Sheet1.B170"/>
            <calcext:condition calcext:apply-style-name="ConditionalStyle_2699" calcext:value="duplicate" calcext:base-cell-address="Sheet1.B170"/>
            <calcext:condition calcext:apply-style-name="ConditionalStyle_2698" calcext:value="duplicate" calcext:base-cell-address="Sheet1.B170"/>
            <calcext:condition calcext:apply-style-name="ConditionalStyle_2697" calcext:value="duplicate" calcext:base-cell-address="Sheet1.B170"/>
            <calcext:condition calcext:apply-style-name="ConditionalStyle_2696" calcext:value="duplicate" calcext:base-cell-address="Sheet1.B170"/>
            <calcext:condition calcext:apply-style-name="ConditionalStyle_2695" calcext:value="duplicate" calcext:base-cell-address="Sheet1.B170"/>
            <calcext:condition calcext:apply-style-name="ConditionalStyle_2694" calcext:value="duplicate" calcext:base-cell-address="Sheet1.B170"/>
            <calcext:condition calcext:apply-style-name="ConditionalStyle_2693" calcext:value="duplicate" calcext:base-cell-address="Sheet1.B170"/>
            <calcext:condition calcext:apply-style-name="ConditionalStyle_2692" calcext:value="duplicate" calcext:base-cell-address="Sheet1.B170"/>
            <calcext:condition calcext:apply-style-name="ConditionalStyle_2691" calcext:value="duplicate" calcext:base-cell-address="Sheet1.B170"/>
            <calcext:condition calcext:apply-style-name="ConditionalStyle_2690" calcext:value="duplicate" calcext:base-cell-address="Sheet1.B170"/>
            <calcext:condition calcext:apply-style-name="ConditionalStyle_2689" calcext:value="duplicate" calcext:base-cell-address="Sheet1.B170"/>
            <calcext:condition calcext:apply-style-name="ConditionalStyle_2688" calcext:value="duplicate" calcext:base-cell-address="Sheet1.B170"/>
            <calcext:condition calcext:apply-style-name="ConditionalStyle_2687" calcext:value="duplicate" calcext:base-cell-address="Sheet1.B170"/>
            <calcext:condition calcext:apply-style-name="ConditionalStyle_2686" calcext:value="duplicate" calcext:base-cell-address="Sheet1.B170"/>
            <calcext:condition calcext:apply-style-name="ConditionalStyle_2685" calcext:value="duplicate" calcext:base-cell-address="Sheet1.B170"/>
            <calcext:condition calcext:apply-style-name="ConditionalStyle_2684" calcext:value="duplicate" calcext:base-cell-address="Sheet1.B170"/>
            <calcext:condition calcext:apply-style-name="ConditionalStyle_2683" calcext:value="duplicate" calcext:base-cell-address="Sheet1.B170"/>
            <calcext:condition calcext:apply-style-name="ConditionalStyle_2682" calcext:value="duplicate" calcext:base-cell-address="Sheet1.B170"/>
            <calcext:condition calcext:apply-style-name="ConditionalStyle_2681" calcext:value="duplicate" calcext:base-cell-address="Sheet1.B170"/>
            <calcext:condition calcext:apply-style-name="ConditionalStyle_2680" calcext:value="duplicate" calcext:base-cell-address="Sheet1.B170"/>
            <calcext:condition calcext:apply-style-name="ConditionalStyle_2679" calcext:value="duplicate" calcext:base-cell-address="Sheet1.B170"/>
            <calcext:condition calcext:apply-style-name="ConditionalStyle_2678" calcext:value="duplicate" calcext:base-cell-address="Sheet1.B170"/>
            <calcext:condition calcext:apply-style-name="ConditionalStyle_2677" calcext:value="duplicate" calcext:base-cell-address="Sheet1.B170"/>
            <calcext:condition calcext:apply-style-name="ConditionalStyle_2676" calcext:value="duplicate" calcext:base-cell-address="Sheet1.B170"/>
            <calcext:condition calcext:apply-style-name="ConditionalStyle_2675" calcext:value="duplicate" calcext:base-cell-address="Sheet1.B170"/>
            <calcext:condition calcext:apply-style-name="ConditionalStyle_2674" calcext:value="duplicate" calcext:base-cell-address="Sheet1.B170"/>
            <calcext:condition calcext:apply-style-name="ConditionalStyle_2673" calcext:value="duplicate" calcext:base-cell-address="Sheet1.B170"/>
            <calcext:condition calcext:apply-style-name="ConditionalStyle_2672" calcext:value="duplicate" calcext:base-cell-address="Sheet1.B170"/>
            <calcext:condition calcext:apply-style-name="ConditionalStyle_2671" calcext:value="duplicate" calcext:base-cell-address="Sheet1.B170"/>
            <calcext:condition calcext:apply-style-name="ConditionalStyle_2670" calcext:value="duplicate" calcext:base-cell-address="Sheet1.B170"/>
            <calcext:condition calcext:apply-style-name="ConditionalStyle_2669" calcext:value="duplicate" calcext:base-cell-address="Sheet1.B170"/>
          </calcext:conditional-format>
          <calcext:conditional-format calcext:target-range-address="Sheet1.B169:Sheet1.B169">
            <calcext:condition calcext:apply-style-name="ConditionalStyle_2709" calcext:value="duplicate" calcext:base-cell-address="Sheet1.B169"/>
            <calcext:condition calcext:apply-style-name="ConditionalStyle_2708" calcext:value="duplicate" calcext:base-cell-address="Sheet1.B169"/>
            <calcext:condition calcext:apply-style-name="ConditionalStyle_2707" calcext:value="duplicate" calcext:base-cell-address="Sheet1.B169"/>
            <calcext:condition calcext:apply-style-name="ConditionalStyle_2706" calcext:value="duplicate" calcext:base-cell-address="Sheet1.B169"/>
            <calcext:condition calcext:apply-style-name="ConditionalStyle_2705" calcext:value="duplicate" calcext:base-cell-address="Sheet1.B169"/>
            <calcext:condition calcext:apply-style-name="ConditionalStyle_2704" calcext:value="duplicate" calcext:base-cell-address="Sheet1.B169"/>
            <calcext:condition calcext:apply-style-name="ConditionalStyle_2703" calcext:value="duplicate" calcext:base-cell-address="Sheet1.B169"/>
          </calcext:conditional-format>
          <calcext:conditional-format calcext:target-range-address="Sheet1.B168:Sheet1.B168">
            <calcext:condition calcext:apply-style-name="ConditionalStyle_2710" calcext:value="duplicate" calcext:base-cell-address="Sheet1.B168"/>
          </calcext:conditional-format>
          <calcext:conditional-format calcext:target-range-address="Sheet1.B162:Sheet1.B165">
            <calcext:condition calcext:apply-style-name="ConditionalStyle_2712" calcext:value="duplicate" calcext:base-cell-address="Sheet1.B162"/>
            <calcext:condition calcext:apply-style-name="ConditionalStyle_2711" calcext:value="duplicate" calcext:base-cell-address="Sheet1.B162"/>
          </calcext:conditional-format>
          <calcext:conditional-format calcext:target-range-address="Sheet1.B158:Sheet1.B160">
            <calcext:condition calcext:apply-style-name="ConditionalStyle_2713" calcext:value="duplicate" calcext:base-cell-address="Sheet1.B158"/>
          </calcext:conditional-format>
          <calcext:conditional-format calcext:target-range-address="Sheet1.B156:Sheet1.B156">
            <calcext:condition calcext:apply-style-name="ConditionalStyle_2725" calcext:value="duplicate" calcext:base-cell-address="Sheet1.B156"/>
            <calcext:condition calcext:apply-style-name="ConditionalStyle_2724" calcext:value="duplicate" calcext:base-cell-address="Sheet1.B156"/>
            <calcext:condition calcext:apply-style-name="ConditionalStyle_2723" calcext:value="duplicate" calcext:base-cell-address="Sheet1.B156"/>
            <calcext:condition calcext:apply-style-name="ConditionalStyle_2722" calcext:value="duplicate" calcext:base-cell-address="Sheet1.B156"/>
            <calcext:condition calcext:apply-style-name="ConditionalStyle_2721" calcext:value="duplicate" calcext:base-cell-address="Sheet1.B156"/>
            <calcext:condition calcext:apply-style-name="ConditionalStyle_2720" calcext:value="duplicate" calcext:base-cell-address="Sheet1.B156"/>
            <calcext:condition calcext:apply-style-name="ConditionalStyle_2719" calcext:value="duplicate" calcext:base-cell-address="Sheet1.B156"/>
            <calcext:condition calcext:apply-style-name="ConditionalStyle_2718" calcext:value="duplicate" calcext:base-cell-address="Sheet1.B156"/>
            <calcext:condition calcext:apply-style-name="ConditionalStyle_2717" calcext:value="duplicate" calcext:base-cell-address="Sheet1.B156"/>
            <calcext:condition calcext:apply-style-name="ConditionalStyle_2716" calcext:value="duplicate" calcext:base-cell-address="Sheet1.B156"/>
            <calcext:condition calcext:apply-style-name="ConditionalStyle_2715" calcext:value="duplicate" calcext:base-cell-address="Sheet1.B156"/>
            <calcext:condition calcext:apply-style-name="ConditionalStyle_2714" calcext:value="duplicate" calcext:base-cell-address="Sheet1.B156"/>
          </calcext:conditional-format>
          <calcext:conditional-format calcext:target-range-address="Sheet1.B155:Sheet1.B155">
            <calcext:condition calcext:apply-style-name="ConditionalStyle_2756" calcext:value="duplicate" calcext:base-cell-address="Sheet1.B155"/>
            <calcext:condition calcext:apply-style-name="ConditionalStyle_2755" calcext:value="duplicate" calcext:base-cell-address="Sheet1.B155"/>
            <calcext:condition calcext:apply-style-name="ConditionalStyle_2754" calcext:value="duplicate" calcext:base-cell-address="Sheet1.B155"/>
            <calcext:condition calcext:apply-style-name="ConditionalStyle_2753" calcext:value="duplicate" calcext:base-cell-address="Sheet1.B155"/>
            <calcext:condition calcext:apply-style-name="ConditionalStyle_2752" calcext:value="duplicate" calcext:base-cell-address="Sheet1.B155"/>
            <calcext:condition calcext:apply-style-name="ConditionalStyle_2751" calcext:value="duplicate" calcext:base-cell-address="Sheet1.B155"/>
            <calcext:condition calcext:apply-style-name="ConditionalStyle_2750" calcext:value="duplicate" calcext:base-cell-address="Sheet1.B155"/>
            <calcext:condition calcext:apply-style-name="ConditionalStyle_2749" calcext:value="duplicate" calcext:base-cell-address="Sheet1.B155"/>
            <calcext:condition calcext:apply-style-name="ConditionalStyle_2748" calcext:value="duplicate" calcext:base-cell-address="Sheet1.B155"/>
            <calcext:condition calcext:apply-style-name="ConditionalStyle_2747" calcext:value="duplicate" calcext:base-cell-address="Sheet1.B155"/>
            <calcext:condition calcext:apply-style-name="ConditionalStyle_2746" calcext:value="duplicate" calcext:base-cell-address="Sheet1.B155"/>
            <calcext:condition calcext:apply-style-name="ConditionalStyle_2745" calcext:value="duplicate" calcext:base-cell-address="Sheet1.B155"/>
            <calcext:condition calcext:apply-style-name="ConditionalStyle_2744" calcext:value="duplicate" calcext:base-cell-address="Sheet1.B155"/>
            <calcext:condition calcext:apply-style-name="ConditionalStyle_2743" calcext:value="duplicate" calcext:base-cell-address="Sheet1.B155"/>
            <calcext:condition calcext:apply-style-name="ConditionalStyle_2742" calcext:value="duplicate" calcext:base-cell-address="Sheet1.B155"/>
            <calcext:condition calcext:apply-style-name="ConditionalStyle_2741" calcext:value="duplicate" calcext:base-cell-address="Sheet1.B155"/>
            <calcext:condition calcext:apply-style-name="ConditionalStyle_2740" calcext:value="duplicate" calcext:base-cell-address="Sheet1.B155"/>
            <calcext:condition calcext:apply-style-name="ConditionalStyle_2739" calcext:value="duplicate" calcext:base-cell-address="Sheet1.B155"/>
            <calcext:condition calcext:apply-style-name="ConditionalStyle_2738" calcext:value="duplicate" calcext:base-cell-address="Sheet1.B155"/>
            <calcext:condition calcext:apply-style-name="ConditionalStyle_2737" calcext:value="duplicate" calcext:base-cell-address="Sheet1.B155"/>
            <calcext:condition calcext:apply-style-name="ConditionalStyle_2736" calcext:value="duplicate" calcext:base-cell-address="Sheet1.B155"/>
            <calcext:condition calcext:apply-style-name="ConditionalStyle_2735" calcext:value="duplicate" calcext:base-cell-address="Sheet1.B155"/>
            <calcext:condition calcext:apply-style-name="ConditionalStyle_2734" calcext:value="duplicate" calcext:base-cell-address="Sheet1.B155"/>
            <calcext:condition calcext:apply-style-name="ConditionalStyle_2733" calcext:value="duplicate" calcext:base-cell-address="Sheet1.B155"/>
            <calcext:condition calcext:apply-style-name="ConditionalStyle_2732" calcext:value="duplicate" calcext:base-cell-address="Sheet1.B155"/>
            <calcext:condition calcext:apply-style-name="ConditionalStyle_2731" calcext:value="duplicate" calcext:base-cell-address="Sheet1.B155"/>
            <calcext:condition calcext:apply-style-name="ConditionalStyle_2730" calcext:value="duplicate" calcext:base-cell-address="Sheet1.B155"/>
            <calcext:condition calcext:apply-style-name="ConditionalStyle_2729" calcext:value="duplicate" calcext:base-cell-address="Sheet1.B155"/>
            <calcext:condition calcext:apply-style-name="ConditionalStyle_2728" calcext:value="duplicate" calcext:base-cell-address="Sheet1.B155"/>
            <calcext:condition calcext:apply-style-name="ConditionalStyle_2727" calcext:value="duplicate" calcext:base-cell-address="Sheet1.B155"/>
            <calcext:condition calcext:apply-style-name="ConditionalStyle_2726" calcext:value="duplicate" calcext:base-cell-address="Sheet1.B155"/>
          </calcext:conditional-format>
          <calcext:conditional-format calcext:target-range-address="Sheet1.B150:Sheet1.B154">
            <calcext:condition calcext:apply-style-name="ConditionalStyle_2777" calcext:value="duplicate" calcext:base-cell-address="Sheet1.B150"/>
            <calcext:condition calcext:apply-style-name="ConditionalStyle_2776" calcext:value="duplicate" calcext:base-cell-address="Sheet1.B150"/>
            <calcext:condition calcext:apply-style-name="ConditionalStyle_2775" calcext:value="duplicate" calcext:base-cell-address="Sheet1.B150"/>
            <calcext:condition calcext:apply-style-name="ConditionalStyle_2774" calcext:value="duplicate" calcext:base-cell-address="Sheet1.B150"/>
            <calcext:condition calcext:apply-style-name="ConditionalStyle_2773" calcext:value="duplicate" calcext:base-cell-address="Sheet1.B150"/>
            <calcext:condition calcext:apply-style-name="ConditionalStyle_2772" calcext:value="duplicate" calcext:base-cell-address="Sheet1.B150"/>
            <calcext:condition calcext:apply-style-name="ConditionalStyle_2771" calcext:value="duplicate" calcext:base-cell-address="Sheet1.B150"/>
            <calcext:condition calcext:apply-style-name="ConditionalStyle_2770" calcext:value="duplicate" calcext:base-cell-address="Sheet1.B150"/>
            <calcext:condition calcext:apply-style-name="ConditionalStyle_2769" calcext:value="duplicate" calcext:base-cell-address="Sheet1.B150"/>
            <calcext:condition calcext:apply-style-name="ConditionalStyle_2768" calcext:value="duplicate" calcext:base-cell-address="Sheet1.B150"/>
            <calcext:condition calcext:apply-style-name="ConditionalStyle_2767" calcext:value="duplicate" calcext:base-cell-address="Sheet1.B150"/>
            <calcext:condition calcext:apply-style-name="ConditionalStyle_2766" calcext:value="duplicate" calcext:base-cell-address="Sheet1.B150"/>
            <calcext:condition calcext:apply-style-name="ConditionalStyle_2765" calcext:value="duplicate" calcext:base-cell-address="Sheet1.B150"/>
            <calcext:condition calcext:apply-style-name="ConditionalStyle_2764" calcext:value="duplicate" calcext:base-cell-address="Sheet1.B150"/>
            <calcext:condition calcext:apply-style-name="ConditionalStyle_2763" calcext:value="duplicate" calcext:base-cell-address="Sheet1.B150"/>
            <calcext:condition calcext:apply-style-name="ConditionalStyle_2762" calcext:value="duplicate" calcext:base-cell-address="Sheet1.B150"/>
            <calcext:condition calcext:apply-style-name="ConditionalStyle_2761" calcext:value="duplicate" calcext:base-cell-address="Sheet1.B150"/>
            <calcext:condition calcext:apply-style-name="ConditionalStyle_2760" calcext:value="duplicate" calcext:base-cell-address="Sheet1.B150"/>
            <calcext:condition calcext:apply-style-name="ConditionalStyle_2759" calcext:value="duplicate" calcext:base-cell-address="Sheet1.B150"/>
            <calcext:condition calcext:apply-style-name="ConditionalStyle_2758" calcext:value="duplicate" calcext:base-cell-address="Sheet1.B150"/>
            <calcext:condition calcext:apply-style-name="ConditionalStyle_2757" calcext:value="duplicate" calcext:base-cell-address="Sheet1.B150"/>
          </calcext:conditional-format>
          <calcext:conditional-format calcext:target-range-address="Sheet1.B149:Sheet1.B149">
            <calcext:condition calcext:apply-style-name="ConditionalStyle_2778" calcext:value="duplicate" calcext:base-cell-address="Sheet1.B149"/>
          </calcext:conditional-format>
          <calcext:conditional-format calcext:target-range-address="Sheet1.B143:Sheet1.B147">
            <calcext:condition calcext:apply-style-name="ConditionalStyle_2781" calcext:value="duplicate" calcext:base-cell-address="Sheet1.B143"/>
            <calcext:condition calcext:apply-style-name="ConditionalStyle_2780" calcext:value="duplicate" calcext:base-cell-address="Sheet1.B143"/>
            <calcext:condition calcext:apply-style-name="ConditionalStyle_2779" calcext:value="duplicate" calcext:base-cell-address="Sheet1.B143"/>
          </calcext:conditional-format>
          <calcext:conditional-format calcext:target-range-address="Sheet1.B127:Sheet1.B127">
            <calcext:condition calcext:apply-style-name="ConditionalStyle_2788" calcext:value="duplicate" calcext:base-cell-address="Sheet1.B127"/>
            <calcext:condition calcext:apply-style-name="ConditionalStyle_2787" calcext:value="duplicate" calcext:base-cell-address="Sheet1.B127"/>
            <calcext:condition calcext:apply-style-name="ConditionalStyle_2786" calcext:value="duplicate" calcext:base-cell-address="Sheet1.B127"/>
            <calcext:condition calcext:apply-style-name="ConditionalStyle_2785" calcext:value="duplicate" calcext:base-cell-address="Sheet1.B127"/>
            <calcext:condition calcext:apply-style-name="ConditionalStyle_2784" calcext:value="duplicate" calcext:base-cell-address="Sheet1.B127"/>
            <calcext:condition calcext:apply-style-name="ConditionalStyle_2783" calcext:value="duplicate" calcext:base-cell-address="Sheet1.B127"/>
            <calcext:condition calcext:apply-style-name="ConditionalStyle_2782" calcext:value="duplicate" calcext:base-cell-address="Sheet1.B127"/>
          </calcext:conditional-format>
          <calcext:conditional-format calcext:target-range-address="Sheet1.B126:Sheet1.B126">
            <calcext:condition calcext:apply-style-name="ConditionalStyle_2791" calcext:value="duplicate" calcext:base-cell-address="Sheet1.B126"/>
            <calcext:condition calcext:apply-style-name="ConditionalStyle_2790" calcext:value="duplicate" calcext:base-cell-address="Sheet1.B126"/>
            <calcext:condition calcext:apply-style-name="ConditionalStyle_2789" calcext:value="duplicate" calcext:base-cell-address="Sheet1.B126"/>
          </calcext:conditional-format>
          <calcext:conditional-format calcext:target-range-address="Sheet1.B124:Sheet1.B124">
            <calcext:condition calcext:apply-style-name="ConditionalStyle_2827" calcext:value="duplicate" calcext:base-cell-address="Sheet1.B124"/>
            <calcext:condition calcext:apply-style-name="ConditionalStyle_2826" calcext:value="duplicate" calcext:base-cell-address="Sheet1.B124"/>
            <calcext:condition calcext:apply-style-name="ConditionalStyle_2825" calcext:value="duplicate" calcext:base-cell-address="Sheet1.B124"/>
            <calcext:condition calcext:apply-style-name="ConditionalStyle_2824" calcext:value="duplicate" calcext:base-cell-address="Sheet1.B124"/>
            <calcext:condition calcext:apply-style-name="ConditionalStyle_2823" calcext:value="duplicate" calcext:base-cell-address="Sheet1.B124"/>
            <calcext:condition calcext:apply-style-name="ConditionalStyle_2822" calcext:value="duplicate" calcext:base-cell-address="Sheet1.B124"/>
            <calcext:condition calcext:apply-style-name="ConditionalStyle_2821" calcext:value="duplicate" calcext:base-cell-address="Sheet1.B124"/>
            <calcext:condition calcext:apply-style-name="ConditionalStyle_2820" calcext:value="duplicate" calcext:base-cell-address="Sheet1.B124"/>
            <calcext:condition calcext:apply-style-name="ConditionalStyle_2819" calcext:value="duplicate" calcext:base-cell-address="Sheet1.B124"/>
            <calcext:condition calcext:apply-style-name="ConditionalStyle_2818" calcext:value="duplicate" calcext:base-cell-address="Sheet1.B124"/>
            <calcext:condition calcext:apply-style-name="ConditionalStyle_2817" calcext:value="duplicate" calcext:base-cell-address="Sheet1.B124"/>
            <calcext:condition calcext:apply-style-name="ConditionalStyle_2816" calcext:value="duplicate" calcext:base-cell-address="Sheet1.B124"/>
            <calcext:condition calcext:apply-style-name="ConditionalStyle_2815" calcext:value="duplicate" calcext:base-cell-address="Sheet1.B124"/>
            <calcext:condition calcext:apply-style-name="ConditionalStyle_2814" calcext:value="duplicate" calcext:base-cell-address="Sheet1.B124"/>
            <calcext:condition calcext:apply-style-name="ConditionalStyle_2813" calcext:value="duplicate" calcext:base-cell-address="Sheet1.B124"/>
            <calcext:condition calcext:apply-style-name="ConditionalStyle_2812" calcext:value="duplicate" calcext:base-cell-address="Sheet1.B124"/>
            <calcext:condition calcext:apply-style-name="ConditionalStyle_2811" calcext:value="duplicate" calcext:base-cell-address="Sheet1.B124"/>
            <calcext:condition calcext:apply-style-name="ConditionalStyle_2810" calcext:value="duplicate" calcext:base-cell-address="Sheet1.B124"/>
            <calcext:condition calcext:apply-style-name="ConditionalStyle_2809" calcext:value="duplicate" calcext:base-cell-address="Sheet1.B124"/>
            <calcext:condition calcext:apply-style-name="ConditionalStyle_2808" calcext:value="duplicate" calcext:base-cell-address="Sheet1.B124"/>
            <calcext:condition calcext:apply-style-name="ConditionalStyle_2807" calcext:value="duplicate" calcext:base-cell-address="Sheet1.B124"/>
            <calcext:condition calcext:apply-style-name="ConditionalStyle_2806" calcext:value="duplicate" calcext:base-cell-address="Sheet1.B124"/>
            <calcext:condition calcext:apply-style-name="ConditionalStyle_2805" calcext:value="duplicate" calcext:base-cell-address="Sheet1.B124"/>
            <calcext:condition calcext:apply-style-name="ConditionalStyle_2804" calcext:value="duplicate" calcext:base-cell-address="Sheet1.B124"/>
            <calcext:condition calcext:apply-style-name="ConditionalStyle_2803" calcext:value="duplicate" calcext:base-cell-address="Sheet1.B124"/>
            <calcext:condition calcext:apply-style-name="ConditionalStyle_2802" calcext:value="duplicate" calcext:base-cell-address="Sheet1.B124"/>
            <calcext:condition calcext:apply-style-name="ConditionalStyle_2801" calcext:value="duplicate" calcext:base-cell-address="Sheet1.B124"/>
            <calcext:condition calcext:apply-style-name="ConditionalStyle_2800" calcext:value="duplicate" calcext:base-cell-address="Sheet1.B124"/>
            <calcext:condition calcext:apply-style-name="ConditionalStyle_2799" calcext:value="duplicate" calcext:base-cell-address="Sheet1.B124"/>
            <calcext:condition calcext:apply-style-name="ConditionalStyle_2798" calcext:value="duplicate" calcext:base-cell-address="Sheet1.B124"/>
            <calcext:condition calcext:apply-style-name="ConditionalStyle_2797" calcext:value="duplicate" calcext:base-cell-address="Sheet1.B124"/>
            <calcext:condition calcext:apply-style-name="ConditionalStyle_2796" calcext:value="duplicate" calcext:base-cell-address="Sheet1.B124"/>
            <calcext:condition calcext:apply-style-name="ConditionalStyle_2795" calcext:value="duplicate" calcext:base-cell-address="Sheet1.B124"/>
            <calcext:condition calcext:apply-style-name="ConditionalStyle_2794" calcext:value="duplicate" calcext:base-cell-address="Sheet1.B124"/>
            <calcext:condition calcext:apply-style-name="ConditionalStyle_2793" calcext:value="duplicate" calcext:base-cell-address="Sheet1.B124"/>
            <calcext:condition calcext:apply-style-name="ConditionalStyle_2792" calcext:value="duplicate" calcext:base-cell-address="Sheet1.B124"/>
          </calcext:conditional-format>
          <calcext:conditional-format calcext:target-range-address="Sheet1.B123:Sheet1.B123">
            <calcext:condition calcext:apply-style-name="ConditionalStyle_2860" calcext:value="duplicate" calcext:base-cell-address="Sheet1.B123"/>
            <calcext:condition calcext:apply-style-name="ConditionalStyle_2859" calcext:value="duplicate" calcext:base-cell-address="Sheet1.B123"/>
            <calcext:condition calcext:apply-style-name="ConditionalStyle_2858" calcext:value="duplicate" calcext:base-cell-address="Sheet1.B123"/>
            <calcext:condition calcext:apply-style-name="ConditionalStyle_2857" calcext:value="duplicate" calcext:base-cell-address="Sheet1.B123"/>
            <calcext:condition calcext:apply-style-name="ConditionalStyle_2856" calcext:value="duplicate" calcext:base-cell-address="Sheet1.B123"/>
            <calcext:condition calcext:apply-style-name="ConditionalStyle_2855" calcext:value="duplicate" calcext:base-cell-address="Sheet1.B123"/>
            <calcext:condition calcext:apply-style-name="ConditionalStyle_2854" calcext:value="duplicate" calcext:base-cell-address="Sheet1.B123"/>
            <calcext:condition calcext:apply-style-name="ConditionalStyle_2853" calcext:value="duplicate" calcext:base-cell-address="Sheet1.B123"/>
            <calcext:condition calcext:apply-style-name="ConditionalStyle_2852" calcext:value="duplicate" calcext:base-cell-address="Sheet1.B123"/>
            <calcext:condition calcext:apply-style-name="ConditionalStyle_2851" calcext:value="duplicate" calcext:base-cell-address="Sheet1.B123"/>
            <calcext:condition calcext:apply-style-name="ConditionalStyle_2850" calcext:value="duplicate" calcext:base-cell-address="Sheet1.B123"/>
            <calcext:condition calcext:apply-style-name="ConditionalStyle_2849" calcext:value="duplicate" calcext:base-cell-address="Sheet1.B123"/>
            <calcext:condition calcext:apply-style-name="ConditionalStyle_2848" calcext:value="duplicate" calcext:base-cell-address="Sheet1.B123"/>
            <calcext:condition calcext:apply-style-name="ConditionalStyle_2847" calcext:value="duplicate" calcext:base-cell-address="Sheet1.B123"/>
            <calcext:condition calcext:apply-style-name="ConditionalStyle_2846" calcext:value="duplicate" calcext:base-cell-address="Sheet1.B123"/>
            <calcext:condition calcext:apply-style-name="ConditionalStyle_2845" calcext:value="duplicate" calcext:base-cell-address="Sheet1.B123"/>
            <calcext:condition calcext:apply-style-name="ConditionalStyle_2844" calcext:value="duplicate" calcext:base-cell-address="Sheet1.B123"/>
            <calcext:condition calcext:apply-style-name="ConditionalStyle_2843" calcext:value="duplicate" calcext:base-cell-address="Sheet1.B123"/>
            <calcext:condition calcext:apply-style-name="ConditionalStyle_2842" calcext:value="duplicate" calcext:base-cell-address="Sheet1.B123"/>
            <calcext:condition calcext:apply-style-name="ConditionalStyle_2841" calcext:value="duplicate" calcext:base-cell-address="Sheet1.B123"/>
            <calcext:condition calcext:apply-style-name="ConditionalStyle_2840" calcext:value="duplicate" calcext:base-cell-address="Sheet1.B123"/>
            <calcext:condition calcext:apply-style-name="ConditionalStyle_2839" calcext:value="duplicate" calcext:base-cell-address="Sheet1.B123"/>
            <calcext:condition calcext:apply-style-name="ConditionalStyle_2838" calcext:value="duplicate" calcext:base-cell-address="Sheet1.B123"/>
            <calcext:condition calcext:apply-style-name="ConditionalStyle_2837" calcext:value="duplicate" calcext:base-cell-address="Sheet1.B123"/>
            <calcext:condition calcext:apply-style-name="ConditionalStyle_2836" calcext:value="duplicate" calcext:base-cell-address="Sheet1.B123"/>
            <calcext:condition calcext:apply-style-name="ConditionalStyle_2835" calcext:value="duplicate" calcext:base-cell-address="Sheet1.B123"/>
            <calcext:condition calcext:apply-style-name="ConditionalStyle_2834" calcext:value="duplicate" calcext:base-cell-address="Sheet1.B123"/>
            <calcext:condition calcext:apply-style-name="ConditionalStyle_2833" calcext:value="duplicate" calcext:base-cell-address="Sheet1.B123"/>
            <calcext:condition calcext:apply-style-name="ConditionalStyle_2832" calcext:value="duplicate" calcext:base-cell-address="Sheet1.B123"/>
            <calcext:condition calcext:apply-style-name="ConditionalStyle_2831" calcext:value="duplicate" calcext:base-cell-address="Sheet1.B123"/>
            <calcext:condition calcext:apply-style-name="ConditionalStyle_2830" calcext:value="duplicate" calcext:base-cell-address="Sheet1.B123"/>
            <calcext:condition calcext:apply-style-name="ConditionalStyle_2829" calcext:value="duplicate" calcext:base-cell-address="Sheet1.B123"/>
            <calcext:condition calcext:apply-style-name="ConditionalStyle_2828" calcext:value="duplicate" calcext:base-cell-address="Sheet1.B123"/>
          </calcext:conditional-format>
          <calcext:conditional-format calcext:target-range-address="Sheet1.B118:Sheet1.B119">
            <calcext:condition calcext:apply-style-name="ConditionalStyle_2861" calcext:value="duplicate" calcext:base-cell-address="Sheet1.B118"/>
          </calcext:conditional-format>
          <calcext:conditional-format calcext:target-range-address="Sheet1.B116:Sheet1.B117">
            <calcext:condition calcext:apply-style-name="ConditionalStyle_2862" calcext:value="duplicate" calcext:base-cell-address="Sheet1.B116"/>
          </calcext:conditional-format>
          <calcext:conditional-format calcext:target-range-address="Sheet1.B115:Sheet1.B115">
            <calcext:condition calcext:apply-style-name="ConditionalStyle_2863" calcext:value="duplicate" calcext:base-cell-address="Sheet1.B115"/>
          </calcext:conditional-format>
          <calcext:conditional-format calcext:target-range-address="Sheet1.B86:Sheet1.B86">
            <calcext:condition calcext:apply-style-name="ConditionalStyle_2871" calcext:value="duplicate" calcext:base-cell-address="Sheet1.B86"/>
            <calcext:condition calcext:apply-style-name="ConditionalStyle_2870" calcext:value="duplicate" calcext:base-cell-address="Sheet1.B86"/>
            <calcext:condition calcext:apply-style-name="ConditionalStyle_2869" calcext:value="duplicate" calcext:base-cell-address="Sheet1.B86"/>
            <calcext:condition calcext:apply-style-name="ConditionalStyle_2868" calcext:value="duplicate" calcext:base-cell-address="Sheet1.B86"/>
            <calcext:condition calcext:apply-style-name="ConditionalStyle_2867" calcext:value="duplicate" calcext:base-cell-address="Sheet1.B86"/>
            <calcext:condition calcext:apply-style-name="ConditionalStyle_2866" calcext:value="duplicate" calcext:base-cell-address="Sheet1.B86"/>
            <calcext:condition calcext:apply-style-name="ConditionalStyle_2865" calcext:value="duplicate" calcext:base-cell-address="Sheet1.B86"/>
            <calcext:condition calcext:apply-style-name="ConditionalStyle_2864" calcext:value="duplicate" calcext:base-cell-address="Sheet1.B86"/>
          </calcext:conditional-format>
          <calcext:conditional-format calcext:target-range-address="Sheet1.B78:Sheet1.B79 Sheet1.B50:Sheet1.B71">
            <calcext:condition calcext:apply-style-name="ConditionalStyle_2874" calcext:value="duplicate" calcext:base-cell-address="Sheet1.B50"/>
            <calcext:condition calcext:apply-style-name="ConditionalStyle_2873" calcext:value="duplicate" calcext:base-cell-address="Sheet1.B50"/>
            <calcext:condition calcext:apply-style-name="ConditionalStyle_2872" calcext:value="duplicate" calcext:base-cell-address="Sheet1.B50"/>
          </calcext:conditional-format>
          <calcext:conditional-format calcext:target-range-address="Sheet1.B73:Sheet1.B77">
            <calcext:condition calcext:apply-style-name="ConditionalStyle_2884" calcext:value="duplicate" calcext:base-cell-address="Sheet1.B73"/>
            <calcext:condition calcext:apply-style-name="ConditionalStyle_2883" calcext:value="duplicate" calcext:base-cell-address="Sheet1.B73"/>
            <calcext:condition calcext:apply-style-name="ConditionalStyle_2882" calcext:value="duplicate" calcext:base-cell-address="Sheet1.B73"/>
            <calcext:condition calcext:apply-style-name="ConditionalStyle_2881" calcext:value="duplicate" calcext:base-cell-address="Sheet1.B73"/>
            <calcext:condition calcext:apply-style-name="ConditionalStyle_2880" calcext:value="duplicate" calcext:base-cell-address="Sheet1.B73"/>
            <calcext:condition calcext:apply-style-name="ConditionalStyle_2879" calcext:value="duplicate" calcext:base-cell-address="Sheet1.B73"/>
            <calcext:condition calcext:apply-style-name="ConditionalStyle_2878" calcext:value="duplicate" calcext:base-cell-address="Sheet1.B73"/>
            <calcext:condition calcext:apply-style-name="ConditionalStyle_2877" calcext:value="duplicate" calcext:base-cell-address="Sheet1.B73"/>
            <calcext:condition calcext:apply-style-name="ConditionalStyle_2876" calcext:value="duplicate" calcext:base-cell-address="Sheet1.B73"/>
            <calcext:condition calcext:apply-style-name="ConditionalStyle_2875" calcext:value="duplicate" calcext:base-cell-address="Sheet1.B73"/>
          </calcext:conditional-format>
          <calcext:conditional-format calcext:target-range-address="Sheet1.B72:Sheet1.B72">
            <calcext:condition calcext:apply-style-name="ConditionalStyle_2894" calcext:value="duplicate" calcext:base-cell-address="Sheet1.B72"/>
            <calcext:condition calcext:apply-style-name="ConditionalStyle_2893" calcext:value="duplicate" calcext:base-cell-address="Sheet1.B72"/>
            <calcext:condition calcext:apply-style-name="ConditionalStyle_2892" calcext:value="duplicate" calcext:base-cell-address="Sheet1.B72"/>
            <calcext:condition calcext:apply-style-name="ConditionalStyle_2891" calcext:value="duplicate" calcext:base-cell-address="Sheet1.B72"/>
            <calcext:condition calcext:apply-style-name="ConditionalStyle_2890" calcext:value="duplicate" calcext:base-cell-address="Sheet1.B72"/>
            <calcext:condition calcext:apply-style-name="ConditionalStyle_2889" calcext:value="duplicate" calcext:base-cell-address="Sheet1.B72"/>
            <calcext:condition calcext:apply-style-name="ConditionalStyle_2888" calcext:value="duplicate" calcext:base-cell-address="Sheet1.B72"/>
            <calcext:condition calcext:apply-style-name="ConditionalStyle_2887" calcext:value="duplicate" calcext:base-cell-address="Sheet1.B72"/>
            <calcext:condition calcext:apply-style-name="ConditionalStyle_2886" calcext:value="duplicate" calcext:base-cell-address="Sheet1.B72"/>
            <calcext:condition calcext:apply-style-name="ConditionalStyle_2885" calcext:value="duplicate" calcext:base-cell-address="Sheet1.B72"/>
          </calcext:conditional-format>
          <calcext:conditional-format calcext:target-range-address="Sheet1.B23:Sheet1.B23">
            <calcext:condition calcext:apply-style-name="ConditionalStyle_2926" calcext:value="duplicate" calcext:base-cell-address="Sheet1.B23"/>
            <calcext:condition calcext:apply-style-name="ConditionalStyle_2925" calcext:value="duplicate" calcext:base-cell-address="Sheet1.B23"/>
            <calcext:condition calcext:apply-style-name="ConditionalStyle_2924" calcext:value="duplicate" calcext:base-cell-address="Sheet1.B23"/>
            <calcext:condition calcext:apply-style-name="ConditionalStyle_2923" calcext:value="duplicate" calcext:base-cell-address="Sheet1.B23"/>
            <calcext:condition calcext:apply-style-name="ConditionalStyle_2922" calcext:value="duplicate" calcext:base-cell-address="Sheet1.B23"/>
            <calcext:condition calcext:apply-style-name="ConditionalStyle_2921" calcext:value="duplicate" calcext:base-cell-address="Sheet1.B23"/>
            <calcext:condition calcext:apply-style-name="ConditionalStyle_2920" calcext:value="duplicate" calcext:base-cell-address="Sheet1.B23"/>
            <calcext:condition calcext:apply-style-name="ConditionalStyle_2919" calcext:value="duplicate" calcext:base-cell-address="Sheet1.B23"/>
            <calcext:condition calcext:apply-style-name="ConditionalStyle_2918" calcext:value="duplicate" calcext:base-cell-address="Sheet1.B23"/>
            <calcext:condition calcext:apply-style-name="ConditionalStyle_2917" calcext:value="duplicate" calcext:base-cell-address="Sheet1.B23"/>
            <calcext:condition calcext:apply-style-name="ConditionalStyle_2916" calcext:value="duplicate" calcext:base-cell-address="Sheet1.B23"/>
            <calcext:condition calcext:apply-style-name="ConditionalStyle_2915" calcext:value="duplicate" calcext:base-cell-address="Sheet1.B23"/>
            <calcext:condition calcext:apply-style-name="ConditionalStyle_2914" calcext:value="duplicate" calcext:base-cell-address="Sheet1.B23"/>
            <calcext:condition calcext:apply-style-name="ConditionalStyle_2913" calcext:value="duplicate" calcext:base-cell-address="Sheet1.B23"/>
            <calcext:condition calcext:apply-style-name="ConditionalStyle_2912" calcext:value="duplicate" calcext:base-cell-address="Sheet1.B23"/>
            <calcext:condition calcext:apply-style-name="ConditionalStyle_2911" calcext:value="duplicate" calcext:base-cell-address="Sheet1.B23"/>
            <calcext:condition calcext:apply-style-name="ConditionalStyle_2910" calcext:value="duplicate" calcext:base-cell-address="Sheet1.B23"/>
            <calcext:condition calcext:apply-style-name="ConditionalStyle_2909" calcext:value="duplicate" calcext:base-cell-address="Sheet1.B23"/>
            <calcext:condition calcext:apply-style-name="ConditionalStyle_2908" calcext:value="duplicate" calcext:base-cell-address="Sheet1.B23"/>
            <calcext:condition calcext:apply-style-name="ConditionalStyle_2907" calcext:value="duplicate" calcext:base-cell-address="Sheet1.B23"/>
            <calcext:condition calcext:apply-style-name="ConditionalStyle_2906" calcext:value="duplicate" calcext:base-cell-address="Sheet1.B23"/>
            <calcext:condition calcext:apply-style-name="ConditionalStyle_2905" calcext:value="duplicate" calcext:base-cell-address="Sheet1.B23"/>
            <calcext:condition calcext:apply-style-name="ConditionalStyle_2904" calcext:value="duplicate" calcext:base-cell-address="Sheet1.B23"/>
            <calcext:condition calcext:apply-style-name="ConditionalStyle_2903" calcext:value="duplicate" calcext:base-cell-address="Sheet1.B23"/>
            <calcext:condition calcext:apply-style-name="ConditionalStyle_2902" calcext:value="duplicate" calcext:base-cell-address="Sheet1.B23"/>
            <calcext:condition calcext:apply-style-name="ConditionalStyle_2901" calcext:value="duplicate" calcext:base-cell-address="Sheet1.B23"/>
            <calcext:condition calcext:apply-style-name="ConditionalStyle_2900" calcext:value="duplicate" calcext:base-cell-address="Sheet1.B23"/>
            <calcext:condition calcext:apply-style-name="ConditionalStyle_2899" calcext:value="duplicate" calcext:base-cell-address="Sheet1.B23"/>
            <calcext:condition calcext:apply-style-name="ConditionalStyle_2898" calcext:value="duplicate" calcext:base-cell-address="Sheet1.B23"/>
            <calcext:condition calcext:apply-style-name="ConditionalStyle_2897" calcext:value="duplicate" calcext:base-cell-address="Sheet1.B23"/>
            <calcext:condition calcext:apply-style-name="ConditionalStyle_2896" calcext:value="duplicate" calcext:base-cell-address="Sheet1.B23"/>
            <calcext:condition calcext:apply-style-name="ConditionalStyle_2895" calcext:value="duplicate" calcext:base-cell-address="Sheet1.B23"/>
          </calcext:conditional-format>
          <calcext:conditional-format calcext:target-range-address="Sheet1.B19:Sheet1.B22">
            <calcext:condition calcext:apply-style-name="ConditionalStyle_2959" calcext:value="duplicate" calcext:base-cell-address="Sheet1.B19"/>
            <calcext:condition calcext:apply-style-name="ConditionalStyle_2958" calcext:value="duplicate" calcext:base-cell-address="Sheet1.B19"/>
            <calcext:condition calcext:apply-style-name="ConditionalStyle_2957" calcext:value="duplicate" calcext:base-cell-address="Sheet1.B19"/>
            <calcext:condition calcext:apply-style-name="ConditionalStyle_2956" calcext:value="duplicate" calcext:base-cell-address="Sheet1.B19"/>
            <calcext:condition calcext:apply-style-name="ConditionalStyle_2955" calcext:value="duplicate" calcext:base-cell-address="Sheet1.B19"/>
            <calcext:condition calcext:apply-style-name="ConditionalStyle_2954" calcext:value="duplicate" calcext:base-cell-address="Sheet1.B19"/>
            <calcext:condition calcext:apply-style-name="ConditionalStyle_2953" calcext:value="duplicate" calcext:base-cell-address="Sheet1.B19"/>
            <calcext:condition calcext:apply-style-name="ConditionalStyle_2952" calcext:value="duplicate" calcext:base-cell-address="Sheet1.B19"/>
            <calcext:condition calcext:apply-style-name="ConditionalStyle_2951" calcext:value="duplicate" calcext:base-cell-address="Sheet1.B19"/>
            <calcext:condition calcext:apply-style-name="ConditionalStyle_2950" calcext:value="duplicate" calcext:base-cell-address="Sheet1.B19"/>
            <calcext:condition calcext:apply-style-name="ConditionalStyle_2949" calcext:value="duplicate" calcext:base-cell-address="Sheet1.B19"/>
            <calcext:condition calcext:apply-style-name="ConditionalStyle_2948" calcext:value="duplicate" calcext:base-cell-address="Sheet1.B19"/>
            <calcext:condition calcext:apply-style-name="ConditionalStyle_2947" calcext:value="duplicate" calcext:base-cell-address="Sheet1.B19"/>
            <calcext:condition calcext:apply-style-name="ConditionalStyle_2946" calcext:value="duplicate" calcext:base-cell-address="Sheet1.B19"/>
            <calcext:condition calcext:apply-style-name="ConditionalStyle_2945" calcext:value="duplicate" calcext:base-cell-address="Sheet1.B19"/>
            <calcext:condition calcext:apply-style-name="ConditionalStyle_2944" calcext:value="duplicate" calcext:base-cell-address="Sheet1.B19"/>
            <calcext:condition calcext:apply-style-name="ConditionalStyle_2943" calcext:value="duplicate" calcext:base-cell-address="Sheet1.B19"/>
            <calcext:condition calcext:apply-style-name="ConditionalStyle_2942" calcext:value="duplicate" calcext:base-cell-address="Sheet1.B19"/>
            <calcext:condition calcext:apply-style-name="ConditionalStyle_2941" calcext:value="duplicate" calcext:base-cell-address="Sheet1.B19"/>
            <calcext:condition calcext:apply-style-name="ConditionalStyle_2940" calcext:value="duplicate" calcext:base-cell-address="Sheet1.B19"/>
            <calcext:condition calcext:apply-style-name="ConditionalStyle_2939" calcext:value="duplicate" calcext:base-cell-address="Sheet1.B19"/>
            <calcext:condition calcext:apply-style-name="ConditionalStyle_2938" calcext:value="duplicate" calcext:base-cell-address="Sheet1.B19"/>
            <calcext:condition calcext:apply-style-name="ConditionalStyle_2937" calcext:value="duplicate" calcext:base-cell-address="Sheet1.B19"/>
            <calcext:condition calcext:apply-style-name="ConditionalStyle_2936" calcext:value="duplicate" calcext:base-cell-address="Sheet1.B19"/>
            <calcext:condition calcext:apply-style-name="ConditionalStyle_2935" calcext:value="duplicate" calcext:base-cell-address="Sheet1.B19"/>
            <calcext:condition calcext:apply-style-name="ConditionalStyle_2934" calcext:value="duplicate" calcext:base-cell-address="Sheet1.B19"/>
            <calcext:condition calcext:apply-style-name="ConditionalStyle_2933" calcext:value="duplicate" calcext:base-cell-address="Sheet1.B19"/>
            <calcext:condition calcext:apply-style-name="ConditionalStyle_2932" calcext:value="duplicate" calcext:base-cell-address="Sheet1.B19"/>
            <calcext:condition calcext:apply-style-name="ConditionalStyle_2931" calcext:value="duplicate" calcext:base-cell-address="Sheet1.B19"/>
            <calcext:condition calcext:apply-style-name="ConditionalStyle_2930" calcext:value="duplicate" calcext:base-cell-address="Sheet1.B19"/>
            <calcext:condition calcext:apply-style-name="ConditionalStyle_2929" calcext:value="duplicate" calcext:base-cell-address="Sheet1.B19"/>
            <calcext:condition calcext:apply-style-name="ConditionalStyle_2928" calcext:value="duplicate" calcext:base-cell-address="Sheet1.B19"/>
            <calcext:condition calcext:apply-style-name="ConditionalStyle_2927" calcext:value="duplicate" calcext:base-cell-address="Sheet1.B19"/>
          </calcext:conditional-format>
          <calcext:conditional-format calcext:target-range-address="Sheet1.B16:Sheet1.B16">
            <calcext:condition calcext:apply-style-name="ConditionalStyle_2962" calcext:value="duplicate" calcext:base-cell-address="Sheet1.B16"/>
            <calcext:condition calcext:apply-style-name="ConditionalStyle_2961" calcext:value="duplicate" calcext:base-cell-address="Sheet1.B16"/>
            <calcext:condition calcext:apply-style-name="ConditionalStyle_2960" calcext:value="duplicate" calcext:base-cell-address="Sheet1.B16"/>
          </calcext:conditional-format>
          <calcext:conditional-format calcext:target-range-address="Sheet1.B15:Sheet1.B15">
            <calcext:condition calcext:apply-style-name="ConditionalStyle_2967" calcext:value="duplicate" calcext:base-cell-address="Sheet1.B15"/>
            <calcext:condition calcext:apply-style-name="ConditionalStyle_2966" calcext:value="duplicate" calcext:base-cell-address="Sheet1.B15"/>
            <calcext:condition calcext:apply-style-name="ConditionalStyle_2965" calcext:value="duplicate" calcext:base-cell-address="Sheet1.B15"/>
            <calcext:condition calcext:apply-style-name="ConditionalStyle_2964" calcext:value="duplicate" calcext:base-cell-address="Sheet1.B15"/>
            <calcext:condition calcext:apply-style-name="ConditionalStyle_2963" calcext:value="duplicate" calcext:base-cell-address="Sheet1.B15"/>
          </calcext:conditional-format>
          <calcext:conditional-format calcext:target-range-address="Sheet1.B8:Sheet1.B8">
            <calcext:condition calcext:apply-style-name="ConditionalStyle_2974" calcext:value="duplicate" calcext:base-cell-address="Sheet1.B8"/>
            <calcext:condition calcext:apply-style-name="ConditionalStyle_2973" calcext:value="duplicate" calcext:base-cell-address="Sheet1.B8"/>
            <calcext:condition calcext:apply-style-name="ConditionalStyle_2972" calcext:value="duplicate" calcext:base-cell-address="Sheet1.B8"/>
            <calcext:condition calcext:apply-style-name="ConditionalStyle_2971" calcext:value="duplicate" calcext:base-cell-address="Sheet1.B8"/>
            <calcext:condition calcext:apply-style-name="ConditionalStyle_2970" calcext:value="duplicate" calcext:base-cell-address="Sheet1.B8"/>
            <calcext:condition calcext:apply-style-name="ConditionalStyle_2969" calcext:value="duplicate" calcext:base-cell-address="Sheet1.B8"/>
            <calcext:condition calcext:apply-style-name="ConditionalStyle_2968" calcext:value="duplicate" calcext:base-cell-address="Sheet1.B8"/>
          </calcext:conditional-format>
          <calcext:conditional-format calcext:target-range-address="Sheet1.B6:Sheet1.B6">
            <calcext:condition calcext:apply-style-name="ConditionalStyle_2976" calcext:value="duplicate" calcext:base-cell-address="Sheet1.B6"/>
            <calcext:condition calcext:apply-style-name="ConditionalStyle_2975" calcext:value="duplicate" calcext:base-cell-address="Sheet1.B6"/>
          </calcext:conditional-format>
          <calcext:conditional-format calcext:target-range-address="Sheet1.B4:Sheet1.B5">
            <calcext:condition calcext:apply-style-name="ConditionalStyle_2977" calcext:value="duplicate" calcext:base-cell-address="Sheet1.B4"/>
          </calcext:conditional-format>
          <calcext:conditional-format calcext:target-range-address="Sheet1.B2:Sheet1.B2">
            <calcext:condition calcext:apply-style-name="ConditionalStyle_2994" calcext:value="duplicate" calcext:base-cell-address="Sheet1.B2"/>
            <calcext:condition calcext:apply-style-name="ConditionalStyle_2993" calcext:value="duplicate" calcext:base-cell-address="Sheet1.B2"/>
            <calcext:condition calcext:apply-style-name="ConditionalStyle_2992" calcext:value="duplicate" calcext:base-cell-address="Sheet1.B2"/>
            <calcext:condition calcext:apply-style-name="ConditionalStyle_2991" calcext:value="duplicate" calcext:base-cell-address="Sheet1.B2"/>
            <calcext:condition calcext:apply-style-name="ConditionalStyle_2990" calcext:value="duplicate" calcext:base-cell-address="Sheet1.B2"/>
            <calcext:condition calcext:apply-style-name="ConditionalStyle_2989" calcext:value="duplicate" calcext:base-cell-address="Sheet1.B2"/>
            <calcext:condition calcext:apply-style-name="ConditionalStyle_2988" calcext:value="duplicate" calcext:base-cell-address="Sheet1.B2"/>
            <calcext:condition calcext:apply-style-name="ConditionalStyle_2987" calcext:value="duplicate" calcext:base-cell-address="Sheet1.B2"/>
            <calcext:condition calcext:apply-style-name="ConditionalStyle_2986" calcext:value="duplicate" calcext:base-cell-address="Sheet1.B2"/>
            <calcext:condition calcext:apply-style-name="ConditionalStyle_2985" calcext:value="duplicate" calcext:base-cell-address="Sheet1.B2"/>
            <calcext:condition calcext:apply-style-name="ConditionalStyle_2984" calcext:value="duplicate" calcext:base-cell-address="Sheet1.B2"/>
            <calcext:condition calcext:apply-style-name="ConditionalStyle_2983" calcext:value="duplicate" calcext:base-cell-address="Sheet1.B2"/>
            <calcext:condition calcext:apply-style-name="ConditionalStyle_2982" calcext:value="duplicate" calcext:base-cell-address="Sheet1.B2"/>
            <calcext:condition calcext:apply-style-name="ConditionalStyle_2981" calcext:value="duplicate" calcext:base-cell-address="Sheet1.B2"/>
            <calcext:condition calcext:apply-style-name="ConditionalStyle_2980" calcext:value="duplicate" calcext:base-cell-address="Sheet1.B2"/>
            <calcext:condition calcext:apply-style-name="ConditionalStyle_2979" calcext:value="duplicate" calcext:base-cell-address="Sheet1.B2"/>
            <calcext:condition calcext:apply-style-name="ConditionalStyle_2978" calcext:value="duplicate" calcext:base-cell-address="Sheet1.B2"/>
          </calcext:conditional-format>
          <calcext:conditional-format calcext:target-range-address="Sheet1.B1:Sheet1.B1">
            <calcext:condition calcext:apply-style-name="ConditionalStyle_3020" calcext:value="duplicate" calcext:base-cell-address="Sheet1.B1"/>
            <calcext:condition calcext:apply-style-name="ConditionalStyle_3019" calcext:value="duplicate" calcext:base-cell-address="Sheet1.B1"/>
            <calcext:condition calcext:apply-style-name="ConditionalStyle_3018" calcext:value="duplicate" calcext:base-cell-address="Sheet1.B1"/>
            <calcext:condition calcext:apply-style-name="ConditionalStyle_3017" calcext:value="duplicate" calcext:base-cell-address="Sheet1.B1"/>
            <calcext:condition calcext:apply-style-name="ConditionalStyle_3016" calcext:value="duplicate" calcext:base-cell-address="Sheet1.B1"/>
            <calcext:condition calcext:apply-style-name="ConditionalStyle_3015" calcext:value="duplicate" calcext:base-cell-address="Sheet1.B1"/>
            <calcext:condition calcext:apply-style-name="ConditionalStyle_3014" calcext:value="duplicate" calcext:base-cell-address="Sheet1.B1"/>
            <calcext:condition calcext:apply-style-name="ConditionalStyle_3013" calcext:value="duplicate" calcext:base-cell-address="Sheet1.B1"/>
            <calcext:condition calcext:apply-style-name="ConditionalStyle_3012" calcext:value="duplicate" calcext:base-cell-address="Sheet1.B1"/>
            <calcext:condition calcext:apply-style-name="ConditionalStyle_3011" calcext:value="duplicate" calcext:base-cell-address="Sheet1.B1"/>
            <calcext:condition calcext:apply-style-name="ConditionalStyle_3010" calcext:value="duplicate" calcext:base-cell-address="Sheet1.B1"/>
            <calcext:condition calcext:apply-style-name="ConditionalStyle_3009" calcext:value="duplicate" calcext:base-cell-address="Sheet1.B1"/>
            <calcext:condition calcext:apply-style-name="ConditionalStyle_3008" calcext:value="duplicate" calcext:base-cell-address="Sheet1.B1"/>
            <calcext:condition calcext:apply-style-name="ConditionalStyle_3007" calcext:value="duplicate" calcext:base-cell-address="Sheet1.B1"/>
            <calcext:condition calcext:apply-style-name="ConditionalStyle_3006" calcext:value="duplicate" calcext:base-cell-address="Sheet1.B1"/>
            <calcext:condition calcext:apply-style-name="ConditionalStyle_3005" calcext:value="duplicate" calcext:base-cell-address="Sheet1.B1"/>
            <calcext:condition calcext:apply-style-name="ConditionalStyle_3004" calcext:value="duplicate" calcext:base-cell-address="Sheet1.B1"/>
            <calcext:condition calcext:apply-style-name="ConditionalStyle_3003" calcext:value="duplicate" calcext:base-cell-address="Sheet1.B1"/>
            <calcext:condition calcext:apply-style-name="ConditionalStyle_3002" calcext:value="duplicate" calcext:base-cell-address="Sheet1.B1"/>
            <calcext:condition calcext:apply-style-name="ConditionalStyle_3001" calcext:value="duplicate" calcext:base-cell-address="Sheet1.B1"/>
            <calcext:condition calcext:apply-style-name="ConditionalStyle_3000" calcext:value="duplicate" calcext:base-cell-address="Sheet1.B1"/>
            <calcext:condition calcext:apply-style-name="ConditionalStyle_2999" calcext:value="duplicate" calcext:base-cell-address="Sheet1.B1"/>
            <calcext:condition calcext:apply-style-name="ConditionalStyle_2998" calcext:value="duplicate" calcext:base-cell-address="Sheet1.B1"/>
            <calcext:condition calcext:apply-style-name="ConditionalStyle_2997" calcext:value="duplicate" calcext:base-cell-address="Sheet1.B1"/>
            <calcext:condition calcext:apply-style-name="ConditionalStyle_2996" calcext:value="duplicate" calcext:base-cell-address="Sheet1.B1"/>
            <calcext:condition calcext:apply-style-name="ConditionalStyle_2995" calcext:value="duplicate" calcext:base-cell-address="Sheet1.B1"/>
          </calcext:conditional-format>
          <calcext:conditional-format calcext:target-range-address="Sheet1.B639:Sheet1.B640 Sheet1.B590:Sheet1.B637 Sheet1.B531:Sheet1.B588 Sheet1.B2:Sheet1.B287 Sheet1.B289:Sheet1.B529">
            <calcext:condition calcext:apply-style-name="ConditionalStyle_1995" calcext:value="duplicate" calcext:base-cell-address="Sheet1.B2"/>
            <calcext:condition calcext:apply-style-name="ConditionalStyle_1994" calcext:value="duplicate" calcext:base-cell-address="Sheet1.B2"/>
          </calcext:conditional-format>
          <calcext:conditional-format calcext:target-range-address="Sheet1.B239:Sheet1.B264 Sheet1.B173:Sheet1.B175 Sheet1.B125:Sheet1.B125 Sheet1.B128:Sheet1.B142 Sheet1.B148:Sheet1.B149 Sheet1.B9:Sheet1.B14 Sheet1.B80:Sheet1.B85 Sheet1.B3:Sheet1.B7 Sheet1.B17:Sheet1.B18 Sheet1.B179:Sheet1.B179 Sheet1.B24:Sheet1.B49 Sheet1.B157:Sheet1.B168 Sheet1.B87:Sheet1.B122">
            <calcext:condition calcext:apply-style-name="ConditionalStyle_2572" calcext:value="duplicate" calcext:base-cell-address="Sheet1.B3"/>
            <calcext:condition calcext:apply-style-name="ConditionalStyle_2571" calcext:value="duplicate" calcext:base-cell-address="Sheet1.B3"/>
            <calcext:condition calcext:apply-style-name="ConditionalStyle_2570" calcext:value="duplicate" calcext:base-cell-address="Sheet1.B3"/>
          </calcext:conditional-format>
          <calcext:conditional-format calcext:target-range-address="Sheet1.B260:Sheet1.B264 Sheet1.B251:Sheet1.B252">
            <calcext:condition calcext:apply-style-name="ConditionalStyle_2562" calcext:value="duplicate" calcext:base-cell-address="Sheet1.B251"/>
          </calcext:conditional-format>
          <calcext:conditional-format calcext:target-range-address="Sheet1.B265:Sheet1.B267">
            <calcext:condition calcext:apply-style-name="ConditionalStyle_2560" calcext:value="duplicate" calcext:base-cell-address="Sheet1.B265"/>
            <calcext:condition calcext:apply-style-name="ConditionalStyle_2559" calcext:value="duplicate" calcext:base-cell-address="Sheet1.B265"/>
          </calcext:conditional-format>
          <calcext:conditional-format calcext:target-range-address="Sheet1.B239:Sheet1.B271 Sheet1.B173:Sheet1.B175 Sheet1.B125:Sheet1.B125 Sheet1.B128:Sheet1.B142 Sheet1.B148:Sheet1.B149 Sheet1.B9:Sheet1.B14 Sheet1.B80:Sheet1.B85 Sheet1.B3:Sheet1.B7 Sheet1.B16:Sheet1.B18 Sheet1.B179:Sheet1.B179 Sheet1.B24:Sheet1.B49 Sheet1.B157:Sheet1.B168 Sheet1.B87:Sheet1.B122">
            <calcext:condition calcext:apply-style-name="ConditionalStyle_2569" calcext:value="duplicate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2" number:min-decimal-places="2" number:min-integer-digits="1"/>
      <number:text loext:blank-width-char=" "> </number:text>
    </number:number-style>
    <number:number-style style:name="N136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36P0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157E+308" style:apply-style-name="N138P0"/>
    </number:text-style>
    <number:date-style style:name="N140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40">
      <number:text-content/>
      <style:map style:condition="value()&lt;=1.7976931348623157E+308" style:apply-style-name="N140P0"/>
    </number:text-style>
    <number:number-style style:name="N141P0" style:volatile="true">
      <number:number number:decimal-places="2" number:min-decimal-places="2" number:min-integer-digits="1"/>
    </number:number-style>
    <number:number-style style:name="N141">
      <style:text-properties fo:color="#ff0000"/>
      <number:number number:decimal-places="2" number:min-decimal-places="2" number:min-integer-digits="1"/>
      <style:map style:condition="value()&gt;=0" style:apply-style-name="N141P0"/>
    </number:number-style>
    <number:number-style style:name="N142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927" style:display-name="ConditionalStyle_1927" style:family="table-cell" style:parent-style-name="Default">
      <style:table-cell-properties fo:background-color="#ffc7ce"/>
      <style:text-properties fo:color="#9c0006"/>
    </style:style>
    <style:style style:name="ConditionalStyle_5f_1926" style:display-name="ConditionalStyle_1926" style:family="table-cell" style:parent-style-name="Default">
      <style:table-cell-properties fo:background-color="#ffc7ce"/>
      <style:text-properties fo:color="#9c0006"/>
    </style:style>
    <style:style style:name="ConditionalStyle_5f_1925" style:display-name="ConditionalStyle_1925" style:family="table-cell" style:parent-style-name="Default">
      <style:table-cell-properties fo:background-color="#ffc7ce"/>
      <style:text-properties fo:color="#9c0006"/>
    </style:style>
    <style:style style:name="ConditionalStyle_5f_1924" style:display-name="ConditionalStyle_1924" style:family="table-cell" style:parent-style-name="Default">
      <style:table-cell-properties fo:background-color="#ffc7ce"/>
      <style:text-properties fo:color="#9c0006"/>
    </style:style>
    <style:style style:name="ConditionalStyle_5f_1923" style:display-name="ConditionalStyle_1923" style:family="table-cell" style:parent-style-name="Default">
      <style:table-cell-properties fo:background-color="#ffc7ce"/>
      <style:text-properties fo:color="#9c0006"/>
    </style:style>
    <style:style style:name="ConditionalStyle_5f_1922" style:display-name="ConditionalStyle_1922" style:family="table-cell" style:parent-style-name="Default">
      <style:table-cell-properties fo:background-color="#ffc7ce"/>
      <style:text-properties fo:color="#9c0006"/>
    </style:style>
    <style:style style:name="ConditionalStyle_5f_1921" style:display-name="ConditionalStyle_1921" style:family="table-cell" style:parent-style-name="Default">
      <style:table-cell-properties fo:background-color="#ffc7ce"/>
      <style:text-properties fo:color="#9c0006"/>
    </style:style>
    <style:style style:name="ConditionalStyle_5f_1920" style:display-name="ConditionalStyle_1920" style:family="table-cell" style:parent-style-name="Default">
      <style:table-cell-properties fo:background-color="#ffc7ce"/>
      <style:text-properties fo:color="#9c0006"/>
    </style:style>
    <style:style style:name="ConditionalStyle_5f_1919" style:display-name="ConditionalStyle_1919" style:family="table-cell" style:parent-style-name="Default">
      <style:table-cell-properties fo:background-color="#ffc7ce"/>
      <style:text-properties fo:color="#9c0006"/>
    </style:style>
    <style:style style:name="ConditionalStyle_5f_1918" style:display-name="ConditionalStyle_1918" style:family="table-cell" style:parent-style-name="Default">
      <style:table-cell-properties fo:background-color="#ffc7ce"/>
      <style:text-properties fo:color="#9c0006"/>
    </style:style>
    <style:style style:name="ConditionalStyle_5f_1917" style:display-name="ConditionalStyle_1917" style:family="table-cell" style:parent-style-name="Default">
      <style:table-cell-properties fo:background-color="#ffc7ce"/>
      <style:text-properties fo:color="#9c0006"/>
    </style:style>
    <style:style style:name="ConditionalStyle_5f_1916" style:display-name="ConditionalStyle_1916" style:family="table-cell" style:parent-style-name="Default">
      <style:table-cell-properties fo:background-color="#ffc7ce"/>
      <style:text-properties fo:color="#9c0006"/>
    </style:style>
    <style:style style:name="ConditionalStyle_5f_1915" style:display-name="ConditionalStyle_1915" style:family="table-cell" style:parent-style-name="Default">
      <style:table-cell-properties fo:background-color="#ffc7ce"/>
      <style:text-properties fo:color="#9c0006"/>
    </style:style>
    <style:style style:name="ConditionalStyle_5f_1914" style:display-name="ConditionalStyle_1914" style:family="table-cell" style:parent-style-name="Default">
      <style:table-cell-properties fo:background-color="#ffc7ce"/>
      <style:text-properties fo:color="#9c0006"/>
    </style:style>
    <style:style style:name="ConditionalStyle_5f_1913" style:display-name="ConditionalStyle_1913" style:family="table-cell" style:parent-style-name="Default">
      <style:table-cell-properties fo:background-color="#ffc7ce"/>
      <style:text-properties fo:color="#9c0006"/>
    </style:style>
    <style:style style:name="ConditionalStyle_5f_1912" style:display-name="ConditionalStyle_1912" style:family="table-cell" style:parent-style-name="Default">
      <style:table-cell-properties fo:background-color="#ffc7ce"/>
      <style:text-properties fo:color="#9c0006"/>
    </style:style>
    <style:style style:name="ConditionalStyle_5f_1911" style:display-name="ConditionalStyle_1911" style:family="table-cell" style:parent-style-name="Default">
      <style:table-cell-properties fo:background-color="#ffc7ce"/>
      <style:text-properties fo:color="#9c0006"/>
    </style:style>
    <style:style style:name="ConditionalStyle_5f_1910" style:display-name="ConditionalStyle_1910" style:family="table-cell" style:parent-style-name="Default">
      <style:table-cell-properties fo:background-color="#ffc7ce"/>
      <style:text-properties fo:color="#9c0006"/>
    </style:style>
    <style:style style:name="ConditionalStyle_5f_1909" style:display-name="ConditionalStyle_1909" style:family="table-cell" style:parent-style-name="Default">
      <style:table-cell-properties fo:background-color="#ffc7ce"/>
      <style:text-properties fo:color="#9c0006"/>
    </style:style>
    <style:style style:name="ConditionalStyle_5f_1908" style:display-name="ConditionalStyle_1908" style:family="table-cell" style:parent-style-name="Default">
      <style:table-cell-properties fo:background-color="#ffc7ce"/>
      <style:text-properties fo:color="#9c0006"/>
    </style:style>
    <style:style style:name="ConditionalStyle_5f_1907" style:display-name="ConditionalStyle_1907" style:family="table-cell" style:parent-style-name="Default">
      <style:table-cell-properties fo:background-color="#ffc7ce"/>
      <style:text-properties fo:color="#9c0006"/>
    </style:style>
    <style:style style:name="ConditionalStyle_5f_1906" style:display-name="ConditionalStyle_1906" style:family="table-cell" style:parent-style-name="Default">
      <style:table-cell-properties fo:background-color="#ffc7ce"/>
      <style:text-properties fo:color="#9c0006"/>
    </style:style>
    <style:style style:name="ConditionalStyle_5f_1905" style:display-name="ConditionalStyle_1905" style:family="table-cell" style:parent-style-name="Default">
      <style:table-cell-properties fo:background-color="#ffc7ce"/>
      <style:text-properties fo:color="#9c0006"/>
    </style:style>
    <style:style style:name="ConditionalStyle_5f_1904" style:display-name="ConditionalStyle_1904" style:family="table-cell" style:parent-style-name="Default">
      <style:table-cell-properties fo:background-color="#ffc7ce"/>
      <style:text-properties fo:color="#9c0006"/>
    </style:style>
    <style:style style:name="ConditionalStyle_5f_1903" style:display-name="ConditionalStyle_1903" style:family="table-cell" style:parent-style-name="Default">
      <style:table-cell-properties fo:background-color="#ffc7ce"/>
      <style:text-properties fo:color="#9c0006"/>
    </style:style>
    <style:style style:name="ConditionalStyle_5f_1902" style:display-name="ConditionalStyle_1902" style:family="table-cell" style:parent-style-name="Default">
      <style:table-cell-properties fo:background-color="#ffc7ce"/>
      <style:text-properties fo:color="#9c0006"/>
    </style:style>
    <style:style style:name="ConditionalStyle_5f_1901" style:display-name="ConditionalStyle_1901" style:family="table-cell" style:parent-style-name="Default">
      <style:table-cell-properties fo:background-color="#ffc7ce"/>
      <style:text-properties fo:color="#9c0006"/>
    </style:style>
    <style:style style:name="ConditionalStyle_5f_1900" style:display-name="ConditionalStyle_1900" style:family="table-cell" style:parent-style-name="Default">
      <style:table-cell-properties fo:background-color="#ffc7ce"/>
      <style:text-properties fo:color="#9c0006"/>
    </style:style>
    <style:style style:name="ConditionalStyle_5f_1899" style:display-name="ConditionalStyle_1899" style:family="table-cell" style:parent-style-name="Default">
      <style:table-cell-properties fo:background-color="#ffc7ce"/>
      <style:text-properties fo:color="#9c0006"/>
    </style:style>
    <style:style style:name="ConditionalStyle_5f_1898" style:display-name="ConditionalStyle_1898" style:family="table-cell" style:parent-style-name="Default">
      <style:table-cell-properties fo:background-color="#ffc7ce"/>
      <style:text-properties fo:color="#9c0006"/>
    </style:style>
    <style:style style:name="ConditionalStyle_5f_1897" style:display-name="ConditionalStyle_1897" style:family="table-cell" style:parent-style-name="Default">
      <style:table-cell-properties fo:background-color="#ffc7ce"/>
      <style:text-properties fo:color="#9c0006"/>
    </style:style>
    <style:style style:name="ConditionalStyle_5f_1896" style:display-name="ConditionalStyle_1896" style:family="table-cell" style:parent-style-name="Default">
      <style:table-cell-properties fo:background-color="#ffc7ce"/>
      <style:text-properties fo:color="#9c0006"/>
    </style:style>
    <style:style style:name="ConditionalStyle_5f_1895" style:display-name="ConditionalStyle_1895" style:family="table-cell" style:parent-style-name="Default">
      <style:table-cell-properties fo:background-color="#ffc7ce"/>
      <style:text-properties fo:color="#9c0006"/>
    </style:style>
    <style:style style:name="ConditionalStyle_5f_1894" style:display-name="ConditionalStyle_1894" style:family="table-cell" style:parent-style-name="Default">
      <style:table-cell-properties fo:background-color="#ffc7ce"/>
      <style:text-properties fo:color="#9c0006"/>
    </style:style>
    <style:style style:name="ConditionalStyle_5f_1893" style:display-name="ConditionalStyle_1893" style:family="table-cell" style:parent-style-name="Default">
      <style:table-cell-properties fo:background-color="#ffc7ce"/>
      <style:text-properties fo:color="#9c0006"/>
    </style:style>
    <style:style style:name="ConditionalStyle_5f_1831" style:display-name="ConditionalStyle_1831" style:family="table-cell" style:parent-style-name="Default">
      <style:table-cell-properties fo:background-color="#ffc7ce"/>
      <style:text-properties fo:color="#9c0006"/>
    </style:style>
    <style:style style:name="ConditionalStyle_5f_1830" style:display-name="ConditionalStyle_1830" style:family="table-cell" style:parent-style-name="Default">
      <style:table-cell-properties fo:background-color="#ffc7ce"/>
      <style:text-properties fo:color="#9c0006"/>
    </style:style>
    <style:style style:name="ConditionalStyle_5f_1829" style:display-name="ConditionalStyle_1829" style:family="table-cell" style:parent-style-name="Default">
      <style:table-cell-properties fo:background-color="#ffc7ce"/>
      <style:text-properties fo:color="#9c0006"/>
    </style:style>
    <style:style style:name="ConditionalStyle_5f_1828" style:display-name="ConditionalStyle_1828" style:family="table-cell" style:parent-style-name="Default">
      <style:table-cell-properties fo:background-color="#ffc7ce"/>
      <style:text-properties fo:color="#9c0006"/>
    </style:style>
    <style:style style:name="ConditionalStyle_5f_1827" style:display-name="ConditionalStyle_1827" style:family="table-cell" style:parent-style-name="Default">
      <style:table-cell-properties fo:background-color="#ffc7ce"/>
      <style:text-properties fo:color="#9c0006"/>
    </style:style>
    <style:style style:name="ConditionalStyle_5f_1826" style:display-name="ConditionalStyle_1826" style:family="table-cell" style:parent-style-name="Default">
      <style:table-cell-properties fo:background-color="#ffc7ce"/>
      <style:text-properties fo:color="#9c0006"/>
    </style:style>
    <style:style style:name="ConditionalStyle_5f_1825" style:display-name="ConditionalStyle_1825" style:family="table-cell" style:parent-style-name="Default">
      <style:table-cell-properties fo:background-color="#ffc7ce"/>
      <style:text-properties fo:color="#9c0006"/>
    </style:style>
    <style:style style:name="ConditionalStyle_5f_1824" style:display-name="ConditionalStyle_1824" style:family="table-cell" style:parent-style-name="Default">
      <style:table-cell-properties fo:background-color="#ffc7ce"/>
      <style:text-properties fo:color="#9c0006"/>
    </style:style>
    <style:style style:name="ConditionalStyle_5f_1823" style:display-name="ConditionalStyle_1823" style:family="table-cell" style:parent-style-name="Default">
      <style:table-cell-properties fo:background-color="#ffc7ce"/>
      <style:text-properties fo:color="#9c0006"/>
    </style:style>
    <style:style style:name="ConditionalStyle_5f_1822" style:display-name="ConditionalStyle_1822" style:family="table-cell" style:parent-style-name="Default">
      <style:table-cell-properties fo:background-color="#ffc7ce"/>
      <style:text-properties fo:color="#9c0006"/>
    </style:style>
    <style:style style:name="ConditionalStyle_5f_1821" style:display-name="ConditionalStyle_1821" style:family="table-cell" style:parent-style-name="Default">
      <style:table-cell-properties fo:background-color="#ffc7ce"/>
      <style:text-properties fo:color="#9c0006"/>
    </style:style>
    <style:style style:name="ConditionalStyle_5f_1820" style:display-name="ConditionalStyle_1820" style:family="table-cell" style:parent-style-name="Default">
      <style:table-cell-properties fo:background-color="#ffc7ce"/>
      <style:text-properties fo:color="#9c0006"/>
    </style:style>
    <style:style style:name="ConditionalStyle_5f_1819" style:display-name="ConditionalStyle_1819" style:family="table-cell" style:parent-style-name="Default">
      <style:table-cell-properties fo:background-color="#ffc7ce"/>
      <style:text-properties fo:color="#9c0006"/>
    </style:style>
    <style:style style:name="ConditionalStyle_5f_1818" style:display-name="ConditionalStyle_1818" style:family="table-cell" style:parent-style-name="Default">
      <style:table-cell-properties fo:background-color="#ffc7ce"/>
      <style:text-properties fo:color="#9c0006"/>
    </style:style>
    <style:style style:name="ConditionalStyle_5f_1817" style:display-name="ConditionalStyle_1817" style:family="table-cell" style:parent-style-name="Default">
      <style:table-cell-properties fo:background-color="#ffc7ce"/>
      <style:text-properties fo:color="#9c0006"/>
    </style:style>
    <style:style style:name="ConditionalStyle_5f_1816" style:display-name="ConditionalStyle_1816" style:family="table-cell" style:parent-style-name="Default">
      <style:table-cell-properties fo:background-color="#ffc7ce"/>
      <style:text-properties fo:color="#9c0006"/>
    </style:style>
    <style:style style:name="ConditionalStyle_5f_1815" style:display-name="ConditionalStyle_1815" style:family="table-cell" style:parent-style-name="Default">
      <style:table-cell-properties fo:background-color="#ffc7ce"/>
      <style:text-properties fo:color="#9c0006"/>
    </style:style>
    <style:style style:name="ConditionalStyle_5f_1814" style:display-name="ConditionalStyle_1814" style:family="table-cell" style:parent-style-name="Default">
      <style:table-cell-properties fo:background-color="#ffc7ce"/>
      <style:text-properties fo:color="#9c0006"/>
    </style:style>
    <style:style style:name="ConditionalStyle_5f_1813" style:display-name="ConditionalStyle_1813" style:family="table-cell" style:parent-style-name="Default">
      <style:table-cell-properties fo:background-color="#ffc7ce"/>
      <style:text-properties fo:color="#9c0006"/>
    </style:style>
    <style:style style:name="ConditionalStyle_5f_1812" style:display-name="ConditionalStyle_1812" style:family="table-cell" style:parent-style-name="Default">
      <style:table-cell-properties fo:background-color="#ffc7ce"/>
      <style:text-properties fo:color="#9c0006"/>
    </style:style>
    <style:style style:name="ConditionalStyle_5f_1811" style:display-name="ConditionalStyle_1811" style:family="table-cell" style:parent-style-name="Default">
      <style:table-cell-properties fo:background-color="#ffc7ce"/>
      <style:text-properties fo:color="#9c0006"/>
    </style:style>
    <style:style style:name="ConditionalStyle_5f_1810" style:display-name="ConditionalStyle_1810" style:family="table-cell" style:parent-style-name="Default">
      <style:table-cell-properties fo:background-color="#ffc7ce"/>
      <style:text-properties fo:color="#9c0006"/>
    </style:style>
    <style:style style:name="ConditionalStyle_5f_1809" style:display-name="ConditionalStyle_1809" style:family="table-cell" style:parent-style-name="Default">
      <style:table-cell-properties fo:background-color="#ffc7ce"/>
      <style:text-properties fo:color="#9c0006"/>
    </style:style>
    <style:style style:name="ConditionalStyle_5f_1808" style:display-name="ConditionalStyle_1808" style:family="table-cell" style:parent-style-name="Default">
      <style:table-cell-properties fo:background-color="#ffc7ce"/>
      <style:text-properties fo:color="#9c0006"/>
    </style:style>
    <style:style style:name="ConditionalStyle_5f_1807" style:display-name="ConditionalStyle_1807" style:family="table-cell" style:parent-style-name="Default">
      <style:table-cell-properties fo:background-color="#ffc7ce"/>
      <style:text-properties fo:color="#9c0006"/>
    </style:style>
    <style:style style:name="ConditionalStyle_5f_1806" style:display-name="ConditionalStyle_1806" style:family="table-cell" style:parent-style-name="Default">
      <style:table-cell-properties fo:background-color="#ffc7ce"/>
      <style:text-properties fo:color="#9c0006"/>
    </style:style>
    <style:style style:name="ConditionalStyle_5f_1805" style:display-name="ConditionalStyle_1805" style:family="table-cell" style:parent-style-name="Default">
      <style:table-cell-properties fo:background-color="#ffc7ce"/>
      <style:text-properties fo:color="#9c0006"/>
    </style:style>
    <style:style style:name="ConditionalStyle_5f_1804" style:display-name="ConditionalStyle_1804" style:family="table-cell" style:parent-style-name="Default">
      <style:table-cell-properties fo:background-color="#ffc7ce"/>
      <style:text-properties fo:color="#9c0006"/>
    </style:style>
    <style:style style:name="ConditionalStyle_5f_1838" style:display-name="ConditionalStyle_1838" style:family="table-cell" style:parent-style-name="Default">
      <style:table-cell-properties fo:background-color="#ffc7ce"/>
      <style:text-properties fo:color="#9c0006"/>
    </style:style>
    <style:style style:name="ConditionalStyle_5f_1837" style:display-name="ConditionalStyle_1837" style:family="table-cell" style:parent-style-name="Default">
      <style:table-cell-properties fo:background-color="#ffc7ce"/>
      <style:text-properties fo:color="#9c0006"/>
    </style:style>
    <style:style style:name="ConditionalStyle_5f_1836" style:display-name="ConditionalStyle_1836" style:family="table-cell" style:parent-style-name="Default">
      <style:table-cell-properties fo:background-color="#ffc7ce"/>
      <style:text-properties fo:color="#9c0006"/>
    </style:style>
    <style:style style:name="ConditionalStyle_5f_1835" style:display-name="ConditionalStyle_1835" style:family="table-cell" style:parent-style-name="Default">
      <style:table-cell-properties fo:background-color="#ffc7ce"/>
      <style:text-properties fo:color="#9c0006"/>
    </style:style>
    <style:style style:name="ConditionalStyle_5f_1834" style:display-name="ConditionalStyle_1834" style:family="table-cell" style:parent-style-name="Default">
      <style:table-cell-properties fo:background-color="#ffc7ce"/>
      <style:text-properties fo:color="#9c0006"/>
    </style:style>
    <style:style style:name="ConditionalStyle_5f_1833" style:display-name="ConditionalStyle_1833" style:family="table-cell" style:parent-style-name="Default">
      <style:table-cell-properties fo:background-color="#ffc7ce"/>
      <style:text-properties fo:color="#9c0006"/>
    </style:style>
    <style:style style:name="ConditionalStyle_5f_1832" style:display-name="ConditionalStyle_1832" style:family="table-cell" style:parent-style-name="Default">
      <style:table-cell-properties fo:background-color="#ffc7ce"/>
      <style:text-properties fo:color="#9c0006"/>
    </style:style>
    <style:style style:name="ConditionalStyle_5f_1868" style:display-name="ConditionalStyle_1868" style:family="table-cell" style:parent-style-name="Default">
      <style:table-cell-properties fo:background-color="#ffc7ce"/>
      <style:text-properties fo:color="#9c0006"/>
    </style:style>
    <style:style style:name="ConditionalStyle_5f_1867" style:display-name="ConditionalStyle_1867" style:family="table-cell" style:parent-style-name="Default">
      <style:table-cell-properties fo:background-color="#ffc7ce"/>
      <style:text-properties fo:color="#9c0006"/>
    </style:style>
    <style:style style:name="ConditionalStyle_5f_1866" style:display-name="ConditionalStyle_1866" style:family="table-cell" style:parent-style-name="Default">
      <style:table-cell-properties fo:background-color="#ffc7ce"/>
      <style:text-properties fo:color="#9c0006"/>
    </style:style>
    <style:style style:name="ConditionalStyle_5f_1865" style:display-name="ConditionalStyle_1865" style:family="table-cell" style:parent-style-name="Default">
      <style:table-cell-properties fo:background-color="#ffc7ce"/>
      <style:text-properties fo:color="#9c0006"/>
    </style:style>
    <style:style style:name="ConditionalStyle_5f_1864" style:display-name="ConditionalStyle_1864" style:family="table-cell" style:parent-style-name="Default">
      <style:table-cell-properties fo:background-color="#ffc7ce"/>
      <style:text-properties fo:color="#9c0006"/>
    </style:style>
    <style:style style:name="ConditionalStyle_5f_1863" style:display-name="ConditionalStyle_1863" style:family="table-cell" style:parent-style-name="Default">
      <style:table-cell-properties fo:background-color="#ffc7ce"/>
      <style:text-properties fo:color="#9c0006"/>
    </style:style>
    <style:style style:name="ConditionalStyle_5f_1862" style:display-name="ConditionalStyle_1862" style:family="table-cell" style:parent-style-name="Default">
      <style:table-cell-properties fo:background-color="#ffc7ce"/>
      <style:text-properties fo:color="#9c0006"/>
    </style:style>
    <style:style style:name="ConditionalStyle_5f_1861" style:display-name="ConditionalStyle_1861" style:family="table-cell" style:parent-style-name="Default">
      <style:table-cell-properties fo:background-color="#ffc7ce"/>
      <style:text-properties fo:color="#9c0006"/>
    </style:style>
    <style:style style:name="ConditionalStyle_5f_1860" style:display-name="ConditionalStyle_1860" style:family="table-cell" style:parent-style-name="Default">
      <style:table-cell-properties fo:background-color="#ffc7ce"/>
      <style:text-properties fo:color="#9c0006"/>
    </style:style>
    <style:style style:name="ConditionalStyle_5f_1859" style:display-name="ConditionalStyle_1859" style:family="table-cell" style:parent-style-name="Default">
      <style:table-cell-properties fo:background-color="#ffc7ce"/>
      <style:text-properties fo:color="#9c0006"/>
    </style:style>
    <style:style style:name="ConditionalStyle_5f_1858" style:display-name="ConditionalStyle_1858" style:family="table-cell" style:parent-style-name="Default">
      <style:table-cell-properties fo:background-color="#ffc7ce"/>
      <style:text-properties fo:color="#9c0006"/>
    </style:style>
    <style:style style:name="ConditionalStyle_5f_1857" style:display-name="ConditionalStyle_1857" style:family="table-cell" style:parent-style-name="Default">
      <style:table-cell-properties fo:background-color="#ffc7ce"/>
      <style:text-properties fo:color="#9c0006"/>
    </style:style>
    <style:style style:name="ConditionalStyle_5f_1856" style:display-name="ConditionalStyle_1856" style:family="table-cell" style:parent-style-name="Default">
      <style:table-cell-properties fo:background-color="#ffc7ce"/>
      <style:text-properties fo:color="#9c0006"/>
    </style:style>
    <style:style style:name="ConditionalStyle_5f_1855" style:display-name="ConditionalStyle_1855" style:family="table-cell" style:parent-style-name="Default">
      <style:table-cell-properties fo:background-color="#ffc7ce"/>
      <style:text-properties fo:color="#9c0006"/>
    </style:style>
    <style:style style:name="ConditionalStyle_5f_1854" style:display-name="ConditionalStyle_1854" style:family="table-cell" style:parent-style-name="Default">
      <style:table-cell-properties fo:background-color="#ffc7ce"/>
      <style:text-properties fo:color="#9c0006"/>
    </style:style>
    <style:style style:name="ConditionalStyle_5f_1853" style:display-name="ConditionalStyle_1853" style:family="table-cell" style:parent-style-name="Default">
      <style:table-cell-properties fo:background-color="#ffc7ce"/>
      <style:text-properties fo:color="#9c0006"/>
    </style:style>
    <style:style style:name="ConditionalStyle_5f_1852" style:display-name="ConditionalStyle_1852" style:family="table-cell" style:parent-style-name="Default">
      <style:table-cell-properties fo:background-color="#ffc7ce"/>
      <style:text-properties fo:color="#9c0006"/>
    </style:style>
    <style:style style:name="ConditionalStyle_5f_1851" style:display-name="ConditionalStyle_1851" style:family="table-cell" style:parent-style-name="Default">
      <style:table-cell-properties fo:background-color="#ffc7ce"/>
      <style:text-properties fo:color="#9c0006"/>
    </style:style>
    <style:style style:name="ConditionalStyle_5f_1850" style:display-name="ConditionalStyle_1850" style:family="table-cell" style:parent-style-name="Default">
      <style:table-cell-properties fo:background-color="#ffc7ce"/>
      <style:text-properties fo:color="#9c0006"/>
    </style:style>
    <style:style style:name="ConditionalStyle_5f_1849" style:display-name="ConditionalStyle_1849" style:family="table-cell" style:parent-style-name="Default">
      <style:table-cell-properties fo:background-color="#ffc7ce"/>
      <style:text-properties fo:color="#9c0006"/>
    </style:style>
    <style:style style:name="ConditionalStyle_5f_1848" style:display-name="ConditionalStyle_1848" style:family="table-cell" style:parent-style-name="Default">
      <style:table-cell-properties fo:background-color="#ffc7ce"/>
      <style:text-properties fo:color="#9c0006"/>
    </style:style>
    <style:style style:name="ConditionalStyle_5f_1847" style:display-name="ConditionalStyle_1847" style:family="table-cell" style:parent-style-name="Default">
      <style:table-cell-properties fo:background-color="#ffc7ce"/>
      <style:text-properties fo:color="#9c0006"/>
    </style:style>
    <style:style style:name="ConditionalStyle_5f_1846" style:display-name="ConditionalStyle_1846" style:family="table-cell" style:parent-style-name="Default">
      <style:table-cell-properties fo:background-color="#ffc7ce"/>
      <style:text-properties fo:color="#9c0006"/>
    </style:style>
    <style:style style:name="ConditionalStyle_5f_1845" style:display-name="ConditionalStyle_1845" style:family="table-cell" style:parent-style-name="Default">
      <style:table-cell-properties fo:background-color="#ffc7ce"/>
      <style:text-properties fo:color="#9c0006"/>
    </style:style>
    <style:style style:name="ConditionalStyle_5f_1844" style:display-name="ConditionalStyle_1844" style:family="table-cell" style:parent-style-name="Default">
      <style:table-cell-properties fo:background-color="#ffc7ce"/>
      <style:text-properties fo:color="#9c0006"/>
    </style:style>
    <style:style style:name="ConditionalStyle_5f_1843" style:display-name="ConditionalStyle_1843" style:family="table-cell" style:parent-style-name="Default">
      <style:table-cell-properties fo:background-color="#ffc7ce"/>
      <style:text-properties fo:color="#9c0006"/>
    </style:style>
    <style:style style:name="ConditionalStyle_5f_1842" style:display-name="ConditionalStyle_1842" style:family="table-cell" style:parent-style-name="Default">
      <style:table-cell-properties fo:background-color="#ffc7ce"/>
      <style:text-properties fo:color="#9c0006"/>
    </style:style>
    <style:style style:name="ConditionalStyle_5f_1841" style:display-name="ConditionalStyle_1841" style:family="table-cell" style:parent-style-name="Default">
      <style:table-cell-properties fo:background-color="#ffc7ce"/>
      <style:text-properties fo:color="#9c0006"/>
    </style:style>
    <style:style style:name="ConditionalStyle_5f_1840" style:display-name="ConditionalStyle_1840" style:family="table-cell" style:parent-style-name="Default">
      <style:table-cell-properties fo:background-color="#ffc7ce"/>
      <style:text-properties fo:color="#9c0006"/>
    </style:style>
    <style:style style:name="ConditionalStyle_5f_1839" style:display-name="ConditionalStyle_1839" style:family="table-cell" style:parent-style-name="Default">
      <style:table-cell-properties fo:background-color="#ffc7ce"/>
      <style:text-properties fo:color="#9c0006"/>
    </style:style>
    <style:style style:name="ConditionalStyle_5f_1870" style:display-name="ConditionalStyle_1870" style:family="table-cell" style:parent-style-name="Default">
      <style:table-cell-properties fo:background-color="#ffc7ce"/>
      <style:text-properties fo:color="#9c0006"/>
    </style:style>
    <style:style style:name="ConditionalStyle_5f_1869" style:display-name="ConditionalStyle_1869" style:family="table-cell" style:parent-style-name="Default">
      <style:table-cell-properties fo:background-color="#ffc7ce"/>
      <style:text-properties fo:color="#9c0006"/>
    </style:style>
    <style:style style:name="ConditionalStyle_5f_1882" style:display-name="ConditionalStyle_1882" style:family="table-cell" style:parent-style-name="Default">
      <style:table-cell-properties fo:background-color="#ffc7ce"/>
      <style:text-properties fo:color="#9c0006"/>
    </style:style>
    <style:style style:name="ConditionalStyle_5f_1881" style:display-name="ConditionalStyle_1881" style:family="table-cell" style:parent-style-name="Default">
      <style:table-cell-properties fo:background-color="#ffc7ce"/>
      <style:text-properties fo:color="#9c0006"/>
    </style:style>
    <style:style style:name="ConditionalStyle_5f_1880" style:display-name="ConditionalStyle_1880" style:family="table-cell" style:parent-style-name="Default">
      <style:table-cell-properties fo:background-color="#ffc7ce"/>
      <style:text-properties fo:color="#9c0006"/>
    </style:style>
    <style:style style:name="ConditionalStyle_5f_1879" style:display-name="ConditionalStyle_1879" style:family="table-cell" style:parent-style-name="Default">
      <style:table-cell-properties fo:background-color="#ffc7ce"/>
      <style:text-properties fo:color="#9c0006"/>
    </style:style>
    <style:style style:name="ConditionalStyle_5f_1878" style:display-name="ConditionalStyle_1878" style:family="table-cell" style:parent-style-name="Default">
      <style:table-cell-properties fo:background-color="#ffc7ce"/>
      <style:text-properties fo:color="#9c0006"/>
    </style:style>
    <style:style style:name="ConditionalStyle_5f_1877" style:display-name="ConditionalStyle_1877" style:family="table-cell" style:parent-style-name="Default">
      <style:table-cell-properties fo:background-color="#ffc7ce"/>
      <style:text-properties fo:color="#9c0006"/>
    </style:style>
    <style:style style:name="ConditionalStyle_5f_1876" style:display-name="ConditionalStyle_1876" style:family="table-cell" style:parent-style-name="Default">
      <style:table-cell-properties fo:background-color="#ffc7ce"/>
      <style:text-properties fo:color="#9c0006"/>
    </style:style>
    <style:style style:name="ConditionalStyle_5f_1875" style:display-name="ConditionalStyle_1875" style:family="table-cell" style:parent-style-name="Default">
      <style:table-cell-properties fo:background-color="#ffc7ce"/>
      <style:text-properties fo:color="#9c0006"/>
    </style:style>
    <style:style style:name="ConditionalStyle_5f_1874" style:display-name="ConditionalStyle_1874" style:family="table-cell" style:parent-style-name="Default">
      <style:table-cell-properties fo:background-color="#ffc7ce"/>
      <style:text-properties fo:color="#9c0006"/>
    </style:style>
    <style:style style:name="ConditionalStyle_5f_1873" style:display-name="ConditionalStyle_1873" style:family="table-cell" style:parent-style-name="Default">
      <style:table-cell-properties fo:background-color="#ffc7ce"/>
      <style:text-properties fo:color="#9c0006"/>
    </style:style>
    <style:style style:name="ConditionalStyle_5f_1872" style:display-name="ConditionalStyle_1872" style:family="table-cell" style:parent-style-name="Default">
      <style:table-cell-properties fo:background-color="#ffc7ce"/>
      <style:text-properties fo:color="#9c0006"/>
    </style:style>
    <style:style style:name="ConditionalStyle_5f_1871" style:display-name="ConditionalStyle_1871" style:family="table-cell" style:parent-style-name="Default">
      <style:table-cell-properties fo:background-color="#ffc7ce"/>
      <style:text-properties fo:color="#9c0006"/>
    </style:style>
    <style:style style:name="ConditionalStyle_5f_1883" style:display-name="ConditionalStyle_1883" style:family="table-cell" style:parent-style-name="Default">
      <style:table-cell-properties fo:background-color="#ffc7ce"/>
      <style:text-properties fo:color="#9c0006"/>
    </style:style>
    <style:style style:name="ConditionalStyle_5f_1889" style:display-name="ConditionalStyle_1889" style:family="table-cell" style:parent-style-name="Default">
      <style:table-cell-properties fo:background-color="#ffc7ce"/>
      <style:text-properties fo:color="#9c0006"/>
    </style:style>
    <style:style style:name="ConditionalStyle_5f_1888" style:display-name="ConditionalStyle_1888" style:family="table-cell" style:parent-style-name="Default">
      <style:table-cell-properties fo:background-color="#ffc7ce"/>
      <style:text-properties fo:color="#9c0006"/>
    </style:style>
    <style:style style:name="ConditionalStyle_5f_1887" style:display-name="ConditionalStyle_1887" style:family="table-cell" style:parent-style-name="Default">
      <style:table-cell-properties fo:background-color="#ffc7ce"/>
      <style:text-properties fo:color="#9c0006"/>
    </style:style>
    <style:style style:name="ConditionalStyle_5f_1886" style:display-name="ConditionalStyle_1886" style:family="table-cell" style:parent-style-name="Default">
      <style:table-cell-properties fo:background-color="#ffc7ce"/>
      <style:text-properties fo:color="#9c0006"/>
    </style:style>
    <style:style style:name="ConditionalStyle_5f_1885" style:display-name="ConditionalStyle_1885" style:family="table-cell" style:parent-style-name="Default">
      <style:table-cell-properties fo:background-color="#ffc7ce"/>
      <style:text-properties fo:color="#9c0006"/>
    </style:style>
    <style:style style:name="ConditionalStyle_5f_1884" style:display-name="ConditionalStyle_1884" style:family="table-cell" style:parent-style-name="Default">
      <style:table-cell-properties fo:background-color="#ffc7ce"/>
      <style:text-properties fo:color="#9c0006"/>
    </style:style>
    <style:style style:name="ConditionalStyle_5f_1891" style:display-name="ConditionalStyle_1891" style:family="table-cell" style:parent-style-name="Default">
      <style:table-cell-properties fo:background-color="#ffc7ce"/>
      <style:text-properties fo:color="#9c0006"/>
    </style:style>
    <style:style style:name="ConditionalStyle_5f_1890" style:display-name="ConditionalStyle_1890" style:family="table-cell" style:parent-style-name="Default">
      <style:table-cell-properties fo:background-color="#ffc7ce"/>
      <style:text-properties fo:color="#9c0006"/>
    </style:style>
    <style:style style:name="ConditionalStyle_5f_1892" style:display-name="ConditionalStyle_1892" style:family="table-cell" style:parent-style-name="Default">
      <style:table-cell-properties fo:background-color="#ffc7ce"/>
      <style:text-properties fo:color="#9c0006"/>
    </style:style>
    <style:style style:name="ConditionalStyle_5f_1960" style:display-name="ConditionalStyle_1960" style:family="table-cell" style:parent-style-name="Default">
      <style:table-cell-properties fo:background-color="#ffc7ce"/>
      <style:text-properties fo:color="#9c0006"/>
    </style:style>
    <style:style style:name="ConditionalStyle_5f_1959" style:display-name="ConditionalStyle_1959" style:family="table-cell" style:parent-style-name="Default">
      <style:table-cell-properties fo:background-color="#ffc7ce"/>
      <style:text-properties fo:color="#9c0006"/>
    </style:style>
    <style:style style:name="ConditionalStyle_5f_1958" style:display-name="ConditionalStyle_1958" style:family="table-cell" style:parent-style-name="Default">
      <style:table-cell-properties fo:background-color="#ffc7ce"/>
      <style:text-properties fo:color="#9c0006"/>
    </style:style>
    <style:style style:name="ConditionalStyle_5f_1957" style:display-name="ConditionalStyle_1957" style:family="table-cell" style:parent-style-name="Default">
      <style:table-cell-properties fo:background-color="#ffc7ce"/>
      <style:text-properties fo:color="#9c0006"/>
    </style:style>
    <style:style style:name="ConditionalStyle_5f_1956" style:display-name="ConditionalStyle_1956" style:family="table-cell" style:parent-style-name="Default">
      <style:table-cell-properties fo:background-color="#ffc7ce"/>
      <style:text-properties fo:color="#9c0006"/>
    </style:style>
    <style:style style:name="ConditionalStyle_5f_1955" style:display-name="ConditionalStyle_1955" style:family="table-cell" style:parent-style-name="Default">
      <style:table-cell-properties fo:background-color="#ffc7ce"/>
      <style:text-properties fo:color="#9c0006"/>
    </style:style>
    <style:style style:name="ConditionalStyle_5f_1954" style:display-name="ConditionalStyle_1954" style:family="table-cell" style:parent-style-name="Default">
      <style:table-cell-properties fo:background-color="#ffc7ce"/>
      <style:text-properties fo:color="#9c0006"/>
    </style:style>
    <style:style style:name="ConditionalStyle_5f_1953" style:display-name="ConditionalStyle_1953" style:family="table-cell" style:parent-style-name="Default">
      <style:table-cell-properties fo:background-color="#ffc7ce"/>
      <style:text-properties fo:color="#9c0006"/>
    </style:style>
    <style:style style:name="ConditionalStyle_5f_1952" style:display-name="ConditionalStyle_1952" style:family="table-cell" style:parent-style-name="Default">
      <style:table-cell-properties fo:background-color="#ffc7ce"/>
      <style:text-properties fo:color="#9c0006"/>
    </style:style>
    <style:style style:name="ConditionalStyle_5f_1951" style:display-name="ConditionalStyle_1951" style:family="table-cell" style:parent-style-name="Default">
      <style:table-cell-properties fo:background-color="#ffc7ce"/>
      <style:text-properties fo:color="#9c0006"/>
    </style:style>
    <style:style style:name="ConditionalStyle_5f_1950" style:display-name="ConditionalStyle_1950" style:family="table-cell" style:parent-style-name="Default">
      <style:table-cell-properties fo:background-color="#ffc7ce"/>
      <style:text-properties fo:color="#9c0006"/>
    </style:style>
    <style:style style:name="ConditionalStyle_5f_1949" style:display-name="ConditionalStyle_1949" style:family="table-cell" style:parent-style-name="Default">
      <style:table-cell-properties fo:background-color="#ffc7ce"/>
      <style:text-properties fo:color="#9c0006"/>
    </style:style>
    <style:style style:name="ConditionalStyle_5f_1948" style:display-name="ConditionalStyle_1948" style:family="table-cell" style:parent-style-name="Default">
      <style:table-cell-properties fo:background-color="#ffc7ce"/>
      <style:text-properties fo:color="#9c0006"/>
    </style:style>
    <style:style style:name="ConditionalStyle_5f_1947" style:display-name="ConditionalStyle_1947" style:family="table-cell" style:parent-style-name="Default">
      <style:table-cell-properties fo:background-color="#ffc7ce"/>
      <style:text-properties fo:color="#9c0006"/>
    </style:style>
    <style:style style:name="ConditionalStyle_5f_1946" style:display-name="ConditionalStyle_1946" style:family="table-cell" style:parent-style-name="Default">
      <style:table-cell-properties fo:background-color="#ffc7ce"/>
      <style:text-properties fo:color="#9c0006"/>
    </style:style>
    <style:style style:name="ConditionalStyle_5f_1945" style:display-name="ConditionalStyle_1945" style:family="table-cell" style:parent-style-name="Default">
      <style:table-cell-properties fo:background-color="#ffc7ce"/>
      <style:text-properties fo:color="#9c0006"/>
    </style:style>
    <style:style style:name="ConditionalStyle_5f_1944" style:display-name="ConditionalStyle_1944" style:family="table-cell" style:parent-style-name="Default">
      <style:table-cell-properties fo:background-color="#ffc7ce"/>
      <style:text-properties fo:color="#9c0006"/>
    </style:style>
    <style:style style:name="ConditionalStyle_5f_1943" style:display-name="ConditionalStyle_1943" style:family="table-cell" style:parent-style-name="Default">
      <style:table-cell-properties fo:background-color="#ffc7ce"/>
      <style:text-properties fo:color="#9c0006"/>
    </style:style>
    <style:style style:name="ConditionalStyle_5f_1942" style:display-name="ConditionalStyle_1942" style:family="table-cell" style:parent-style-name="Default">
      <style:table-cell-properties fo:background-color="#ffc7ce"/>
      <style:text-properties fo:color="#9c0006"/>
    </style:style>
    <style:style style:name="ConditionalStyle_5f_1941" style:display-name="ConditionalStyle_1941" style:family="table-cell" style:parent-style-name="Default">
      <style:table-cell-properties fo:background-color="#ffc7ce"/>
      <style:text-properties fo:color="#9c0006"/>
    </style:style>
    <style:style style:name="ConditionalStyle_5f_1940" style:display-name="ConditionalStyle_1940" style:family="table-cell" style:parent-style-name="Default">
      <style:table-cell-properties fo:background-color="#ffc7ce"/>
      <style:text-properties fo:color="#9c0006"/>
    </style:style>
    <style:style style:name="ConditionalStyle_5f_1939" style:display-name="ConditionalStyle_1939" style:family="table-cell" style:parent-style-name="Default">
      <style:table-cell-properties fo:background-color="#ffc7ce"/>
      <style:text-properties fo:color="#9c0006"/>
    </style:style>
    <style:style style:name="ConditionalStyle_5f_1938" style:display-name="ConditionalStyle_1938" style:family="table-cell" style:parent-style-name="Default">
      <style:table-cell-properties fo:background-color="#ffc7ce"/>
      <style:text-properties fo:color="#9c0006"/>
    </style:style>
    <style:style style:name="ConditionalStyle_5f_1937" style:display-name="ConditionalStyle_1937" style:family="table-cell" style:parent-style-name="Default">
      <style:table-cell-properties fo:background-color="#ffc7ce"/>
      <style:text-properties fo:color="#9c0006"/>
    </style:style>
    <style:style style:name="ConditionalStyle_5f_1936" style:display-name="ConditionalStyle_1936" style:family="table-cell" style:parent-style-name="Default">
      <style:table-cell-properties fo:background-color="#ffc7ce"/>
      <style:text-properties fo:color="#9c0006"/>
    </style:style>
    <style:style style:name="ConditionalStyle_5f_1935" style:display-name="ConditionalStyle_1935" style:family="table-cell" style:parent-style-name="Default">
      <style:table-cell-properties fo:background-color="#ffc7ce"/>
      <style:text-properties fo:color="#9c0006"/>
    </style:style>
    <style:style style:name="ConditionalStyle_5f_1934" style:display-name="ConditionalStyle_1934" style:family="table-cell" style:parent-style-name="Default">
      <style:table-cell-properties fo:background-color="#ffc7ce"/>
      <style:text-properties fo:color="#9c0006"/>
    </style:style>
    <style:style style:name="ConditionalStyle_5f_1933" style:display-name="ConditionalStyle_1933" style:family="table-cell" style:parent-style-name="Default">
      <style:table-cell-properties fo:background-color="#ffc7ce"/>
      <style:text-properties fo:color="#9c0006"/>
    </style:style>
    <style:style style:name="ConditionalStyle_5f_1932" style:display-name="ConditionalStyle_1932" style:family="table-cell" style:parent-style-name="Default">
      <style:table-cell-properties fo:background-color="#ffc7ce"/>
      <style:text-properties fo:color="#9c0006"/>
    </style:style>
    <style:style style:name="ConditionalStyle_5f_1931" style:display-name="ConditionalStyle_1931" style:family="table-cell" style:parent-style-name="Default">
      <style:table-cell-properties fo:background-color="#ffc7ce"/>
      <style:text-properties fo:color="#9c0006"/>
    </style:style>
    <style:style style:name="ConditionalStyle_5f_1930" style:display-name="ConditionalStyle_1930" style:family="table-cell" style:parent-style-name="Default">
      <style:table-cell-properties fo:background-color="#ffc7ce"/>
      <style:text-properties fo:color="#9c0006"/>
    </style:style>
    <style:style style:name="ConditionalStyle_5f_1929" style:display-name="ConditionalStyle_1929" style:family="table-cell" style:parent-style-name="Default">
      <style:table-cell-properties fo:background-color="#ffc7ce"/>
      <style:text-properties fo:color="#9c0006"/>
    </style:style>
    <style:style style:name="ConditionalStyle_5f_1928" style:display-name="ConditionalStyle_1928" style:family="table-cell" style:parent-style-name="Default">
      <style:table-cell-properties fo:background-color="#ffc7ce"/>
      <style:text-properties fo:color="#9c0006"/>
    </style:style>
    <style:style style:name="ConditionalStyle_5f_2165" style:display-name="ConditionalStyle_2165" style:family="table-cell" style:parent-style-name="Default">
      <style:table-cell-properties fo:background-color="#ffc7ce"/>
      <style:text-properties fo:color="#9c0006"/>
    </style:style>
    <style:style style:name="ConditionalStyle_5f_2164" style:display-name="ConditionalStyle_2164" style:family="table-cell" style:parent-style-name="Default">
      <style:table-cell-properties fo:background-color="#ffc7ce"/>
      <style:text-properties fo:color="#9c0006"/>
    </style:style>
    <style:style style:name="ConditionalStyle_5f_2163" style:display-name="ConditionalStyle_2163" style:family="table-cell" style:parent-style-name="Default">
      <style:table-cell-properties fo:background-color="#ffc7ce"/>
      <style:text-properties fo:color="#9c0006"/>
    </style:style>
    <style:style style:name="ConditionalStyle_5f_2162" style:display-name="ConditionalStyle_2162" style:family="table-cell" style:parent-style-name="Default">
      <style:table-cell-properties fo:background-color="#ffc7ce"/>
      <style:text-properties fo:color="#9c0006"/>
    </style:style>
    <style:style style:name="ConditionalStyle_5f_2161" style:display-name="ConditionalStyle_2161" style:family="table-cell" style:parent-style-name="Default">
      <style:table-cell-properties fo:background-color="#ffc7ce"/>
      <style:text-properties fo:color="#9c0006"/>
    </style:style>
    <style:style style:name="ConditionalStyle_5f_2160" style:display-name="ConditionalStyle_2160" style:family="table-cell" style:parent-style-name="Default">
      <style:table-cell-properties fo:background-color="#ffc7ce"/>
      <style:text-properties fo:color="#9c0006"/>
    </style:style>
    <style:style style:name="ConditionalStyle_5f_2159" style:display-name="ConditionalStyle_2159" style:family="table-cell" style:parent-style-name="Default">
      <style:table-cell-properties fo:background-color="#ffc7ce"/>
      <style:text-properties fo:color="#9c0006"/>
    </style:style>
    <style:style style:name="ConditionalStyle_5f_2158" style:display-name="ConditionalStyle_2158" style:family="table-cell" style:parent-style-name="Default">
      <style:table-cell-properties fo:background-color="#ffc7ce"/>
      <style:text-properties fo:color="#9c0006"/>
    </style:style>
    <style:style style:name="ConditionalStyle_5f_2157" style:display-name="ConditionalStyle_2157" style:family="table-cell" style:parent-style-name="Default">
      <style:table-cell-properties fo:background-color="#ffc7ce"/>
      <style:text-properties fo:color="#9c0006"/>
    </style:style>
    <style:style style:name="ConditionalStyle_5f_2156" style:display-name="ConditionalStyle_2156" style:family="table-cell" style:parent-style-name="Default">
      <style:table-cell-properties fo:background-color="#ffc7ce"/>
      <style:text-properties fo:color="#9c0006"/>
    </style:style>
    <style:style style:name="ConditionalStyle_5f_2155" style:display-name="ConditionalStyle_2155" style:family="table-cell" style:parent-style-name="Default">
      <style:table-cell-properties fo:background-color="#ffc7ce"/>
      <style:text-properties fo:color="#9c0006"/>
    </style:style>
    <style:style style:name="ConditionalStyle_5f_2154" style:display-name="ConditionalStyle_2154" style:family="table-cell" style:parent-style-name="Default">
      <style:table-cell-properties fo:background-color="#ffc7ce"/>
      <style:text-properties fo:color="#9c0006"/>
    </style:style>
    <style:style style:name="ConditionalStyle_5f_2153" style:display-name="ConditionalStyle_2153" style:family="table-cell" style:parent-style-name="Default">
      <style:table-cell-properties fo:background-color="#ffc7ce"/>
      <style:text-properties fo:color="#9c0006"/>
    </style:style>
    <style:style style:name="ConditionalStyle_5f_2152" style:display-name="ConditionalStyle_2152" style:family="table-cell" style:parent-style-name="Default">
      <style:table-cell-properties fo:background-color="#ffc7ce"/>
      <style:text-properties fo:color="#9c0006"/>
    </style:style>
    <style:style style:name="ConditionalStyle_5f_2151" style:display-name="ConditionalStyle_2151" style:family="table-cell" style:parent-style-name="Default">
      <style:table-cell-properties fo:background-color="#ffc7ce"/>
      <style:text-properties fo:color="#9c0006"/>
    </style:style>
    <style:style style:name="ConditionalStyle_5f_2150" style:display-name="ConditionalStyle_2150" style:family="table-cell" style:parent-style-name="Default">
      <style:table-cell-properties fo:background-color="#ffc7ce"/>
      <style:text-properties fo:color="#9c0006"/>
    </style:style>
    <style:style style:name="ConditionalStyle_5f_2149" style:display-name="ConditionalStyle_2149" style:family="table-cell" style:parent-style-name="Default">
      <style:table-cell-properties fo:background-color="#ffc7ce"/>
      <style:text-properties fo:color="#9c0006"/>
    </style:style>
    <style:style style:name="ConditionalStyle_5f_2148" style:display-name="ConditionalStyle_2148" style:family="table-cell" style:parent-style-name="Default">
      <style:table-cell-properties fo:background-color="#ffc7ce"/>
      <style:text-properties fo:color="#9c0006"/>
    </style:style>
    <style:style style:name="ConditionalStyle_5f_2147" style:display-name="ConditionalStyle_2147" style:family="table-cell" style:parent-style-name="Default">
      <style:table-cell-properties fo:background-color="#ffc7ce"/>
      <style:text-properties fo:color="#9c0006"/>
    </style:style>
    <style:style style:name="ConditionalStyle_5f_2146" style:display-name="ConditionalStyle_2146" style:family="table-cell" style:parent-style-name="Default">
      <style:table-cell-properties fo:background-color="#ffc7ce"/>
      <style:text-properties fo:color="#9c0006"/>
    </style:style>
    <style:style style:name="ConditionalStyle_5f_2145" style:display-name="ConditionalStyle_2145" style:family="table-cell" style:parent-style-name="Default">
      <style:table-cell-properties fo:background-color="#ffc7ce"/>
      <style:text-properties fo:color="#9c0006"/>
    </style:style>
    <style:style style:name="ConditionalStyle_5f_2144" style:display-name="ConditionalStyle_2144" style:family="table-cell" style:parent-style-name="Default">
      <style:table-cell-properties fo:background-color="#ffc7ce"/>
      <style:text-properties fo:color="#9c0006"/>
    </style:style>
    <style:style style:name="ConditionalStyle_5f_2143" style:display-name="ConditionalStyle_2143" style:family="table-cell" style:parent-style-name="Default">
      <style:table-cell-properties fo:background-color="#ffc7ce"/>
      <style:text-properties fo:color="#9c0006"/>
    </style:style>
    <style:style style:name="ConditionalStyle_5f_2142" style:display-name="ConditionalStyle_2142" style:family="table-cell" style:parent-style-name="Default">
      <style:table-cell-properties fo:background-color="#ffc7ce"/>
      <style:text-properties fo:color="#9c0006"/>
    </style:style>
    <style:style style:name="ConditionalStyle_5f_2141" style:display-name="ConditionalStyle_2141" style:family="table-cell" style:parent-style-name="Default">
      <style:table-cell-properties fo:background-color="#ffc7ce"/>
      <style:text-properties fo:color="#9c0006"/>
    </style:style>
    <style:style style:name="ConditionalStyle_5f_2140" style:display-name="ConditionalStyle_2140" style:family="table-cell" style:parent-style-name="Default">
      <style:table-cell-properties fo:background-color="#ffc7ce"/>
      <style:text-properties fo:color="#9c0006"/>
    </style:style>
    <style:style style:name="ConditionalStyle_5f_2139" style:display-name="ConditionalStyle_2139" style:family="table-cell" style:parent-style-name="Default">
      <style:table-cell-properties fo:background-color="#ffc7ce"/>
      <style:text-properties fo:color="#9c0006"/>
    </style:style>
    <style:style style:name="ConditionalStyle_5f_2138" style:display-name="ConditionalStyle_2138" style:family="table-cell" style:parent-style-name="Default">
      <style:table-cell-properties fo:background-color="#ffc7ce"/>
      <style:text-properties fo:color="#9c0006"/>
    </style:style>
    <style:style style:name="ConditionalStyle_5f_2137" style:display-name="ConditionalStyle_2137" style:family="table-cell" style:parent-style-name="Default">
      <style:table-cell-properties fo:background-color="#ffc7ce"/>
      <style:text-properties fo:color="#9c0006"/>
    </style:style>
    <style:style style:name="ConditionalStyle_5f_2136" style:display-name="ConditionalStyle_2136" style:family="table-cell" style:parent-style-name="Default">
      <style:table-cell-properties fo:background-color="#ffc7ce"/>
      <style:text-properties fo:color="#9c0006"/>
    </style:style>
    <style:style style:name="ConditionalStyle_5f_2135" style:display-name="ConditionalStyle_2135" style:family="table-cell" style:parent-style-name="Default">
      <style:table-cell-properties fo:background-color="#ffc7ce"/>
      <style:text-properties fo:color="#9c0006"/>
    </style:style>
    <style:style style:name="ConditionalStyle_5f_2134" style:display-name="ConditionalStyle_2134" style:family="table-cell" style:parent-style-name="Default">
      <style:table-cell-properties fo:background-color="#ffc7ce"/>
      <style:text-properties fo:color="#9c0006"/>
    </style:style>
    <style:style style:name="ConditionalStyle_5f_2133" style:display-name="ConditionalStyle_2133" style:family="table-cell" style:parent-style-name="Default">
      <style:table-cell-properties fo:background-color="#ffc7ce"/>
      <style:text-properties fo:color="#9c0006"/>
    </style:style>
    <style:style style:name="ConditionalStyle_5f_2132" style:display-name="ConditionalStyle_2132" style:family="table-cell" style:parent-style-name="Default">
      <style:table-cell-properties fo:background-color="#ffc7ce"/>
      <style:text-properties fo:color="#9c0006"/>
    </style:style>
    <style:style style:name="ConditionalStyle_5f_2131" style:display-name="ConditionalStyle_2131" style:family="table-cell" style:parent-style-name="Default">
      <style:table-cell-properties fo:background-color="#ffc7ce"/>
      <style:text-properties fo:color="#9c0006"/>
    </style:style>
    <style:style style:name="ConditionalStyle_5f_1993" style:display-name="ConditionalStyle_1993" style:family="table-cell" style:parent-style-name="Default">
      <style:table-cell-properties fo:background-color="#ffc7ce"/>
      <style:text-properties fo:color="#9c0006"/>
    </style:style>
    <style:style style:name="ConditionalStyle_5f_1992" style:display-name="ConditionalStyle_1992" style:family="table-cell" style:parent-style-name="Default">
      <style:table-cell-properties fo:background-color="#ffc7ce"/>
      <style:text-properties fo:color="#9c0006"/>
    </style:style>
    <style:style style:name="ConditionalStyle_5f_1991" style:display-name="ConditionalStyle_1991" style:family="table-cell" style:parent-style-name="Default">
      <style:table-cell-properties fo:background-color="#ffc7ce"/>
      <style:text-properties fo:color="#9c0006"/>
    </style:style>
    <style:style style:name="ConditionalStyle_5f_1990" style:display-name="ConditionalStyle_1990" style:family="table-cell" style:parent-style-name="Default">
      <style:table-cell-properties fo:background-color="#ffc7ce"/>
      <style:text-properties fo:color="#9c0006"/>
    </style:style>
    <style:style style:name="ConditionalStyle_5f_1989" style:display-name="ConditionalStyle_1989" style:family="table-cell" style:parent-style-name="Default">
      <style:table-cell-properties fo:background-color="#ffc7ce"/>
      <style:text-properties fo:color="#9c0006"/>
    </style:style>
    <style:style style:name="ConditionalStyle_5f_1988" style:display-name="ConditionalStyle_1988" style:family="table-cell" style:parent-style-name="Default">
      <style:table-cell-properties fo:background-color="#ffc7ce"/>
      <style:text-properties fo:color="#9c0006"/>
    </style:style>
    <style:style style:name="ConditionalStyle_5f_1987" style:display-name="ConditionalStyle_1987" style:family="table-cell" style:parent-style-name="Default">
      <style:table-cell-properties fo:background-color="#ffc7ce"/>
      <style:text-properties fo:color="#9c0006"/>
    </style:style>
    <style:style style:name="ConditionalStyle_5f_1986" style:display-name="ConditionalStyle_1986" style:family="table-cell" style:parent-style-name="Default">
      <style:table-cell-properties fo:background-color="#ffc7ce"/>
      <style:text-properties fo:color="#9c0006"/>
    </style:style>
    <style:style style:name="ConditionalStyle_5f_1985" style:display-name="ConditionalStyle_1985" style:family="table-cell" style:parent-style-name="Default">
      <style:table-cell-properties fo:background-color="#ffc7ce"/>
      <style:text-properties fo:color="#9c0006"/>
    </style:style>
    <style:style style:name="ConditionalStyle_5f_1984" style:display-name="ConditionalStyle_1984" style:family="table-cell" style:parent-style-name="Default">
      <style:table-cell-properties fo:background-color="#ffc7ce"/>
      <style:text-properties fo:color="#9c0006"/>
    </style:style>
    <style:style style:name="ConditionalStyle_5f_1983" style:display-name="ConditionalStyle_1983" style:family="table-cell" style:parent-style-name="Default">
      <style:table-cell-properties fo:background-color="#ffc7ce"/>
      <style:text-properties fo:color="#9c0006"/>
    </style:style>
    <style:style style:name="ConditionalStyle_5f_1982" style:display-name="ConditionalStyle_1982" style:family="table-cell" style:parent-style-name="Default">
      <style:table-cell-properties fo:background-color="#ffc7ce"/>
      <style:text-properties fo:color="#9c0006"/>
    </style:style>
    <style:style style:name="ConditionalStyle_5f_1981" style:display-name="ConditionalStyle_1981" style:family="table-cell" style:parent-style-name="Default">
      <style:table-cell-properties fo:background-color="#ffc7ce"/>
      <style:text-properties fo:color="#9c0006"/>
    </style:style>
    <style:style style:name="ConditionalStyle_5f_1980" style:display-name="ConditionalStyle_1980" style:family="table-cell" style:parent-style-name="Default">
      <style:table-cell-properties fo:background-color="#ffc7ce"/>
      <style:text-properties fo:color="#9c0006"/>
    </style:style>
    <style:style style:name="ConditionalStyle_5f_1979" style:display-name="ConditionalStyle_1979" style:family="table-cell" style:parent-style-name="Default">
      <style:table-cell-properties fo:background-color="#ffc7ce"/>
      <style:text-properties fo:color="#9c0006"/>
    </style:style>
    <style:style style:name="ConditionalStyle_5f_1978" style:display-name="ConditionalStyle_1978" style:family="table-cell" style:parent-style-name="Default">
      <style:table-cell-properties fo:background-color="#ffc7ce"/>
      <style:text-properties fo:color="#9c0006"/>
    </style:style>
    <style:style style:name="ConditionalStyle_5f_1977" style:display-name="ConditionalStyle_1977" style:family="table-cell" style:parent-style-name="Default">
      <style:table-cell-properties fo:background-color="#ffc7ce"/>
      <style:text-properties fo:color="#9c0006"/>
    </style:style>
    <style:style style:name="ConditionalStyle_5f_1976" style:display-name="ConditionalStyle_1976" style:family="table-cell" style:parent-style-name="Default">
      <style:table-cell-properties fo:background-color="#ffc7ce"/>
      <style:text-properties fo:color="#9c0006"/>
    </style:style>
    <style:style style:name="ConditionalStyle_5f_1975" style:display-name="ConditionalStyle_1975" style:family="table-cell" style:parent-style-name="Default">
      <style:table-cell-properties fo:background-color="#ffc7ce"/>
      <style:text-properties fo:color="#9c0006"/>
    </style:style>
    <style:style style:name="ConditionalStyle_5f_1974" style:display-name="ConditionalStyle_1974" style:family="table-cell" style:parent-style-name="Default">
      <style:table-cell-properties fo:background-color="#ffc7ce"/>
      <style:text-properties fo:color="#9c0006"/>
    </style:style>
    <style:style style:name="ConditionalStyle_5f_1973" style:display-name="ConditionalStyle_1973" style:family="table-cell" style:parent-style-name="Default">
      <style:table-cell-properties fo:background-color="#ffc7ce"/>
      <style:text-properties fo:color="#9c0006"/>
    </style:style>
    <style:style style:name="ConditionalStyle_5f_1972" style:display-name="ConditionalStyle_1972" style:family="table-cell" style:parent-style-name="Default">
      <style:table-cell-properties fo:background-color="#ffc7ce"/>
      <style:text-properties fo:color="#9c0006"/>
    </style:style>
    <style:style style:name="ConditionalStyle_5f_1971" style:display-name="ConditionalStyle_1971" style:family="table-cell" style:parent-style-name="Default">
      <style:table-cell-properties fo:background-color="#ffc7ce"/>
      <style:text-properties fo:color="#9c0006"/>
    </style:style>
    <style:style style:name="ConditionalStyle_5f_1970" style:display-name="ConditionalStyle_1970" style:family="table-cell" style:parent-style-name="Default">
      <style:table-cell-properties fo:background-color="#ffc7ce"/>
      <style:text-properties fo:color="#9c0006"/>
    </style:style>
    <style:style style:name="ConditionalStyle_5f_1969" style:display-name="ConditionalStyle_1969" style:family="table-cell" style:parent-style-name="Default">
      <style:table-cell-properties fo:background-color="#ffc7ce"/>
      <style:text-properties fo:color="#9c0006"/>
    </style:style>
    <style:style style:name="ConditionalStyle_5f_1968" style:display-name="ConditionalStyle_1968" style:family="table-cell" style:parent-style-name="Default">
      <style:table-cell-properties fo:background-color="#ffc7ce"/>
      <style:text-properties fo:color="#9c0006"/>
    </style:style>
    <style:style style:name="ConditionalStyle_5f_1967" style:display-name="ConditionalStyle_1967" style:family="table-cell" style:parent-style-name="Default">
      <style:table-cell-properties fo:background-color="#ffc7ce"/>
      <style:text-properties fo:color="#9c0006"/>
    </style:style>
    <style:style style:name="ConditionalStyle_5f_1966" style:display-name="ConditionalStyle_1966" style:family="table-cell" style:parent-style-name="Default">
      <style:table-cell-properties fo:background-color="#ffc7ce"/>
      <style:text-properties fo:color="#9c0006"/>
    </style:style>
    <style:style style:name="ConditionalStyle_5f_1965" style:display-name="ConditionalStyle_1965" style:family="table-cell" style:parent-style-name="Default">
      <style:table-cell-properties fo:background-color="#ffc7ce"/>
      <style:text-properties fo:color="#9c0006"/>
    </style:style>
    <style:style style:name="ConditionalStyle_5f_1964" style:display-name="ConditionalStyle_1964" style:family="table-cell" style:parent-style-name="Default">
      <style:table-cell-properties fo:background-color="#ffc7ce"/>
      <style:text-properties fo:color="#9c0006"/>
    </style:style>
    <style:style style:name="ConditionalStyle_5f_1963" style:display-name="ConditionalStyle_1963" style:family="table-cell" style:parent-style-name="Default">
      <style:table-cell-properties fo:background-color="#ffc7ce"/>
      <style:text-properties fo:color="#9c0006"/>
    </style:style>
    <style:style style:name="ConditionalStyle_5f_1962" style:display-name="ConditionalStyle_1962" style:family="table-cell" style:parent-style-name="Default">
      <style:table-cell-properties fo:background-color="#ffc7ce"/>
      <style:text-properties fo:color="#9c0006"/>
    </style:style>
    <style:style style:name="ConditionalStyle_5f_1961" style:display-name="ConditionalStyle_1961" style:family="table-cell" style:parent-style-name="Default">
      <style:table-cell-properties fo:background-color="#ffc7ce"/>
      <style:text-properties fo:color="#9c0006"/>
    </style:style>
    <style:style style:name="ConditionalStyle_5f_1996" style:display-name="ConditionalStyle_1996" style:family="table-cell" style:parent-style-name="Default">
      <style:table-cell-properties fo:background-color="#ffc7ce"/>
      <style:text-properties fo:color="#9c0006"/>
    </style:style>
    <style:style style:name="ConditionalStyle_5f_1997" style:display-name="ConditionalStyle_1997" style:family="table-cell" style:parent-style-name="Default">
      <style:table-cell-properties fo:background-color="#ffc7ce"/>
      <style:text-properties fo:color="#9c0006"/>
    </style:style>
    <style:style style:name="ConditionalStyle_5f_2037" style:display-name="ConditionalStyle_2037" style:family="table-cell" style:parent-style-name="Default">
      <style:table-cell-properties fo:background-color="#ffc7ce"/>
      <style:text-properties fo:color="#9c0006"/>
    </style:style>
    <style:style style:name="ConditionalStyle_5f_2036" style:display-name="ConditionalStyle_2036" style:family="table-cell" style:parent-style-name="Default">
      <style:table-cell-properties fo:background-color="#ffc7ce"/>
      <style:text-properties fo:color="#9c0006"/>
    </style:style>
    <style:style style:name="ConditionalStyle_5f_2035" style:display-name="ConditionalStyle_2035" style:family="table-cell" style:parent-style-name="Default">
      <style:table-cell-properties fo:background-color="#ffc7ce"/>
      <style:text-properties fo:color="#9c0006"/>
    </style:style>
    <style:style style:name="ConditionalStyle_5f_2034" style:display-name="ConditionalStyle_2034" style:family="table-cell" style:parent-style-name="Default">
      <style:table-cell-properties fo:background-color="#ffc7ce"/>
      <style:text-properties fo:color="#9c0006"/>
    </style:style>
    <style:style style:name="ConditionalStyle_5f_2033" style:display-name="ConditionalStyle_2033" style:family="table-cell" style:parent-style-name="Default">
      <style:table-cell-properties fo:background-color="#ffc7ce"/>
      <style:text-properties fo:color="#9c0006"/>
    </style:style>
    <style:style style:name="ConditionalStyle_5f_2032" style:display-name="ConditionalStyle_2032" style:family="table-cell" style:parent-style-name="Default">
      <style:table-cell-properties fo:background-color="#ffc7ce"/>
      <style:text-properties fo:color="#9c0006"/>
    </style:style>
    <style:style style:name="ConditionalStyle_5f_2031" style:display-name="ConditionalStyle_2031" style:family="table-cell" style:parent-style-name="Default">
      <style:table-cell-properties fo:background-color="#ffc7ce"/>
      <style:text-properties fo:color="#9c0006"/>
    </style:style>
    <style:style style:name="ConditionalStyle_5f_2030" style:display-name="ConditionalStyle_2030" style:family="table-cell" style:parent-style-name="Default">
      <style:table-cell-properties fo:background-color="#ffc7ce"/>
      <style:text-properties fo:color="#9c0006"/>
    </style:style>
    <style:style style:name="ConditionalStyle_5f_2029" style:display-name="ConditionalStyle_2029" style:family="table-cell" style:parent-style-name="Default">
      <style:table-cell-properties fo:background-color="#ffc7ce"/>
      <style:text-properties fo:color="#9c0006"/>
    </style:style>
    <style:style style:name="ConditionalStyle_5f_2028" style:display-name="ConditionalStyle_2028" style:family="table-cell" style:parent-style-name="Default">
      <style:table-cell-properties fo:background-color="#ffc7ce"/>
      <style:text-properties fo:color="#9c0006"/>
    </style:style>
    <style:style style:name="ConditionalStyle_5f_2027" style:display-name="ConditionalStyle_2027" style:family="table-cell" style:parent-style-name="Default">
      <style:table-cell-properties fo:background-color="#ffc7ce"/>
      <style:text-properties fo:color="#9c0006"/>
    </style:style>
    <style:style style:name="ConditionalStyle_5f_2026" style:display-name="ConditionalStyle_2026" style:family="table-cell" style:parent-style-name="Default">
      <style:table-cell-properties fo:background-color="#ffc7ce"/>
      <style:text-properties fo:color="#9c0006"/>
    </style:style>
    <style:style style:name="ConditionalStyle_5f_2025" style:display-name="ConditionalStyle_2025" style:family="table-cell" style:parent-style-name="Default">
      <style:table-cell-properties fo:background-color="#ffc7ce"/>
      <style:text-properties fo:color="#9c0006"/>
    </style:style>
    <style:style style:name="ConditionalStyle_5f_2024" style:display-name="ConditionalStyle_2024" style:family="table-cell" style:parent-style-name="Default">
      <style:table-cell-properties fo:background-color="#ffc7ce"/>
      <style:text-properties fo:color="#9c0006"/>
    </style:style>
    <style:style style:name="ConditionalStyle_5f_2023" style:display-name="ConditionalStyle_2023" style:family="table-cell" style:parent-style-name="Default">
      <style:table-cell-properties fo:background-color="#ffc7ce"/>
      <style:text-properties fo:color="#9c0006"/>
    </style:style>
    <style:style style:name="ConditionalStyle_5f_2022" style:display-name="ConditionalStyle_2022" style:family="table-cell" style:parent-style-name="Default">
      <style:table-cell-properties fo:background-color="#ffc7ce"/>
      <style:text-properties fo:color="#9c0006"/>
    </style:style>
    <style:style style:name="ConditionalStyle_5f_2021" style:display-name="ConditionalStyle_2021" style:family="table-cell" style:parent-style-name="Default">
      <style:table-cell-properties fo:background-color="#ffc7ce"/>
      <style:text-properties fo:color="#9c0006"/>
    </style:style>
    <style:style style:name="ConditionalStyle_5f_2020" style:display-name="ConditionalStyle_2020" style:family="table-cell" style:parent-style-name="Default">
      <style:table-cell-properties fo:background-color="#ffc7ce"/>
      <style:text-properties fo:color="#9c0006"/>
    </style:style>
    <style:style style:name="ConditionalStyle_5f_2019" style:display-name="ConditionalStyle_2019" style:family="table-cell" style:parent-style-name="Default">
      <style:table-cell-properties fo:background-color="#ffc7ce"/>
      <style:text-properties fo:color="#9c0006"/>
    </style:style>
    <style:style style:name="ConditionalStyle_5f_2018" style:display-name="ConditionalStyle_2018" style:family="table-cell" style:parent-style-name="Default">
      <style:table-cell-properties fo:background-color="#ffc7ce"/>
      <style:text-properties fo:color="#9c0006"/>
    </style:style>
    <style:style style:name="ConditionalStyle_5f_2017" style:display-name="ConditionalStyle_2017" style:family="table-cell" style:parent-style-name="Default">
      <style:table-cell-properties fo:background-color="#ffc7ce"/>
      <style:text-properties fo:color="#9c0006"/>
    </style:style>
    <style:style style:name="ConditionalStyle_5f_2016" style:display-name="ConditionalStyle_2016" style:family="table-cell" style:parent-style-name="Default">
      <style:table-cell-properties fo:background-color="#ffc7ce"/>
      <style:text-properties fo:color="#9c0006"/>
    </style:style>
    <style:style style:name="ConditionalStyle_5f_2015" style:display-name="ConditionalStyle_2015" style:family="table-cell" style:parent-style-name="Default">
      <style:table-cell-properties fo:background-color="#ffc7ce"/>
      <style:text-properties fo:color="#9c0006"/>
    </style:style>
    <style:style style:name="ConditionalStyle_5f_2014" style:display-name="ConditionalStyle_2014" style:family="table-cell" style:parent-style-name="Default">
      <style:table-cell-properties fo:background-color="#ffc7ce"/>
      <style:text-properties fo:color="#9c0006"/>
    </style:style>
    <style:style style:name="ConditionalStyle_5f_2013" style:display-name="ConditionalStyle_2013" style:family="table-cell" style:parent-style-name="Default">
      <style:table-cell-properties fo:background-color="#ffc7ce"/>
      <style:text-properties fo:color="#9c0006"/>
    </style:style>
    <style:style style:name="ConditionalStyle_5f_2012" style:display-name="ConditionalStyle_2012" style:family="table-cell" style:parent-style-name="Default">
      <style:table-cell-properties fo:background-color="#ffc7ce"/>
      <style:text-properties fo:color="#9c0006"/>
    </style:style>
    <style:style style:name="ConditionalStyle_5f_2011" style:display-name="ConditionalStyle_2011" style:family="table-cell" style:parent-style-name="Default">
      <style:table-cell-properties fo:background-color="#ffc7ce"/>
      <style:text-properties fo:color="#9c0006"/>
    </style:style>
    <style:style style:name="ConditionalStyle_5f_2010" style:display-name="ConditionalStyle_2010" style:family="table-cell" style:parent-style-name="Default">
      <style:table-cell-properties fo:background-color="#ffc7ce"/>
      <style:text-properties fo:color="#9c0006"/>
    </style:style>
    <style:style style:name="ConditionalStyle_5f_2009" style:display-name="ConditionalStyle_2009" style:family="table-cell" style:parent-style-name="Default">
      <style:table-cell-properties fo:background-color="#ffc7ce"/>
      <style:text-properties fo:color="#9c0006"/>
    </style:style>
    <style:style style:name="ConditionalStyle_5f_2008" style:display-name="ConditionalStyle_2008" style:family="table-cell" style:parent-style-name="Default">
      <style:table-cell-properties fo:background-color="#ffc7ce"/>
      <style:text-properties fo:color="#9c0006"/>
    </style:style>
    <style:style style:name="ConditionalStyle_5f_2007" style:display-name="ConditionalStyle_2007" style:family="table-cell" style:parent-style-name="Default">
      <style:table-cell-properties fo:background-color="#ffc7ce"/>
      <style:text-properties fo:color="#9c0006"/>
    </style:style>
    <style:style style:name="ConditionalStyle_5f_2006" style:display-name="ConditionalStyle_2006" style:family="table-cell" style:parent-style-name="Default">
      <style:table-cell-properties fo:background-color="#ffc7ce"/>
      <style:text-properties fo:color="#9c0006"/>
    </style:style>
    <style:style style:name="ConditionalStyle_5f_2005" style:display-name="ConditionalStyle_2005" style:family="table-cell" style:parent-style-name="Default">
      <style:table-cell-properties fo:background-color="#ffc7ce"/>
      <style:text-properties fo:color="#9c0006"/>
    </style:style>
    <style:style style:name="ConditionalStyle_5f_2004" style:display-name="ConditionalStyle_2004" style:family="table-cell" style:parent-style-name="Default">
      <style:table-cell-properties fo:background-color="#ffc7ce"/>
      <style:text-properties fo:color="#9c0006"/>
    </style:style>
    <style:style style:name="ConditionalStyle_5f_2003" style:display-name="ConditionalStyle_2003" style:family="table-cell" style:parent-style-name="Default">
      <style:table-cell-properties fo:background-color="#ffc7ce"/>
      <style:text-properties fo:color="#9c0006"/>
    </style:style>
    <style:style style:name="ConditionalStyle_5f_2002" style:display-name="ConditionalStyle_2002" style:family="table-cell" style:parent-style-name="Default">
      <style:table-cell-properties fo:background-color="#ffc7ce"/>
      <style:text-properties fo:color="#9c0006"/>
    </style:style>
    <style:style style:name="ConditionalStyle_5f_2001" style:display-name="ConditionalStyle_2001" style:family="table-cell" style:parent-style-name="Default">
      <style:table-cell-properties fo:background-color="#ffc7ce"/>
      <style:text-properties fo:color="#9c0006"/>
    </style:style>
    <style:style style:name="ConditionalStyle_5f_2000" style:display-name="ConditionalStyle_2000" style:family="table-cell" style:parent-style-name="Default">
      <style:table-cell-properties fo:background-color="#ffc7ce"/>
      <style:text-properties fo:color="#9c0006"/>
    </style:style>
    <style:style style:name="ConditionalStyle_5f_1999" style:display-name="ConditionalStyle_1999" style:family="table-cell" style:parent-style-name="Default">
      <style:table-cell-properties fo:background-color="#ffc7ce"/>
      <style:text-properties fo:color="#9c0006"/>
    </style:style>
    <style:style style:name="ConditionalStyle_5f_1998" style:display-name="ConditionalStyle_1998" style:family="table-cell" style:parent-style-name="Default">
      <style:table-cell-properties fo:background-color="#ffc7ce"/>
      <style:text-properties fo:color="#9c0006"/>
    </style:style>
    <style:style style:name="ConditionalStyle_5f_2076" style:display-name="ConditionalStyle_2076" style:family="table-cell" style:parent-style-name="Default">
      <style:table-cell-properties fo:background-color="#ffc7ce"/>
      <style:text-properties fo:color="#9c0006"/>
    </style:style>
    <style:style style:name="ConditionalStyle_5f_2075" style:display-name="ConditionalStyle_2075" style:family="table-cell" style:parent-style-name="Default">
      <style:table-cell-properties fo:background-color="#ffc7ce"/>
      <style:text-properties fo:color="#9c0006"/>
    </style:style>
    <style:style style:name="ConditionalStyle_5f_2074" style:display-name="ConditionalStyle_2074" style:family="table-cell" style:parent-style-name="Default">
      <style:table-cell-properties fo:background-color="#ffc7ce"/>
      <style:text-properties fo:color="#9c0006"/>
    </style:style>
    <style:style style:name="ConditionalStyle_5f_2073" style:display-name="ConditionalStyle_2073" style:family="table-cell" style:parent-style-name="Default">
      <style:table-cell-properties fo:background-color="#ffc7ce"/>
      <style:text-properties fo:color="#9c0006"/>
    </style:style>
    <style:style style:name="ConditionalStyle_5f_2072" style:display-name="ConditionalStyle_2072" style:family="table-cell" style:parent-style-name="Default">
      <style:table-cell-properties fo:background-color="#ffc7ce"/>
      <style:text-properties fo:color="#9c0006"/>
    </style:style>
    <style:style style:name="ConditionalStyle_5f_2071" style:display-name="ConditionalStyle_2071" style:family="table-cell" style:parent-style-name="Default">
      <style:table-cell-properties fo:background-color="#ffc7ce"/>
      <style:text-properties fo:color="#9c0006"/>
    </style:style>
    <style:style style:name="ConditionalStyle_5f_2070" style:display-name="ConditionalStyle_2070" style:family="table-cell" style:parent-style-name="Default">
      <style:table-cell-properties fo:background-color="#ffc7ce"/>
      <style:text-properties fo:color="#9c0006"/>
    </style:style>
    <style:style style:name="ConditionalStyle_5f_2069" style:display-name="ConditionalStyle_2069" style:family="table-cell" style:parent-style-name="Default">
      <style:table-cell-properties fo:background-color="#ffc7ce"/>
      <style:text-properties fo:color="#9c0006"/>
    </style:style>
    <style:style style:name="ConditionalStyle_5f_2068" style:display-name="ConditionalStyle_2068" style:family="table-cell" style:parent-style-name="Default">
      <style:table-cell-properties fo:background-color="#ffc7ce"/>
      <style:text-properties fo:color="#9c0006"/>
    </style:style>
    <style:style style:name="ConditionalStyle_5f_2067" style:display-name="ConditionalStyle_2067" style:family="table-cell" style:parent-style-name="Default">
      <style:table-cell-properties fo:background-color="#ffc7ce"/>
      <style:text-properties fo:color="#9c0006"/>
    </style:style>
    <style:style style:name="ConditionalStyle_5f_2066" style:display-name="ConditionalStyle_2066" style:family="table-cell" style:parent-style-name="Default">
      <style:table-cell-properties fo:background-color="#ffc7ce"/>
      <style:text-properties fo:color="#9c0006"/>
    </style:style>
    <style:style style:name="ConditionalStyle_5f_2065" style:display-name="ConditionalStyle_2065" style:family="table-cell" style:parent-style-name="Default">
      <style:table-cell-properties fo:background-color="#ffc7ce"/>
      <style:text-properties fo:color="#9c0006"/>
    </style:style>
    <style:style style:name="ConditionalStyle_5f_2064" style:display-name="ConditionalStyle_2064" style:family="table-cell" style:parent-style-name="Default">
      <style:table-cell-properties fo:background-color="#ffc7ce"/>
      <style:text-properties fo:color="#9c0006"/>
    </style:style>
    <style:style style:name="ConditionalStyle_5f_2063" style:display-name="ConditionalStyle_2063" style:family="table-cell" style:parent-style-name="Default">
      <style:table-cell-properties fo:background-color="#ffc7ce"/>
      <style:text-properties fo:color="#9c0006"/>
    </style:style>
    <style:style style:name="ConditionalStyle_5f_2062" style:display-name="ConditionalStyle_2062" style:family="table-cell" style:parent-style-name="Default">
      <style:table-cell-properties fo:background-color="#ffc7ce"/>
      <style:text-properties fo:color="#9c0006"/>
    </style:style>
    <style:style style:name="ConditionalStyle_5f_2061" style:display-name="ConditionalStyle_2061" style:family="table-cell" style:parent-style-name="Default">
      <style:table-cell-properties fo:background-color="#ffc7ce"/>
      <style:text-properties fo:color="#9c0006"/>
    </style:style>
    <style:style style:name="ConditionalStyle_5f_2060" style:display-name="ConditionalStyle_2060" style:family="table-cell" style:parent-style-name="Default">
      <style:table-cell-properties fo:background-color="#ffc7ce"/>
      <style:text-properties fo:color="#9c0006"/>
    </style:style>
    <style:style style:name="ConditionalStyle_5f_2059" style:display-name="ConditionalStyle_2059" style:family="table-cell" style:parent-style-name="Default">
      <style:table-cell-properties fo:background-color="#ffc7ce"/>
      <style:text-properties fo:color="#9c0006"/>
    </style:style>
    <style:style style:name="ConditionalStyle_5f_2058" style:display-name="ConditionalStyle_2058" style:family="table-cell" style:parent-style-name="Default">
      <style:table-cell-properties fo:background-color="#ffc7ce"/>
      <style:text-properties fo:color="#9c0006"/>
    </style:style>
    <style:style style:name="ConditionalStyle_5f_2057" style:display-name="ConditionalStyle_2057" style:family="table-cell" style:parent-style-name="Default">
      <style:table-cell-properties fo:background-color="#ffc7ce"/>
      <style:text-properties fo:color="#9c0006"/>
    </style:style>
    <style:style style:name="ConditionalStyle_5f_2056" style:display-name="ConditionalStyle_2056" style:family="table-cell" style:parent-style-name="Default">
      <style:table-cell-properties fo:background-color="#ffc7ce"/>
      <style:text-properties fo:color="#9c0006"/>
    </style:style>
    <style:style style:name="ConditionalStyle_5f_2055" style:display-name="ConditionalStyle_2055" style:family="table-cell" style:parent-style-name="Default">
      <style:table-cell-properties fo:background-color="#ffc7ce"/>
      <style:text-properties fo:color="#9c0006"/>
    </style:style>
    <style:style style:name="ConditionalStyle_5f_2054" style:display-name="ConditionalStyle_2054" style:family="table-cell" style:parent-style-name="Default">
      <style:table-cell-properties fo:background-color="#ffc7ce"/>
      <style:text-properties fo:color="#9c0006"/>
    </style:style>
    <style:style style:name="ConditionalStyle_5f_2053" style:display-name="ConditionalStyle_2053" style:family="table-cell" style:parent-style-name="Default">
      <style:table-cell-properties fo:background-color="#ffc7ce"/>
      <style:text-properties fo:color="#9c0006"/>
    </style:style>
    <style:style style:name="ConditionalStyle_5f_2052" style:display-name="ConditionalStyle_2052" style:family="table-cell" style:parent-style-name="Default">
      <style:table-cell-properties fo:background-color="#ffc7ce"/>
      <style:text-properties fo:color="#9c0006"/>
    </style:style>
    <style:style style:name="ConditionalStyle_5f_2051" style:display-name="ConditionalStyle_2051" style:family="table-cell" style:parent-style-name="Default">
      <style:table-cell-properties fo:background-color="#ffc7ce"/>
      <style:text-properties fo:color="#9c0006"/>
    </style:style>
    <style:style style:name="ConditionalStyle_5f_2050" style:display-name="ConditionalStyle_2050" style:family="table-cell" style:parent-style-name="Default">
      <style:table-cell-properties fo:background-color="#ffc7ce"/>
      <style:text-properties fo:color="#9c0006"/>
    </style:style>
    <style:style style:name="ConditionalStyle_5f_2049" style:display-name="ConditionalStyle_2049" style:family="table-cell" style:parent-style-name="Default">
      <style:table-cell-properties fo:background-color="#ffc7ce"/>
      <style:text-properties fo:color="#9c0006"/>
    </style:style>
    <style:style style:name="ConditionalStyle_5f_2048" style:display-name="ConditionalStyle_2048" style:family="table-cell" style:parent-style-name="Default">
      <style:table-cell-properties fo:background-color="#ffc7ce"/>
      <style:text-properties fo:color="#9c0006"/>
    </style:style>
    <style:style style:name="ConditionalStyle_5f_2047" style:display-name="ConditionalStyle_2047" style:family="table-cell" style:parent-style-name="Default">
      <style:table-cell-properties fo:background-color="#ffc7ce"/>
      <style:text-properties fo:color="#9c0006"/>
    </style:style>
    <style:style style:name="ConditionalStyle_5f_2046" style:display-name="ConditionalStyle_2046" style:family="table-cell" style:parent-style-name="Default">
      <style:table-cell-properties fo:background-color="#ffc7ce"/>
      <style:text-properties fo:color="#9c0006"/>
    </style:style>
    <style:style style:name="ConditionalStyle_5f_2045" style:display-name="ConditionalStyle_2045" style:family="table-cell" style:parent-style-name="Default">
      <style:table-cell-properties fo:background-color="#ffc7ce"/>
      <style:text-properties fo:color="#9c0006"/>
    </style:style>
    <style:style style:name="ConditionalStyle_5f_2044" style:display-name="ConditionalStyle_2044" style:family="table-cell" style:parent-style-name="Default">
      <style:table-cell-properties fo:background-color="#ffc7ce"/>
      <style:text-properties fo:color="#9c0006"/>
    </style:style>
    <style:style style:name="ConditionalStyle_5f_2043" style:display-name="ConditionalStyle_2043" style:family="table-cell" style:parent-style-name="Default">
      <style:table-cell-properties fo:background-color="#ffc7ce"/>
      <style:text-properties fo:color="#9c0006"/>
    </style:style>
    <style:style style:name="ConditionalStyle_5f_2042" style:display-name="ConditionalStyle_2042" style:family="table-cell" style:parent-style-name="Default">
      <style:table-cell-properties fo:background-color="#ffc7ce"/>
      <style:text-properties fo:color="#9c0006"/>
    </style:style>
    <style:style style:name="ConditionalStyle_5f_2041" style:display-name="ConditionalStyle_2041" style:family="table-cell" style:parent-style-name="Default">
      <style:table-cell-properties fo:background-color="#ffc7ce"/>
      <style:text-properties fo:color="#9c0006"/>
    </style:style>
    <style:style style:name="ConditionalStyle_5f_2040" style:display-name="ConditionalStyle_2040" style:family="table-cell" style:parent-style-name="Default">
      <style:table-cell-properties fo:background-color="#ffc7ce"/>
      <style:text-properties fo:color="#9c0006"/>
    </style:style>
    <style:style style:name="ConditionalStyle_5f_2039" style:display-name="ConditionalStyle_2039" style:family="table-cell" style:parent-style-name="Default">
      <style:table-cell-properties fo:background-color="#ffc7ce"/>
      <style:text-properties fo:color="#9c0006"/>
    </style:style>
    <style:style style:name="ConditionalStyle_5f_2038" style:display-name="ConditionalStyle_2038" style:family="table-cell" style:parent-style-name="Default">
      <style:table-cell-properties fo:background-color="#ffc7ce"/>
      <style:text-properties fo:color="#9c0006"/>
    </style:style>
    <style:style style:name="ConditionalStyle_5f_2103" style:display-name="ConditionalStyle_2103" style:family="table-cell" style:parent-style-name="Default">
      <style:table-cell-properties fo:background-color="#ffc7ce"/>
      <style:text-properties fo:color="#9c0006"/>
    </style:style>
    <style:style style:name="ConditionalStyle_5f_2102" style:display-name="ConditionalStyle_2102" style:family="table-cell" style:parent-style-name="Default">
      <style:table-cell-properties fo:background-color="#ffc7ce"/>
      <style:text-properties fo:color="#9c0006"/>
    </style:style>
    <style:style style:name="ConditionalStyle_5f_2101" style:display-name="ConditionalStyle_2101" style:family="table-cell" style:parent-style-name="Default">
      <style:table-cell-properties fo:background-color="#ffc7ce"/>
      <style:text-properties fo:color="#9c0006"/>
    </style:style>
    <style:style style:name="ConditionalStyle_5f_2100" style:display-name="ConditionalStyle_2100" style:family="table-cell" style:parent-style-name="Default">
      <style:table-cell-properties fo:background-color="#ffc7ce"/>
      <style:text-properties fo:color="#9c0006"/>
    </style:style>
    <style:style style:name="ConditionalStyle_5f_2099" style:display-name="ConditionalStyle_2099" style:family="table-cell" style:parent-style-name="Default">
      <style:table-cell-properties fo:background-color="#ffc7ce"/>
      <style:text-properties fo:color="#9c0006"/>
    </style:style>
    <style:style style:name="ConditionalStyle_5f_2098" style:display-name="ConditionalStyle_2098" style:family="table-cell" style:parent-style-name="Default">
      <style:table-cell-properties fo:background-color="#ffc7ce"/>
      <style:text-properties fo:color="#9c0006"/>
    </style:style>
    <style:style style:name="ConditionalStyle_5f_2097" style:display-name="ConditionalStyle_2097" style:family="table-cell" style:parent-style-name="Default">
      <style:table-cell-properties fo:background-color="#ffc7ce"/>
      <style:text-properties fo:color="#9c0006"/>
    </style:style>
    <style:style style:name="ConditionalStyle_5f_2096" style:display-name="ConditionalStyle_2096" style:family="table-cell" style:parent-style-name="Default">
      <style:table-cell-properties fo:background-color="#ffc7ce"/>
      <style:text-properties fo:color="#9c0006"/>
    </style:style>
    <style:style style:name="ConditionalStyle_5f_2095" style:display-name="ConditionalStyle_2095" style:family="table-cell" style:parent-style-name="Default">
      <style:table-cell-properties fo:background-color="#ffc7ce"/>
      <style:text-properties fo:color="#9c0006"/>
    </style:style>
    <style:style style:name="ConditionalStyle_5f_2094" style:display-name="ConditionalStyle_2094" style:family="table-cell" style:parent-style-name="Default">
      <style:table-cell-properties fo:background-color="#ffc7ce"/>
      <style:text-properties fo:color="#9c0006"/>
    </style:style>
    <style:style style:name="ConditionalStyle_5f_2093" style:display-name="ConditionalStyle_2093" style:family="table-cell" style:parent-style-name="Default">
      <style:table-cell-properties fo:background-color="#ffc7ce"/>
      <style:text-properties fo:color="#9c0006"/>
    </style:style>
    <style:style style:name="ConditionalStyle_5f_2092" style:display-name="ConditionalStyle_2092" style:family="table-cell" style:parent-style-name="Default">
      <style:table-cell-properties fo:background-color="#ffc7ce"/>
      <style:text-properties fo:color="#9c0006"/>
    </style:style>
    <style:style style:name="ConditionalStyle_5f_2091" style:display-name="ConditionalStyle_2091" style:family="table-cell" style:parent-style-name="Default">
      <style:table-cell-properties fo:background-color="#ffc7ce"/>
      <style:text-properties fo:color="#9c0006"/>
    </style:style>
    <style:style style:name="ConditionalStyle_5f_2090" style:display-name="ConditionalStyle_2090" style:family="table-cell" style:parent-style-name="Default">
      <style:table-cell-properties fo:background-color="#ffc7ce"/>
      <style:text-properties fo:color="#9c0006"/>
    </style:style>
    <style:style style:name="ConditionalStyle_5f_2089" style:display-name="ConditionalStyle_2089" style:family="table-cell" style:parent-style-name="Default">
      <style:table-cell-properties fo:background-color="#ffc7ce"/>
      <style:text-properties fo:color="#9c0006"/>
    </style:style>
    <style:style style:name="ConditionalStyle_5f_2088" style:display-name="ConditionalStyle_2088" style:family="table-cell" style:parent-style-name="Default">
      <style:table-cell-properties fo:background-color="#ffc7ce"/>
      <style:text-properties fo:color="#9c0006"/>
    </style:style>
    <style:style style:name="ConditionalStyle_5f_2087" style:display-name="ConditionalStyle_2087" style:family="table-cell" style:parent-style-name="Default">
      <style:table-cell-properties fo:background-color="#ffc7ce"/>
      <style:text-properties fo:color="#9c0006"/>
    </style:style>
    <style:style style:name="ConditionalStyle_5f_2086" style:display-name="ConditionalStyle_2086" style:family="table-cell" style:parent-style-name="Default">
      <style:table-cell-properties fo:background-color="#ffc7ce"/>
      <style:text-properties fo:color="#9c0006"/>
    </style:style>
    <style:style style:name="ConditionalStyle_5f_2085" style:display-name="ConditionalStyle_2085" style:family="table-cell" style:parent-style-name="Default">
      <style:table-cell-properties fo:background-color="#ffc7ce"/>
      <style:text-properties fo:color="#9c0006"/>
    </style:style>
    <style:style style:name="ConditionalStyle_5f_2084" style:display-name="ConditionalStyle_2084" style:family="table-cell" style:parent-style-name="Default">
      <style:table-cell-properties fo:background-color="#ffc7ce"/>
      <style:text-properties fo:color="#9c0006"/>
    </style:style>
    <style:style style:name="ConditionalStyle_5f_2083" style:display-name="ConditionalStyle_2083" style:family="table-cell" style:parent-style-name="Default">
      <style:table-cell-properties fo:background-color="#ffc7ce"/>
      <style:text-properties fo:color="#9c0006"/>
    </style:style>
    <style:style style:name="ConditionalStyle_5f_2082" style:display-name="ConditionalStyle_2082" style:family="table-cell" style:parent-style-name="Default">
      <style:table-cell-properties fo:background-color="#ffc7ce"/>
      <style:text-properties fo:color="#9c0006"/>
    </style:style>
    <style:style style:name="ConditionalStyle_5f_2081" style:display-name="ConditionalStyle_2081" style:family="table-cell" style:parent-style-name="Default">
      <style:table-cell-properties fo:background-color="#ffc7ce"/>
      <style:text-properties fo:color="#9c0006"/>
    </style:style>
    <style:style style:name="ConditionalStyle_5f_2080" style:display-name="ConditionalStyle_2080" style:family="table-cell" style:parent-style-name="Default">
      <style:table-cell-properties fo:background-color="#ffc7ce"/>
      <style:text-properties fo:color="#9c0006"/>
    </style:style>
    <style:style style:name="ConditionalStyle_5f_2079" style:display-name="ConditionalStyle_2079" style:family="table-cell" style:parent-style-name="Default">
      <style:table-cell-properties fo:background-color="#ffc7ce"/>
      <style:text-properties fo:color="#9c0006"/>
    </style:style>
    <style:style style:name="ConditionalStyle_5f_2078" style:display-name="ConditionalStyle_2078" style:family="table-cell" style:parent-style-name="Default">
      <style:table-cell-properties fo:background-color="#ffc7ce"/>
      <style:text-properties fo:color="#9c0006"/>
    </style:style>
    <style:style style:name="ConditionalStyle_5f_2077" style:display-name="ConditionalStyle_2077" style:family="table-cell" style:parent-style-name="Default">
      <style:table-cell-properties fo:background-color="#ffc7ce"/>
      <style:text-properties fo:color="#9c0006"/>
    </style:style>
    <style:style style:name="ConditionalStyle_5f_2130" style:display-name="ConditionalStyle_2130" style:family="table-cell" style:parent-style-name="Default">
      <style:table-cell-properties fo:background-color="#ffc7ce"/>
      <style:text-properties fo:color="#9c0006"/>
    </style:style>
    <style:style style:name="ConditionalStyle_5f_2129" style:display-name="ConditionalStyle_2129" style:family="table-cell" style:parent-style-name="Default">
      <style:table-cell-properties fo:background-color="#ffc7ce"/>
      <style:text-properties fo:color="#9c0006"/>
    </style:style>
    <style:style style:name="ConditionalStyle_5f_2128" style:display-name="ConditionalStyle_2128" style:family="table-cell" style:parent-style-name="Default">
      <style:table-cell-properties fo:background-color="#ffc7ce"/>
      <style:text-properties fo:color="#9c0006"/>
    </style:style>
    <style:style style:name="ConditionalStyle_5f_2127" style:display-name="ConditionalStyle_2127" style:family="table-cell" style:parent-style-name="Default">
      <style:table-cell-properties fo:background-color="#ffc7ce"/>
      <style:text-properties fo:color="#9c0006"/>
    </style:style>
    <style:style style:name="ConditionalStyle_5f_2126" style:display-name="ConditionalStyle_2126" style:family="table-cell" style:parent-style-name="Default">
      <style:table-cell-properties fo:background-color="#ffc7ce"/>
      <style:text-properties fo:color="#9c0006"/>
    </style:style>
    <style:style style:name="ConditionalStyle_5f_2125" style:display-name="ConditionalStyle_2125" style:family="table-cell" style:parent-style-name="Default">
      <style:table-cell-properties fo:background-color="#ffc7ce"/>
      <style:text-properties fo:color="#9c0006"/>
    </style:style>
    <style:style style:name="ConditionalStyle_5f_2124" style:display-name="ConditionalStyle_2124" style:family="table-cell" style:parent-style-name="Default">
      <style:table-cell-properties fo:background-color="#ffc7ce"/>
      <style:text-properties fo:color="#9c0006"/>
    </style:style>
    <style:style style:name="ConditionalStyle_5f_2123" style:display-name="ConditionalStyle_2123" style:family="table-cell" style:parent-style-name="Default">
      <style:table-cell-properties fo:background-color="#ffc7ce"/>
      <style:text-properties fo:color="#9c0006"/>
    </style:style>
    <style:style style:name="ConditionalStyle_5f_2122" style:display-name="ConditionalStyle_2122" style:family="table-cell" style:parent-style-name="Default">
      <style:table-cell-properties fo:background-color="#ffc7ce"/>
      <style:text-properties fo:color="#9c0006"/>
    </style:style>
    <style:style style:name="ConditionalStyle_5f_2121" style:display-name="ConditionalStyle_2121" style:family="table-cell" style:parent-style-name="Default">
      <style:table-cell-properties fo:background-color="#ffc7ce"/>
      <style:text-properties fo:color="#9c0006"/>
    </style:style>
    <style:style style:name="ConditionalStyle_5f_2120" style:display-name="ConditionalStyle_2120" style:family="table-cell" style:parent-style-name="Default">
      <style:table-cell-properties fo:background-color="#ffc7ce"/>
      <style:text-properties fo:color="#9c0006"/>
    </style:style>
    <style:style style:name="ConditionalStyle_5f_2119" style:display-name="ConditionalStyle_2119" style:family="table-cell" style:parent-style-name="Default">
      <style:table-cell-properties fo:background-color="#ffc7ce"/>
      <style:text-properties fo:color="#9c0006"/>
    </style:style>
    <style:style style:name="ConditionalStyle_5f_2118" style:display-name="ConditionalStyle_2118" style:family="table-cell" style:parent-style-name="Default">
      <style:table-cell-properties fo:background-color="#ffc7ce"/>
      <style:text-properties fo:color="#9c0006"/>
    </style:style>
    <style:style style:name="ConditionalStyle_5f_2117" style:display-name="ConditionalStyle_2117" style:family="table-cell" style:parent-style-name="Default">
      <style:table-cell-properties fo:background-color="#ffc7ce"/>
      <style:text-properties fo:color="#9c0006"/>
    </style:style>
    <style:style style:name="ConditionalStyle_5f_2116" style:display-name="ConditionalStyle_2116" style:family="table-cell" style:parent-style-name="Default">
      <style:table-cell-properties fo:background-color="#ffc7ce"/>
      <style:text-properties fo:color="#9c0006"/>
    </style:style>
    <style:style style:name="ConditionalStyle_5f_2115" style:display-name="ConditionalStyle_2115" style:family="table-cell" style:parent-style-name="Default">
      <style:table-cell-properties fo:background-color="#ffc7ce"/>
      <style:text-properties fo:color="#9c0006"/>
    </style:style>
    <style:style style:name="ConditionalStyle_5f_2114" style:display-name="ConditionalStyle_2114" style:family="table-cell" style:parent-style-name="Default">
      <style:table-cell-properties fo:background-color="#ffc7ce"/>
      <style:text-properties fo:color="#9c0006"/>
    </style:style>
    <style:style style:name="ConditionalStyle_5f_2113" style:display-name="ConditionalStyle_2113" style:family="table-cell" style:parent-style-name="Default">
      <style:table-cell-properties fo:background-color="#ffc7ce"/>
      <style:text-properties fo:color="#9c0006"/>
    </style:style>
    <style:style style:name="ConditionalStyle_5f_2112" style:display-name="ConditionalStyle_2112" style:family="table-cell" style:parent-style-name="Default">
      <style:table-cell-properties fo:background-color="#ffc7ce"/>
      <style:text-properties fo:color="#9c0006"/>
    </style:style>
    <style:style style:name="ConditionalStyle_5f_2111" style:display-name="ConditionalStyle_2111" style:family="table-cell" style:parent-style-name="Default">
      <style:table-cell-properties fo:background-color="#ffc7ce"/>
      <style:text-properties fo:color="#9c0006"/>
    </style:style>
    <style:style style:name="ConditionalStyle_5f_2110" style:display-name="ConditionalStyle_2110" style:family="table-cell" style:parent-style-name="Default">
      <style:table-cell-properties fo:background-color="#ffc7ce"/>
      <style:text-properties fo:color="#9c0006"/>
    </style:style>
    <style:style style:name="ConditionalStyle_5f_2109" style:display-name="ConditionalStyle_2109" style:family="table-cell" style:parent-style-name="Default">
      <style:table-cell-properties fo:background-color="#ffc7ce"/>
      <style:text-properties fo:color="#9c0006"/>
    </style:style>
    <style:style style:name="ConditionalStyle_5f_2108" style:display-name="ConditionalStyle_2108" style:family="table-cell" style:parent-style-name="Default">
      <style:table-cell-properties fo:background-color="#ffc7ce"/>
      <style:text-properties fo:color="#9c0006"/>
    </style:style>
    <style:style style:name="ConditionalStyle_5f_2107" style:display-name="ConditionalStyle_2107" style:family="table-cell" style:parent-style-name="Default">
      <style:table-cell-properties fo:background-color="#ffc7ce"/>
      <style:text-properties fo:color="#9c0006"/>
    </style:style>
    <style:style style:name="ConditionalStyle_5f_2106" style:display-name="ConditionalStyle_2106" style:family="table-cell" style:parent-style-name="Default">
      <style:table-cell-properties fo:background-color="#ffc7ce"/>
      <style:text-properties fo:color="#9c0006"/>
    </style:style>
    <style:style style:name="ConditionalStyle_5f_2105" style:display-name="ConditionalStyle_2105" style:family="table-cell" style:parent-style-name="Default">
      <style:table-cell-properties fo:background-color="#ffc7ce"/>
      <style:text-properties fo:color="#9c0006"/>
    </style:style>
    <style:style style:name="ConditionalStyle_5f_2104" style:display-name="ConditionalStyle_2104" style:family="table-cell" style:parent-style-name="Default">
      <style:table-cell-properties fo:background-color="#ffc7ce"/>
      <style:text-properties fo:color="#9c0006"/>
    </style:style>
    <style:style style:name="ConditionalStyle_5f_2196" style:display-name="ConditionalStyle_2196" style:family="table-cell" style:parent-style-name="Default">
      <style:table-cell-properties fo:background-color="#ffc7ce"/>
      <style:text-properties fo:color="#9c0006"/>
    </style:style>
    <style:style style:name="ConditionalStyle_5f_2195" style:display-name="ConditionalStyle_2195" style:family="table-cell" style:parent-style-name="Default">
      <style:table-cell-properties fo:background-color="#ffc7ce"/>
      <style:text-properties fo:color="#9c0006"/>
    </style:style>
    <style:style style:name="ConditionalStyle_5f_2194" style:display-name="ConditionalStyle_2194" style:family="table-cell" style:parent-style-name="Default">
      <style:table-cell-properties fo:background-color="#ffc7ce"/>
      <style:text-properties fo:color="#9c0006"/>
    </style:style>
    <style:style style:name="ConditionalStyle_5f_2193" style:display-name="ConditionalStyle_2193" style:family="table-cell" style:parent-style-name="Default">
      <style:table-cell-properties fo:background-color="#ffc7ce"/>
      <style:text-properties fo:color="#9c0006"/>
    </style:style>
    <style:style style:name="ConditionalStyle_5f_2192" style:display-name="ConditionalStyle_2192" style:family="table-cell" style:parent-style-name="Default">
      <style:table-cell-properties fo:background-color="#ffc7ce"/>
      <style:text-properties fo:color="#9c0006"/>
    </style:style>
    <style:style style:name="ConditionalStyle_5f_2191" style:display-name="ConditionalStyle_2191" style:family="table-cell" style:parent-style-name="Default">
      <style:table-cell-properties fo:background-color="#ffc7ce"/>
      <style:text-properties fo:color="#9c0006"/>
    </style:style>
    <style:style style:name="ConditionalStyle_5f_2190" style:display-name="ConditionalStyle_2190" style:family="table-cell" style:parent-style-name="Default">
      <style:table-cell-properties fo:background-color="#ffc7ce"/>
      <style:text-properties fo:color="#9c0006"/>
    </style:style>
    <style:style style:name="ConditionalStyle_5f_2189" style:display-name="ConditionalStyle_2189" style:family="table-cell" style:parent-style-name="Default">
      <style:table-cell-properties fo:background-color="#ffc7ce"/>
      <style:text-properties fo:color="#9c0006"/>
    </style:style>
    <style:style style:name="ConditionalStyle_5f_2188" style:display-name="ConditionalStyle_2188" style:family="table-cell" style:parent-style-name="Default">
      <style:table-cell-properties fo:background-color="#ffc7ce"/>
      <style:text-properties fo:color="#9c0006"/>
    </style:style>
    <style:style style:name="ConditionalStyle_5f_2187" style:display-name="ConditionalStyle_2187" style:family="table-cell" style:parent-style-name="Default">
      <style:table-cell-properties fo:background-color="#ffc7ce"/>
      <style:text-properties fo:color="#9c0006"/>
    </style:style>
    <style:style style:name="ConditionalStyle_5f_2186" style:display-name="ConditionalStyle_2186" style:family="table-cell" style:parent-style-name="Default">
      <style:table-cell-properties fo:background-color="#ffc7ce"/>
      <style:text-properties fo:color="#9c0006"/>
    </style:style>
    <style:style style:name="ConditionalStyle_5f_2185" style:display-name="ConditionalStyle_2185" style:family="table-cell" style:parent-style-name="Default">
      <style:table-cell-properties fo:background-color="#ffc7ce"/>
      <style:text-properties fo:color="#9c0006"/>
    </style:style>
    <style:style style:name="ConditionalStyle_5f_2184" style:display-name="ConditionalStyle_2184" style:family="table-cell" style:parent-style-name="Default">
      <style:table-cell-properties fo:background-color="#ffc7ce"/>
      <style:text-properties fo:color="#9c0006"/>
    </style:style>
    <style:style style:name="ConditionalStyle_5f_2183" style:display-name="ConditionalStyle_2183" style:family="table-cell" style:parent-style-name="Default">
      <style:table-cell-properties fo:background-color="#ffc7ce"/>
      <style:text-properties fo:color="#9c0006"/>
    </style:style>
    <style:style style:name="ConditionalStyle_5f_2182" style:display-name="ConditionalStyle_2182" style:family="table-cell" style:parent-style-name="Default">
      <style:table-cell-properties fo:background-color="#ffc7ce"/>
      <style:text-properties fo:color="#9c0006"/>
    </style:style>
    <style:style style:name="ConditionalStyle_5f_2181" style:display-name="ConditionalStyle_2181" style:family="table-cell" style:parent-style-name="Default">
      <style:table-cell-properties fo:background-color="#ffc7ce"/>
      <style:text-properties fo:color="#9c0006"/>
    </style:style>
    <style:style style:name="ConditionalStyle_5f_2180" style:display-name="ConditionalStyle_2180" style:family="table-cell" style:parent-style-name="Default">
      <style:table-cell-properties fo:background-color="#ffc7ce"/>
      <style:text-properties fo:color="#9c0006"/>
    </style:style>
    <style:style style:name="ConditionalStyle_5f_2179" style:display-name="ConditionalStyle_2179" style:family="table-cell" style:parent-style-name="Default">
      <style:table-cell-properties fo:background-color="#ffc7ce"/>
      <style:text-properties fo:color="#9c0006"/>
    </style:style>
    <style:style style:name="ConditionalStyle_5f_2178" style:display-name="ConditionalStyle_2178" style:family="table-cell" style:parent-style-name="Default">
      <style:table-cell-properties fo:background-color="#ffc7ce"/>
      <style:text-properties fo:color="#9c0006"/>
    </style:style>
    <style:style style:name="ConditionalStyle_5f_2177" style:display-name="ConditionalStyle_2177" style:family="table-cell" style:parent-style-name="Default">
      <style:table-cell-properties fo:background-color="#ffc7ce"/>
      <style:text-properties fo:color="#9c0006"/>
    </style:style>
    <style:style style:name="ConditionalStyle_5f_2176" style:display-name="ConditionalStyle_2176" style:family="table-cell" style:parent-style-name="Default">
      <style:table-cell-properties fo:background-color="#ffc7ce"/>
      <style:text-properties fo:color="#9c0006"/>
    </style:style>
    <style:style style:name="ConditionalStyle_5f_2175" style:display-name="ConditionalStyle_2175" style:family="table-cell" style:parent-style-name="Default">
      <style:table-cell-properties fo:background-color="#ffc7ce"/>
      <style:text-properties fo:color="#9c0006"/>
    </style:style>
    <style:style style:name="ConditionalStyle_5f_2174" style:display-name="ConditionalStyle_2174" style:family="table-cell" style:parent-style-name="Default">
      <style:table-cell-properties fo:background-color="#ffc7ce"/>
      <style:text-properties fo:color="#9c0006"/>
    </style:style>
    <style:style style:name="ConditionalStyle_5f_2173" style:display-name="ConditionalStyle_2173" style:family="table-cell" style:parent-style-name="Default">
      <style:table-cell-properties fo:background-color="#ffc7ce"/>
      <style:text-properties fo:color="#9c0006"/>
    </style:style>
    <style:style style:name="ConditionalStyle_5f_2172" style:display-name="ConditionalStyle_2172" style:family="table-cell" style:parent-style-name="Default">
      <style:table-cell-properties fo:background-color="#ffc7ce"/>
      <style:text-properties fo:color="#9c0006"/>
    </style:style>
    <style:style style:name="ConditionalStyle_5f_2171" style:display-name="ConditionalStyle_2171" style:family="table-cell" style:parent-style-name="Default">
      <style:table-cell-properties fo:background-color="#ffc7ce"/>
      <style:text-properties fo:color="#9c0006"/>
    </style:style>
    <style:style style:name="ConditionalStyle_5f_2170" style:display-name="ConditionalStyle_2170" style:family="table-cell" style:parent-style-name="Default">
      <style:table-cell-properties fo:background-color="#ffc7ce"/>
      <style:text-properties fo:color="#9c0006"/>
    </style:style>
    <style:style style:name="ConditionalStyle_5f_2169" style:display-name="ConditionalStyle_2169" style:family="table-cell" style:parent-style-name="Default">
      <style:table-cell-properties fo:background-color="#ffc7ce"/>
      <style:text-properties fo:color="#9c0006"/>
    </style:style>
    <style:style style:name="ConditionalStyle_5f_2168" style:display-name="ConditionalStyle_2168" style:family="table-cell" style:parent-style-name="Default">
      <style:table-cell-properties fo:background-color="#ffc7ce"/>
      <style:text-properties fo:color="#9c0006"/>
    </style:style>
    <style:style style:name="ConditionalStyle_5f_2167" style:display-name="ConditionalStyle_2167" style:family="table-cell" style:parent-style-name="Default">
      <style:table-cell-properties fo:background-color="#ffc7ce"/>
      <style:text-properties fo:color="#9c0006"/>
    </style:style>
    <style:style style:name="ConditionalStyle_5f_2166" style:display-name="ConditionalStyle_2166" style:family="table-cell" style:parent-style-name="Default">
      <style:table-cell-properties fo:background-color="#ffc7ce"/>
      <style:text-properties fo:color="#9c0006"/>
    </style:style>
    <style:style style:name="ConditionalStyle_5f_2232" style:display-name="ConditionalStyle_2232" style:family="table-cell" style:parent-style-name="Default">
      <style:table-cell-properties fo:background-color="#ffc7ce"/>
      <style:text-properties fo:color="#9c0006"/>
    </style:style>
    <style:style style:name="ConditionalStyle_5f_2231" style:display-name="ConditionalStyle_2231" style:family="table-cell" style:parent-style-name="Default">
      <style:table-cell-properties fo:background-color="#ffc7ce"/>
      <style:text-properties fo:color="#9c0006"/>
    </style:style>
    <style:style style:name="ConditionalStyle_5f_2230" style:display-name="ConditionalStyle_2230" style:family="table-cell" style:parent-style-name="Default">
      <style:table-cell-properties fo:background-color="#ffc7ce"/>
      <style:text-properties fo:color="#9c0006"/>
    </style:style>
    <style:style style:name="ConditionalStyle_5f_2229" style:display-name="ConditionalStyle_2229" style:family="table-cell" style:parent-style-name="Default">
      <style:table-cell-properties fo:background-color="#ffc7ce"/>
      <style:text-properties fo:color="#9c0006"/>
    </style:style>
    <style:style style:name="ConditionalStyle_5f_2228" style:display-name="ConditionalStyle_2228" style:family="table-cell" style:parent-style-name="Default">
      <style:table-cell-properties fo:background-color="#ffc7ce"/>
      <style:text-properties fo:color="#9c0006"/>
    </style:style>
    <style:style style:name="ConditionalStyle_5f_2227" style:display-name="ConditionalStyle_2227" style:family="table-cell" style:parent-style-name="Default">
      <style:table-cell-properties fo:background-color="#ffc7ce"/>
      <style:text-properties fo:color="#9c0006"/>
    </style:style>
    <style:style style:name="ConditionalStyle_5f_2226" style:display-name="ConditionalStyle_2226" style:family="table-cell" style:parent-style-name="Default">
      <style:table-cell-properties fo:background-color="#ffc7ce"/>
      <style:text-properties fo:color="#9c0006"/>
    </style:style>
    <style:style style:name="ConditionalStyle_5f_2225" style:display-name="ConditionalStyle_2225" style:family="table-cell" style:parent-style-name="Default">
      <style:table-cell-properties fo:background-color="#ffc7ce"/>
      <style:text-properties fo:color="#9c0006"/>
    </style:style>
    <style:style style:name="ConditionalStyle_5f_2224" style:display-name="ConditionalStyle_2224" style:family="table-cell" style:parent-style-name="Default">
      <style:table-cell-properties fo:background-color="#ffc7ce"/>
      <style:text-properties fo:color="#9c0006"/>
    </style:style>
    <style:style style:name="ConditionalStyle_5f_2223" style:display-name="ConditionalStyle_2223" style:family="table-cell" style:parent-style-name="Default">
      <style:table-cell-properties fo:background-color="#ffc7ce"/>
      <style:text-properties fo:color="#9c0006"/>
    </style:style>
    <style:style style:name="ConditionalStyle_5f_2222" style:display-name="ConditionalStyle_2222" style:family="table-cell" style:parent-style-name="Default">
      <style:table-cell-properties fo:background-color="#ffc7ce"/>
      <style:text-properties fo:color="#9c0006"/>
    </style:style>
    <style:style style:name="ConditionalStyle_5f_2221" style:display-name="ConditionalStyle_2221" style:family="table-cell" style:parent-style-name="Default">
      <style:table-cell-properties fo:background-color="#ffc7ce"/>
      <style:text-properties fo:color="#9c0006"/>
    </style:style>
    <style:style style:name="ConditionalStyle_5f_2220" style:display-name="ConditionalStyle_2220" style:family="table-cell" style:parent-style-name="Default">
      <style:table-cell-properties fo:background-color="#ffc7ce"/>
      <style:text-properties fo:color="#9c0006"/>
    </style:style>
    <style:style style:name="ConditionalStyle_5f_2219" style:display-name="ConditionalStyle_2219" style:family="table-cell" style:parent-style-name="Default">
      <style:table-cell-properties fo:background-color="#ffc7ce"/>
      <style:text-properties fo:color="#9c0006"/>
    </style:style>
    <style:style style:name="ConditionalStyle_5f_2218" style:display-name="ConditionalStyle_2218" style:family="table-cell" style:parent-style-name="Default">
      <style:table-cell-properties fo:background-color="#ffc7ce"/>
      <style:text-properties fo:color="#9c0006"/>
    </style:style>
    <style:style style:name="ConditionalStyle_5f_2217" style:display-name="ConditionalStyle_2217" style:family="table-cell" style:parent-style-name="Default">
      <style:table-cell-properties fo:background-color="#ffc7ce"/>
      <style:text-properties fo:color="#9c0006"/>
    </style:style>
    <style:style style:name="ConditionalStyle_5f_2216" style:display-name="ConditionalStyle_2216" style:family="table-cell" style:parent-style-name="Default">
      <style:table-cell-properties fo:background-color="#ffc7ce"/>
      <style:text-properties fo:color="#9c0006"/>
    </style:style>
    <style:style style:name="ConditionalStyle_5f_2215" style:display-name="ConditionalStyle_2215" style:family="table-cell" style:parent-style-name="Default">
      <style:table-cell-properties fo:background-color="#ffc7ce"/>
      <style:text-properties fo:color="#9c0006"/>
    </style:style>
    <style:style style:name="ConditionalStyle_5f_2214" style:display-name="ConditionalStyle_2214" style:family="table-cell" style:parent-style-name="Default">
      <style:table-cell-properties fo:background-color="#ffc7ce"/>
      <style:text-properties fo:color="#9c0006"/>
    </style:style>
    <style:style style:name="ConditionalStyle_5f_2213" style:display-name="ConditionalStyle_2213" style:family="table-cell" style:parent-style-name="Default">
      <style:table-cell-properties fo:background-color="#ffc7ce"/>
      <style:text-properties fo:color="#9c0006"/>
    </style:style>
    <style:style style:name="ConditionalStyle_5f_2212" style:display-name="ConditionalStyle_2212" style:family="table-cell" style:parent-style-name="Default">
      <style:table-cell-properties fo:background-color="#ffc7ce"/>
      <style:text-properties fo:color="#9c0006"/>
    </style:style>
    <style:style style:name="ConditionalStyle_5f_2211" style:display-name="ConditionalStyle_2211" style:family="table-cell" style:parent-style-name="Default">
      <style:table-cell-properties fo:background-color="#ffc7ce"/>
      <style:text-properties fo:color="#9c0006"/>
    </style:style>
    <style:style style:name="ConditionalStyle_5f_2210" style:display-name="ConditionalStyle_2210" style:family="table-cell" style:parent-style-name="Default">
      <style:table-cell-properties fo:background-color="#ffc7ce"/>
      <style:text-properties fo:color="#9c0006"/>
    </style:style>
    <style:style style:name="ConditionalStyle_5f_2209" style:display-name="ConditionalStyle_2209" style:family="table-cell" style:parent-style-name="Default">
      <style:table-cell-properties fo:background-color="#ffc7ce"/>
      <style:text-properties fo:color="#9c0006"/>
    </style:style>
    <style:style style:name="ConditionalStyle_5f_2208" style:display-name="ConditionalStyle_2208" style:family="table-cell" style:parent-style-name="Default">
      <style:table-cell-properties fo:background-color="#ffc7ce"/>
      <style:text-properties fo:color="#9c0006"/>
    </style:style>
    <style:style style:name="ConditionalStyle_5f_2207" style:display-name="ConditionalStyle_2207" style:family="table-cell" style:parent-style-name="Default">
      <style:table-cell-properties fo:background-color="#ffc7ce"/>
      <style:text-properties fo:color="#9c0006"/>
    </style:style>
    <style:style style:name="ConditionalStyle_5f_2206" style:display-name="ConditionalStyle_2206" style:family="table-cell" style:parent-style-name="Default">
      <style:table-cell-properties fo:background-color="#ffc7ce"/>
      <style:text-properties fo:color="#9c0006"/>
    </style:style>
    <style:style style:name="ConditionalStyle_5f_2205" style:display-name="ConditionalStyle_2205" style:family="table-cell" style:parent-style-name="Default">
      <style:table-cell-properties fo:background-color="#ffc7ce"/>
      <style:text-properties fo:color="#9c0006"/>
    </style:style>
    <style:style style:name="ConditionalStyle_5f_2204" style:display-name="ConditionalStyle_2204" style:family="table-cell" style:parent-style-name="Default">
      <style:table-cell-properties fo:background-color="#ffc7ce"/>
      <style:text-properties fo:color="#9c0006"/>
    </style:style>
    <style:style style:name="ConditionalStyle_5f_2203" style:display-name="ConditionalStyle_2203" style:family="table-cell" style:parent-style-name="Default">
      <style:table-cell-properties fo:background-color="#ffc7ce"/>
      <style:text-properties fo:color="#9c0006"/>
    </style:style>
    <style:style style:name="ConditionalStyle_5f_2202" style:display-name="ConditionalStyle_2202" style:family="table-cell" style:parent-style-name="Default">
      <style:table-cell-properties fo:background-color="#ffc7ce"/>
      <style:text-properties fo:color="#9c0006"/>
    </style:style>
    <style:style style:name="ConditionalStyle_5f_2201" style:display-name="ConditionalStyle_2201" style:family="table-cell" style:parent-style-name="Default">
      <style:table-cell-properties fo:background-color="#ffc7ce"/>
      <style:text-properties fo:color="#9c0006"/>
    </style:style>
    <style:style style:name="ConditionalStyle_5f_2200" style:display-name="ConditionalStyle_2200" style:family="table-cell" style:parent-style-name="Default">
      <style:table-cell-properties fo:background-color="#ffc7ce"/>
      <style:text-properties fo:color="#9c0006"/>
    </style:style>
    <style:style style:name="ConditionalStyle_5f_2199" style:display-name="ConditionalStyle_2199" style:family="table-cell" style:parent-style-name="Default">
      <style:table-cell-properties fo:background-color="#ffc7ce"/>
      <style:text-properties fo:color="#9c0006"/>
    </style:style>
    <style:style style:name="ConditionalStyle_5f_2198" style:display-name="ConditionalStyle_2198" style:family="table-cell" style:parent-style-name="Default">
      <style:table-cell-properties fo:background-color="#ffc7ce"/>
      <style:text-properties fo:color="#9c0006"/>
    </style:style>
    <style:style style:name="ConditionalStyle_5f_2197" style:display-name="ConditionalStyle_2197" style:family="table-cell" style:parent-style-name="Default">
      <style:table-cell-properties fo:background-color="#ffc7ce"/>
      <style:text-properties fo:color="#9c0006"/>
    </style:style>
    <style:style style:name="ConditionalStyle_5f_2267" style:display-name="ConditionalStyle_2267" style:family="table-cell" style:parent-style-name="Default">
      <style:table-cell-properties fo:background-color="#ffc7ce"/>
      <style:text-properties fo:color="#9c0006"/>
    </style:style>
    <style:style style:name="ConditionalStyle_5f_2266" style:display-name="ConditionalStyle_2266" style:family="table-cell" style:parent-style-name="Default">
      <style:table-cell-properties fo:background-color="#ffc7ce"/>
      <style:text-properties fo:color="#9c0006"/>
    </style:style>
    <style:style style:name="ConditionalStyle_5f_2265" style:display-name="ConditionalStyle_2265" style:family="table-cell" style:parent-style-name="Default">
      <style:table-cell-properties fo:background-color="#ffc7ce"/>
      <style:text-properties fo:color="#9c0006"/>
    </style:style>
    <style:style style:name="ConditionalStyle_5f_2264" style:display-name="ConditionalStyle_2264" style:family="table-cell" style:parent-style-name="Default">
      <style:table-cell-properties fo:background-color="#ffc7ce"/>
      <style:text-properties fo:color="#9c0006"/>
    </style:style>
    <style:style style:name="ConditionalStyle_5f_2263" style:display-name="ConditionalStyle_2263" style:family="table-cell" style:parent-style-name="Default">
      <style:table-cell-properties fo:background-color="#ffc7ce"/>
      <style:text-properties fo:color="#9c0006"/>
    </style:style>
    <style:style style:name="ConditionalStyle_5f_2262" style:display-name="ConditionalStyle_2262" style:family="table-cell" style:parent-style-name="Default">
      <style:table-cell-properties fo:background-color="#ffc7ce"/>
      <style:text-properties fo:color="#9c0006"/>
    </style:style>
    <style:style style:name="ConditionalStyle_5f_2261" style:display-name="ConditionalStyle_2261" style:family="table-cell" style:parent-style-name="Default">
      <style:table-cell-properties fo:background-color="#ffc7ce"/>
      <style:text-properties fo:color="#9c0006"/>
    </style:style>
    <style:style style:name="ConditionalStyle_5f_2260" style:display-name="ConditionalStyle_2260" style:family="table-cell" style:parent-style-name="Default">
      <style:table-cell-properties fo:background-color="#ffc7ce"/>
      <style:text-properties fo:color="#9c0006"/>
    </style:style>
    <style:style style:name="ConditionalStyle_5f_2259" style:display-name="ConditionalStyle_2259" style:family="table-cell" style:parent-style-name="Default">
      <style:table-cell-properties fo:background-color="#ffc7ce"/>
      <style:text-properties fo:color="#9c0006"/>
    </style:style>
    <style:style style:name="ConditionalStyle_5f_2258" style:display-name="ConditionalStyle_2258" style:family="table-cell" style:parent-style-name="Default">
      <style:table-cell-properties fo:background-color="#ffc7ce"/>
      <style:text-properties fo:color="#9c0006"/>
    </style:style>
    <style:style style:name="ConditionalStyle_5f_2257" style:display-name="ConditionalStyle_2257" style:family="table-cell" style:parent-style-name="Default">
      <style:table-cell-properties fo:background-color="#ffc7ce"/>
      <style:text-properties fo:color="#9c0006"/>
    </style:style>
    <style:style style:name="ConditionalStyle_5f_2256" style:display-name="ConditionalStyle_2256" style:family="table-cell" style:parent-style-name="Default">
      <style:table-cell-properties fo:background-color="#ffc7ce"/>
      <style:text-properties fo:color="#9c0006"/>
    </style:style>
    <style:style style:name="ConditionalStyle_5f_2255" style:display-name="ConditionalStyle_2255" style:family="table-cell" style:parent-style-name="Default">
      <style:table-cell-properties fo:background-color="#ffc7ce"/>
      <style:text-properties fo:color="#9c0006"/>
    </style:style>
    <style:style style:name="ConditionalStyle_5f_2254" style:display-name="ConditionalStyle_2254" style:family="table-cell" style:parent-style-name="Default">
      <style:table-cell-properties fo:background-color="#ffc7ce"/>
      <style:text-properties fo:color="#9c0006"/>
    </style:style>
    <style:style style:name="ConditionalStyle_5f_2253" style:display-name="ConditionalStyle_2253" style:family="table-cell" style:parent-style-name="Default">
      <style:table-cell-properties fo:background-color="#ffc7ce"/>
      <style:text-properties fo:color="#9c0006"/>
    </style:style>
    <style:style style:name="ConditionalStyle_5f_2252" style:display-name="ConditionalStyle_2252" style:family="table-cell" style:parent-style-name="Default">
      <style:table-cell-properties fo:background-color="#ffc7ce"/>
      <style:text-properties fo:color="#9c0006"/>
    </style:style>
    <style:style style:name="ConditionalStyle_5f_2251" style:display-name="ConditionalStyle_2251" style:family="table-cell" style:parent-style-name="Default">
      <style:table-cell-properties fo:background-color="#ffc7ce"/>
      <style:text-properties fo:color="#9c0006"/>
    </style:style>
    <style:style style:name="ConditionalStyle_5f_2250" style:display-name="ConditionalStyle_2250" style:family="table-cell" style:parent-style-name="Default">
      <style:table-cell-properties fo:background-color="#ffc7ce"/>
      <style:text-properties fo:color="#9c0006"/>
    </style:style>
    <style:style style:name="ConditionalStyle_5f_2249" style:display-name="ConditionalStyle_2249" style:family="table-cell" style:parent-style-name="Default">
      <style:table-cell-properties fo:background-color="#ffc7ce"/>
      <style:text-properties fo:color="#9c0006"/>
    </style:style>
    <style:style style:name="ConditionalStyle_5f_2248" style:display-name="ConditionalStyle_2248" style:family="table-cell" style:parent-style-name="Default">
      <style:table-cell-properties fo:background-color="#ffc7ce"/>
      <style:text-properties fo:color="#9c0006"/>
    </style:style>
    <style:style style:name="ConditionalStyle_5f_2247" style:display-name="ConditionalStyle_2247" style:family="table-cell" style:parent-style-name="Default">
      <style:table-cell-properties fo:background-color="#ffc7ce"/>
      <style:text-properties fo:color="#9c0006"/>
    </style:style>
    <style:style style:name="ConditionalStyle_5f_2246" style:display-name="ConditionalStyle_2246" style:family="table-cell" style:parent-style-name="Default">
      <style:table-cell-properties fo:background-color="#ffc7ce"/>
      <style:text-properties fo:color="#9c0006"/>
    </style:style>
    <style:style style:name="ConditionalStyle_5f_2245" style:display-name="ConditionalStyle_2245" style:family="table-cell" style:parent-style-name="Default">
      <style:table-cell-properties fo:background-color="#ffc7ce"/>
      <style:text-properties fo:color="#9c0006"/>
    </style:style>
    <style:style style:name="ConditionalStyle_5f_2244" style:display-name="ConditionalStyle_2244" style:family="table-cell" style:parent-style-name="Default">
      <style:table-cell-properties fo:background-color="#ffc7ce"/>
      <style:text-properties fo:color="#9c0006"/>
    </style:style>
    <style:style style:name="ConditionalStyle_5f_2243" style:display-name="ConditionalStyle_2243" style:family="table-cell" style:parent-style-name="Default">
      <style:table-cell-properties fo:background-color="#ffc7ce"/>
      <style:text-properties fo:color="#9c0006"/>
    </style:style>
    <style:style style:name="ConditionalStyle_5f_2242" style:display-name="ConditionalStyle_2242" style:family="table-cell" style:parent-style-name="Default">
      <style:table-cell-properties fo:background-color="#ffc7ce"/>
      <style:text-properties fo:color="#9c0006"/>
    </style:style>
    <style:style style:name="ConditionalStyle_5f_2241" style:display-name="ConditionalStyle_2241" style:family="table-cell" style:parent-style-name="Default">
      <style:table-cell-properties fo:background-color="#ffc7ce"/>
      <style:text-properties fo:color="#9c0006"/>
    </style:style>
    <style:style style:name="ConditionalStyle_5f_2240" style:display-name="ConditionalStyle_2240" style:family="table-cell" style:parent-style-name="Default">
      <style:table-cell-properties fo:background-color="#ffc7ce"/>
      <style:text-properties fo:color="#9c0006"/>
    </style:style>
    <style:style style:name="ConditionalStyle_5f_2239" style:display-name="ConditionalStyle_2239" style:family="table-cell" style:parent-style-name="Default">
      <style:table-cell-properties fo:background-color="#ffc7ce"/>
      <style:text-properties fo:color="#9c0006"/>
    </style:style>
    <style:style style:name="ConditionalStyle_5f_2238" style:display-name="ConditionalStyle_2238" style:family="table-cell" style:parent-style-name="Default">
      <style:table-cell-properties fo:background-color="#ffc7ce"/>
      <style:text-properties fo:color="#9c0006"/>
    </style:style>
    <style:style style:name="ConditionalStyle_5f_2237" style:display-name="ConditionalStyle_2237" style:family="table-cell" style:parent-style-name="Default">
      <style:table-cell-properties fo:background-color="#ffc7ce"/>
      <style:text-properties fo:color="#9c0006"/>
    </style:style>
    <style:style style:name="ConditionalStyle_5f_2236" style:display-name="ConditionalStyle_2236" style:family="table-cell" style:parent-style-name="Default">
      <style:table-cell-properties fo:background-color="#ffc7ce"/>
      <style:text-properties fo:color="#9c0006"/>
    </style:style>
    <style:style style:name="ConditionalStyle_5f_2235" style:display-name="ConditionalStyle_2235" style:family="table-cell" style:parent-style-name="Default">
      <style:table-cell-properties fo:background-color="#ffc7ce"/>
      <style:text-properties fo:color="#9c0006"/>
    </style:style>
    <style:style style:name="ConditionalStyle_5f_2234" style:display-name="ConditionalStyle_2234" style:family="table-cell" style:parent-style-name="Default">
      <style:table-cell-properties fo:background-color="#ffc7ce"/>
      <style:text-properties fo:color="#9c0006"/>
    </style:style>
    <style:style style:name="ConditionalStyle_5f_2233" style:display-name="ConditionalStyle_2233" style:family="table-cell" style:parent-style-name="Default">
      <style:table-cell-properties fo:background-color="#ffc7ce"/>
      <style:text-properties fo:color="#9c0006"/>
    </style:style>
    <style:style style:name="ConditionalStyle_5f_2274" style:display-name="ConditionalStyle_2274" style:family="table-cell" style:parent-style-name="Default">
      <style:table-cell-properties fo:background-color="#ffc7ce"/>
      <style:text-properties fo:color="#9c0006"/>
    </style:style>
    <style:style style:name="ConditionalStyle_5f_2273" style:display-name="ConditionalStyle_2273" style:family="table-cell" style:parent-style-name="Default">
      <style:table-cell-properties fo:background-color="#ffc7ce"/>
      <style:text-properties fo:color="#9c0006"/>
    </style:style>
    <style:style style:name="ConditionalStyle_5f_2272" style:display-name="ConditionalStyle_2272" style:family="table-cell" style:parent-style-name="Default">
      <style:table-cell-properties fo:background-color="#ffc7ce"/>
      <style:text-properties fo:color="#9c0006"/>
    </style:style>
    <style:style style:name="ConditionalStyle_5f_2271" style:display-name="ConditionalStyle_2271" style:family="table-cell" style:parent-style-name="Default">
      <style:table-cell-properties fo:background-color="#ffc7ce"/>
      <style:text-properties fo:color="#9c0006"/>
    </style:style>
    <style:style style:name="ConditionalStyle_5f_2270" style:display-name="ConditionalStyle_2270" style:family="table-cell" style:parent-style-name="Default">
      <style:table-cell-properties fo:background-color="#ffc7ce"/>
      <style:text-properties fo:color="#9c0006"/>
    </style:style>
    <style:style style:name="ConditionalStyle_5f_2269" style:display-name="ConditionalStyle_2269" style:family="table-cell" style:parent-style-name="Default">
      <style:table-cell-properties fo:background-color="#ffc7ce"/>
      <style:text-properties fo:color="#9c0006"/>
    </style:style>
    <style:style style:name="ConditionalStyle_5f_2268" style:display-name="ConditionalStyle_2268" style:family="table-cell" style:parent-style-name="Default">
      <style:table-cell-properties fo:background-color="#ffc7ce"/>
      <style:text-properties fo:color="#9c0006"/>
    </style:style>
    <style:style style:name="ConditionalStyle_5f_2277" style:display-name="ConditionalStyle_2277" style:family="table-cell" style:parent-style-name="Default">
      <style:table-cell-properties fo:background-color="#ffc7ce"/>
      <style:text-properties fo:color="#9c0006"/>
    </style:style>
    <style:style style:name="ConditionalStyle_5f_2276" style:display-name="ConditionalStyle_2276" style:family="table-cell" style:parent-style-name="Default">
      <style:table-cell-properties fo:background-color="#ffc7ce"/>
      <style:text-properties fo:color="#9c0006"/>
    </style:style>
    <style:style style:name="ConditionalStyle_5f_2275" style:display-name="ConditionalStyle_2275" style:family="table-cell" style:parent-style-name="Default">
      <style:table-cell-properties fo:background-color="#ffc7ce"/>
      <style:text-properties fo:color="#9c0006"/>
    </style:style>
    <style:style style:name="ConditionalStyle_5f_2280" style:display-name="ConditionalStyle_2280" style:family="table-cell" style:parent-style-name="Default">
      <style:table-cell-properties fo:background-color="#ffc7ce"/>
      <style:text-properties fo:color="#9c0006"/>
    </style:style>
    <style:style style:name="ConditionalStyle_5f_2279" style:display-name="ConditionalStyle_2279" style:family="table-cell" style:parent-style-name="Default">
      <style:table-cell-properties fo:background-color="#ffc7ce"/>
      <style:text-properties fo:color="#9c0006"/>
    </style:style>
    <style:style style:name="ConditionalStyle_5f_2278" style:display-name="ConditionalStyle_2278" style:family="table-cell" style:parent-style-name="Default">
      <style:table-cell-properties fo:background-color="#ffc7ce"/>
      <style:text-properties fo:color="#9c0006"/>
    </style:style>
    <style:style style:name="ConditionalStyle_5f_2283" style:display-name="ConditionalStyle_2283" style:family="table-cell" style:parent-style-name="Default">
      <style:table-cell-properties fo:background-color="#ffc7ce"/>
      <style:text-properties fo:color="#9c0006"/>
    </style:style>
    <style:style style:name="ConditionalStyle_5f_2282" style:display-name="ConditionalStyle_2282" style:family="table-cell" style:parent-style-name="Default">
      <style:table-cell-properties fo:background-color="#ffc7ce"/>
      <style:text-properties fo:color="#9c0006"/>
    </style:style>
    <style:style style:name="ConditionalStyle_5f_2281" style:display-name="ConditionalStyle_2281" style:family="table-cell" style:parent-style-name="Default">
      <style:table-cell-properties fo:background-color="#ffc7ce"/>
      <style:text-properties fo:color="#9c0006"/>
    </style:style>
    <style:style style:name="ConditionalStyle_5f_2286" style:display-name="ConditionalStyle_2286" style:family="table-cell" style:parent-style-name="Default">
      <style:table-cell-properties fo:background-color="#ffc7ce"/>
      <style:text-properties fo:color="#9c0006"/>
    </style:style>
    <style:style style:name="ConditionalStyle_5f_2285" style:display-name="ConditionalStyle_2285" style:family="table-cell" style:parent-style-name="Default">
      <style:table-cell-properties fo:background-color="#ffc7ce"/>
      <style:text-properties fo:color="#9c0006"/>
    </style:style>
    <style:style style:name="ConditionalStyle_5f_2284" style:display-name="ConditionalStyle_2284" style:family="table-cell" style:parent-style-name="Default">
      <style:table-cell-properties fo:background-color="#ffc7ce"/>
      <style:text-properties fo:color="#9c0006"/>
    </style:style>
    <style:style style:name="ConditionalStyle_5f_2288" style:display-name="ConditionalStyle_2288" style:family="table-cell" style:parent-style-name="Default">
      <style:table-cell-properties fo:background-color="#ffc7ce"/>
      <style:text-properties fo:color="#9c0006"/>
    </style:style>
    <style:style style:name="ConditionalStyle_5f_2287" style:display-name="ConditionalStyle_2287" style:family="table-cell" style:parent-style-name="Default">
      <style:table-cell-properties fo:background-color="#ffc7ce"/>
      <style:text-properties fo:color="#9c0006"/>
    </style:style>
    <style:style style:name="ConditionalStyle_5f_2312" style:display-name="ConditionalStyle_2312" style:family="table-cell" style:parent-style-name="Default">
      <style:table-cell-properties fo:background-color="#ffc7ce"/>
      <style:text-properties fo:color="#9c0006"/>
    </style:style>
    <style:style style:name="ConditionalStyle_5f_2311" style:display-name="ConditionalStyle_2311" style:family="table-cell" style:parent-style-name="Default">
      <style:table-cell-properties fo:background-color="#ffc7ce"/>
      <style:text-properties fo:color="#9c0006"/>
    </style:style>
    <style:style style:name="ConditionalStyle_5f_2310" style:display-name="ConditionalStyle_2310" style:family="table-cell" style:parent-style-name="Default">
      <style:table-cell-properties fo:background-color="#ffc7ce"/>
      <style:text-properties fo:color="#9c0006"/>
    </style:style>
    <style:style style:name="ConditionalStyle_5f_2309" style:display-name="ConditionalStyle_2309" style:family="table-cell" style:parent-style-name="Default">
      <style:table-cell-properties fo:background-color="#ffc7ce"/>
      <style:text-properties fo:color="#9c0006"/>
    </style:style>
    <style:style style:name="ConditionalStyle_5f_2308" style:display-name="ConditionalStyle_2308" style:family="table-cell" style:parent-style-name="Default">
      <style:table-cell-properties fo:background-color="#ffc7ce"/>
      <style:text-properties fo:color="#9c0006"/>
    </style:style>
    <style:style style:name="ConditionalStyle_5f_2307" style:display-name="ConditionalStyle_2307" style:family="table-cell" style:parent-style-name="Default">
      <style:table-cell-properties fo:background-color="#ffc7ce"/>
      <style:text-properties fo:color="#9c0006"/>
    </style:style>
    <style:style style:name="ConditionalStyle_5f_2306" style:display-name="ConditionalStyle_2306" style:family="table-cell" style:parent-style-name="Default">
      <style:table-cell-properties fo:background-color="#ffc7ce"/>
      <style:text-properties fo:color="#9c0006"/>
    </style:style>
    <style:style style:name="ConditionalStyle_5f_2305" style:display-name="ConditionalStyle_2305" style:family="table-cell" style:parent-style-name="Default">
      <style:table-cell-properties fo:background-color="#ffc7ce"/>
      <style:text-properties fo:color="#9c0006"/>
    </style:style>
    <style:style style:name="ConditionalStyle_5f_2304" style:display-name="ConditionalStyle_2304" style:family="table-cell" style:parent-style-name="Default">
      <style:table-cell-properties fo:background-color="#ffc7ce"/>
      <style:text-properties fo:color="#9c0006"/>
    </style:style>
    <style:style style:name="ConditionalStyle_5f_2303" style:display-name="ConditionalStyle_2303" style:family="table-cell" style:parent-style-name="Default">
      <style:table-cell-properties fo:background-color="#ffc7ce"/>
      <style:text-properties fo:color="#9c0006"/>
    </style:style>
    <style:style style:name="ConditionalStyle_5f_2302" style:display-name="ConditionalStyle_2302" style:family="table-cell" style:parent-style-name="Default">
      <style:table-cell-properties fo:background-color="#ffc7ce"/>
      <style:text-properties fo:color="#9c0006"/>
    </style:style>
    <style:style style:name="ConditionalStyle_5f_2301" style:display-name="ConditionalStyle_2301" style:family="table-cell" style:parent-style-name="Default">
      <style:table-cell-properties fo:background-color="#ffc7ce"/>
      <style:text-properties fo:color="#9c0006"/>
    </style:style>
    <style:style style:name="ConditionalStyle_5f_2300" style:display-name="ConditionalStyle_2300" style:family="table-cell" style:parent-style-name="Default">
      <style:table-cell-properties fo:background-color="#ffc7ce"/>
      <style:text-properties fo:color="#9c0006"/>
    </style:style>
    <style:style style:name="ConditionalStyle_5f_2299" style:display-name="ConditionalStyle_2299" style:family="table-cell" style:parent-style-name="Default">
      <style:table-cell-properties fo:background-color="#ffc7ce"/>
      <style:text-properties fo:color="#9c0006"/>
    </style:style>
    <style:style style:name="ConditionalStyle_5f_2298" style:display-name="ConditionalStyle_2298" style:family="table-cell" style:parent-style-name="Default">
      <style:table-cell-properties fo:background-color="#ffc7ce"/>
      <style:text-properties fo:color="#9c0006"/>
    </style:style>
    <style:style style:name="ConditionalStyle_5f_2297" style:display-name="ConditionalStyle_2297" style:family="table-cell" style:parent-style-name="Default">
      <style:table-cell-properties fo:background-color="#ffc7ce"/>
      <style:text-properties fo:color="#9c0006"/>
    </style:style>
    <style:style style:name="ConditionalStyle_5f_2296" style:display-name="ConditionalStyle_2296" style:family="table-cell" style:parent-style-name="Default">
      <style:table-cell-properties fo:background-color="#ffc7ce"/>
      <style:text-properties fo:color="#9c0006"/>
    </style:style>
    <style:style style:name="ConditionalStyle_5f_2295" style:display-name="ConditionalStyle_2295" style:family="table-cell" style:parent-style-name="Default">
      <style:table-cell-properties fo:background-color="#ffc7ce"/>
      <style:text-properties fo:color="#9c0006"/>
    </style:style>
    <style:style style:name="ConditionalStyle_5f_2294" style:display-name="ConditionalStyle_2294" style:family="table-cell" style:parent-style-name="Default">
      <style:table-cell-properties fo:background-color="#ffc7ce"/>
      <style:text-properties fo:color="#9c0006"/>
    </style:style>
    <style:style style:name="ConditionalStyle_5f_2293" style:display-name="ConditionalStyle_2293" style:family="table-cell" style:parent-style-name="Default">
      <style:table-cell-properties fo:background-color="#ffc7ce"/>
      <style:text-properties fo:color="#9c0006"/>
    </style:style>
    <style:style style:name="ConditionalStyle_5f_2292" style:display-name="ConditionalStyle_2292" style:family="table-cell" style:parent-style-name="Default">
      <style:table-cell-properties fo:background-color="#ffc7ce"/>
      <style:text-properties fo:color="#9c0006"/>
    </style:style>
    <style:style style:name="ConditionalStyle_5f_2291" style:display-name="ConditionalStyle_2291" style:family="table-cell" style:parent-style-name="Default">
      <style:table-cell-properties fo:background-color="#ffc7ce"/>
      <style:text-properties fo:color="#9c0006"/>
    </style:style>
    <style:style style:name="ConditionalStyle_5f_2290" style:display-name="ConditionalStyle_2290" style:family="table-cell" style:parent-style-name="Default">
      <style:table-cell-properties fo:background-color="#ffc7ce"/>
      <style:text-properties fo:color="#9c0006"/>
    </style:style>
    <style:style style:name="ConditionalStyle_5f_2289" style:display-name="ConditionalStyle_2289" style:family="table-cell" style:parent-style-name="Default">
      <style:table-cell-properties fo:background-color="#ffc7ce"/>
      <style:text-properties fo:color="#9c0006"/>
    </style:style>
    <style:style style:name="ConditionalStyle_5f_2315" style:display-name="ConditionalStyle_2315" style:family="table-cell" style:parent-style-name="Default">
      <style:table-cell-properties fo:background-color="#ffc7ce"/>
      <style:text-properties fo:color="#9c0006"/>
    </style:style>
    <style:style style:name="ConditionalStyle_5f_2314" style:display-name="ConditionalStyle_2314" style:family="table-cell" style:parent-style-name="Default">
      <style:table-cell-properties fo:background-color="#ffc7ce"/>
      <style:text-properties fo:color="#9c0006"/>
    </style:style>
    <style:style style:name="ConditionalStyle_5f_2313" style:display-name="ConditionalStyle_2313" style:family="table-cell" style:parent-style-name="Default">
      <style:table-cell-properties fo:background-color="#ffc7ce"/>
      <style:text-properties fo:color="#9c0006"/>
    </style:style>
    <style:style style:name="ConditionalStyle_5f_2339" style:display-name="ConditionalStyle_2339" style:family="table-cell" style:parent-style-name="Default">
      <style:table-cell-properties fo:background-color="#ffc7ce"/>
      <style:text-properties fo:color="#9c0006"/>
    </style:style>
    <style:style style:name="ConditionalStyle_5f_2338" style:display-name="ConditionalStyle_2338" style:family="table-cell" style:parent-style-name="Default">
      <style:table-cell-properties fo:background-color="#ffc7ce"/>
      <style:text-properties fo:color="#9c0006"/>
    </style:style>
    <style:style style:name="ConditionalStyle_5f_2337" style:display-name="ConditionalStyle_2337" style:family="table-cell" style:parent-style-name="Default">
      <style:table-cell-properties fo:background-color="#ffc7ce"/>
      <style:text-properties fo:color="#9c0006"/>
    </style:style>
    <style:style style:name="ConditionalStyle_5f_2336" style:display-name="ConditionalStyle_2336" style:family="table-cell" style:parent-style-name="Default">
      <style:table-cell-properties fo:background-color="#ffc7ce"/>
      <style:text-properties fo:color="#9c0006"/>
    </style:style>
    <style:style style:name="ConditionalStyle_5f_2335" style:display-name="ConditionalStyle_2335" style:family="table-cell" style:parent-style-name="Default">
      <style:table-cell-properties fo:background-color="#ffc7ce"/>
      <style:text-properties fo:color="#9c0006"/>
    </style:style>
    <style:style style:name="ConditionalStyle_5f_2334" style:display-name="ConditionalStyle_2334" style:family="table-cell" style:parent-style-name="Default">
      <style:table-cell-properties fo:background-color="#ffc7ce"/>
      <style:text-properties fo:color="#9c0006"/>
    </style:style>
    <style:style style:name="ConditionalStyle_5f_2333" style:display-name="ConditionalStyle_2333" style:family="table-cell" style:parent-style-name="Default">
      <style:table-cell-properties fo:background-color="#ffc7ce"/>
      <style:text-properties fo:color="#9c0006"/>
    </style:style>
    <style:style style:name="ConditionalStyle_5f_2332" style:display-name="ConditionalStyle_2332" style:family="table-cell" style:parent-style-name="Default">
      <style:table-cell-properties fo:background-color="#ffc7ce"/>
      <style:text-properties fo:color="#9c0006"/>
    </style:style>
    <style:style style:name="ConditionalStyle_5f_2331" style:display-name="ConditionalStyle_2331" style:family="table-cell" style:parent-style-name="Default">
      <style:table-cell-properties fo:background-color="#ffc7ce"/>
      <style:text-properties fo:color="#9c0006"/>
    </style:style>
    <style:style style:name="ConditionalStyle_5f_2330" style:display-name="ConditionalStyle_2330" style:family="table-cell" style:parent-style-name="Default">
      <style:table-cell-properties fo:background-color="#ffc7ce"/>
      <style:text-properties fo:color="#9c0006"/>
    </style:style>
    <style:style style:name="ConditionalStyle_5f_2329" style:display-name="ConditionalStyle_2329" style:family="table-cell" style:parent-style-name="Default">
      <style:table-cell-properties fo:background-color="#ffc7ce"/>
      <style:text-properties fo:color="#9c0006"/>
    </style:style>
    <style:style style:name="ConditionalStyle_5f_2328" style:display-name="ConditionalStyle_2328" style:family="table-cell" style:parent-style-name="Default">
      <style:table-cell-properties fo:background-color="#ffc7ce"/>
      <style:text-properties fo:color="#9c0006"/>
    </style:style>
    <style:style style:name="ConditionalStyle_5f_2327" style:display-name="ConditionalStyle_2327" style:family="table-cell" style:parent-style-name="Default">
      <style:table-cell-properties fo:background-color="#ffc7ce"/>
      <style:text-properties fo:color="#9c0006"/>
    </style:style>
    <style:style style:name="ConditionalStyle_5f_2326" style:display-name="ConditionalStyle_2326" style:family="table-cell" style:parent-style-name="Default">
      <style:table-cell-properties fo:background-color="#ffc7ce"/>
      <style:text-properties fo:color="#9c0006"/>
    </style:style>
    <style:style style:name="ConditionalStyle_5f_2325" style:display-name="ConditionalStyle_2325" style:family="table-cell" style:parent-style-name="Default">
      <style:table-cell-properties fo:background-color="#ffc7ce"/>
      <style:text-properties fo:color="#9c0006"/>
    </style:style>
    <style:style style:name="ConditionalStyle_5f_2324" style:display-name="ConditionalStyle_2324" style:family="table-cell" style:parent-style-name="Default">
      <style:table-cell-properties fo:background-color="#ffc7ce"/>
      <style:text-properties fo:color="#9c0006"/>
    </style:style>
    <style:style style:name="ConditionalStyle_5f_2323" style:display-name="ConditionalStyle_2323" style:family="table-cell" style:parent-style-name="Default">
      <style:table-cell-properties fo:background-color="#ffc7ce"/>
      <style:text-properties fo:color="#9c0006"/>
    </style:style>
    <style:style style:name="ConditionalStyle_5f_2322" style:display-name="ConditionalStyle_2322" style:family="table-cell" style:parent-style-name="Default">
      <style:table-cell-properties fo:background-color="#ffc7ce"/>
      <style:text-properties fo:color="#9c0006"/>
    </style:style>
    <style:style style:name="ConditionalStyle_5f_2321" style:display-name="ConditionalStyle_2321" style:family="table-cell" style:parent-style-name="Default">
      <style:table-cell-properties fo:background-color="#ffc7ce"/>
      <style:text-properties fo:color="#9c0006"/>
    </style:style>
    <style:style style:name="ConditionalStyle_5f_2320" style:display-name="ConditionalStyle_2320" style:family="table-cell" style:parent-style-name="Default">
      <style:table-cell-properties fo:background-color="#ffc7ce"/>
      <style:text-properties fo:color="#9c0006"/>
    </style:style>
    <style:style style:name="ConditionalStyle_5f_2319" style:display-name="ConditionalStyle_2319" style:family="table-cell" style:parent-style-name="Default">
      <style:table-cell-properties fo:background-color="#ffc7ce"/>
      <style:text-properties fo:color="#9c0006"/>
    </style:style>
    <style:style style:name="ConditionalStyle_5f_2318" style:display-name="ConditionalStyle_2318" style:family="table-cell" style:parent-style-name="Default">
      <style:table-cell-properties fo:background-color="#ffc7ce"/>
      <style:text-properties fo:color="#9c0006"/>
    </style:style>
    <style:style style:name="ConditionalStyle_5f_2317" style:display-name="ConditionalStyle_2317" style:family="table-cell" style:parent-style-name="Default">
      <style:table-cell-properties fo:background-color="#ffc7ce"/>
      <style:text-properties fo:color="#9c0006"/>
    </style:style>
    <style:style style:name="ConditionalStyle_5f_2316" style:display-name="ConditionalStyle_2316" style:family="table-cell" style:parent-style-name="Default">
      <style:table-cell-properties fo:background-color="#ffc7ce"/>
      <style:text-properties fo:color="#9c0006"/>
    </style:style>
    <style:style style:name="ConditionalStyle_5f_2363" style:display-name="ConditionalStyle_2363" style:family="table-cell" style:parent-style-name="Default">
      <style:table-cell-properties fo:background-color="#ffc7ce"/>
      <style:text-properties fo:color="#9c0006"/>
    </style:style>
    <style:style style:name="ConditionalStyle_5f_2362" style:display-name="ConditionalStyle_2362" style:family="table-cell" style:parent-style-name="Default">
      <style:table-cell-properties fo:background-color="#ffc7ce"/>
      <style:text-properties fo:color="#9c0006"/>
    </style:style>
    <style:style style:name="ConditionalStyle_5f_2361" style:display-name="ConditionalStyle_2361" style:family="table-cell" style:parent-style-name="Default">
      <style:table-cell-properties fo:background-color="#ffc7ce"/>
      <style:text-properties fo:color="#9c0006"/>
    </style:style>
    <style:style style:name="ConditionalStyle_5f_2360" style:display-name="ConditionalStyle_2360" style:family="table-cell" style:parent-style-name="Default">
      <style:table-cell-properties fo:background-color="#ffc7ce"/>
      <style:text-properties fo:color="#9c0006"/>
    </style:style>
    <style:style style:name="ConditionalStyle_5f_2359" style:display-name="ConditionalStyle_2359" style:family="table-cell" style:parent-style-name="Default">
      <style:table-cell-properties fo:background-color="#ffc7ce"/>
      <style:text-properties fo:color="#9c0006"/>
    </style:style>
    <style:style style:name="ConditionalStyle_5f_2358" style:display-name="ConditionalStyle_2358" style:family="table-cell" style:parent-style-name="Default">
      <style:table-cell-properties fo:background-color="#ffc7ce"/>
      <style:text-properties fo:color="#9c0006"/>
    </style:style>
    <style:style style:name="ConditionalStyle_5f_2357" style:display-name="ConditionalStyle_2357" style:family="table-cell" style:parent-style-name="Default">
      <style:table-cell-properties fo:background-color="#ffc7ce"/>
      <style:text-properties fo:color="#9c0006"/>
    </style:style>
    <style:style style:name="ConditionalStyle_5f_2356" style:display-name="ConditionalStyle_2356" style:family="table-cell" style:parent-style-name="Default">
      <style:table-cell-properties fo:background-color="#ffc7ce"/>
      <style:text-properties fo:color="#9c0006"/>
    </style:style>
    <style:style style:name="ConditionalStyle_5f_2355" style:display-name="ConditionalStyle_2355" style:family="table-cell" style:parent-style-name="Default">
      <style:table-cell-properties fo:background-color="#ffc7ce"/>
      <style:text-properties fo:color="#9c0006"/>
    </style:style>
    <style:style style:name="ConditionalStyle_5f_2354" style:display-name="ConditionalStyle_2354" style:family="table-cell" style:parent-style-name="Default">
      <style:table-cell-properties fo:background-color="#ffc7ce"/>
      <style:text-properties fo:color="#9c0006"/>
    </style:style>
    <style:style style:name="ConditionalStyle_5f_2353" style:display-name="ConditionalStyle_2353" style:family="table-cell" style:parent-style-name="Default">
      <style:table-cell-properties fo:background-color="#ffc7ce"/>
      <style:text-properties fo:color="#9c0006"/>
    </style:style>
    <style:style style:name="ConditionalStyle_5f_2352" style:display-name="ConditionalStyle_2352" style:family="table-cell" style:parent-style-name="Default">
      <style:table-cell-properties fo:background-color="#ffc7ce"/>
      <style:text-properties fo:color="#9c0006"/>
    </style:style>
    <style:style style:name="ConditionalStyle_5f_2351" style:display-name="ConditionalStyle_2351" style:family="table-cell" style:parent-style-name="Default">
      <style:table-cell-properties fo:background-color="#ffc7ce"/>
      <style:text-properties fo:color="#9c0006"/>
    </style:style>
    <style:style style:name="ConditionalStyle_5f_2350" style:display-name="ConditionalStyle_2350" style:family="table-cell" style:parent-style-name="Default">
      <style:table-cell-properties fo:background-color="#ffc7ce"/>
      <style:text-properties fo:color="#9c0006"/>
    </style:style>
    <style:style style:name="ConditionalStyle_5f_2349" style:display-name="ConditionalStyle_2349" style:family="table-cell" style:parent-style-name="Default">
      <style:table-cell-properties fo:background-color="#ffc7ce"/>
      <style:text-properties fo:color="#9c0006"/>
    </style:style>
    <style:style style:name="ConditionalStyle_5f_2348" style:display-name="ConditionalStyle_2348" style:family="table-cell" style:parent-style-name="Default">
      <style:table-cell-properties fo:background-color="#ffc7ce"/>
      <style:text-properties fo:color="#9c0006"/>
    </style:style>
    <style:style style:name="ConditionalStyle_5f_2347" style:display-name="ConditionalStyle_2347" style:family="table-cell" style:parent-style-name="Default">
      <style:table-cell-properties fo:background-color="#ffc7ce"/>
      <style:text-properties fo:color="#9c0006"/>
    </style:style>
    <style:style style:name="ConditionalStyle_5f_2346" style:display-name="ConditionalStyle_2346" style:family="table-cell" style:parent-style-name="Default">
      <style:table-cell-properties fo:background-color="#ffc7ce"/>
      <style:text-properties fo:color="#9c0006"/>
    </style:style>
    <style:style style:name="ConditionalStyle_5f_2345" style:display-name="ConditionalStyle_2345" style:family="table-cell" style:parent-style-name="Default">
      <style:table-cell-properties fo:background-color="#ffc7ce"/>
      <style:text-properties fo:color="#9c0006"/>
    </style:style>
    <style:style style:name="ConditionalStyle_5f_2344" style:display-name="ConditionalStyle_2344" style:family="table-cell" style:parent-style-name="Default">
      <style:table-cell-properties fo:background-color="#ffc7ce"/>
      <style:text-properties fo:color="#9c0006"/>
    </style:style>
    <style:style style:name="ConditionalStyle_5f_2343" style:display-name="ConditionalStyle_2343" style:family="table-cell" style:parent-style-name="Default">
      <style:table-cell-properties fo:background-color="#ffc7ce"/>
      <style:text-properties fo:color="#9c0006"/>
    </style:style>
    <style:style style:name="ConditionalStyle_5f_2342" style:display-name="ConditionalStyle_2342" style:family="table-cell" style:parent-style-name="Default">
      <style:table-cell-properties fo:background-color="#ffc7ce"/>
      <style:text-properties fo:color="#9c0006"/>
    </style:style>
    <style:style style:name="ConditionalStyle_5f_2341" style:display-name="ConditionalStyle_2341" style:family="table-cell" style:parent-style-name="Default">
      <style:table-cell-properties fo:background-color="#ffc7ce"/>
      <style:text-properties fo:color="#9c0006"/>
    </style:style>
    <style:style style:name="ConditionalStyle_5f_2340" style:display-name="ConditionalStyle_2340" style:family="table-cell" style:parent-style-name="Default">
      <style:table-cell-properties fo:background-color="#ffc7ce"/>
      <style:text-properties fo:color="#9c0006"/>
    </style:style>
    <style:style style:name="ConditionalStyle_5f_2366" style:display-name="ConditionalStyle_2366" style:family="table-cell" style:parent-style-name="Default">
      <style:table-cell-properties fo:background-color="#ffc7ce"/>
      <style:text-properties fo:color="#9c0006"/>
    </style:style>
    <style:style style:name="ConditionalStyle_5f_2365" style:display-name="ConditionalStyle_2365" style:family="table-cell" style:parent-style-name="Default">
      <style:table-cell-properties fo:background-color="#ffc7ce"/>
      <style:text-properties fo:color="#9c0006"/>
    </style:style>
    <style:style style:name="ConditionalStyle_5f_2364" style:display-name="ConditionalStyle_2364" style:family="table-cell" style:parent-style-name="Default">
      <style:table-cell-properties fo:background-color="#ffc7ce"/>
      <style:text-properties fo:color="#9c0006"/>
    </style:style>
    <style:style style:name="ConditionalStyle_5f_2378" style:display-name="ConditionalStyle_2378" style:family="table-cell" style:parent-style-name="Default">
      <style:table-cell-properties fo:background-color="#ffc7ce"/>
      <style:text-properties fo:color="#9c0006"/>
    </style:style>
    <style:style style:name="ConditionalStyle_5f_2377" style:display-name="ConditionalStyle_2377" style:family="table-cell" style:parent-style-name="Default">
      <style:table-cell-properties fo:background-color="#ffc7ce"/>
      <style:text-properties fo:color="#9c0006"/>
    </style:style>
    <style:style style:name="ConditionalStyle_5f_2376" style:display-name="ConditionalStyle_2376" style:family="table-cell" style:parent-style-name="Default">
      <style:table-cell-properties fo:background-color="#ffc7ce"/>
      <style:text-properties fo:color="#9c0006"/>
    </style:style>
    <style:style style:name="ConditionalStyle_5f_2375" style:display-name="ConditionalStyle_2375" style:family="table-cell" style:parent-style-name="Default">
      <style:table-cell-properties fo:background-color="#ffc7ce"/>
      <style:text-properties fo:color="#9c0006"/>
    </style:style>
    <style:style style:name="ConditionalStyle_5f_2374" style:display-name="ConditionalStyle_2374" style:family="table-cell" style:parent-style-name="Default">
      <style:table-cell-properties fo:background-color="#ffc7ce"/>
      <style:text-properties fo:color="#9c0006"/>
    </style:style>
    <style:style style:name="ConditionalStyle_5f_2373" style:display-name="ConditionalStyle_2373" style:family="table-cell" style:parent-style-name="Default">
      <style:table-cell-properties fo:background-color="#ffc7ce"/>
      <style:text-properties fo:color="#9c0006"/>
    </style:style>
    <style:style style:name="ConditionalStyle_5f_2372" style:display-name="ConditionalStyle_2372" style:family="table-cell" style:parent-style-name="Default">
      <style:table-cell-properties fo:background-color="#ffc7ce"/>
      <style:text-properties fo:color="#9c0006"/>
    </style:style>
    <style:style style:name="ConditionalStyle_5f_2371" style:display-name="ConditionalStyle_2371" style:family="table-cell" style:parent-style-name="Default">
      <style:table-cell-properties fo:background-color="#ffc7ce"/>
      <style:text-properties fo:color="#9c0006"/>
    </style:style>
    <style:style style:name="ConditionalStyle_5f_2370" style:display-name="ConditionalStyle_2370" style:family="table-cell" style:parent-style-name="Default">
      <style:table-cell-properties fo:background-color="#ffc7ce"/>
      <style:text-properties fo:color="#9c0006"/>
    </style:style>
    <style:style style:name="ConditionalStyle_5f_2369" style:display-name="ConditionalStyle_2369" style:family="table-cell" style:parent-style-name="Default">
      <style:table-cell-properties fo:background-color="#ffc7ce"/>
      <style:text-properties fo:color="#9c0006"/>
    </style:style>
    <style:style style:name="ConditionalStyle_5f_2368" style:display-name="ConditionalStyle_2368" style:family="table-cell" style:parent-style-name="Default">
      <style:table-cell-properties fo:background-color="#ffc7ce"/>
      <style:text-properties fo:color="#9c0006"/>
    </style:style>
    <style:style style:name="ConditionalStyle_5f_2367" style:display-name="ConditionalStyle_2367" style:family="table-cell" style:parent-style-name="Default">
      <style:table-cell-properties fo:background-color="#ffc7ce"/>
      <style:text-properties fo:color="#9c0006"/>
    </style:style>
    <style:style style:name="ConditionalStyle_5f_2379" style:display-name="ConditionalStyle_2379" style:family="table-cell" style:parent-style-name="Default">
      <style:table-cell-properties fo:background-color="#ffc7ce"/>
      <style:text-properties fo:color="#9c0006"/>
    </style:style>
    <style:style style:name="ConditionalStyle_5f_2380" style:display-name="ConditionalStyle_2380" style:family="table-cell" style:parent-style-name="Default">
      <style:table-cell-properties fo:background-color="#ffc7ce"/>
      <style:text-properties fo:color="#9c0006"/>
    </style:style>
    <style:style style:name="ConditionalStyle_5f_2402" style:display-name="ConditionalStyle_2402" style:family="table-cell" style:parent-style-name="Default">
      <style:table-cell-properties fo:background-color="#ffc7ce"/>
      <style:text-properties fo:color="#9c0006"/>
    </style:style>
    <style:style style:name="ConditionalStyle_5f_2401" style:display-name="ConditionalStyle_2401" style:family="table-cell" style:parent-style-name="Default">
      <style:table-cell-properties fo:background-color="#ffc7ce"/>
      <style:text-properties fo:color="#9c0006"/>
    </style:style>
    <style:style style:name="ConditionalStyle_5f_2400" style:display-name="ConditionalStyle_2400" style:family="table-cell" style:parent-style-name="Default">
      <style:table-cell-properties fo:background-color="#ffc7ce"/>
      <style:text-properties fo:color="#9c0006"/>
    </style:style>
    <style:style style:name="ConditionalStyle_5f_2399" style:display-name="ConditionalStyle_2399" style:family="table-cell" style:parent-style-name="Default">
      <style:table-cell-properties fo:background-color="#ffc7ce"/>
      <style:text-properties fo:color="#9c0006"/>
    </style:style>
    <style:style style:name="ConditionalStyle_5f_2398" style:display-name="ConditionalStyle_2398" style:family="table-cell" style:parent-style-name="Default">
      <style:table-cell-properties fo:background-color="#ffc7ce"/>
      <style:text-properties fo:color="#9c0006"/>
    </style:style>
    <style:style style:name="ConditionalStyle_5f_2397" style:display-name="ConditionalStyle_2397" style:family="table-cell" style:parent-style-name="Default">
      <style:table-cell-properties fo:background-color="#ffc7ce"/>
      <style:text-properties fo:color="#9c0006"/>
    </style:style>
    <style:style style:name="ConditionalStyle_5f_2396" style:display-name="ConditionalStyle_2396" style:family="table-cell" style:parent-style-name="Default">
      <style:table-cell-properties fo:background-color="#ffc7ce"/>
      <style:text-properties fo:color="#9c0006"/>
    </style:style>
    <style:style style:name="ConditionalStyle_5f_2395" style:display-name="ConditionalStyle_2395" style:family="table-cell" style:parent-style-name="Default">
      <style:table-cell-properties fo:background-color="#ffc7ce"/>
      <style:text-properties fo:color="#9c0006"/>
    </style:style>
    <style:style style:name="ConditionalStyle_5f_2394" style:display-name="ConditionalStyle_2394" style:family="table-cell" style:parent-style-name="Default">
      <style:table-cell-properties fo:background-color="#ffc7ce"/>
      <style:text-properties fo:color="#9c0006"/>
    </style:style>
    <style:style style:name="ConditionalStyle_5f_2393" style:display-name="ConditionalStyle_2393" style:family="table-cell" style:parent-style-name="Default">
      <style:table-cell-properties fo:background-color="#ffc7ce"/>
      <style:text-properties fo:color="#9c0006"/>
    </style:style>
    <style:style style:name="ConditionalStyle_5f_2392" style:display-name="ConditionalStyle_2392" style:family="table-cell" style:parent-style-name="Default">
      <style:table-cell-properties fo:background-color="#ffc7ce"/>
      <style:text-properties fo:color="#9c0006"/>
    </style:style>
    <style:style style:name="ConditionalStyle_5f_2391" style:display-name="ConditionalStyle_2391" style:family="table-cell" style:parent-style-name="Default">
      <style:table-cell-properties fo:background-color="#ffc7ce"/>
      <style:text-properties fo:color="#9c0006"/>
    </style:style>
    <style:style style:name="ConditionalStyle_5f_2390" style:display-name="ConditionalStyle_2390" style:family="table-cell" style:parent-style-name="Default">
      <style:table-cell-properties fo:background-color="#ffc7ce"/>
      <style:text-properties fo:color="#9c0006"/>
    </style:style>
    <style:style style:name="ConditionalStyle_5f_2389" style:display-name="ConditionalStyle_2389" style:family="table-cell" style:parent-style-name="Default">
      <style:table-cell-properties fo:background-color="#ffc7ce"/>
      <style:text-properties fo:color="#9c0006"/>
    </style:style>
    <style:style style:name="ConditionalStyle_5f_2388" style:display-name="ConditionalStyle_2388" style:family="table-cell" style:parent-style-name="Default">
      <style:table-cell-properties fo:background-color="#ffc7ce"/>
      <style:text-properties fo:color="#9c0006"/>
    </style:style>
    <style:style style:name="ConditionalStyle_5f_2387" style:display-name="ConditionalStyle_2387" style:family="table-cell" style:parent-style-name="Default">
      <style:table-cell-properties fo:background-color="#ffc7ce"/>
      <style:text-properties fo:color="#9c0006"/>
    </style:style>
    <style:style style:name="ConditionalStyle_5f_2386" style:display-name="ConditionalStyle_2386" style:family="table-cell" style:parent-style-name="Default">
      <style:table-cell-properties fo:background-color="#ffc7ce"/>
      <style:text-properties fo:color="#9c0006"/>
    </style:style>
    <style:style style:name="ConditionalStyle_5f_2385" style:display-name="ConditionalStyle_2385" style:family="table-cell" style:parent-style-name="Default">
      <style:table-cell-properties fo:background-color="#ffc7ce"/>
      <style:text-properties fo:color="#9c0006"/>
    </style:style>
    <style:style style:name="ConditionalStyle_5f_2384" style:display-name="ConditionalStyle_2384" style:family="table-cell" style:parent-style-name="Default">
      <style:table-cell-properties fo:background-color="#ffc7ce"/>
      <style:text-properties fo:color="#9c0006"/>
    </style:style>
    <style:style style:name="ConditionalStyle_5f_2383" style:display-name="ConditionalStyle_2383" style:family="table-cell" style:parent-style-name="Default">
      <style:table-cell-properties fo:background-color="#ffc7ce"/>
      <style:text-properties fo:color="#9c0006"/>
    </style:style>
    <style:style style:name="ConditionalStyle_5f_2382" style:display-name="ConditionalStyle_2382" style:family="table-cell" style:parent-style-name="Default">
      <style:table-cell-properties fo:background-color="#ffc7ce"/>
      <style:text-properties fo:color="#9c0006"/>
    </style:style>
    <style:style style:name="ConditionalStyle_5f_2381" style:display-name="ConditionalStyle_2381" style:family="table-cell" style:parent-style-name="Default">
      <style:table-cell-properties fo:background-color="#ffc7ce"/>
      <style:text-properties fo:color="#9c0006"/>
    </style:style>
    <style:style style:name="ConditionalStyle_5f_2431" style:display-name="ConditionalStyle_2431" style:family="table-cell" style:parent-style-name="Default">
      <style:table-cell-properties fo:background-color="#ffc7ce"/>
      <style:text-properties fo:color="#9c0006"/>
    </style:style>
    <style:style style:name="ConditionalStyle_5f_2430" style:display-name="ConditionalStyle_2430" style:family="table-cell" style:parent-style-name="Default">
      <style:table-cell-properties fo:background-color="#ffc7ce"/>
      <style:text-properties fo:color="#9c0006"/>
    </style:style>
    <style:style style:name="ConditionalStyle_5f_2429" style:display-name="ConditionalStyle_2429" style:family="table-cell" style:parent-style-name="Default">
      <style:table-cell-properties fo:background-color="#ffc7ce"/>
      <style:text-properties fo:color="#9c0006"/>
    </style:style>
    <style:style style:name="ConditionalStyle_5f_2428" style:display-name="ConditionalStyle_2428" style:family="table-cell" style:parent-style-name="Default">
      <style:table-cell-properties fo:background-color="#ffc7ce"/>
      <style:text-properties fo:color="#9c0006"/>
    </style:style>
    <style:style style:name="ConditionalStyle_5f_2427" style:display-name="ConditionalStyle_2427" style:family="table-cell" style:parent-style-name="Default">
      <style:table-cell-properties fo:background-color="#ffc7ce"/>
      <style:text-properties fo:color="#9c0006"/>
    </style:style>
    <style:style style:name="ConditionalStyle_5f_2426" style:display-name="ConditionalStyle_2426" style:family="table-cell" style:parent-style-name="Default">
      <style:table-cell-properties fo:background-color="#ffc7ce"/>
      <style:text-properties fo:color="#9c0006"/>
    </style:style>
    <style:style style:name="ConditionalStyle_5f_2425" style:display-name="ConditionalStyle_2425" style:family="table-cell" style:parent-style-name="Default">
      <style:table-cell-properties fo:background-color="#ffc7ce"/>
      <style:text-properties fo:color="#9c0006"/>
    </style:style>
    <style:style style:name="ConditionalStyle_5f_2424" style:display-name="ConditionalStyle_2424" style:family="table-cell" style:parent-style-name="Default">
      <style:table-cell-properties fo:background-color="#ffc7ce"/>
      <style:text-properties fo:color="#9c0006"/>
    </style:style>
    <style:style style:name="ConditionalStyle_5f_2423" style:display-name="ConditionalStyle_2423" style:family="table-cell" style:parent-style-name="Default">
      <style:table-cell-properties fo:background-color="#ffc7ce"/>
      <style:text-properties fo:color="#9c0006"/>
    </style:style>
    <style:style style:name="ConditionalStyle_5f_2422" style:display-name="ConditionalStyle_2422" style:family="table-cell" style:parent-style-name="Default">
      <style:table-cell-properties fo:background-color="#ffc7ce"/>
      <style:text-properties fo:color="#9c0006"/>
    </style:style>
    <style:style style:name="ConditionalStyle_5f_2421" style:display-name="ConditionalStyle_2421" style:family="table-cell" style:parent-style-name="Default">
      <style:table-cell-properties fo:background-color="#ffc7ce"/>
      <style:text-properties fo:color="#9c0006"/>
    </style:style>
    <style:style style:name="ConditionalStyle_5f_2420" style:display-name="ConditionalStyle_2420" style:family="table-cell" style:parent-style-name="Default">
      <style:table-cell-properties fo:background-color="#ffc7ce"/>
      <style:text-properties fo:color="#9c0006"/>
    </style:style>
    <style:style style:name="ConditionalStyle_5f_2419" style:display-name="ConditionalStyle_2419" style:family="table-cell" style:parent-style-name="Default">
      <style:table-cell-properties fo:background-color="#ffc7ce"/>
      <style:text-properties fo:color="#9c0006"/>
    </style:style>
    <style:style style:name="ConditionalStyle_5f_2418" style:display-name="ConditionalStyle_2418" style:family="table-cell" style:parent-style-name="Default">
      <style:table-cell-properties fo:background-color="#ffc7ce"/>
      <style:text-properties fo:color="#9c0006"/>
    </style:style>
    <style:style style:name="ConditionalStyle_5f_2417" style:display-name="ConditionalStyle_2417" style:family="table-cell" style:parent-style-name="Default">
      <style:table-cell-properties fo:background-color="#ffc7ce"/>
      <style:text-properties fo:color="#9c0006"/>
    </style:style>
    <style:style style:name="ConditionalStyle_5f_2416" style:display-name="ConditionalStyle_2416" style:family="table-cell" style:parent-style-name="Default">
      <style:table-cell-properties fo:background-color="#ffc7ce"/>
      <style:text-properties fo:color="#9c0006"/>
    </style:style>
    <style:style style:name="ConditionalStyle_5f_2415" style:display-name="ConditionalStyle_2415" style:family="table-cell" style:parent-style-name="Default">
      <style:table-cell-properties fo:background-color="#ffc7ce"/>
      <style:text-properties fo:color="#9c0006"/>
    </style:style>
    <style:style style:name="ConditionalStyle_5f_2414" style:display-name="ConditionalStyle_2414" style:family="table-cell" style:parent-style-name="Default">
      <style:table-cell-properties fo:background-color="#ffc7ce"/>
      <style:text-properties fo:color="#9c0006"/>
    </style:style>
    <style:style style:name="ConditionalStyle_5f_2413" style:display-name="ConditionalStyle_2413" style:family="table-cell" style:parent-style-name="Default">
      <style:table-cell-properties fo:background-color="#ffc7ce"/>
      <style:text-properties fo:color="#9c0006"/>
    </style:style>
    <style:style style:name="ConditionalStyle_5f_2412" style:display-name="ConditionalStyle_2412" style:family="table-cell" style:parent-style-name="Default">
      <style:table-cell-properties fo:background-color="#ffc7ce"/>
      <style:text-properties fo:color="#9c0006"/>
    </style:style>
    <style:style style:name="ConditionalStyle_5f_2411" style:display-name="ConditionalStyle_2411" style:family="table-cell" style:parent-style-name="Default">
      <style:table-cell-properties fo:background-color="#ffc7ce"/>
      <style:text-properties fo:color="#9c0006"/>
    </style:style>
    <style:style style:name="ConditionalStyle_5f_2410" style:display-name="ConditionalStyle_2410" style:family="table-cell" style:parent-style-name="Default">
      <style:table-cell-properties fo:background-color="#ffc7ce"/>
      <style:text-properties fo:color="#9c0006"/>
    </style:style>
    <style:style style:name="ConditionalStyle_5f_2409" style:display-name="ConditionalStyle_2409" style:family="table-cell" style:parent-style-name="Default">
      <style:table-cell-properties fo:background-color="#ffc7ce"/>
      <style:text-properties fo:color="#9c0006"/>
    </style:style>
    <style:style style:name="ConditionalStyle_5f_2408" style:display-name="ConditionalStyle_2408" style:family="table-cell" style:parent-style-name="Default">
      <style:table-cell-properties fo:background-color="#ffc7ce"/>
      <style:text-properties fo:color="#9c0006"/>
    </style:style>
    <style:style style:name="ConditionalStyle_5f_2407" style:display-name="ConditionalStyle_2407" style:family="table-cell" style:parent-style-name="Default">
      <style:table-cell-properties fo:background-color="#ffc7ce"/>
      <style:text-properties fo:color="#9c0006"/>
    </style:style>
    <style:style style:name="ConditionalStyle_5f_2406" style:display-name="ConditionalStyle_2406" style:family="table-cell" style:parent-style-name="Default">
      <style:table-cell-properties fo:background-color="#ffc7ce"/>
      <style:text-properties fo:color="#9c0006"/>
    </style:style>
    <style:style style:name="ConditionalStyle_5f_2405" style:display-name="ConditionalStyle_2405" style:family="table-cell" style:parent-style-name="Default">
      <style:table-cell-properties fo:background-color="#ffc7ce"/>
      <style:text-properties fo:color="#9c0006"/>
    </style:style>
    <style:style style:name="ConditionalStyle_5f_2404" style:display-name="ConditionalStyle_2404" style:family="table-cell" style:parent-style-name="Default">
      <style:table-cell-properties fo:background-color="#ffc7ce"/>
      <style:text-properties fo:color="#9c0006"/>
    </style:style>
    <style:style style:name="ConditionalStyle_5f_2403" style:display-name="ConditionalStyle_2403" style:family="table-cell" style:parent-style-name="Default">
      <style:table-cell-properties fo:background-color="#ffc7ce"/>
      <style:text-properties fo:color="#9c0006"/>
    </style:style>
    <style:style style:name="ConditionalStyle_5f_2432" style:display-name="ConditionalStyle_2432" style:family="table-cell" style:parent-style-name="Default">
      <style:table-cell-properties fo:background-color="#ffc7ce"/>
      <style:text-properties fo:color="#9c0006"/>
    </style:style>
    <style:style style:name="ConditionalStyle_5f_2444" style:display-name="ConditionalStyle_2444" style:family="table-cell" style:parent-style-name="Default">
      <style:table-cell-properties fo:background-color="#ffc7ce"/>
      <style:text-properties fo:color="#9c0006"/>
    </style:style>
    <style:style style:name="ConditionalStyle_5f_2443" style:display-name="ConditionalStyle_2443" style:family="table-cell" style:parent-style-name="Default">
      <style:table-cell-properties fo:background-color="#ffc7ce"/>
      <style:text-properties fo:color="#9c0006"/>
    </style:style>
    <style:style style:name="ConditionalStyle_5f_2442" style:display-name="ConditionalStyle_2442" style:family="table-cell" style:parent-style-name="Default">
      <style:table-cell-properties fo:background-color="#ffc7ce"/>
      <style:text-properties fo:color="#9c0006"/>
    </style:style>
    <style:style style:name="ConditionalStyle_5f_2441" style:display-name="ConditionalStyle_2441" style:family="table-cell" style:parent-style-name="Default">
      <style:table-cell-properties fo:background-color="#ffc7ce"/>
      <style:text-properties fo:color="#9c0006"/>
    </style:style>
    <style:style style:name="ConditionalStyle_5f_2440" style:display-name="ConditionalStyle_2440" style:family="table-cell" style:parent-style-name="Default">
      <style:table-cell-properties fo:background-color="#ffc7ce"/>
      <style:text-properties fo:color="#9c0006"/>
    </style:style>
    <style:style style:name="ConditionalStyle_5f_2439" style:display-name="ConditionalStyle_2439" style:family="table-cell" style:parent-style-name="Default">
      <style:table-cell-properties fo:background-color="#ffc7ce"/>
      <style:text-properties fo:color="#9c0006"/>
    </style:style>
    <style:style style:name="ConditionalStyle_5f_2438" style:display-name="ConditionalStyle_2438" style:family="table-cell" style:parent-style-name="Default">
      <style:table-cell-properties fo:background-color="#ffc7ce"/>
      <style:text-properties fo:color="#9c0006"/>
    </style:style>
    <style:style style:name="ConditionalStyle_5f_2437" style:display-name="ConditionalStyle_2437" style:family="table-cell" style:parent-style-name="Default">
      <style:table-cell-properties fo:background-color="#ffc7ce"/>
      <style:text-properties fo:color="#9c0006"/>
    </style:style>
    <style:style style:name="ConditionalStyle_5f_2436" style:display-name="ConditionalStyle_2436" style:family="table-cell" style:parent-style-name="Default">
      <style:table-cell-properties fo:background-color="#ffc7ce"/>
      <style:text-properties fo:color="#9c0006"/>
    </style:style>
    <style:style style:name="ConditionalStyle_5f_2435" style:display-name="ConditionalStyle_2435" style:family="table-cell" style:parent-style-name="Default">
      <style:table-cell-properties fo:background-color="#ffc7ce"/>
      <style:text-properties fo:color="#9c0006"/>
    </style:style>
    <style:style style:name="ConditionalStyle_5f_2434" style:display-name="ConditionalStyle_2434" style:family="table-cell" style:parent-style-name="Default">
      <style:table-cell-properties fo:background-color="#ffc7ce"/>
      <style:text-properties fo:color="#9c0006"/>
    </style:style>
    <style:style style:name="ConditionalStyle_5f_2433" style:display-name="ConditionalStyle_2433" style:family="table-cell" style:parent-style-name="Default">
      <style:table-cell-properties fo:background-color="#ffc7ce"/>
      <style:text-properties fo:color="#9c0006"/>
    </style:style>
    <style:style style:name="ConditionalStyle_5f_2456" style:display-name="ConditionalStyle_2456" style:family="table-cell" style:parent-style-name="Default">
      <style:table-cell-properties fo:background-color="#ffc7ce"/>
      <style:text-properties fo:color="#9c0006"/>
    </style:style>
    <style:style style:name="ConditionalStyle_5f_2455" style:display-name="ConditionalStyle_2455" style:family="table-cell" style:parent-style-name="Default">
      <style:table-cell-properties fo:background-color="#ffc7ce"/>
      <style:text-properties fo:color="#9c0006"/>
    </style:style>
    <style:style style:name="ConditionalStyle_5f_2454" style:display-name="ConditionalStyle_2454" style:family="table-cell" style:parent-style-name="Default">
      <style:table-cell-properties fo:background-color="#ffc7ce"/>
      <style:text-properties fo:color="#9c0006"/>
    </style:style>
    <style:style style:name="ConditionalStyle_5f_2453" style:display-name="ConditionalStyle_2453" style:family="table-cell" style:parent-style-name="Default">
      <style:table-cell-properties fo:background-color="#ffc7ce"/>
      <style:text-properties fo:color="#9c0006"/>
    </style:style>
    <style:style style:name="ConditionalStyle_5f_2452" style:display-name="ConditionalStyle_2452" style:family="table-cell" style:parent-style-name="Default">
      <style:table-cell-properties fo:background-color="#ffc7ce"/>
      <style:text-properties fo:color="#9c0006"/>
    </style:style>
    <style:style style:name="ConditionalStyle_5f_2451" style:display-name="ConditionalStyle_2451" style:family="table-cell" style:parent-style-name="Default">
      <style:table-cell-properties fo:background-color="#ffc7ce"/>
      <style:text-properties fo:color="#9c0006"/>
    </style:style>
    <style:style style:name="ConditionalStyle_5f_2450" style:display-name="ConditionalStyle_2450" style:family="table-cell" style:parent-style-name="Default">
      <style:table-cell-properties fo:background-color="#ffc7ce"/>
      <style:text-properties fo:color="#9c0006"/>
    </style:style>
    <style:style style:name="ConditionalStyle_5f_2449" style:display-name="ConditionalStyle_2449" style:family="table-cell" style:parent-style-name="Default">
      <style:table-cell-properties fo:background-color="#ffc7ce"/>
      <style:text-properties fo:color="#9c0006"/>
    </style:style>
    <style:style style:name="ConditionalStyle_5f_2448" style:display-name="ConditionalStyle_2448" style:family="table-cell" style:parent-style-name="Default">
      <style:table-cell-properties fo:background-color="#ffc7ce"/>
      <style:text-properties fo:color="#9c0006"/>
    </style:style>
    <style:style style:name="ConditionalStyle_5f_2447" style:display-name="ConditionalStyle_2447" style:family="table-cell" style:parent-style-name="Default">
      <style:table-cell-properties fo:background-color="#ffc7ce"/>
      <style:text-properties fo:color="#9c0006"/>
    </style:style>
    <style:style style:name="ConditionalStyle_5f_2446" style:display-name="ConditionalStyle_2446" style:family="table-cell" style:parent-style-name="Default">
      <style:table-cell-properties fo:background-color="#ffc7ce"/>
      <style:text-properties fo:color="#9c0006"/>
    </style:style>
    <style:style style:name="ConditionalStyle_5f_2445" style:display-name="ConditionalStyle_2445" style:family="table-cell" style:parent-style-name="Default">
      <style:table-cell-properties fo:background-color="#ffc7ce"/>
      <style:text-properties fo:color="#9c0006"/>
    </style:style>
    <style:style style:name="ConditionalStyle_5f_2463" style:display-name="ConditionalStyle_2463" style:family="table-cell" style:parent-style-name="Default">
      <style:table-cell-properties fo:background-color="#ffc7ce"/>
      <style:text-properties fo:color="#9c0006"/>
    </style:style>
    <style:style style:name="ConditionalStyle_5f_2462" style:display-name="ConditionalStyle_2462" style:family="table-cell" style:parent-style-name="Default">
      <style:table-cell-properties fo:background-color="#ffc7ce"/>
      <style:text-properties fo:color="#9c0006"/>
    </style:style>
    <style:style style:name="ConditionalStyle_5f_2461" style:display-name="ConditionalStyle_2461" style:family="table-cell" style:parent-style-name="Default">
      <style:table-cell-properties fo:background-color="#ffc7ce"/>
      <style:text-properties fo:color="#9c0006"/>
    </style:style>
    <style:style style:name="ConditionalStyle_5f_2460" style:display-name="ConditionalStyle_2460" style:family="table-cell" style:parent-style-name="Default">
      <style:table-cell-properties fo:background-color="#ffc7ce"/>
      <style:text-properties fo:color="#9c0006"/>
    </style:style>
    <style:style style:name="ConditionalStyle_5f_2459" style:display-name="ConditionalStyle_2459" style:family="table-cell" style:parent-style-name="Default">
      <style:table-cell-properties fo:background-color="#ffc7ce"/>
      <style:text-properties fo:color="#9c0006"/>
    </style:style>
    <style:style style:name="ConditionalStyle_5f_2458" style:display-name="ConditionalStyle_2458" style:family="table-cell" style:parent-style-name="Default">
      <style:table-cell-properties fo:background-color="#ffc7ce"/>
      <style:text-properties fo:color="#9c0006"/>
    </style:style>
    <style:style style:name="ConditionalStyle_5f_2457" style:display-name="ConditionalStyle_2457" style:family="table-cell" style:parent-style-name="Default">
      <style:table-cell-properties fo:background-color="#ffc7ce"/>
      <style:text-properties fo:color="#9c0006"/>
    </style:style>
    <style:style style:name="ConditionalStyle_5f_2468" style:display-name="ConditionalStyle_2468" style:family="table-cell" style:parent-style-name="Default">
      <style:table-cell-properties fo:background-color="#ffc7ce"/>
      <style:text-properties fo:color="#9c0006"/>
    </style:style>
    <style:style style:name="ConditionalStyle_5f_2467" style:display-name="ConditionalStyle_2467" style:family="table-cell" style:parent-style-name="Default">
      <style:table-cell-properties fo:background-color="#ffc7ce"/>
      <style:text-properties fo:color="#9c0006"/>
    </style:style>
    <style:style style:name="ConditionalStyle_5f_2466" style:display-name="ConditionalStyle_2466" style:family="table-cell" style:parent-style-name="Default">
      <style:table-cell-properties fo:background-color="#ffc7ce"/>
      <style:text-properties fo:color="#9c0006"/>
    </style:style>
    <style:style style:name="ConditionalStyle_5f_2465" style:display-name="ConditionalStyle_2465" style:family="table-cell" style:parent-style-name="Default">
      <style:table-cell-properties fo:background-color="#ffc7ce"/>
      <style:text-properties fo:color="#9c0006"/>
    </style:style>
    <style:style style:name="ConditionalStyle_5f_2464" style:display-name="ConditionalStyle_2464" style:family="table-cell" style:parent-style-name="Default">
      <style:table-cell-properties fo:background-color="#ffc7ce"/>
      <style:text-properties fo:color="#9c0006"/>
    </style:style>
    <style:style style:name="ConditionalStyle_5f_2470" style:display-name="ConditionalStyle_2470" style:family="table-cell" style:parent-style-name="Default">
      <style:table-cell-properties fo:background-color="#ffc7ce"/>
      <style:text-properties fo:color="#9c0006"/>
    </style:style>
    <style:style style:name="ConditionalStyle_5f_2469" style:display-name="ConditionalStyle_2469" style:family="table-cell" style:parent-style-name="Default">
      <style:table-cell-properties fo:background-color="#ffc7ce"/>
      <style:text-properties fo:color="#9c0006"/>
    </style:style>
    <style:style style:name="ConditionalStyle_5f_2471" style:display-name="ConditionalStyle_2471" style:family="table-cell" style:parent-style-name="Default">
      <style:table-cell-properties fo:background-color="#ffc7ce"/>
      <style:text-properties fo:color="#9c0006"/>
    </style:style>
    <style:style style:name="ConditionalStyle_5f_2472" style:display-name="ConditionalStyle_2472" style:family="table-cell" style:parent-style-name="Default">
      <style:table-cell-properties fo:background-color="#ffc7ce"/>
      <style:text-properties fo:color="#9c0006"/>
    </style:style>
    <style:style style:name="ConditionalStyle_5f_2473" style:display-name="ConditionalStyle_2473" style:family="table-cell" style:parent-style-name="Default">
      <style:table-cell-properties fo:background-color="#ffc7ce"/>
      <style:text-properties fo:color="#9c0006"/>
    </style:style>
    <style:style style:name="ConditionalStyle_5f_2476" style:display-name="ConditionalStyle_2476" style:family="table-cell" style:parent-style-name="Default">
      <style:table-cell-properties fo:background-color="#ffc7ce"/>
      <style:text-properties fo:color="#9c0006"/>
    </style:style>
    <style:style style:name="ConditionalStyle_5f_2475" style:display-name="ConditionalStyle_2475" style:family="table-cell" style:parent-style-name="Default">
      <style:table-cell-properties fo:background-color="#ffc7ce"/>
      <style:text-properties fo:color="#9c0006"/>
    </style:style>
    <style:style style:name="ConditionalStyle_5f_2474" style:display-name="ConditionalStyle_2474" style:family="table-cell" style:parent-style-name="Default">
      <style:table-cell-properties fo:background-color="#ffc7ce"/>
      <style:text-properties fo:color="#9c0006"/>
    </style:style>
    <style:style style:name="ConditionalStyle_5f_2499" style:display-name="ConditionalStyle_2499" style:family="table-cell" style:parent-style-name="Default">
      <style:table-cell-properties fo:background-color="#ffc7ce"/>
      <style:text-properties fo:color="#9c0006"/>
    </style:style>
    <style:style style:name="ConditionalStyle_5f_2500" style:display-name="ConditionalStyle_2500" style:family="table-cell" style:parent-style-name="Default">
      <style:table-cell-properties fo:background-color="#ffc7ce"/>
      <style:text-properties fo:color="#9c0006"/>
    </style:style>
    <style:style style:name="ConditionalStyle_5f_2501" style:display-name="ConditionalStyle_2501" style:family="table-cell" style:parent-style-name="Default">
      <style:table-cell-properties fo:background-color="#ffc7ce"/>
      <style:text-properties fo:color="#9c0006"/>
    </style:style>
    <style:style style:name="ConditionalStyle_5f_2508" style:display-name="ConditionalStyle_2508" style:family="table-cell" style:parent-style-name="Default">
      <style:table-cell-properties fo:background-color="#ffc7ce"/>
      <style:text-properties fo:color="#9c0006"/>
    </style:style>
    <style:style style:name="ConditionalStyle_5f_2507" style:display-name="ConditionalStyle_2507" style:family="table-cell" style:parent-style-name="Default">
      <style:table-cell-properties fo:background-color="#ffc7ce"/>
      <style:text-properties fo:color="#9c0006"/>
    </style:style>
    <style:style style:name="ConditionalStyle_5f_2506" style:display-name="ConditionalStyle_2506" style:family="table-cell" style:parent-style-name="Default">
      <style:table-cell-properties fo:background-color="#ffc7ce"/>
      <style:text-properties fo:color="#9c0006"/>
    </style:style>
    <style:style style:name="ConditionalStyle_5f_2505" style:display-name="ConditionalStyle_2505" style:family="table-cell" style:parent-style-name="Default">
      <style:table-cell-properties fo:background-color="#ffc7ce"/>
      <style:text-properties fo:color="#9c0006"/>
    </style:style>
    <style:style style:name="ConditionalStyle_5f_2504" style:display-name="ConditionalStyle_2504" style:family="table-cell" style:parent-style-name="Default">
      <style:table-cell-properties fo:background-color="#ffc7ce"/>
      <style:text-properties fo:color="#9c0006"/>
    </style:style>
    <style:style style:name="ConditionalStyle_5f_2503" style:display-name="ConditionalStyle_2503" style:family="table-cell" style:parent-style-name="Default">
      <style:table-cell-properties fo:background-color="#ffc7ce"/>
      <style:text-properties fo:color="#9c0006"/>
    </style:style>
    <style:style style:name="ConditionalStyle_5f_2502" style:display-name="ConditionalStyle_2502" style:family="table-cell" style:parent-style-name="Default">
      <style:table-cell-properties fo:background-color="#ffc7ce"/>
      <style:text-properties fo:color="#9c0006"/>
    </style:style>
    <style:style style:name="ConditionalStyle_5f_2550" style:display-name="ConditionalStyle_2550" style:family="table-cell" style:parent-style-name="Default">
      <style:table-cell-properties fo:background-color="#ffc7ce"/>
      <style:text-properties fo:color="#9c0006"/>
    </style:style>
    <style:style style:name="ConditionalStyle_5f_2549" style:display-name="ConditionalStyle_2549" style:family="table-cell" style:parent-style-name="Default">
      <style:table-cell-properties fo:background-color="#ffc7ce"/>
      <style:text-properties fo:color="#9c0006"/>
    </style:style>
    <style:style style:name="ConditionalStyle_5f_2548" style:display-name="ConditionalStyle_2548" style:family="table-cell" style:parent-style-name="Default">
      <style:table-cell-properties fo:background-color="#ffc7ce"/>
      <style:text-properties fo:color="#9c0006"/>
    </style:style>
    <style:style style:name="ConditionalStyle_5f_2547" style:display-name="ConditionalStyle_2547" style:family="table-cell" style:parent-style-name="Default">
      <style:table-cell-properties fo:background-color="#ffc7ce"/>
      <style:text-properties fo:color="#9c0006"/>
    </style:style>
    <style:style style:name="ConditionalStyle_5f_2546" style:display-name="ConditionalStyle_2546" style:family="table-cell" style:parent-style-name="Default">
      <style:table-cell-properties fo:background-color="#ffc7ce"/>
      <style:text-properties fo:color="#9c0006"/>
    </style:style>
    <style:style style:name="ConditionalStyle_5f_2545" style:display-name="ConditionalStyle_2545" style:family="table-cell" style:parent-style-name="Default">
      <style:table-cell-properties fo:background-color="#ffc7ce"/>
      <style:text-properties fo:color="#9c0006"/>
    </style:style>
    <style:style style:name="ConditionalStyle_5f_2544" style:display-name="ConditionalStyle_2544" style:family="table-cell" style:parent-style-name="Default">
      <style:table-cell-properties fo:background-color="#ffc7ce"/>
      <style:text-properties fo:color="#9c0006"/>
    </style:style>
    <style:style style:name="ConditionalStyle_5f_2543" style:display-name="ConditionalStyle_2543" style:family="table-cell" style:parent-style-name="Default">
      <style:table-cell-properties fo:background-color="#ffc7ce"/>
      <style:text-properties fo:color="#9c0006"/>
    </style:style>
    <style:style style:name="ConditionalStyle_5f_2542" style:display-name="ConditionalStyle_2542" style:family="table-cell" style:parent-style-name="Default">
      <style:table-cell-properties fo:background-color="#ffc7ce"/>
      <style:text-properties fo:color="#9c0006"/>
    </style:style>
    <style:style style:name="ConditionalStyle_5f_2541" style:display-name="ConditionalStyle_2541" style:family="table-cell" style:parent-style-name="Default">
      <style:table-cell-properties fo:background-color="#ffc7ce"/>
      <style:text-properties fo:color="#9c0006"/>
    </style:style>
    <style:style style:name="ConditionalStyle_5f_2540" style:display-name="ConditionalStyle_2540" style:family="table-cell" style:parent-style-name="Default">
      <style:table-cell-properties fo:background-color="#ffc7ce"/>
      <style:text-properties fo:color="#9c0006"/>
    </style:style>
    <style:style style:name="ConditionalStyle_5f_2539" style:display-name="ConditionalStyle_2539" style:family="table-cell" style:parent-style-name="Default">
      <style:table-cell-properties fo:background-color="#ffc7ce"/>
      <style:text-properties fo:color="#9c0006"/>
    </style:style>
    <style:style style:name="ConditionalStyle_5f_2538" style:display-name="ConditionalStyle_2538" style:family="table-cell" style:parent-style-name="Default">
      <style:table-cell-properties fo:background-color="#ffc7ce"/>
      <style:text-properties fo:color="#9c0006"/>
    </style:style>
    <style:style style:name="ConditionalStyle_5f_2537" style:display-name="ConditionalStyle_2537" style:family="table-cell" style:parent-style-name="Default">
      <style:table-cell-properties fo:background-color="#ffc7ce"/>
      <style:text-properties fo:color="#9c0006"/>
    </style:style>
    <style:style style:name="ConditionalStyle_5f_2536" style:display-name="ConditionalStyle_2536" style:family="table-cell" style:parent-style-name="Default">
      <style:table-cell-properties fo:background-color="#ffc7ce"/>
      <style:text-properties fo:color="#9c0006"/>
    </style:style>
    <style:style style:name="ConditionalStyle_5f_2535" style:display-name="ConditionalStyle_2535" style:family="table-cell" style:parent-style-name="Default">
      <style:table-cell-properties fo:background-color="#ffc7ce"/>
      <style:text-properties fo:color="#9c0006"/>
    </style:style>
    <style:style style:name="ConditionalStyle_5f_2534" style:display-name="ConditionalStyle_2534" style:family="table-cell" style:parent-style-name="Default">
      <style:table-cell-properties fo:background-color="#ffc7ce"/>
      <style:text-properties fo:color="#9c0006"/>
    </style:style>
    <style:style style:name="ConditionalStyle_5f_2533" style:display-name="ConditionalStyle_2533" style:family="table-cell" style:parent-style-name="Default">
      <style:table-cell-properties fo:background-color="#ffc7ce"/>
      <style:text-properties fo:color="#9c0006"/>
    </style:style>
    <style:style style:name="ConditionalStyle_5f_2532" style:display-name="ConditionalStyle_2532" style:family="table-cell" style:parent-style-name="Default">
      <style:table-cell-properties fo:background-color="#ffc7ce"/>
      <style:text-properties fo:color="#9c0006"/>
    </style:style>
    <style:style style:name="ConditionalStyle_5f_2531" style:display-name="ConditionalStyle_2531" style:family="table-cell" style:parent-style-name="Default">
      <style:table-cell-properties fo:background-color="#ffc7ce"/>
      <style:text-properties fo:color="#9c0006"/>
    </style:style>
    <style:style style:name="ConditionalStyle_5f_2530" style:display-name="ConditionalStyle_2530" style:family="table-cell" style:parent-style-name="Default">
      <style:table-cell-properties fo:background-color="#ffc7ce"/>
      <style:text-properties fo:color="#9c0006"/>
    </style:style>
    <style:style style:name="ConditionalStyle_5f_2529" style:display-name="ConditionalStyle_2529" style:family="table-cell" style:parent-style-name="Default">
      <style:table-cell-properties fo:background-color="#ffc7ce"/>
      <style:text-properties fo:color="#9c0006"/>
    </style:style>
    <style:style style:name="ConditionalStyle_5f_2528" style:display-name="ConditionalStyle_2528" style:family="table-cell" style:parent-style-name="Default">
      <style:table-cell-properties fo:background-color="#ffc7ce"/>
      <style:text-properties fo:color="#9c0006"/>
    </style:style>
    <style:style style:name="ConditionalStyle_5f_2527" style:display-name="ConditionalStyle_2527" style:family="table-cell" style:parent-style-name="Default">
      <style:table-cell-properties fo:background-color="#ffc7ce"/>
      <style:text-properties fo:color="#9c0006"/>
    </style:style>
    <style:style style:name="ConditionalStyle_5f_2526" style:display-name="ConditionalStyle_2526" style:family="table-cell" style:parent-style-name="Default">
      <style:table-cell-properties fo:background-color="#ffc7ce"/>
      <style:text-properties fo:color="#9c0006"/>
    </style:style>
    <style:style style:name="ConditionalStyle_5f_2525" style:display-name="ConditionalStyle_2525" style:family="table-cell" style:parent-style-name="Default">
      <style:table-cell-properties fo:background-color="#ffc7ce"/>
      <style:text-properties fo:color="#9c0006"/>
    </style:style>
    <style:style style:name="ConditionalStyle_5f_2524" style:display-name="ConditionalStyle_2524" style:family="table-cell" style:parent-style-name="Default">
      <style:table-cell-properties fo:background-color="#ffc7ce"/>
      <style:text-properties fo:color="#9c0006"/>
    </style:style>
    <style:style style:name="ConditionalStyle_5f_2523" style:display-name="ConditionalStyle_2523" style:family="table-cell" style:parent-style-name="Default">
      <style:table-cell-properties fo:background-color="#ffc7ce"/>
      <style:text-properties fo:color="#9c0006"/>
    </style:style>
    <style:style style:name="ConditionalStyle_5f_2522" style:display-name="ConditionalStyle_2522" style:family="table-cell" style:parent-style-name="Default">
      <style:table-cell-properties fo:background-color="#ffc7ce"/>
      <style:text-properties fo:color="#9c0006"/>
    </style:style>
    <style:style style:name="ConditionalStyle_5f_2521" style:display-name="ConditionalStyle_2521" style:family="table-cell" style:parent-style-name="Default">
      <style:table-cell-properties fo:background-color="#ffc7ce"/>
      <style:text-properties fo:color="#9c0006"/>
    </style:style>
    <style:style style:name="ConditionalStyle_5f_2520" style:display-name="ConditionalStyle_2520" style:family="table-cell" style:parent-style-name="Default">
      <style:table-cell-properties fo:background-color="#ffc7ce"/>
      <style:text-properties fo:color="#9c0006"/>
    </style:style>
    <style:style style:name="ConditionalStyle_5f_2519" style:display-name="ConditionalStyle_2519" style:family="table-cell" style:parent-style-name="Default">
      <style:table-cell-properties fo:background-color="#ffc7ce"/>
      <style:text-properties fo:color="#9c0006"/>
    </style:style>
    <style:style style:name="ConditionalStyle_5f_2518" style:display-name="ConditionalStyle_2518" style:family="table-cell" style:parent-style-name="Default">
      <style:table-cell-properties fo:background-color="#ffc7ce"/>
      <style:text-properties fo:color="#9c0006"/>
    </style:style>
    <style:style style:name="ConditionalStyle_5f_2517" style:display-name="ConditionalStyle_2517" style:family="table-cell" style:parent-style-name="Default">
      <style:table-cell-properties fo:background-color="#ffc7ce"/>
      <style:text-properties fo:color="#9c0006"/>
    </style:style>
    <style:style style:name="ConditionalStyle_5f_2516" style:display-name="ConditionalStyle_2516" style:family="table-cell" style:parent-style-name="Default">
      <style:table-cell-properties fo:background-color="#ffc7ce"/>
      <style:text-properties fo:color="#9c0006"/>
    </style:style>
    <style:style style:name="ConditionalStyle_5f_2515" style:display-name="ConditionalStyle_2515" style:family="table-cell" style:parent-style-name="Default">
      <style:table-cell-properties fo:background-color="#ffc7ce"/>
      <style:text-properties fo:color="#9c0006"/>
    </style:style>
    <style:style style:name="ConditionalStyle_5f_2514" style:display-name="ConditionalStyle_2514" style:family="table-cell" style:parent-style-name="Default">
      <style:table-cell-properties fo:background-color="#ffc7ce"/>
      <style:text-properties fo:color="#9c0006"/>
    </style:style>
    <style:style style:name="ConditionalStyle_5f_2513" style:display-name="ConditionalStyle_2513" style:family="table-cell" style:parent-style-name="Default">
      <style:table-cell-properties fo:background-color="#ffc7ce"/>
      <style:text-properties fo:color="#9c0006"/>
    </style:style>
    <style:style style:name="ConditionalStyle_5f_2553" style:display-name="ConditionalStyle_2553" style:family="table-cell" style:parent-style-name="Default">
      <style:table-cell-properties fo:background-color="#ffc7ce"/>
      <style:text-properties fo:color="#9c0006"/>
    </style:style>
    <style:style style:name="ConditionalStyle_5f_2552" style:display-name="ConditionalStyle_2552" style:family="table-cell" style:parent-style-name="Default">
      <style:table-cell-properties fo:background-color="#ffc7ce"/>
      <style:text-properties fo:color="#9c0006"/>
    </style:style>
    <style:style style:name="ConditionalStyle_5f_2551" style:display-name="ConditionalStyle_2551" style:family="table-cell" style:parent-style-name="Default">
      <style:table-cell-properties fo:background-color="#ffc7ce"/>
      <style:text-properties fo:color="#9c0006"/>
    </style:style>
    <style:style style:name="ConditionalStyle_5f_2557" style:display-name="ConditionalStyle_2557" style:family="table-cell" style:parent-style-name="Default">
      <style:table-cell-properties fo:background-color="#ffc7ce"/>
      <style:text-properties fo:color="#9c0006"/>
    </style:style>
    <style:style style:name="ConditionalStyle_5f_2556" style:display-name="ConditionalStyle_2556" style:family="table-cell" style:parent-style-name="Default">
      <style:table-cell-properties fo:background-color="#ffc7ce"/>
      <style:text-properties fo:color="#9c0006"/>
    </style:style>
    <style:style style:name="ConditionalStyle_5f_2555" style:display-name="ConditionalStyle_2555" style:family="table-cell" style:parent-style-name="Default">
      <style:table-cell-properties fo:background-color="#ffc7ce"/>
      <style:text-properties fo:color="#9c0006"/>
    </style:style>
    <style:style style:name="ConditionalStyle_5f_2554" style:display-name="ConditionalStyle_2554" style:family="table-cell" style:parent-style-name="Default">
      <style:table-cell-properties fo:background-color="#ffc7ce"/>
      <style:text-properties fo:color="#9c0006"/>
    </style:style>
    <style:style style:name="ConditionalStyle_5f_2558" style:display-name="ConditionalStyle_2558" style:family="table-cell" style:parent-style-name="Default">
      <style:table-cell-properties fo:background-color="#ffc7ce"/>
      <style:text-properties fo:color="#9c0006"/>
    </style:style>
    <style:style style:name="ConditionalStyle_5f_2561" style:display-name="ConditionalStyle_2561" style:family="table-cell" style:parent-style-name="Default">
      <style:table-cell-properties fo:background-color="#ffc7ce"/>
      <style:text-properties fo:color="#9c0006"/>
    </style:style>
    <style:style style:name="ConditionalStyle_5f_2563" style:display-name="ConditionalStyle_2563" style:family="table-cell" style:parent-style-name="Default">
      <style:table-cell-properties fo:background-color="#ffc7ce"/>
      <style:text-properties fo:color="#9c0006"/>
    </style:style>
    <style:style style:name="ConditionalStyle_5f_2564" style:display-name="ConditionalStyle_2564" style:family="table-cell" style:parent-style-name="Default">
      <style:table-cell-properties fo:background-color="#ffc7ce"/>
      <style:text-properties fo:color="#9c0006"/>
    </style:style>
    <style:style style:name="ConditionalStyle_5f_2565" style:display-name="ConditionalStyle_2565" style:family="table-cell" style:parent-style-name="Default">
      <style:table-cell-properties fo:background-color="#ffc7ce"/>
      <style:text-properties fo:color="#9c0006"/>
    </style:style>
    <style:style style:name="ConditionalStyle_5f_2566" style:display-name="ConditionalStyle_2566" style:family="table-cell" style:parent-style-name="Default">
      <style:table-cell-properties fo:background-color="#ffc7ce"/>
      <style:text-properties fo:color="#9c0006"/>
    </style:style>
    <style:style style:name="ConditionalStyle_5f_2568" style:display-name="ConditionalStyle_2568" style:family="table-cell" style:parent-style-name="Default">
      <style:table-cell-properties fo:background-color="#ffc7ce"/>
      <style:text-properties fo:color="#9c0006"/>
    </style:style>
    <style:style style:name="ConditionalStyle_5f_2567" style:display-name="ConditionalStyle_2567" style:family="table-cell" style:parent-style-name="Default">
      <style:table-cell-properties fo:background-color="#ffc7ce"/>
      <style:text-properties fo:color="#9c0006"/>
    </style:style>
    <style:style style:name="ConditionalStyle_5f_2487" style:display-name="ConditionalStyle_2487" style:family="table-cell" style:parent-style-name="Default">
      <style:table-cell-properties fo:background-color="#ffc7ce"/>
      <style:text-properties fo:color="#9c0006"/>
    </style:style>
    <style:style style:name="ConditionalStyle_5f_2486" style:display-name="ConditionalStyle_2486" style:family="table-cell" style:parent-style-name="Default">
      <style:table-cell-properties fo:background-color="#ffc7ce"/>
      <style:text-properties fo:color="#9c0006"/>
    </style:style>
    <style:style style:name="ConditionalStyle_5f_2485" style:display-name="ConditionalStyle_2485" style:family="table-cell" style:parent-style-name="Default">
      <style:table-cell-properties fo:background-color="#ffc7ce"/>
      <style:text-properties fo:color="#9c0006"/>
    </style:style>
    <style:style style:name="ConditionalStyle_5f_2484" style:display-name="ConditionalStyle_2484" style:family="table-cell" style:parent-style-name="Default">
      <style:table-cell-properties fo:background-color="#ffc7ce"/>
      <style:text-properties fo:color="#9c0006"/>
    </style:style>
    <style:style style:name="ConditionalStyle_5f_2488" style:display-name="ConditionalStyle_2488" style:family="table-cell" style:parent-style-name="Default">
      <style:table-cell-properties fo:background-color="#ffc7ce"/>
      <style:text-properties fo:color="#9c0006"/>
    </style:style>
    <style:style style:name="ConditionalStyle_5f_2573" style:display-name="ConditionalStyle_2573" style:family="table-cell" style:parent-style-name="Default">
      <style:table-cell-properties fo:background-color="#ffc7ce"/>
      <style:text-properties fo:color="#9c0006"/>
    </style:style>
    <style:style style:name="ConditionalStyle_5f_2574" style:display-name="ConditionalStyle_2574" style:family="table-cell" style:parent-style-name="Default">
      <style:table-cell-properties fo:background-color="#ffc7ce"/>
      <style:text-properties fo:color="#9c0006"/>
    </style:style>
    <style:style style:name="ConditionalStyle_5f_2493" style:display-name="ConditionalStyle_2493" style:family="table-cell" style:parent-style-name="Default">
      <style:table-cell-properties fo:background-color="#ffc7ce"/>
      <style:text-properties fo:color="#9c0006"/>
    </style:style>
    <style:style style:name="ConditionalStyle_5f_2492" style:display-name="ConditionalStyle_2492" style:family="table-cell" style:parent-style-name="Default">
      <style:table-cell-properties fo:background-color="#ffc7ce"/>
      <style:text-properties fo:color="#9c0006"/>
    </style:style>
    <style:style style:name="ConditionalStyle_5f_2491" style:display-name="ConditionalStyle_2491" style:family="table-cell" style:parent-style-name="Default">
      <style:table-cell-properties fo:background-color="#ffc7ce"/>
      <style:text-properties fo:color="#9c0006"/>
    </style:style>
    <style:style style:name="ConditionalStyle_5f_2490" style:display-name="ConditionalStyle_2490" style:family="table-cell" style:parent-style-name="Default">
      <style:table-cell-properties fo:background-color="#ffc7ce"/>
      <style:text-properties fo:color="#9c0006"/>
    </style:style>
    <style:style style:name="ConditionalStyle_5f_2489" style:display-name="ConditionalStyle_2489" style:family="table-cell" style:parent-style-name="Default">
      <style:table-cell-properties fo:background-color="#ffc7ce"/>
      <style:text-properties fo:color="#9c0006"/>
    </style:style>
    <style:style style:name="ConditionalStyle_5f_2496" style:display-name="ConditionalStyle_2496" style:family="table-cell" style:parent-style-name="Default">
      <style:table-cell-properties fo:background-color="#ffc7ce"/>
      <style:text-properties fo:color="#9c0006"/>
    </style:style>
    <style:style style:name="ConditionalStyle_5f_2495" style:display-name="ConditionalStyle_2495" style:family="table-cell" style:parent-style-name="Default">
      <style:table-cell-properties fo:background-color="#ffc7ce"/>
      <style:text-properties fo:color="#9c0006"/>
    </style:style>
    <style:style style:name="ConditionalStyle_5f_2494" style:display-name="ConditionalStyle_2494" style:family="table-cell" style:parent-style-name="Default">
      <style:table-cell-properties fo:background-color="#ffc7ce"/>
      <style:text-properties fo:color="#9c0006"/>
    </style:style>
    <style:style style:name="ConditionalStyle_5f_2483" style:display-name="ConditionalStyle_2483" style:family="table-cell" style:parent-style-name="Default">
      <style:table-cell-properties fo:background-color="#ffc7ce"/>
      <style:text-properties fo:color="#9c0006"/>
    </style:style>
    <style:style style:name="ConditionalStyle_5f_2497" style:display-name="ConditionalStyle_2497" style:family="table-cell" style:parent-style-name="Default">
      <style:table-cell-properties fo:background-color="#ffc7ce"/>
      <style:text-properties fo:color="#9c0006"/>
    </style:style>
    <style:style style:name="ConditionalStyle_5f_2498" style:display-name="ConditionalStyle_2498" style:family="table-cell" style:parent-style-name="Default">
      <style:table-cell-properties fo:background-color="#ffc7ce"/>
      <style:text-properties fo:color="#9c0006"/>
    </style:style>
    <style:style style:name="ConditionalStyle_5f_2477" style:display-name="ConditionalStyle_2477" style:family="table-cell" style:parent-style-name="Default">
      <style:table-cell-properties fo:background-color="#ffc7ce"/>
      <style:text-properties fo:color="#9c0006"/>
    </style:style>
    <style:style style:name="ConditionalStyle_5f_2480" style:display-name="ConditionalStyle_2480" style:family="table-cell" style:parent-style-name="Default">
      <style:table-cell-properties fo:background-color="#ffc7ce"/>
      <style:text-properties fo:color="#9c0006"/>
    </style:style>
    <style:style style:name="ConditionalStyle_5f_2482" style:display-name="ConditionalStyle_2482" style:family="table-cell" style:parent-style-name="Default">
      <style:table-cell-properties fo:background-color="#ffc7ce"/>
      <style:text-properties fo:color="#9c0006"/>
    </style:style>
    <style:style style:name="ConditionalStyle_5f_2478" style:display-name="ConditionalStyle_2478" style:family="table-cell" style:parent-style-name="Default">
      <style:table-cell-properties fo:background-color="#ffc7ce"/>
      <style:text-properties fo:color="#9c0006"/>
    </style:style>
    <style:style style:name="ConditionalStyle_5f_2479" style:display-name="ConditionalStyle_2479" style:family="table-cell" style:parent-style-name="Default">
      <style:table-cell-properties fo:background-color="#ffc7ce"/>
      <style:text-properties fo:color="#9c0006"/>
    </style:style>
    <style:style style:name="ConditionalStyle_5f_2481" style:display-name="ConditionalStyle_2481" style:family="table-cell" style:parent-style-name="Default">
      <style:table-cell-properties fo:background-color="#ffc7ce"/>
      <style:text-properties fo:color="#9c0006"/>
    </style:style>
    <style:style style:name="ConditionalStyle_5f_2577" style:display-name="ConditionalStyle_2577" style:family="table-cell" style:parent-style-name="Default">
      <style:table-cell-properties fo:background-color="#ffc7ce"/>
      <style:text-properties fo:color="#9c0006"/>
    </style:style>
    <style:style style:name="ConditionalStyle_5f_2576" style:display-name="ConditionalStyle_2576" style:family="table-cell" style:parent-style-name="Default">
      <style:table-cell-properties fo:background-color="#ffc7ce"/>
      <style:text-properties fo:color="#9c0006"/>
    </style:style>
    <style:style style:name="ConditionalStyle_5f_2575" style:display-name="ConditionalStyle_2575" style:family="table-cell" style:parent-style-name="Default">
      <style:table-cell-properties fo:background-color="#ffc7ce"/>
      <style:text-properties fo:color="#9c0006"/>
    </style:style>
    <style:style style:name="ConditionalStyle_5f_2613" style:display-name="ConditionalStyle_2613" style:family="table-cell" style:parent-style-name="Default">
      <style:table-cell-properties fo:background-color="#ffc7ce"/>
      <style:text-properties fo:color="#9c0006"/>
    </style:style>
    <style:style style:name="ConditionalStyle_5f_2612" style:display-name="ConditionalStyle_2612" style:family="table-cell" style:parent-style-name="Default">
      <style:table-cell-properties fo:background-color="#ffc7ce"/>
      <style:text-properties fo:color="#9c0006"/>
    </style:style>
    <style:style style:name="ConditionalStyle_5f_2611" style:display-name="ConditionalStyle_2611" style:family="table-cell" style:parent-style-name="Default">
      <style:table-cell-properties fo:background-color="#ffc7ce"/>
      <style:text-properties fo:color="#9c0006"/>
    </style:style>
    <style:style style:name="ConditionalStyle_5f_2610" style:display-name="ConditionalStyle_2610" style:family="table-cell" style:parent-style-name="Default">
      <style:table-cell-properties fo:background-color="#ffc7ce"/>
      <style:text-properties fo:color="#9c0006"/>
    </style:style>
    <style:style style:name="ConditionalStyle_5f_2609" style:display-name="ConditionalStyle_2609" style:family="table-cell" style:parent-style-name="Default">
      <style:table-cell-properties fo:background-color="#ffc7ce"/>
      <style:text-properties fo:color="#9c0006"/>
    </style:style>
    <style:style style:name="ConditionalStyle_5f_2608" style:display-name="ConditionalStyle_2608" style:family="table-cell" style:parent-style-name="Default">
      <style:table-cell-properties fo:background-color="#ffc7ce"/>
      <style:text-properties fo:color="#9c0006"/>
    </style:style>
    <style:style style:name="ConditionalStyle_5f_2607" style:display-name="ConditionalStyle_2607" style:family="table-cell" style:parent-style-name="Default">
      <style:table-cell-properties fo:background-color="#ffc7ce"/>
      <style:text-properties fo:color="#9c0006"/>
    </style:style>
    <style:style style:name="ConditionalStyle_5f_2606" style:display-name="ConditionalStyle_2606" style:family="table-cell" style:parent-style-name="Default">
      <style:table-cell-properties fo:background-color="#ffc7ce"/>
      <style:text-properties fo:color="#9c0006"/>
    </style:style>
    <style:style style:name="ConditionalStyle_5f_2605" style:display-name="ConditionalStyle_2605" style:family="table-cell" style:parent-style-name="Default">
      <style:table-cell-properties fo:background-color="#ffc7ce"/>
      <style:text-properties fo:color="#9c0006"/>
    </style:style>
    <style:style style:name="ConditionalStyle_5f_2604" style:display-name="ConditionalStyle_2604" style:family="table-cell" style:parent-style-name="Default">
      <style:table-cell-properties fo:background-color="#ffc7ce"/>
      <style:text-properties fo:color="#9c0006"/>
    </style:style>
    <style:style style:name="ConditionalStyle_5f_2603" style:display-name="ConditionalStyle_2603" style:family="table-cell" style:parent-style-name="Default">
      <style:table-cell-properties fo:background-color="#ffc7ce"/>
      <style:text-properties fo:color="#9c0006"/>
    </style:style>
    <style:style style:name="ConditionalStyle_5f_2602" style:display-name="ConditionalStyle_2602" style:family="table-cell" style:parent-style-name="Default">
      <style:table-cell-properties fo:background-color="#ffc7ce"/>
      <style:text-properties fo:color="#9c0006"/>
    </style:style>
    <style:style style:name="ConditionalStyle_5f_2601" style:display-name="ConditionalStyle_2601" style:family="table-cell" style:parent-style-name="Default">
      <style:table-cell-properties fo:background-color="#ffc7ce"/>
      <style:text-properties fo:color="#9c0006"/>
    </style:style>
    <style:style style:name="ConditionalStyle_5f_2600" style:display-name="ConditionalStyle_2600" style:family="table-cell" style:parent-style-name="Default">
      <style:table-cell-properties fo:background-color="#ffc7ce"/>
      <style:text-properties fo:color="#9c0006"/>
    </style:style>
    <style:style style:name="ConditionalStyle_5f_2599" style:display-name="ConditionalStyle_2599" style:family="table-cell" style:parent-style-name="Default">
      <style:table-cell-properties fo:background-color="#ffc7ce"/>
      <style:text-properties fo:color="#9c0006"/>
    </style:style>
    <style:style style:name="ConditionalStyle_5f_2598" style:display-name="ConditionalStyle_2598" style:family="table-cell" style:parent-style-name="Default">
      <style:table-cell-properties fo:background-color="#ffc7ce"/>
      <style:text-properties fo:color="#9c0006"/>
    </style:style>
    <style:style style:name="ConditionalStyle_5f_2597" style:display-name="ConditionalStyle_2597" style:family="table-cell" style:parent-style-name="Default">
      <style:table-cell-properties fo:background-color="#ffc7ce"/>
      <style:text-properties fo:color="#9c0006"/>
    </style:style>
    <style:style style:name="ConditionalStyle_5f_2596" style:display-name="ConditionalStyle_2596" style:family="table-cell" style:parent-style-name="Default">
      <style:table-cell-properties fo:background-color="#ffc7ce"/>
      <style:text-properties fo:color="#9c0006"/>
    </style:style>
    <style:style style:name="ConditionalStyle_5f_2595" style:display-name="ConditionalStyle_2595" style:family="table-cell" style:parent-style-name="Default">
      <style:table-cell-properties fo:background-color="#ffc7ce"/>
      <style:text-properties fo:color="#9c0006"/>
    </style:style>
    <style:style style:name="ConditionalStyle_5f_2594" style:display-name="ConditionalStyle_2594" style:family="table-cell" style:parent-style-name="Default">
      <style:table-cell-properties fo:background-color="#ffc7ce"/>
      <style:text-properties fo:color="#9c0006"/>
    </style:style>
    <style:style style:name="ConditionalStyle_5f_2593" style:display-name="ConditionalStyle_2593" style:family="table-cell" style:parent-style-name="Default">
      <style:table-cell-properties fo:background-color="#ffc7ce"/>
      <style:text-properties fo:color="#9c0006"/>
    </style:style>
    <style:style style:name="ConditionalStyle_5f_2592" style:display-name="ConditionalStyle_2592" style:family="table-cell" style:parent-style-name="Default">
      <style:table-cell-properties fo:background-color="#ffc7ce"/>
      <style:text-properties fo:color="#9c0006"/>
    </style:style>
    <style:style style:name="ConditionalStyle_5f_2591" style:display-name="ConditionalStyle_2591" style:family="table-cell" style:parent-style-name="Default">
      <style:table-cell-properties fo:background-color="#ffc7ce"/>
      <style:text-properties fo:color="#9c0006"/>
    </style:style>
    <style:style style:name="ConditionalStyle_5f_2590" style:display-name="ConditionalStyle_2590" style:family="table-cell" style:parent-style-name="Default">
      <style:table-cell-properties fo:background-color="#ffc7ce"/>
      <style:text-properties fo:color="#9c0006"/>
    </style:style>
    <style:style style:name="ConditionalStyle_5f_2589" style:display-name="ConditionalStyle_2589" style:family="table-cell" style:parent-style-name="Default">
      <style:table-cell-properties fo:background-color="#ffc7ce"/>
      <style:text-properties fo:color="#9c0006"/>
    </style:style>
    <style:style style:name="ConditionalStyle_5f_2588" style:display-name="ConditionalStyle_2588" style:family="table-cell" style:parent-style-name="Default">
      <style:table-cell-properties fo:background-color="#ffc7ce"/>
      <style:text-properties fo:color="#9c0006"/>
    </style:style>
    <style:style style:name="ConditionalStyle_5f_2587" style:display-name="ConditionalStyle_2587" style:family="table-cell" style:parent-style-name="Default">
      <style:table-cell-properties fo:background-color="#ffc7ce"/>
      <style:text-properties fo:color="#9c0006"/>
    </style:style>
    <style:style style:name="ConditionalStyle_5f_2586" style:display-name="ConditionalStyle_2586" style:family="table-cell" style:parent-style-name="Default">
      <style:table-cell-properties fo:background-color="#ffc7ce"/>
      <style:text-properties fo:color="#9c0006"/>
    </style:style>
    <style:style style:name="ConditionalStyle_5f_2585" style:display-name="ConditionalStyle_2585" style:family="table-cell" style:parent-style-name="Default">
      <style:table-cell-properties fo:background-color="#ffc7ce"/>
      <style:text-properties fo:color="#9c0006"/>
    </style:style>
    <style:style style:name="ConditionalStyle_5f_2584" style:display-name="ConditionalStyle_2584" style:family="table-cell" style:parent-style-name="Default">
      <style:table-cell-properties fo:background-color="#ffc7ce"/>
      <style:text-properties fo:color="#9c0006"/>
    </style:style>
    <style:style style:name="ConditionalStyle_5f_2583" style:display-name="ConditionalStyle_2583" style:family="table-cell" style:parent-style-name="Default">
      <style:table-cell-properties fo:background-color="#ffc7ce"/>
      <style:text-properties fo:color="#9c0006"/>
    </style:style>
    <style:style style:name="ConditionalStyle_5f_2582" style:display-name="ConditionalStyle_2582" style:family="table-cell" style:parent-style-name="Default">
      <style:table-cell-properties fo:background-color="#ffc7ce"/>
      <style:text-properties fo:color="#9c0006"/>
    </style:style>
    <style:style style:name="ConditionalStyle_5f_2581" style:display-name="ConditionalStyle_2581" style:family="table-cell" style:parent-style-name="Default">
      <style:table-cell-properties fo:background-color="#ffc7ce"/>
      <style:text-properties fo:color="#9c0006"/>
    </style:style>
    <style:style style:name="ConditionalStyle_5f_2580" style:display-name="ConditionalStyle_2580" style:family="table-cell" style:parent-style-name="Default">
      <style:table-cell-properties fo:background-color="#ffc7ce"/>
      <style:text-properties fo:color="#9c0006"/>
    </style:style>
    <style:style style:name="ConditionalStyle_5f_2579" style:display-name="ConditionalStyle_2579" style:family="table-cell" style:parent-style-name="Default">
      <style:table-cell-properties fo:background-color="#ffc7ce"/>
      <style:text-properties fo:color="#9c0006"/>
    </style:style>
    <style:style style:name="ConditionalStyle_5f_2578" style:display-name="ConditionalStyle_2578" style:family="table-cell" style:parent-style-name="Default">
      <style:table-cell-properties fo:background-color="#ffc7ce"/>
      <style:text-properties fo:color="#9c0006"/>
    </style:style>
    <style:style style:name="ConditionalStyle_5f_2647" style:display-name="ConditionalStyle_2647" style:family="table-cell" style:parent-style-name="Default">
      <style:table-cell-properties fo:background-color="#ffc7ce"/>
      <style:text-properties fo:color="#9c0006"/>
    </style:style>
    <style:style style:name="ConditionalStyle_5f_2646" style:display-name="ConditionalStyle_2646" style:family="table-cell" style:parent-style-name="Default">
      <style:table-cell-properties fo:background-color="#ffc7ce"/>
      <style:text-properties fo:color="#9c0006"/>
    </style:style>
    <style:style style:name="ConditionalStyle_5f_2645" style:display-name="ConditionalStyle_2645" style:family="table-cell" style:parent-style-name="Default">
      <style:table-cell-properties fo:background-color="#ffc7ce"/>
      <style:text-properties fo:color="#9c0006"/>
    </style:style>
    <style:style style:name="ConditionalStyle_5f_2644" style:display-name="ConditionalStyle_2644" style:family="table-cell" style:parent-style-name="Default">
      <style:table-cell-properties fo:background-color="#ffc7ce"/>
      <style:text-properties fo:color="#9c0006"/>
    </style:style>
    <style:style style:name="ConditionalStyle_5f_2643" style:display-name="ConditionalStyle_2643" style:family="table-cell" style:parent-style-name="Default">
      <style:table-cell-properties fo:background-color="#ffc7ce"/>
      <style:text-properties fo:color="#9c0006"/>
    </style:style>
    <style:style style:name="ConditionalStyle_5f_2642" style:display-name="ConditionalStyle_2642" style:family="table-cell" style:parent-style-name="Default">
      <style:table-cell-properties fo:background-color="#ffc7ce"/>
      <style:text-properties fo:color="#9c0006"/>
    </style:style>
    <style:style style:name="ConditionalStyle_5f_2641" style:display-name="ConditionalStyle_2641" style:family="table-cell" style:parent-style-name="Default">
      <style:table-cell-properties fo:background-color="#ffc7ce"/>
      <style:text-properties fo:color="#9c0006"/>
    </style:style>
    <style:style style:name="ConditionalStyle_5f_2640" style:display-name="ConditionalStyle_2640" style:family="table-cell" style:parent-style-name="Default">
      <style:table-cell-properties fo:background-color="#ffc7ce"/>
      <style:text-properties fo:color="#9c0006"/>
    </style:style>
    <style:style style:name="ConditionalStyle_5f_2639" style:display-name="ConditionalStyle_2639" style:family="table-cell" style:parent-style-name="Default">
      <style:table-cell-properties fo:background-color="#ffc7ce"/>
      <style:text-properties fo:color="#9c0006"/>
    </style:style>
    <style:style style:name="ConditionalStyle_5f_2638" style:display-name="ConditionalStyle_2638" style:family="table-cell" style:parent-style-name="Default">
      <style:table-cell-properties fo:background-color="#ffc7ce"/>
      <style:text-properties fo:color="#9c0006"/>
    </style:style>
    <style:style style:name="ConditionalStyle_5f_2637" style:display-name="ConditionalStyle_2637" style:family="table-cell" style:parent-style-name="Default">
      <style:table-cell-properties fo:background-color="#ffc7ce"/>
      <style:text-properties fo:color="#9c0006"/>
    </style:style>
    <style:style style:name="ConditionalStyle_5f_2636" style:display-name="ConditionalStyle_2636" style:family="table-cell" style:parent-style-name="Default">
      <style:table-cell-properties fo:background-color="#ffc7ce"/>
      <style:text-properties fo:color="#9c0006"/>
    </style:style>
    <style:style style:name="ConditionalStyle_5f_2635" style:display-name="ConditionalStyle_2635" style:family="table-cell" style:parent-style-name="Default">
      <style:table-cell-properties fo:background-color="#ffc7ce"/>
      <style:text-properties fo:color="#9c0006"/>
    </style:style>
    <style:style style:name="ConditionalStyle_5f_2634" style:display-name="ConditionalStyle_2634" style:family="table-cell" style:parent-style-name="Default">
      <style:table-cell-properties fo:background-color="#ffc7ce"/>
      <style:text-properties fo:color="#9c0006"/>
    </style:style>
    <style:style style:name="ConditionalStyle_5f_2633" style:display-name="ConditionalStyle_2633" style:family="table-cell" style:parent-style-name="Default">
      <style:table-cell-properties fo:background-color="#ffc7ce"/>
      <style:text-properties fo:color="#9c0006"/>
    </style:style>
    <style:style style:name="ConditionalStyle_5f_2632" style:display-name="ConditionalStyle_2632" style:family="table-cell" style:parent-style-name="Default">
      <style:table-cell-properties fo:background-color="#ffc7ce"/>
      <style:text-properties fo:color="#9c0006"/>
    </style:style>
    <style:style style:name="ConditionalStyle_5f_2631" style:display-name="ConditionalStyle_2631" style:family="table-cell" style:parent-style-name="Default">
      <style:table-cell-properties fo:background-color="#ffc7ce"/>
      <style:text-properties fo:color="#9c0006"/>
    </style:style>
    <style:style style:name="ConditionalStyle_5f_2630" style:display-name="ConditionalStyle_2630" style:family="table-cell" style:parent-style-name="Default">
      <style:table-cell-properties fo:background-color="#ffc7ce"/>
      <style:text-properties fo:color="#9c0006"/>
    </style:style>
    <style:style style:name="ConditionalStyle_5f_2629" style:display-name="ConditionalStyle_2629" style:family="table-cell" style:parent-style-name="Default">
      <style:table-cell-properties fo:background-color="#ffc7ce"/>
      <style:text-properties fo:color="#9c0006"/>
    </style:style>
    <style:style style:name="ConditionalStyle_5f_2628" style:display-name="ConditionalStyle_2628" style:family="table-cell" style:parent-style-name="Default">
      <style:table-cell-properties fo:background-color="#ffc7ce"/>
      <style:text-properties fo:color="#9c0006"/>
    </style:style>
    <style:style style:name="ConditionalStyle_5f_2627" style:display-name="ConditionalStyle_2627" style:family="table-cell" style:parent-style-name="Default">
      <style:table-cell-properties fo:background-color="#ffc7ce"/>
      <style:text-properties fo:color="#9c0006"/>
    </style:style>
    <style:style style:name="ConditionalStyle_5f_2626" style:display-name="ConditionalStyle_2626" style:family="table-cell" style:parent-style-name="Default">
      <style:table-cell-properties fo:background-color="#ffc7ce"/>
      <style:text-properties fo:color="#9c0006"/>
    </style:style>
    <style:style style:name="ConditionalStyle_5f_2625" style:display-name="ConditionalStyle_2625" style:family="table-cell" style:parent-style-name="Default">
      <style:table-cell-properties fo:background-color="#ffc7ce"/>
      <style:text-properties fo:color="#9c0006"/>
    </style:style>
    <style:style style:name="ConditionalStyle_5f_2624" style:display-name="ConditionalStyle_2624" style:family="table-cell" style:parent-style-name="Default">
      <style:table-cell-properties fo:background-color="#ffc7ce"/>
      <style:text-properties fo:color="#9c0006"/>
    </style:style>
    <style:style style:name="ConditionalStyle_5f_2623" style:display-name="ConditionalStyle_2623" style:family="table-cell" style:parent-style-name="Default">
      <style:table-cell-properties fo:background-color="#ffc7ce"/>
      <style:text-properties fo:color="#9c0006"/>
    </style:style>
    <style:style style:name="ConditionalStyle_5f_2622" style:display-name="ConditionalStyle_2622" style:family="table-cell" style:parent-style-name="Default">
      <style:table-cell-properties fo:background-color="#ffc7ce"/>
      <style:text-properties fo:color="#9c0006"/>
    </style:style>
    <style:style style:name="ConditionalStyle_5f_2621" style:display-name="ConditionalStyle_2621" style:family="table-cell" style:parent-style-name="Default">
      <style:table-cell-properties fo:background-color="#ffc7ce"/>
      <style:text-properties fo:color="#9c0006"/>
    </style:style>
    <style:style style:name="ConditionalStyle_5f_2620" style:display-name="ConditionalStyle_2620" style:family="table-cell" style:parent-style-name="Default">
      <style:table-cell-properties fo:background-color="#ffc7ce"/>
      <style:text-properties fo:color="#9c0006"/>
    </style:style>
    <style:style style:name="ConditionalStyle_5f_2619" style:display-name="ConditionalStyle_2619" style:family="table-cell" style:parent-style-name="Default">
      <style:table-cell-properties fo:background-color="#ffc7ce"/>
      <style:text-properties fo:color="#9c0006"/>
    </style:style>
    <style:style style:name="ConditionalStyle_5f_2618" style:display-name="ConditionalStyle_2618" style:family="table-cell" style:parent-style-name="Default">
      <style:table-cell-properties fo:background-color="#ffc7ce"/>
      <style:text-properties fo:color="#9c0006"/>
    </style:style>
    <style:style style:name="ConditionalStyle_5f_2617" style:display-name="ConditionalStyle_2617" style:family="table-cell" style:parent-style-name="Default">
      <style:table-cell-properties fo:background-color="#ffc7ce"/>
      <style:text-properties fo:color="#9c0006"/>
    </style:style>
    <style:style style:name="ConditionalStyle_5f_2616" style:display-name="ConditionalStyle_2616" style:family="table-cell" style:parent-style-name="Default">
      <style:table-cell-properties fo:background-color="#ffc7ce"/>
      <style:text-properties fo:color="#9c0006"/>
    </style:style>
    <style:style style:name="ConditionalStyle_5f_2615" style:display-name="ConditionalStyle_2615" style:family="table-cell" style:parent-style-name="Default">
      <style:table-cell-properties fo:background-color="#ffc7ce"/>
      <style:text-properties fo:color="#9c0006"/>
    </style:style>
    <style:style style:name="ConditionalStyle_5f_2614" style:display-name="ConditionalStyle_2614" style:family="table-cell" style:parent-style-name="Default">
      <style:table-cell-properties fo:background-color="#ffc7ce"/>
      <style:text-properties fo:color="#9c0006"/>
    </style:style>
    <style:style style:name="ConditionalStyle_5f_2668" style:display-name="ConditionalStyle_2668" style:family="table-cell" style:parent-style-name="Default">
      <style:table-cell-properties fo:background-color="#ffc7ce"/>
      <style:text-properties fo:color="#9c0006"/>
    </style:style>
    <style:style style:name="ConditionalStyle_5f_2667" style:display-name="ConditionalStyle_2667" style:family="table-cell" style:parent-style-name="Default">
      <style:table-cell-properties fo:background-color="#ffc7ce"/>
      <style:text-properties fo:color="#9c0006"/>
    </style:style>
    <style:style style:name="ConditionalStyle_5f_2666" style:display-name="ConditionalStyle_2666" style:family="table-cell" style:parent-style-name="Default">
      <style:table-cell-properties fo:background-color="#ffc7ce"/>
      <style:text-properties fo:color="#9c0006"/>
    </style:style>
    <style:style style:name="ConditionalStyle_5f_2665" style:display-name="ConditionalStyle_2665" style:family="table-cell" style:parent-style-name="Default">
      <style:table-cell-properties fo:background-color="#ffc7ce"/>
      <style:text-properties fo:color="#9c0006"/>
    </style:style>
    <style:style style:name="ConditionalStyle_5f_2664" style:display-name="ConditionalStyle_2664" style:family="table-cell" style:parent-style-name="Default">
      <style:table-cell-properties fo:background-color="#ffc7ce"/>
      <style:text-properties fo:color="#9c0006"/>
    </style:style>
    <style:style style:name="ConditionalStyle_5f_2663" style:display-name="ConditionalStyle_2663" style:family="table-cell" style:parent-style-name="Default">
      <style:table-cell-properties fo:background-color="#ffc7ce"/>
      <style:text-properties fo:color="#9c0006"/>
    </style:style>
    <style:style style:name="ConditionalStyle_5f_2662" style:display-name="ConditionalStyle_2662" style:family="table-cell" style:parent-style-name="Default">
      <style:table-cell-properties fo:background-color="#ffc7ce"/>
      <style:text-properties fo:color="#9c0006"/>
    </style:style>
    <style:style style:name="ConditionalStyle_5f_2661" style:display-name="ConditionalStyle_2661" style:family="table-cell" style:parent-style-name="Default">
      <style:table-cell-properties fo:background-color="#ffc7ce"/>
      <style:text-properties fo:color="#9c0006"/>
    </style:style>
    <style:style style:name="ConditionalStyle_5f_2660" style:display-name="ConditionalStyle_2660" style:family="table-cell" style:parent-style-name="Default">
      <style:table-cell-properties fo:background-color="#ffc7ce"/>
      <style:text-properties fo:color="#9c0006"/>
    </style:style>
    <style:style style:name="ConditionalStyle_5f_2659" style:display-name="ConditionalStyle_2659" style:family="table-cell" style:parent-style-name="Default">
      <style:table-cell-properties fo:background-color="#ffc7ce"/>
      <style:text-properties fo:color="#9c0006"/>
    </style:style>
    <style:style style:name="ConditionalStyle_5f_2658" style:display-name="ConditionalStyle_2658" style:family="table-cell" style:parent-style-name="Default">
      <style:table-cell-properties fo:background-color="#ffc7ce"/>
      <style:text-properties fo:color="#9c0006"/>
    </style:style>
    <style:style style:name="ConditionalStyle_5f_2657" style:display-name="ConditionalStyle_2657" style:family="table-cell" style:parent-style-name="Default">
      <style:table-cell-properties fo:background-color="#ffc7ce"/>
      <style:text-properties fo:color="#9c0006"/>
    </style:style>
    <style:style style:name="ConditionalStyle_5f_2656" style:display-name="ConditionalStyle_2656" style:family="table-cell" style:parent-style-name="Default">
      <style:table-cell-properties fo:background-color="#ffc7ce"/>
      <style:text-properties fo:color="#9c0006"/>
    </style:style>
    <style:style style:name="ConditionalStyle_5f_2655" style:display-name="ConditionalStyle_2655" style:family="table-cell" style:parent-style-name="Default">
      <style:table-cell-properties fo:background-color="#ffc7ce"/>
      <style:text-properties fo:color="#9c0006"/>
    </style:style>
    <style:style style:name="ConditionalStyle_5f_2654" style:display-name="ConditionalStyle_2654" style:family="table-cell" style:parent-style-name="Default">
      <style:table-cell-properties fo:background-color="#ffc7ce"/>
      <style:text-properties fo:color="#9c0006"/>
    </style:style>
    <style:style style:name="ConditionalStyle_5f_2653" style:display-name="ConditionalStyle_2653" style:family="table-cell" style:parent-style-name="Default">
      <style:table-cell-properties fo:background-color="#ffc7ce"/>
      <style:text-properties fo:color="#9c0006"/>
    </style:style>
    <style:style style:name="ConditionalStyle_5f_2652" style:display-name="ConditionalStyle_2652" style:family="table-cell" style:parent-style-name="Default">
      <style:table-cell-properties fo:background-color="#ffc7ce"/>
      <style:text-properties fo:color="#9c0006"/>
    </style:style>
    <style:style style:name="ConditionalStyle_5f_2651" style:display-name="ConditionalStyle_2651" style:family="table-cell" style:parent-style-name="Default">
      <style:table-cell-properties fo:background-color="#ffc7ce"/>
      <style:text-properties fo:color="#9c0006"/>
    </style:style>
    <style:style style:name="ConditionalStyle_5f_2650" style:display-name="ConditionalStyle_2650" style:family="table-cell" style:parent-style-name="Default">
      <style:table-cell-properties fo:background-color="#ffc7ce"/>
      <style:text-properties fo:color="#9c0006"/>
    </style:style>
    <style:style style:name="ConditionalStyle_5f_2649" style:display-name="ConditionalStyle_2649" style:family="table-cell" style:parent-style-name="Default">
      <style:table-cell-properties fo:background-color="#ffc7ce"/>
      <style:text-properties fo:color="#9c0006"/>
    </style:style>
    <style:style style:name="ConditionalStyle_5f_2648" style:display-name="ConditionalStyle_2648" style:family="table-cell" style:parent-style-name="Default">
      <style:table-cell-properties fo:background-color="#ffc7ce"/>
      <style:text-properties fo:color="#9c0006"/>
    </style:style>
    <style:style style:name="ConditionalStyle_5f_2511" style:display-name="ConditionalStyle_2511" style:family="table-cell" style:parent-style-name="Default">
      <style:table-cell-properties fo:background-color="#ffc7ce"/>
      <style:text-properties fo:color="#9c0006"/>
    </style:style>
    <style:style style:name="ConditionalStyle_5f_2510" style:display-name="ConditionalStyle_2510" style:family="table-cell" style:parent-style-name="Default">
      <style:table-cell-properties fo:background-color="#ffc7ce"/>
      <style:text-properties fo:color="#9c0006"/>
    </style:style>
    <style:style style:name="ConditionalStyle_5f_2509" style:display-name="ConditionalStyle_2509" style:family="table-cell" style:parent-style-name="Default">
      <style:table-cell-properties fo:background-color="#ffc7ce"/>
      <style:text-properties fo:color="#9c0006"/>
    </style:style>
    <style:style style:name="ConditionalStyle_5f_2512" style:display-name="ConditionalStyle_2512" style:family="table-cell" style:parent-style-name="Default">
      <style:table-cell-properties fo:background-color="#ffc7ce"/>
      <style:text-properties fo:color="#9c0006"/>
    </style:style>
    <style:style style:name="ConditionalStyle_5f_2702" style:display-name="ConditionalStyle_2702" style:family="table-cell" style:parent-style-name="Default">
      <style:table-cell-properties fo:background-color="#ffc7ce"/>
      <style:text-properties fo:color="#9c0006"/>
    </style:style>
    <style:style style:name="ConditionalStyle_5f_2701" style:display-name="ConditionalStyle_2701" style:family="table-cell" style:parent-style-name="Default">
      <style:table-cell-properties fo:background-color="#ffc7ce"/>
      <style:text-properties fo:color="#9c0006"/>
    </style:style>
    <style:style style:name="ConditionalStyle_5f_2700" style:display-name="ConditionalStyle_2700" style:family="table-cell" style:parent-style-name="Default">
      <style:table-cell-properties fo:background-color="#ffc7ce"/>
      <style:text-properties fo:color="#9c0006"/>
    </style:style>
    <style:style style:name="ConditionalStyle_5f_2699" style:display-name="ConditionalStyle_2699" style:family="table-cell" style:parent-style-name="Default">
      <style:table-cell-properties fo:background-color="#ffc7ce"/>
      <style:text-properties fo:color="#9c0006"/>
    </style:style>
    <style:style style:name="ConditionalStyle_5f_2698" style:display-name="ConditionalStyle_2698" style:family="table-cell" style:parent-style-name="Default">
      <style:table-cell-properties fo:background-color="#ffc7ce"/>
      <style:text-properties fo:color="#9c0006"/>
    </style:style>
    <style:style style:name="ConditionalStyle_5f_2697" style:display-name="ConditionalStyle_2697" style:family="table-cell" style:parent-style-name="Default">
      <style:table-cell-properties fo:background-color="#ffc7ce"/>
      <style:text-properties fo:color="#9c0006"/>
    </style:style>
    <style:style style:name="ConditionalStyle_5f_2696" style:display-name="ConditionalStyle_2696" style:family="table-cell" style:parent-style-name="Default">
      <style:table-cell-properties fo:background-color="#ffc7ce"/>
      <style:text-properties fo:color="#9c0006"/>
    </style:style>
    <style:style style:name="ConditionalStyle_5f_2695" style:display-name="ConditionalStyle_2695" style:family="table-cell" style:parent-style-name="Default">
      <style:table-cell-properties fo:background-color="#ffc7ce"/>
      <style:text-properties fo:color="#9c0006"/>
    </style:style>
    <style:style style:name="ConditionalStyle_5f_2694" style:display-name="ConditionalStyle_2694" style:family="table-cell" style:parent-style-name="Default">
      <style:table-cell-properties fo:background-color="#ffc7ce"/>
      <style:text-properties fo:color="#9c0006"/>
    </style:style>
    <style:style style:name="ConditionalStyle_5f_2693" style:display-name="ConditionalStyle_2693" style:family="table-cell" style:parent-style-name="Default">
      <style:table-cell-properties fo:background-color="#ffc7ce"/>
      <style:text-properties fo:color="#9c0006"/>
    </style:style>
    <style:style style:name="ConditionalStyle_5f_2692" style:display-name="ConditionalStyle_2692" style:family="table-cell" style:parent-style-name="Default">
      <style:table-cell-properties fo:background-color="#ffc7ce"/>
      <style:text-properties fo:color="#9c0006"/>
    </style:style>
    <style:style style:name="ConditionalStyle_5f_2691" style:display-name="ConditionalStyle_2691" style:family="table-cell" style:parent-style-name="Default">
      <style:table-cell-properties fo:background-color="#ffc7ce"/>
      <style:text-properties fo:color="#9c0006"/>
    </style:style>
    <style:style style:name="ConditionalStyle_5f_2690" style:display-name="ConditionalStyle_2690" style:family="table-cell" style:parent-style-name="Default">
      <style:table-cell-properties fo:background-color="#ffc7ce"/>
      <style:text-properties fo:color="#9c0006"/>
    </style:style>
    <style:style style:name="ConditionalStyle_5f_2689" style:display-name="ConditionalStyle_2689" style:family="table-cell" style:parent-style-name="Default">
      <style:table-cell-properties fo:background-color="#ffc7ce"/>
      <style:text-properties fo:color="#9c0006"/>
    </style:style>
    <style:style style:name="ConditionalStyle_5f_2688" style:display-name="ConditionalStyle_2688" style:family="table-cell" style:parent-style-name="Default">
      <style:table-cell-properties fo:background-color="#ffc7ce"/>
      <style:text-properties fo:color="#9c0006"/>
    </style:style>
    <style:style style:name="ConditionalStyle_5f_2687" style:display-name="ConditionalStyle_2687" style:family="table-cell" style:parent-style-name="Default">
      <style:table-cell-properties fo:background-color="#ffc7ce"/>
      <style:text-properties fo:color="#9c0006"/>
    </style:style>
    <style:style style:name="ConditionalStyle_5f_2686" style:display-name="ConditionalStyle_2686" style:family="table-cell" style:parent-style-name="Default">
      <style:table-cell-properties fo:background-color="#ffc7ce"/>
      <style:text-properties fo:color="#9c0006"/>
    </style:style>
    <style:style style:name="ConditionalStyle_5f_2685" style:display-name="ConditionalStyle_2685" style:family="table-cell" style:parent-style-name="Default">
      <style:table-cell-properties fo:background-color="#ffc7ce"/>
      <style:text-properties fo:color="#9c0006"/>
    </style:style>
    <style:style style:name="ConditionalStyle_5f_2684" style:display-name="ConditionalStyle_2684" style:family="table-cell" style:parent-style-name="Default">
      <style:table-cell-properties fo:background-color="#ffc7ce"/>
      <style:text-properties fo:color="#9c0006"/>
    </style:style>
    <style:style style:name="ConditionalStyle_5f_2683" style:display-name="ConditionalStyle_2683" style:family="table-cell" style:parent-style-name="Default">
      <style:table-cell-properties fo:background-color="#ffc7ce"/>
      <style:text-properties fo:color="#9c0006"/>
    </style:style>
    <style:style style:name="ConditionalStyle_5f_2682" style:display-name="ConditionalStyle_2682" style:family="table-cell" style:parent-style-name="Default">
      <style:table-cell-properties fo:background-color="#ffc7ce"/>
      <style:text-properties fo:color="#9c0006"/>
    </style:style>
    <style:style style:name="ConditionalStyle_5f_2681" style:display-name="ConditionalStyle_2681" style:family="table-cell" style:parent-style-name="Default">
      <style:table-cell-properties fo:background-color="#ffc7ce"/>
      <style:text-properties fo:color="#9c0006"/>
    </style:style>
    <style:style style:name="ConditionalStyle_5f_2680" style:display-name="ConditionalStyle_2680" style:family="table-cell" style:parent-style-name="Default">
      <style:table-cell-properties fo:background-color="#ffc7ce"/>
      <style:text-properties fo:color="#9c0006"/>
    </style:style>
    <style:style style:name="ConditionalStyle_5f_2679" style:display-name="ConditionalStyle_2679" style:family="table-cell" style:parent-style-name="Default">
      <style:table-cell-properties fo:background-color="#ffc7ce"/>
      <style:text-properties fo:color="#9c0006"/>
    </style:style>
    <style:style style:name="ConditionalStyle_5f_2678" style:display-name="ConditionalStyle_2678" style:family="table-cell" style:parent-style-name="Default">
      <style:table-cell-properties fo:background-color="#ffc7ce"/>
      <style:text-properties fo:color="#9c0006"/>
    </style:style>
    <style:style style:name="ConditionalStyle_5f_2677" style:display-name="ConditionalStyle_2677" style:family="table-cell" style:parent-style-name="Default">
      <style:table-cell-properties fo:background-color="#ffc7ce"/>
      <style:text-properties fo:color="#9c0006"/>
    </style:style>
    <style:style style:name="ConditionalStyle_5f_2676" style:display-name="ConditionalStyle_2676" style:family="table-cell" style:parent-style-name="Default">
      <style:table-cell-properties fo:background-color="#ffc7ce"/>
      <style:text-properties fo:color="#9c0006"/>
    </style:style>
    <style:style style:name="ConditionalStyle_5f_2675" style:display-name="ConditionalStyle_2675" style:family="table-cell" style:parent-style-name="Default">
      <style:table-cell-properties fo:background-color="#ffc7ce"/>
      <style:text-properties fo:color="#9c0006"/>
    </style:style>
    <style:style style:name="ConditionalStyle_5f_2674" style:display-name="ConditionalStyle_2674" style:family="table-cell" style:parent-style-name="Default">
      <style:table-cell-properties fo:background-color="#ffc7ce"/>
      <style:text-properties fo:color="#9c0006"/>
    </style:style>
    <style:style style:name="ConditionalStyle_5f_2673" style:display-name="ConditionalStyle_2673" style:family="table-cell" style:parent-style-name="Default">
      <style:table-cell-properties fo:background-color="#ffc7ce"/>
      <style:text-properties fo:color="#9c0006"/>
    </style:style>
    <style:style style:name="ConditionalStyle_5f_2672" style:display-name="ConditionalStyle_2672" style:family="table-cell" style:parent-style-name="Default">
      <style:table-cell-properties fo:background-color="#ffc7ce"/>
      <style:text-properties fo:color="#9c0006"/>
    </style:style>
    <style:style style:name="ConditionalStyle_5f_2671" style:display-name="ConditionalStyle_2671" style:family="table-cell" style:parent-style-name="Default">
      <style:table-cell-properties fo:background-color="#ffc7ce"/>
      <style:text-properties fo:color="#9c0006"/>
    </style:style>
    <style:style style:name="ConditionalStyle_5f_2670" style:display-name="ConditionalStyle_2670" style:family="table-cell" style:parent-style-name="Default">
      <style:table-cell-properties fo:background-color="#ffc7ce"/>
      <style:text-properties fo:color="#9c0006"/>
    </style:style>
    <style:style style:name="ConditionalStyle_5f_2669" style:display-name="ConditionalStyle_2669" style:family="table-cell" style:parent-style-name="Default">
      <style:table-cell-properties fo:background-color="#ffc7ce"/>
      <style:text-properties fo:color="#9c0006"/>
    </style:style>
    <style:style style:name="ConditionalStyle_5f_2709" style:display-name="ConditionalStyle_2709" style:family="table-cell" style:parent-style-name="Default">
      <style:table-cell-properties fo:background-color="#ffc7ce"/>
      <style:text-properties fo:color="#9c0006"/>
    </style:style>
    <style:style style:name="ConditionalStyle_5f_2708" style:display-name="ConditionalStyle_2708" style:family="table-cell" style:parent-style-name="Default">
      <style:table-cell-properties fo:background-color="#ffc7ce"/>
      <style:text-properties fo:color="#9c0006"/>
    </style:style>
    <style:style style:name="ConditionalStyle_5f_2707" style:display-name="ConditionalStyle_2707" style:family="table-cell" style:parent-style-name="Default">
      <style:table-cell-properties fo:background-color="#ffc7ce"/>
      <style:text-properties fo:color="#9c0006"/>
    </style:style>
    <style:style style:name="ConditionalStyle_5f_2706" style:display-name="ConditionalStyle_2706" style:family="table-cell" style:parent-style-name="Default">
      <style:table-cell-properties fo:background-color="#ffc7ce"/>
      <style:text-properties fo:color="#9c0006"/>
    </style:style>
    <style:style style:name="ConditionalStyle_5f_2705" style:display-name="ConditionalStyle_2705" style:family="table-cell" style:parent-style-name="Default">
      <style:table-cell-properties fo:background-color="#ffc7ce"/>
      <style:text-properties fo:color="#9c0006"/>
    </style:style>
    <style:style style:name="ConditionalStyle_5f_2704" style:display-name="ConditionalStyle_2704" style:family="table-cell" style:parent-style-name="Default">
      <style:table-cell-properties fo:background-color="#ffc7ce"/>
      <style:text-properties fo:color="#9c0006"/>
    </style:style>
    <style:style style:name="ConditionalStyle_5f_2703" style:display-name="ConditionalStyle_2703" style:family="table-cell" style:parent-style-name="Default">
      <style:table-cell-properties fo:background-color="#ffc7ce"/>
      <style:text-properties fo:color="#9c0006"/>
    </style:style>
    <style:style style:name="ConditionalStyle_5f_2710" style:display-name="ConditionalStyle_2710" style:family="table-cell" style:parent-style-name="Default">
      <style:table-cell-properties fo:background-color="#ffc7ce"/>
      <style:text-properties fo:color="#9c0006"/>
    </style:style>
    <style:style style:name="ConditionalStyle_5f_2712" style:display-name="ConditionalStyle_2712" style:family="table-cell" style:parent-style-name="Default">
      <style:table-cell-properties fo:background-color="#ffc7ce"/>
      <style:text-properties fo:color="#9c0006"/>
    </style:style>
    <style:style style:name="ConditionalStyle_5f_2711" style:display-name="ConditionalStyle_2711" style:family="table-cell" style:parent-style-name="Default">
      <style:table-cell-properties fo:background-color="#ffc7ce"/>
      <style:text-properties fo:color="#9c0006"/>
    </style:style>
    <style:style style:name="ConditionalStyle_5f_2713" style:display-name="ConditionalStyle_2713" style:family="table-cell" style:parent-style-name="Default">
      <style:table-cell-properties fo:background-color="#ffc7ce"/>
      <style:text-properties fo:color="#9c0006"/>
    </style:style>
    <style:style style:name="ConditionalStyle_5f_2725" style:display-name="ConditionalStyle_2725" style:family="table-cell" style:parent-style-name="Default">
      <style:table-cell-properties fo:background-color="#ffc7ce"/>
      <style:text-properties fo:color="#9c0006"/>
    </style:style>
    <style:style style:name="ConditionalStyle_5f_2724" style:display-name="ConditionalStyle_2724" style:family="table-cell" style:parent-style-name="Default">
      <style:table-cell-properties fo:background-color="#ffc7ce"/>
      <style:text-properties fo:color="#9c0006"/>
    </style:style>
    <style:style style:name="ConditionalStyle_5f_2723" style:display-name="ConditionalStyle_2723" style:family="table-cell" style:parent-style-name="Default">
      <style:table-cell-properties fo:background-color="#ffc7ce"/>
      <style:text-properties fo:color="#9c0006"/>
    </style:style>
    <style:style style:name="ConditionalStyle_5f_2722" style:display-name="ConditionalStyle_2722" style:family="table-cell" style:parent-style-name="Default">
      <style:table-cell-properties fo:background-color="#ffc7ce"/>
      <style:text-properties fo:color="#9c0006"/>
    </style:style>
    <style:style style:name="ConditionalStyle_5f_2721" style:display-name="ConditionalStyle_2721" style:family="table-cell" style:parent-style-name="Default">
      <style:table-cell-properties fo:background-color="#ffc7ce"/>
      <style:text-properties fo:color="#9c0006"/>
    </style:style>
    <style:style style:name="ConditionalStyle_5f_2720" style:display-name="ConditionalStyle_2720" style:family="table-cell" style:parent-style-name="Default">
      <style:table-cell-properties fo:background-color="#ffc7ce"/>
      <style:text-properties fo:color="#9c0006"/>
    </style:style>
    <style:style style:name="ConditionalStyle_5f_2719" style:display-name="ConditionalStyle_2719" style:family="table-cell" style:parent-style-name="Default">
      <style:table-cell-properties fo:background-color="#ffc7ce"/>
      <style:text-properties fo:color="#9c0006"/>
    </style:style>
    <style:style style:name="ConditionalStyle_5f_2718" style:display-name="ConditionalStyle_2718" style:family="table-cell" style:parent-style-name="Default">
      <style:table-cell-properties fo:background-color="#ffc7ce"/>
      <style:text-properties fo:color="#9c0006"/>
    </style:style>
    <style:style style:name="ConditionalStyle_5f_2717" style:display-name="ConditionalStyle_2717" style:family="table-cell" style:parent-style-name="Default">
      <style:table-cell-properties fo:background-color="#ffc7ce"/>
      <style:text-properties fo:color="#9c0006"/>
    </style:style>
    <style:style style:name="ConditionalStyle_5f_2716" style:display-name="ConditionalStyle_2716" style:family="table-cell" style:parent-style-name="Default">
      <style:table-cell-properties fo:background-color="#ffc7ce"/>
      <style:text-properties fo:color="#9c0006"/>
    </style:style>
    <style:style style:name="ConditionalStyle_5f_2715" style:display-name="ConditionalStyle_2715" style:family="table-cell" style:parent-style-name="Default">
      <style:table-cell-properties fo:background-color="#ffc7ce"/>
      <style:text-properties fo:color="#9c0006"/>
    </style:style>
    <style:style style:name="ConditionalStyle_5f_2714" style:display-name="ConditionalStyle_2714" style:family="table-cell" style:parent-style-name="Default">
      <style:table-cell-properties fo:background-color="#ffc7ce"/>
      <style:text-properties fo:color="#9c0006"/>
    </style:style>
    <style:style style:name="ConditionalStyle_5f_2756" style:display-name="ConditionalStyle_2756" style:family="table-cell" style:parent-style-name="Default">
      <style:table-cell-properties fo:background-color="#ffc7ce"/>
      <style:text-properties fo:color="#9c0006"/>
    </style:style>
    <style:style style:name="ConditionalStyle_5f_2755" style:display-name="ConditionalStyle_2755" style:family="table-cell" style:parent-style-name="Default">
      <style:table-cell-properties fo:background-color="#ffc7ce"/>
      <style:text-properties fo:color="#9c0006"/>
    </style:style>
    <style:style style:name="ConditionalStyle_5f_2754" style:display-name="ConditionalStyle_2754" style:family="table-cell" style:parent-style-name="Default">
      <style:table-cell-properties fo:background-color="#ffc7ce"/>
      <style:text-properties fo:color="#9c0006"/>
    </style:style>
    <style:style style:name="ConditionalStyle_5f_2753" style:display-name="ConditionalStyle_2753" style:family="table-cell" style:parent-style-name="Default">
      <style:table-cell-properties fo:background-color="#ffc7ce"/>
      <style:text-properties fo:color="#9c0006"/>
    </style:style>
    <style:style style:name="ConditionalStyle_5f_2752" style:display-name="ConditionalStyle_2752" style:family="table-cell" style:parent-style-name="Default">
      <style:table-cell-properties fo:background-color="#ffc7ce"/>
      <style:text-properties fo:color="#9c0006"/>
    </style:style>
    <style:style style:name="ConditionalStyle_5f_2751" style:display-name="ConditionalStyle_2751" style:family="table-cell" style:parent-style-name="Default">
      <style:table-cell-properties fo:background-color="#ffc7ce"/>
      <style:text-properties fo:color="#9c0006"/>
    </style:style>
    <style:style style:name="ConditionalStyle_5f_2750" style:display-name="ConditionalStyle_2750" style:family="table-cell" style:parent-style-name="Default">
      <style:table-cell-properties fo:background-color="#ffc7ce"/>
      <style:text-properties fo:color="#9c0006"/>
    </style:style>
    <style:style style:name="ConditionalStyle_5f_2749" style:display-name="ConditionalStyle_2749" style:family="table-cell" style:parent-style-name="Default">
      <style:table-cell-properties fo:background-color="#ffc7ce"/>
      <style:text-properties fo:color="#9c0006"/>
    </style:style>
    <style:style style:name="ConditionalStyle_5f_2748" style:display-name="ConditionalStyle_2748" style:family="table-cell" style:parent-style-name="Default">
      <style:table-cell-properties fo:background-color="#ffc7ce"/>
      <style:text-properties fo:color="#9c0006"/>
    </style:style>
    <style:style style:name="ConditionalStyle_5f_2747" style:display-name="ConditionalStyle_2747" style:family="table-cell" style:parent-style-name="Default">
      <style:table-cell-properties fo:background-color="#ffc7ce"/>
      <style:text-properties fo:color="#9c0006"/>
    </style:style>
    <style:style style:name="ConditionalStyle_5f_2746" style:display-name="ConditionalStyle_2746" style:family="table-cell" style:parent-style-name="Default">
      <style:table-cell-properties fo:background-color="#ffc7ce"/>
      <style:text-properties fo:color="#9c0006"/>
    </style:style>
    <style:style style:name="ConditionalStyle_5f_2745" style:display-name="ConditionalStyle_2745" style:family="table-cell" style:parent-style-name="Default">
      <style:table-cell-properties fo:background-color="#ffc7ce"/>
      <style:text-properties fo:color="#9c0006"/>
    </style:style>
    <style:style style:name="ConditionalStyle_5f_2744" style:display-name="ConditionalStyle_2744" style:family="table-cell" style:parent-style-name="Default">
      <style:table-cell-properties fo:background-color="#ffc7ce"/>
      <style:text-properties fo:color="#9c0006"/>
    </style:style>
    <style:style style:name="ConditionalStyle_5f_2743" style:display-name="ConditionalStyle_2743" style:family="table-cell" style:parent-style-name="Default">
      <style:table-cell-properties fo:background-color="#ffc7ce"/>
      <style:text-properties fo:color="#9c0006"/>
    </style:style>
    <style:style style:name="ConditionalStyle_5f_2742" style:display-name="ConditionalStyle_2742" style:family="table-cell" style:parent-style-name="Default">
      <style:table-cell-properties fo:background-color="#ffc7ce"/>
      <style:text-properties fo:color="#9c0006"/>
    </style:style>
    <style:style style:name="ConditionalStyle_5f_2741" style:display-name="ConditionalStyle_2741" style:family="table-cell" style:parent-style-name="Default">
      <style:table-cell-properties fo:background-color="#ffc7ce"/>
      <style:text-properties fo:color="#9c0006"/>
    </style:style>
    <style:style style:name="ConditionalStyle_5f_2740" style:display-name="ConditionalStyle_2740" style:family="table-cell" style:parent-style-name="Default">
      <style:table-cell-properties fo:background-color="#ffc7ce"/>
      <style:text-properties fo:color="#9c0006"/>
    </style:style>
    <style:style style:name="ConditionalStyle_5f_2739" style:display-name="ConditionalStyle_2739" style:family="table-cell" style:parent-style-name="Default">
      <style:table-cell-properties fo:background-color="#ffc7ce"/>
      <style:text-properties fo:color="#9c0006"/>
    </style:style>
    <style:style style:name="ConditionalStyle_5f_2738" style:display-name="ConditionalStyle_2738" style:family="table-cell" style:parent-style-name="Default">
      <style:table-cell-properties fo:background-color="#ffc7ce"/>
      <style:text-properties fo:color="#9c0006"/>
    </style:style>
    <style:style style:name="ConditionalStyle_5f_2737" style:display-name="ConditionalStyle_2737" style:family="table-cell" style:parent-style-name="Default">
      <style:table-cell-properties fo:background-color="#ffc7ce"/>
      <style:text-properties fo:color="#9c0006"/>
    </style:style>
    <style:style style:name="ConditionalStyle_5f_2736" style:display-name="ConditionalStyle_2736" style:family="table-cell" style:parent-style-name="Default">
      <style:table-cell-properties fo:background-color="#ffc7ce"/>
      <style:text-properties fo:color="#9c0006"/>
    </style:style>
    <style:style style:name="ConditionalStyle_5f_2735" style:display-name="ConditionalStyle_2735" style:family="table-cell" style:parent-style-name="Default">
      <style:table-cell-properties fo:background-color="#ffc7ce"/>
      <style:text-properties fo:color="#9c0006"/>
    </style:style>
    <style:style style:name="ConditionalStyle_5f_2734" style:display-name="ConditionalStyle_2734" style:family="table-cell" style:parent-style-name="Default">
      <style:table-cell-properties fo:background-color="#ffc7ce"/>
      <style:text-properties fo:color="#9c0006"/>
    </style:style>
    <style:style style:name="ConditionalStyle_5f_2733" style:display-name="ConditionalStyle_2733" style:family="table-cell" style:parent-style-name="Default">
      <style:table-cell-properties fo:background-color="#ffc7ce"/>
      <style:text-properties fo:color="#9c0006"/>
    </style:style>
    <style:style style:name="ConditionalStyle_5f_2732" style:display-name="ConditionalStyle_2732" style:family="table-cell" style:parent-style-name="Default">
      <style:table-cell-properties fo:background-color="#ffc7ce"/>
      <style:text-properties fo:color="#9c0006"/>
    </style:style>
    <style:style style:name="ConditionalStyle_5f_2731" style:display-name="ConditionalStyle_2731" style:family="table-cell" style:parent-style-name="Default">
      <style:table-cell-properties fo:background-color="#ffc7ce"/>
      <style:text-properties fo:color="#9c0006"/>
    </style:style>
    <style:style style:name="ConditionalStyle_5f_2730" style:display-name="ConditionalStyle_2730" style:family="table-cell" style:parent-style-name="Default">
      <style:table-cell-properties fo:background-color="#ffc7ce"/>
      <style:text-properties fo:color="#9c0006"/>
    </style:style>
    <style:style style:name="ConditionalStyle_5f_2729" style:display-name="ConditionalStyle_2729" style:family="table-cell" style:parent-style-name="Default">
      <style:table-cell-properties fo:background-color="#ffc7ce"/>
      <style:text-properties fo:color="#9c0006"/>
    </style:style>
    <style:style style:name="ConditionalStyle_5f_2728" style:display-name="ConditionalStyle_2728" style:family="table-cell" style:parent-style-name="Default">
      <style:table-cell-properties fo:background-color="#ffc7ce"/>
      <style:text-properties fo:color="#9c0006"/>
    </style:style>
    <style:style style:name="ConditionalStyle_5f_2727" style:display-name="ConditionalStyle_2727" style:family="table-cell" style:parent-style-name="Default">
      <style:table-cell-properties fo:background-color="#ffc7ce"/>
      <style:text-properties fo:color="#9c0006"/>
    </style:style>
    <style:style style:name="ConditionalStyle_5f_2726" style:display-name="ConditionalStyle_2726" style:family="table-cell" style:parent-style-name="Default">
      <style:table-cell-properties fo:background-color="#ffc7ce"/>
      <style:text-properties fo:color="#9c0006"/>
    </style:style>
    <style:style style:name="ConditionalStyle_5f_2777" style:display-name="ConditionalStyle_2777" style:family="table-cell" style:parent-style-name="Default">
      <style:table-cell-properties fo:background-color="#ffc7ce"/>
      <style:text-properties fo:color="#9c0006"/>
    </style:style>
    <style:style style:name="ConditionalStyle_5f_2776" style:display-name="ConditionalStyle_2776" style:family="table-cell" style:parent-style-name="Default">
      <style:table-cell-properties fo:background-color="#ffc7ce"/>
      <style:text-properties fo:color="#9c0006"/>
    </style:style>
    <style:style style:name="ConditionalStyle_5f_2775" style:display-name="ConditionalStyle_2775" style:family="table-cell" style:parent-style-name="Default">
      <style:table-cell-properties fo:background-color="#ffc7ce"/>
      <style:text-properties fo:color="#9c0006"/>
    </style:style>
    <style:style style:name="ConditionalStyle_5f_2774" style:display-name="ConditionalStyle_2774" style:family="table-cell" style:parent-style-name="Default">
      <style:table-cell-properties fo:background-color="#ffc7ce"/>
      <style:text-properties fo:color="#9c0006"/>
    </style:style>
    <style:style style:name="ConditionalStyle_5f_2773" style:display-name="ConditionalStyle_2773" style:family="table-cell" style:parent-style-name="Default">
      <style:table-cell-properties fo:background-color="#ffc7ce"/>
      <style:text-properties fo:color="#9c0006"/>
    </style:style>
    <style:style style:name="ConditionalStyle_5f_2772" style:display-name="ConditionalStyle_2772" style:family="table-cell" style:parent-style-name="Default">
      <style:table-cell-properties fo:background-color="#ffc7ce"/>
      <style:text-properties fo:color="#9c0006"/>
    </style:style>
    <style:style style:name="ConditionalStyle_5f_2771" style:display-name="ConditionalStyle_2771" style:family="table-cell" style:parent-style-name="Default">
      <style:table-cell-properties fo:background-color="#ffc7ce"/>
      <style:text-properties fo:color="#9c0006"/>
    </style:style>
    <style:style style:name="ConditionalStyle_5f_2770" style:display-name="ConditionalStyle_2770" style:family="table-cell" style:parent-style-name="Default">
      <style:table-cell-properties fo:background-color="#ffc7ce"/>
      <style:text-properties fo:color="#9c0006"/>
    </style:style>
    <style:style style:name="ConditionalStyle_5f_2769" style:display-name="ConditionalStyle_2769" style:family="table-cell" style:parent-style-name="Default">
      <style:table-cell-properties fo:background-color="#ffc7ce"/>
      <style:text-properties fo:color="#9c0006"/>
    </style:style>
    <style:style style:name="ConditionalStyle_5f_2768" style:display-name="ConditionalStyle_2768" style:family="table-cell" style:parent-style-name="Default">
      <style:table-cell-properties fo:background-color="#ffc7ce"/>
      <style:text-properties fo:color="#9c0006"/>
    </style:style>
    <style:style style:name="ConditionalStyle_5f_2767" style:display-name="ConditionalStyle_2767" style:family="table-cell" style:parent-style-name="Default">
      <style:table-cell-properties fo:background-color="#ffc7ce"/>
      <style:text-properties fo:color="#9c0006"/>
    </style:style>
    <style:style style:name="ConditionalStyle_5f_2766" style:display-name="ConditionalStyle_2766" style:family="table-cell" style:parent-style-name="Default">
      <style:table-cell-properties fo:background-color="#ffc7ce"/>
      <style:text-properties fo:color="#9c0006"/>
    </style:style>
    <style:style style:name="ConditionalStyle_5f_2765" style:display-name="ConditionalStyle_2765" style:family="table-cell" style:parent-style-name="Default">
      <style:table-cell-properties fo:background-color="#ffc7ce"/>
      <style:text-properties fo:color="#9c0006"/>
    </style:style>
    <style:style style:name="ConditionalStyle_5f_2764" style:display-name="ConditionalStyle_2764" style:family="table-cell" style:parent-style-name="Default">
      <style:table-cell-properties fo:background-color="#ffc7ce"/>
      <style:text-properties fo:color="#9c0006"/>
    </style:style>
    <style:style style:name="ConditionalStyle_5f_2763" style:display-name="ConditionalStyle_2763" style:family="table-cell" style:parent-style-name="Default">
      <style:table-cell-properties fo:background-color="#ffc7ce"/>
      <style:text-properties fo:color="#9c0006"/>
    </style:style>
    <style:style style:name="ConditionalStyle_5f_2762" style:display-name="ConditionalStyle_2762" style:family="table-cell" style:parent-style-name="Default">
      <style:table-cell-properties fo:background-color="#ffc7ce"/>
      <style:text-properties fo:color="#9c0006"/>
    </style:style>
    <style:style style:name="ConditionalStyle_5f_2761" style:display-name="ConditionalStyle_2761" style:family="table-cell" style:parent-style-name="Default">
      <style:table-cell-properties fo:background-color="#ffc7ce"/>
      <style:text-properties fo:color="#9c0006"/>
    </style:style>
    <style:style style:name="ConditionalStyle_5f_2760" style:display-name="ConditionalStyle_2760" style:family="table-cell" style:parent-style-name="Default">
      <style:table-cell-properties fo:background-color="#ffc7ce"/>
      <style:text-properties fo:color="#9c0006"/>
    </style:style>
    <style:style style:name="ConditionalStyle_5f_2759" style:display-name="ConditionalStyle_2759" style:family="table-cell" style:parent-style-name="Default">
      <style:table-cell-properties fo:background-color="#ffc7ce"/>
      <style:text-properties fo:color="#9c0006"/>
    </style:style>
    <style:style style:name="ConditionalStyle_5f_2758" style:display-name="ConditionalStyle_2758" style:family="table-cell" style:parent-style-name="Default">
      <style:table-cell-properties fo:background-color="#ffc7ce"/>
      <style:text-properties fo:color="#9c0006"/>
    </style:style>
    <style:style style:name="ConditionalStyle_5f_2757" style:display-name="ConditionalStyle_2757" style:family="table-cell" style:parent-style-name="Default">
      <style:table-cell-properties fo:background-color="#ffc7ce"/>
      <style:text-properties fo:color="#9c0006"/>
    </style:style>
    <style:style style:name="ConditionalStyle_5f_2778" style:display-name="ConditionalStyle_2778" style:family="table-cell" style:parent-style-name="Default">
      <style:table-cell-properties fo:background-color="#ffc7ce"/>
      <style:text-properties fo:color="#9c0006"/>
    </style:style>
    <style:style style:name="ConditionalStyle_5f_2781" style:display-name="ConditionalStyle_2781" style:family="table-cell" style:parent-style-name="Default">
      <style:table-cell-properties fo:background-color="#ffc7ce"/>
      <style:text-properties fo:color="#9c0006"/>
    </style:style>
    <style:style style:name="ConditionalStyle_5f_2780" style:display-name="ConditionalStyle_2780" style:family="table-cell" style:parent-style-name="Default">
      <style:table-cell-properties fo:background-color="#ffc7ce"/>
      <style:text-properties fo:color="#9c0006"/>
    </style:style>
    <style:style style:name="ConditionalStyle_5f_2779" style:display-name="ConditionalStyle_2779" style:family="table-cell" style:parent-style-name="Default">
      <style:table-cell-properties fo:background-color="#ffc7ce"/>
      <style:text-properties fo:color="#9c0006"/>
    </style:style>
    <style:style style:name="ConditionalStyle_5f_2788" style:display-name="ConditionalStyle_2788" style:family="table-cell" style:parent-style-name="Default">
      <style:table-cell-properties fo:background-color="#ffc7ce"/>
      <style:text-properties fo:color="#9c0006"/>
    </style:style>
    <style:style style:name="ConditionalStyle_5f_2787" style:display-name="ConditionalStyle_2787" style:family="table-cell" style:parent-style-name="Default">
      <style:table-cell-properties fo:background-color="#ffc7ce"/>
      <style:text-properties fo:color="#9c0006"/>
    </style:style>
    <style:style style:name="ConditionalStyle_5f_2786" style:display-name="ConditionalStyle_2786" style:family="table-cell" style:parent-style-name="Default">
      <style:table-cell-properties fo:background-color="#ffc7ce"/>
      <style:text-properties fo:color="#9c0006"/>
    </style:style>
    <style:style style:name="ConditionalStyle_5f_2785" style:display-name="ConditionalStyle_2785" style:family="table-cell" style:parent-style-name="Default">
      <style:table-cell-properties fo:background-color="#ffc7ce"/>
      <style:text-properties fo:color="#9c0006"/>
    </style:style>
    <style:style style:name="ConditionalStyle_5f_2784" style:display-name="ConditionalStyle_2784" style:family="table-cell" style:parent-style-name="Default">
      <style:table-cell-properties fo:background-color="#ffc7ce"/>
      <style:text-properties fo:color="#9c0006"/>
    </style:style>
    <style:style style:name="ConditionalStyle_5f_2783" style:display-name="ConditionalStyle_2783" style:family="table-cell" style:parent-style-name="Default">
      <style:table-cell-properties fo:background-color="#ffc7ce"/>
      <style:text-properties fo:color="#9c0006"/>
    </style:style>
    <style:style style:name="ConditionalStyle_5f_2782" style:display-name="ConditionalStyle_2782" style:family="table-cell" style:parent-style-name="Default">
      <style:table-cell-properties fo:background-color="#ffc7ce"/>
      <style:text-properties fo:color="#9c0006"/>
    </style:style>
    <style:style style:name="ConditionalStyle_5f_2791" style:display-name="ConditionalStyle_2791" style:family="table-cell" style:parent-style-name="Default">
      <style:table-cell-properties fo:background-color="#ffc7ce"/>
      <style:text-properties fo:color="#9c0006"/>
    </style:style>
    <style:style style:name="ConditionalStyle_5f_2790" style:display-name="ConditionalStyle_2790" style:family="table-cell" style:parent-style-name="Default">
      <style:table-cell-properties fo:background-color="#ffc7ce"/>
      <style:text-properties fo:color="#9c0006"/>
    </style:style>
    <style:style style:name="ConditionalStyle_5f_2789" style:display-name="ConditionalStyle_2789" style:family="table-cell" style:parent-style-name="Default">
      <style:table-cell-properties fo:background-color="#ffc7ce"/>
      <style:text-properties fo:color="#9c0006"/>
    </style:style>
    <style:style style:name="ConditionalStyle_5f_2827" style:display-name="ConditionalStyle_2827" style:family="table-cell" style:parent-style-name="Default">
      <style:table-cell-properties fo:background-color="#ffc7ce"/>
      <style:text-properties fo:color="#9c0006"/>
    </style:style>
    <style:style style:name="ConditionalStyle_5f_2826" style:display-name="ConditionalStyle_2826" style:family="table-cell" style:parent-style-name="Default">
      <style:table-cell-properties fo:background-color="#ffc7ce"/>
      <style:text-properties fo:color="#9c0006"/>
    </style:style>
    <style:style style:name="ConditionalStyle_5f_2825" style:display-name="ConditionalStyle_2825" style:family="table-cell" style:parent-style-name="Default">
      <style:table-cell-properties fo:background-color="#ffc7ce"/>
      <style:text-properties fo:color="#9c0006"/>
    </style:style>
    <style:style style:name="ConditionalStyle_5f_2824" style:display-name="ConditionalStyle_2824" style:family="table-cell" style:parent-style-name="Default">
      <style:table-cell-properties fo:background-color="#ffc7ce"/>
      <style:text-properties fo:color="#9c0006"/>
    </style:style>
    <style:style style:name="ConditionalStyle_5f_2823" style:display-name="ConditionalStyle_2823" style:family="table-cell" style:parent-style-name="Default">
      <style:table-cell-properties fo:background-color="#ffc7ce"/>
      <style:text-properties fo:color="#9c0006"/>
    </style:style>
    <style:style style:name="ConditionalStyle_5f_2822" style:display-name="ConditionalStyle_2822" style:family="table-cell" style:parent-style-name="Default">
      <style:table-cell-properties fo:background-color="#ffc7ce"/>
      <style:text-properties fo:color="#9c0006"/>
    </style:style>
    <style:style style:name="ConditionalStyle_5f_2821" style:display-name="ConditionalStyle_2821" style:family="table-cell" style:parent-style-name="Default">
      <style:table-cell-properties fo:background-color="#ffc7ce"/>
      <style:text-properties fo:color="#9c0006"/>
    </style:style>
    <style:style style:name="ConditionalStyle_5f_2820" style:display-name="ConditionalStyle_2820" style:family="table-cell" style:parent-style-name="Default">
      <style:table-cell-properties fo:background-color="#ffc7ce"/>
      <style:text-properties fo:color="#9c0006"/>
    </style:style>
    <style:style style:name="ConditionalStyle_5f_2819" style:display-name="ConditionalStyle_2819" style:family="table-cell" style:parent-style-name="Default">
      <style:table-cell-properties fo:background-color="#ffc7ce"/>
      <style:text-properties fo:color="#9c0006"/>
    </style:style>
    <style:style style:name="ConditionalStyle_5f_2818" style:display-name="ConditionalStyle_2818" style:family="table-cell" style:parent-style-name="Default">
      <style:table-cell-properties fo:background-color="#ffc7ce"/>
      <style:text-properties fo:color="#9c0006"/>
    </style:style>
    <style:style style:name="ConditionalStyle_5f_2817" style:display-name="ConditionalStyle_2817" style:family="table-cell" style:parent-style-name="Default">
      <style:table-cell-properties fo:background-color="#ffc7ce"/>
      <style:text-properties fo:color="#9c0006"/>
    </style:style>
    <style:style style:name="ConditionalStyle_5f_2816" style:display-name="ConditionalStyle_2816" style:family="table-cell" style:parent-style-name="Default">
      <style:table-cell-properties fo:background-color="#ffc7ce"/>
      <style:text-properties fo:color="#9c0006"/>
    </style:style>
    <style:style style:name="ConditionalStyle_5f_2815" style:display-name="ConditionalStyle_2815" style:family="table-cell" style:parent-style-name="Default">
      <style:table-cell-properties fo:background-color="#ffc7ce"/>
      <style:text-properties fo:color="#9c0006"/>
    </style:style>
    <style:style style:name="ConditionalStyle_5f_2814" style:display-name="ConditionalStyle_2814" style:family="table-cell" style:parent-style-name="Default">
      <style:table-cell-properties fo:background-color="#ffc7ce"/>
      <style:text-properties fo:color="#9c0006"/>
    </style:style>
    <style:style style:name="ConditionalStyle_5f_2813" style:display-name="ConditionalStyle_2813" style:family="table-cell" style:parent-style-name="Default">
      <style:table-cell-properties fo:background-color="#ffc7ce"/>
      <style:text-properties fo:color="#9c0006"/>
    </style:style>
    <style:style style:name="ConditionalStyle_5f_2812" style:display-name="ConditionalStyle_2812" style:family="table-cell" style:parent-style-name="Default">
      <style:table-cell-properties fo:background-color="#ffc7ce"/>
      <style:text-properties fo:color="#9c0006"/>
    </style:style>
    <style:style style:name="ConditionalStyle_5f_2811" style:display-name="ConditionalStyle_2811" style:family="table-cell" style:parent-style-name="Default">
      <style:table-cell-properties fo:background-color="#ffc7ce"/>
      <style:text-properties fo:color="#9c0006"/>
    </style:style>
    <style:style style:name="ConditionalStyle_5f_2810" style:display-name="ConditionalStyle_2810" style:family="table-cell" style:parent-style-name="Default">
      <style:table-cell-properties fo:background-color="#ffc7ce"/>
      <style:text-properties fo:color="#9c0006"/>
    </style:style>
    <style:style style:name="ConditionalStyle_5f_2809" style:display-name="ConditionalStyle_2809" style:family="table-cell" style:parent-style-name="Default">
      <style:table-cell-properties fo:background-color="#ffc7ce"/>
      <style:text-properties fo:color="#9c0006"/>
    </style:style>
    <style:style style:name="ConditionalStyle_5f_2808" style:display-name="ConditionalStyle_2808" style:family="table-cell" style:parent-style-name="Default">
      <style:table-cell-properties fo:background-color="#ffc7ce"/>
      <style:text-properties fo:color="#9c0006"/>
    </style:style>
    <style:style style:name="ConditionalStyle_5f_2807" style:display-name="ConditionalStyle_2807" style:family="table-cell" style:parent-style-name="Default">
      <style:table-cell-properties fo:background-color="#ffc7ce"/>
      <style:text-properties fo:color="#9c0006"/>
    </style:style>
    <style:style style:name="ConditionalStyle_5f_2806" style:display-name="ConditionalStyle_2806" style:family="table-cell" style:parent-style-name="Default">
      <style:table-cell-properties fo:background-color="#ffc7ce"/>
      <style:text-properties fo:color="#9c0006"/>
    </style:style>
    <style:style style:name="ConditionalStyle_5f_2805" style:display-name="ConditionalStyle_2805" style:family="table-cell" style:parent-style-name="Default">
      <style:table-cell-properties fo:background-color="#ffc7ce"/>
      <style:text-properties fo:color="#9c0006"/>
    </style:style>
    <style:style style:name="ConditionalStyle_5f_2804" style:display-name="ConditionalStyle_2804" style:family="table-cell" style:parent-style-name="Default">
      <style:table-cell-properties fo:background-color="#ffc7ce"/>
      <style:text-properties fo:color="#9c0006"/>
    </style:style>
    <style:style style:name="ConditionalStyle_5f_2803" style:display-name="ConditionalStyle_2803" style:family="table-cell" style:parent-style-name="Default">
      <style:table-cell-properties fo:background-color="#ffc7ce"/>
      <style:text-properties fo:color="#9c0006"/>
    </style:style>
    <style:style style:name="ConditionalStyle_5f_2802" style:display-name="ConditionalStyle_2802" style:family="table-cell" style:parent-style-name="Default">
      <style:table-cell-properties fo:background-color="#ffc7ce"/>
      <style:text-properties fo:color="#9c0006"/>
    </style:style>
    <style:style style:name="ConditionalStyle_5f_2801" style:display-name="ConditionalStyle_2801" style:family="table-cell" style:parent-style-name="Default">
      <style:table-cell-properties fo:background-color="#ffc7ce"/>
      <style:text-properties fo:color="#9c0006"/>
    </style:style>
    <style:style style:name="ConditionalStyle_5f_2800" style:display-name="ConditionalStyle_2800" style:family="table-cell" style:parent-style-name="Default">
      <style:table-cell-properties fo:background-color="#ffc7ce"/>
      <style:text-properties fo:color="#9c0006"/>
    </style:style>
    <style:style style:name="ConditionalStyle_5f_2799" style:display-name="ConditionalStyle_2799" style:family="table-cell" style:parent-style-name="Default">
      <style:table-cell-properties fo:background-color="#ffc7ce"/>
      <style:text-properties fo:color="#9c0006"/>
    </style:style>
    <style:style style:name="ConditionalStyle_5f_2798" style:display-name="ConditionalStyle_2798" style:family="table-cell" style:parent-style-name="Default">
      <style:table-cell-properties fo:background-color="#ffc7ce"/>
      <style:text-properties fo:color="#9c0006"/>
    </style:style>
    <style:style style:name="ConditionalStyle_5f_2797" style:display-name="ConditionalStyle_2797" style:family="table-cell" style:parent-style-name="Default">
      <style:table-cell-properties fo:background-color="#ffc7ce"/>
      <style:text-properties fo:color="#9c0006"/>
    </style:style>
    <style:style style:name="ConditionalStyle_5f_2796" style:display-name="ConditionalStyle_2796" style:family="table-cell" style:parent-style-name="Default">
      <style:table-cell-properties fo:background-color="#ffc7ce"/>
      <style:text-properties fo:color="#9c0006"/>
    </style:style>
    <style:style style:name="ConditionalStyle_5f_2795" style:display-name="ConditionalStyle_2795" style:family="table-cell" style:parent-style-name="Default">
      <style:table-cell-properties fo:background-color="#ffc7ce"/>
      <style:text-properties fo:color="#9c0006"/>
    </style:style>
    <style:style style:name="ConditionalStyle_5f_2794" style:display-name="ConditionalStyle_2794" style:family="table-cell" style:parent-style-name="Default">
      <style:table-cell-properties fo:background-color="#ffc7ce"/>
      <style:text-properties fo:color="#9c0006"/>
    </style:style>
    <style:style style:name="ConditionalStyle_5f_2793" style:display-name="ConditionalStyle_2793" style:family="table-cell" style:parent-style-name="Default">
      <style:table-cell-properties fo:background-color="#ffc7ce"/>
      <style:text-properties fo:color="#9c0006"/>
    </style:style>
    <style:style style:name="ConditionalStyle_5f_2792" style:display-name="ConditionalStyle_2792" style:family="table-cell" style:parent-style-name="Default">
      <style:table-cell-properties fo:background-color="#ffc7ce"/>
      <style:text-properties fo:color="#9c0006"/>
    </style:style>
    <style:style style:name="ConditionalStyle_5f_2860" style:display-name="ConditionalStyle_2860" style:family="table-cell" style:parent-style-name="Default">
      <style:table-cell-properties fo:background-color="#ffc7ce"/>
      <style:text-properties fo:color="#9c0006"/>
    </style:style>
    <style:style style:name="ConditionalStyle_5f_2859" style:display-name="ConditionalStyle_2859" style:family="table-cell" style:parent-style-name="Default">
      <style:table-cell-properties fo:background-color="#ffc7ce"/>
      <style:text-properties fo:color="#9c0006"/>
    </style:style>
    <style:style style:name="ConditionalStyle_5f_2858" style:display-name="ConditionalStyle_2858" style:family="table-cell" style:parent-style-name="Default">
      <style:table-cell-properties fo:background-color="#ffc7ce"/>
      <style:text-properties fo:color="#9c0006"/>
    </style:style>
    <style:style style:name="ConditionalStyle_5f_2857" style:display-name="ConditionalStyle_2857" style:family="table-cell" style:parent-style-name="Default">
      <style:table-cell-properties fo:background-color="#ffc7ce"/>
      <style:text-properties fo:color="#9c0006"/>
    </style:style>
    <style:style style:name="ConditionalStyle_5f_2856" style:display-name="ConditionalStyle_2856" style:family="table-cell" style:parent-style-name="Default">
      <style:table-cell-properties fo:background-color="#ffc7ce"/>
      <style:text-properties fo:color="#9c0006"/>
    </style:style>
    <style:style style:name="ConditionalStyle_5f_2855" style:display-name="ConditionalStyle_2855" style:family="table-cell" style:parent-style-name="Default">
      <style:table-cell-properties fo:background-color="#ffc7ce"/>
      <style:text-properties fo:color="#9c0006"/>
    </style:style>
    <style:style style:name="ConditionalStyle_5f_2854" style:display-name="ConditionalStyle_2854" style:family="table-cell" style:parent-style-name="Default">
      <style:table-cell-properties fo:background-color="#ffc7ce"/>
      <style:text-properties fo:color="#9c0006"/>
    </style:style>
    <style:style style:name="ConditionalStyle_5f_2853" style:display-name="ConditionalStyle_2853" style:family="table-cell" style:parent-style-name="Default">
      <style:table-cell-properties fo:background-color="#ffc7ce"/>
      <style:text-properties fo:color="#9c0006"/>
    </style:style>
    <style:style style:name="ConditionalStyle_5f_2852" style:display-name="ConditionalStyle_2852" style:family="table-cell" style:parent-style-name="Default">
      <style:table-cell-properties fo:background-color="#ffc7ce"/>
      <style:text-properties fo:color="#9c0006"/>
    </style:style>
    <style:style style:name="ConditionalStyle_5f_2851" style:display-name="ConditionalStyle_2851" style:family="table-cell" style:parent-style-name="Default">
      <style:table-cell-properties fo:background-color="#ffc7ce"/>
      <style:text-properties fo:color="#9c0006"/>
    </style:style>
    <style:style style:name="ConditionalStyle_5f_2850" style:display-name="ConditionalStyle_2850" style:family="table-cell" style:parent-style-name="Default">
      <style:table-cell-properties fo:background-color="#ffc7ce"/>
      <style:text-properties fo:color="#9c0006"/>
    </style:style>
    <style:style style:name="ConditionalStyle_5f_2849" style:display-name="ConditionalStyle_2849" style:family="table-cell" style:parent-style-name="Default">
      <style:table-cell-properties fo:background-color="#ffc7ce"/>
      <style:text-properties fo:color="#9c0006"/>
    </style:style>
    <style:style style:name="ConditionalStyle_5f_2848" style:display-name="ConditionalStyle_2848" style:family="table-cell" style:parent-style-name="Default">
      <style:table-cell-properties fo:background-color="#ffc7ce"/>
      <style:text-properties fo:color="#9c0006"/>
    </style:style>
    <style:style style:name="ConditionalStyle_5f_2847" style:display-name="ConditionalStyle_2847" style:family="table-cell" style:parent-style-name="Default">
      <style:table-cell-properties fo:background-color="#ffc7ce"/>
      <style:text-properties fo:color="#9c0006"/>
    </style:style>
    <style:style style:name="ConditionalStyle_5f_2846" style:display-name="ConditionalStyle_2846" style:family="table-cell" style:parent-style-name="Default">
      <style:table-cell-properties fo:background-color="#ffc7ce"/>
      <style:text-properties fo:color="#9c0006"/>
    </style:style>
    <style:style style:name="ConditionalStyle_5f_2845" style:display-name="ConditionalStyle_2845" style:family="table-cell" style:parent-style-name="Default">
      <style:table-cell-properties fo:background-color="#ffc7ce"/>
      <style:text-properties fo:color="#9c0006"/>
    </style:style>
    <style:style style:name="ConditionalStyle_5f_2844" style:display-name="ConditionalStyle_2844" style:family="table-cell" style:parent-style-name="Default">
      <style:table-cell-properties fo:background-color="#ffc7ce"/>
      <style:text-properties fo:color="#9c0006"/>
    </style:style>
    <style:style style:name="ConditionalStyle_5f_2843" style:display-name="ConditionalStyle_2843" style:family="table-cell" style:parent-style-name="Default">
      <style:table-cell-properties fo:background-color="#ffc7ce"/>
      <style:text-properties fo:color="#9c0006"/>
    </style:style>
    <style:style style:name="ConditionalStyle_5f_2842" style:display-name="ConditionalStyle_2842" style:family="table-cell" style:parent-style-name="Default">
      <style:table-cell-properties fo:background-color="#ffc7ce"/>
      <style:text-properties fo:color="#9c0006"/>
    </style:style>
    <style:style style:name="ConditionalStyle_5f_2841" style:display-name="ConditionalStyle_2841" style:family="table-cell" style:parent-style-name="Default">
      <style:table-cell-properties fo:background-color="#ffc7ce"/>
      <style:text-properties fo:color="#9c0006"/>
    </style:style>
    <style:style style:name="ConditionalStyle_5f_2840" style:display-name="ConditionalStyle_2840" style:family="table-cell" style:parent-style-name="Default">
      <style:table-cell-properties fo:background-color="#ffc7ce"/>
      <style:text-properties fo:color="#9c0006"/>
    </style:style>
    <style:style style:name="ConditionalStyle_5f_2839" style:display-name="ConditionalStyle_2839" style:family="table-cell" style:parent-style-name="Default">
      <style:table-cell-properties fo:background-color="#ffc7ce"/>
      <style:text-properties fo:color="#9c0006"/>
    </style:style>
    <style:style style:name="ConditionalStyle_5f_2838" style:display-name="ConditionalStyle_2838" style:family="table-cell" style:parent-style-name="Default">
      <style:table-cell-properties fo:background-color="#ffc7ce"/>
      <style:text-properties fo:color="#9c0006"/>
    </style:style>
    <style:style style:name="ConditionalStyle_5f_2837" style:display-name="ConditionalStyle_2837" style:family="table-cell" style:parent-style-name="Default">
      <style:table-cell-properties fo:background-color="#ffc7ce"/>
      <style:text-properties fo:color="#9c0006"/>
    </style:style>
    <style:style style:name="ConditionalStyle_5f_2836" style:display-name="ConditionalStyle_2836" style:family="table-cell" style:parent-style-name="Default">
      <style:table-cell-properties fo:background-color="#ffc7ce"/>
      <style:text-properties fo:color="#9c0006"/>
    </style:style>
    <style:style style:name="ConditionalStyle_5f_2835" style:display-name="ConditionalStyle_2835" style:family="table-cell" style:parent-style-name="Default">
      <style:table-cell-properties fo:background-color="#ffc7ce"/>
      <style:text-properties fo:color="#9c0006"/>
    </style:style>
    <style:style style:name="ConditionalStyle_5f_2834" style:display-name="ConditionalStyle_2834" style:family="table-cell" style:parent-style-name="Default">
      <style:table-cell-properties fo:background-color="#ffc7ce"/>
      <style:text-properties fo:color="#9c0006"/>
    </style:style>
    <style:style style:name="ConditionalStyle_5f_2833" style:display-name="ConditionalStyle_2833" style:family="table-cell" style:parent-style-name="Default">
      <style:table-cell-properties fo:background-color="#ffc7ce"/>
      <style:text-properties fo:color="#9c0006"/>
    </style:style>
    <style:style style:name="ConditionalStyle_5f_2832" style:display-name="ConditionalStyle_2832" style:family="table-cell" style:parent-style-name="Default">
      <style:table-cell-properties fo:background-color="#ffc7ce"/>
      <style:text-properties fo:color="#9c0006"/>
    </style:style>
    <style:style style:name="ConditionalStyle_5f_2831" style:display-name="ConditionalStyle_2831" style:family="table-cell" style:parent-style-name="Default">
      <style:table-cell-properties fo:background-color="#ffc7ce"/>
      <style:text-properties fo:color="#9c0006"/>
    </style:style>
    <style:style style:name="ConditionalStyle_5f_2830" style:display-name="ConditionalStyle_2830" style:family="table-cell" style:parent-style-name="Default">
      <style:table-cell-properties fo:background-color="#ffc7ce"/>
      <style:text-properties fo:color="#9c0006"/>
    </style:style>
    <style:style style:name="ConditionalStyle_5f_2829" style:display-name="ConditionalStyle_2829" style:family="table-cell" style:parent-style-name="Default">
      <style:table-cell-properties fo:background-color="#ffc7ce"/>
      <style:text-properties fo:color="#9c0006"/>
    </style:style>
    <style:style style:name="ConditionalStyle_5f_2828" style:display-name="ConditionalStyle_2828" style:family="table-cell" style:parent-style-name="Default">
      <style:table-cell-properties fo:background-color="#ffc7ce"/>
      <style:text-properties fo:color="#9c0006"/>
    </style:style>
    <style:style style:name="ConditionalStyle_5f_2861" style:display-name="ConditionalStyle_2861" style:family="table-cell" style:parent-style-name="Default">
      <style:table-cell-properties fo:background-color="#ffc7ce"/>
      <style:text-properties fo:color="#9c0006"/>
    </style:style>
    <style:style style:name="ConditionalStyle_5f_2862" style:display-name="ConditionalStyle_2862" style:family="table-cell" style:parent-style-name="Default">
      <style:table-cell-properties fo:background-color="#ffc7ce"/>
      <style:text-properties fo:color="#9c0006"/>
    </style:style>
    <style:style style:name="ConditionalStyle_5f_2863" style:display-name="ConditionalStyle_2863" style:family="table-cell" style:parent-style-name="Default">
      <style:table-cell-properties fo:background-color="#ffc7ce"/>
      <style:text-properties fo:color="#9c0006"/>
    </style:style>
    <style:style style:name="ConditionalStyle_5f_2871" style:display-name="ConditionalStyle_2871" style:family="table-cell" style:parent-style-name="Default">
      <style:table-cell-properties fo:background-color="#ffc7ce"/>
      <style:text-properties fo:color="#9c0006"/>
    </style:style>
    <style:style style:name="ConditionalStyle_5f_2870" style:display-name="ConditionalStyle_2870" style:family="table-cell" style:parent-style-name="Default">
      <style:table-cell-properties fo:background-color="#ffc7ce"/>
      <style:text-properties fo:color="#9c0006"/>
    </style:style>
    <style:style style:name="ConditionalStyle_5f_2869" style:display-name="ConditionalStyle_2869" style:family="table-cell" style:parent-style-name="Default">
      <style:table-cell-properties fo:background-color="#ffc7ce"/>
      <style:text-properties fo:color="#9c0006"/>
    </style:style>
    <style:style style:name="ConditionalStyle_5f_2868" style:display-name="ConditionalStyle_2868" style:family="table-cell" style:parent-style-name="Default">
      <style:table-cell-properties fo:background-color="#ffc7ce"/>
      <style:text-properties fo:color="#9c0006"/>
    </style:style>
    <style:style style:name="ConditionalStyle_5f_2867" style:display-name="ConditionalStyle_2867" style:family="table-cell" style:parent-style-name="Default">
      <style:table-cell-properties fo:background-color="#ffc7ce"/>
      <style:text-properties fo:color="#9c0006"/>
    </style:style>
    <style:style style:name="ConditionalStyle_5f_2866" style:display-name="ConditionalStyle_2866" style:family="table-cell" style:parent-style-name="Default">
      <style:table-cell-properties fo:background-color="#ffc7ce"/>
      <style:text-properties fo:color="#9c0006"/>
    </style:style>
    <style:style style:name="ConditionalStyle_5f_2865" style:display-name="ConditionalStyle_2865" style:family="table-cell" style:parent-style-name="Default">
      <style:table-cell-properties fo:background-color="#ffc7ce"/>
      <style:text-properties fo:color="#9c0006"/>
    </style:style>
    <style:style style:name="ConditionalStyle_5f_2864" style:display-name="ConditionalStyle_2864" style:family="table-cell" style:parent-style-name="Default">
      <style:table-cell-properties fo:background-color="#ffc7ce"/>
      <style:text-properties fo:color="#9c0006"/>
    </style:style>
    <style:style style:name="ConditionalStyle_5f_2874" style:display-name="ConditionalStyle_2874" style:family="table-cell" style:parent-style-name="Default">
      <style:table-cell-properties fo:background-color="#ffc7ce"/>
      <style:text-properties fo:color="#9c0006"/>
    </style:style>
    <style:style style:name="ConditionalStyle_5f_2873" style:display-name="ConditionalStyle_2873" style:family="table-cell" style:parent-style-name="Default">
      <style:table-cell-properties fo:background-color="#ffc7ce"/>
      <style:text-properties fo:color="#9c0006"/>
    </style:style>
    <style:style style:name="ConditionalStyle_5f_2872" style:display-name="ConditionalStyle_2872" style:family="table-cell" style:parent-style-name="Default">
      <style:table-cell-properties fo:background-color="#ffc7ce"/>
      <style:text-properties fo:color="#9c0006"/>
    </style:style>
    <style:style style:name="ConditionalStyle_5f_2884" style:display-name="ConditionalStyle_2884" style:family="table-cell" style:parent-style-name="Default">
      <style:table-cell-properties fo:background-color="#ffc7ce"/>
      <style:text-properties fo:color="#9c0006"/>
    </style:style>
    <style:style style:name="ConditionalStyle_5f_2883" style:display-name="ConditionalStyle_2883" style:family="table-cell" style:parent-style-name="Default">
      <style:table-cell-properties fo:background-color="#ffc7ce"/>
      <style:text-properties fo:color="#9c0006"/>
    </style:style>
    <style:style style:name="ConditionalStyle_5f_2882" style:display-name="ConditionalStyle_2882" style:family="table-cell" style:parent-style-name="Default">
      <style:table-cell-properties fo:background-color="#ffc7ce"/>
      <style:text-properties fo:color="#9c0006"/>
    </style:style>
    <style:style style:name="ConditionalStyle_5f_2881" style:display-name="ConditionalStyle_2881" style:family="table-cell" style:parent-style-name="Default">
      <style:table-cell-properties fo:background-color="#ffc7ce"/>
      <style:text-properties fo:color="#9c0006"/>
    </style:style>
    <style:style style:name="ConditionalStyle_5f_2880" style:display-name="ConditionalStyle_2880" style:family="table-cell" style:parent-style-name="Default">
      <style:table-cell-properties fo:background-color="#ffc7ce"/>
      <style:text-properties fo:color="#9c0006"/>
    </style:style>
    <style:style style:name="ConditionalStyle_5f_2879" style:display-name="ConditionalStyle_2879" style:family="table-cell" style:parent-style-name="Default">
      <style:table-cell-properties fo:background-color="#ffc7ce"/>
      <style:text-properties fo:color="#9c0006"/>
    </style:style>
    <style:style style:name="ConditionalStyle_5f_2878" style:display-name="ConditionalStyle_2878" style:family="table-cell" style:parent-style-name="Default">
      <style:table-cell-properties fo:background-color="#ffc7ce"/>
      <style:text-properties fo:color="#9c0006"/>
    </style:style>
    <style:style style:name="ConditionalStyle_5f_2877" style:display-name="ConditionalStyle_2877" style:family="table-cell" style:parent-style-name="Default">
      <style:table-cell-properties fo:background-color="#ffc7ce"/>
      <style:text-properties fo:color="#9c0006"/>
    </style:style>
    <style:style style:name="ConditionalStyle_5f_2876" style:display-name="ConditionalStyle_2876" style:family="table-cell" style:parent-style-name="Default">
      <style:table-cell-properties fo:background-color="#ffc7ce"/>
      <style:text-properties fo:color="#9c0006"/>
    </style:style>
    <style:style style:name="ConditionalStyle_5f_2875" style:display-name="ConditionalStyle_2875" style:family="table-cell" style:parent-style-name="Default">
      <style:table-cell-properties fo:background-color="#ffc7ce"/>
      <style:text-properties fo:color="#9c0006"/>
    </style:style>
    <style:style style:name="ConditionalStyle_5f_2894" style:display-name="ConditionalStyle_2894" style:family="table-cell" style:parent-style-name="Default">
      <style:table-cell-properties fo:background-color="#ffc7ce"/>
      <style:text-properties fo:color="#9c0006"/>
    </style:style>
    <style:style style:name="ConditionalStyle_5f_2893" style:display-name="ConditionalStyle_2893" style:family="table-cell" style:parent-style-name="Default">
      <style:table-cell-properties fo:background-color="#ffc7ce"/>
      <style:text-properties fo:color="#9c0006"/>
    </style:style>
    <style:style style:name="ConditionalStyle_5f_2892" style:display-name="ConditionalStyle_2892" style:family="table-cell" style:parent-style-name="Default">
      <style:table-cell-properties fo:background-color="#ffc7ce"/>
      <style:text-properties fo:color="#9c0006"/>
    </style:style>
    <style:style style:name="ConditionalStyle_5f_2891" style:display-name="ConditionalStyle_2891" style:family="table-cell" style:parent-style-name="Default">
      <style:table-cell-properties fo:background-color="#ffc7ce"/>
      <style:text-properties fo:color="#9c0006"/>
    </style:style>
    <style:style style:name="ConditionalStyle_5f_2890" style:display-name="ConditionalStyle_2890" style:family="table-cell" style:parent-style-name="Default">
      <style:table-cell-properties fo:background-color="#ffc7ce"/>
      <style:text-properties fo:color="#9c0006"/>
    </style:style>
    <style:style style:name="ConditionalStyle_5f_2889" style:display-name="ConditionalStyle_2889" style:family="table-cell" style:parent-style-name="Default">
      <style:table-cell-properties fo:background-color="#ffc7ce"/>
      <style:text-properties fo:color="#9c0006"/>
    </style:style>
    <style:style style:name="ConditionalStyle_5f_2888" style:display-name="ConditionalStyle_2888" style:family="table-cell" style:parent-style-name="Default">
      <style:table-cell-properties fo:background-color="#ffc7ce"/>
      <style:text-properties fo:color="#9c0006"/>
    </style:style>
    <style:style style:name="ConditionalStyle_5f_2887" style:display-name="ConditionalStyle_2887" style:family="table-cell" style:parent-style-name="Default">
      <style:table-cell-properties fo:background-color="#ffc7ce"/>
      <style:text-properties fo:color="#9c0006"/>
    </style:style>
    <style:style style:name="ConditionalStyle_5f_2886" style:display-name="ConditionalStyle_2886" style:family="table-cell" style:parent-style-name="Default">
      <style:table-cell-properties fo:background-color="#ffc7ce"/>
      <style:text-properties fo:color="#9c0006"/>
    </style:style>
    <style:style style:name="ConditionalStyle_5f_2885" style:display-name="ConditionalStyle_2885" style:family="table-cell" style:parent-style-name="Default">
      <style:table-cell-properties fo:background-color="#ffc7ce"/>
      <style:text-properties fo:color="#9c0006"/>
    </style:style>
    <style:style style:name="ConditionalStyle_5f_2926" style:display-name="ConditionalStyle_2926" style:family="table-cell" style:parent-style-name="Default">
      <style:table-cell-properties fo:background-color="#ffc7ce"/>
      <style:text-properties fo:color="#9c0006"/>
    </style:style>
    <style:style style:name="ConditionalStyle_5f_2925" style:display-name="ConditionalStyle_2925" style:family="table-cell" style:parent-style-name="Default">
      <style:table-cell-properties fo:background-color="#ffc7ce"/>
      <style:text-properties fo:color="#9c0006"/>
    </style:style>
    <style:style style:name="ConditionalStyle_5f_2924" style:display-name="ConditionalStyle_2924" style:family="table-cell" style:parent-style-name="Default">
      <style:table-cell-properties fo:background-color="#ffc7ce"/>
      <style:text-properties fo:color="#9c0006"/>
    </style:style>
    <style:style style:name="ConditionalStyle_5f_2923" style:display-name="ConditionalStyle_2923" style:family="table-cell" style:parent-style-name="Default">
      <style:table-cell-properties fo:background-color="#ffc7ce"/>
      <style:text-properties fo:color="#9c0006"/>
    </style:style>
    <style:style style:name="ConditionalStyle_5f_2922" style:display-name="ConditionalStyle_2922" style:family="table-cell" style:parent-style-name="Default">
      <style:table-cell-properties fo:background-color="#ffc7ce"/>
      <style:text-properties fo:color="#9c0006"/>
    </style:style>
    <style:style style:name="ConditionalStyle_5f_2921" style:display-name="ConditionalStyle_2921" style:family="table-cell" style:parent-style-name="Default">
      <style:table-cell-properties fo:background-color="#ffc7ce"/>
      <style:text-properties fo:color="#9c0006"/>
    </style:style>
    <style:style style:name="ConditionalStyle_5f_2920" style:display-name="ConditionalStyle_2920" style:family="table-cell" style:parent-style-name="Default">
      <style:table-cell-properties fo:background-color="#ffc7ce"/>
      <style:text-properties fo:color="#9c0006"/>
    </style:style>
    <style:style style:name="ConditionalStyle_5f_2919" style:display-name="ConditionalStyle_2919" style:family="table-cell" style:parent-style-name="Default">
      <style:table-cell-properties fo:background-color="#ffc7ce"/>
      <style:text-properties fo:color="#9c0006"/>
    </style:style>
    <style:style style:name="ConditionalStyle_5f_2918" style:display-name="ConditionalStyle_2918" style:family="table-cell" style:parent-style-name="Default">
      <style:table-cell-properties fo:background-color="#ffc7ce"/>
      <style:text-properties fo:color="#9c0006"/>
    </style:style>
    <style:style style:name="ConditionalStyle_5f_2917" style:display-name="ConditionalStyle_2917" style:family="table-cell" style:parent-style-name="Default">
      <style:table-cell-properties fo:background-color="#ffc7ce"/>
      <style:text-properties fo:color="#9c0006"/>
    </style:style>
    <style:style style:name="ConditionalStyle_5f_2916" style:display-name="ConditionalStyle_2916" style:family="table-cell" style:parent-style-name="Default">
      <style:table-cell-properties fo:background-color="#ffc7ce"/>
      <style:text-properties fo:color="#9c0006"/>
    </style:style>
    <style:style style:name="ConditionalStyle_5f_2915" style:display-name="ConditionalStyle_2915" style:family="table-cell" style:parent-style-name="Default">
      <style:table-cell-properties fo:background-color="#ffc7ce"/>
      <style:text-properties fo:color="#9c0006"/>
    </style:style>
    <style:style style:name="ConditionalStyle_5f_2914" style:display-name="ConditionalStyle_2914" style:family="table-cell" style:parent-style-name="Default">
      <style:table-cell-properties fo:background-color="#ffc7ce"/>
      <style:text-properties fo:color="#9c0006"/>
    </style:style>
    <style:style style:name="ConditionalStyle_5f_2913" style:display-name="ConditionalStyle_2913" style:family="table-cell" style:parent-style-name="Default">
      <style:table-cell-properties fo:background-color="#ffc7ce"/>
      <style:text-properties fo:color="#9c0006"/>
    </style:style>
    <style:style style:name="ConditionalStyle_5f_2912" style:display-name="ConditionalStyle_2912" style:family="table-cell" style:parent-style-name="Default">
      <style:table-cell-properties fo:background-color="#ffc7ce"/>
      <style:text-properties fo:color="#9c0006"/>
    </style:style>
    <style:style style:name="ConditionalStyle_5f_2911" style:display-name="ConditionalStyle_2911" style:family="table-cell" style:parent-style-name="Default">
      <style:table-cell-properties fo:background-color="#ffc7ce"/>
      <style:text-properties fo:color="#9c0006"/>
    </style:style>
    <style:style style:name="ConditionalStyle_5f_2910" style:display-name="ConditionalStyle_2910" style:family="table-cell" style:parent-style-name="Default">
      <style:table-cell-properties fo:background-color="#ffc7ce"/>
      <style:text-properties fo:color="#9c0006"/>
    </style:style>
    <style:style style:name="ConditionalStyle_5f_2909" style:display-name="ConditionalStyle_2909" style:family="table-cell" style:parent-style-name="Default">
      <style:table-cell-properties fo:background-color="#ffc7ce"/>
      <style:text-properties fo:color="#9c0006"/>
    </style:style>
    <style:style style:name="ConditionalStyle_5f_2908" style:display-name="ConditionalStyle_2908" style:family="table-cell" style:parent-style-name="Default">
      <style:table-cell-properties fo:background-color="#ffc7ce"/>
      <style:text-properties fo:color="#9c0006"/>
    </style:style>
    <style:style style:name="ConditionalStyle_5f_2907" style:display-name="ConditionalStyle_2907" style:family="table-cell" style:parent-style-name="Default">
      <style:table-cell-properties fo:background-color="#ffc7ce"/>
      <style:text-properties fo:color="#9c0006"/>
    </style:style>
    <style:style style:name="ConditionalStyle_5f_2906" style:display-name="ConditionalStyle_2906" style:family="table-cell" style:parent-style-name="Default">
      <style:table-cell-properties fo:background-color="#ffc7ce"/>
      <style:text-properties fo:color="#9c0006"/>
    </style:style>
    <style:style style:name="ConditionalStyle_5f_2905" style:display-name="ConditionalStyle_2905" style:family="table-cell" style:parent-style-name="Default">
      <style:table-cell-properties fo:background-color="#ffc7ce"/>
      <style:text-properties fo:color="#9c0006"/>
    </style:style>
    <style:style style:name="ConditionalStyle_5f_2904" style:display-name="ConditionalStyle_2904" style:family="table-cell" style:parent-style-name="Default">
      <style:table-cell-properties fo:background-color="#ffc7ce"/>
      <style:text-properties fo:color="#9c0006"/>
    </style:style>
    <style:style style:name="ConditionalStyle_5f_2903" style:display-name="ConditionalStyle_2903" style:family="table-cell" style:parent-style-name="Default">
      <style:table-cell-properties fo:background-color="#ffc7ce"/>
      <style:text-properties fo:color="#9c0006"/>
    </style:style>
    <style:style style:name="ConditionalStyle_5f_2902" style:display-name="ConditionalStyle_2902" style:family="table-cell" style:parent-style-name="Default">
      <style:table-cell-properties fo:background-color="#ffc7ce"/>
      <style:text-properties fo:color="#9c0006"/>
    </style:style>
    <style:style style:name="ConditionalStyle_5f_2901" style:display-name="ConditionalStyle_2901" style:family="table-cell" style:parent-style-name="Default">
      <style:table-cell-properties fo:background-color="#ffc7ce"/>
      <style:text-properties fo:color="#9c0006"/>
    </style:style>
    <style:style style:name="ConditionalStyle_5f_2900" style:display-name="ConditionalStyle_2900" style:family="table-cell" style:parent-style-name="Default">
      <style:table-cell-properties fo:background-color="#ffc7ce"/>
      <style:text-properties fo:color="#9c0006"/>
    </style:style>
    <style:style style:name="ConditionalStyle_5f_2899" style:display-name="ConditionalStyle_2899" style:family="table-cell" style:parent-style-name="Default">
      <style:table-cell-properties fo:background-color="#ffc7ce"/>
      <style:text-properties fo:color="#9c0006"/>
    </style:style>
    <style:style style:name="ConditionalStyle_5f_2898" style:display-name="ConditionalStyle_2898" style:family="table-cell" style:parent-style-name="Default">
      <style:table-cell-properties fo:background-color="#ffc7ce"/>
      <style:text-properties fo:color="#9c0006"/>
    </style:style>
    <style:style style:name="ConditionalStyle_5f_2897" style:display-name="ConditionalStyle_2897" style:family="table-cell" style:parent-style-name="Default">
      <style:table-cell-properties fo:background-color="#ffc7ce"/>
      <style:text-properties fo:color="#9c0006"/>
    </style:style>
    <style:style style:name="ConditionalStyle_5f_2896" style:display-name="ConditionalStyle_2896" style:family="table-cell" style:parent-style-name="Default">
      <style:table-cell-properties fo:background-color="#ffc7ce"/>
      <style:text-properties fo:color="#9c0006"/>
    </style:style>
    <style:style style:name="ConditionalStyle_5f_2895" style:display-name="ConditionalStyle_2895" style:family="table-cell" style:parent-style-name="Default">
      <style:table-cell-properties fo:background-color="#ffc7ce"/>
      <style:text-properties fo:color="#9c0006"/>
    </style:style>
    <style:style style:name="ConditionalStyle_5f_2959" style:display-name="ConditionalStyle_2959" style:family="table-cell" style:parent-style-name="Default">
      <style:table-cell-properties fo:background-color="#ffc7ce"/>
      <style:text-properties fo:color="#9c0006"/>
    </style:style>
    <style:style style:name="ConditionalStyle_5f_2958" style:display-name="ConditionalStyle_2958" style:family="table-cell" style:parent-style-name="Default">
      <style:table-cell-properties fo:background-color="#ffc7ce"/>
      <style:text-properties fo:color="#9c0006"/>
    </style:style>
    <style:style style:name="ConditionalStyle_5f_2957" style:display-name="ConditionalStyle_2957" style:family="table-cell" style:parent-style-name="Default">
      <style:table-cell-properties fo:background-color="#ffc7ce"/>
      <style:text-properties fo:color="#9c0006"/>
    </style:style>
    <style:style style:name="ConditionalStyle_5f_2956" style:display-name="ConditionalStyle_2956" style:family="table-cell" style:parent-style-name="Default">
      <style:table-cell-properties fo:background-color="#ffc7ce"/>
      <style:text-properties fo:color="#9c0006"/>
    </style:style>
    <style:style style:name="ConditionalStyle_5f_2955" style:display-name="ConditionalStyle_2955" style:family="table-cell" style:parent-style-name="Default">
      <style:table-cell-properties fo:background-color="#ffc7ce"/>
      <style:text-properties fo:color="#9c0006"/>
    </style:style>
    <style:style style:name="ConditionalStyle_5f_2954" style:display-name="ConditionalStyle_2954" style:family="table-cell" style:parent-style-name="Default">
      <style:table-cell-properties fo:background-color="#ffc7ce"/>
      <style:text-properties fo:color="#9c0006"/>
    </style:style>
    <style:style style:name="ConditionalStyle_5f_2953" style:display-name="ConditionalStyle_2953" style:family="table-cell" style:parent-style-name="Default">
      <style:table-cell-properties fo:background-color="#ffc7ce"/>
      <style:text-properties fo:color="#9c0006"/>
    </style:style>
    <style:style style:name="ConditionalStyle_5f_2952" style:display-name="ConditionalStyle_2952" style:family="table-cell" style:parent-style-name="Default">
      <style:table-cell-properties fo:background-color="#ffc7ce"/>
      <style:text-properties fo:color="#9c0006"/>
    </style:style>
    <style:style style:name="ConditionalStyle_5f_2951" style:display-name="ConditionalStyle_2951" style:family="table-cell" style:parent-style-name="Default">
      <style:table-cell-properties fo:background-color="#ffc7ce"/>
      <style:text-properties fo:color="#9c0006"/>
    </style:style>
    <style:style style:name="ConditionalStyle_5f_2950" style:display-name="ConditionalStyle_2950" style:family="table-cell" style:parent-style-name="Default">
      <style:table-cell-properties fo:background-color="#ffc7ce"/>
      <style:text-properties fo:color="#9c0006"/>
    </style:style>
    <style:style style:name="ConditionalStyle_5f_2949" style:display-name="ConditionalStyle_2949" style:family="table-cell" style:parent-style-name="Default">
      <style:table-cell-properties fo:background-color="#ffc7ce"/>
      <style:text-properties fo:color="#9c0006"/>
    </style:style>
    <style:style style:name="ConditionalStyle_5f_2948" style:display-name="ConditionalStyle_2948" style:family="table-cell" style:parent-style-name="Default">
      <style:table-cell-properties fo:background-color="#ffc7ce"/>
      <style:text-properties fo:color="#9c0006"/>
    </style:style>
    <style:style style:name="ConditionalStyle_5f_2947" style:display-name="ConditionalStyle_2947" style:family="table-cell" style:parent-style-name="Default">
      <style:table-cell-properties fo:background-color="#ffc7ce"/>
      <style:text-properties fo:color="#9c0006"/>
    </style:style>
    <style:style style:name="ConditionalStyle_5f_2946" style:display-name="ConditionalStyle_2946" style:family="table-cell" style:parent-style-name="Default">
      <style:table-cell-properties fo:background-color="#ffc7ce"/>
      <style:text-properties fo:color="#9c0006"/>
    </style:style>
    <style:style style:name="ConditionalStyle_5f_2945" style:display-name="ConditionalStyle_2945" style:family="table-cell" style:parent-style-name="Default">
      <style:table-cell-properties fo:background-color="#ffc7ce"/>
      <style:text-properties fo:color="#9c0006"/>
    </style:style>
    <style:style style:name="ConditionalStyle_5f_2944" style:display-name="ConditionalStyle_2944" style:family="table-cell" style:parent-style-name="Default">
      <style:table-cell-properties fo:background-color="#ffc7ce"/>
      <style:text-properties fo:color="#9c0006"/>
    </style:style>
    <style:style style:name="ConditionalStyle_5f_2943" style:display-name="ConditionalStyle_2943" style:family="table-cell" style:parent-style-name="Default">
      <style:table-cell-properties fo:background-color="#ffc7ce"/>
      <style:text-properties fo:color="#9c0006"/>
    </style:style>
    <style:style style:name="ConditionalStyle_5f_2942" style:display-name="ConditionalStyle_2942" style:family="table-cell" style:parent-style-name="Default">
      <style:table-cell-properties fo:background-color="#ffc7ce"/>
      <style:text-properties fo:color="#9c0006"/>
    </style:style>
    <style:style style:name="ConditionalStyle_5f_2941" style:display-name="ConditionalStyle_2941" style:family="table-cell" style:parent-style-name="Default">
      <style:table-cell-properties fo:background-color="#ffc7ce"/>
      <style:text-properties fo:color="#9c0006"/>
    </style:style>
    <style:style style:name="ConditionalStyle_5f_2940" style:display-name="ConditionalStyle_2940" style:family="table-cell" style:parent-style-name="Default">
      <style:table-cell-properties fo:background-color="#ffc7ce"/>
      <style:text-properties fo:color="#9c0006"/>
    </style:style>
    <style:style style:name="ConditionalStyle_5f_2939" style:display-name="ConditionalStyle_2939" style:family="table-cell" style:parent-style-name="Default">
      <style:table-cell-properties fo:background-color="#ffc7ce"/>
      <style:text-properties fo:color="#9c0006"/>
    </style:style>
    <style:style style:name="ConditionalStyle_5f_2938" style:display-name="ConditionalStyle_2938" style:family="table-cell" style:parent-style-name="Default">
      <style:table-cell-properties fo:background-color="#ffc7ce"/>
      <style:text-properties fo:color="#9c0006"/>
    </style:style>
    <style:style style:name="ConditionalStyle_5f_2937" style:display-name="ConditionalStyle_2937" style:family="table-cell" style:parent-style-name="Default">
      <style:table-cell-properties fo:background-color="#ffc7ce"/>
      <style:text-properties fo:color="#9c0006"/>
    </style:style>
    <style:style style:name="ConditionalStyle_5f_2936" style:display-name="ConditionalStyle_2936" style:family="table-cell" style:parent-style-name="Default">
      <style:table-cell-properties fo:background-color="#ffc7ce"/>
      <style:text-properties fo:color="#9c0006"/>
    </style:style>
    <style:style style:name="ConditionalStyle_5f_2935" style:display-name="ConditionalStyle_2935" style:family="table-cell" style:parent-style-name="Default">
      <style:table-cell-properties fo:background-color="#ffc7ce"/>
      <style:text-properties fo:color="#9c0006"/>
    </style:style>
    <style:style style:name="ConditionalStyle_5f_2934" style:display-name="ConditionalStyle_2934" style:family="table-cell" style:parent-style-name="Default">
      <style:table-cell-properties fo:background-color="#ffc7ce"/>
      <style:text-properties fo:color="#9c0006"/>
    </style:style>
    <style:style style:name="ConditionalStyle_5f_2933" style:display-name="ConditionalStyle_2933" style:family="table-cell" style:parent-style-name="Default">
      <style:table-cell-properties fo:background-color="#ffc7ce"/>
      <style:text-properties fo:color="#9c0006"/>
    </style:style>
    <style:style style:name="ConditionalStyle_5f_2932" style:display-name="ConditionalStyle_2932" style:family="table-cell" style:parent-style-name="Default">
      <style:table-cell-properties fo:background-color="#ffc7ce"/>
      <style:text-properties fo:color="#9c0006"/>
    </style:style>
    <style:style style:name="ConditionalStyle_5f_2931" style:display-name="ConditionalStyle_2931" style:family="table-cell" style:parent-style-name="Default">
      <style:table-cell-properties fo:background-color="#ffc7ce"/>
      <style:text-properties fo:color="#9c0006"/>
    </style:style>
    <style:style style:name="ConditionalStyle_5f_2930" style:display-name="ConditionalStyle_2930" style:family="table-cell" style:parent-style-name="Default">
      <style:table-cell-properties fo:background-color="#ffc7ce"/>
      <style:text-properties fo:color="#9c0006"/>
    </style:style>
    <style:style style:name="ConditionalStyle_5f_2929" style:display-name="ConditionalStyle_2929" style:family="table-cell" style:parent-style-name="Default">
      <style:table-cell-properties fo:background-color="#ffc7ce"/>
      <style:text-properties fo:color="#9c0006"/>
    </style:style>
    <style:style style:name="ConditionalStyle_5f_2928" style:display-name="ConditionalStyle_2928" style:family="table-cell" style:parent-style-name="Default">
      <style:table-cell-properties fo:background-color="#ffc7ce"/>
      <style:text-properties fo:color="#9c0006"/>
    </style:style>
    <style:style style:name="ConditionalStyle_5f_2927" style:display-name="ConditionalStyle_2927" style:family="table-cell" style:parent-style-name="Default">
      <style:table-cell-properties fo:background-color="#ffc7ce"/>
      <style:text-properties fo:color="#9c0006"/>
    </style:style>
    <style:style style:name="ConditionalStyle_5f_2962" style:display-name="ConditionalStyle_2962" style:family="table-cell" style:parent-style-name="Default">
      <style:table-cell-properties fo:background-color="#ffc7ce"/>
      <style:text-properties fo:color="#9c0006"/>
    </style:style>
    <style:style style:name="ConditionalStyle_5f_2961" style:display-name="ConditionalStyle_2961" style:family="table-cell" style:parent-style-name="Default">
      <style:table-cell-properties fo:background-color="#ffc7ce"/>
      <style:text-properties fo:color="#9c0006"/>
    </style:style>
    <style:style style:name="ConditionalStyle_5f_2960" style:display-name="ConditionalStyle_2960" style:family="table-cell" style:parent-style-name="Default">
      <style:table-cell-properties fo:background-color="#ffc7ce"/>
      <style:text-properties fo:color="#9c0006"/>
    </style:style>
    <style:style style:name="ConditionalStyle_5f_2967" style:display-name="ConditionalStyle_2967" style:family="table-cell" style:parent-style-name="Default">
      <style:table-cell-properties fo:background-color="#ffc7ce"/>
      <style:text-properties fo:color="#9c0006"/>
    </style:style>
    <style:style style:name="ConditionalStyle_5f_2966" style:display-name="ConditionalStyle_2966" style:family="table-cell" style:parent-style-name="Default">
      <style:table-cell-properties fo:background-color="#ffc7ce"/>
      <style:text-properties fo:color="#9c0006"/>
    </style:style>
    <style:style style:name="ConditionalStyle_5f_2965" style:display-name="ConditionalStyle_2965" style:family="table-cell" style:parent-style-name="Default">
      <style:table-cell-properties fo:background-color="#ffc7ce"/>
      <style:text-properties fo:color="#9c0006"/>
    </style:style>
    <style:style style:name="ConditionalStyle_5f_2964" style:display-name="ConditionalStyle_2964" style:family="table-cell" style:parent-style-name="Default">
      <style:table-cell-properties fo:background-color="#ffc7ce"/>
      <style:text-properties fo:color="#9c0006"/>
    </style:style>
    <style:style style:name="ConditionalStyle_5f_2963" style:display-name="ConditionalStyle_2963" style:family="table-cell" style:parent-style-name="Default">
      <style:table-cell-properties fo:background-color="#ffc7ce"/>
      <style:text-properties fo:color="#9c0006"/>
    </style:style>
    <style:style style:name="ConditionalStyle_5f_2974" style:display-name="ConditionalStyle_2974" style:family="table-cell" style:parent-style-name="Default">
      <style:table-cell-properties fo:background-color="#ffc7ce"/>
      <style:text-properties fo:color="#9c0006"/>
    </style:style>
    <style:style style:name="ConditionalStyle_5f_2973" style:display-name="ConditionalStyle_2973" style:family="table-cell" style:parent-style-name="Default">
      <style:table-cell-properties fo:background-color="#ffc7ce"/>
      <style:text-properties fo:color="#9c0006"/>
    </style:style>
    <style:style style:name="ConditionalStyle_5f_2972" style:display-name="ConditionalStyle_2972" style:family="table-cell" style:parent-style-name="Default">
      <style:table-cell-properties fo:background-color="#ffc7ce"/>
      <style:text-properties fo:color="#9c0006"/>
    </style:style>
    <style:style style:name="ConditionalStyle_5f_2971" style:display-name="ConditionalStyle_2971" style:family="table-cell" style:parent-style-name="Default">
      <style:table-cell-properties fo:background-color="#ffc7ce"/>
      <style:text-properties fo:color="#9c0006"/>
    </style:style>
    <style:style style:name="ConditionalStyle_5f_2970" style:display-name="ConditionalStyle_2970" style:family="table-cell" style:parent-style-name="Default">
      <style:table-cell-properties fo:background-color="#ffc7ce"/>
      <style:text-properties fo:color="#9c0006"/>
    </style:style>
    <style:style style:name="ConditionalStyle_5f_2969" style:display-name="ConditionalStyle_2969" style:family="table-cell" style:parent-style-name="Default">
      <style:table-cell-properties fo:background-color="#ffc7ce"/>
      <style:text-properties fo:color="#9c0006"/>
    </style:style>
    <style:style style:name="ConditionalStyle_5f_2968" style:display-name="ConditionalStyle_2968" style:family="table-cell" style:parent-style-name="Default">
      <style:table-cell-properties fo:background-color="#ffc7ce"/>
      <style:text-properties fo:color="#9c0006"/>
    </style:style>
    <style:style style:name="ConditionalStyle_5f_2976" style:display-name="ConditionalStyle_2976" style:family="table-cell" style:parent-style-name="Default">
      <style:table-cell-properties fo:background-color="#ffc7ce"/>
      <style:text-properties fo:color="#9c0006"/>
    </style:style>
    <style:style style:name="ConditionalStyle_5f_2975" style:display-name="ConditionalStyle_2975" style:family="table-cell" style:parent-style-name="Default">
      <style:table-cell-properties fo:background-color="#ffc7ce"/>
      <style:text-properties fo:color="#9c0006"/>
    </style:style>
    <style:style style:name="ConditionalStyle_5f_2977" style:display-name="ConditionalStyle_2977" style:family="table-cell" style:parent-style-name="Default">
      <style:table-cell-properties fo:background-color="#ffc7ce"/>
      <style:text-properties fo:color="#9c0006"/>
    </style:style>
    <style:style style:name="ConditionalStyle_5f_2994" style:display-name="ConditionalStyle_2994" style:family="table-cell" style:parent-style-name="Default">
      <style:table-cell-properties fo:background-color="#ffc7ce"/>
      <style:text-properties fo:color="#9c0006"/>
    </style:style>
    <style:style style:name="ConditionalStyle_5f_2993" style:display-name="ConditionalStyle_2993" style:family="table-cell" style:parent-style-name="Default">
      <style:table-cell-properties fo:background-color="#ffc7ce"/>
      <style:text-properties fo:color="#9c0006"/>
    </style:style>
    <style:style style:name="ConditionalStyle_5f_2992" style:display-name="ConditionalStyle_2992" style:family="table-cell" style:parent-style-name="Default">
      <style:table-cell-properties fo:background-color="#ffc7ce"/>
      <style:text-properties fo:color="#9c0006"/>
    </style:style>
    <style:style style:name="ConditionalStyle_5f_2991" style:display-name="ConditionalStyle_2991" style:family="table-cell" style:parent-style-name="Default">
      <style:table-cell-properties fo:background-color="#ffc7ce"/>
      <style:text-properties fo:color="#9c0006"/>
    </style:style>
    <style:style style:name="ConditionalStyle_5f_2990" style:display-name="ConditionalStyle_2990" style:family="table-cell" style:parent-style-name="Default">
      <style:table-cell-properties fo:background-color="#ffc7ce"/>
      <style:text-properties fo:color="#9c0006"/>
    </style:style>
    <style:style style:name="ConditionalStyle_5f_2989" style:display-name="ConditionalStyle_2989" style:family="table-cell" style:parent-style-name="Default">
      <style:table-cell-properties fo:background-color="#ffc7ce"/>
      <style:text-properties fo:color="#9c0006"/>
    </style:style>
    <style:style style:name="ConditionalStyle_5f_2988" style:display-name="ConditionalStyle_2988" style:family="table-cell" style:parent-style-name="Default">
      <style:table-cell-properties fo:background-color="#ffc7ce"/>
      <style:text-properties fo:color="#9c0006"/>
    </style:style>
    <style:style style:name="ConditionalStyle_5f_2987" style:display-name="ConditionalStyle_2987" style:family="table-cell" style:parent-style-name="Default">
      <style:table-cell-properties fo:background-color="#ffc7ce"/>
      <style:text-properties fo:color="#9c0006"/>
    </style:style>
    <style:style style:name="ConditionalStyle_5f_2986" style:display-name="ConditionalStyle_2986" style:family="table-cell" style:parent-style-name="Default">
      <style:table-cell-properties fo:background-color="#ffc7ce"/>
      <style:text-properties fo:color="#9c0006"/>
    </style:style>
    <style:style style:name="ConditionalStyle_5f_2985" style:display-name="ConditionalStyle_2985" style:family="table-cell" style:parent-style-name="Default">
      <style:table-cell-properties fo:background-color="#ffc7ce"/>
      <style:text-properties fo:color="#9c0006"/>
    </style:style>
    <style:style style:name="ConditionalStyle_5f_2984" style:display-name="ConditionalStyle_2984" style:family="table-cell" style:parent-style-name="Default">
      <style:table-cell-properties fo:background-color="#ffc7ce"/>
      <style:text-properties fo:color="#9c0006"/>
    </style:style>
    <style:style style:name="ConditionalStyle_5f_2983" style:display-name="ConditionalStyle_2983" style:family="table-cell" style:parent-style-name="Default">
      <style:table-cell-properties fo:background-color="#ffc7ce"/>
      <style:text-properties fo:color="#9c0006"/>
    </style:style>
    <style:style style:name="ConditionalStyle_5f_2982" style:display-name="ConditionalStyle_2982" style:family="table-cell" style:parent-style-name="Default">
      <style:table-cell-properties fo:background-color="#ffc7ce"/>
      <style:text-properties fo:color="#9c0006"/>
    </style:style>
    <style:style style:name="ConditionalStyle_5f_2981" style:display-name="ConditionalStyle_2981" style:family="table-cell" style:parent-style-name="Default">
      <style:table-cell-properties fo:background-color="#ffc7ce"/>
      <style:text-properties fo:color="#9c0006"/>
    </style:style>
    <style:style style:name="ConditionalStyle_5f_2980" style:display-name="ConditionalStyle_2980" style:family="table-cell" style:parent-style-name="Default">
      <style:table-cell-properties fo:background-color="#ffc7ce"/>
      <style:text-properties fo:color="#9c0006"/>
    </style:style>
    <style:style style:name="ConditionalStyle_5f_2979" style:display-name="ConditionalStyle_2979" style:family="table-cell" style:parent-style-name="Default">
      <style:table-cell-properties fo:background-color="#ffc7ce"/>
      <style:text-properties fo:color="#9c0006"/>
    </style:style>
    <style:style style:name="ConditionalStyle_5f_2978" style:display-name="ConditionalStyle_2978" style:family="table-cell" style:parent-style-name="Default">
      <style:table-cell-properties fo:background-color="#ffc7ce"/>
      <style:text-properties fo:color="#9c0006"/>
    </style:style>
    <style:style style:name="ConditionalStyle_5f_3020" style:display-name="ConditionalStyle_3020" style:family="table-cell" style:parent-style-name="Default">
      <style:table-cell-properties fo:background-color="#ffc7ce"/>
      <style:text-properties fo:color="#9c0006"/>
    </style:style>
    <style:style style:name="ConditionalStyle_5f_3019" style:display-name="ConditionalStyle_3019" style:family="table-cell" style:parent-style-name="Default">
      <style:table-cell-properties fo:background-color="#ffc7ce"/>
      <style:text-properties fo:color="#9c0006"/>
    </style:style>
    <style:style style:name="ConditionalStyle_5f_3018" style:display-name="ConditionalStyle_3018" style:family="table-cell" style:parent-style-name="Default">
      <style:table-cell-properties fo:background-color="#ffc7ce"/>
      <style:text-properties fo:color="#9c0006"/>
    </style:style>
    <style:style style:name="ConditionalStyle_5f_3017" style:display-name="ConditionalStyle_3017" style:family="table-cell" style:parent-style-name="Default">
      <style:table-cell-properties fo:background-color="#ffc7ce"/>
      <style:text-properties fo:color="#9c0006"/>
    </style:style>
    <style:style style:name="ConditionalStyle_5f_3016" style:display-name="ConditionalStyle_3016" style:family="table-cell" style:parent-style-name="Default">
      <style:table-cell-properties fo:background-color="#ffc7ce"/>
      <style:text-properties fo:color="#9c0006"/>
    </style:style>
    <style:style style:name="ConditionalStyle_5f_3015" style:display-name="ConditionalStyle_3015" style:family="table-cell" style:parent-style-name="Default">
      <style:table-cell-properties fo:background-color="#ffc7ce"/>
      <style:text-properties fo:color="#9c0006"/>
    </style:style>
    <style:style style:name="ConditionalStyle_5f_3014" style:display-name="ConditionalStyle_3014" style:family="table-cell" style:parent-style-name="Default">
      <style:table-cell-properties fo:background-color="#ffc7ce"/>
      <style:text-properties fo:color="#9c0006"/>
    </style:style>
    <style:style style:name="ConditionalStyle_5f_3013" style:display-name="ConditionalStyle_3013" style:family="table-cell" style:parent-style-name="Default">
      <style:table-cell-properties fo:background-color="#ffc7ce"/>
      <style:text-properties fo:color="#9c0006"/>
    </style:style>
    <style:style style:name="ConditionalStyle_5f_3012" style:display-name="ConditionalStyle_3012" style:family="table-cell" style:parent-style-name="Default">
      <style:table-cell-properties fo:background-color="#ffc7ce"/>
      <style:text-properties fo:color="#9c0006"/>
    </style:style>
    <style:style style:name="ConditionalStyle_5f_3011" style:display-name="ConditionalStyle_3011" style:family="table-cell" style:parent-style-name="Default">
      <style:table-cell-properties fo:background-color="#ffc7ce"/>
      <style:text-properties fo:color="#9c0006"/>
    </style:style>
    <style:style style:name="ConditionalStyle_5f_3010" style:display-name="ConditionalStyle_3010" style:family="table-cell" style:parent-style-name="Default">
      <style:table-cell-properties fo:background-color="#ffc7ce"/>
      <style:text-properties fo:color="#9c0006"/>
    </style:style>
    <style:style style:name="ConditionalStyle_5f_3009" style:display-name="ConditionalStyle_3009" style:family="table-cell" style:parent-style-name="Default">
      <style:table-cell-properties fo:background-color="#ffc7ce"/>
      <style:text-properties fo:color="#9c0006"/>
    </style:style>
    <style:style style:name="ConditionalStyle_5f_3008" style:display-name="ConditionalStyle_3008" style:family="table-cell" style:parent-style-name="Default">
      <style:table-cell-properties fo:background-color="#ffc7ce"/>
      <style:text-properties fo:color="#9c0006"/>
    </style:style>
    <style:style style:name="ConditionalStyle_5f_3007" style:display-name="ConditionalStyle_3007" style:family="table-cell" style:parent-style-name="Default">
      <style:table-cell-properties fo:background-color="#ffc7ce"/>
      <style:text-properties fo:color="#9c0006"/>
    </style:style>
    <style:style style:name="ConditionalStyle_5f_3006" style:display-name="ConditionalStyle_3006" style:family="table-cell" style:parent-style-name="Default">
      <style:table-cell-properties fo:background-color="#ffc7ce"/>
      <style:text-properties fo:color="#9c0006"/>
    </style:style>
    <style:style style:name="ConditionalStyle_5f_3005" style:display-name="ConditionalStyle_3005" style:family="table-cell" style:parent-style-name="Default">
      <style:table-cell-properties fo:background-color="#ffc7ce"/>
      <style:text-properties fo:color="#9c0006"/>
    </style:style>
    <style:style style:name="ConditionalStyle_5f_3004" style:display-name="ConditionalStyle_3004" style:family="table-cell" style:parent-style-name="Default">
      <style:table-cell-properties fo:background-color="#ffc7ce"/>
      <style:text-properties fo:color="#9c0006"/>
    </style:style>
    <style:style style:name="ConditionalStyle_5f_3003" style:display-name="ConditionalStyle_3003" style:family="table-cell" style:parent-style-name="Default">
      <style:table-cell-properties fo:background-color="#ffc7ce"/>
      <style:text-properties fo:color="#9c0006"/>
    </style:style>
    <style:style style:name="ConditionalStyle_5f_3002" style:display-name="ConditionalStyle_3002" style:family="table-cell" style:parent-style-name="Default">
      <style:table-cell-properties fo:background-color="#ffc7ce"/>
      <style:text-properties fo:color="#9c0006"/>
    </style:style>
    <style:style style:name="ConditionalStyle_5f_3001" style:display-name="ConditionalStyle_3001" style:family="table-cell" style:parent-style-name="Default">
      <style:table-cell-properties fo:background-color="#ffc7ce"/>
      <style:text-properties fo:color="#9c0006"/>
    </style:style>
    <style:style style:name="ConditionalStyle_5f_3000" style:display-name="ConditionalStyle_3000" style:family="table-cell" style:parent-style-name="Default">
      <style:table-cell-properties fo:background-color="#ffc7ce"/>
      <style:text-properties fo:color="#9c0006"/>
    </style:style>
    <style:style style:name="ConditionalStyle_5f_2999" style:display-name="ConditionalStyle_2999" style:family="table-cell" style:parent-style-name="Default">
      <style:table-cell-properties fo:background-color="#ffc7ce"/>
      <style:text-properties fo:color="#9c0006"/>
    </style:style>
    <style:style style:name="ConditionalStyle_5f_2998" style:display-name="ConditionalStyle_2998" style:family="table-cell" style:parent-style-name="Default">
      <style:table-cell-properties fo:background-color="#ffc7ce"/>
      <style:text-properties fo:color="#9c0006"/>
    </style:style>
    <style:style style:name="ConditionalStyle_5f_2997" style:display-name="ConditionalStyle_2997" style:family="table-cell" style:parent-style-name="Default">
      <style:table-cell-properties fo:background-color="#ffc7ce"/>
      <style:text-properties fo:color="#9c0006"/>
    </style:style>
    <style:style style:name="ConditionalStyle_5f_2996" style:display-name="ConditionalStyle_2996" style:family="table-cell" style:parent-style-name="Default">
      <style:table-cell-properties fo:background-color="#ffc7ce"/>
      <style:text-properties fo:color="#9c0006"/>
    </style:style>
    <style:style style:name="ConditionalStyle_5f_2995" style:display-name="ConditionalStyle_2995" style:family="table-cell" style:parent-style-name="Default">
      <style:table-cell-properties fo:background-color="#ffc7ce"/>
      <style:text-properties fo:color="#9c0006"/>
    </style:style>
    <style:style style:name="ConditionalStyle_5f_1995" style:display-name="ConditionalStyle_1995" style:family="table-cell" style:parent-style-name="Default">
      <style:table-cell-properties fo:background-color="#ffc7ce"/>
      <style:text-properties fo:color="#9c0006"/>
    </style:style>
    <style:style style:name="ConditionalStyle_5f_1994" style:display-name="ConditionalStyle_1994" style:family="table-cell" style:parent-style-name="Default">
      <style:table-cell-properties fo:background-color="#ffc7ce"/>
      <style:text-properties fo:color="#9c0006"/>
    </style:style>
    <style:style style:name="ConditionalStyle_5f_2572" style:display-name="ConditionalStyle_2572" style:family="table-cell" style:parent-style-name="Default">
      <style:table-cell-properties fo:background-color="#ffc7ce"/>
      <style:text-properties fo:color="#9c0006"/>
    </style:style>
    <style:style style:name="ConditionalStyle_5f_2571" style:display-name="ConditionalStyle_2571" style:family="table-cell" style:parent-style-name="Default">
      <style:table-cell-properties fo:background-color="#ffc7ce"/>
      <style:text-properties fo:color="#9c0006"/>
    </style:style>
    <style:style style:name="ConditionalStyle_5f_2570" style:display-name="ConditionalStyle_2570" style:family="table-cell" style:parent-style-name="Default">
      <style:table-cell-properties fo:background-color="#ffc7ce"/>
      <style:text-properties fo:color="#9c0006"/>
    </style:style>
    <style:style style:name="ConditionalStyle_5f_2562" style:display-name="ConditionalStyle_2562" style:family="table-cell" style:parent-style-name="Default">
      <style:table-cell-properties fo:background-color="#ffc7ce"/>
      <style:text-properties fo:color="#9c0006"/>
    </style:style>
    <style:style style:name="ConditionalStyle_5f_2560" style:display-name="ConditionalStyle_2560" style:family="table-cell" style:parent-style-name="Default">
      <style:table-cell-properties fo:background-color="#ffc7ce"/>
      <style:text-properties fo:color="#9c0006"/>
    </style:style>
    <style:style style:name="ConditionalStyle_5f_2559" style:display-name="ConditionalStyle_2559" style:family="table-cell" style:parent-style-name="Default">
      <style:table-cell-properties fo:background-color="#ffc7ce"/>
      <style:text-properties fo:color="#9c0006"/>
    </style:style>
    <style:style style:name="ConditionalStyle_5f_2569" style:display-name="ConditionalStyle_2569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5">00/00/0000</text:date>, <text:time style:data-style-name="N2" text:time-value="16:58:39.773741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5T16:21:57.344294452</meta:creation-date>
    <dc:date>2026-03-05T16:59:07.695444003</dc:date>
    <meta:editing-duration>PT1M12S</meta:editing-duration>
    <meta:editing-cycles>2</meta:editing-cycles>
    <meta:generator>LibreOffice/24.2.7.2$Linux_X86_64 LibreOffice_project/420$Build-2</meta:generator>
    <meta:document-statistic meta:table-count="1" meta:cell-count="15964" meta:object-count="0"/>
  </office:meta>
</office:document-meta>
</file>